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1.278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1.77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2575in"/>
    </style:style>
    <style:style style:name="co11" style:family="table-column">
      <style:table-column-properties fo:break-before="auto" style:column-width="1.0217in"/>
    </style:style>
    <style:style style:name="co12" style:family="table-column">
      <style:table-column-properties fo:break-before="auto" style:column-width="1.1752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1.1827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2681in"/>
    </style:style>
    <style:style style:name="co18" style:family="table-column">
      <style:table-column-properties fo:break-before="auto" style:column-width="1.0862in"/>
    </style:style>
    <style:style style:name="co19" style:family="table-column">
      <style:table-column-properties fo:break-before="auto" style:column-width="0.8181in"/>
    </style:style>
    <style:style style:name="co20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">
      <style:text-properties fo:font-weight="normal" style:font-weight-asian="normal" style:font-weight-complex="normal"/>
    </style:style>
    <style:style style:name="ce15" style:family="table-cell" style:parent-style-name="Default" style:data-style-name="N1"/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2">
      <style:text-properties fo:font-weight="bold" style:font-weight-asian="bold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3"/>
    <style:style style:name="ce8" style:family="table-cell" style:parent-style-name="Default" style:data-style-name="N122"/>
  </office:automatic-styles>
  <office:body>
    <office:spreadsheet>
      <table:table table:name="levels_parameter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xperienceBase</text:p>
          </table:table-cell>
          <table:table-cell office:value-type="string" calcext:value-type="string">
            <text:p>ExperiencePower</text:p>
          </table:table-cell>
          <table:table-cell office:value-type="string" calcext:value-type="string">
            <text:p>ExperienceLinearRate</text:p>
          </table:table-cell>
          <table:table-cell office:value-type="string" calcext:value-type="string">
            <text:p>HealthBase</text:p>
          </table:table-cell>
          <table:table-cell office:value-type="string" calcext:value-type="string">
            <text:p>HealthLinearRate</text:p>
          </table:table-cell>
          <table:table-cell office:value-type="string" calcext:value-type="string">
            <text:p>Mana Base</text:p>
          </table:table-cell>
          <table:table-cell office:value-type="string" calcext:value-type="string">
            <text:p>ManaLinearRate</text:p>
          </table:table-cell>
          <table:table-cell office:value-type="string" calcext:value-type="string">
            <text:p>SkillPointsBase</text:p>
          </table:table-cell>
          <table:table-cell office:value-type="string" calcext:value-type="string">
            <text:p>SkillPointsRate</text:p>
          </table:table-cell>
          <table:table-cell office:value-type="string" calcext:value-type="string">
            <text:p>SkillPointBonusDivis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table table:name="levels_expor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15"/>
        <table:table-column table:style-name="co11" table:default-cell-style-name="ce15"/>
        <table:table-column table:style-name="co9" table:number-columns-repeated="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2" office:value-type="string" calcext:value-type="string">
            <text:p>experience til next</text:p>
          </table:table-cell>
          <table:table-cell table:style-name="ce4" office:value-type="string" calcext:value-type="string">
            <text:p>experience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health</text:p>
          </table:table-cell>
          <table:table-cell table:style-name="ce16" office:value-type="string" calcext:value-type="string">
            <text:p>mana</text:p>
          </table:table-cell>
          <table:table-cell table:style-name="ce16" office:value-type="string" calcext:value-type="string">
            <text:p>damage</text:p>
          </table:table-cell>
          <table:table-cell table:style-name="ce16" office:value-type="string" calcext:value-type="string">
            <text:p>arm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[levels_parameters.$B$2] + [levels_parameters.$C$2]*([.$A2]-1)+[levels_parameters.$A$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levels_parameters.$I$2]*([.$A2]-1) + [levels_parameters.$H$2]+FLOOR([.$A2]/[levels_parameters.$J$2])" office:value-type="float" office:value="3" calcext:value-type="float">
            <text:p>3</text:p>
          </table:table-cell>
          <table:table-cell table:formula="of:=[levels_parameters.$E$2]*([.$A2]-1) + [levels_parameters.$D$2]" office:value-type="float" office:value="150" calcext:value-type="float">
            <text:p>150</text:p>
          </table:table-cell>
          <table:table-cell table:formula="of:=[levels_parameters.$G$2]*([.$A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[levels_parameters.$B$2] + [levels_parameters.$C$2]*([.$A3]-1)+[levels_parameters.$A$2]" office:value-type="float" office:value="22" calcext:value-type="float">
            <text:p>22</text:p>
          </table:table-cell>
          <table:table-cell table:formula="of:=[.$C2]+[.$B2]" office:value-type="float" office:value="10" calcext:value-type="float">
            <text:p>10</text:p>
          </table:table-cell>
          <table:table-cell table:formula="of:=[levels_parameters.$I$2]*([.$A3]-1) + [levels_parameters.$H$2]+FLOOR([.$A3]/[levels_parameters.$J$2])" office:value-type="float" office:value="4" calcext:value-type="float">
            <text:p>4</text:p>
          </table:table-cell>
          <table:table-cell table:formula="of:=[levels_parameters.$E$2]*([.$A3]-1) + [levels_parameters.$D$2]" office:value-type="float" office:value="170" calcext:value-type="float">
            <text:p>170</text:p>
          </table:table-cell>
          <table:table-cell table:formula="of:=[levels_parameters.$G$2]*([.$A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[levels_parameters.$B$2] + [levels_parameters.$C$2]*([.$A4]-1)+[levels_parameters.$A$2]" office:value-type="float" office:value="46" calcext:value-type="float">
            <text:p>46</text:p>
          </table:table-cell>
          <table:table-cell table:formula="of:=[.$C3]+[.$B3]" office:value-type="float" office:value="32" calcext:value-type="float">
            <text:p>32</text:p>
          </table:table-cell>
          <table:table-cell table:formula="of:=[levels_parameters.$I$2]*([.$A4]-1) + [levels_parameters.$H$2]+FLOOR([.$A4]/[levels_parameters.$J$2])" office:value-type="float" office:value="5" calcext:value-type="float">
            <text:p>5</text:p>
          </table:table-cell>
          <table:table-cell table:formula="of:=[levels_parameters.$E$2]*([.$A4]-1) + [levels_parameters.$D$2]" office:value-type="float" office:value="190" calcext:value-type="float">
            <text:p>190</text:p>
          </table:table-cell>
          <table:table-cell table:formula="of:=[levels_parameters.$G$2]*([.$A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[levels_parameters.$B$2] + [levels_parameters.$C$2]*([.$A5]-1)+[levels_parameters.$A$2]" office:value-type="float" office:value="88" calcext:value-type="float">
            <text:p>88</text:p>
          </table:table-cell>
          <table:table-cell table:formula="of:=[.$C4]+[.$B4]" office:value-type="float" office:value="78" calcext:value-type="float">
            <text:p>78</text:p>
          </table:table-cell>
          <table:table-cell table:formula="of:=[levels_parameters.$I$2]*([.$A5]-1) + [levels_parameters.$H$2]+FLOOR([.$A5]/[levels_parameters.$J$2])" office:value-type="float" office:value="6" calcext:value-type="float">
            <text:p>6</text:p>
          </table:table-cell>
          <table:table-cell table:formula="of:=[levels_parameters.$E$2]*([.$A5]-1) + [levels_parameters.$D$2]" office:value-type="float" office:value="210" calcext:value-type="float">
            <text:p>210</text:p>
          </table:table-cell>
          <table:table-cell table:formula="of:=[levels_parameters.$G$2]*([.$A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[levels_parameters.$B$2] + [levels_parameters.$C$2]*([.$A6]-1)+[levels_parameters.$A$2]" office:value-type="float" office:value="154" calcext:value-type="float">
            <text:p>154</text:p>
          </table:table-cell>
          <table:table-cell table:formula="of:=[.$C5]+[.$B5]" office:value-type="float" office:value="166" calcext:value-type="float">
            <text:p>166</text:p>
          </table:table-cell>
          <table:table-cell table:formula="of:=[levels_parameters.$I$2]*([.$A6]-1) + [levels_parameters.$H$2]+FLOOR([.$A6]/[levels_parameters.$J$2])" office:value-type="float" office:value="8" calcext:value-type="float">
            <text:p>8</text:p>
          </table:table-cell>
          <table:table-cell table:formula="of:=[levels_parameters.$E$2]*([.$A6]-1) + [levels_parameters.$D$2]" office:value-type="float" office:value="230" calcext:value-type="float">
            <text:p>230</text:p>
          </table:table-cell>
          <table:table-cell table:formula="of:=[levels_parameters.$G$2]*([.$A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[levels_parameters.$B$2] + [levels_parameters.$C$2]*([.$A7]-1)+[levels_parameters.$A$2]" office:value-type="float" office:value="250" calcext:value-type="float">
            <text:p>250</text:p>
          </table:table-cell>
          <table:table-cell table:formula="of:=[.$C6]+[.$B6]" office:value-type="float" office:value="320" calcext:value-type="float">
            <text:p>320</text:p>
          </table:table-cell>
          <table:table-cell table:formula="of:=[levels_parameters.$I$2]*([.$A7]-1) + [levels_parameters.$H$2]+FLOOR([.$A7]/[levels_parameters.$J$2])" office:value-type="float" office:value="9" calcext:value-type="float">
            <text:p>9</text:p>
          </table:table-cell>
          <table:table-cell table:formula="of:=[levels_parameters.$E$2]*([.$A7]-1) + [levels_parameters.$D$2]" office:value-type="float" office:value="250" calcext:value-type="float">
            <text:p>250</text:p>
          </table:table-cell>
          <table:table-cell table:formula="of:=[levels_parameters.$G$2]*([.$A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[levels_parameters.$B$2] + [levels_parameters.$C$2]*([.$A8]-1)+[levels_parameters.$A$2]" office:value-type="float" office:value="382" calcext:value-type="float">
            <text:p>382</text:p>
          </table:table-cell>
          <table:table-cell table:formula="of:=[.$C7]+[.$B7]" office:value-type="float" office:value="570" calcext:value-type="float">
            <text:p>570</text:p>
          </table:table-cell>
          <table:table-cell table:formula="of:=[levels_parameters.$I$2]*([.$A8]-1) + [levels_parameters.$H$2]+FLOOR([.$A8]/[levels_parameters.$J$2])" office:value-type="float" office:value="10" calcext:value-type="float">
            <text:p>10</text:p>
          </table:table-cell>
          <table:table-cell table:formula="of:=[levels_parameters.$E$2]*([.$A8]-1) + [levels_parameters.$D$2]" office:value-type="float" office:value="270" calcext:value-type="float">
            <text:p>270</text:p>
          </table:table-cell>
          <table:table-cell table:formula="of:=[levels_parameters.$G$2]*([.$A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[levels_parameters.$B$2] + [levels_parameters.$C$2]*([.$A9]-1)+[levels_parameters.$A$2]" office:value-type="float" office:value="556" calcext:value-type="float">
            <text:p>556</text:p>
          </table:table-cell>
          <table:table-cell table:formula="of:=[.$C8]+[.$B8]" office:value-type="float" office:value="952" calcext:value-type="float">
            <text:p>952</text:p>
          </table:table-cell>
          <table:table-cell table:formula="of:=[levels_parameters.$I$2]*([.$A9]-1) + [levels_parameters.$H$2]+FLOOR([.$A9]/[levels_parameters.$J$2])" office:value-type="float" office:value="11" calcext:value-type="float">
            <text:p>11</text:p>
          </table:table-cell>
          <table:table-cell table:formula="of:=[levels_parameters.$E$2]*([.$A9]-1) + [levels_parameters.$D$2]" office:value-type="float" office:value="290" calcext:value-type="float">
            <text:p>290</text:p>
          </table:table-cell>
          <table:table-cell table:formula="of:=[levels_parameters.$G$2]*([.$A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[levels_parameters.$B$2] + [levels_parameters.$C$2]*([.$A10]-1)+[levels_parameters.$A$2]" office:value-type="float" office:value="778" calcext:value-type="float">
            <text:p>778</text:p>
          </table:table-cell>
          <table:table-cell table:formula="of:=[.$C9]+[.$B9]" office:value-type="float" office:value="1508" calcext:value-type="float">
            <text:p>1508</text:p>
          </table:table-cell>
          <table:table-cell table:formula="of:=[levels_parameters.$I$2]*([.$A10]-1) + [levels_parameters.$H$2]+FLOOR([.$A10]/[levels_parameters.$J$2])" office:value-type="float" office:value="12" calcext:value-type="float">
            <text:p>12</text:p>
          </table:table-cell>
          <table:table-cell table:formula="of:=[levels_parameters.$E$2]*([.$A10]-1) + [levels_parameters.$D$2]" office:value-type="float" office:value="310" calcext:value-type="float">
            <text:p>310</text:p>
          </table:table-cell>
          <table:table-cell table:style-name="ce6" table:formula="of:=[levels_parameters.$G$2]*([.$A1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[levels_parameters.$B$2] + [levels_parameters.$C$2]*([.$A11]-1)+[levels_parameters.$A$2]" office:value-type="float" office:value="1054" calcext:value-type="float">
            <text:p>1054</text:p>
          </table:table-cell>
          <table:table-cell table:formula="of:=[.$C10]+[.$B10]" office:value-type="float" office:value="2286" calcext:value-type="float">
            <text:p>2286</text:p>
          </table:table-cell>
          <table:table-cell table:formula="of:=[levels_parameters.$I$2]*([.$A11]-1) + [levels_parameters.$H$2]+FLOOR([.$A11]/[levels_parameters.$J$2])" office:value-type="float" office:value="14" calcext:value-type="float">
            <text:p>14</text:p>
          </table:table-cell>
          <table:table-cell table:formula="of:=[levels_parameters.$E$2]*([.$A11]-1) + [levels_parameters.$D$2]" office:value-type="float" office:value="330" calcext:value-type="float">
            <text:p>330</text:p>
          </table:table-cell>
          <table:table-cell table:formula="of:=[levels_parameters.$G$2]*([.$A1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[levels_parameters.$B$2] + [levels_parameters.$C$2]*([.$A12]-1)+[levels_parameters.$A$2]" office:value-type="float" office:value="1390" calcext:value-type="float">
            <text:p>1390</text:p>
          </table:table-cell>
          <table:table-cell table:formula="of:=[.$C11]+[.$B11]" office:value-type="float" office:value="3340" calcext:value-type="float">
            <text:p>3340</text:p>
          </table:table-cell>
          <table:table-cell table:formula="of:=[levels_parameters.$I$2]*([.$A12]-1) + [levels_parameters.$H$2]+FLOOR([.$A12]/[levels_parameters.$J$2])" office:value-type="float" office:value="15" calcext:value-type="float">
            <text:p>15</text:p>
          </table:table-cell>
          <table:table-cell table:formula="of:=[levels_parameters.$E$2]*([.$A12]-1) + [levels_parameters.$D$2]" office:value-type="float" office:value="350" calcext:value-type="float">
            <text:p>350</text:p>
          </table:table-cell>
          <table:table-cell table:formula="of:=[levels_parameters.$G$2]*([.$A1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[levels_parameters.$B$2] + [levels_parameters.$C$2]*([.$A13]-1)+[levels_parameters.$A$2]" office:value-type="float" office:value="1792" calcext:value-type="float">
            <text:p>1792</text:p>
          </table:table-cell>
          <table:table-cell table:formula="of:=[.$C12]+[.$B12]" office:value-type="float" office:value="4730" calcext:value-type="float">
            <text:p>4730</text:p>
          </table:table-cell>
          <table:table-cell table:formula="of:=[levels_parameters.$I$2]*([.$A13]-1) + [levels_parameters.$H$2]+FLOOR([.$A13]/[levels_parameters.$J$2])" office:value-type="float" office:value="16" calcext:value-type="float">
            <text:p>16</text:p>
          </table:table-cell>
          <table:table-cell table:formula="of:=[levels_parameters.$E$2]*([.$A13]-1) + [levels_parameters.$D$2]" office:value-type="float" office:value="370" calcext:value-type="float">
            <text:p>370</text:p>
          </table:table-cell>
          <table:table-cell table:formula="of:=[levels_parameters.$G$2]*([.$A1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[levels_parameters.$B$2] + [levels_parameters.$C$2]*([.$A14]-1)+[levels_parameters.$A$2]" office:value-type="float" office:value="2266" calcext:value-type="float">
            <text:p>2266</text:p>
          </table:table-cell>
          <table:table-cell table:formula="of:=[.$C13]+[.$B13]" office:value-type="float" office:value="6522" calcext:value-type="float">
            <text:p>6522</text:p>
          </table:table-cell>
          <table:table-cell table:formula="of:=[levels_parameters.$I$2]*([.$A14]-1) + [levels_parameters.$H$2]+FLOOR([.$A14]/[levels_parameters.$J$2])" office:value-type="float" office:value="17" calcext:value-type="float">
            <text:p>17</text:p>
          </table:table-cell>
          <table:table-cell table:formula="of:=[levels_parameters.$E$2]*([.$A14]-1) + [levels_parameters.$D$2]" office:value-type="float" office:value="390" calcext:value-type="float">
            <text:p>390</text:p>
          </table:table-cell>
          <table:table-cell table:formula="of:=[levels_parameters.$G$2]*([.$A1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[levels_parameters.$B$2] + [levels_parameters.$C$2]*([.$A15]-1)+[levels_parameters.$A$2]" office:value-type="float" office:value="2818" calcext:value-type="float">
            <text:p>2818</text:p>
          </table:table-cell>
          <table:table-cell table:formula="of:=[.$C14]+[.$B14]" office:value-type="float" office:value="8788" calcext:value-type="float">
            <text:p>8788</text:p>
          </table:table-cell>
          <table:table-cell table:formula="of:=[levels_parameters.$I$2]*([.$A15]-1) + [levels_parameters.$H$2]+FLOOR([.$A15]/[levels_parameters.$J$2])" office:value-type="float" office:value="18" calcext:value-type="float">
            <text:p>18</text:p>
          </table:table-cell>
          <table:table-cell table:formula="of:=[levels_parameters.$E$2]*([.$A15]-1) + [levels_parameters.$D$2]" office:value-type="float" office:value="410" calcext:value-type="float">
            <text:p>410</text:p>
          </table:table-cell>
          <table:table-cell table:formula="of:=[levels_parameters.$G$2]*([.$A1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[levels_parameters.$B$2] + [levels_parameters.$C$2]*([.$A16]-1)+[levels_parameters.$A$2]" office:value-type="float" office:value="3454" calcext:value-type="float">
            <text:p>3454</text:p>
          </table:table-cell>
          <table:table-cell table:formula="of:=[.$C15]+[.$B15]" office:value-type="float" office:value="11606" calcext:value-type="float">
            <text:p>11606</text:p>
          </table:table-cell>
          <table:table-cell table:formula="of:=[levels_parameters.$I$2]*([.$A16]-1) + [levels_parameters.$H$2]+FLOOR([.$A16]/[levels_parameters.$J$2])" office:value-type="float" office:value="20" calcext:value-type="float">
            <text:p>20</text:p>
          </table:table-cell>
          <table:table-cell table:formula="of:=[levels_parameters.$E$2]*([.$A16]-1) + [levels_parameters.$D$2]" office:value-type="float" office:value="430" calcext:value-type="float">
            <text:p>430</text:p>
          </table:table-cell>
          <table:table-cell table:formula="of:=[levels_parameters.$G$2]*([.$A1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[levels_parameters.$B$2] + [levels_parameters.$C$2]*([.$A17]-1)+[levels_parameters.$A$2]" office:value-type="float" office:value="4180" calcext:value-type="float">
            <text:p>4180</text:p>
          </table:table-cell>
          <table:table-cell table:formula="of:=[.$C16]+[.$B16]" office:value-type="float" office:value="15060" calcext:value-type="float">
            <text:p>15060</text:p>
          </table:table-cell>
          <table:table-cell table:formula="of:=[levels_parameters.$I$2]*([.$A17]-1) + [levels_parameters.$H$2]+FLOOR([.$A17]/[levels_parameters.$J$2])" office:value-type="float" office:value="21" calcext:value-type="float">
            <text:p>21</text:p>
          </table:table-cell>
          <table:table-cell table:formula="of:=[levels_parameters.$E$2]*([.$A17]-1) + [levels_parameters.$D$2]" office:value-type="float" office:value="450" calcext:value-type="float">
            <text:p>450</text:p>
          </table:table-cell>
          <table:table-cell table:formula="of:=[levels_parameters.$G$2]*([.$A1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[levels_parameters.$B$2] + [levels_parameters.$C$2]*([.$A18]-1)+[levels_parameters.$A$2]" office:value-type="float" office:value="5002" calcext:value-type="float">
            <text:p>5002</text:p>
          </table:table-cell>
          <table:table-cell table:formula="of:=[.$C17]+[.$B17]" office:value-type="float" office:value="19240" calcext:value-type="float">
            <text:p>19240</text:p>
          </table:table-cell>
          <table:table-cell table:formula="of:=[levels_parameters.$I$2]*([.$A18]-1) + [levels_parameters.$H$2]+FLOOR([.$A18]/[levels_parameters.$J$2])" office:value-type="float" office:value="22" calcext:value-type="float">
            <text:p>22</text:p>
          </table:table-cell>
          <table:table-cell table:formula="of:=[levels_parameters.$E$2]*([.$A18]-1) + [levels_parameters.$D$2]" office:value-type="float" office:value="470" calcext:value-type="float">
            <text:p>470</text:p>
          </table:table-cell>
          <table:table-cell table:formula="of:=[levels_parameters.$G$2]*([.$A1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[levels_parameters.$B$2] + [levels_parameters.$C$2]*([.$A19]-1)+[levels_parameters.$A$2]" office:value-type="float" office:value="5926" calcext:value-type="float">
            <text:p>5926</text:p>
          </table:table-cell>
          <table:table-cell table:formula="of:=[.$C18]+[.$B18]" office:value-type="float" office:value="24242" calcext:value-type="float">
            <text:p>24242</text:p>
          </table:table-cell>
          <table:table-cell table:formula="of:=[levels_parameters.$I$2]*([.$A19]-1) + [levels_parameters.$H$2]+FLOOR([.$A19]/[levels_parameters.$J$2])" office:value-type="float" office:value="23" calcext:value-type="float">
            <text:p>23</text:p>
          </table:table-cell>
          <table:table-cell table:formula="of:=[levels_parameters.$E$2]*([.$A19]-1) + [levels_parameters.$D$2]" office:value-type="float" office:value="490" calcext:value-type="float">
            <text:p>490</text:p>
          </table:table-cell>
          <table:table-cell table:formula="of:=[levels_parameters.$G$2]*([.$A1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[levels_parameters.$B$2] + [levels_parameters.$C$2]*([.$A20]-1)+[levels_parameters.$A$2]" office:value-type="float" office:value="6958" calcext:value-type="float">
            <text:p>6958</text:p>
          </table:table-cell>
          <table:table-cell table:formula="of:=[.$C19]+[.$B19]" office:value-type="float" office:value="30168" calcext:value-type="float">
            <text:p>30168</text:p>
          </table:table-cell>
          <table:table-cell table:formula="of:=[levels_parameters.$I$2]*([.$A20]-1) + [levels_parameters.$H$2]+FLOOR([.$A20]/[levels_parameters.$J$2])" office:value-type="float" office:value="24" calcext:value-type="float">
            <text:p>24</text:p>
          </table:table-cell>
          <table:table-cell table:formula="of:=[levels_parameters.$E$2]*([.$A20]-1) + [levels_parameters.$D$2]" office:value-type="float" office:value="510" calcext:value-type="float">
            <text:p>510</text:p>
          </table:table-cell>
          <table:table-cell table:formula="of:=[levels_parameters.$G$2]*([.$A2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[levels_parameters.$B$2] + [levels_parameters.$C$2]*([.$A21]-1)+[levels_parameters.$A$2]" office:value-type="float" office:value="8104" calcext:value-type="float">
            <text:p>8104</text:p>
          </table:table-cell>
          <table:table-cell table:formula="of:=[.$C20]+[.$B20]" office:value-type="float" office:value="37126" calcext:value-type="float">
            <text:p>37126</text:p>
          </table:table-cell>
          <table:table-cell table:formula="of:=[levels_parameters.$I$2]*([.$A21]-1) + [levels_parameters.$H$2]+FLOOR([.$A21]/[levels_parameters.$J$2])" office:value-type="float" office:value="26" calcext:value-type="float">
            <text:p>26</text:p>
          </table:table-cell>
          <table:table-cell table:formula="of:=[levels_parameters.$E$2]*([.$A21]-1) + [levels_parameters.$D$2]" office:value-type="float" office:value="530" calcext:value-type="float">
            <text:p>530</text:p>
          </table:table-cell>
          <table:table-cell table:formula="of:=[levels_parameters.$G$2]*([.$A2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[levels_parameters.$B$2] + [levels_parameters.$C$2]*([.$A22]-1)+[levels_parameters.$A$2]" office:value-type="float" office:value="9370" calcext:value-type="float">
            <text:p>9370</text:p>
          </table:table-cell>
          <table:table-cell table:formula="of:=[.$C21]+[.$B21]" office:value-type="float" office:value="45230" calcext:value-type="float">
            <text:p>45230</text:p>
          </table:table-cell>
          <table:table-cell table:formula="of:=[levels_parameters.$I$2]*([.$A22]-1) + [levels_parameters.$H$2]+FLOOR([.$A22]/[levels_parameters.$J$2])" office:value-type="float" office:value="27" calcext:value-type="float">
            <text:p>27</text:p>
          </table:table-cell>
          <table:table-cell table:formula="of:=[levels_parameters.$E$2]*([.$A22]-1) + [levels_parameters.$D$2]" office:value-type="float" office:value="550" calcext:value-type="float">
            <text:p>550</text:p>
          </table:table-cell>
          <table:table-cell table:formula="of:=[levels_parameters.$G$2]*([.$A2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[levels_parameters.$B$2] + [levels_parameters.$C$2]*([.$A23]-1)+[levels_parameters.$A$2]" office:value-type="float" office:value="10762" calcext:value-type="float">
            <text:p>10762</text:p>
          </table:table-cell>
          <table:table-cell table:formula="of:=[.$C22]+[.$B22]" office:value-type="float" office:value="54600" calcext:value-type="float">
            <text:p>54600</text:p>
          </table:table-cell>
          <table:table-cell table:formula="of:=[levels_parameters.$I$2]*([.$A23]-1) + [levels_parameters.$H$2]+FLOOR([.$A23]/[levels_parameters.$J$2])" office:value-type="float" office:value="28" calcext:value-type="float">
            <text:p>28</text:p>
          </table:table-cell>
          <table:table-cell table:formula="of:=[levels_parameters.$E$2]*([.$A23]-1) + [levels_parameters.$D$2]" office:value-type="float" office:value="570" calcext:value-type="float">
            <text:p>570</text:p>
          </table:table-cell>
          <table:table-cell table:formula="of:=[levels_parameters.$G$2]*([.$A2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[levels_parameters.$B$2] + [levels_parameters.$C$2]*([.$A24]-1)+[levels_parameters.$A$2]" office:value-type="float" office:value="12286" calcext:value-type="float">
            <text:p>12286</text:p>
          </table:table-cell>
          <table:table-cell table:formula="of:=[.$C23]+[.$B23]" office:value-type="float" office:value="65362" calcext:value-type="float">
            <text:p>65362</text:p>
          </table:table-cell>
          <table:table-cell table:formula="of:=[levels_parameters.$I$2]*([.$A24]-1) + [levels_parameters.$H$2]+FLOOR([.$A24]/[levels_parameters.$J$2])" office:value-type="float" office:value="29" calcext:value-type="float">
            <text:p>29</text:p>
          </table:table-cell>
          <table:table-cell table:formula="of:=[levels_parameters.$E$2]*([.$A24]-1) + [levels_parameters.$D$2]" office:value-type="float" office:value="590" calcext:value-type="float">
            <text:p>590</text:p>
          </table:table-cell>
          <table:table-cell table:formula="of:=[levels_parameters.$G$2]*([.$A2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[levels_parameters.$B$2] + [levels_parameters.$C$2]*([.$A25]-1)+[levels_parameters.$A$2]" office:value-type="float" office:value="13948" calcext:value-type="float">
            <text:p>13948</text:p>
          </table:table-cell>
          <table:table-cell table:formula="of:=[.$C24]+[.$B24]" office:value-type="float" office:value="77648" calcext:value-type="float">
            <text:p>77648</text:p>
          </table:table-cell>
          <table:table-cell table:formula="of:=[levels_parameters.$I$2]*([.$A25]-1) + [levels_parameters.$H$2]+FLOOR([.$A25]/[levels_parameters.$J$2])" office:value-type="float" office:value="30" calcext:value-type="float">
            <text:p>30</text:p>
          </table:table-cell>
          <table:table-cell table:formula="of:=[levels_parameters.$E$2]*([.$A25]-1) + [levels_parameters.$D$2]" office:value-type="float" office:value="610" calcext:value-type="float">
            <text:p>610</text:p>
          </table:table-cell>
          <table:table-cell table:formula="of:=[levels_parameters.$G$2]*([.$A2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[levels_parameters.$B$2] + [levels_parameters.$C$2]*([.$A26]-1)+[levels_parameters.$A$2]" office:value-type="float" office:value="15754" calcext:value-type="float">
            <text:p>15754</text:p>
          </table:table-cell>
          <table:table-cell table:formula="of:=[.$C25]+[.$B25]" office:value-type="float" office:value="91596" calcext:value-type="float">
            <text:p>91596</text:p>
          </table:table-cell>
          <table:table-cell table:formula="of:=[levels_parameters.$I$2]*([.$A26]-1) + [levels_parameters.$H$2]+FLOOR([.$A26]/[levels_parameters.$J$2])" office:value-type="float" office:value="32" calcext:value-type="float">
            <text:p>32</text:p>
          </table:table-cell>
          <table:table-cell table:formula="of:=[levels_parameters.$E$2]*([.$A26]-1) + [levels_parameters.$D$2]" office:value-type="float" office:value="630" calcext:value-type="float">
            <text:p>630</text:p>
          </table:table-cell>
          <table:table-cell table:formula="of:=[levels_parameters.$G$2]*([.$A2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[levels_parameters.$B$2] + [levels_parameters.$C$2]*([.$A27]-1)+[levels_parameters.$A$2]" office:value-type="float" office:value="17710" calcext:value-type="float">
            <text:p>17710</text:p>
          </table:table-cell>
          <table:table-cell table:formula="of:=[.$C26]+[.$B26]" office:value-type="float" office:value="107350" calcext:value-type="float">
            <text:p>107350</text:p>
          </table:table-cell>
          <table:table-cell table:formula="of:=[levels_parameters.$I$2]*([.$A27]-1) + [levels_parameters.$H$2]+FLOOR([.$A27]/[levels_parameters.$J$2])" office:value-type="float" office:value="33" calcext:value-type="float">
            <text:p>33</text:p>
          </table:table-cell>
          <table:table-cell table:formula="of:=[levels_parameters.$E$2]*([.$A27]-1) + [levels_parameters.$D$2]" office:value-type="float" office:value="650" calcext:value-type="float">
            <text:p>650</text:p>
          </table:table-cell>
          <table:table-cell table:formula="of:=[levels_parameters.$G$2]*([.$A2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[levels_parameters.$B$2] + [levels_parameters.$C$2]*([.$A28]-1)+[levels_parameters.$A$2]" office:value-type="float" office:value="19822" calcext:value-type="float">
            <text:p>19822</text:p>
          </table:table-cell>
          <table:table-cell table:formula="of:=[.$C27]+[.$B27]" office:value-type="float" office:value="125060" calcext:value-type="float">
            <text:p>125060</text:p>
          </table:table-cell>
          <table:table-cell table:formula="of:=[levels_parameters.$I$2]*([.$A28]-1) + [levels_parameters.$H$2]+FLOOR([.$A28]/[levels_parameters.$J$2])" office:value-type="float" office:value="34" calcext:value-type="float">
            <text:p>34</text:p>
          </table:table-cell>
          <table:table-cell table:formula="of:=[levels_parameters.$E$2]*([.$A28]-1) + [levels_parameters.$D$2]" office:value-type="float" office:value="670" calcext:value-type="float">
            <text:p>670</text:p>
          </table:table-cell>
          <table:table-cell table:formula="of:=[levels_parameters.$G$2]*([.$A2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[levels_parameters.$B$2] + [levels_parameters.$C$2]*([.$A29]-1)+[levels_parameters.$A$2]" office:value-type="float" office:value="22096" calcext:value-type="float">
            <text:p>22096</text:p>
          </table:table-cell>
          <table:table-cell table:formula="of:=[.$C28]+[.$B28]" office:value-type="float" office:value="144882" calcext:value-type="float">
            <text:p>144882</text:p>
          </table:table-cell>
          <table:table-cell table:formula="of:=[levels_parameters.$I$2]*([.$A29]-1) + [levels_parameters.$H$2]+FLOOR([.$A29]/[levels_parameters.$J$2])" office:value-type="float" office:value="35" calcext:value-type="float">
            <text:p>35</text:p>
          </table:table-cell>
          <table:table-cell table:formula="of:=[levels_parameters.$E$2]*([.$A29]-1) + [levels_parameters.$D$2]" office:value-type="float" office:value="690" calcext:value-type="float">
            <text:p>690</text:p>
          </table:table-cell>
          <table:table-cell table:formula="of:=[levels_parameters.$G$2]*([.$A2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[levels_parameters.$B$2] + [levels_parameters.$C$2]*([.$A30]-1)+[levels_parameters.$A$2]" office:value-type="float" office:value="24538" calcext:value-type="float">
            <text:p>24538</text:p>
          </table:table-cell>
          <table:table-cell table:formula="of:=[.$C29]+[.$B29]" office:value-type="float" office:value="166978" calcext:value-type="float">
            <text:p>166978</text:p>
          </table:table-cell>
          <table:table-cell table:formula="of:=[levels_parameters.$I$2]*([.$A30]-1) + [levels_parameters.$H$2]+FLOOR([.$A30]/[levels_parameters.$J$2])" office:value-type="float" office:value="36" calcext:value-type="float">
            <text:p>36</text:p>
          </table:table-cell>
          <table:table-cell table:formula="of:=[levels_parameters.$E$2]*([.$A30]-1) + [levels_parameters.$D$2]" office:value-type="float" office:value="710" calcext:value-type="float">
            <text:p>710</text:p>
          </table:table-cell>
          <table:table-cell table:formula="of:=[levels_parameters.$G$2]*([.$A3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[levels_parameters.$B$2] + [levels_parameters.$C$2]*([.$A31]-1)+[levels_parameters.$A$2]" office:value-type="float" office:value="27154" calcext:value-type="float">
            <text:p>27154</text:p>
          </table:table-cell>
          <table:table-cell table:formula="of:=[.$C30]+[.$B30]" office:value-type="float" office:value="191516" calcext:value-type="float">
            <text:p>191516</text:p>
          </table:table-cell>
          <table:table-cell table:formula="of:=[levels_parameters.$I$2]*([.$A31]-1) + [levels_parameters.$H$2]+FLOOR([.$A31]/[levels_parameters.$J$2])" office:value-type="float" office:value="38" calcext:value-type="float">
            <text:p>38</text:p>
          </table:table-cell>
          <table:table-cell table:formula="of:=[levels_parameters.$E$2]*([.$A31]-1) + [levels_parameters.$D$2]" office:value-type="float" office:value="730" calcext:value-type="float">
            <text:p>730</text:p>
          </table:table-cell>
          <table:table-cell table:formula="of:=[levels_parameters.$G$2]*([.$A3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[levels_parameters.$B$2] + [levels_parameters.$C$2]*([.$A32]-1)+[levels_parameters.$A$2]" office:value-type="float" office:value="29950" calcext:value-type="float">
            <text:p>29950</text:p>
          </table:table-cell>
          <table:table-cell table:formula="of:=[.$C31]+[.$B31]" office:value-type="float" office:value="218670" calcext:value-type="float">
            <text:p>218670</text:p>
          </table:table-cell>
          <table:table-cell table:formula="of:=[levels_parameters.$I$2]*([.$A32]-1) + [levels_parameters.$H$2]+FLOOR([.$A32]/[levels_parameters.$J$2])" office:value-type="float" office:value="39" calcext:value-type="float">
            <text:p>39</text:p>
          </table:table-cell>
          <table:table-cell table:formula="of:=[levels_parameters.$E$2]*([.$A32]-1) + [levels_parameters.$D$2]" office:value-type="float" office:value="750" calcext:value-type="float">
            <text:p>750</text:p>
          </table:table-cell>
          <table:table-cell table:formula="of:=[levels_parameters.$G$2]*([.$A3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[levels_parameters.$B$2] + [levels_parameters.$C$2]*([.$A33]-1)+[levels_parameters.$A$2]" office:value-type="float" office:value="32932" calcext:value-type="float">
            <text:p>32932</text:p>
          </table:table-cell>
          <table:table-cell table:formula="of:=[.$C32]+[.$B32]" office:value-type="float" office:value="248620" calcext:value-type="float">
            <text:p>248620</text:p>
          </table:table-cell>
          <table:table-cell table:formula="of:=[levels_parameters.$I$2]*([.$A33]-1) + [levels_parameters.$H$2]+FLOOR([.$A33]/[levels_parameters.$J$2])" office:value-type="float" office:value="40" calcext:value-type="float">
            <text:p>40</text:p>
          </table:table-cell>
          <table:table-cell table:formula="of:=[levels_parameters.$E$2]*([.$A33]-1) + [levels_parameters.$D$2]" office:value-type="float" office:value="770" calcext:value-type="float">
            <text:p>770</text:p>
          </table:table-cell>
          <table:table-cell table:formula="of:=[levels_parameters.$G$2]*([.$A3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[levels_parameters.$B$2] + [levels_parameters.$C$2]*([.$A34]-1)+[levels_parameters.$A$2]" office:value-type="float" office:value="36106" calcext:value-type="float">
            <text:p>36106</text:p>
          </table:table-cell>
          <table:table-cell table:formula="of:=[.$C33]+[.$B33]" office:value-type="float" office:value="281552" calcext:value-type="float">
            <text:p>281552</text:p>
          </table:table-cell>
          <table:table-cell table:formula="of:=[levels_parameters.$I$2]*([.$A34]-1) + [levels_parameters.$H$2]+FLOOR([.$A34]/[levels_parameters.$J$2])" office:value-type="float" office:value="41" calcext:value-type="float">
            <text:p>41</text:p>
          </table:table-cell>
          <table:table-cell table:formula="of:=[levels_parameters.$E$2]*([.$A34]-1) + [levels_parameters.$D$2]" office:value-type="float" office:value="790" calcext:value-type="float">
            <text:p>790</text:p>
          </table:table-cell>
          <table:table-cell table:formula="of:=[levels_parameters.$G$2]*([.$A3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[levels_parameters.$B$2] + [levels_parameters.$C$2]*([.$A35]-1)+[levels_parameters.$A$2]" office:value-type="float" office:value="39478" calcext:value-type="float">
            <text:p>39478</text:p>
          </table:table-cell>
          <table:table-cell table:formula="of:=[.$C34]+[.$B34]" office:value-type="float" office:value="317658" calcext:value-type="float">
            <text:p>317658</text:p>
          </table:table-cell>
          <table:table-cell table:formula="of:=[levels_parameters.$I$2]*([.$A35]-1) + [levels_parameters.$H$2]+FLOOR([.$A35]/[levels_parameters.$J$2])" office:value-type="float" office:value="42" calcext:value-type="float">
            <text:p>42</text:p>
          </table:table-cell>
          <table:table-cell table:formula="of:=[levels_parameters.$E$2]*([.$A35]-1) + [levels_parameters.$D$2]" office:value-type="float" office:value="810" calcext:value-type="float">
            <text:p>810</text:p>
          </table:table-cell>
          <table:table-cell table:formula="of:=[levels_parameters.$G$2]*([.$A3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[levels_parameters.$B$2] + [levels_parameters.$C$2]*([.$A36]-1)+[levels_parameters.$A$2]" office:value-type="float" office:value="43054" calcext:value-type="float">
            <text:p>43054</text:p>
          </table:table-cell>
          <table:table-cell table:formula="of:=[.$C35]+[.$B35]" office:value-type="float" office:value="357136" calcext:value-type="float">
            <text:p>357136</text:p>
          </table:table-cell>
          <table:table-cell table:formula="of:=[levels_parameters.$I$2]*([.$A36]-1) + [levels_parameters.$H$2]+FLOOR([.$A36]/[levels_parameters.$J$2])" office:value-type="float" office:value="44" calcext:value-type="float">
            <text:p>44</text:p>
          </table:table-cell>
          <table:table-cell table:formula="of:=[levels_parameters.$E$2]*([.$A36]-1) + [levels_parameters.$D$2]" office:value-type="float" office:value="830" calcext:value-type="float">
            <text:p>830</text:p>
          </table:table-cell>
          <table:table-cell table:formula="of:=[levels_parameters.$G$2]*([.$A3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[levels_parameters.$B$2] + [levels_parameters.$C$2]*([.$A37]-1)+[levels_parameters.$A$2]" office:value-type="float" office:value="46840" calcext:value-type="float">
            <text:p>46840</text:p>
          </table:table-cell>
          <table:table-cell table:formula="of:=[.$C36]+[.$B36]" office:value-type="float" office:value="400190" calcext:value-type="float">
            <text:p>400190</text:p>
          </table:table-cell>
          <table:table-cell table:formula="of:=[levels_parameters.$I$2]*([.$A37]-1) + [levels_parameters.$H$2]+FLOOR([.$A37]/[levels_parameters.$J$2])" office:value-type="float" office:value="45" calcext:value-type="float">
            <text:p>45</text:p>
          </table:table-cell>
          <table:table-cell table:formula="of:=[levels_parameters.$E$2]*([.$A37]-1) + [levels_parameters.$D$2]" office:value-type="float" office:value="850" calcext:value-type="float">
            <text:p>850</text:p>
          </table:table-cell>
          <table:table-cell table:formula="of:=[levels_parameters.$G$2]*([.$A3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[levels_parameters.$B$2] + [levels_parameters.$C$2]*([.$A38]-1)+[levels_parameters.$A$2]" office:value-type="float" office:value="50842" calcext:value-type="float">
            <text:p>50842</text:p>
          </table:table-cell>
          <table:table-cell table:formula="of:=[.$C37]+[.$B37]" office:value-type="float" office:value="447030" calcext:value-type="float">
            <text:p>447030</text:p>
          </table:table-cell>
          <table:table-cell table:formula="of:=[levels_parameters.$I$2]*([.$A38]-1) + [levels_parameters.$H$2]+FLOOR([.$A38]/[levels_parameters.$J$2])" office:value-type="float" office:value="46" calcext:value-type="float">
            <text:p>46</text:p>
          </table:table-cell>
          <table:table-cell table:formula="of:=[levels_parameters.$E$2]*([.$A38]-1) + [levels_parameters.$D$2]" office:value-type="float" office:value="870" calcext:value-type="float">
            <text:p>870</text:p>
          </table:table-cell>
          <table:table-cell table:formula="of:=[levels_parameters.$G$2]*([.$A3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[levels_parameters.$B$2] + [levels_parameters.$C$2]*([.$A39]-1)+[levels_parameters.$A$2]" office:value-type="float" office:value="55066" calcext:value-type="float">
            <text:p>55066</text:p>
          </table:table-cell>
          <table:table-cell table:formula="of:=[.$C38]+[.$B38]" office:value-type="float" office:value="497872" calcext:value-type="float">
            <text:p>497872</text:p>
          </table:table-cell>
          <table:table-cell table:formula="of:=[levels_parameters.$I$2]*([.$A39]-1) + [levels_parameters.$H$2]+FLOOR([.$A39]/[levels_parameters.$J$2])" office:value-type="float" office:value="47" calcext:value-type="float">
            <text:p>47</text:p>
          </table:table-cell>
          <table:table-cell table:formula="of:=[levels_parameters.$E$2]*([.$A39]-1) + [levels_parameters.$D$2]" office:value-type="float" office:value="890" calcext:value-type="float">
            <text:p>890</text:p>
          </table:table-cell>
          <table:table-cell table:formula="of:=[levels_parameters.$G$2]*([.$A3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[levels_parameters.$B$2] + [levels_parameters.$C$2]*([.$A40]-1)+[levels_parameters.$A$2]" office:value-type="float" office:value="59518" calcext:value-type="float">
            <text:p>59518</text:p>
          </table:table-cell>
          <table:table-cell table:formula="of:=[.$C39]+[.$B39]" office:value-type="float" office:value="552938" calcext:value-type="float">
            <text:p>552938</text:p>
          </table:table-cell>
          <table:table-cell table:formula="of:=[levels_parameters.$I$2]*([.$A40]-1) + [levels_parameters.$H$2]+FLOOR([.$A40]/[levels_parameters.$J$2])" office:value-type="float" office:value="48" calcext:value-type="float">
            <text:p>48</text:p>
          </table:table-cell>
          <table:table-cell table:formula="of:=[levels_parameters.$E$2]*([.$A40]-1) + [levels_parameters.$D$2]" office:value-type="float" office:value="910" calcext:value-type="float">
            <text:p>910</text:p>
          </table:table-cell>
          <table:table-cell table:formula="of:=[levels_parameters.$G$2]*([.$A4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[levels_parameters.$B$2] + [levels_parameters.$C$2]*([.$A41]-1)+[levels_parameters.$A$2]" office:value-type="float" office:value="64204" calcext:value-type="float">
            <text:p>64204</text:p>
          </table:table-cell>
          <table:table-cell table:formula="of:=[.$C40]+[.$B40]" office:value-type="float" office:value="612456" calcext:value-type="float">
            <text:p>612456</text:p>
          </table:table-cell>
          <table:table-cell table:formula="of:=[levels_parameters.$I$2]*([.$A41]-1) + [levels_parameters.$H$2]+FLOOR([.$A41]/[levels_parameters.$J$2])" office:value-type="float" office:value="50" calcext:value-type="float">
            <text:p>50</text:p>
          </table:table-cell>
          <table:table-cell table:formula="of:=[levels_parameters.$E$2]*([.$A41]-1) + [levels_parameters.$D$2]" office:value-type="float" office:value="930" calcext:value-type="float">
            <text:p>930</text:p>
          </table:table-cell>
          <table:table-cell table:formula="of:=[levels_parameters.$G$2]*([.$A4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[levels_parameters.$B$2] + [levels_parameters.$C$2]*([.$A42]-1)+[levels_parameters.$A$2]" office:value-type="float" office:value="69130" calcext:value-type="float">
            <text:p>69130</text:p>
          </table:table-cell>
          <table:table-cell table:formula="of:=[.$C41]+[.$B41]" office:value-type="float" office:value="676660" calcext:value-type="float">
            <text:p>676660</text:p>
          </table:table-cell>
          <table:table-cell table:formula="of:=[levels_parameters.$I$2]*([.$A42]-1) + [levels_parameters.$H$2]+FLOOR([.$A42]/[levels_parameters.$J$2])" office:value-type="float" office:value="51" calcext:value-type="float">
            <text:p>51</text:p>
          </table:table-cell>
          <table:table-cell table:formula="of:=[levels_parameters.$E$2]*([.$A42]-1) + [levels_parameters.$D$2]" office:value-type="float" office:value="950" calcext:value-type="float">
            <text:p>950</text:p>
          </table:table-cell>
          <table:table-cell table:formula="of:=[levels_parameters.$G$2]*([.$A4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[levels_parameters.$B$2] + [levels_parameters.$C$2]*([.$A43]-1)+[levels_parameters.$A$2]" office:value-type="float" office:value="74302" calcext:value-type="float">
            <text:p>74302</text:p>
          </table:table-cell>
          <table:table-cell table:formula="of:=[.$C42]+[.$B42]" office:value-type="float" office:value="745790" calcext:value-type="float">
            <text:p>745790</text:p>
          </table:table-cell>
          <table:table-cell table:formula="of:=[levels_parameters.$I$2]*([.$A43]-1) + [levels_parameters.$H$2]+FLOOR([.$A43]/[levels_parameters.$J$2])" office:value-type="float" office:value="52" calcext:value-type="float">
            <text:p>52</text:p>
          </table:table-cell>
          <table:table-cell table:formula="of:=[levels_parameters.$E$2]*([.$A43]-1) + [levels_parameters.$D$2]" office:value-type="float" office:value="970" calcext:value-type="float">
            <text:p>970</text:p>
          </table:table-cell>
          <table:table-cell table:formula="of:=[levels_parameters.$G$2]*([.$A4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[levels_parameters.$B$2] + [levels_parameters.$C$2]*([.$A44]-1)+[levels_parameters.$A$2]" office:value-type="float" office:value="79726" calcext:value-type="float">
            <text:p>79726</text:p>
          </table:table-cell>
          <table:table-cell table:formula="of:=[.$C43]+[.$B43]" office:value-type="float" office:value="820092" calcext:value-type="float">
            <text:p>820092</text:p>
          </table:table-cell>
          <table:table-cell table:formula="of:=[levels_parameters.$I$2]*([.$A44]-1) + [levels_parameters.$H$2]+FLOOR([.$A44]/[levels_parameters.$J$2])" office:value-type="float" office:value="53" calcext:value-type="float">
            <text:p>53</text:p>
          </table:table-cell>
          <table:table-cell table:formula="of:=[levels_parameters.$E$2]*([.$A44]-1) + [levels_parameters.$D$2]" office:value-type="float" office:value="990" calcext:value-type="float">
            <text:p>990</text:p>
          </table:table-cell>
          <table:table-cell table:formula="of:=[levels_parameters.$G$2]*([.$A4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[levels_parameters.$B$2] + [levels_parameters.$C$2]*([.$A45]-1)+[levels_parameters.$A$2]" office:value-type="float" office:value="85408" calcext:value-type="float">
            <text:p>85408</text:p>
          </table:table-cell>
          <table:table-cell table:formula="of:=[.$C44]+[.$B44]" office:value-type="float" office:value="899818" calcext:value-type="float">
            <text:p>899818</text:p>
          </table:table-cell>
          <table:table-cell table:formula="of:=[levels_parameters.$I$2]*([.$A45]-1) + [levels_parameters.$H$2]+FLOOR([.$A45]/[levels_parameters.$J$2])" office:value-type="float" office:value="54" calcext:value-type="float">
            <text:p>54</text:p>
          </table:table-cell>
          <table:table-cell table:formula="of:=[levels_parameters.$E$2]*([.$A45]-1) + [levels_parameters.$D$2]" office:value-type="float" office:value="1010" calcext:value-type="float">
            <text:p>1010</text:p>
          </table:table-cell>
          <table:table-cell table:formula="of:=[levels_parameters.$G$2]*([.$A4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[levels_parameters.$B$2] + [levels_parameters.$C$2]*([.$A46]-1)+[levels_parameters.$A$2]" office:value-type="float" office:value="91354" calcext:value-type="float">
            <text:p>91354</text:p>
          </table:table-cell>
          <table:table-cell table:formula="of:=[.$C45]+[.$B45]" office:value-type="float" office:value="985226" calcext:value-type="float">
            <text:p>985226</text:p>
          </table:table-cell>
          <table:table-cell table:formula="of:=[levels_parameters.$I$2]*([.$A46]-1) + [levels_parameters.$H$2]+FLOOR([.$A46]/[levels_parameters.$J$2])" office:value-type="float" office:value="56" calcext:value-type="float">
            <text:p>56</text:p>
          </table:table-cell>
          <table:table-cell table:formula="of:=[levels_parameters.$E$2]*([.$A46]-1) + [levels_parameters.$D$2]" office:value-type="float" office:value="1030" calcext:value-type="float">
            <text:p>1030</text:p>
          </table:table-cell>
          <table:table-cell table:formula="of:=[levels_parameters.$G$2]*([.$A4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[levels_parameters.$B$2] + [levels_parameters.$C$2]*([.$A47]-1)+[levels_parameters.$A$2]" office:value-type="float" office:value="97570" calcext:value-type="float">
            <text:p>97570</text:p>
          </table:table-cell>
          <table:table-cell table:formula="of:=[.$C46]+[.$B46]" office:value-type="float" office:value="1076580" calcext:value-type="float">
            <text:p>1076580</text:p>
          </table:table-cell>
          <table:table-cell table:formula="of:=[levels_parameters.$I$2]*([.$A47]-1) + [levels_parameters.$H$2]+FLOOR([.$A47]/[levels_parameters.$J$2])" office:value-type="float" office:value="57" calcext:value-type="float">
            <text:p>57</text:p>
          </table:table-cell>
          <table:table-cell table:formula="of:=[levels_parameters.$E$2]*([.$A47]-1) + [levels_parameters.$D$2]" office:value-type="float" office:value="1050" calcext:value-type="float">
            <text:p>1050</text:p>
          </table:table-cell>
          <table:table-cell table:formula="of:=[levels_parameters.$G$2]*([.$A4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[levels_parameters.$B$2] + [levels_parameters.$C$2]*([.$A48]-1)+[levels_parameters.$A$2]" office:value-type="float" office:value="104062" calcext:value-type="float">
            <text:p>104062</text:p>
          </table:table-cell>
          <table:table-cell table:formula="of:=[.$C47]+[.$B47]" office:value-type="float" office:value="1174150" calcext:value-type="float">
            <text:p>1174150</text:p>
          </table:table-cell>
          <table:table-cell table:formula="of:=[levels_parameters.$I$2]*([.$A48]-1) + [levels_parameters.$H$2]+FLOOR([.$A48]/[levels_parameters.$J$2])" office:value-type="float" office:value="58" calcext:value-type="float">
            <text:p>58</text:p>
          </table:table-cell>
          <table:table-cell table:formula="of:=[levels_parameters.$E$2]*([.$A48]-1) + [levels_parameters.$D$2]" office:value-type="float" office:value="1070" calcext:value-type="float">
            <text:p>1070</text:p>
          </table:table-cell>
          <table:table-cell table:formula="of:=[levels_parameters.$G$2]*([.$A4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[levels_parameters.$B$2] + [levels_parameters.$C$2]*([.$A49]-1)+[levels_parameters.$A$2]" office:value-type="float" office:value="110836" calcext:value-type="float">
            <text:p>110836</text:p>
          </table:table-cell>
          <table:table-cell table:formula="of:=[.$C48]+[.$B48]" office:value-type="float" office:value="1278212" calcext:value-type="float">
            <text:p>1278212</text:p>
          </table:table-cell>
          <table:table-cell table:formula="of:=[levels_parameters.$I$2]*([.$A49]-1) + [levels_parameters.$H$2]+FLOOR([.$A49]/[levels_parameters.$J$2])" office:value-type="float" office:value="59" calcext:value-type="float">
            <text:p>59</text:p>
          </table:table-cell>
          <table:table-cell table:formula="of:=[levels_parameters.$E$2]*([.$A49]-1) + [levels_parameters.$D$2]" office:value-type="float" office:value="1090" calcext:value-type="float">
            <text:p>1090</text:p>
          </table:table-cell>
          <table:table-cell table:formula="of:=[levels_parameters.$G$2]*([.$A4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[levels_parameters.$B$2] + [levels_parameters.$C$2]*([.$A50]-1)+[levels_parameters.$A$2]" office:value-type="float" office:value="117898" calcext:value-type="float">
            <text:p>117898</text:p>
          </table:table-cell>
          <table:table-cell table:formula="of:=[.$C49]+[.$B49]" office:value-type="float" office:value="1389048" calcext:value-type="float">
            <text:p>1389048</text:p>
          </table:table-cell>
          <table:table-cell table:formula="of:=[levels_parameters.$I$2]*([.$A50]-1) + [levels_parameters.$H$2]+FLOOR([.$A50]/[levels_parameters.$J$2])" office:value-type="float" office:value="60" calcext:value-type="float">
            <text:p>60</text:p>
          </table:table-cell>
          <table:table-cell table:formula="of:=[levels_parameters.$E$2]*([.$A50]-1) + [levels_parameters.$D$2]" office:value-type="float" office:value="1110" calcext:value-type="float">
            <text:p>1110</text:p>
          </table:table-cell>
          <table:table-cell table:formula="of:=[levels_parameters.$G$2]*([.$A5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[levels_parameters.$B$2] + [levels_parameters.$C$2]*([.$A51]-1)+[levels_parameters.$A$2]" office:value-type="float" office:value="125254" calcext:value-type="float">
            <text:p>125254</text:p>
          </table:table-cell>
          <table:table-cell table:formula="of:=[.$C50]+[.$B50]" office:value-type="float" office:value="1506946" calcext:value-type="float">
            <text:p>1506946</text:p>
          </table:table-cell>
          <table:table-cell table:formula="of:=[levels_parameters.$I$2]*([.$A51]-1) + [levels_parameters.$H$2]+FLOOR([.$A51]/[levels_parameters.$J$2])" office:value-type="float" office:value="62" calcext:value-type="float">
            <text:p>62</text:p>
          </table:table-cell>
          <table:table-cell table:formula="of:=[levels_parameters.$E$2]*([.$A51]-1) + [levels_parameters.$D$2]" office:value-type="float" office:value="1130" calcext:value-type="float">
            <text:p>1130</text:p>
          </table:table-cell>
          <table:table-cell table:formula="of:=[levels_parameters.$G$2]*([.$A5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[levels_parameters.$B$2] + [levels_parameters.$C$2]*([.$A52]-1)+[levels_parameters.$A$2]" office:value-type="float" office:value="132910" calcext:value-type="float">
            <text:p>132910</text:p>
          </table:table-cell>
          <table:table-cell table:formula="of:=[.$C51]+[.$B51]" office:value-type="float" office:value="1632200" calcext:value-type="float">
            <text:p>1632200</text:p>
          </table:table-cell>
          <table:table-cell table:formula="of:=[levels_parameters.$I$2]*([.$A52]-1) + [levels_parameters.$H$2]+FLOOR([.$A52]/[levels_parameters.$J$2])" office:value-type="float" office:value="63" calcext:value-type="float">
            <text:p>63</text:p>
          </table:table-cell>
          <table:table-cell table:formula="of:=[levels_parameters.$E$2]*([.$A52]-1) + [levels_parameters.$D$2]" office:value-type="float" office:value="1150" calcext:value-type="float">
            <text:p>1150</text:p>
          </table:table-cell>
          <table:table-cell table:formula="of:=[levels_parameters.$G$2]*([.$A5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[levels_parameters.$B$2] + [levels_parameters.$C$2]*([.$A53]-1)+[levels_parameters.$A$2]" office:value-type="float" office:value="140872" calcext:value-type="float">
            <text:p>140872</text:p>
          </table:table-cell>
          <table:table-cell table:formula="of:=[.$C52]+[.$B52]" office:value-type="float" office:value="1765110" calcext:value-type="float">
            <text:p>1765110</text:p>
          </table:table-cell>
          <table:table-cell table:formula="of:=[levels_parameters.$I$2]*([.$A53]-1) + [levels_parameters.$H$2]+FLOOR([.$A53]/[levels_parameters.$J$2])" office:value-type="float" office:value="64" calcext:value-type="float">
            <text:p>64</text:p>
          </table:table-cell>
          <table:table-cell table:formula="of:=[levels_parameters.$E$2]*([.$A53]-1) + [levels_parameters.$D$2]" office:value-type="float" office:value="1170" calcext:value-type="float">
            <text:p>1170</text:p>
          </table:table-cell>
          <table:table-cell table:formula="of:=[levels_parameters.$G$2]*([.$A5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[levels_parameters.$B$2] + [levels_parameters.$C$2]*([.$A54]-1)+[levels_parameters.$A$2]" office:value-type="float" office:value="149146" calcext:value-type="float">
            <text:p>149146</text:p>
          </table:table-cell>
          <table:table-cell table:formula="of:=[.$C53]+[.$B53]" office:value-type="float" office:value="1905982" calcext:value-type="float">
            <text:p>1905982</text:p>
          </table:table-cell>
          <table:table-cell table:formula="of:=[levels_parameters.$I$2]*([.$A54]-1) + [levels_parameters.$H$2]+FLOOR([.$A54]/[levels_parameters.$J$2])" office:value-type="float" office:value="65" calcext:value-type="float">
            <text:p>65</text:p>
          </table:table-cell>
          <table:table-cell table:formula="of:=[levels_parameters.$E$2]*([.$A54]-1) + [levels_parameters.$D$2]" office:value-type="float" office:value="1190" calcext:value-type="float">
            <text:p>1190</text:p>
          </table:table-cell>
          <table:table-cell table:formula="of:=[levels_parameters.$G$2]*([.$A5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[levels_parameters.$B$2] + [levels_parameters.$C$2]*([.$A55]-1)+[levels_parameters.$A$2]" office:value-type="float" office:value="157738" calcext:value-type="float">
            <text:p>157738</text:p>
          </table:table-cell>
          <table:table-cell table:formula="of:=[.$C54]+[.$B54]" office:value-type="float" office:value="2055128" calcext:value-type="float">
            <text:p>2055128</text:p>
          </table:table-cell>
          <table:table-cell table:formula="of:=[levels_parameters.$I$2]*([.$A55]-1) + [levels_parameters.$H$2]+FLOOR([.$A55]/[levels_parameters.$J$2])" office:value-type="float" office:value="66" calcext:value-type="float">
            <text:p>66</text:p>
          </table:table-cell>
          <table:table-cell table:formula="of:=[levels_parameters.$E$2]*([.$A55]-1) + [levels_parameters.$D$2]" office:value-type="float" office:value="1210" calcext:value-type="float">
            <text:p>1210</text:p>
          </table:table-cell>
          <table:table-cell table:formula="of:=[levels_parameters.$G$2]*([.$A5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[levels_parameters.$B$2] + [levels_parameters.$C$2]*([.$A56]-1)+[levels_parameters.$A$2]" office:value-type="float" office:value="166654" calcext:value-type="float">
            <text:p>166654</text:p>
          </table:table-cell>
          <table:table-cell table:formula="of:=[.$C55]+[.$B55]" office:value-type="float" office:value="2212866" calcext:value-type="float">
            <text:p>2212866</text:p>
          </table:table-cell>
          <table:table-cell table:formula="of:=[levels_parameters.$I$2]*([.$A56]-1) + [levels_parameters.$H$2]+FLOOR([.$A56]/[levels_parameters.$J$2])" office:value-type="float" office:value="68" calcext:value-type="float">
            <text:p>68</text:p>
          </table:table-cell>
          <table:table-cell table:formula="of:=[levels_parameters.$E$2]*([.$A56]-1) + [levels_parameters.$D$2]" office:value-type="float" office:value="1230" calcext:value-type="float">
            <text:p>1230</text:p>
          </table:table-cell>
          <table:table-cell table:formula="of:=[levels_parameters.$G$2]*([.$A5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[levels_parameters.$B$2] + [levels_parameters.$C$2]*([.$A57]-1)+[levels_parameters.$A$2]" office:value-type="float" office:value="175900" calcext:value-type="float">
            <text:p>175900</text:p>
          </table:table-cell>
          <table:table-cell table:formula="of:=[.$C56]+[.$B56]" office:value-type="float" office:value="2379520" calcext:value-type="float">
            <text:p>2379520</text:p>
          </table:table-cell>
          <table:table-cell table:formula="of:=[levels_parameters.$I$2]*([.$A57]-1) + [levels_parameters.$H$2]+FLOOR([.$A57]/[levels_parameters.$J$2])" office:value-type="float" office:value="69" calcext:value-type="float">
            <text:p>69</text:p>
          </table:table-cell>
          <table:table-cell table:formula="of:=[levels_parameters.$E$2]*([.$A57]-1) + [levels_parameters.$D$2]" office:value-type="float" office:value="1250" calcext:value-type="float">
            <text:p>1250</text:p>
          </table:table-cell>
          <table:table-cell table:formula="of:=[levels_parameters.$G$2]*([.$A5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[levels_parameters.$B$2] + [levels_parameters.$C$2]*([.$A58]-1)+[levels_parameters.$A$2]" office:value-type="float" office:value="185482" calcext:value-type="float">
            <text:p>185482</text:p>
          </table:table-cell>
          <table:table-cell table:formula="of:=[.$C57]+[.$B57]" office:value-type="float" office:value="2555420" calcext:value-type="float">
            <text:p>2555420</text:p>
          </table:table-cell>
          <table:table-cell table:formula="of:=[levels_parameters.$I$2]*([.$A58]-1) + [levels_parameters.$H$2]+FLOOR([.$A58]/[levels_parameters.$J$2])" office:value-type="float" office:value="70" calcext:value-type="float">
            <text:p>70</text:p>
          </table:table-cell>
          <table:table-cell table:formula="of:=[levels_parameters.$E$2]*([.$A58]-1) + [levels_parameters.$D$2]" office:value-type="float" office:value="1270" calcext:value-type="float">
            <text:p>1270</text:p>
          </table:table-cell>
          <table:table-cell table:formula="of:=[levels_parameters.$G$2]*([.$A5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[levels_parameters.$B$2] + [levels_parameters.$C$2]*([.$A59]-1)+[levels_parameters.$A$2]" office:value-type="float" office:value="195406" calcext:value-type="float">
            <text:p>195406</text:p>
          </table:table-cell>
          <table:table-cell table:formula="of:=[.$C58]+[.$B58]" office:value-type="float" office:value="2740902" calcext:value-type="float">
            <text:p>2740902</text:p>
          </table:table-cell>
          <table:table-cell table:formula="of:=[levels_parameters.$I$2]*([.$A59]-1) + [levels_parameters.$H$2]+FLOOR([.$A59]/[levels_parameters.$J$2])" office:value-type="float" office:value="71" calcext:value-type="float">
            <text:p>71</text:p>
          </table:table-cell>
          <table:table-cell table:formula="of:=[levels_parameters.$E$2]*([.$A59]-1) + [levels_parameters.$D$2]" office:value-type="float" office:value="1290" calcext:value-type="float">
            <text:p>1290</text:p>
          </table:table-cell>
          <table:table-cell table:formula="of:=[levels_parameters.$G$2]*([.$A5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[levels_parameters.$B$2] + [levels_parameters.$C$2]*([.$A60]-1)+[levels_parameters.$A$2]" office:value-type="float" office:value="205678" calcext:value-type="float">
            <text:p>205678</text:p>
          </table:table-cell>
          <table:table-cell table:formula="of:=[.$C59]+[.$B59]" office:value-type="float" office:value="2936308" calcext:value-type="float">
            <text:p>2936308</text:p>
          </table:table-cell>
          <table:table-cell table:formula="of:=[levels_parameters.$I$2]*([.$A60]-1) + [levels_parameters.$H$2]+FLOOR([.$A60]/[levels_parameters.$J$2])" office:value-type="float" office:value="72" calcext:value-type="float">
            <text:p>72</text:p>
          </table:table-cell>
          <table:table-cell table:formula="of:=[levels_parameters.$E$2]*([.$A60]-1) + [levels_parameters.$D$2]" office:value-type="float" office:value="1310" calcext:value-type="float">
            <text:p>1310</text:p>
          </table:table-cell>
          <table:table-cell table:formula="of:=[levels_parameters.$G$2]*([.$A6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[levels_parameters.$B$2] + [levels_parameters.$C$2]*([.$A61]-1)+[levels_parameters.$A$2]" office:value-type="float" office:value="216304" calcext:value-type="float">
            <text:p>216304</text:p>
          </table:table-cell>
          <table:table-cell table:formula="of:=[.$C60]+[.$B60]" office:value-type="float" office:value="3141986" calcext:value-type="float">
            <text:p>3141986</text:p>
          </table:table-cell>
          <table:table-cell table:formula="of:=[levels_parameters.$I$2]*([.$A61]-1) + [levels_parameters.$H$2]+FLOOR([.$A61]/[levels_parameters.$J$2])" office:value-type="float" office:value="74" calcext:value-type="float">
            <text:p>74</text:p>
          </table:table-cell>
          <table:table-cell table:formula="of:=[levels_parameters.$E$2]*([.$A61]-1) + [levels_parameters.$D$2]" office:value-type="float" office:value="1330" calcext:value-type="float">
            <text:p>1330</text:p>
          </table:table-cell>
          <table:table-cell table:formula="of:=[levels_parameters.$G$2]*([.$A6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[levels_parameters.$B$2] + [levels_parameters.$C$2]*([.$A62]-1)+[levels_parameters.$A$2]" office:value-type="float" office:value="227290" calcext:value-type="float">
            <text:p>227290</text:p>
          </table:table-cell>
          <table:table-cell table:formula="of:=[.$C61]+[.$B61]" office:value-type="float" office:value="3358290" calcext:value-type="float">
            <text:p>3358290</text:p>
          </table:table-cell>
          <table:table-cell table:formula="of:=[levels_parameters.$I$2]*([.$A62]-1) + [levels_parameters.$H$2]+FLOOR([.$A62]/[levels_parameters.$J$2])" office:value-type="float" office:value="75" calcext:value-type="float">
            <text:p>75</text:p>
          </table:table-cell>
          <table:table-cell table:formula="of:=[levels_parameters.$E$2]*([.$A62]-1) + [levels_parameters.$D$2]" office:value-type="float" office:value="1350" calcext:value-type="float">
            <text:p>1350</text:p>
          </table:table-cell>
          <table:table-cell table:formula="of:=[levels_parameters.$G$2]*([.$A6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[levels_parameters.$B$2] + [levels_parameters.$C$2]*([.$A63]-1)+[levels_parameters.$A$2]" office:value-type="float" office:value="238642" calcext:value-type="float">
            <text:p>238642</text:p>
          </table:table-cell>
          <table:table-cell table:formula="of:=[.$C62]+[.$B62]" office:value-type="float" office:value="3585580" calcext:value-type="float">
            <text:p>3585580</text:p>
          </table:table-cell>
          <table:table-cell table:formula="of:=[levels_parameters.$I$2]*([.$A63]-1) + [levels_parameters.$H$2]+FLOOR([.$A63]/[levels_parameters.$J$2])" office:value-type="float" office:value="76" calcext:value-type="float">
            <text:p>76</text:p>
          </table:table-cell>
          <table:table-cell table:formula="of:=[levels_parameters.$E$2]*([.$A63]-1) + [levels_parameters.$D$2]" office:value-type="float" office:value="1370" calcext:value-type="float">
            <text:p>1370</text:p>
          </table:table-cell>
          <table:table-cell table:formula="of:=[levels_parameters.$G$2]*([.$A6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[levels_parameters.$B$2] + [levels_parameters.$C$2]*([.$A64]-1)+[levels_parameters.$A$2]" office:value-type="float" office:value="250366" calcext:value-type="float">
            <text:p>250366</text:p>
          </table:table-cell>
          <table:table-cell table:formula="of:=[.$C63]+[.$B63]" office:value-type="float" office:value="3824222" calcext:value-type="float">
            <text:p>3824222</text:p>
          </table:table-cell>
          <table:table-cell table:formula="of:=[levels_parameters.$I$2]*([.$A64]-1) + [levels_parameters.$H$2]+FLOOR([.$A64]/[levels_parameters.$J$2])" office:value-type="float" office:value="77" calcext:value-type="float">
            <text:p>77</text:p>
          </table:table-cell>
          <table:table-cell table:formula="of:=[levels_parameters.$E$2]*([.$A64]-1) + [levels_parameters.$D$2]" office:value-type="float" office:value="1390" calcext:value-type="float">
            <text:p>1390</text:p>
          </table:table-cell>
          <table:table-cell table:formula="of:=[levels_parameters.$G$2]*([.$A6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[levels_parameters.$B$2] + [levels_parameters.$C$2]*([.$A65]-1)+[levels_parameters.$A$2]" office:value-type="float" office:value="262468" calcext:value-type="float">
            <text:p>262468</text:p>
          </table:table-cell>
          <table:table-cell table:formula="of:=[.$C64]+[.$B64]" office:value-type="float" office:value="4074588" calcext:value-type="float">
            <text:p>4074588</text:p>
          </table:table-cell>
          <table:table-cell table:formula="of:=[levels_parameters.$I$2]*([.$A65]-1) + [levels_parameters.$H$2]+FLOOR([.$A65]/[levels_parameters.$J$2])" office:value-type="float" office:value="78" calcext:value-type="float">
            <text:p>78</text:p>
          </table:table-cell>
          <table:table-cell table:formula="of:=[levels_parameters.$E$2]*([.$A65]-1) + [levels_parameters.$D$2]" office:value-type="float" office:value="1410" calcext:value-type="float">
            <text:p>1410</text:p>
          </table:table-cell>
          <table:table-cell table:formula="of:=[levels_parameters.$G$2]*([.$A6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[levels_parameters.$B$2] + [levels_parameters.$C$2]*([.$A66]-1)+[levels_parameters.$A$2]" office:value-type="float" office:value="274954" calcext:value-type="float">
            <text:p>274954</text:p>
          </table:table-cell>
          <table:table-cell table:formula="of:=[.$C65]+[.$B65]" office:value-type="float" office:value="4337056" calcext:value-type="float">
            <text:p>4337056</text:p>
          </table:table-cell>
          <table:table-cell table:formula="of:=[levels_parameters.$I$2]*([.$A66]-1) + [levels_parameters.$H$2]+FLOOR([.$A66]/[levels_parameters.$J$2])" office:value-type="float" office:value="80" calcext:value-type="float">
            <text:p>80</text:p>
          </table:table-cell>
          <table:table-cell table:formula="of:=[levels_parameters.$E$2]*([.$A66]-1) + [levels_parameters.$D$2]" office:value-type="float" office:value="1430" calcext:value-type="float">
            <text:p>1430</text:p>
          </table:table-cell>
          <table:table-cell table:formula="of:=[levels_parameters.$G$2]*([.$A6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[levels_parameters.$B$2] + [levels_parameters.$C$2]*([.$A67]-1)+[levels_parameters.$A$2]" office:value-type="float" office:value="287830" calcext:value-type="float">
            <text:p>287830</text:p>
          </table:table-cell>
          <table:table-cell table:formula="of:=[.$C66]+[.$B66]" office:value-type="float" office:value="4612010" calcext:value-type="float">
            <text:p>4612010</text:p>
          </table:table-cell>
          <table:table-cell table:formula="of:=[levels_parameters.$I$2]*([.$A67]-1) + [levels_parameters.$H$2]+FLOOR([.$A67]/[levels_parameters.$J$2])" office:value-type="float" office:value="81" calcext:value-type="float">
            <text:p>81</text:p>
          </table:table-cell>
          <table:table-cell table:formula="of:=[levels_parameters.$E$2]*([.$A67]-1) + [levels_parameters.$D$2]" office:value-type="float" office:value="1450" calcext:value-type="float">
            <text:p>1450</text:p>
          </table:table-cell>
          <table:table-cell table:formula="of:=[levels_parameters.$G$2]*([.$A6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[levels_parameters.$B$2] + [levels_parameters.$C$2]*([.$A68]-1)+[levels_parameters.$A$2]" office:value-type="float" office:value="301102" calcext:value-type="float">
            <text:p>301102</text:p>
          </table:table-cell>
          <table:table-cell table:formula="of:=[.$C67]+[.$B67]" office:value-type="float" office:value="4899840" calcext:value-type="float">
            <text:p>4899840</text:p>
          </table:table-cell>
          <table:table-cell table:formula="of:=[levels_parameters.$I$2]*([.$A68]-1) + [levels_parameters.$H$2]+FLOOR([.$A68]/[levels_parameters.$J$2])" office:value-type="float" office:value="82" calcext:value-type="float">
            <text:p>82</text:p>
          </table:table-cell>
          <table:table-cell table:formula="of:=[levels_parameters.$E$2]*([.$A68]-1) + [levels_parameters.$D$2]" office:value-type="float" office:value="1470" calcext:value-type="float">
            <text:p>1470</text:p>
          </table:table-cell>
          <table:table-cell table:formula="of:=[levels_parameters.$G$2]*([.$A6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[levels_parameters.$B$2] + [levels_parameters.$C$2]*([.$A69]-1)+[levels_parameters.$A$2]" office:value-type="float" office:value="314776" calcext:value-type="float">
            <text:p>314776</text:p>
          </table:table-cell>
          <table:table-cell table:formula="of:=[.$C68]+[.$B68]" office:value-type="float" office:value="5200942" calcext:value-type="float">
            <text:p>5200942</text:p>
          </table:table-cell>
          <table:table-cell table:formula="of:=[levels_parameters.$I$2]*([.$A69]-1) + [levels_parameters.$H$2]+FLOOR([.$A69]/[levels_parameters.$J$2])" office:value-type="float" office:value="83" calcext:value-type="float">
            <text:p>83</text:p>
          </table:table-cell>
          <table:table-cell table:formula="of:=[levels_parameters.$E$2]*([.$A69]-1) + [levels_parameters.$D$2]" office:value-type="float" office:value="1490" calcext:value-type="float">
            <text:p>1490</text:p>
          </table:table-cell>
          <table:table-cell table:formula="of:=[levels_parameters.$G$2]*([.$A6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[levels_parameters.$B$2] + [levels_parameters.$C$2]*([.$A70]-1)+[levels_parameters.$A$2]" office:value-type="float" office:value="328858" calcext:value-type="float">
            <text:p>328858</text:p>
          </table:table-cell>
          <table:table-cell table:formula="of:=[.$C69]+[.$B69]" office:value-type="float" office:value="5515718" calcext:value-type="float">
            <text:p>5515718</text:p>
          </table:table-cell>
          <table:table-cell table:formula="of:=[levels_parameters.$I$2]*([.$A70]-1) + [levels_parameters.$H$2]+FLOOR([.$A70]/[levels_parameters.$J$2])" office:value-type="float" office:value="84" calcext:value-type="float">
            <text:p>84</text:p>
          </table:table-cell>
          <table:table-cell table:formula="of:=[levels_parameters.$E$2]*([.$A70]-1) + [levels_parameters.$D$2]" office:value-type="float" office:value="1510" calcext:value-type="float">
            <text:p>1510</text:p>
          </table:table-cell>
          <table:table-cell table:formula="of:=[levels_parameters.$G$2]*([.$A7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[levels_parameters.$B$2] + [levels_parameters.$C$2]*([.$A71]-1)+[levels_parameters.$A$2]" office:value-type="float" office:value="343354" calcext:value-type="float">
            <text:p>343354</text:p>
          </table:table-cell>
          <table:table-cell table:formula="of:=[.$C70]+[.$B70]" office:value-type="float" office:value="5844576" calcext:value-type="float">
            <text:p>5844576</text:p>
          </table:table-cell>
          <table:table-cell table:formula="of:=[levels_parameters.$I$2]*([.$A71]-1) + [levels_parameters.$H$2]+FLOOR([.$A71]/[levels_parameters.$J$2])" office:value-type="float" office:value="86" calcext:value-type="float">
            <text:p>86</text:p>
          </table:table-cell>
          <table:table-cell table:formula="of:=[levels_parameters.$E$2]*([.$A71]-1) + [levels_parameters.$D$2]" office:value-type="float" office:value="1530" calcext:value-type="float">
            <text:p>1530</text:p>
          </table:table-cell>
          <table:table-cell table:formula="of:=[levels_parameters.$G$2]*([.$A7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[levels_parameters.$B$2] + [levels_parameters.$C$2]*([.$A72]-1)+[levels_parameters.$A$2]" office:value-type="float" office:value="358270" calcext:value-type="float">
            <text:p>358270</text:p>
          </table:table-cell>
          <table:table-cell table:formula="of:=[.$C71]+[.$B71]" office:value-type="float" office:value="6187930" calcext:value-type="float">
            <text:p>6187930</text:p>
          </table:table-cell>
          <table:table-cell table:formula="of:=[levels_parameters.$I$2]*([.$A72]-1) + [levels_parameters.$H$2]+FLOOR([.$A72]/[levels_parameters.$J$2])" office:value-type="float" office:value="87" calcext:value-type="float">
            <text:p>87</text:p>
          </table:table-cell>
          <table:table-cell table:formula="of:=[levels_parameters.$E$2]*([.$A72]-1) + [levels_parameters.$D$2]" office:value-type="float" office:value="1550" calcext:value-type="float">
            <text:p>1550</text:p>
          </table:table-cell>
          <table:table-cell table:formula="of:=[levels_parameters.$G$2]*([.$A7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[levels_parameters.$B$2] + [levels_parameters.$C$2]*([.$A73]-1)+[levels_parameters.$A$2]" office:value-type="float" office:value="373612" calcext:value-type="float">
            <text:p>373612</text:p>
          </table:table-cell>
          <table:table-cell table:formula="of:=[.$C72]+[.$B72]" office:value-type="float" office:value="6546200" calcext:value-type="float">
            <text:p>6546200</text:p>
          </table:table-cell>
          <table:table-cell table:formula="of:=[levels_parameters.$I$2]*([.$A73]-1) + [levels_parameters.$H$2]+FLOOR([.$A73]/[levels_parameters.$J$2])" office:value-type="float" office:value="88" calcext:value-type="float">
            <text:p>88</text:p>
          </table:table-cell>
          <table:table-cell table:formula="of:=[levels_parameters.$E$2]*([.$A73]-1) + [levels_parameters.$D$2]" office:value-type="float" office:value="1570" calcext:value-type="float">
            <text:p>1570</text:p>
          </table:table-cell>
          <table:table-cell table:formula="of:=[levels_parameters.$G$2]*([.$A7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[levels_parameters.$B$2] + [levels_parameters.$C$2]*([.$A74]-1)+[levels_parameters.$A$2]" office:value-type="float" office:value="389386" calcext:value-type="float">
            <text:p>389386</text:p>
          </table:table-cell>
          <table:table-cell table:formula="of:=[.$C73]+[.$B73]" office:value-type="float" office:value="6919812" calcext:value-type="float">
            <text:p>6919812</text:p>
          </table:table-cell>
          <table:table-cell table:formula="of:=[levels_parameters.$I$2]*([.$A74]-1) + [levels_parameters.$H$2]+FLOOR([.$A74]/[levels_parameters.$J$2])" office:value-type="float" office:value="89" calcext:value-type="float">
            <text:p>89</text:p>
          </table:table-cell>
          <table:table-cell table:formula="of:=[levels_parameters.$E$2]*([.$A74]-1) + [levels_parameters.$D$2]" office:value-type="float" office:value="1590" calcext:value-type="float">
            <text:p>1590</text:p>
          </table:table-cell>
          <table:table-cell table:formula="of:=[levels_parameters.$G$2]*([.$A7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[levels_parameters.$B$2] + [levels_parameters.$C$2]*([.$A75]-1)+[levels_parameters.$A$2]" office:value-type="float" office:value="405598" calcext:value-type="float">
            <text:p>405598</text:p>
          </table:table-cell>
          <table:table-cell table:formula="of:=[.$C74]+[.$B74]" office:value-type="float" office:value="7309198" calcext:value-type="float">
            <text:p>7309198</text:p>
          </table:table-cell>
          <table:table-cell table:formula="of:=[levels_parameters.$I$2]*([.$A75]-1) + [levels_parameters.$H$2]+FLOOR([.$A75]/[levels_parameters.$J$2])" office:value-type="float" office:value="90" calcext:value-type="float">
            <text:p>90</text:p>
          </table:table-cell>
          <table:table-cell table:formula="of:=[levels_parameters.$E$2]*([.$A75]-1) + [levels_parameters.$D$2]" office:value-type="float" office:value="1610" calcext:value-type="float">
            <text:p>1610</text:p>
          </table:table-cell>
          <table:table-cell table:formula="of:=[levels_parameters.$G$2]*([.$A7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[levels_parameters.$B$2] + [levels_parameters.$C$2]*([.$A76]-1)+[levels_parameters.$A$2]" office:value-type="float" office:value="422254" calcext:value-type="float">
            <text:p>422254</text:p>
          </table:table-cell>
          <table:table-cell table:formula="of:=[.$C75]+[.$B75]" office:value-type="float" office:value="7714796" calcext:value-type="float">
            <text:p>7714796</text:p>
          </table:table-cell>
          <table:table-cell table:formula="of:=[levels_parameters.$I$2]*([.$A76]-1) + [levels_parameters.$H$2]+FLOOR([.$A76]/[levels_parameters.$J$2])" office:value-type="float" office:value="92" calcext:value-type="float">
            <text:p>92</text:p>
          </table:table-cell>
          <table:table-cell table:formula="of:=[levels_parameters.$E$2]*([.$A76]-1) + [levels_parameters.$D$2]" office:value-type="float" office:value="1630" calcext:value-type="float">
            <text:p>1630</text:p>
          </table:table-cell>
          <table:table-cell table:formula="of:=[levels_parameters.$G$2]*([.$A7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[levels_parameters.$B$2] + [levels_parameters.$C$2]*([.$A77]-1)+[levels_parameters.$A$2]" office:value-type="float" office:value="439360" calcext:value-type="float">
            <text:p>439360</text:p>
          </table:table-cell>
          <table:table-cell table:formula="of:=[.$C76]+[.$B76]" office:value-type="float" office:value="8137050" calcext:value-type="float">
            <text:p>8137050</text:p>
          </table:table-cell>
          <table:table-cell table:formula="of:=[levels_parameters.$I$2]*([.$A77]-1) + [levels_parameters.$H$2]+FLOOR([.$A77]/[levels_parameters.$J$2])" office:value-type="float" office:value="93" calcext:value-type="float">
            <text:p>93</text:p>
          </table:table-cell>
          <table:table-cell table:formula="of:=[levels_parameters.$E$2]*([.$A77]-1) + [levels_parameters.$D$2]" office:value-type="float" office:value="1650" calcext:value-type="float">
            <text:p>1650</text:p>
          </table:table-cell>
          <table:table-cell table:formula="of:=[levels_parameters.$G$2]*([.$A7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[levels_parameters.$B$2] + [levels_parameters.$C$2]*([.$A78]-1)+[levels_parameters.$A$2]" office:value-type="float" office:value="456922" calcext:value-type="float">
            <text:p>456922</text:p>
          </table:table-cell>
          <table:table-cell table:formula="of:=[.$C77]+[.$B77]" office:value-type="float" office:value="8576410" calcext:value-type="float">
            <text:p>8576410</text:p>
          </table:table-cell>
          <table:table-cell table:formula="of:=[levels_parameters.$I$2]*([.$A78]-1) + [levels_parameters.$H$2]+FLOOR([.$A78]/[levels_parameters.$J$2])" office:value-type="float" office:value="94" calcext:value-type="float">
            <text:p>94</text:p>
          </table:table-cell>
          <table:table-cell table:formula="of:=[levels_parameters.$E$2]*([.$A78]-1) + [levels_parameters.$D$2]" office:value-type="float" office:value="1670" calcext:value-type="float">
            <text:p>1670</text:p>
          </table:table-cell>
          <table:table-cell table:formula="of:=[levels_parameters.$G$2]*([.$A7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[levels_parameters.$B$2] + [levels_parameters.$C$2]*([.$A79]-1)+[levels_parameters.$A$2]" office:value-type="float" office:value="474946" calcext:value-type="float">
            <text:p>474946</text:p>
          </table:table-cell>
          <table:table-cell table:formula="of:=[.$C78]+[.$B78]" office:value-type="float" office:value="9033332" calcext:value-type="float">
            <text:p>9033332</text:p>
          </table:table-cell>
          <table:table-cell table:formula="of:=[levels_parameters.$I$2]*([.$A79]-1) + [levels_parameters.$H$2]+FLOOR([.$A79]/[levels_parameters.$J$2])" office:value-type="float" office:value="95" calcext:value-type="float">
            <text:p>95</text:p>
          </table:table-cell>
          <table:table-cell table:formula="of:=[levels_parameters.$E$2]*([.$A79]-1) + [levels_parameters.$D$2]" office:value-type="float" office:value="1690" calcext:value-type="float">
            <text:p>1690</text:p>
          </table:table-cell>
          <table:table-cell table:formula="of:=[levels_parameters.$G$2]*([.$A7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[levels_parameters.$B$2] + [levels_parameters.$C$2]*([.$A80]-1)+[levels_parameters.$A$2]" office:value-type="float" office:value="493438" calcext:value-type="float">
            <text:p>493438</text:p>
          </table:table-cell>
          <table:table-cell table:formula="of:=[.$C79]+[.$B79]" office:value-type="float" office:value="9508278" calcext:value-type="float">
            <text:p>9508278</text:p>
          </table:table-cell>
          <table:table-cell table:formula="of:=[levels_parameters.$I$2]*([.$A80]-1) + [levels_parameters.$H$2]+FLOOR([.$A80]/[levels_parameters.$J$2])" office:value-type="float" office:value="96" calcext:value-type="float">
            <text:p>96</text:p>
          </table:table-cell>
          <table:table-cell table:formula="of:=[levels_parameters.$E$2]*([.$A80]-1) + [levels_parameters.$D$2]" office:value-type="float" office:value="1710" calcext:value-type="float">
            <text:p>1710</text:p>
          </table:table-cell>
          <table:table-cell table:formula="of:=[levels_parameters.$G$2]*([.$A8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[levels_parameters.$B$2] + [levels_parameters.$C$2]*([.$A81]-1)+[levels_parameters.$A$2]" office:value-type="float" office:value="512404" calcext:value-type="float">
            <text:p>512404</text:p>
          </table:table-cell>
          <table:table-cell table:formula="of:=[.$C80]+[.$B80]" office:value-type="float" office:value="10001716" calcext:value-type="float">
            <text:p>10001716</text:p>
          </table:table-cell>
          <table:table-cell table:formula="of:=[levels_parameters.$I$2]*([.$A81]-1) + [levels_parameters.$H$2]+FLOOR([.$A81]/[levels_parameters.$J$2])" office:value-type="float" office:value="98" calcext:value-type="float">
            <text:p>98</text:p>
          </table:table-cell>
          <table:table-cell table:formula="of:=[levels_parameters.$E$2]*([.$A81]-1) + [levels_parameters.$D$2]" office:value-type="float" office:value="1730" calcext:value-type="float">
            <text:p>1730</text:p>
          </table:table-cell>
          <table:table-cell table:formula="of:=[levels_parameters.$G$2]*([.$A8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[levels_parameters.$B$2] + [levels_parameters.$C$2]*([.$A82]-1)+[levels_parameters.$A$2]" office:value-type="float" office:value="531850" calcext:value-type="float">
            <text:p>531850</text:p>
          </table:table-cell>
          <table:table-cell table:formula="of:=[.$C81]+[.$B81]" office:value-type="float" office:value="10514120" calcext:value-type="float">
            <text:p>10514120</text:p>
          </table:table-cell>
          <table:table-cell table:formula="of:=[levels_parameters.$I$2]*([.$A82]-1) + [levels_parameters.$H$2]+FLOOR([.$A82]/[levels_parameters.$J$2])" office:value-type="float" office:value="99" calcext:value-type="float">
            <text:p>99</text:p>
          </table:table-cell>
          <table:table-cell table:formula="of:=[levels_parameters.$E$2]*([.$A82]-1) + [levels_parameters.$D$2]" office:value-type="float" office:value="1750" calcext:value-type="float">
            <text:p>1750</text:p>
          </table:table-cell>
          <table:table-cell table:formula="of:=[levels_parameters.$G$2]*([.$A8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[levels_parameters.$B$2] + [levels_parameters.$C$2]*([.$A83]-1)+[levels_parameters.$A$2]" office:value-type="float" office:value="551782" calcext:value-type="float">
            <text:p>551782</text:p>
          </table:table-cell>
          <table:table-cell table:formula="of:=[.$C82]+[.$B82]" office:value-type="float" office:value="11045970" calcext:value-type="float">
            <text:p>11045970</text:p>
          </table:table-cell>
          <table:table-cell table:formula="of:=[levels_parameters.$I$2]*([.$A83]-1) + [levels_parameters.$H$2]+FLOOR([.$A83]/[levels_parameters.$J$2])" office:value-type="float" office:value="100" calcext:value-type="float">
            <text:p>100</text:p>
          </table:table-cell>
          <table:table-cell table:formula="of:=[levels_parameters.$E$2]*([.$A83]-1) + [levels_parameters.$D$2]" office:value-type="float" office:value="1770" calcext:value-type="float">
            <text:p>1770</text:p>
          </table:table-cell>
          <table:table-cell table:formula="of:=[levels_parameters.$G$2]*([.$A8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[levels_parameters.$B$2] + [levels_parameters.$C$2]*([.$A84]-1)+[levels_parameters.$A$2]" office:value-type="float" office:value="572206" calcext:value-type="float">
            <text:p>572206</text:p>
          </table:table-cell>
          <table:table-cell table:formula="of:=[.$C83]+[.$B83]" office:value-type="float" office:value="11597752" calcext:value-type="float">
            <text:p>11597752</text:p>
          </table:table-cell>
          <table:table-cell table:formula="of:=[levels_parameters.$I$2]*([.$A84]-1) + [levels_parameters.$H$2]+FLOOR([.$A84]/[levels_parameters.$J$2])" office:value-type="float" office:value="101" calcext:value-type="float">
            <text:p>101</text:p>
          </table:table-cell>
          <table:table-cell table:formula="of:=[levels_parameters.$E$2]*([.$A84]-1) + [levels_parameters.$D$2]" office:value-type="float" office:value="1790" calcext:value-type="float">
            <text:p>1790</text:p>
          </table:table-cell>
          <table:table-cell table:formula="of:=[levels_parameters.$G$2]*([.$A8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[levels_parameters.$B$2] + [levels_parameters.$C$2]*([.$A85]-1)+[levels_parameters.$A$2]" office:value-type="float" office:value="593128" calcext:value-type="float">
            <text:p>593128</text:p>
          </table:table-cell>
          <table:table-cell table:formula="of:=[.$C84]+[.$B84]" office:value-type="float" office:value="12169958" calcext:value-type="float">
            <text:p>12169958</text:p>
          </table:table-cell>
          <table:table-cell table:formula="of:=[levels_parameters.$I$2]*([.$A85]-1) + [levels_parameters.$H$2]+FLOOR([.$A85]/[levels_parameters.$J$2])" office:value-type="float" office:value="102" calcext:value-type="float">
            <text:p>102</text:p>
          </table:table-cell>
          <table:table-cell table:formula="of:=[levels_parameters.$E$2]*([.$A85]-1) + [levels_parameters.$D$2]" office:value-type="float" office:value="1810" calcext:value-type="float">
            <text:p>1810</text:p>
          </table:table-cell>
          <table:table-cell table:formula="of:=[levels_parameters.$G$2]*([.$A8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[levels_parameters.$B$2] + [levels_parameters.$C$2]*([.$A86]-1)+[levels_parameters.$A$2]" office:value-type="float" office:value="614554" calcext:value-type="float">
            <text:p>614554</text:p>
          </table:table-cell>
          <table:table-cell table:formula="of:=[.$C85]+[.$B85]" office:value-type="float" office:value="12763086" calcext:value-type="float">
            <text:p>12763086</text:p>
          </table:table-cell>
          <table:table-cell table:formula="of:=[levels_parameters.$I$2]*([.$A86]-1) + [levels_parameters.$H$2]+FLOOR([.$A86]/[levels_parameters.$J$2])" office:value-type="float" office:value="104" calcext:value-type="float">
            <text:p>104</text:p>
          </table:table-cell>
          <table:table-cell table:formula="of:=[levels_parameters.$E$2]*([.$A86]-1) + [levels_parameters.$D$2]" office:value-type="float" office:value="1830" calcext:value-type="float">
            <text:p>1830</text:p>
          </table:table-cell>
          <table:table-cell table:formula="of:=[levels_parameters.$G$2]*([.$A8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[levels_parameters.$B$2] + [levels_parameters.$C$2]*([.$A87]-1)+[levels_parameters.$A$2]" office:value-type="float" office:value="636490" calcext:value-type="float">
            <text:p>636490</text:p>
          </table:table-cell>
          <table:table-cell table:formula="of:=[.$C86]+[.$B86]" office:value-type="float" office:value="13377640" calcext:value-type="float">
            <text:p>13377640</text:p>
          </table:table-cell>
          <table:table-cell table:formula="of:=[levels_parameters.$I$2]*([.$A87]-1) + [levels_parameters.$H$2]+FLOOR([.$A87]/[levels_parameters.$J$2])" office:value-type="float" office:value="105" calcext:value-type="float">
            <text:p>105</text:p>
          </table:table-cell>
          <table:table-cell table:formula="of:=[levels_parameters.$E$2]*([.$A87]-1) + [levels_parameters.$D$2]" office:value-type="float" office:value="1850" calcext:value-type="float">
            <text:p>1850</text:p>
          </table:table-cell>
          <table:table-cell table:formula="of:=[levels_parameters.$G$2]*([.$A8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[levels_parameters.$B$2] + [levels_parameters.$C$2]*([.$A88]-1)+[levels_parameters.$A$2]" office:value-type="float" office:value="658942" calcext:value-type="float">
            <text:p>658942</text:p>
          </table:table-cell>
          <table:table-cell table:formula="of:=[.$C87]+[.$B87]" office:value-type="float" office:value="14014130" calcext:value-type="float">
            <text:p>14014130</text:p>
          </table:table-cell>
          <table:table-cell table:formula="of:=[levels_parameters.$I$2]*([.$A88]-1) + [levels_parameters.$H$2]+FLOOR([.$A88]/[levels_parameters.$J$2])" office:value-type="float" office:value="106" calcext:value-type="float">
            <text:p>106</text:p>
          </table:table-cell>
          <table:table-cell table:formula="of:=[levels_parameters.$E$2]*([.$A88]-1) + [levels_parameters.$D$2]" office:value-type="float" office:value="1870" calcext:value-type="float">
            <text:p>1870</text:p>
          </table:table-cell>
          <table:table-cell table:formula="of:=[levels_parameters.$G$2]*([.$A8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[levels_parameters.$B$2] + [levels_parameters.$C$2]*([.$A89]-1)+[levels_parameters.$A$2]" office:value-type="float" office:value="681916" calcext:value-type="float">
            <text:p>681916</text:p>
          </table:table-cell>
          <table:table-cell table:formula="of:=[.$C88]+[.$B88]" office:value-type="float" office:value="14673072" calcext:value-type="float">
            <text:p>14673072</text:p>
          </table:table-cell>
          <table:table-cell table:formula="of:=[levels_parameters.$I$2]*([.$A89]-1) + [levels_parameters.$H$2]+FLOOR([.$A89]/[levels_parameters.$J$2])" office:value-type="float" office:value="107" calcext:value-type="float">
            <text:p>107</text:p>
          </table:table-cell>
          <table:table-cell table:formula="of:=[levels_parameters.$E$2]*([.$A89]-1) + [levels_parameters.$D$2]" office:value-type="float" office:value="1890" calcext:value-type="float">
            <text:p>1890</text:p>
          </table:table-cell>
          <table:table-cell table:formula="of:=[levels_parameters.$G$2]*([.$A8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[levels_parameters.$B$2] + [levels_parameters.$C$2]*([.$A90]-1)+[levels_parameters.$A$2]" office:value-type="float" office:value="705418" calcext:value-type="float">
            <text:p>705418</text:p>
          </table:table-cell>
          <table:table-cell table:formula="of:=[.$C89]+[.$B89]" office:value-type="float" office:value="15354988" calcext:value-type="float">
            <text:p>15354988</text:p>
          </table:table-cell>
          <table:table-cell table:formula="of:=[levels_parameters.$I$2]*([.$A90]-1) + [levels_parameters.$H$2]+FLOOR([.$A90]/[levels_parameters.$J$2])" office:value-type="float" office:value="108" calcext:value-type="float">
            <text:p>108</text:p>
          </table:table-cell>
          <table:table-cell table:formula="of:=[levels_parameters.$E$2]*([.$A90]-1) + [levels_parameters.$D$2]" office:value-type="float" office:value="1910" calcext:value-type="float">
            <text:p>1910</text:p>
          </table:table-cell>
          <table:table-cell table:formula="of:=[levels_parameters.$G$2]*([.$A9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[levels_parameters.$B$2] + [levels_parameters.$C$2]*([.$A91]-1)+[levels_parameters.$A$2]" office:value-type="float" office:value="729454" calcext:value-type="float">
            <text:p>729454</text:p>
          </table:table-cell>
          <table:table-cell table:formula="of:=[.$C90]+[.$B90]" office:value-type="float" office:value="16060406" calcext:value-type="float">
            <text:p>16060406</text:p>
          </table:table-cell>
          <table:table-cell table:formula="of:=[levels_parameters.$I$2]*([.$A91]-1) + [levels_parameters.$H$2]+FLOOR([.$A91]/[levels_parameters.$J$2])" office:value-type="float" office:value="110" calcext:value-type="float">
            <text:p>110</text:p>
          </table:table-cell>
          <table:table-cell table:formula="of:=[levels_parameters.$E$2]*([.$A91]-1) + [levels_parameters.$D$2]" office:value-type="float" office:value="1930" calcext:value-type="float">
            <text:p>1930</text:p>
          </table:table-cell>
          <table:table-cell table:formula="of:=[levels_parameters.$G$2]*([.$A9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[levels_parameters.$B$2] + [levels_parameters.$C$2]*([.$A92]-1)+[levels_parameters.$A$2]" office:value-type="float" office:value="754030" calcext:value-type="float">
            <text:p>754030</text:p>
          </table:table-cell>
          <table:table-cell table:formula="of:=[.$C91]+[.$B91]" office:value-type="float" office:value="16789860" calcext:value-type="float">
            <text:p>16789860</text:p>
          </table:table-cell>
          <table:table-cell table:formula="of:=[levels_parameters.$I$2]*([.$A92]-1) + [levels_parameters.$H$2]+FLOOR([.$A92]/[levels_parameters.$J$2])" office:value-type="float" office:value="111" calcext:value-type="float">
            <text:p>111</text:p>
          </table:table-cell>
          <table:table-cell table:formula="of:=[levels_parameters.$E$2]*([.$A92]-1) + [levels_parameters.$D$2]" office:value-type="float" office:value="1950" calcext:value-type="float">
            <text:p>1950</text:p>
          </table:table-cell>
          <table:table-cell table:formula="of:=[levels_parameters.$G$2]*([.$A9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[levels_parameters.$B$2] + [levels_parameters.$C$2]*([.$A93]-1)+[levels_parameters.$A$2]" office:value-type="float" office:value="779152" calcext:value-type="float">
            <text:p>779152</text:p>
          </table:table-cell>
          <table:table-cell table:formula="of:=[.$C92]+[.$B92]" office:value-type="float" office:value="17543890" calcext:value-type="float">
            <text:p>17543890</text:p>
          </table:table-cell>
          <table:table-cell table:formula="of:=[levels_parameters.$I$2]*([.$A93]-1) + [levels_parameters.$H$2]+FLOOR([.$A93]/[levels_parameters.$J$2])" office:value-type="float" office:value="112" calcext:value-type="float">
            <text:p>112</text:p>
          </table:table-cell>
          <table:table-cell table:formula="of:=[levels_parameters.$E$2]*([.$A93]-1) + [levels_parameters.$D$2]" office:value-type="float" office:value="1970" calcext:value-type="float">
            <text:p>1970</text:p>
          </table:table-cell>
          <table:table-cell table:formula="of:=[levels_parameters.$G$2]*([.$A9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[levels_parameters.$B$2] + [levels_parameters.$C$2]*([.$A94]-1)+[levels_parameters.$A$2]" office:value-type="float" office:value="804826" calcext:value-type="float">
            <text:p>804826</text:p>
          </table:table-cell>
          <table:table-cell table:formula="of:=[.$C93]+[.$B93]" office:value-type="float" office:value="18323042" calcext:value-type="float">
            <text:p>18323042</text:p>
          </table:table-cell>
          <table:table-cell table:formula="of:=[levels_parameters.$I$2]*([.$A94]-1) + [levels_parameters.$H$2]+FLOOR([.$A94]/[levels_parameters.$J$2])" office:value-type="float" office:value="113" calcext:value-type="float">
            <text:p>113</text:p>
          </table:table-cell>
          <table:table-cell table:formula="of:=[levels_parameters.$E$2]*([.$A94]-1) + [levels_parameters.$D$2]" office:value-type="float" office:value="1990" calcext:value-type="float">
            <text:p>1990</text:p>
          </table:table-cell>
          <table:table-cell table:formula="of:=[levels_parameters.$G$2]*([.$A9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[levels_parameters.$B$2] + [levels_parameters.$C$2]*([.$A95]-1)+[levels_parameters.$A$2]" office:value-type="float" office:value="831058" calcext:value-type="float">
            <text:p>831058</text:p>
          </table:table-cell>
          <table:table-cell table:formula="of:=[.$C94]+[.$B94]" office:value-type="float" office:value="19127868" calcext:value-type="float">
            <text:p>19127868</text:p>
          </table:table-cell>
          <table:table-cell table:formula="of:=[levels_parameters.$I$2]*([.$A95]-1) + [levels_parameters.$H$2]+FLOOR([.$A95]/[levels_parameters.$J$2])" office:value-type="float" office:value="114" calcext:value-type="float">
            <text:p>114</text:p>
          </table:table-cell>
          <table:table-cell table:formula="of:=[levels_parameters.$E$2]*([.$A95]-1) + [levels_parameters.$D$2]" office:value-type="float" office:value="2010" calcext:value-type="float">
            <text:p>2010</text:p>
          </table:table-cell>
          <table:table-cell table:formula="of:=[levels_parameters.$G$2]*([.$A9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[levels_parameters.$B$2] + [levels_parameters.$C$2]*([.$A96]-1)+[levels_parameters.$A$2]" office:value-type="float" office:value="857854" calcext:value-type="float">
            <text:p>857854</text:p>
          </table:table-cell>
          <table:table-cell table:formula="of:=[.$C95]+[.$B95]" office:value-type="float" office:value="19958926" calcext:value-type="float">
            <text:p>19958926</text:p>
          </table:table-cell>
          <table:table-cell table:formula="of:=[levels_parameters.$I$2]*([.$A96]-1) + [levels_parameters.$H$2]+FLOOR([.$A96]/[levels_parameters.$J$2])" office:value-type="float" office:value="116" calcext:value-type="float">
            <text:p>116</text:p>
          </table:table-cell>
          <table:table-cell table:formula="of:=[levels_parameters.$E$2]*([.$A96]-1) + [levels_parameters.$D$2]" office:value-type="float" office:value="2030" calcext:value-type="float">
            <text:p>2030</text:p>
          </table:table-cell>
          <table:table-cell table:formula="of:=[levels_parameters.$G$2]*([.$A9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[levels_parameters.$B$2] + [levels_parameters.$C$2]*([.$A97]-1)+[levels_parameters.$A$2]" office:value-type="float" office:value="885220" calcext:value-type="float">
            <text:p>885220</text:p>
          </table:table-cell>
          <table:table-cell table:formula="of:=[.$C96]+[.$B96]" office:value-type="float" office:value="20816780" calcext:value-type="float">
            <text:p>20816780</text:p>
          </table:table-cell>
          <table:table-cell table:formula="of:=[levels_parameters.$I$2]*([.$A97]-1) + [levels_parameters.$H$2]+FLOOR([.$A97]/[levels_parameters.$J$2])" office:value-type="float" office:value="117" calcext:value-type="float">
            <text:p>117</text:p>
          </table:table-cell>
          <table:table-cell table:formula="of:=[levels_parameters.$E$2]*([.$A97]-1) + [levels_parameters.$D$2]" office:value-type="float" office:value="2050" calcext:value-type="float">
            <text:p>2050</text:p>
          </table:table-cell>
          <table:table-cell table:formula="of:=[levels_parameters.$G$2]*([.$A9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[levels_parameters.$B$2] + [levels_parameters.$C$2]*([.$A98]-1)+[levels_parameters.$A$2]" office:value-type="float" office:value="913162" calcext:value-type="float">
            <text:p>913162</text:p>
          </table:table-cell>
          <table:table-cell table:formula="of:=[.$C97]+[.$B97]" office:value-type="float" office:value="21702000" calcext:value-type="float">
            <text:p>21702000</text:p>
          </table:table-cell>
          <table:table-cell table:formula="of:=[levels_parameters.$I$2]*([.$A98]-1) + [levels_parameters.$H$2]+FLOOR([.$A98]/[levels_parameters.$J$2])" office:value-type="float" office:value="118" calcext:value-type="float">
            <text:p>118</text:p>
          </table:table-cell>
          <table:table-cell table:formula="of:=[levels_parameters.$E$2]*([.$A98]-1) + [levels_parameters.$D$2]" office:value-type="float" office:value="2070" calcext:value-type="float">
            <text:p>2070</text:p>
          </table:table-cell>
          <table:table-cell table:formula="of:=[levels_parameters.$G$2]*([.$A9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[levels_parameters.$B$2] + [levels_parameters.$C$2]*([.$A99]-1)+[levels_parameters.$A$2]" office:value-type="float" office:value="941686" calcext:value-type="float">
            <text:p>941686</text:p>
          </table:table-cell>
          <table:table-cell table:formula="of:=[.$C98]+[.$B98]" office:value-type="float" office:value="22615162" calcext:value-type="float">
            <text:p>22615162</text:p>
          </table:table-cell>
          <table:table-cell table:formula="of:=[levels_parameters.$I$2]*([.$A99]-1) + [levels_parameters.$H$2]+FLOOR([.$A99]/[levels_parameters.$J$2])" office:value-type="float" office:value="119" calcext:value-type="float">
            <text:p>119</text:p>
          </table:table-cell>
          <table:table-cell table:formula="of:=[levels_parameters.$E$2]*([.$A99]-1) + [levels_parameters.$D$2]" office:value-type="float" office:value="2090" calcext:value-type="float">
            <text:p>2090</text:p>
          </table:table-cell>
          <table:table-cell table:formula="of:=[levels_parameters.$G$2]*([.$A9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[levels_parameters.$B$2] + [levels_parameters.$C$2]*([.$A100]-1)+[levels_parameters.$A$2]" office:value-type="float" office:value="970798" calcext:value-type="float">
            <text:p>970798</text:p>
          </table:table-cell>
          <table:table-cell table:formula="of:=[.$C99]+[.$B99]" office:value-type="float" office:value="23556848" calcext:value-type="float">
            <text:p>23556848</text:p>
          </table:table-cell>
          <table:table-cell table:formula="of:=[levels_parameters.$I$2]*([.$A100]-1) + [levels_parameters.$H$2]+FLOOR([.$A100]/[levels_parameters.$J$2])" office:value-type="float" office:value="120" calcext:value-type="float">
            <text:p>120</text:p>
          </table:table-cell>
          <table:table-cell table:formula="of:=[levels_parameters.$E$2]*([.$A100]-1) + [levels_parameters.$D$2]" office:value-type="float" office:value="2110" calcext:value-type="float">
            <text:p>2110</text:p>
          </table:table-cell>
          <table:table-cell table:formula="of:=[levels_parameters.$G$2]*([.$A10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[levels_parameters.$B$2] + [levels_parameters.$C$2]*([.$A101]-1)+[levels_parameters.$A$2]" office:value-type="float" office:value="1000504" calcext:value-type="float">
            <text:p>1000504</text:p>
          </table:table-cell>
          <table:table-cell table:formula="of:=[.$C100]+[.$B100]" office:value-type="float" office:value="24527646" calcext:value-type="float">
            <text:p>24527646</text:p>
          </table:table-cell>
          <table:table-cell table:formula="of:=[levels_parameters.$I$2]*([.$A101]-1) + [levels_parameters.$H$2]+FLOOR([.$A101]/[levels_parameters.$J$2])" office:value-type="float" office:value="122" calcext:value-type="float">
            <text:p>122</text:p>
          </table:table-cell>
          <table:table-cell table:formula="of:=[levels_parameters.$E$2]*([.$A101]-1) + [levels_parameters.$D$2]" office:value-type="float" office:value="2130" calcext:value-type="float">
            <text:p>2130</text:p>
          </table:table-cell>
          <table:table-cell table:formula="of:=[levels_parameters.$G$2]*([.$A10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[levels_parameters.$B$2] + [levels_parameters.$C$2]*([.$A102]-1)+[levels_parameters.$A$2]" office:value-type="float" office:value="1030810" calcext:value-type="float">
            <text:p>1030810</text:p>
          </table:table-cell>
          <table:table-cell table:formula="of:=[.$C101]+[.$B101]" office:value-type="float" office:value="25528150" calcext:value-type="float">
            <text:p>25528150</text:p>
          </table:table-cell>
          <table:table-cell table:formula="of:=[levels_parameters.$I$2]*([.$A102]-1) + [levels_parameters.$H$2]+FLOOR([.$A102]/[levels_parameters.$J$2])" office:value-type="float" office:value="123" calcext:value-type="float">
            <text:p>123</text:p>
          </table:table-cell>
          <table:table-cell table:formula="of:=[levels_parameters.$E$2]*([.$A102]-1) + [levels_parameters.$D$2]" office:value-type="float" office:value="2150" calcext:value-type="float">
            <text:p>2150</text:p>
          </table:table-cell>
          <table:table-cell table:formula="of:=[levels_parameters.$G$2]*([.$A10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[levels_parameters.$B$2] + [levels_parameters.$C$2]*([.$A103]-1)+[levels_parameters.$A$2]" office:value-type="float" office:value="1061722" calcext:value-type="float">
            <text:p>1061722</text:p>
          </table:table-cell>
          <table:table-cell table:formula="of:=[.$C102]+[.$B102]" office:value-type="float" office:value="26558960" calcext:value-type="float">
            <text:p>26558960</text:p>
          </table:table-cell>
          <table:table-cell table:formula="of:=[levels_parameters.$I$2]*([.$A103]-1) + [levels_parameters.$H$2]+FLOOR([.$A103]/[levels_parameters.$J$2])" office:value-type="float" office:value="124" calcext:value-type="float">
            <text:p>124</text:p>
          </table:table-cell>
          <table:table-cell table:formula="of:=[levels_parameters.$E$2]*([.$A103]-1) + [levels_parameters.$D$2]" office:value-type="float" office:value="2170" calcext:value-type="float">
            <text:p>2170</text:p>
          </table:table-cell>
          <table:table-cell table:formula="of:=[levels_parameters.$G$2]*([.$A10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[levels_parameters.$B$2] + [levels_parameters.$C$2]*([.$A104]-1)+[levels_parameters.$A$2]" office:value-type="float" office:value="1093246" calcext:value-type="float">
            <text:p>1093246</text:p>
          </table:table-cell>
          <table:table-cell table:formula="of:=[.$C103]+[.$B103]" office:value-type="float" office:value="27620682" calcext:value-type="float">
            <text:p>27620682</text:p>
          </table:table-cell>
          <table:table-cell table:formula="of:=[levels_parameters.$I$2]*([.$A104]-1) + [levels_parameters.$H$2]+FLOOR([.$A104]/[levels_parameters.$J$2])" office:value-type="float" office:value="125" calcext:value-type="float">
            <text:p>125</text:p>
          </table:table-cell>
          <table:table-cell table:formula="of:=[levels_parameters.$E$2]*([.$A104]-1) + [levels_parameters.$D$2]" office:value-type="float" office:value="2190" calcext:value-type="float">
            <text:p>2190</text:p>
          </table:table-cell>
          <table:table-cell table:formula="of:=[levels_parameters.$G$2]*([.$A10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[levels_parameters.$B$2] + [levels_parameters.$C$2]*([.$A105]-1)+[levels_parameters.$A$2]" office:value-type="float" office:value="1125388" calcext:value-type="float">
            <text:p>1125388</text:p>
          </table:table-cell>
          <table:table-cell table:formula="of:=[.$C104]+[.$B104]" office:value-type="float" office:value="28713928" calcext:value-type="float">
            <text:p>28713928</text:p>
          </table:table-cell>
          <table:table-cell table:formula="of:=[levels_parameters.$I$2]*([.$A105]-1) + [levels_parameters.$H$2]+FLOOR([.$A105]/[levels_parameters.$J$2])" office:value-type="float" office:value="126" calcext:value-type="float">
            <text:p>126</text:p>
          </table:table-cell>
          <table:table-cell table:formula="of:=[levels_parameters.$E$2]*([.$A105]-1) + [levels_parameters.$D$2]" office:value-type="float" office:value="2210" calcext:value-type="float">
            <text:p>2210</text:p>
          </table:table-cell>
          <table:table-cell table:formula="of:=[levels_parameters.$G$2]*([.$A10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[levels_parameters.$B$2] + [levels_parameters.$C$2]*([.$A106]-1)+[levels_parameters.$A$2]" office:value-type="float" office:value="1158154" calcext:value-type="float">
            <text:p>1158154</text:p>
          </table:table-cell>
          <table:table-cell table:formula="of:=[.$C105]+[.$B105]" office:value-type="float" office:value="29839316" calcext:value-type="float">
            <text:p>29839316</text:p>
          </table:table-cell>
          <table:table-cell table:formula="of:=[levels_parameters.$I$2]*([.$A106]-1) + [levels_parameters.$H$2]+FLOOR([.$A106]/[levels_parameters.$J$2])" office:value-type="float" office:value="128" calcext:value-type="float">
            <text:p>128</text:p>
          </table:table-cell>
          <table:table-cell table:formula="of:=[levels_parameters.$E$2]*([.$A106]-1) + [levels_parameters.$D$2]" office:value-type="float" office:value="2230" calcext:value-type="float">
            <text:p>2230</text:p>
          </table:table-cell>
          <table:table-cell table:formula="of:=[levels_parameters.$G$2]*([.$A10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[levels_parameters.$B$2] + [levels_parameters.$C$2]*([.$A107]-1)+[levels_parameters.$A$2]" office:value-type="float" office:value="1191550" calcext:value-type="float">
            <text:p>1191550</text:p>
          </table:table-cell>
          <table:table-cell table:formula="of:=[.$C106]+[.$B106]" office:value-type="float" office:value="30997470" calcext:value-type="float">
            <text:p>30997470</text:p>
          </table:table-cell>
          <table:table-cell table:formula="of:=[levels_parameters.$I$2]*([.$A107]-1) + [levels_parameters.$H$2]+FLOOR([.$A107]/[levels_parameters.$J$2])" office:value-type="float" office:value="129" calcext:value-type="float">
            <text:p>129</text:p>
          </table:table-cell>
          <table:table-cell table:formula="of:=[levels_parameters.$E$2]*([.$A107]-1) + [levels_parameters.$D$2]" office:value-type="float" office:value="2250" calcext:value-type="float">
            <text:p>2250</text:p>
          </table:table-cell>
          <table:table-cell table:formula="of:=[levels_parameters.$G$2]*([.$A10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[levels_parameters.$B$2] + [levels_parameters.$C$2]*([.$A108]-1)+[levels_parameters.$A$2]" office:value-type="float" office:value="1225582" calcext:value-type="float">
            <text:p>1225582</text:p>
          </table:table-cell>
          <table:table-cell table:formula="of:=[.$C107]+[.$B107]" office:value-type="float" office:value="32189020" calcext:value-type="float">
            <text:p>32189020</text:p>
          </table:table-cell>
          <table:table-cell table:formula="of:=[levels_parameters.$I$2]*([.$A108]-1) + [levels_parameters.$H$2]+FLOOR([.$A108]/[levels_parameters.$J$2])" office:value-type="float" office:value="130" calcext:value-type="float">
            <text:p>130</text:p>
          </table:table-cell>
          <table:table-cell table:formula="of:=[levels_parameters.$E$2]*([.$A108]-1) + [levels_parameters.$D$2]" office:value-type="float" office:value="2270" calcext:value-type="float">
            <text:p>2270</text:p>
          </table:table-cell>
          <table:table-cell table:formula="of:=[levels_parameters.$G$2]*([.$A10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[levels_parameters.$B$2] + [levels_parameters.$C$2]*([.$A109]-1)+[levels_parameters.$A$2]" office:value-type="float" office:value="1260256" calcext:value-type="float">
            <text:p>1260256</text:p>
          </table:table-cell>
          <table:table-cell table:formula="of:=[.$C108]+[.$B108]" office:value-type="float" office:value="33414602" calcext:value-type="float">
            <text:p>33414602</text:p>
          </table:table-cell>
          <table:table-cell table:formula="of:=[levels_parameters.$I$2]*([.$A109]-1) + [levels_parameters.$H$2]+FLOOR([.$A109]/[levels_parameters.$J$2])" office:value-type="float" office:value="131" calcext:value-type="float">
            <text:p>131</text:p>
          </table:table-cell>
          <table:table-cell table:formula="of:=[levels_parameters.$E$2]*([.$A109]-1) + [levels_parameters.$D$2]" office:value-type="float" office:value="2290" calcext:value-type="float">
            <text:p>2290</text:p>
          </table:table-cell>
          <table:table-cell table:formula="of:=[levels_parameters.$G$2]*([.$A10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[levels_parameters.$B$2] + [levels_parameters.$C$2]*([.$A110]-1)+[levels_parameters.$A$2]" office:value-type="float" office:value="1295578" calcext:value-type="float">
            <text:p>1295578</text:p>
          </table:table-cell>
          <table:table-cell table:formula="of:=[.$C109]+[.$B109]" office:value-type="float" office:value="34674858" calcext:value-type="float">
            <text:p>34674858</text:p>
          </table:table-cell>
          <table:table-cell table:formula="of:=[levels_parameters.$I$2]*([.$A110]-1) + [levels_parameters.$H$2]+FLOOR([.$A110]/[levels_parameters.$J$2])" office:value-type="float" office:value="132" calcext:value-type="float">
            <text:p>132</text:p>
          </table:table-cell>
          <table:table-cell table:formula="of:=[levels_parameters.$E$2]*([.$A110]-1) + [levels_parameters.$D$2]" office:value-type="float" office:value="2310" calcext:value-type="float">
            <text:p>2310</text:p>
          </table:table-cell>
          <table:table-cell table:formula="of:=[levels_parameters.$G$2]*([.$A11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[levels_parameters.$B$2] + [levels_parameters.$C$2]*([.$A111]-1)+[levels_parameters.$A$2]" office:value-type="float" office:value="1331554" calcext:value-type="float">
            <text:p>1331554</text:p>
          </table:table-cell>
          <table:table-cell table:formula="of:=[.$C110]+[.$B110]" office:value-type="float" office:value="35970436" calcext:value-type="float">
            <text:p>35970436</text:p>
          </table:table-cell>
          <table:table-cell table:formula="of:=[levels_parameters.$I$2]*([.$A111]-1) + [levels_parameters.$H$2]+FLOOR([.$A111]/[levels_parameters.$J$2])" office:value-type="float" office:value="134" calcext:value-type="float">
            <text:p>134</text:p>
          </table:table-cell>
          <table:table-cell table:formula="of:=[levels_parameters.$E$2]*([.$A111]-1) + [levels_parameters.$D$2]" office:value-type="float" office:value="2330" calcext:value-type="float">
            <text:p>2330</text:p>
          </table:table-cell>
          <table:table-cell table:formula="of:=[levels_parameters.$G$2]*([.$A11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[levels_parameters.$B$2] + [levels_parameters.$C$2]*([.$A112]-1)+[levels_parameters.$A$2]" office:value-type="float" office:value="1368190" calcext:value-type="float">
            <text:p>1368190</text:p>
          </table:table-cell>
          <table:table-cell table:formula="of:=[.$C111]+[.$B111]" office:value-type="float" office:value="37301990" calcext:value-type="float">
            <text:p>37301990</text:p>
          </table:table-cell>
          <table:table-cell table:formula="of:=[levels_parameters.$I$2]*([.$A112]-1) + [levels_parameters.$H$2]+FLOOR([.$A112]/[levels_parameters.$J$2])" office:value-type="float" office:value="135" calcext:value-type="float">
            <text:p>135</text:p>
          </table:table-cell>
          <table:table-cell table:formula="of:=[levels_parameters.$E$2]*([.$A112]-1) + [levels_parameters.$D$2]" office:value-type="float" office:value="2350" calcext:value-type="float">
            <text:p>2350</text:p>
          </table:table-cell>
          <table:table-cell table:formula="of:=[levels_parameters.$G$2]*([.$A11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[levels_parameters.$B$2] + [levels_parameters.$C$2]*([.$A113]-1)+[levels_parameters.$A$2]" office:value-type="float" office:value="1405492" calcext:value-type="float">
            <text:p>1405492</text:p>
          </table:table-cell>
          <table:table-cell table:formula="of:=[.$C112]+[.$B112]" office:value-type="float" office:value="38670180" calcext:value-type="float">
            <text:p>38670180</text:p>
          </table:table-cell>
          <table:table-cell table:formula="of:=[levels_parameters.$I$2]*([.$A113]-1) + [levels_parameters.$H$2]+FLOOR([.$A113]/[levels_parameters.$J$2])" office:value-type="float" office:value="136" calcext:value-type="float">
            <text:p>136</text:p>
          </table:table-cell>
          <table:table-cell table:formula="of:=[levels_parameters.$E$2]*([.$A113]-1) + [levels_parameters.$D$2]" office:value-type="float" office:value="2370" calcext:value-type="float">
            <text:p>2370</text:p>
          </table:table-cell>
          <table:table-cell table:formula="of:=[levels_parameters.$G$2]*([.$A11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[levels_parameters.$B$2] + [levels_parameters.$C$2]*([.$A114]-1)+[levels_parameters.$A$2]" office:value-type="float" office:value="1443466" calcext:value-type="float">
            <text:p>1443466</text:p>
          </table:table-cell>
          <table:table-cell table:formula="of:=[.$C113]+[.$B113]" office:value-type="float" office:value="40075672" calcext:value-type="float">
            <text:p>40075672</text:p>
          </table:table-cell>
          <table:table-cell table:formula="of:=[levels_parameters.$I$2]*([.$A114]-1) + [levels_parameters.$H$2]+FLOOR([.$A114]/[levels_parameters.$J$2])" office:value-type="float" office:value="137" calcext:value-type="float">
            <text:p>137</text:p>
          </table:table-cell>
          <table:table-cell table:formula="of:=[levels_parameters.$E$2]*([.$A114]-1) + [levels_parameters.$D$2]" office:value-type="float" office:value="2390" calcext:value-type="float">
            <text:p>2390</text:p>
          </table:table-cell>
          <table:table-cell table:formula="of:=[levels_parameters.$G$2]*([.$A11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[levels_parameters.$B$2] + [levels_parameters.$C$2]*([.$A115]-1)+[levels_parameters.$A$2]" office:value-type="float" office:value="1482118" calcext:value-type="float">
            <text:p>1482118</text:p>
          </table:table-cell>
          <table:table-cell table:formula="of:=[.$C114]+[.$B114]" office:value-type="float" office:value="41519138" calcext:value-type="float">
            <text:p>41519138</text:p>
          </table:table-cell>
          <table:table-cell table:formula="of:=[levels_parameters.$I$2]*([.$A115]-1) + [levels_parameters.$H$2]+FLOOR([.$A115]/[levels_parameters.$J$2])" office:value-type="float" office:value="138" calcext:value-type="float">
            <text:p>138</text:p>
          </table:table-cell>
          <table:table-cell table:formula="of:=[levels_parameters.$E$2]*([.$A115]-1) + [levels_parameters.$D$2]" office:value-type="float" office:value="2410" calcext:value-type="float">
            <text:p>2410</text:p>
          </table:table-cell>
          <table:table-cell table:formula="of:=[levels_parameters.$G$2]*([.$A11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[levels_parameters.$B$2] + [levels_parameters.$C$2]*([.$A116]-1)+[levels_parameters.$A$2]" office:value-type="float" office:value="1521454" calcext:value-type="float">
            <text:p>1521454</text:p>
          </table:table-cell>
          <table:table-cell table:formula="of:=[.$C115]+[.$B115]" office:value-type="float" office:value="43001256" calcext:value-type="float">
            <text:p>43001256</text:p>
          </table:table-cell>
          <table:table-cell table:formula="of:=[levels_parameters.$I$2]*([.$A116]-1) + [levels_parameters.$H$2]+FLOOR([.$A116]/[levels_parameters.$J$2])" office:value-type="float" office:value="140" calcext:value-type="float">
            <text:p>140</text:p>
          </table:table-cell>
          <table:table-cell table:formula="of:=[levels_parameters.$E$2]*([.$A116]-1) + [levels_parameters.$D$2]" office:value-type="float" office:value="2430" calcext:value-type="float">
            <text:p>2430</text:p>
          </table:table-cell>
          <table:table-cell table:formula="of:=[levels_parameters.$G$2]*([.$A11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[levels_parameters.$B$2] + [levels_parameters.$C$2]*([.$A117]-1)+[levels_parameters.$A$2]" office:value-type="float" office:value="1561480" calcext:value-type="float">
            <text:p>1561480</text:p>
          </table:table-cell>
          <table:table-cell table:formula="of:=[.$C116]+[.$B116]" office:value-type="float" office:value="44522710" calcext:value-type="float">
            <text:p>44522710</text:p>
          </table:table-cell>
          <table:table-cell table:formula="of:=[levels_parameters.$I$2]*([.$A117]-1) + [levels_parameters.$H$2]+FLOOR([.$A117]/[levels_parameters.$J$2])" office:value-type="float" office:value="141" calcext:value-type="float">
            <text:p>141</text:p>
          </table:table-cell>
          <table:table-cell table:formula="of:=[levels_parameters.$E$2]*([.$A117]-1) + [levels_parameters.$D$2]" office:value-type="float" office:value="2450" calcext:value-type="float">
            <text:p>2450</text:p>
          </table:table-cell>
          <table:table-cell table:formula="of:=[levels_parameters.$G$2]*([.$A11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[levels_parameters.$B$2] + [levels_parameters.$C$2]*([.$A118]-1)+[levels_parameters.$A$2]" office:value-type="float" office:value="1602202" calcext:value-type="float">
            <text:p>1602202</text:p>
          </table:table-cell>
          <table:table-cell table:formula="of:=[.$C117]+[.$B117]" office:value-type="float" office:value="46084190" calcext:value-type="float">
            <text:p>46084190</text:p>
          </table:table-cell>
          <table:table-cell table:formula="of:=[levels_parameters.$I$2]*([.$A118]-1) + [levels_parameters.$H$2]+FLOOR([.$A118]/[levels_parameters.$J$2])" office:value-type="float" office:value="142" calcext:value-type="float">
            <text:p>142</text:p>
          </table:table-cell>
          <table:table-cell table:formula="of:=[levels_parameters.$E$2]*([.$A118]-1) + [levels_parameters.$D$2]" office:value-type="float" office:value="2470" calcext:value-type="float">
            <text:p>2470</text:p>
          </table:table-cell>
          <table:table-cell table:formula="of:=[levels_parameters.$G$2]*([.$A11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[levels_parameters.$B$2] + [levels_parameters.$C$2]*([.$A119]-1)+[levels_parameters.$A$2]" office:value-type="float" office:value="1643626" calcext:value-type="float">
            <text:p>1643626</text:p>
          </table:table-cell>
          <table:table-cell table:formula="of:=[.$C118]+[.$B118]" office:value-type="float" office:value="47686392" calcext:value-type="float">
            <text:p>47686392</text:p>
          </table:table-cell>
          <table:table-cell table:formula="of:=[levels_parameters.$I$2]*([.$A119]-1) + [levels_parameters.$H$2]+FLOOR([.$A119]/[levels_parameters.$J$2])" office:value-type="float" office:value="143" calcext:value-type="float">
            <text:p>143</text:p>
          </table:table-cell>
          <table:table-cell table:formula="of:=[levels_parameters.$E$2]*([.$A119]-1) + [levels_parameters.$D$2]" office:value-type="float" office:value="2490" calcext:value-type="float">
            <text:p>2490</text:p>
          </table:table-cell>
          <table:table-cell table:formula="of:=[levels_parameters.$G$2]*([.$A11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[levels_parameters.$B$2] + [levels_parameters.$C$2]*([.$A120]-1)+[levels_parameters.$A$2]" office:value-type="float" office:value="1685758" calcext:value-type="float">
            <text:p>1685758</text:p>
          </table:table-cell>
          <table:table-cell table:formula="of:=[.$C119]+[.$B119]" office:value-type="float" office:value="49330018" calcext:value-type="float">
            <text:p>49330018</text:p>
          </table:table-cell>
          <table:table-cell table:formula="of:=[levels_parameters.$I$2]*([.$A120]-1) + [levels_parameters.$H$2]+FLOOR([.$A120]/[levels_parameters.$J$2])" office:value-type="float" office:value="144" calcext:value-type="float">
            <text:p>144</text:p>
          </table:table-cell>
          <table:table-cell table:formula="of:=[levels_parameters.$E$2]*([.$A120]-1) + [levels_parameters.$D$2]" office:value-type="float" office:value="2510" calcext:value-type="float">
            <text:p>2510</text:p>
          </table:table-cell>
          <table:table-cell table:formula="of:=[levels_parameters.$G$2]*([.$A12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[levels_parameters.$B$2] + [levels_parameters.$C$2]*([.$A121]-1)+[levels_parameters.$A$2]" office:value-type="float" office:value="1728604" calcext:value-type="float">
            <text:p>1728604</text:p>
          </table:table-cell>
          <table:table-cell table:formula="of:=[.$C120]+[.$B120]" office:value-type="float" office:value="51015776" calcext:value-type="float">
            <text:p>51015776</text:p>
          </table:table-cell>
          <table:table-cell table:formula="of:=[levels_parameters.$I$2]*([.$A121]-1) + [levels_parameters.$H$2]+FLOOR([.$A121]/[levels_parameters.$J$2])" office:value-type="float" office:value="146" calcext:value-type="float">
            <text:p>146</text:p>
          </table:table-cell>
          <table:table-cell table:formula="of:=[levels_parameters.$E$2]*([.$A121]-1) + [levels_parameters.$D$2]" office:value-type="float" office:value="2530" calcext:value-type="float">
            <text:p>2530</text:p>
          </table:table-cell>
          <table:table-cell table:formula="of:=[levels_parameters.$G$2]*([.$A12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[levels_parameters.$B$2] + [levels_parameters.$C$2]*([.$A122]-1)+[levels_parameters.$A$2]" office:value-type="float" office:value="1772170" calcext:value-type="float">
            <text:p>1772170</text:p>
          </table:table-cell>
          <table:table-cell table:formula="of:=[.$C121]+[.$B121]" office:value-type="float" office:value="52744380" calcext:value-type="float">
            <text:p>52744380</text:p>
          </table:table-cell>
          <table:table-cell table:formula="of:=[levels_parameters.$I$2]*([.$A122]-1) + [levels_parameters.$H$2]+FLOOR([.$A122]/[levels_parameters.$J$2])" office:value-type="float" office:value="147" calcext:value-type="float">
            <text:p>147</text:p>
          </table:table-cell>
          <table:table-cell table:formula="of:=[levels_parameters.$E$2]*([.$A122]-1) + [levels_parameters.$D$2]" office:value-type="float" office:value="2550" calcext:value-type="float">
            <text:p>2550</text:p>
          </table:table-cell>
          <table:table-cell table:formula="of:=[levels_parameters.$G$2]*([.$A12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[levels_parameters.$B$2] + [levels_parameters.$C$2]*([.$A123]-1)+[levels_parameters.$A$2]" office:value-type="float" office:value="1816462" calcext:value-type="float">
            <text:p>1816462</text:p>
          </table:table-cell>
          <table:table-cell table:formula="of:=[.$C122]+[.$B122]" office:value-type="float" office:value="54516550" calcext:value-type="float">
            <text:p>54516550</text:p>
          </table:table-cell>
          <table:table-cell table:formula="of:=[levels_parameters.$I$2]*([.$A123]-1) + [levels_parameters.$H$2]+FLOOR([.$A123]/[levels_parameters.$J$2])" office:value-type="float" office:value="148" calcext:value-type="float">
            <text:p>148</text:p>
          </table:table-cell>
          <table:table-cell table:formula="of:=[levels_parameters.$E$2]*([.$A123]-1) + [levels_parameters.$D$2]" office:value-type="float" office:value="2570" calcext:value-type="float">
            <text:p>2570</text:p>
          </table:table-cell>
          <table:table-cell table:formula="of:=[levels_parameters.$G$2]*([.$A12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[levels_parameters.$B$2] + [levels_parameters.$C$2]*([.$A124]-1)+[levels_parameters.$A$2]" office:value-type="float" office:value="1861486" calcext:value-type="float">
            <text:p>1861486</text:p>
          </table:table-cell>
          <table:table-cell table:formula="of:=[.$C123]+[.$B123]" office:value-type="float" office:value="56333012" calcext:value-type="float">
            <text:p>56333012</text:p>
          </table:table-cell>
          <table:table-cell table:formula="of:=[levels_parameters.$I$2]*([.$A124]-1) + [levels_parameters.$H$2]+FLOOR([.$A124]/[levels_parameters.$J$2])" office:value-type="float" office:value="149" calcext:value-type="float">
            <text:p>149</text:p>
          </table:table-cell>
          <table:table-cell table:formula="of:=[levels_parameters.$E$2]*([.$A124]-1) + [levels_parameters.$D$2]" office:value-type="float" office:value="2590" calcext:value-type="float">
            <text:p>2590</text:p>
          </table:table-cell>
          <table:table-cell table:formula="of:=[levels_parameters.$G$2]*([.$A12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[levels_parameters.$B$2] + [levels_parameters.$C$2]*([.$A125]-1)+[levels_parameters.$A$2]" office:value-type="float" office:value="1907248" calcext:value-type="float">
            <text:p>1907248</text:p>
          </table:table-cell>
          <table:table-cell table:formula="of:=[.$C124]+[.$B124]" office:value-type="float" office:value="58194498" calcext:value-type="float">
            <text:p>58194498</text:p>
          </table:table-cell>
          <table:table-cell table:formula="of:=[levels_parameters.$I$2]*([.$A125]-1) + [levels_parameters.$H$2]+FLOOR([.$A125]/[levels_parameters.$J$2])" office:value-type="float" office:value="150" calcext:value-type="float">
            <text:p>150</text:p>
          </table:table-cell>
          <table:table-cell table:formula="of:=[levels_parameters.$E$2]*([.$A125]-1) + [levels_parameters.$D$2]" office:value-type="float" office:value="2610" calcext:value-type="float">
            <text:p>2610</text:p>
          </table:table-cell>
          <table:table-cell table:formula="of:=[levels_parameters.$G$2]*([.$A12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[levels_parameters.$B$2] + [levels_parameters.$C$2]*([.$A126]-1)+[levels_parameters.$A$2]" office:value-type="float" office:value="1953754" calcext:value-type="float">
            <text:p>1953754</text:p>
          </table:table-cell>
          <table:table-cell table:formula="of:=[.$C125]+[.$B125]" office:value-type="float" office:value="60101746" calcext:value-type="float">
            <text:p>60101746</text:p>
          </table:table-cell>
          <table:table-cell table:formula="of:=[levels_parameters.$I$2]*([.$A126]-1) + [levels_parameters.$H$2]+FLOOR([.$A126]/[levels_parameters.$J$2])" office:value-type="float" office:value="152" calcext:value-type="float">
            <text:p>152</text:p>
          </table:table-cell>
          <table:table-cell table:formula="of:=[levels_parameters.$E$2]*([.$A126]-1) + [levels_parameters.$D$2]" office:value-type="float" office:value="2630" calcext:value-type="float">
            <text:p>2630</text:p>
          </table:table-cell>
          <table:table-cell table:formula="of:=[levels_parameters.$G$2]*([.$A12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[levels_parameters.$B$2] + [levels_parameters.$C$2]*([.$A127]-1)+[levels_parameters.$A$2]" office:value-type="float" office:value="2001010" calcext:value-type="float">
            <text:p>2001010</text:p>
          </table:table-cell>
          <table:table-cell table:formula="of:=[.$C126]+[.$B126]" office:value-type="float" office:value="62055500" calcext:value-type="float">
            <text:p>62055500</text:p>
          </table:table-cell>
          <table:table-cell table:formula="of:=[levels_parameters.$I$2]*([.$A127]-1) + [levels_parameters.$H$2]+FLOOR([.$A127]/[levels_parameters.$J$2])" office:value-type="float" office:value="153" calcext:value-type="float">
            <text:p>153</text:p>
          </table:table-cell>
          <table:table-cell table:formula="of:=[levels_parameters.$E$2]*([.$A127]-1) + [levels_parameters.$D$2]" office:value-type="float" office:value="2650" calcext:value-type="float">
            <text:p>2650</text:p>
          </table:table-cell>
          <table:table-cell table:formula="of:=[levels_parameters.$G$2]*([.$A12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[levels_parameters.$B$2] + [levels_parameters.$C$2]*([.$A128]-1)+[levels_parameters.$A$2]" office:value-type="float" office:value="2049022" calcext:value-type="float">
            <text:p>2049022</text:p>
          </table:table-cell>
          <table:table-cell table:formula="of:=[.$C127]+[.$B127]" office:value-type="float" office:value="64056510" calcext:value-type="float">
            <text:p>64056510</text:p>
          </table:table-cell>
          <table:table-cell table:formula="of:=[levels_parameters.$I$2]*([.$A128]-1) + [levels_parameters.$H$2]+FLOOR([.$A128]/[levels_parameters.$J$2])" office:value-type="float" office:value="154" calcext:value-type="float">
            <text:p>154</text:p>
          </table:table-cell>
          <table:table-cell table:formula="of:=[levels_parameters.$E$2]*([.$A128]-1) + [levels_parameters.$D$2]" office:value-type="float" office:value="2670" calcext:value-type="float">
            <text:p>2670</text:p>
          </table:table-cell>
          <table:table-cell table:formula="of:=[levels_parameters.$G$2]*([.$A12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[levels_parameters.$B$2] + [levels_parameters.$C$2]*([.$A129]-1)+[levels_parameters.$A$2]" office:value-type="float" office:value="2097796" calcext:value-type="float">
            <text:p>2097796</text:p>
          </table:table-cell>
          <table:table-cell table:formula="of:=[.$C128]+[.$B128]" office:value-type="float" office:value="66105532" calcext:value-type="float">
            <text:p>66105532</text:p>
          </table:table-cell>
          <table:table-cell table:formula="of:=[levels_parameters.$I$2]*([.$A129]-1) + [levels_parameters.$H$2]+FLOOR([.$A129]/[levels_parameters.$J$2])" office:value-type="float" office:value="155" calcext:value-type="float">
            <text:p>155</text:p>
          </table:table-cell>
          <table:table-cell table:formula="of:=[levels_parameters.$E$2]*([.$A129]-1) + [levels_parameters.$D$2]" office:value-type="float" office:value="2690" calcext:value-type="float">
            <text:p>2690</text:p>
          </table:table-cell>
          <table:table-cell table:formula="of:=[levels_parameters.$G$2]*([.$A12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[levels_parameters.$B$2] + [levels_parameters.$C$2]*([.$A130]-1)+[levels_parameters.$A$2]" office:value-type="float" office:value="2147338" calcext:value-type="float">
            <text:p>2147338</text:p>
          </table:table-cell>
          <table:table-cell table:formula="of:=[.$C129]+[.$B129]" office:value-type="float" office:value="68203328" calcext:value-type="float">
            <text:p>68203328</text:p>
          </table:table-cell>
          <table:table-cell table:formula="of:=[levels_parameters.$I$2]*([.$A130]-1) + [levels_parameters.$H$2]+FLOOR([.$A130]/[levels_parameters.$J$2])" office:value-type="float" office:value="156" calcext:value-type="float">
            <text:p>156</text:p>
          </table:table-cell>
          <table:table-cell table:formula="of:=[levels_parameters.$E$2]*([.$A130]-1) + [levels_parameters.$D$2]" office:value-type="float" office:value="2710" calcext:value-type="float">
            <text:p>2710</text:p>
          </table:table-cell>
          <table:table-cell table:formula="of:=[levels_parameters.$G$2]*([.$A13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[levels_parameters.$B$2] + [levels_parameters.$C$2]*([.$A131]-1)+[levels_parameters.$A$2]" office:value-type="float" office:value="2197654" calcext:value-type="float">
            <text:p>2197654</text:p>
          </table:table-cell>
          <table:table-cell table:formula="of:=[.$C130]+[.$B130]" office:value-type="float" office:value="70350666" calcext:value-type="float">
            <text:p>70350666</text:p>
          </table:table-cell>
          <table:table-cell table:formula="of:=[levels_parameters.$I$2]*([.$A131]-1) + [levels_parameters.$H$2]+FLOOR([.$A131]/[levels_parameters.$J$2])" office:value-type="float" office:value="158" calcext:value-type="float">
            <text:p>158</text:p>
          </table:table-cell>
          <table:table-cell table:formula="of:=[levels_parameters.$E$2]*([.$A131]-1) + [levels_parameters.$D$2]" office:value-type="float" office:value="2730" calcext:value-type="float">
            <text:p>2730</text:p>
          </table:table-cell>
          <table:table-cell table:formula="of:=[levels_parameters.$G$2]*([.$A13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[levels_parameters.$B$2] + [levels_parameters.$C$2]*([.$A132]-1)+[levels_parameters.$A$2]" office:value-type="float" office:value="2248750" calcext:value-type="float">
            <text:p>2248750</text:p>
          </table:table-cell>
          <table:table-cell table:formula="of:=[.$C131]+[.$B131]" office:value-type="float" office:value="72548320" calcext:value-type="float">
            <text:p>72548320</text:p>
          </table:table-cell>
          <table:table-cell table:formula="of:=[levels_parameters.$I$2]*([.$A132]-1) + [levels_parameters.$H$2]+FLOOR([.$A132]/[levels_parameters.$J$2])" office:value-type="float" office:value="159" calcext:value-type="float">
            <text:p>159</text:p>
          </table:table-cell>
          <table:table-cell table:formula="of:=[levels_parameters.$E$2]*([.$A132]-1) + [levels_parameters.$D$2]" office:value-type="float" office:value="2750" calcext:value-type="float">
            <text:p>2750</text:p>
          </table:table-cell>
          <table:table-cell table:formula="of:=[levels_parameters.$G$2]*([.$A13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[levels_parameters.$B$2] + [levels_parameters.$C$2]*([.$A133]-1)+[levels_parameters.$A$2]" office:value-type="float" office:value="2300632" calcext:value-type="float">
            <text:p>2300632</text:p>
          </table:table-cell>
          <table:table-cell table:formula="of:=[.$C132]+[.$B132]" office:value-type="float" office:value="74797070" calcext:value-type="float">
            <text:p>74797070</text:p>
          </table:table-cell>
          <table:table-cell table:formula="of:=[levels_parameters.$I$2]*([.$A133]-1) + [levels_parameters.$H$2]+FLOOR([.$A133]/[levels_parameters.$J$2])" office:value-type="float" office:value="160" calcext:value-type="float">
            <text:p>160</text:p>
          </table:table-cell>
          <table:table-cell table:formula="of:=[levels_parameters.$E$2]*([.$A133]-1) + [levels_parameters.$D$2]" office:value-type="float" office:value="2770" calcext:value-type="float">
            <text:p>2770</text:p>
          </table:table-cell>
          <table:table-cell table:formula="of:=[levels_parameters.$G$2]*([.$A13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[levels_parameters.$B$2] + [levels_parameters.$C$2]*([.$A134]-1)+[levels_parameters.$A$2]" office:value-type="float" office:value="2353306" calcext:value-type="float">
            <text:p>2353306</text:p>
          </table:table-cell>
          <table:table-cell table:formula="of:=[.$C133]+[.$B133]" office:value-type="float" office:value="77097702" calcext:value-type="float">
            <text:p>77097702</text:p>
          </table:table-cell>
          <table:table-cell table:formula="of:=[levels_parameters.$I$2]*([.$A134]-1) + [levels_parameters.$H$2]+FLOOR([.$A134]/[levels_parameters.$J$2])" office:value-type="float" office:value="161" calcext:value-type="float">
            <text:p>161</text:p>
          </table:table-cell>
          <table:table-cell table:formula="of:=[levels_parameters.$E$2]*([.$A134]-1) + [levels_parameters.$D$2]" office:value-type="float" office:value="2790" calcext:value-type="float">
            <text:p>2790</text:p>
          </table:table-cell>
          <table:table-cell table:formula="of:=[levels_parameters.$G$2]*([.$A13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[levels_parameters.$B$2] + [levels_parameters.$C$2]*([.$A135]-1)+[levels_parameters.$A$2]" office:value-type="float" office:value="2406778" calcext:value-type="float">
            <text:p>2406778</text:p>
          </table:table-cell>
          <table:table-cell table:formula="of:=[.$C134]+[.$B134]" office:value-type="float" office:value="79451008" calcext:value-type="float">
            <text:p>79451008</text:p>
          </table:table-cell>
          <table:table-cell table:formula="of:=[levels_parameters.$I$2]*([.$A135]-1) + [levels_parameters.$H$2]+FLOOR([.$A135]/[levels_parameters.$J$2])" office:value-type="float" office:value="162" calcext:value-type="float">
            <text:p>162</text:p>
          </table:table-cell>
          <table:table-cell table:formula="of:=[levels_parameters.$E$2]*([.$A135]-1) + [levels_parameters.$D$2]" office:value-type="float" office:value="2810" calcext:value-type="float">
            <text:p>2810</text:p>
          </table:table-cell>
          <table:table-cell table:formula="of:=[levels_parameters.$G$2]*([.$A13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[levels_parameters.$B$2] + [levels_parameters.$C$2]*([.$A136]-1)+[levels_parameters.$A$2]" office:value-type="float" office:value="2461054" calcext:value-type="float">
            <text:p>2461054</text:p>
          </table:table-cell>
          <table:table-cell table:formula="of:=[.$C135]+[.$B135]" office:value-type="float" office:value="81857786" calcext:value-type="float">
            <text:p>81857786</text:p>
          </table:table-cell>
          <table:table-cell table:formula="of:=[levels_parameters.$I$2]*([.$A136]-1) + [levels_parameters.$H$2]+FLOOR([.$A136]/[levels_parameters.$J$2])" office:value-type="float" office:value="164" calcext:value-type="float">
            <text:p>164</text:p>
          </table:table-cell>
          <table:table-cell table:formula="of:=[levels_parameters.$E$2]*([.$A136]-1) + [levels_parameters.$D$2]" office:value-type="float" office:value="2830" calcext:value-type="float">
            <text:p>2830</text:p>
          </table:table-cell>
          <table:table-cell table:formula="of:=[levels_parameters.$G$2]*([.$A13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[levels_parameters.$B$2] + [levels_parameters.$C$2]*([.$A137]-1)+[levels_parameters.$A$2]" office:value-type="float" office:value="2516140" calcext:value-type="float">
            <text:p>2516140</text:p>
          </table:table-cell>
          <table:table-cell table:formula="of:=[.$C136]+[.$B136]" office:value-type="float" office:value="84318840" calcext:value-type="float">
            <text:p>84318840</text:p>
          </table:table-cell>
          <table:table-cell table:formula="of:=[levels_parameters.$I$2]*([.$A137]-1) + [levels_parameters.$H$2]+FLOOR([.$A137]/[levels_parameters.$J$2])" office:value-type="float" office:value="165" calcext:value-type="float">
            <text:p>165</text:p>
          </table:table-cell>
          <table:table-cell table:formula="of:=[levels_parameters.$E$2]*([.$A137]-1) + [levels_parameters.$D$2]" office:value-type="float" office:value="2850" calcext:value-type="float">
            <text:p>2850</text:p>
          </table:table-cell>
          <table:table-cell table:formula="of:=[levels_parameters.$G$2]*([.$A13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[levels_parameters.$B$2] + [levels_parameters.$C$2]*([.$A138]-1)+[levels_parameters.$A$2]" office:value-type="float" office:value="2572042" calcext:value-type="float">
            <text:p>2572042</text:p>
          </table:table-cell>
          <table:table-cell table:formula="of:=[.$C137]+[.$B137]" office:value-type="float" office:value="86834980" calcext:value-type="float">
            <text:p>86834980</text:p>
          </table:table-cell>
          <table:table-cell table:formula="of:=[levels_parameters.$I$2]*([.$A138]-1) + [levels_parameters.$H$2]+FLOOR([.$A138]/[levels_parameters.$J$2])" office:value-type="float" office:value="166" calcext:value-type="float">
            <text:p>166</text:p>
          </table:table-cell>
          <table:table-cell table:formula="of:=[levels_parameters.$E$2]*([.$A138]-1) + [levels_parameters.$D$2]" office:value-type="float" office:value="2870" calcext:value-type="float">
            <text:p>2870</text:p>
          </table:table-cell>
          <table:table-cell table:formula="of:=[levels_parameters.$G$2]*([.$A13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[levels_parameters.$B$2] + [levels_parameters.$C$2]*([.$A139]-1)+[levels_parameters.$A$2]" office:value-type="float" office:value="2628766" calcext:value-type="float">
            <text:p>2628766</text:p>
          </table:table-cell>
          <table:table-cell table:formula="of:=[.$C138]+[.$B138]" office:value-type="float" office:value="89407022" calcext:value-type="float">
            <text:p>89407022</text:p>
          </table:table-cell>
          <table:table-cell table:formula="of:=[levels_parameters.$I$2]*([.$A139]-1) + [levels_parameters.$H$2]+FLOOR([.$A139]/[levels_parameters.$J$2])" office:value-type="float" office:value="167" calcext:value-type="float">
            <text:p>167</text:p>
          </table:table-cell>
          <table:table-cell table:formula="of:=[levels_parameters.$E$2]*([.$A139]-1) + [levels_parameters.$D$2]" office:value-type="float" office:value="2890" calcext:value-type="float">
            <text:p>2890</text:p>
          </table:table-cell>
          <table:table-cell table:formula="of:=[levels_parameters.$G$2]*([.$A13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[levels_parameters.$B$2] + [levels_parameters.$C$2]*([.$A140]-1)+[levels_parameters.$A$2]" office:value-type="float" office:value="2686318" calcext:value-type="float">
            <text:p>2686318</text:p>
          </table:table-cell>
          <table:table-cell table:formula="of:=[.$C139]+[.$B139]" office:value-type="float" office:value="92035788" calcext:value-type="float">
            <text:p>92035788</text:p>
          </table:table-cell>
          <table:table-cell table:formula="of:=[levels_parameters.$I$2]*([.$A140]-1) + [levels_parameters.$H$2]+FLOOR([.$A140]/[levels_parameters.$J$2])" office:value-type="float" office:value="168" calcext:value-type="float">
            <text:p>168</text:p>
          </table:table-cell>
          <table:table-cell table:formula="of:=[levels_parameters.$E$2]*([.$A140]-1) + [levels_parameters.$D$2]" office:value-type="float" office:value="2910" calcext:value-type="float">
            <text:p>2910</text:p>
          </table:table-cell>
          <table:table-cell table:formula="of:=[levels_parameters.$G$2]*([.$A14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[levels_parameters.$B$2] + [levels_parameters.$C$2]*([.$A141]-1)+[levels_parameters.$A$2]" office:value-type="float" office:value="2744704" calcext:value-type="float">
            <text:p>2744704</text:p>
          </table:table-cell>
          <table:table-cell table:formula="of:=[.$C140]+[.$B140]" office:value-type="float" office:value="94722106" calcext:value-type="float">
            <text:p>94722106</text:p>
          </table:table-cell>
          <table:table-cell table:formula="of:=[levels_parameters.$I$2]*([.$A141]-1) + [levels_parameters.$H$2]+FLOOR([.$A141]/[levels_parameters.$J$2])" office:value-type="float" office:value="170" calcext:value-type="float">
            <text:p>170</text:p>
          </table:table-cell>
          <table:table-cell table:formula="of:=[levels_parameters.$E$2]*([.$A141]-1) + [levels_parameters.$D$2]" office:value-type="float" office:value="2930" calcext:value-type="float">
            <text:p>2930</text:p>
          </table:table-cell>
          <table:table-cell table:formula="of:=[levels_parameters.$G$2]*([.$A14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[levels_parameters.$B$2] + [levels_parameters.$C$2]*([.$A142]-1)+[levels_parameters.$A$2]" office:value-type="float" office:value="2803930" calcext:value-type="float">
            <text:p>2803930</text:p>
          </table:table-cell>
          <table:table-cell table:formula="of:=[.$C141]+[.$B141]" office:value-type="float" office:value="97466810" calcext:value-type="float">
            <text:p>97466810</text:p>
          </table:table-cell>
          <table:table-cell table:formula="of:=[levels_parameters.$I$2]*([.$A142]-1) + [levels_parameters.$H$2]+FLOOR([.$A142]/[levels_parameters.$J$2])" office:value-type="float" office:value="171" calcext:value-type="float">
            <text:p>171</text:p>
          </table:table-cell>
          <table:table-cell table:formula="of:=[levels_parameters.$E$2]*([.$A142]-1) + [levels_parameters.$D$2]" office:value-type="float" office:value="2950" calcext:value-type="float">
            <text:p>2950</text:p>
          </table:table-cell>
          <table:table-cell table:formula="of:=[levels_parameters.$G$2]*([.$A14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[levels_parameters.$B$2] + [levels_parameters.$C$2]*([.$A143]-1)+[levels_parameters.$A$2]" office:value-type="float" office:value="2864002" calcext:value-type="float">
            <text:p>2864002</text:p>
          </table:table-cell>
          <table:table-cell table:formula="of:=[.$C142]+[.$B142]" office:value-type="float" office:value="100270740" calcext:value-type="float">
            <text:p>100270740</text:p>
          </table:table-cell>
          <table:table-cell table:formula="of:=[levels_parameters.$I$2]*([.$A143]-1) + [levels_parameters.$H$2]+FLOOR([.$A143]/[levels_parameters.$J$2])" office:value-type="float" office:value="172" calcext:value-type="float">
            <text:p>172</text:p>
          </table:table-cell>
          <table:table-cell table:formula="of:=[levels_parameters.$E$2]*([.$A143]-1) + [levels_parameters.$D$2]" office:value-type="float" office:value="2970" calcext:value-type="float">
            <text:p>2970</text:p>
          </table:table-cell>
          <table:table-cell table:formula="of:=[levels_parameters.$G$2]*([.$A14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[levels_parameters.$B$2] + [levels_parameters.$C$2]*([.$A144]-1)+[levels_parameters.$A$2]" office:value-type="float" office:value="2924926" calcext:value-type="float">
            <text:p>2924926</text:p>
          </table:table-cell>
          <table:table-cell table:formula="of:=[.$C143]+[.$B143]" office:value-type="float" office:value="103134742" calcext:value-type="float">
            <text:p>103134742</text:p>
          </table:table-cell>
          <table:table-cell table:formula="of:=[levels_parameters.$I$2]*([.$A144]-1) + [levels_parameters.$H$2]+FLOOR([.$A144]/[levels_parameters.$J$2])" office:value-type="float" office:value="173" calcext:value-type="float">
            <text:p>173</text:p>
          </table:table-cell>
          <table:table-cell table:formula="of:=[levels_parameters.$E$2]*([.$A144]-1) + [levels_parameters.$D$2]" office:value-type="float" office:value="2990" calcext:value-type="float">
            <text:p>2990</text:p>
          </table:table-cell>
          <table:table-cell table:formula="of:=[levels_parameters.$G$2]*([.$A14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[levels_parameters.$B$2] + [levels_parameters.$C$2]*([.$A145]-1)+[levels_parameters.$A$2]" office:value-type="float" office:value="2986708" calcext:value-type="float">
            <text:p>2986708</text:p>
          </table:table-cell>
          <table:table-cell table:formula="of:=[.$C144]+[.$B144]" office:value-type="float" office:value="106059668" calcext:value-type="float">
            <text:p>106059668</text:p>
          </table:table-cell>
          <table:table-cell table:formula="of:=[levels_parameters.$I$2]*([.$A145]-1) + [levels_parameters.$H$2]+FLOOR([.$A145]/[levels_parameters.$J$2])" office:value-type="float" office:value="174" calcext:value-type="float">
            <text:p>174</text:p>
          </table:table-cell>
          <table:table-cell table:formula="of:=[levels_parameters.$E$2]*([.$A145]-1) + [levels_parameters.$D$2]" office:value-type="float" office:value="3010" calcext:value-type="float">
            <text:p>3010</text:p>
          </table:table-cell>
          <table:table-cell table:formula="of:=[levels_parameters.$G$2]*([.$A14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[levels_parameters.$B$2] + [levels_parameters.$C$2]*([.$A146]-1)+[levels_parameters.$A$2]" office:value-type="float" office:value="3049354" calcext:value-type="float">
            <text:p>3049354</text:p>
          </table:table-cell>
          <table:table-cell table:formula="of:=[.$C145]+[.$B145]" office:value-type="float" office:value="109046376" calcext:value-type="float">
            <text:p>109046376</text:p>
          </table:table-cell>
          <table:table-cell table:formula="of:=[levels_parameters.$I$2]*([.$A146]-1) + [levels_parameters.$H$2]+FLOOR([.$A146]/[levels_parameters.$J$2])" office:value-type="float" office:value="176" calcext:value-type="float">
            <text:p>176</text:p>
          </table:table-cell>
          <table:table-cell table:formula="of:=[levels_parameters.$E$2]*([.$A146]-1) + [levels_parameters.$D$2]" office:value-type="float" office:value="3030" calcext:value-type="float">
            <text:p>3030</text:p>
          </table:table-cell>
          <table:table-cell table:formula="of:=[levels_parameters.$G$2]*([.$A14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[levels_parameters.$B$2] + [levels_parameters.$C$2]*([.$A147]-1)+[levels_parameters.$A$2]" office:value-type="float" office:value="3112870" calcext:value-type="float">
            <text:p>3112870</text:p>
          </table:table-cell>
          <table:table-cell table:formula="of:=[.$C146]+[.$B146]" office:value-type="float" office:value="112095730" calcext:value-type="float">
            <text:p>112095730</text:p>
          </table:table-cell>
          <table:table-cell table:formula="of:=[levels_parameters.$I$2]*([.$A147]-1) + [levels_parameters.$H$2]+FLOOR([.$A147]/[levels_parameters.$J$2])" office:value-type="float" office:value="177" calcext:value-type="float">
            <text:p>177</text:p>
          </table:table-cell>
          <table:table-cell table:formula="of:=[levels_parameters.$E$2]*([.$A147]-1) + [levels_parameters.$D$2]" office:value-type="float" office:value="3050" calcext:value-type="float">
            <text:p>3050</text:p>
          </table:table-cell>
          <table:table-cell table:formula="of:=[levels_parameters.$G$2]*([.$A14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[levels_parameters.$B$2] + [levels_parameters.$C$2]*([.$A148]-1)+[levels_parameters.$A$2]" office:value-type="float" office:value="3177262" calcext:value-type="float">
            <text:p>3177262</text:p>
          </table:table-cell>
          <table:table-cell table:formula="of:=[.$C147]+[.$B147]" office:value-type="float" office:value="115208600" calcext:value-type="float">
            <text:p>115208600</text:p>
          </table:table-cell>
          <table:table-cell table:formula="of:=[levels_parameters.$I$2]*([.$A148]-1) + [levels_parameters.$H$2]+FLOOR([.$A148]/[levels_parameters.$J$2])" office:value-type="float" office:value="178" calcext:value-type="float">
            <text:p>178</text:p>
          </table:table-cell>
          <table:table-cell table:formula="of:=[levels_parameters.$E$2]*([.$A148]-1) + [levels_parameters.$D$2]" office:value-type="float" office:value="3070" calcext:value-type="float">
            <text:p>3070</text:p>
          </table:table-cell>
          <table:table-cell table:formula="of:=[levels_parameters.$G$2]*([.$A14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[levels_parameters.$B$2] + [levels_parameters.$C$2]*([.$A149]-1)+[levels_parameters.$A$2]" office:value-type="float" office:value="3242536" calcext:value-type="float">
            <text:p>3242536</text:p>
          </table:table-cell>
          <table:table-cell table:formula="of:=[.$C148]+[.$B148]" office:value-type="float" office:value="118385862" calcext:value-type="float">
            <text:p>118385862</text:p>
          </table:table-cell>
          <table:table-cell table:formula="of:=[levels_parameters.$I$2]*([.$A149]-1) + [levels_parameters.$H$2]+FLOOR([.$A149]/[levels_parameters.$J$2])" office:value-type="float" office:value="179" calcext:value-type="float">
            <text:p>179</text:p>
          </table:table-cell>
          <table:table-cell table:formula="of:=[levels_parameters.$E$2]*([.$A149]-1) + [levels_parameters.$D$2]" office:value-type="float" office:value="3090" calcext:value-type="float">
            <text:p>3090</text:p>
          </table:table-cell>
          <table:table-cell table:formula="of:=[levels_parameters.$G$2]*([.$A14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[levels_parameters.$B$2] + [levels_parameters.$C$2]*([.$A150]-1)+[levels_parameters.$A$2]" office:value-type="float" office:value="3308698" calcext:value-type="float">
            <text:p>3308698</text:p>
          </table:table-cell>
          <table:table-cell table:formula="of:=[.$C149]+[.$B149]" office:value-type="float" office:value="121628398" calcext:value-type="float">
            <text:p>121628398</text:p>
          </table:table-cell>
          <table:table-cell table:formula="of:=[levels_parameters.$I$2]*([.$A150]-1) + [levels_parameters.$H$2]+FLOOR([.$A150]/[levels_parameters.$J$2])" office:value-type="float" office:value="180" calcext:value-type="float">
            <text:p>180</text:p>
          </table:table-cell>
          <table:table-cell table:formula="of:=[levels_parameters.$E$2]*([.$A150]-1) + [levels_parameters.$D$2]" office:value-type="float" office:value="3110" calcext:value-type="float">
            <text:p>3110</text:p>
          </table:table-cell>
          <table:table-cell table:formula="of:=[levels_parameters.$G$2]*([.$A15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[levels_parameters.$B$2] + [levels_parameters.$C$2]*([.$A151]-1)+[levels_parameters.$A$2]" office:value-type="float" office:value="3375754" calcext:value-type="float">
            <text:p>3375754</text:p>
          </table:table-cell>
          <table:table-cell table:formula="of:=[.$C150]+[.$B150]" office:value-type="float" office:value="124937096" calcext:value-type="float">
            <text:p>124937096</text:p>
          </table:table-cell>
          <table:table-cell table:formula="of:=[levels_parameters.$I$2]*([.$A151]-1) + [levels_parameters.$H$2]+FLOOR([.$A151]/[levels_parameters.$J$2])" office:value-type="float" office:value="182" calcext:value-type="float">
            <text:p>182</text:p>
          </table:table-cell>
          <table:table-cell table:formula="of:=[levels_parameters.$E$2]*([.$A151]-1) + [levels_parameters.$D$2]" office:value-type="float" office:value="3130" calcext:value-type="float">
            <text:p>3130</text:p>
          </table:table-cell>
          <table:table-cell table:formula="of:=[levels_parameters.$G$2]*([.$A15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[levels_parameters.$B$2] + [levels_parameters.$C$2]*([.$A152]-1)+[levels_parameters.$A$2]" office:value-type="float" office:value="3443710" calcext:value-type="float">
            <text:p>3443710</text:p>
          </table:table-cell>
          <table:table-cell table:formula="of:=[.$C151]+[.$B151]" office:value-type="float" office:value="128312850" calcext:value-type="float">
            <text:p>128312850</text:p>
          </table:table-cell>
          <table:table-cell table:formula="of:=[levels_parameters.$I$2]*([.$A152]-1) + [levels_parameters.$H$2]+FLOOR([.$A152]/[levels_parameters.$J$2])" office:value-type="float" office:value="183" calcext:value-type="float">
            <text:p>183</text:p>
          </table:table-cell>
          <table:table-cell table:formula="of:=[levels_parameters.$E$2]*([.$A152]-1) + [levels_parameters.$D$2]" office:value-type="float" office:value="3150" calcext:value-type="float">
            <text:p>3150</text:p>
          </table:table-cell>
          <table:table-cell table:formula="of:=[levels_parameters.$G$2]*([.$A15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[levels_parameters.$B$2] + [levels_parameters.$C$2]*([.$A153]-1)+[levels_parameters.$A$2]" office:value-type="float" office:value="3512572" calcext:value-type="float">
            <text:p>3512572</text:p>
          </table:table-cell>
          <table:table-cell table:formula="of:=[.$C152]+[.$B152]" office:value-type="float" office:value="131756560" calcext:value-type="float">
            <text:p>131756560</text:p>
          </table:table-cell>
          <table:table-cell table:formula="of:=[levels_parameters.$I$2]*([.$A153]-1) + [levels_parameters.$H$2]+FLOOR([.$A153]/[levels_parameters.$J$2])" office:value-type="float" office:value="184" calcext:value-type="float">
            <text:p>184</text:p>
          </table:table-cell>
          <table:table-cell table:formula="of:=[levels_parameters.$E$2]*([.$A153]-1) + [levels_parameters.$D$2]" office:value-type="float" office:value="3170" calcext:value-type="float">
            <text:p>3170</text:p>
          </table:table-cell>
          <table:table-cell table:formula="of:=[levels_parameters.$G$2]*([.$A15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[levels_parameters.$B$2] + [levels_parameters.$C$2]*([.$A154]-1)+[levels_parameters.$A$2]" office:value-type="float" office:value="3582346" calcext:value-type="float">
            <text:p>3582346</text:p>
          </table:table-cell>
          <table:table-cell table:formula="of:=[.$C153]+[.$B153]" office:value-type="float" office:value="135269132" calcext:value-type="float">
            <text:p>135269132</text:p>
          </table:table-cell>
          <table:table-cell table:formula="of:=[levels_parameters.$I$2]*([.$A154]-1) + [levels_parameters.$H$2]+FLOOR([.$A154]/[levels_parameters.$J$2])" office:value-type="float" office:value="185" calcext:value-type="float">
            <text:p>185</text:p>
          </table:table-cell>
          <table:table-cell table:formula="of:=[levels_parameters.$E$2]*([.$A154]-1) + [levels_parameters.$D$2]" office:value-type="float" office:value="3190" calcext:value-type="float">
            <text:p>3190</text:p>
          </table:table-cell>
          <table:table-cell table:formula="of:=[levels_parameters.$G$2]*([.$A15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[levels_parameters.$B$2] + [levels_parameters.$C$2]*([.$A155]-1)+[levels_parameters.$A$2]" office:value-type="float" office:value="3653038" calcext:value-type="float">
            <text:p>3653038</text:p>
          </table:table-cell>
          <table:table-cell table:formula="of:=[.$C154]+[.$B154]" office:value-type="float" office:value="138851478" calcext:value-type="float">
            <text:p>138851478</text:p>
          </table:table-cell>
          <table:table-cell table:formula="of:=[levels_parameters.$I$2]*([.$A155]-1) + [levels_parameters.$H$2]+FLOOR([.$A155]/[levels_parameters.$J$2])" office:value-type="float" office:value="186" calcext:value-type="float">
            <text:p>186</text:p>
          </table:table-cell>
          <table:table-cell table:formula="of:=[levels_parameters.$E$2]*([.$A155]-1) + [levels_parameters.$D$2]" office:value-type="float" office:value="3210" calcext:value-type="float">
            <text:p>3210</text:p>
          </table:table-cell>
          <table:table-cell table:formula="of:=[levels_parameters.$G$2]*([.$A15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[levels_parameters.$B$2] + [levels_parameters.$C$2]*([.$A156]-1)+[levels_parameters.$A$2]" office:value-type="float" office:value="3724654" calcext:value-type="float">
            <text:p>3724654</text:p>
          </table:table-cell>
          <table:table-cell table:formula="of:=[.$C155]+[.$B155]" office:value-type="float" office:value="142504516" calcext:value-type="float">
            <text:p>142504516</text:p>
          </table:table-cell>
          <table:table-cell table:formula="of:=[levels_parameters.$I$2]*([.$A156]-1) + [levels_parameters.$H$2]+FLOOR([.$A156]/[levels_parameters.$J$2])" office:value-type="float" office:value="188" calcext:value-type="float">
            <text:p>188</text:p>
          </table:table-cell>
          <table:table-cell table:formula="of:=[levels_parameters.$E$2]*([.$A156]-1) + [levels_parameters.$D$2]" office:value-type="float" office:value="3230" calcext:value-type="float">
            <text:p>3230</text:p>
          </table:table-cell>
          <table:table-cell table:formula="of:=[levels_parameters.$G$2]*([.$A15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[levels_parameters.$B$2] + [levels_parameters.$C$2]*([.$A157]-1)+[levels_parameters.$A$2]" office:value-type="float" office:value="3797200" calcext:value-type="float">
            <text:p>3797200</text:p>
          </table:table-cell>
          <table:table-cell table:formula="of:=[.$C156]+[.$B156]" office:value-type="float" office:value="146229170" calcext:value-type="float">
            <text:p>146229170</text:p>
          </table:table-cell>
          <table:table-cell table:formula="of:=[levels_parameters.$I$2]*([.$A157]-1) + [levels_parameters.$H$2]+FLOOR([.$A157]/[levels_parameters.$J$2])" office:value-type="float" office:value="189" calcext:value-type="float">
            <text:p>189</text:p>
          </table:table-cell>
          <table:table-cell table:formula="of:=[levels_parameters.$E$2]*([.$A157]-1) + [levels_parameters.$D$2]" office:value-type="float" office:value="3250" calcext:value-type="float">
            <text:p>3250</text:p>
          </table:table-cell>
          <table:table-cell table:formula="of:=[levels_parameters.$G$2]*([.$A15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[levels_parameters.$B$2] + [levels_parameters.$C$2]*([.$A158]-1)+[levels_parameters.$A$2]" office:value-type="float" office:value="3870682" calcext:value-type="float">
            <text:p>3870682</text:p>
          </table:table-cell>
          <table:table-cell table:formula="of:=[.$C157]+[.$B157]" office:value-type="float" office:value="150026370" calcext:value-type="float">
            <text:p>150026370</text:p>
          </table:table-cell>
          <table:table-cell table:formula="of:=[levels_parameters.$I$2]*([.$A158]-1) + [levels_parameters.$H$2]+FLOOR([.$A158]/[levels_parameters.$J$2])" office:value-type="float" office:value="190" calcext:value-type="float">
            <text:p>190</text:p>
          </table:table-cell>
          <table:table-cell table:formula="of:=[levels_parameters.$E$2]*([.$A158]-1) + [levels_parameters.$D$2]" office:value-type="float" office:value="3270" calcext:value-type="float">
            <text:p>3270</text:p>
          </table:table-cell>
          <table:table-cell table:formula="of:=[levels_parameters.$G$2]*([.$A15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[levels_parameters.$B$2] + [levels_parameters.$C$2]*([.$A159]-1)+[levels_parameters.$A$2]" office:value-type="float" office:value="3945106" calcext:value-type="float">
            <text:p>3945106</text:p>
          </table:table-cell>
          <table:table-cell table:formula="of:=[.$C158]+[.$B158]" office:value-type="float" office:value="153897052" calcext:value-type="float">
            <text:p>153897052</text:p>
          </table:table-cell>
          <table:table-cell table:formula="of:=[levels_parameters.$I$2]*([.$A159]-1) + [levels_parameters.$H$2]+FLOOR([.$A159]/[levels_parameters.$J$2])" office:value-type="float" office:value="191" calcext:value-type="float">
            <text:p>191</text:p>
          </table:table-cell>
          <table:table-cell table:formula="of:=[levels_parameters.$E$2]*([.$A159]-1) + [levels_parameters.$D$2]" office:value-type="float" office:value="3290" calcext:value-type="float">
            <text:p>3290</text:p>
          </table:table-cell>
          <table:table-cell table:formula="of:=[levels_parameters.$G$2]*([.$A15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[levels_parameters.$B$2] + [levels_parameters.$C$2]*([.$A160]-1)+[levels_parameters.$A$2]" office:value-type="float" office:value="4020478" calcext:value-type="float">
            <text:p>4020478</text:p>
          </table:table-cell>
          <table:table-cell table:formula="of:=[.$C159]+[.$B159]" office:value-type="float" office:value="157842158" calcext:value-type="float">
            <text:p>157842158</text:p>
          </table:table-cell>
          <table:table-cell table:formula="of:=[levels_parameters.$I$2]*([.$A160]-1) + [levels_parameters.$H$2]+FLOOR([.$A160]/[levels_parameters.$J$2])" office:value-type="float" office:value="192" calcext:value-type="float">
            <text:p>192</text:p>
          </table:table-cell>
          <table:table-cell table:formula="of:=[levels_parameters.$E$2]*([.$A160]-1) + [levels_parameters.$D$2]" office:value-type="float" office:value="3310" calcext:value-type="float">
            <text:p>3310</text:p>
          </table:table-cell>
          <table:table-cell table:formula="of:=[levels_parameters.$G$2]*([.$A16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[levels_parameters.$B$2] + [levels_parameters.$C$2]*([.$A161]-1)+[levels_parameters.$A$2]" office:value-type="float" office:value="4096804" calcext:value-type="float">
            <text:p>4096804</text:p>
          </table:table-cell>
          <table:table-cell table:formula="of:=[.$C160]+[.$B160]" office:value-type="float" office:value="161862636" calcext:value-type="float">
            <text:p>161862636</text:p>
          </table:table-cell>
          <table:table-cell table:formula="of:=[levels_parameters.$I$2]*([.$A161]-1) + [levels_parameters.$H$2]+FLOOR([.$A161]/[levels_parameters.$J$2])" office:value-type="float" office:value="194" calcext:value-type="float">
            <text:p>194</text:p>
          </table:table-cell>
          <table:table-cell table:formula="of:=[levels_parameters.$E$2]*([.$A161]-1) + [levels_parameters.$D$2]" office:value-type="float" office:value="3330" calcext:value-type="float">
            <text:p>3330</text:p>
          </table:table-cell>
          <table:table-cell table:formula="of:=[levels_parameters.$G$2]*([.$A16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[levels_parameters.$B$2] + [levels_parameters.$C$2]*([.$A162]-1)+[levels_parameters.$A$2]" office:value-type="float" office:value="4174090" calcext:value-type="float">
            <text:p>4174090</text:p>
          </table:table-cell>
          <table:table-cell table:formula="of:=[.$C161]+[.$B161]" office:value-type="float" office:value="165959440" calcext:value-type="float">
            <text:p>165959440</text:p>
          </table:table-cell>
          <table:table-cell table:formula="of:=[levels_parameters.$I$2]*([.$A162]-1) + [levels_parameters.$H$2]+FLOOR([.$A162]/[levels_parameters.$J$2])" office:value-type="float" office:value="195" calcext:value-type="float">
            <text:p>195</text:p>
          </table:table-cell>
          <table:table-cell table:formula="of:=[levels_parameters.$E$2]*([.$A162]-1) + [levels_parameters.$D$2]" office:value-type="float" office:value="3350" calcext:value-type="float">
            <text:p>3350</text:p>
          </table:table-cell>
          <table:table-cell table:formula="of:=[levels_parameters.$G$2]*([.$A16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[levels_parameters.$B$2] + [levels_parameters.$C$2]*([.$A163]-1)+[levels_parameters.$A$2]" office:value-type="float" office:value="4252342" calcext:value-type="float">
            <text:p>4252342</text:p>
          </table:table-cell>
          <table:table-cell table:formula="of:=[.$C162]+[.$B162]" office:value-type="float" office:value="170133530" calcext:value-type="float">
            <text:p>170133530</text:p>
          </table:table-cell>
          <table:table-cell table:formula="of:=[levels_parameters.$I$2]*([.$A163]-1) + [levels_parameters.$H$2]+FLOOR([.$A163]/[levels_parameters.$J$2])" office:value-type="float" office:value="196" calcext:value-type="float">
            <text:p>196</text:p>
          </table:table-cell>
          <table:table-cell table:formula="of:=[levels_parameters.$E$2]*([.$A163]-1) + [levels_parameters.$D$2]" office:value-type="float" office:value="3370" calcext:value-type="float">
            <text:p>3370</text:p>
          </table:table-cell>
          <table:table-cell table:formula="of:=[levels_parameters.$G$2]*([.$A16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[levels_parameters.$B$2] + [levels_parameters.$C$2]*([.$A164]-1)+[levels_parameters.$A$2]" office:value-type="float" office:value="4331566" calcext:value-type="float">
            <text:p>4331566</text:p>
          </table:table-cell>
          <table:table-cell table:formula="of:=[.$C163]+[.$B163]" office:value-type="float" office:value="174385872" calcext:value-type="float">
            <text:p>174385872</text:p>
          </table:table-cell>
          <table:table-cell table:formula="of:=[levels_parameters.$I$2]*([.$A164]-1) + [levels_parameters.$H$2]+FLOOR([.$A164]/[levels_parameters.$J$2])" office:value-type="float" office:value="197" calcext:value-type="float">
            <text:p>197</text:p>
          </table:table-cell>
          <table:table-cell table:formula="of:=[levels_parameters.$E$2]*([.$A164]-1) + [levels_parameters.$D$2]" office:value-type="float" office:value="3390" calcext:value-type="float">
            <text:p>3390</text:p>
          </table:table-cell>
          <table:table-cell table:formula="of:=[levels_parameters.$G$2]*([.$A16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[levels_parameters.$B$2] + [levels_parameters.$C$2]*([.$A165]-1)+[levels_parameters.$A$2]" office:value-type="float" office:value="4411768" calcext:value-type="float">
            <text:p>4411768</text:p>
          </table:table-cell>
          <table:table-cell table:formula="of:=[.$C164]+[.$B164]" office:value-type="float" office:value="178717438" calcext:value-type="float">
            <text:p>178717438</text:p>
          </table:table-cell>
          <table:table-cell table:formula="of:=[levels_parameters.$I$2]*([.$A165]-1) + [levels_parameters.$H$2]+FLOOR([.$A165]/[levels_parameters.$J$2])" office:value-type="float" office:value="198" calcext:value-type="float">
            <text:p>198</text:p>
          </table:table-cell>
          <table:table-cell table:formula="of:=[levels_parameters.$E$2]*([.$A165]-1) + [levels_parameters.$D$2]" office:value-type="float" office:value="3410" calcext:value-type="float">
            <text:p>3410</text:p>
          </table:table-cell>
          <table:table-cell table:formula="of:=[levels_parameters.$G$2]*([.$A16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[levels_parameters.$B$2] + [levels_parameters.$C$2]*([.$A166]-1)+[levels_parameters.$A$2]" office:value-type="float" office:value="4492954" calcext:value-type="float">
            <text:p>4492954</text:p>
          </table:table-cell>
          <table:table-cell table:formula="of:=[.$C165]+[.$B165]" office:value-type="float" office:value="183129206" calcext:value-type="float">
            <text:p>183129206</text:p>
          </table:table-cell>
          <table:table-cell table:formula="of:=[levels_parameters.$I$2]*([.$A166]-1) + [levels_parameters.$H$2]+FLOOR([.$A166]/[levels_parameters.$J$2])" office:value-type="float" office:value="200" calcext:value-type="float">
            <text:p>200</text:p>
          </table:table-cell>
          <table:table-cell table:formula="of:=[levels_parameters.$E$2]*([.$A166]-1) + [levels_parameters.$D$2]" office:value-type="float" office:value="3430" calcext:value-type="float">
            <text:p>3430</text:p>
          </table:table-cell>
          <table:table-cell table:formula="of:=[levels_parameters.$G$2]*([.$A16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[levels_parameters.$B$2] + [levels_parameters.$C$2]*([.$A167]-1)+[levels_parameters.$A$2]" office:value-type="float" office:value="4575130" calcext:value-type="float">
            <text:p>4575130</text:p>
          </table:table-cell>
          <table:table-cell table:formula="of:=[.$C166]+[.$B166]" office:value-type="float" office:value="187622160" calcext:value-type="float">
            <text:p>187622160</text:p>
          </table:table-cell>
          <table:table-cell table:formula="of:=[levels_parameters.$I$2]*([.$A167]-1) + [levels_parameters.$H$2]+FLOOR([.$A167]/[levels_parameters.$J$2])" office:value-type="float" office:value="201" calcext:value-type="float">
            <text:p>201</text:p>
          </table:table-cell>
          <table:table-cell table:formula="of:=[levels_parameters.$E$2]*([.$A167]-1) + [levels_parameters.$D$2]" office:value-type="float" office:value="3450" calcext:value-type="float">
            <text:p>3450</text:p>
          </table:table-cell>
          <table:table-cell table:formula="of:=[levels_parameters.$G$2]*([.$A16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[levels_parameters.$B$2] + [levels_parameters.$C$2]*([.$A168]-1)+[levels_parameters.$A$2]" office:value-type="float" office:value="4658302" calcext:value-type="float">
            <text:p>4658302</text:p>
          </table:table-cell>
          <table:table-cell table:formula="of:=[.$C167]+[.$B167]" office:value-type="float" office:value="192197290" calcext:value-type="float">
            <text:p>192197290</text:p>
          </table:table-cell>
          <table:table-cell table:formula="of:=[levels_parameters.$I$2]*([.$A168]-1) + [levels_parameters.$H$2]+FLOOR([.$A168]/[levels_parameters.$J$2])" office:value-type="float" office:value="202" calcext:value-type="float">
            <text:p>202</text:p>
          </table:table-cell>
          <table:table-cell table:formula="of:=[levels_parameters.$E$2]*([.$A168]-1) + [levels_parameters.$D$2]" office:value-type="float" office:value="3470" calcext:value-type="float">
            <text:p>3470</text:p>
          </table:table-cell>
          <table:table-cell table:formula="of:=[levels_parameters.$G$2]*([.$A16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[levels_parameters.$B$2] + [levels_parameters.$C$2]*([.$A169]-1)+[levels_parameters.$A$2]" office:value-type="float" office:value="4742476" calcext:value-type="float">
            <text:p>4742476</text:p>
          </table:table-cell>
          <table:table-cell table:formula="of:=[.$C168]+[.$B168]" office:value-type="float" office:value="196855592" calcext:value-type="float">
            <text:p>196855592</text:p>
          </table:table-cell>
          <table:table-cell table:formula="of:=[levels_parameters.$I$2]*([.$A169]-1) + [levels_parameters.$H$2]+FLOOR([.$A169]/[levels_parameters.$J$2])" office:value-type="float" office:value="203" calcext:value-type="float">
            <text:p>203</text:p>
          </table:table-cell>
          <table:table-cell table:formula="of:=[levels_parameters.$E$2]*([.$A169]-1) + [levels_parameters.$D$2]" office:value-type="float" office:value="3490" calcext:value-type="float">
            <text:p>3490</text:p>
          </table:table-cell>
          <table:table-cell table:formula="of:=[levels_parameters.$G$2]*([.$A16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[levels_parameters.$B$2] + [levels_parameters.$C$2]*([.$A170]-1)+[levels_parameters.$A$2]" office:value-type="float" office:value="4827658" calcext:value-type="float">
            <text:p>4827658</text:p>
          </table:table-cell>
          <table:table-cell table:formula="of:=[.$C169]+[.$B169]" office:value-type="float" office:value="201598068" calcext:value-type="float">
            <text:p>201598068</text:p>
          </table:table-cell>
          <table:table-cell table:formula="of:=[levels_parameters.$I$2]*([.$A170]-1) + [levels_parameters.$H$2]+FLOOR([.$A170]/[levels_parameters.$J$2])" office:value-type="float" office:value="204" calcext:value-type="float">
            <text:p>204</text:p>
          </table:table-cell>
          <table:table-cell table:formula="of:=[levels_parameters.$E$2]*([.$A170]-1) + [levels_parameters.$D$2]" office:value-type="float" office:value="3510" calcext:value-type="float">
            <text:p>3510</text:p>
          </table:table-cell>
          <table:table-cell table:formula="of:=[levels_parameters.$G$2]*([.$A17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[levels_parameters.$B$2] + [levels_parameters.$C$2]*([.$A171]-1)+[levels_parameters.$A$2]" office:value-type="float" office:value="4913854" calcext:value-type="float">
            <text:p>4913854</text:p>
          </table:table-cell>
          <table:table-cell table:formula="of:=[.$C170]+[.$B170]" office:value-type="float" office:value="206425726" calcext:value-type="float">
            <text:p>206425726</text:p>
          </table:table-cell>
          <table:table-cell table:formula="of:=[levels_parameters.$I$2]*([.$A171]-1) + [levels_parameters.$H$2]+FLOOR([.$A171]/[levels_parameters.$J$2])" office:value-type="float" office:value="206" calcext:value-type="float">
            <text:p>206</text:p>
          </table:table-cell>
          <table:table-cell table:formula="of:=[levels_parameters.$E$2]*([.$A171]-1) + [levels_parameters.$D$2]" office:value-type="float" office:value="3530" calcext:value-type="float">
            <text:p>3530</text:p>
          </table:table-cell>
          <table:table-cell table:formula="of:=[levels_parameters.$G$2]*([.$A17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[levels_parameters.$B$2] + [levels_parameters.$C$2]*([.$A172]-1)+[levels_parameters.$A$2]" office:value-type="float" office:value="5001070" calcext:value-type="float">
            <text:p>5001070</text:p>
          </table:table-cell>
          <table:table-cell table:formula="of:=[.$C171]+[.$B171]" office:value-type="float" office:value="211339580" calcext:value-type="float">
            <text:p>211339580</text:p>
          </table:table-cell>
          <table:table-cell table:formula="of:=[levels_parameters.$I$2]*([.$A172]-1) + [levels_parameters.$H$2]+FLOOR([.$A172]/[levels_parameters.$J$2])" office:value-type="float" office:value="207" calcext:value-type="float">
            <text:p>207</text:p>
          </table:table-cell>
          <table:table-cell table:formula="of:=[levels_parameters.$E$2]*([.$A172]-1) + [levels_parameters.$D$2]" office:value-type="float" office:value="3550" calcext:value-type="float">
            <text:p>3550</text:p>
          </table:table-cell>
          <table:table-cell table:formula="of:=[levels_parameters.$G$2]*([.$A17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[levels_parameters.$B$2] + [levels_parameters.$C$2]*([.$A173]-1)+[levels_parameters.$A$2]" office:value-type="float" office:value="5089312" calcext:value-type="float">
            <text:p>5089312</text:p>
          </table:table-cell>
          <table:table-cell table:formula="of:=[.$C172]+[.$B172]" office:value-type="float" office:value="216340650" calcext:value-type="float">
            <text:p>216340650</text:p>
          </table:table-cell>
          <table:table-cell table:formula="of:=[levels_parameters.$I$2]*([.$A173]-1) + [levels_parameters.$H$2]+FLOOR([.$A173]/[levels_parameters.$J$2])" office:value-type="float" office:value="208" calcext:value-type="float">
            <text:p>208</text:p>
          </table:table-cell>
          <table:table-cell table:formula="of:=[levels_parameters.$E$2]*([.$A173]-1) + [levels_parameters.$D$2]" office:value-type="float" office:value="3570" calcext:value-type="float">
            <text:p>3570</text:p>
          </table:table-cell>
          <table:table-cell table:formula="of:=[levels_parameters.$G$2]*([.$A17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[levels_parameters.$B$2] + [levels_parameters.$C$2]*([.$A174]-1)+[levels_parameters.$A$2]" office:value-type="float" office:value="5178586" calcext:value-type="float">
            <text:p>5178586</text:p>
          </table:table-cell>
          <table:table-cell table:formula="of:=[.$C173]+[.$B173]" office:value-type="float" office:value="221429962" calcext:value-type="float">
            <text:p>221429962</text:p>
          </table:table-cell>
          <table:table-cell table:formula="of:=[levels_parameters.$I$2]*([.$A174]-1) + [levels_parameters.$H$2]+FLOOR([.$A174]/[levels_parameters.$J$2])" office:value-type="float" office:value="209" calcext:value-type="float">
            <text:p>209</text:p>
          </table:table-cell>
          <table:table-cell table:formula="of:=[levels_parameters.$E$2]*([.$A174]-1) + [levels_parameters.$D$2]" office:value-type="float" office:value="3590" calcext:value-type="float">
            <text:p>3590</text:p>
          </table:table-cell>
          <table:table-cell table:formula="of:=[levels_parameters.$G$2]*([.$A17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[levels_parameters.$B$2] + [levels_parameters.$C$2]*([.$A175]-1)+[levels_parameters.$A$2]" office:value-type="float" office:value="5268898" calcext:value-type="float">
            <text:p>5268898</text:p>
          </table:table-cell>
          <table:table-cell table:formula="of:=[.$C174]+[.$B174]" office:value-type="float" office:value="226608548" calcext:value-type="float">
            <text:p>226608548</text:p>
          </table:table-cell>
          <table:table-cell table:formula="of:=[levels_parameters.$I$2]*([.$A175]-1) + [levels_parameters.$H$2]+FLOOR([.$A175]/[levels_parameters.$J$2])" office:value-type="float" office:value="210" calcext:value-type="float">
            <text:p>210</text:p>
          </table:table-cell>
          <table:table-cell table:formula="of:=[levels_parameters.$E$2]*([.$A175]-1) + [levels_parameters.$D$2]" office:value-type="float" office:value="3610" calcext:value-type="float">
            <text:p>3610</text:p>
          </table:table-cell>
          <table:table-cell table:formula="of:=[levels_parameters.$G$2]*([.$A17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[levels_parameters.$B$2] + [levels_parameters.$C$2]*([.$A176]-1)+[levels_parameters.$A$2]" office:value-type="float" office:value="5360254" calcext:value-type="float">
            <text:p>5360254</text:p>
          </table:table-cell>
          <table:table-cell table:formula="of:=[.$C175]+[.$B175]" office:value-type="float" office:value="231877446" calcext:value-type="float">
            <text:p>231877446</text:p>
          </table:table-cell>
          <table:table-cell table:formula="of:=[levels_parameters.$I$2]*([.$A176]-1) + [levels_parameters.$H$2]+FLOOR([.$A176]/[levels_parameters.$J$2])" office:value-type="float" office:value="212" calcext:value-type="float">
            <text:p>212</text:p>
          </table:table-cell>
          <table:table-cell table:formula="of:=[levels_parameters.$E$2]*([.$A176]-1) + [levels_parameters.$D$2]" office:value-type="float" office:value="3630" calcext:value-type="float">
            <text:p>3630</text:p>
          </table:table-cell>
          <table:table-cell table:formula="of:=[levels_parameters.$G$2]*([.$A17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[levels_parameters.$B$2] + [levels_parameters.$C$2]*([.$A177]-1)+[levels_parameters.$A$2]" office:value-type="float" office:value="5452660" calcext:value-type="float">
            <text:p>5452660</text:p>
          </table:table-cell>
          <table:table-cell table:formula="of:=[.$C176]+[.$B176]" office:value-type="float" office:value="237237700" calcext:value-type="float">
            <text:p>237237700</text:p>
          </table:table-cell>
          <table:table-cell table:formula="of:=[levels_parameters.$I$2]*([.$A177]-1) + [levels_parameters.$H$2]+FLOOR([.$A177]/[levels_parameters.$J$2])" office:value-type="float" office:value="213" calcext:value-type="float">
            <text:p>213</text:p>
          </table:table-cell>
          <table:table-cell table:formula="of:=[levels_parameters.$E$2]*([.$A177]-1) + [levels_parameters.$D$2]" office:value-type="float" office:value="3650" calcext:value-type="float">
            <text:p>3650</text:p>
          </table:table-cell>
          <table:table-cell table:formula="of:=[levels_parameters.$G$2]*([.$A17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[levels_parameters.$B$2] + [levels_parameters.$C$2]*([.$A178]-1)+[levels_parameters.$A$2]" office:value-type="float" office:value="5546122" calcext:value-type="float">
            <text:p>5546122</text:p>
          </table:table-cell>
          <table:table-cell table:formula="of:=[.$C177]+[.$B177]" office:value-type="float" office:value="242690360" calcext:value-type="float">
            <text:p>242690360</text:p>
          </table:table-cell>
          <table:table-cell table:formula="of:=[levels_parameters.$I$2]*([.$A178]-1) + [levels_parameters.$H$2]+FLOOR([.$A178]/[levels_parameters.$J$2])" office:value-type="float" office:value="214" calcext:value-type="float">
            <text:p>214</text:p>
          </table:table-cell>
          <table:table-cell table:formula="of:=[levels_parameters.$E$2]*([.$A178]-1) + [levels_parameters.$D$2]" office:value-type="float" office:value="3670" calcext:value-type="float">
            <text:p>3670</text:p>
          </table:table-cell>
          <table:table-cell table:formula="of:=[levels_parameters.$G$2]*([.$A17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[levels_parameters.$B$2] + [levels_parameters.$C$2]*([.$A179]-1)+[levels_parameters.$A$2]" office:value-type="float" office:value="5640646" calcext:value-type="float">
            <text:p>5640646</text:p>
          </table:table-cell>
          <table:table-cell table:formula="of:=[.$C178]+[.$B178]" office:value-type="float" office:value="248236482" calcext:value-type="float">
            <text:p>248236482</text:p>
          </table:table-cell>
          <table:table-cell table:formula="of:=[levels_parameters.$I$2]*([.$A179]-1) + [levels_parameters.$H$2]+FLOOR([.$A179]/[levels_parameters.$J$2])" office:value-type="float" office:value="215" calcext:value-type="float">
            <text:p>215</text:p>
          </table:table-cell>
          <table:table-cell table:formula="of:=[levels_parameters.$E$2]*([.$A179]-1) + [levels_parameters.$D$2]" office:value-type="float" office:value="3690" calcext:value-type="float">
            <text:p>3690</text:p>
          </table:table-cell>
          <table:table-cell table:formula="of:=[levels_parameters.$G$2]*([.$A17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[levels_parameters.$B$2] + [levels_parameters.$C$2]*([.$A180]-1)+[levels_parameters.$A$2]" office:value-type="float" office:value="5736238" calcext:value-type="float">
            <text:p>5736238</text:p>
          </table:table-cell>
          <table:table-cell table:formula="of:=[.$C179]+[.$B179]" office:value-type="float" office:value="253877128" calcext:value-type="float">
            <text:p>253877128</text:p>
          </table:table-cell>
          <table:table-cell table:formula="of:=[levels_parameters.$I$2]*([.$A180]-1) + [levels_parameters.$H$2]+FLOOR([.$A180]/[levels_parameters.$J$2])" office:value-type="float" office:value="216" calcext:value-type="float">
            <text:p>216</text:p>
          </table:table-cell>
          <table:table-cell table:formula="of:=[levels_parameters.$E$2]*([.$A180]-1) + [levels_parameters.$D$2]" office:value-type="float" office:value="3710" calcext:value-type="float">
            <text:p>3710</text:p>
          </table:table-cell>
          <table:table-cell table:formula="of:=[levels_parameters.$G$2]*([.$A18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[levels_parameters.$B$2] + [levels_parameters.$C$2]*([.$A181]-1)+[levels_parameters.$A$2]" office:value-type="float" office:value="5832904" calcext:value-type="float">
            <text:p>5832904</text:p>
          </table:table-cell>
          <table:table-cell table:formula="of:=[.$C180]+[.$B180]" office:value-type="float" office:value="259613366" calcext:value-type="float">
            <text:p>259613366</text:p>
          </table:table-cell>
          <table:table-cell table:formula="of:=[levels_parameters.$I$2]*([.$A181]-1) + [levels_parameters.$H$2]+FLOOR([.$A181]/[levels_parameters.$J$2])" office:value-type="float" office:value="218" calcext:value-type="float">
            <text:p>218</text:p>
          </table:table-cell>
          <table:table-cell table:formula="of:=[levels_parameters.$E$2]*([.$A181]-1) + [levels_parameters.$D$2]" office:value-type="float" office:value="3730" calcext:value-type="float">
            <text:p>3730</text:p>
          </table:table-cell>
          <table:table-cell table:formula="of:=[levels_parameters.$G$2]*([.$A18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[levels_parameters.$B$2] + [levels_parameters.$C$2]*([.$A182]-1)+[levels_parameters.$A$2]" office:value-type="float" office:value="5930650" calcext:value-type="float">
            <text:p>5930650</text:p>
          </table:table-cell>
          <table:table-cell table:formula="of:=[.$C181]+[.$B181]" office:value-type="float" office:value="265446270" calcext:value-type="float">
            <text:p>265446270</text:p>
          </table:table-cell>
          <table:table-cell table:formula="of:=[levels_parameters.$I$2]*([.$A182]-1) + [levels_parameters.$H$2]+FLOOR([.$A182]/[levels_parameters.$J$2])" office:value-type="float" office:value="219" calcext:value-type="float">
            <text:p>219</text:p>
          </table:table-cell>
          <table:table-cell table:formula="of:=[levels_parameters.$E$2]*([.$A182]-1) + [levels_parameters.$D$2]" office:value-type="float" office:value="3750" calcext:value-type="float">
            <text:p>3750</text:p>
          </table:table-cell>
          <table:table-cell table:formula="of:=[levels_parameters.$G$2]*([.$A18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[levels_parameters.$B$2] + [levels_parameters.$C$2]*([.$A183]-1)+[levels_parameters.$A$2]" office:value-type="float" office:value="6029482" calcext:value-type="float">
            <text:p>6029482</text:p>
          </table:table-cell>
          <table:table-cell table:formula="of:=[.$C182]+[.$B182]" office:value-type="float" office:value="271376920" calcext:value-type="float">
            <text:p>271376920</text:p>
          </table:table-cell>
          <table:table-cell table:formula="of:=[levels_parameters.$I$2]*([.$A183]-1) + [levels_parameters.$H$2]+FLOOR([.$A183]/[levels_parameters.$J$2])" office:value-type="float" office:value="220" calcext:value-type="float">
            <text:p>220</text:p>
          </table:table-cell>
          <table:table-cell table:formula="of:=[levels_parameters.$E$2]*([.$A183]-1) + [levels_parameters.$D$2]" office:value-type="float" office:value="3770" calcext:value-type="float">
            <text:p>3770</text:p>
          </table:table-cell>
          <table:table-cell table:formula="of:=[levels_parameters.$G$2]*([.$A18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[levels_parameters.$B$2] + [levels_parameters.$C$2]*([.$A184]-1)+[levels_parameters.$A$2]" office:value-type="float" office:value="6129406" calcext:value-type="float">
            <text:p>6129406</text:p>
          </table:table-cell>
          <table:table-cell table:formula="of:=[.$C183]+[.$B183]" office:value-type="float" office:value="277406402" calcext:value-type="float">
            <text:p>277406402</text:p>
          </table:table-cell>
          <table:table-cell table:formula="of:=[levels_parameters.$I$2]*([.$A184]-1) + [levels_parameters.$H$2]+FLOOR([.$A184]/[levels_parameters.$J$2])" office:value-type="float" office:value="221" calcext:value-type="float">
            <text:p>221</text:p>
          </table:table-cell>
          <table:table-cell table:formula="of:=[levels_parameters.$E$2]*([.$A184]-1) + [levels_parameters.$D$2]" office:value-type="float" office:value="3790" calcext:value-type="float">
            <text:p>3790</text:p>
          </table:table-cell>
          <table:table-cell table:formula="of:=[levels_parameters.$G$2]*([.$A18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[levels_parameters.$B$2] + [levels_parameters.$C$2]*([.$A185]-1)+[levels_parameters.$A$2]" office:value-type="float" office:value="6230428" calcext:value-type="float">
            <text:p>6230428</text:p>
          </table:table-cell>
          <table:table-cell table:formula="of:=[.$C184]+[.$B184]" office:value-type="float" office:value="283535808" calcext:value-type="float">
            <text:p>283535808</text:p>
          </table:table-cell>
          <table:table-cell table:formula="of:=[levels_parameters.$I$2]*([.$A185]-1) + [levels_parameters.$H$2]+FLOOR([.$A185]/[levels_parameters.$J$2])" office:value-type="float" office:value="222" calcext:value-type="float">
            <text:p>222</text:p>
          </table:table-cell>
          <table:table-cell table:formula="of:=[levels_parameters.$E$2]*([.$A185]-1) + [levels_parameters.$D$2]" office:value-type="float" office:value="3810" calcext:value-type="float">
            <text:p>3810</text:p>
          </table:table-cell>
          <table:table-cell table:formula="of:=[levels_parameters.$G$2]*([.$A18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[levels_parameters.$B$2] + [levels_parameters.$C$2]*([.$A186]-1)+[levels_parameters.$A$2]" office:value-type="float" office:value="6332554" calcext:value-type="float">
            <text:p>6332554</text:p>
          </table:table-cell>
          <table:table-cell table:formula="of:=[.$C185]+[.$B185]" office:value-type="float" office:value="289766236" calcext:value-type="float">
            <text:p>289766236</text:p>
          </table:table-cell>
          <table:table-cell table:formula="of:=[levels_parameters.$I$2]*([.$A186]-1) + [levels_parameters.$H$2]+FLOOR([.$A186]/[levels_parameters.$J$2])" office:value-type="float" office:value="224" calcext:value-type="float">
            <text:p>224</text:p>
          </table:table-cell>
          <table:table-cell table:formula="of:=[levels_parameters.$E$2]*([.$A186]-1) + [levels_parameters.$D$2]" office:value-type="float" office:value="3830" calcext:value-type="float">
            <text:p>3830</text:p>
          </table:table-cell>
          <table:table-cell table:formula="of:=[levels_parameters.$G$2]*([.$A18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[levels_parameters.$B$2] + [levels_parameters.$C$2]*([.$A187]-1)+[levels_parameters.$A$2]" office:value-type="float" office:value="6435790" calcext:value-type="float">
            <text:p>6435790</text:p>
          </table:table-cell>
          <table:table-cell table:formula="of:=[.$C186]+[.$B186]" office:value-type="float" office:value="296098790" calcext:value-type="float">
            <text:p>296098790</text:p>
          </table:table-cell>
          <table:table-cell table:formula="of:=[levels_parameters.$I$2]*([.$A187]-1) + [levels_parameters.$H$2]+FLOOR([.$A187]/[levels_parameters.$J$2])" office:value-type="float" office:value="225" calcext:value-type="float">
            <text:p>225</text:p>
          </table:table-cell>
          <table:table-cell table:formula="of:=[levels_parameters.$E$2]*([.$A187]-1) + [levels_parameters.$D$2]" office:value-type="float" office:value="3850" calcext:value-type="float">
            <text:p>3850</text:p>
          </table:table-cell>
          <table:table-cell table:formula="of:=[levels_parameters.$G$2]*([.$A18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[levels_parameters.$B$2] + [levels_parameters.$C$2]*([.$A188]-1)+[levels_parameters.$A$2]" office:value-type="float" office:value="6540142" calcext:value-type="float">
            <text:p>6540142</text:p>
          </table:table-cell>
          <table:table-cell table:formula="of:=[.$C187]+[.$B187]" office:value-type="float" office:value="302534580" calcext:value-type="float">
            <text:p>302534580</text:p>
          </table:table-cell>
          <table:table-cell table:formula="of:=[levels_parameters.$I$2]*([.$A188]-1) + [levels_parameters.$H$2]+FLOOR([.$A188]/[levels_parameters.$J$2])" office:value-type="float" office:value="226" calcext:value-type="float">
            <text:p>226</text:p>
          </table:table-cell>
          <table:table-cell table:formula="of:=[levels_parameters.$E$2]*([.$A188]-1) + [levels_parameters.$D$2]" office:value-type="float" office:value="3870" calcext:value-type="float">
            <text:p>3870</text:p>
          </table:table-cell>
          <table:table-cell table:formula="of:=[levels_parameters.$G$2]*([.$A18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[levels_parameters.$B$2] + [levels_parameters.$C$2]*([.$A189]-1)+[levels_parameters.$A$2]" office:value-type="float" office:value="6645616" calcext:value-type="float">
            <text:p>6645616</text:p>
          </table:table-cell>
          <table:table-cell table:formula="of:=[.$C188]+[.$B188]" office:value-type="float" office:value="309074722" calcext:value-type="float">
            <text:p>309074722</text:p>
          </table:table-cell>
          <table:table-cell table:formula="of:=[levels_parameters.$I$2]*([.$A189]-1) + [levels_parameters.$H$2]+FLOOR([.$A189]/[levels_parameters.$J$2])" office:value-type="float" office:value="227" calcext:value-type="float">
            <text:p>227</text:p>
          </table:table-cell>
          <table:table-cell table:formula="of:=[levels_parameters.$E$2]*([.$A189]-1) + [levels_parameters.$D$2]" office:value-type="float" office:value="3890" calcext:value-type="float">
            <text:p>3890</text:p>
          </table:table-cell>
          <table:table-cell table:formula="of:=[levels_parameters.$G$2]*([.$A18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[levels_parameters.$B$2] + [levels_parameters.$C$2]*([.$A190]-1)+[levels_parameters.$A$2]" office:value-type="float" office:value="6752218" calcext:value-type="float">
            <text:p>6752218</text:p>
          </table:table-cell>
          <table:table-cell table:formula="of:=[.$C189]+[.$B189]" office:value-type="float" office:value="315720338" calcext:value-type="float">
            <text:p>315720338</text:p>
          </table:table-cell>
          <table:table-cell table:formula="of:=[levels_parameters.$I$2]*([.$A190]-1) + [levels_parameters.$H$2]+FLOOR([.$A190]/[levels_parameters.$J$2])" office:value-type="float" office:value="228" calcext:value-type="float">
            <text:p>228</text:p>
          </table:table-cell>
          <table:table-cell table:formula="of:=[levels_parameters.$E$2]*([.$A190]-1) + [levels_parameters.$D$2]" office:value-type="float" office:value="3910" calcext:value-type="float">
            <text:p>3910</text:p>
          </table:table-cell>
          <table:table-cell table:formula="of:=[levels_parameters.$G$2]*([.$A19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[levels_parameters.$B$2] + [levels_parameters.$C$2]*([.$A191]-1)+[levels_parameters.$A$2]" office:value-type="float" office:value="6859954" calcext:value-type="float">
            <text:p>6859954</text:p>
          </table:table-cell>
          <table:table-cell table:formula="of:=[.$C190]+[.$B190]" office:value-type="float" office:value="322472556" calcext:value-type="float">
            <text:p>322472556</text:p>
          </table:table-cell>
          <table:table-cell table:formula="of:=[levels_parameters.$I$2]*([.$A191]-1) + [levels_parameters.$H$2]+FLOOR([.$A191]/[levels_parameters.$J$2])" office:value-type="float" office:value="230" calcext:value-type="float">
            <text:p>230</text:p>
          </table:table-cell>
          <table:table-cell table:formula="of:=[levels_parameters.$E$2]*([.$A191]-1) + [levels_parameters.$D$2]" office:value-type="float" office:value="3930" calcext:value-type="float">
            <text:p>3930</text:p>
          </table:table-cell>
          <table:table-cell table:formula="of:=[levels_parameters.$G$2]*([.$A19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[levels_parameters.$B$2] + [levels_parameters.$C$2]*([.$A192]-1)+[levels_parameters.$A$2]" office:value-type="float" office:value="6968830" calcext:value-type="float">
            <text:p>6968830</text:p>
          </table:table-cell>
          <table:table-cell table:formula="of:=[.$C191]+[.$B191]" office:value-type="float" office:value="329332510" calcext:value-type="float">
            <text:p>329332510</text:p>
          </table:table-cell>
          <table:table-cell table:formula="of:=[levels_parameters.$I$2]*([.$A192]-1) + [levels_parameters.$H$2]+FLOOR([.$A192]/[levels_parameters.$J$2])" office:value-type="float" office:value="231" calcext:value-type="float">
            <text:p>231</text:p>
          </table:table-cell>
          <table:table-cell table:formula="of:=[levels_parameters.$E$2]*([.$A192]-1) + [levels_parameters.$D$2]" office:value-type="float" office:value="3950" calcext:value-type="float">
            <text:p>3950</text:p>
          </table:table-cell>
          <table:table-cell table:formula="of:=[levels_parameters.$G$2]*([.$A19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[levels_parameters.$B$2] + [levels_parameters.$C$2]*([.$A193]-1)+[levels_parameters.$A$2]" office:value-type="float" office:value="7078852" calcext:value-type="float">
            <text:p>7078852</text:p>
          </table:table-cell>
          <table:table-cell table:formula="of:=[.$C192]+[.$B192]" office:value-type="float" office:value="336301340" calcext:value-type="float">
            <text:p>336301340</text:p>
          </table:table-cell>
          <table:table-cell table:formula="of:=[levels_parameters.$I$2]*([.$A193]-1) + [levels_parameters.$H$2]+FLOOR([.$A193]/[levels_parameters.$J$2])" office:value-type="float" office:value="232" calcext:value-type="float">
            <text:p>232</text:p>
          </table:table-cell>
          <table:table-cell table:formula="of:=[levels_parameters.$E$2]*([.$A193]-1) + [levels_parameters.$D$2]" office:value-type="float" office:value="3970" calcext:value-type="float">
            <text:p>3970</text:p>
          </table:table-cell>
          <table:table-cell table:formula="of:=[levels_parameters.$G$2]*([.$A19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[levels_parameters.$B$2] + [levels_parameters.$C$2]*([.$A194]-1)+[levels_parameters.$A$2]" office:value-type="float" office:value="7190026" calcext:value-type="float">
            <text:p>7190026</text:p>
          </table:table-cell>
          <table:table-cell table:formula="of:=[.$C193]+[.$B193]" office:value-type="float" office:value="343380192" calcext:value-type="float">
            <text:p>343380192</text:p>
          </table:table-cell>
          <table:table-cell table:formula="of:=[levels_parameters.$I$2]*([.$A194]-1) + [levels_parameters.$H$2]+FLOOR([.$A194]/[levels_parameters.$J$2])" office:value-type="float" office:value="233" calcext:value-type="float">
            <text:p>233</text:p>
          </table:table-cell>
          <table:table-cell table:formula="of:=[levels_parameters.$E$2]*([.$A194]-1) + [levels_parameters.$D$2]" office:value-type="float" office:value="3990" calcext:value-type="float">
            <text:p>3990</text:p>
          </table:table-cell>
          <table:table-cell table:formula="of:=[levels_parameters.$G$2]*([.$A19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[levels_parameters.$B$2] + [levels_parameters.$C$2]*([.$A195]-1)+[levels_parameters.$A$2]" office:value-type="float" office:value="7302358" calcext:value-type="float">
            <text:p>7302358</text:p>
          </table:table-cell>
          <table:table-cell table:formula="of:=[.$C194]+[.$B194]" office:value-type="float" office:value="350570218" calcext:value-type="float">
            <text:p>350570218</text:p>
          </table:table-cell>
          <table:table-cell table:formula="of:=[levels_parameters.$I$2]*([.$A195]-1) + [levels_parameters.$H$2]+FLOOR([.$A195]/[levels_parameters.$J$2])" office:value-type="float" office:value="234" calcext:value-type="float">
            <text:p>234</text:p>
          </table:table-cell>
          <table:table-cell table:formula="of:=[levels_parameters.$E$2]*([.$A195]-1) + [levels_parameters.$D$2]" office:value-type="float" office:value="4010" calcext:value-type="float">
            <text:p>4010</text:p>
          </table:table-cell>
          <table:table-cell table:formula="of:=[levels_parameters.$G$2]*([.$A19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[levels_parameters.$B$2] + [levels_parameters.$C$2]*([.$A196]-1)+[levels_parameters.$A$2]" office:value-type="float" office:value="7415854" calcext:value-type="float">
            <text:p>7415854</text:p>
          </table:table-cell>
          <table:table-cell table:formula="of:=[.$C195]+[.$B195]" office:value-type="float" office:value="357872576" calcext:value-type="float">
            <text:p>357872576</text:p>
          </table:table-cell>
          <table:table-cell table:formula="of:=[levels_parameters.$I$2]*([.$A196]-1) + [levels_parameters.$H$2]+FLOOR([.$A196]/[levels_parameters.$J$2])" office:value-type="float" office:value="236" calcext:value-type="float">
            <text:p>236</text:p>
          </table:table-cell>
          <table:table-cell table:formula="of:=[levels_parameters.$E$2]*([.$A196]-1) + [levels_parameters.$D$2]" office:value-type="float" office:value="4030" calcext:value-type="float">
            <text:p>4030</text:p>
          </table:table-cell>
          <table:table-cell table:formula="of:=[levels_parameters.$G$2]*([.$A19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[levels_parameters.$B$2] + [levels_parameters.$C$2]*([.$A197]-1)+[levels_parameters.$A$2]" office:value-type="float" office:value="7530520" calcext:value-type="float">
            <text:p>7530520</text:p>
          </table:table-cell>
          <table:table-cell table:formula="of:=[.$C196]+[.$B196]" office:value-type="float" office:value="365288430" calcext:value-type="float">
            <text:p>365288430</text:p>
          </table:table-cell>
          <table:table-cell table:formula="of:=[levels_parameters.$I$2]*([.$A197]-1) + [levels_parameters.$H$2]+FLOOR([.$A197]/[levels_parameters.$J$2])" office:value-type="float" office:value="237" calcext:value-type="float">
            <text:p>237</text:p>
          </table:table-cell>
          <table:table-cell table:formula="of:=[levels_parameters.$E$2]*([.$A197]-1) + [levels_parameters.$D$2]" office:value-type="float" office:value="4050" calcext:value-type="float">
            <text:p>4050</text:p>
          </table:table-cell>
          <table:table-cell table:formula="of:=[levels_parameters.$G$2]*([.$A19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[levels_parameters.$B$2] + [levels_parameters.$C$2]*([.$A198]-1)+[levels_parameters.$A$2]" office:value-type="float" office:value="7646362" calcext:value-type="float">
            <text:p>7646362</text:p>
          </table:table-cell>
          <table:table-cell table:formula="of:=[.$C197]+[.$B197]" office:value-type="float" office:value="372818950" calcext:value-type="float">
            <text:p>372818950</text:p>
          </table:table-cell>
          <table:table-cell table:formula="of:=[levels_parameters.$I$2]*([.$A198]-1) + [levels_parameters.$H$2]+FLOOR([.$A198]/[levels_parameters.$J$2])" office:value-type="float" office:value="238" calcext:value-type="float">
            <text:p>238</text:p>
          </table:table-cell>
          <table:table-cell table:formula="of:=[levels_parameters.$E$2]*([.$A198]-1) + [levels_parameters.$D$2]" office:value-type="float" office:value="4070" calcext:value-type="float">
            <text:p>4070</text:p>
          </table:table-cell>
          <table:table-cell table:formula="of:=[levels_parameters.$G$2]*([.$A19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[levels_parameters.$B$2] + [levels_parameters.$C$2]*([.$A199]-1)+[levels_parameters.$A$2]" office:value-type="float" office:value="7763386" calcext:value-type="float">
            <text:p>7763386</text:p>
          </table:table-cell>
          <table:table-cell table:formula="of:=[.$C198]+[.$B198]" office:value-type="float" office:value="380465312" calcext:value-type="float">
            <text:p>380465312</text:p>
          </table:table-cell>
          <table:table-cell table:formula="of:=[levels_parameters.$I$2]*([.$A199]-1) + [levels_parameters.$H$2]+FLOOR([.$A199]/[levels_parameters.$J$2])" office:value-type="float" office:value="239" calcext:value-type="float">
            <text:p>239</text:p>
          </table:table-cell>
          <table:table-cell table:formula="of:=[levels_parameters.$E$2]*([.$A199]-1) + [levels_parameters.$D$2]" office:value-type="float" office:value="4090" calcext:value-type="float">
            <text:p>4090</text:p>
          </table:table-cell>
          <table:table-cell table:formula="of:=[levels_parameters.$G$2]*([.$A19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[levels_parameters.$B$2] + [levels_parameters.$C$2]*([.$A200]-1)+[levels_parameters.$A$2]" office:value-type="float" office:value="7881598" calcext:value-type="float">
            <text:p>7881598</text:p>
          </table:table-cell>
          <table:table-cell table:formula="of:=[.$C199]+[.$B199]" office:value-type="float" office:value="388228698" calcext:value-type="float">
            <text:p>388228698</text:p>
          </table:table-cell>
          <table:table-cell table:formula="of:=[levels_parameters.$I$2]*([.$A200]-1) + [levels_parameters.$H$2]+FLOOR([.$A200]/[levels_parameters.$J$2])" office:value-type="float" office:value="240" calcext:value-type="float">
            <text:p>240</text:p>
          </table:table-cell>
          <table:table-cell table:formula="of:=[levels_parameters.$E$2]*([.$A200]-1) + [levels_parameters.$D$2]" office:value-type="float" office:value="4110" calcext:value-type="float">
            <text:p>4110</text:p>
          </table:table-cell>
          <table:table-cell table:formula="of:=[levels_parameters.$G$2]*([.$A20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[levels_parameters.$B$2] + [levels_parameters.$C$2]*([.$A201]-1)+[levels_parameters.$A$2]" office:value-type="float" office:value="8001004" calcext:value-type="float">
            <text:p>8001004</text:p>
          </table:table-cell>
          <table:table-cell table:formula="of:=[.$C200]+[.$B200]" office:value-type="float" office:value="396110296" calcext:value-type="float">
            <text:p>396110296</text:p>
          </table:table-cell>
          <table:table-cell table:formula="of:=[levels_parameters.$I$2]*([.$A201]-1) + [levels_parameters.$H$2]+FLOOR([.$A201]/[levels_parameters.$J$2])" office:value-type="float" office:value="242" calcext:value-type="float">
            <text:p>242</text:p>
          </table:table-cell>
          <table:table-cell table:formula="of:=[levels_parameters.$E$2]*([.$A201]-1) + [levels_parameters.$D$2]" office:value-type="float" office:value="4130" calcext:value-type="float">
            <text:p>4130</text:p>
          </table:table-cell>
          <table:table-cell table:formula="of:=[levels_parameters.$G$2]*([.$A20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[levels_parameters.$B$2] + [levels_parameters.$C$2]*([.$A202]-1)+[levels_parameters.$A$2]" office:value-type="float" office:value="8121610" calcext:value-type="float">
            <text:p>8121610</text:p>
          </table:table-cell>
          <table:table-cell table:formula="of:=[.$C201]+[.$B201]" office:value-type="float" office:value="404111300" calcext:value-type="float">
            <text:p>404111300</text:p>
          </table:table-cell>
          <table:table-cell table:formula="of:=[levels_parameters.$I$2]*([.$A202]-1) + [levels_parameters.$H$2]+FLOOR([.$A202]/[levels_parameters.$J$2])" office:value-type="float" office:value="243" calcext:value-type="float">
            <text:p>243</text:p>
          </table:table-cell>
          <table:table-cell table:formula="of:=[levels_parameters.$E$2]*([.$A202]-1) + [levels_parameters.$D$2]" office:value-type="float" office:value="4150" calcext:value-type="float">
            <text:p>4150</text:p>
          </table:table-cell>
          <table:table-cell table:formula="of:=[levels_parameters.$G$2]*([.$A20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[levels_parameters.$B$2] + [levels_parameters.$C$2]*([.$A203]-1)+[levels_parameters.$A$2]" office:value-type="float" office:value="8243422" calcext:value-type="float">
            <text:p>8243422</text:p>
          </table:table-cell>
          <table:table-cell table:formula="of:=[.$C202]+[.$B202]" office:value-type="float" office:value="412232910" calcext:value-type="float">
            <text:p>412232910</text:p>
          </table:table-cell>
          <table:table-cell table:formula="of:=[levels_parameters.$I$2]*([.$A203]-1) + [levels_parameters.$H$2]+FLOOR([.$A203]/[levels_parameters.$J$2])" office:value-type="float" office:value="244" calcext:value-type="float">
            <text:p>244</text:p>
          </table:table-cell>
          <table:table-cell table:formula="of:=[levels_parameters.$E$2]*([.$A203]-1) + [levels_parameters.$D$2]" office:value-type="float" office:value="4170" calcext:value-type="float">
            <text:p>4170</text:p>
          </table:table-cell>
          <table:table-cell table:formula="of:=[levels_parameters.$G$2]*([.$A20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[levels_parameters.$B$2] + [levels_parameters.$C$2]*([.$A204]-1)+[levels_parameters.$A$2]" office:value-type="float" office:value="8366446" calcext:value-type="float">
            <text:p>8366446</text:p>
          </table:table-cell>
          <table:table-cell table:formula="of:=[.$C203]+[.$B203]" office:value-type="float" office:value="420476332" calcext:value-type="float">
            <text:p>420476332</text:p>
          </table:table-cell>
          <table:table-cell table:formula="of:=[levels_parameters.$I$2]*([.$A204]-1) + [levels_parameters.$H$2]+FLOOR([.$A204]/[levels_parameters.$J$2])" office:value-type="float" office:value="245" calcext:value-type="float">
            <text:p>245</text:p>
          </table:table-cell>
          <table:table-cell table:formula="of:=[levels_parameters.$E$2]*([.$A204]-1) + [levels_parameters.$D$2]" office:value-type="float" office:value="4190" calcext:value-type="float">
            <text:p>4190</text:p>
          </table:table-cell>
          <table:table-cell table:formula="of:=[levels_parameters.$G$2]*([.$A20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[levels_parameters.$B$2] + [levels_parameters.$C$2]*([.$A205]-1)+[levels_parameters.$A$2]" office:value-type="float" office:value="8490688" calcext:value-type="float">
            <text:p>8490688</text:p>
          </table:table-cell>
          <table:table-cell table:formula="of:=[.$C204]+[.$B204]" office:value-type="float" office:value="428842778" calcext:value-type="float">
            <text:p>428842778</text:p>
          </table:table-cell>
          <table:table-cell table:formula="of:=[levels_parameters.$I$2]*([.$A205]-1) + [levels_parameters.$H$2]+FLOOR([.$A205]/[levels_parameters.$J$2])" office:value-type="float" office:value="246" calcext:value-type="float">
            <text:p>246</text:p>
          </table:table-cell>
          <table:table-cell table:formula="of:=[levels_parameters.$E$2]*([.$A205]-1) + [levels_parameters.$D$2]" office:value-type="float" office:value="4210" calcext:value-type="float">
            <text:p>4210</text:p>
          </table:table-cell>
          <table:table-cell table:formula="of:=[levels_parameters.$G$2]*([.$A20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[levels_parameters.$B$2] + [levels_parameters.$C$2]*([.$A206]-1)+[levels_parameters.$A$2]" office:value-type="float" office:value="8616154" calcext:value-type="float">
            <text:p>8616154</text:p>
          </table:table-cell>
          <table:table-cell table:formula="of:=[.$C205]+[.$B205]" office:value-type="float" office:value="437333466" calcext:value-type="float">
            <text:p>437333466</text:p>
          </table:table-cell>
          <table:table-cell table:formula="of:=[levels_parameters.$I$2]*([.$A206]-1) + [levels_parameters.$H$2]+FLOOR([.$A206]/[levels_parameters.$J$2])" office:value-type="float" office:value="248" calcext:value-type="float">
            <text:p>248</text:p>
          </table:table-cell>
          <table:table-cell table:formula="of:=[levels_parameters.$E$2]*([.$A206]-1) + [levels_parameters.$D$2]" office:value-type="float" office:value="4230" calcext:value-type="float">
            <text:p>4230</text:p>
          </table:table-cell>
          <table:table-cell table:formula="of:=[levels_parameters.$G$2]*([.$A20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[levels_parameters.$B$2] + [levels_parameters.$C$2]*([.$A207]-1)+[levels_parameters.$A$2]" office:value-type="float" office:value="8742850" calcext:value-type="float">
            <text:p>8742850</text:p>
          </table:table-cell>
          <table:table-cell table:formula="of:=[.$C206]+[.$B206]" office:value-type="float" office:value="445949620" calcext:value-type="float">
            <text:p>445949620</text:p>
          </table:table-cell>
          <table:table-cell table:formula="of:=[levels_parameters.$I$2]*([.$A207]-1) + [levels_parameters.$H$2]+FLOOR([.$A207]/[levels_parameters.$J$2])" office:value-type="float" office:value="249" calcext:value-type="float">
            <text:p>249</text:p>
          </table:table-cell>
          <table:table-cell table:formula="of:=[levels_parameters.$E$2]*([.$A207]-1) + [levels_parameters.$D$2]" office:value-type="float" office:value="4250" calcext:value-type="float">
            <text:p>4250</text:p>
          </table:table-cell>
          <table:table-cell table:formula="of:=[levels_parameters.$G$2]*([.$A20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[levels_parameters.$B$2] + [levels_parameters.$C$2]*([.$A208]-1)+[levels_parameters.$A$2]" office:value-type="float" office:value="8870782" calcext:value-type="float">
            <text:p>8870782</text:p>
          </table:table-cell>
          <table:table-cell table:formula="of:=[.$C207]+[.$B207]" office:value-type="float" office:value="454692470" calcext:value-type="float">
            <text:p>454692470</text:p>
          </table:table-cell>
          <table:table-cell table:formula="of:=[levels_parameters.$I$2]*([.$A208]-1) + [levels_parameters.$H$2]+FLOOR([.$A208]/[levels_parameters.$J$2])" office:value-type="float" office:value="250" calcext:value-type="float">
            <text:p>250</text:p>
          </table:table-cell>
          <table:table-cell table:formula="of:=[levels_parameters.$E$2]*([.$A208]-1) + [levels_parameters.$D$2]" office:value-type="float" office:value="4270" calcext:value-type="float">
            <text:p>4270</text:p>
          </table:table-cell>
          <table:table-cell table:formula="of:=[levels_parameters.$G$2]*([.$A20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[levels_parameters.$B$2] + [levels_parameters.$C$2]*([.$A209]-1)+[levels_parameters.$A$2]" office:value-type="float" office:value="8999956" calcext:value-type="float">
            <text:p>8999956</text:p>
          </table:table-cell>
          <table:table-cell table:formula="of:=[.$C208]+[.$B208]" office:value-type="float" office:value="463563252" calcext:value-type="float">
            <text:p>463563252</text:p>
          </table:table-cell>
          <table:table-cell table:formula="of:=[levels_parameters.$I$2]*([.$A209]-1) + [levels_parameters.$H$2]+FLOOR([.$A209]/[levels_parameters.$J$2])" office:value-type="float" office:value="251" calcext:value-type="float">
            <text:p>251</text:p>
          </table:table-cell>
          <table:table-cell table:formula="of:=[levels_parameters.$E$2]*([.$A209]-1) + [levels_parameters.$D$2]" office:value-type="float" office:value="4290" calcext:value-type="float">
            <text:p>4290</text:p>
          </table:table-cell>
          <table:table-cell table:formula="of:=[levels_parameters.$G$2]*([.$A20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[levels_parameters.$B$2] + [levels_parameters.$C$2]*([.$A210]-1)+[levels_parameters.$A$2]" office:value-type="float" office:value="9130378" calcext:value-type="float">
            <text:p>9130378</text:p>
          </table:table-cell>
          <table:table-cell table:formula="of:=[.$C209]+[.$B209]" office:value-type="float" office:value="472563208" calcext:value-type="float">
            <text:p>472563208</text:p>
          </table:table-cell>
          <table:table-cell table:formula="of:=[levels_parameters.$I$2]*([.$A210]-1) + [levels_parameters.$H$2]+FLOOR([.$A210]/[levels_parameters.$J$2])" office:value-type="float" office:value="252" calcext:value-type="float">
            <text:p>252</text:p>
          </table:table-cell>
          <table:table-cell table:formula="of:=[levels_parameters.$E$2]*([.$A210]-1) + [levels_parameters.$D$2]" office:value-type="float" office:value="4310" calcext:value-type="float">
            <text:p>4310</text:p>
          </table:table-cell>
          <table:table-cell table:formula="of:=[levels_parameters.$G$2]*([.$A21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[levels_parameters.$B$2] + [levels_parameters.$C$2]*([.$A211]-1)+[levels_parameters.$A$2]" office:value-type="float" office:value="9262054" calcext:value-type="float">
            <text:p>9262054</text:p>
          </table:table-cell>
          <table:table-cell table:formula="of:=[.$C210]+[.$B210]" office:value-type="float" office:value="481693586" calcext:value-type="float">
            <text:p>481693586</text:p>
          </table:table-cell>
          <table:table-cell table:formula="of:=[levels_parameters.$I$2]*([.$A211]-1) + [levels_parameters.$H$2]+FLOOR([.$A211]/[levels_parameters.$J$2])" office:value-type="float" office:value="254" calcext:value-type="float">
            <text:p>254</text:p>
          </table:table-cell>
          <table:table-cell table:formula="of:=[levels_parameters.$E$2]*([.$A211]-1) + [levels_parameters.$D$2]" office:value-type="float" office:value="4330" calcext:value-type="float">
            <text:p>4330</text:p>
          </table:table-cell>
          <table:table-cell table:formula="of:=[levels_parameters.$G$2]*([.$A21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[levels_parameters.$B$2] + [levels_parameters.$C$2]*([.$A212]-1)+[levels_parameters.$A$2]" office:value-type="float" office:value="9394990" calcext:value-type="float">
            <text:p>9394990</text:p>
          </table:table-cell>
          <table:table-cell table:formula="of:=[.$C211]+[.$B211]" office:value-type="float" office:value="490955640" calcext:value-type="float">
            <text:p>490955640</text:p>
          </table:table-cell>
          <table:table-cell table:formula="of:=[levels_parameters.$I$2]*([.$A212]-1) + [levels_parameters.$H$2]+FLOOR([.$A212]/[levels_parameters.$J$2])" office:value-type="float" office:value="255" calcext:value-type="float">
            <text:p>255</text:p>
          </table:table-cell>
          <table:table-cell table:formula="of:=[levels_parameters.$E$2]*([.$A212]-1) + [levels_parameters.$D$2]" office:value-type="float" office:value="4350" calcext:value-type="float">
            <text:p>4350</text:p>
          </table:table-cell>
          <table:table-cell table:formula="of:=[levels_parameters.$G$2]*([.$A21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[levels_parameters.$B$2] + [levels_parameters.$C$2]*([.$A213]-1)+[levels_parameters.$A$2]" office:value-type="float" office:value="9529192" calcext:value-type="float">
            <text:p>9529192</text:p>
          </table:table-cell>
          <table:table-cell table:formula="of:=[.$C212]+[.$B212]" office:value-type="float" office:value="500350630" calcext:value-type="float">
            <text:p>500350630</text:p>
          </table:table-cell>
          <table:table-cell table:formula="of:=[levels_parameters.$I$2]*([.$A213]-1) + [levels_parameters.$H$2]+FLOOR([.$A213]/[levels_parameters.$J$2])" office:value-type="float" office:value="256" calcext:value-type="float">
            <text:p>256</text:p>
          </table:table-cell>
          <table:table-cell table:formula="of:=[levels_parameters.$E$2]*([.$A213]-1) + [levels_parameters.$D$2]" office:value-type="float" office:value="4370" calcext:value-type="float">
            <text:p>4370</text:p>
          </table:table-cell>
          <table:table-cell table:formula="of:=[levels_parameters.$G$2]*([.$A21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[levels_parameters.$B$2] + [levels_parameters.$C$2]*([.$A214]-1)+[levels_parameters.$A$2]" office:value-type="float" office:value="9664666" calcext:value-type="float">
            <text:p>9664666</text:p>
          </table:table-cell>
          <table:table-cell table:formula="of:=[.$C213]+[.$B213]" office:value-type="float" office:value="509879822" calcext:value-type="float">
            <text:p>509879822</text:p>
          </table:table-cell>
          <table:table-cell table:formula="of:=[levels_parameters.$I$2]*([.$A214]-1) + [levels_parameters.$H$2]+FLOOR([.$A214]/[levels_parameters.$J$2])" office:value-type="float" office:value="257" calcext:value-type="float">
            <text:p>257</text:p>
          </table:table-cell>
          <table:table-cell table:formula="of:=[levels_parameters.$E$2]*([.$A214]-1) + [levels_parameters.$D$2]" office:value-type="float" office:value="4390" calcext:value-type="float">
            <text:p>4390</text:p>
          </table:table-cell>
          <table:table-cell table:formula="of:=[levels_parameters.$G$2]*([.$A21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[levels_parameters.$B$2] + [levels_parameters.$C$2]*([.$A215]-1)+[levels_parameters.$A$2]" office:value-type="float" office:value="9801418" calcext:value-type="float">
            <text:p>9801418</text:p>
          </table:table-cell>
          <table:table-cell table:formula="of:=[.$C214]+[.$B214]" office:value-type="float" office:value="519544488" calcext:value-type="float">
            <text:p>519544488</text:p>
          </table:table-cell>
          <table:table-cell table:formula="of:=[levels_parameters.$I$2]*([.$A215]-1) + [levels_parameters.$H$2]+FLOOR([.$A215]/[levels_parameters.$J$2])" office:value-type="float" office:value="258" calcext:value-type="float">
            <text:p>258</text:p>
          </table:table-cell>
          <table:table-cell table:formula="of:=[levels_parameters.$E$2]*([.$A215]-1) + [levels_parameters.$D$2]" office:value-type="float" office:value="4410" calcext:value-type="float">
            <text:p>4410</text:p>
          </table:table-cell>
          <table:table-cell table:formula="of:=[levels_parameters.$G$2]*([.$A21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[levels_parameters.$B$2] + [levels_parameters.$C$2]*([.$A216]-1)+[levels_parameters.$A$2]" office:value-type="float" office:value="9939454" calcext:value-type="float">
            <text:p>9939454</text:p>
          </table:table-cell>
          <table:table-cell table:formula="of:=[.$C215]+[.$B215]" office:value-type="float" office:value="529345906" calcext:value-type="float">
            <text:p>529345906</text:p>
          </table:table-cell>
          <table:table-cell table:formula="of:=[levels_parameters.$I$2]*([.$A216]-1) + [levels_parameters.$H$2]+FLOOR([.$A216]/[levels_parameters.$J$2])" office:value-type="float" office:value="260" calcext:value-type="float">
            <text:p>260</text:p>
          </table:table-cell>
          <table:table-cell table:formula="of:=[levels_parameters.$E$2]*([.$A216]-1) + [levels_parameters.$D$2]" office:value-type="float" office:value="4430" calcext:value-type="float">
            <text:p>4430</text:p>
          </table:table-cell>
          <table:table-cell table:formula="of:=[levels_parameters.$G$2]*([.$A21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[levels_parameters.$B$2] + [levels_parameters.$C$2]*([.$A217]-1)+[levels_parameters.$A$2]" office:value-type="float" office:value="10078780" calcext:value-type="float">
            <text:p>10078780</text:p>
          </table:table-cell>
          <table:table-cell table:formula="of:=[.$C216]+[.$B216]" office:value-type="float" office:value="539285360" calcext:value-type="float">
            <text:p>539285360</text:p>
          </table:table-cell>
          <table:table-cell table:formula="of:=[levels_parameters.$I$2]*([.$A217]-1) + [levels_parameters.$H$2]+FLOOR([.$A217]/[levels_parameters.$J$2])" office:value-type="float" office:value="261" calcext:value-type="float">
            <text:p>261</text:p>
          </table:table-cell>
          <table:table-cell table:formula="of:=[levels_parameters.$E$2]*([.$A217]-1) + [levels_parameters.$D$2]" office:value-type="float" office:value="4450" calcext:value-type="float">
            <text:p>4450</text:p>
          </table:table-cell>
          <table:table-cell table:formula="of:=[levels_parameters.$G$2]*([.$A21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[levels_parameters.$B$2] + [levels_parameters.$C$2]*([.$A218]-1)+[levels_parameters.$A$2]" office:value-type="float" office:value="10219402" calcext:value-type="float">
            <text:p>10219402</text:p>
          </table:table-cell>
          <table:table-cell table:formula="of:=[.$C217]+[.$B217]" office:value-type="float" office:value="549364140" calcext:value-type="float">
            <text:p>549364140</text:p>
          </table:table-cell>
          <table:table-cell table:formula="of:=[levels_parameters.$I$2]*([.$A218]-1) + [levels_parameters.$H$2]+FLOOR([.$A218]/[levels_parameters.$J$2])" office:value-type="float" office:value="262" calcext:value-type="float">
            <text:p>262</text:p>
          </table:table-cell>
          <table:table-cell table:formula="of:=[levels_parameters.$E$2]*([.$A218]-1) + [levels_parameters.$D$2]" office:value-type="float" office:value="4470" calcext:value-type="float">
            <text:p>4470</text:p>
          </table:table-cell>
          <table:table-cell table:formula="of:=[levels_parameters.$G$2]*([.$A21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[levels_parameters.$B$2] + [levels_parameters.$C$2]*([.$A219]-1)+[levels_parameters.$A$2]" office:value-type="float" office:value="10361326" calcext:value-type="float">
            <text:p>10361326</text:p>
          </table:table-cell>
          <table:table-cell table:formula="of:=[.$C218]+[.$B218]" office:value-type="float" office:value="559583542" calcext:value-type="float">
            <text:p>559583542</text:p>
          </table:table-cell>
          <table:table-cell table:formula="of:=[levels_parameters.$I$2]*([.$A219]-1) + [levels_parameters.$H$2]+FLOOR([.$A219]/[levels_parameters.$J$2])" office:value-type="float" office:value="263" calcext:value-type="float">
            <text:p>263</text:p>
          </table:table-cell>
          <table:table-cell table:formula="of:=[levels_parameters.$E$2]*([.$A219]-1) + [levels_parameters.$D$2]" office:value-type="float" office:value="4490" calcext:value-type="float">
            <text:p>4490</text:p>
          </table:table-cell>
          <table:table-cell table:formula="of:=[levels_parameters.$G$2]*([.$A21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[levels_parameters.$B$2] + [levels_parameters.$C$2]*([.$A220]-1)+[levels_parameters.$A$2]" office:value-type="float" office:value="10504558" calcext:value-type="float">
            <text:p>10504558</text:p>
          </table:table-cell>
          <table:table-cell table:formula="of:=[.$C219]+[.$B219]" office:value-type="float" office:value="569944868" calcext:value-type="float">
            <text:p>569944868</text:p>
          </table:table-cell>
          <table:table-cell table:formula="of:=[levels_parameters.$I$2]*([.$A220]-1) + [levels_parameters.$H$2]+FLOOR([.$A220]/[levels_parameters.$J$2])" office:value-type="float" office:value="264" calcext:value-type="float">
            <text:p>264</text:p>
          </table:table-cell>
          <table:table-cell table:formula="of:=[levels_parameters.$E$2]*([.$A220]-1) + [levels_parameters.$D$2]" office:value-type="float" office:value="4510" calcext:value-type="float">
            <text:p>4510</text:p>
          </table:table-cell>
          <table:table-cell table:formula="of:=[levels_parameters.$G$2]*([.$A22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[levels_parameters.$B$2] + [levels_parameters.$C$2]*([.$A221]-1)+[levels_parameters.$A$2]" office:value-type="float" office:value="10649104" calcext:value-type="float">
            <text:p>10649104</text:p>
          </table:table-cell>
          <table:table-cell table:formula="of:=[.$C220]+[.$B220]" office:value-type="float" office:value="580449426" calcext:value-type="float">
            <text:p>580449426</text:p>
          </table:table-cell>
          <table:table-cell table:formula="of:=[levels_parameters.$I$2]*([.$A221]-1) + [levels_parameters.$H$2]+FLOOR([.$A221]/[levels_parameters.$J$2])" office:value-type="float" office:value="266" calcext:value-type="float">
            <text:p>266</text:p>
          </table:table-cell>
          <table:table-cell table:formula="of:=[levels_parameters.$E$2]*([.$A221]-1) + [levels_parameters.$D$2]" office:value-type="float" office:value="4530" calcext:value-type="float">
            <text:p>4530</text:p>
          </table:table-cell>
          <table:table-cell table:formula="of:=[levels_parameters.$G$2]*([.$A22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[levels_parameters.$B$2] + [levels_parameters.$C$2]*([.$A222]-1)+[levels_parameters.$A$2]" office:value-type="float" office:value="10794970" calcext:value-type="float">
            <text:p>10794970</text:p>
          </table:table-cell>
          <table:table-cell table:formula="of:=[.$C221]+[.$B221]" office:value-type="float" office:value="591098530" calcext:value-type="float">
            <text:p>591098530</text:p>
          </table:table-cell>
          <table:table-cell table:formula="of:=[levels_parameters.$I$2]*([.$A222]-1) + [levels_parameters.$H$2]+FLOOR([.$A222]/[levels_parameters.$J$2])" office:value-type="float" office:value="267" calcext:value-type="float">
            <text:p>267</text:p>
          </table:table-cell>
          <table:table-cell table:formula="of:=[levels_parameters.$E$2]*([.$A222]-1) + [levels_parameters.$D$2]" office:value-type="float" office:value="4550" calcext:value-type="float">
            <text:p>4550</text:p>
          </table:table-cell>
          <table:table-cell table:formula="of:=[levels_parameters.$G$2]*([.$A22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[levels_parameters.$B$2] + [levels_parameters.$C$2]*([.$A223]-1)+[levels_parameters.$A$2]" office:value-type="float" office:value="10942162" calcext:value-type="float">
            <text:p>10942162</text:p>
          </table:table-cell>
          <table:table-cell table:formula="of:=[.$C222]+[.$B222]" office:value-type="float" office:value="601893500" calcext:value-type="float">
            <text:p>601893500</text:p>
          </table:table-cell>
          <table:table-cell table:formula="of:=[levels_parameters.$I$2]*([.$A223]-1) + [levels_parameters.$H$2]+FLOOR([.$A223]/[levels_parameters.$J$2])" office:value-type="float" office:value="268" calcext:value-type="float">
            <text:p>268</text:p>
          </table:table-cell>
          <table:table-cell table:formula="of:=[levels_parameters.$E$2]*([.$A223]-1) + [levels_parameters.$D$2]" office:value-type="float" office:value="4570" calcext:value-type="float">
            <text:p>4570</text:p>
          </table:table-cell>
          <table:table-cell table:formula="of:=[levels_parameters.$G$2]*([.$A22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[levels_parameters.$B$2] + [levels_parameters.$C$2]*([.$A224]-1)+[levels_parameters.$A$2]" office:value-type="float" office:value="11090686" calcext:value-type="float">
            <text:p>11090686</text:p>
          </table:table-cell>
          <table:table-cell table:formula="of:=[.$C223]+[.$B223]" office:value-type="float" office:value="612835662" calcext:value-type="float">
            <text:p>612835662</text:p>
          </table:table-cell>
          <table:table-cell table:formula="of:=[levels_parameters.$I$2]*([.$A224]-1) + [levels_parameters.$H$2]+FLOOR([.$A224]/[levels_parameters.$J$2])" office:value-type="float" office:value="269" calcext:value-type="float">
            <text:p>269</text:p>
          </table:table-cell>
          <table:table-cell table:formula="of:=[levels_parameters.$E$2]*([.$A224]-1) + [levels_parameters.$D$2]" office:value-type="float" office:value="4590" calcext:value-type="float">
            <text:p>4590</text:p>
          </table:table-cell>
          <table:table-cell table:formula="of:=[levels_parameters.$G$2]*([.$A22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[levels_parameters.$B$2] + [levels_parameters.$C$2]*([.$A225]-1)+[levels_parameters.$A$2]" office:value-type="float" office:value="11240548" calcext:value-type="float">
            <text:p>11240548</text:p>
          </table:table-cell>
          <table:table-cell table:formula="of:=[.$C224]+[.$B224]" office:value-type="float" office:value="623926348" calcext:value-type="float">
            <text:p>623926348</text:p>
          </table:table-cell>
          <table:table-cell table:formula="of:=[levels_parameters.$I$2]*([.$A225]-1) + [levels_parameters.$H$2]+FLOOR([.$A225]/[levels_parameters.$J$2])" office:value-type="float" office:value="270" calcext:value-type="float">
            <text:p>270</text:p>
          </table:table-cell>
          <table:table-cell table:formula="of:=[levels_parameters.$E$2]*([.$A225]-1) + [levels_parameters.$D$2]" office:value-type="float" office:value="4610" calcext:value-type="float">
            <text:p>4610</text:p>
          </table:table-cell>
          <table:table-cell table:formula="of:=[levels_parameters.$G$2]*([.$A22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[levels_parameters.$B$2] + [levels_parameters.$C$2]*([.$A226]-1)+[levels_parameters.$A$2]" office:value-type="float" office:value="11391754" calcext:value-type="float">
            <text:p>11391754</text:p>
          </table:table-cell>
          <table:table-cell table:formula="of:=[.$C225]+[.$B225]" office:value-type="float" office:value="635166896" calcext:value-type="float">
            <text:p>635166896</text:p>
          </table:table-cell>
          <table:table-cell table:formula="of:=[levels_parameters.$I$2]*([.$A226]-1) + [levels_parameters.$H$2]+FLOOR([.$A226]/[levels_parameters.$J$2])" office:value-type="float" office:value="272" calcext:value-type="float">
            <text:p>272</text:p>
          </table:table-cell>
          <table:table-cell table:formula="of:=[levels_parameters.$E$2]*([.$A226]-1) + [levels_parameters.$D$2]" office:value-type="float" office:value="4630" calcext:value-type="float">
            <text:p>4630</text:p>
          </table:table-cell>
          <table:table-cell table:formula="of:=[levels_parameters.$G$2]*([.$A22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[levels_parameters.$B$2] + [levels_parameters.$C$2]*([.$A227]-1)+[levels_parameters.$A$2]" office:value-type="float" office:value="11544310" calcext:value-type="float">
            <text:p>11544310</text:p>
          </table:table-cell>
          <table:table-cell table:formula="of:=[.$C226]+[.$B226]" office:value-type="float" office:value="646558650" calcext:value-type="float">
            <text:p>646558650</text:p>
          </table:table-cell>
          <table:table-cell table:formula="of:=[levels_parameters.$I$2]*([.$A227]-1) + [levels_parameters.$H$2]+FLOOR([.$A227]/[levels_parameters.$J$2])" office:value-type="float" office:value="273" calcext:value-type="float">
            <text:p>273</text:p>
          </table:table-cell>
          <table:table-cell table:formula="of:=[levels_parameters.$E$2]*([.$A227]-1) + [levels_parameters.$D$2]" office:value-type="float" office:value="4650" calcext:value-type="float">
            <text:p>4650</text:p>
          </table:table-cell>
          <table:table-cell table:formula="of:=[levels_parameters.$G$2]*([.$A22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[levels_parameters.$B$2] + [levels_parameters.$C$2]*([.$A228]-1)+[levels_parameters.$A$2]" office:value-type="float" office:value="11698222" calcext:value-type="float">
            <text:p>11698222</text:p>
          </table:table-cell>
          <table:table-cell table:formula="of:=[.$C227]+[.$B227]" office:value-type="float" office:value="658102960" calcext:value-type="float">
            <text:p>658102960</text:p>
          </table:table-cell>
          <table:table-cell table:formula="of:=[levels_parameters.$I$2]*([.$A228]-1) + [levels_parameters.$H$2]+FLOOR([.$A228]/[levels_parameters.$J$2])" office:value-type="float" office:value="274" calcext:value-type="float">
            <text:p>274</text:p>
          </table:table-cell>
          <table:table-cell table:formula="of:=[levels_parameters.$E$2]*([.$A228]-1) + [levels_parameters.$D$2]" office:value-type="float" office:value="4670" calcext:value-type="float">
            <text:p>4670</text:p>
          </table:table-cell>
          <table:table-cell table:formula="of:=[levels_parameters.$G$2]*([.$A22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[levels_parameters.$B$2] + [levels_parameters.$C$2]*([.$A229]-1)+[levels_parameters.$A$2]" office:value-type="float" office:value="11853496" calcext:value-type="float">
            <text:p>11853496</text:p>
          </table:table-cell>
          <table:table-cell table:formula="of:=[.$C228]+[.$B228]" office:value-type="float" office:value="669801182" calcext:value-type="float">
            <text:p>669801182</text:p>
          </table:table-cell>
          <table:table-cell table:formula="of:=[levels_parameters.$I$2]*([.$A229]-1) + [levels_parameters.$H$2]+FLOOR([.$A229]/[levels_parameters.$J$2])" office:value-type="float" office:value="275" calcext:value-type="float">
            <text:p>275</text:p>
          </table:table-cell>
          <table:table-cell table:formula="of:=[levels_parameters.$E$2]*([.$A229]-1) + [levels_parameters.$D$2]" office:value-type="float" office:value="4690" calcext:value-type="float">
            <text:p>4690</text:p>
          </table:table-cell>
          <table:table-cell table:formula="of:=[levels_parameters.$G$2]*([.$A22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[levels_parameters.$B$2] + [levels_parameters.$C$2]*([.$A230]-1)+[levels_parameters.$A$2]" office:value-type="float" office:value="12010138" calcext:value-type="float">
            <text:p>12010138</text:p>
          </table:table-cell>
          <table:table-cell table:formula="of:=[.$C229]+[.$B229]" office:value-type="float" office:value="681654678" calcext:value-type="float">
            <text:p>681654678</text:p>
          </table:table-cell>
          <table:table-cell table:formula="of:=[levels_parameters.$I$2]*([.$A230]-1) + [levels_parameters.$H$2]+FLOOR([.$A230]/[levels_parameters.$J$2])" office:value-type="float" office:value="276" calcext:value-type="float">
            <text:p>276</text:p>
          </table:table-cell>
          <table:table-cell table:formula="of:=[levels_parameters.$E$2]*([.$A230]-1) + [levels_parameters.$D$2]" office:value-type="float" office:value="4710" calcext:value-type="float">
            <text:p>4710</text:p>
          </table:table-cell>
          <table:table-cell table:formula="of:=[levels_parameters.$G$2]*([.$A23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[levels_parameters.$B$2] + [levels_parameters.$C$2]*([.$A231]-1)+[levels_parameters.$A$2]" office:value-type="float" office:value="12168154" calcext:value-type="float">
            <text:p>12168154</text:p>
          </table:table-cell>
          <table:table-cell table:formula="of:=[.$C230]+[.$B230]" office:value-type="float" office:value="693664816" calcext:value-type="float">
            <text:p>693664816</text:p>
          </table:table-cell>
          <table:table-cell table:formula="of:=[levels_parameters.$I$2]*([.$A231]-1) + [levels_parameters.$H$2]+FLOOR([.$A231]/[levels_parameters.$J$2])" office:value-type="float" office:value="278" calcext:value-type="float">
            <text:p>278</text:p>
          </table:table-cell>
          <table:table-cell table:formula="of:=[levels_parameters.$E$2]*([.$A231]-1) + [levels_parameters.$D$2]" office:value-type="float" office:value="4730" calcext:value-type="float">
            <text:p>4730</text:p>
          </table:table-cell>
          <table:table-cell table:formula="of:=[levels_parameters.$G$2]*([.$A23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[levels_parameters.$B$2] + [levels_parameters.$C$2]*([.$A232]-1)+[levels_parameters.$A$2]" office:value-type="float" office:value="12327550" calcext:value-type="float">
            <text:p>12327550</text:p>
          </table:table-cell>
          <table:table-cell table:formula="of:=[.$C231]+[.$B231]" office:value-type="float" office:value="705832970" calcext:value-type="float">
            <text:p>705832970</text:p>
          </table:table-cell>
          <table:table-cell table:formula="of:=[levels_parameters.$I$2]*([.$A232]-1) + [levels_parameters.$H$2]+FLOOR([.$A232]/[levels_parameters.$J$2])" office:value-type="float" office:value="279" calcext:value-type="float">
            <text:p>279</text:p>
          </table:table-cell>
          <table:table-cell table:formula="of:=[levels_parameters.$E$2]*([.$A232]-1) + [levels_parameters.$D$2]" office:value-type="float" office:value="4750" calcext:value-type="float">
            <text:p>4750</text:p>
          </table:table-cell>
          <table:table-cell table:formula="of:=[levels_parameters.$G$2]*([.$A23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[levels_parameters.$B$2] + [levels_parameters.$C$2]*([.$A233]-1)+[levels_parameters.$A$2]" office:value-type="float" office:value="12488332" calcext:value-type="float">
            <text:p>12488332</text:p>
          </table:table-cell>
          <table:table-cell table:formula="of:=[.$C232]+[.$B232]" office:value-type="float" office:value="718160520" calcext:value-type="float">
            <text:p>718160520</text:p>
          </table:table-cell>
          <table:table-cell table:formula="of:=[levels_parameters.$I$2]*([.$A233]-1) + [levels_parameters.$H$2]+FLOOR([.$A233]/[levels_parameters.$J$2])" office:value-type="float" office:value="280" calcext:value-type="float">
            <text:p>280</text:p>
          </table:table-cell>
          <table:table-cell table:formula="of:=[levels_parameters.$E$2]*([.$A233]-1) + [levels_parameters.$D$2]" office:value-type="float" office:value="4770" calcext:value-type="float">
            <text:p>4770</text:p>
          </table:table-cell>
          <table:table-cell table:formula="of:=[levels_parameters.$G$2]*([.$A23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[levels_parameters.$B$2] + [levels_parameters.$C$2]*([.$A234]-1)+[levels_parameters.$A$2]" office:value-type="float" office:value="12650506" calcext:value-type="float">
            <text:p>12650506</text:p>
          </table:table-cell>
          <table:table-cell table:formula="of:=[.$C233]+[.$B233]" office:value-type="float" office:value="730648852" calcext:value-type="float">
            <text:p>730648852</text:p>
          </table:table-cell>
          <table:table-cell table:formula="of:=[levels_parameters.$I$2]*([.$A234]-1) + [levels_parameters.$H$2]+FLOOR([.$A234]/[levels_parameters.$J$2])" office:value-type="float" office:value="281" calcext:value-type="float">
            <text:p>281</text:p>
          </table:table-cell>
          <table:table-cell table:formula="of:=[levels_parameters.$E$2]*([.$A234]-1) + [levels_parameters.$D$2]" office:value-type="float" office:value="4790" calcext:value-type="float">
            <text:p>4790</text:p>
          </table:table-cell>
          <table:table-cell table:formula="of:=[levels_parameters.$G$2]*([.$A23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[levels_parameters.$B$2] + [levels_parameters.$C$2]*([.$A235]-1)+[levels_parameters.$A$2]" office:value-type="float" office:value="12814078" calcext:value-type="float">
            <text:p>12814078</text:p>
          </table:table-cell>
          <table:table-cell table:formula="of:=[.$C234]+[.$B234]" office:value-type="float" office:value="743299358" calcext:value-type="float">
            <text:p>743299358</text:p>
          </table:table-cell>
          <table:table-cell table:formula="of:=[levels_parameters.$I$2]*([.$A235]-1) + [levels_parameters.$H$2]+FLOOR([.$A235]/[levels_parameters.$J$2])" office:value-type="float" office:value="282" calcext:value-type="float">
            <text:p>282</text:p>
          </table:table-cell>
          <table:table-cell table:formula="of:=[levels_parameters.$E$2]*([.$A235]-1) + [levels_parameters.$D$2]" office:value-type="float" office:value="4810" calcext:value-type="float">
            <text:p>4810</text:p>
          </table:table-cell>
          <table:table-cell table:formula="of:=[levels_parameters.$G$2]*([.$A23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[levels_parameters.$B$2] + [levels_parameters.$C$2]*([.$A236]-1)+[levels_parameters.$A$2]" office:value-type="float" office:value="12979054" calcext:value-type="float">
            <text:p>12979054</text:p>
          </table:table-cell>
          <table:table-cell table:formula="of:=[.$C235]+[.$B235]" office:value-type="float" office:value="756113436" calcext:value-type="float">
            <text:p>756113436</text:p>
          </table:table-cell>
          <table:table-cell table:formula="of:=[levels_parameters.$I$2]*([.$A236]-1) + [levels_parameters.$H$2]+FLOOR([.$A236]/[levels_parameters.$J$2])" office:value-type="float" office:value="284" calcext:value-type="float">
            <text:p>284</text:p>
          </table:table-cell>
          <table:table-cell table:formula="of:=[levels_parameters.$E$2]*([.$A236]-1) + [levels_parameters.$D$2]" office:value-type="float" office:value="4830" calcext:value-type="float">
            <text:p>4830</text:p>
          </table:table-cell>
          <table:table-cell table:formula="of:=[levels_parameters.$G$2]*([.$A23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[levels_parameters.$B$2] + [levels_parameters.$C$2]*([.$A237]-1)+[levels_parameters.$A$2]" office:value-type="float" office:value="13145440" calcext:value-type="float">
            <text:p>13145440</text:p>
          </table:table-cell>
          <table:table-cell table:formula="of:=[.$C236]+[.$B236]" office:value-type="float" office:value="769092490" calcext:value-type="float">
            <text:p>769092490</text:p>
          </table:table-cell>
          <table:table-cell table:formula="of:=[levels_parameters.$I$2]*([.$A237]-1) + [levels_parameters.$H$2]+FLOOR([.$A237]/[levels_parameters.$J$2])" office:value-type="float" office:value="285" calcext:value-type="float">
            <text:p>285</text:p>
          </table:table-cell>
          <table:table-cell table:formula="of:=[levels_parameters.$E$2]*([.$A237]-1) + [levels_parameters.$D$2]" office:value-type="float" office:value="4850" calcext:value-type="float">
            <text:p>4850</text:p>
          </table:table-cell>
          <table:table-cell table:formula="of:=[levels_parameters.$G$2]*([.$A23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[levels_parameters.$B$2] + [levels_parameters.$C$2]*([.$A238]-1)+[levels_parameters.$A$2]" office:value-type="float" office:value="13313242" calcext:value-type="float">
            <text:p>13313242</text:p>
          </table:table-cell>
          <table:table-cell table:formula="of:=[.$C237]+[.$B237]" office:value-type="float" office:value="782237930" calcext:value-type="float">
            <text:p>782237930</text:p>
          </table:table-cell>
          <table:table-cell table:formula="of:=[levels_parameters.$I$2]*([.$A238]-1) + [levels_parameters.$H$2]+FLOOR([.$A238]/[levels_parameters.$J$2])" office:value-type="float" office:value="286" calcext:value-type="float">
            <text:p>286</text:p>
          </table:table-cell>
          <table:table-cell table:formula="of:=[levels_parameters.$E$2]*([.$A238]-1) + [levels_parameters.$D$2]" office:value-type="float" office:value="4870" calcext:value-type="float">
            <text:p>4870</text:p>
          </table:table-cell>
          <table:table-cell table:formula="of:=[levels_parameters.$G$2]*([.$A23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[levels_parameters.$B$2] + [levels_parameters.$C$2]*([.$A239]-1)+[levels_parameters.$A$2]" office:value-type="float" office:value="13482466" calcext:value-type="float">
            <text:p>13482466</text:p>
          </table:table-cell>
          <table:table-cell table:formula="of:=[.$C238]+[.$B238]" office:value-type="float" office:value="795551172" calcext:value-type="float">
            <text:p>795551172</text:p>
          </table:table-cell>
          <table:table-cell table:formula="of:=[levels_parameters.$I$2]*([.$A239]-1) + [levels_parameters.$H$2]+FLOOR([.$A239]/[levels_parameters.$J$2])" office:value-type="float" office:value="287" calcext:value-type="float">
            <text:p>287</text:p>
          </table:table-cell>
          <table:table-cell table:formula="of:=[levels_parameters.$E$2]*([.$A239]-1) + [levels_parameters.$D$2]" office:value-type="float" office:value="4890" calcext:value-type="float">
            <text:p>4890</text:p>
          </table:table-cell>
          <table:table-cell table:formula="of:=[levels_parameters.$G$2]*([.$A23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[levels_parameters.$B$2] + [levels_parameters.$C$2]*([.$A240]-1)+[levels_parameters.$A$2]" office:value-type="float" office:value="13653118" calcext:value-type="float">
            <text:p>13653118</text:p>
          </table:table-cell>
          <table:table-cell table:formula="of:=[.$C239]+[.$B239]" office:value-type="float" office:value="809033638" calcext:value-type="float">
            <text:p>809033638</text:p>
          </table:table-cell>
          <table:table-cell table:formula="of:=[levels_parameters.$I$2]*([.$A240]-1) + [levels_parameters.$H$2]+FLOOR([.$A240]/[levels_parameters.$J$2])" office:value-type="float" office:value="288" calcext:value-type="float">
            <text:p>288</text:p>
          </table:table-cell>
          <table:table-cell table:formula="of:=[levels_parameters.$E$2]*([.$A240]-1) + [levels_parameters.$D$2]" office:value-type="float" office:value="4910" calcext:value-type="float">
            <text:p>4910</text:p>
          </table:table-cell>
          <table:table-cell table:formula="of:=[levels_parameters.$G$2]*([.$A24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[levels_parameters.$B$2] + [levels_parameters.$C$2]*([.$A241]-1)+[levels_parameters.$A$2]" office:value-type="float" office:value="13825204" calcext:value-type="float">
            <text:p>13825204</text:p>
          </table:table-cell>
          <table:table-cell table:formula="of:=[.$C240]+[.$B240]" office:value-type="float" office:value="822686756" calcext:value-type="float">
            <text:p>822686756</text:p>
          </table:table-cell>
          <table:table-cell table:formula="of:=[levels_parameters.$I$2]*([.$A241]-1) + [levels_parameters.$H$2]+FLOOR([.$A241]/[levels_parameters.$J$2])" office:value-type="float" office:value="290" calcext:value-type="float">
            <text:p>290</text:p>
          </table:table-cell>
          <table:table-cell table:formula="of:=[levels_parameters.$E$2]*([.$A241]-1) + [levels_parameters.$D$2]" office:value-type="float" office:value="4930" calcext:value-type="float">
            <text:p>4930</text:p>
          </table:table-cell>
          <table:table-cell table:formula="of:=[levels_parameters.$G$2]*([.$A24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[levels_parameters.$B$2] + [levels_parameters.$C$2]*([.$A242]-1)+[levels_parameters.$A$2]" office:value-type="float" office:value="13998730" calcext:value-type="float">
            <text:p>13998730</text:p>
          </table:table-cell>
          <table:table-cell table:formula="of:=[.$C241]+[.$B241]" office:value-type="float" office:value="836511960" calcext:value-type="float">
            <text:p>836511960</text:p>
          </table:table-cell>
          <table:table-cell table:formula="of:=[levels_parameters.$I$2]*([.$A242]-1) + [levels_parameters.$H$2]+FLOOR([.$A242]/[levels_parameters.$J$2])" office:value-type="float" office:value="291" calcext:value-type="float">
            <text:p>291</text:p>
          </table:table-cell>
          <table:table-cell table:formula="of:=[levels_parameters.$E$2]*([.$A242]-1) + [levels_parameters.$D$2]" office:value-type="float" office:value="4950" calcext:value-type="float">
            <text:p>4950</text:p>
          </table:table-cell>
          <table:table-cell table:formula="of:=[levels_parameters.$G$2]*([.$A24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[levels_parameters.$B$2] + [levels_parameters.$C$2]*([.$A243]-1)+[levels_parameters.$A$2]" office:value-type="float" office:value="14173702" calcext:value-type="float">
            <text:p>14173702</text:p>
          </table:table-cell>
          <table:table-cell table:formula="of:=[.$C242]+[.$B242]" office:value-type="float" office:value="850510690" calcext:value-type="float">
            <text:p>850510690</text:p>
          </table:table-cell>
          <table:table-cell table:formula="of:=[levels_parameters.$I$2]*([.$A243]-1) + [levels_parameters.$H$2]+FLOOR([.$A243]/[levels_parameters.$J$2])" office:value-type="float" office:value="292" calcext:value-type="float">
            <text:p>292</text:p>
          </table:table-cell>
          <table:table-cell table:formula="of:=[levels_parameters.$E$2]*([.$A243]-1) + [levels_parameters.$D$2]" office:value-type="float" office:value="4970" calcext:value-type="float">
            <text:p>4970</text:p>
          </table:table-cell>
          <table:table-cell table:formula="of:=[levels_parameters.$G$2]*([.$A24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[levels_parameters.$B$2] + [levels_parameters.$C$2]*([.$A244]-1)+[levels_parameters.$A$2]" office:value-type="float" office:value="14350126" calcext:value-type="float">
            <text:p>14350126</text:p>
          </table:table-cell>
          <table:table-cell table:formula="of:=[.$C243]+[.$B243]" office:value-type="float" office:value="864684392" calcext:value-type="float">
            <text:p>864684392</text:p>
          </table:table-cell>
          <table:table-cell table:formula="of:=[levels_parameters.$I$2]*([.$A244]-1) + [levels_parameters.$H$2]+FLOOR([.$A244]/[levels_parameters.$J$2])" office:value-type="float" office:value="293" calcext:value-type="float">
            <text:p>293</text:p>
          </table:table-cell>
          <table:table-cell table:formula="of:=[levels_parameters.$E$2]*([.$A244]-1) + [levels_parameters.$D$2]" office:value-type="float" office:value="4990" calcext:value-type="float">
            <text:p>4990</text:p>
          </table:table-cell>
          <table:table-cell table:formula="of:=[levels_parameters.$G$2]*([.$A24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[levels_parameters.$B$2] + [levels_parameters.$C$2]*([.$A245]-1)+[levels_parameters.$A$2]" office:value-type="float" office:value="14528008" calcext:value-type="float">
            <text:p>14528008</text:p>
          </table:table-cell>
          <table:table-cell table:formula="of:=[.$C244]+[.$B244]" office:value-type="float" office:value="879034518" calcext:value-type="float">
            <text:p>879034518</text:p>
          </table:table-cell>
          <table:table-cell table:formula="of:=[levels_parameters.$I$2]*([.$A245]-1) + [levels_parameters.$H$2]+FLOOR([.$A245]/[levels_parameters.$J$2])" office:value-type="float" office:value="294" calcext:value-type="float">
            <text:p>294</text:p>
          </table:table-cell>
          <table:table-cell table:formula="of:=[levels_parameters.$E$2]*([.$A245]-1) + [levels_parameters.$D$2]" office:value-type="float" office:value="5010" calcext:value-type="float">
            <text:p>5010</text:p>
          </table:table-cell>
          <table:table-cell table:formula="of:=[levels_parameters.$G$2]*([.$A24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[levels_parameters.$B$2] + [levels_parameters.$C$2]*([.$A246]-1)+[levels_parameters.$A$2]" office:value-type="float" office:value="14707354" calcext:value-type="float">
            <text:p>14707354</text:p>
          </table:table-cell>
          <table:table-cell table:formula="of:=[.$C245]+[.$B245]" office:value-type="float" office:value="893562526" calcext:value-type="float">
            <text:p>893562526</text:p>
          </table:table-cell>
          <table:table-cell table:formula="of:=[levels_parameters.$I$2]*([.$A246]-1) + [levels_parameters.$H$2]+FLOOR([.$A246]/[levels_parameters.$J$2])" office:value-type="float" office:value="296" calcext:value-type="float">
            <text:p>296</text:p>
          </table:table-cell>
          <table:table-cell table:formula="of:=[levels_parameters.$E$2]*([.$A246]-1) + [levels_parameters.$D$2]" office:value-type="float" office:value="5030" calcext:value-type="float">
            <text:p>5030</text:p>
          </table:table-cell>
          <table:table-cell table:formula="of:=[levels_parameters.$G$2]*([.$A24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[levels_parameters.$B$2] + [levels_parameters.$C$2]*([.$A247]-1)+[levels_parameters.$A$2]" office:value-type="float" office:value="14888170" calcext:value-type="float">
            <text:p>14888170</text:p>
          </table:table-cell>
          <table:table-cell table:formula="of:=[.$C246]+[.$B246]" office:value-type="float" office:value="908269880" calcext:value-type="float">
            <text:p>908269880</text:p>
          </table:table-cell>
          <table:table-cell table:formula="of:=[levels_parameters.$I$2]*([.$A247]-1) + [levels_parameters.$H$2]+FLOOR([.$A247]/[levels_parameters.$J$2])" office:value-type="float" office:value="297" calcext:value-type="float">
            <text:p>297</text:p>
          </table:table-cell>
          <table:table-cell table:formula="of:=[levels_parameters.$E$2]*([.$A247]-1) + [levels_parameters.$D$2]" office:value-type="float" office:value="5050" calcext:value-type="float">
            <text:p>5050</text:p>
          </table:table-cell>
          <table:table-cell table:formula="of:=[levels_parameters.$G$2]*([.$A24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[levels_parameters.$B$2] + [levels_parameters.$C$2]*([.$A248]-1)+[levels_parameters.$A$2]" office:value-type="float" office:value="15070462" calcext:value-type="float">
            <text:p>15070462</text:p>
          </table:table-cell>
          <table:table-cell table:formula="of:=[.$C247]+[.$B247]" office:value-type="float" office:value="923158050" calcext:value-type="float">
            <text:p>923158050</text:p>
          </table:table-cell>
          <table:table-cell table:formula="of:=[levels_parameters.$I$2]*([.$A248]-1) + [levels_parameters.$H$2]+FLOOR([.$A248]/[levels_parameters.$J$2])" office:value-type="float" office:value="298" calcext:value-type="float">
            <text:p>298</text:p>
          </table:table-cell>
          <table:table-cell table:formula="of:=[levels_parameters.$E$2]*([.$A248]-1) + [levels_parameters.$D$2]" office:value-type="float" office:value="5070" calcext:value-type="float">
            <text:p>5070</text:p>
          </table:table-cell>
          <table:table-cell table:formula="of:=[levels_parameters.$G$2]*([.$A24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[levels_parameters.$B$2] + [levels_parameters.$C$2]*([.$A249]-1)+[levels_parameters.$A$2]" office:value-type="float" office:value="15254236" calcext:value-type="float">
            <text:p>15254236</text:p>
          </table:table-cell>
          <table:table-cell table:formula="of:=[.$C248]+[.$B248]" office:value-type="float" office:value="938228512" calcext:value-type="float">
            <text:p>938228512</text:p>
          </table:table-cell>
          <table:table-cell table:formula="of:=[levels_parameters.$I$2]*([.$A249]-1) + [levels_parameters.$H$2]+FLOOR([.$A249]/[levels_parameters.$J$2])" office:value-type="float" office:value="299" calcext:value-type="float">
            <text:p>299</text:p>
          </table:table-cell>
          <table:table-cell table:formula="of:=[levels_parameters.$E$2]*([.$A249]-1) + [levels_parameters.$D$2]" office:value-type="float" office:value="5090" calcext:value-type="float">
            <text:p>5090</text:p>
          </table:table-cell>
          <table:table-cell table:formula="of:=[levels_parameters.$G$2]*([.$A24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[levels_parameters.$B$2] + [levels_parameters.$C$2]*([.$A250]-1)+[levels_parameters.$A$2]" office:value-type="float" office:value="15439498" calcext:value-type="float">
            <text:p>15439498</text:p>
          </table:table-cell>
          <table:table-cell table:formula="of:=[.$C249]+[.$B249]" office:value-type="float" office:value="953482748" calcext:value-type="float">
            <text:p>953482748</text:p>
          </table:table-cell>
          <table:table-cell table:formula="of:=[levels_parameters.$I$2]*([.$A250]-1) + [levels_parameters.$H$2]+FLOOR([.$A250]/[levels_parameters.$J$2])" office:value-type="float" office:value="300" calcext:value-type="float">
            <text:p>300</text:p>
          </table:table-cell>
          <table:table-cell table:formula="of:=[levels_parameters.$E$2]*([.$A250]-1) + [levels_parameters.$D$2]" office:value-type="float" office:value="5110" calcext:value-type="float">
            <text:p>5110</text:p>
          </table:table-cell>
          <table:table-cell table:formula="of:=[levels_parameters.$G$2]*([.$A25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[levels_parameters.$B$2] + [levels_parameters.$C$2]*([.$A251]-1)+[levels_parameters.$A$2]" office:value-type="float" office:value="15626254" calcext:value-type="float">
            <text:p>15626254</text:p>
          </table:table-cell>
          <table:table-cell table:formula="of:=[.$C250]+[.$B250]" office:value-type="float" office:value="968922246" calcext:value-type="float">
            <text:p>968922246</text:p>
          </table:table-cell>
          <table:table-cell table:formula="of:=[levels_parameters.$I$2]*([.$A251]-1) + [levels_parameters.$H$2]+FLOOR([.$A251]/[levels_parameters.$J$2])" office:value-type="float" office:value="302" calcext:value-type="float">
            <text:p>302</text:p>
          </table:table-cell>
          <table:table-cell table:formula="of:=[levels_parameters.$E$2]*([.$A251]-1) + [levels_parameters.$D$2]" office:value-type="float" office:value="5130" calcext:value-type="float">
            <text:p>5130</text:p>
          </table:table-cell>
          <table:table-cell table:formula="of:=[levels_parameters.$G$2]*([.$A25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A252]^[levels_parameters.$B$2] + [levels_parameters.$C$2]*([.$A252]-1)+[levels_parameters.$A$2]" office:value-type="float" office:value="15814510" calcext:value-type="float">
            <text:p>15814510</text:p>
          </table:table-cell>
          <table:table-cell table:formula="of:=[.$C251]+[.$B251]" office:value-type="float" office:value="984548500" calcext:value-type="float">
            <text:p>984548500</text:p>
          </table:table-cell>
          <table:table-cell table:formula="of:=[levels_parameters.$I$2]*([.$A252]-1) + [levels_parameters.$H$2]+FLOOR([.$A252]/[levels_parameters.$J$2])" office:value-type="float" office:value="303" calcext:value-type="float">
            <text:p>303</text:p>
          </table:table-cell>
          <table:table-cell table:formula="of:=[levels_parameters.$E$2]*([.$A252]-1) + [levels_parameters.$D$2]" office:value-type="float" office:value="5150" calcext:value-type="float">
            <text:p>5150</text:p>
          </table:table-cell>
          <table:table-cell table:formula="of:=[levels_parameters.$G$2]*([.$A25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A253]^[levels_parameters.$B$2] + [levels_parameters.$C$2]*([.$A253]-1)+[levels_parameters.$A$2]" office:value-type="float" office:value="16004272" calcext:value-type="float">
            <text:p>16004272</text:p>
          </table:table-cell>
          <table:table-cell table:formula="of:=[.$C252]+[.$B252]" office:value-type="float" office:value="1000363010" calcext:value-type="float">
            <text:p>1000363010</text:p>
          </table:table-cell>
          <table:table-cell table:formula="of:=[levels_parameters.$I$2]*([.$A253]-1) + [levels_parameters.$H$2]+FLOOR([.$A253]/[levels_parameters.$J$2])" office:value-type="float" office:value="304" calcext:value-type="float">
            <text:p>304</text:p>
          </table:table-cell>
          <table:table-cell table:formula="of:=[levels_parameters.$E$2]*([.$A253]-1) + [levels_parameters.$D$2]" office:value-type="float" office:value="5170" calcext:value-type="float">
            <text:p>5170</text:p>
          </table:table-cell>
          <table:table-cell table:formula="of:=[levels_parameters.$G$2]*([.$A25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A254]^[levels_parameters.$B$2] + [levels_parameters.$C$2]*([.$A254]-1)+[levels_parameters.$A$2]" office:value-type="float" office:value="16195546" calcext:value-type="float">
            <text:p>16195546</text:p>
          </table:table-cell>
          <table:table-cell table:formula="of:=[.$C253]+[.$B253]" office:value-type="float" office:value="1016367282" calcext:value-type="float">
            <text:p>1016367282</text:p>
          </table:table-cell>
          <table:table-cell table:formula="of:=[levels_parameters.$I$2]*([.$A254]-1) + [levels_parameters.$H$2]+FLOOR([.$A254]/[levels_parameters.$J$2])" office:value-type="float" office:value="305" calcext:value-type="float">
            <text:p>305</text:p>
          </table:table-cell>
          <table:table-cell table:formula="of:=[levels_parameters.$E$2]*([.$A254]-1) + [levels_parameters.$D$2]" office:value-type="float" office:value="5190" calcext:value-type="float">
            <text:p>5190</text:p>
          </table:table-cell>
          <table:table-cell table:formula="of:=[levels_parameters.$G$2]*([.$A25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A255]^[levels_parameters.$B$2] + [levels_parameters.$C$2]*([.$A255]-1)+[levels_parameters.$A$2]" office:value-type="float" office:value="16388338" calcext:value-type="float">
            <text:p>16388338</text:p>
          </table:table-cell>
          <table:table-cell table:formula="of:=[.$C254]+[.$B254]" office:value-type="float" office:value="1032562828" calcext:value-type="float">
            <text:p>1032562828</text:p>
          </table:table-cell>
          <table:table-cell table:formula="of:=[levels_parameters.$I$2]*([.$A255]-1) + [levels_parameters.$H$2]+FLOOR([.$A255]/[levels_parameters.$J$2])" office:value-type="float" office:value="306" calcext:value-type="float">
            <text:p>306</text:p>
          </table:table-cell>
          <table:table-cell table:formula="of:=[levels_parameters.$E$2]*([.$A255]-1) + [levels_parameters.$D$2]" office:value-type="float" office:value="5210" calcext:value-type="float">
            <text:p>5210</text:p>
          </table:table-cell>
          <table:table-cell table:formula="of:=[levels_parameters.$G$2]*([.$A25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A256]^[levels_parameters.$B$2] + [levels_parameters.$C$2]*([.$A256]-1)+[levels_parameters.$A$2]" office:value-type="float" office:value="16582654" calcext:value-type="float">
            <text:p>16582654</text:p>
          </table:table-cell>
          <table:table-cell table:formula="of:=[.$C255]+[.$B255]" office:value-type="float" office:value="1048951166" calcext:value-type="float">
            <text:p>1048951166</text:p>
          </table:table-cell>
          <table:table-cell table:formula="of:=[levels_parameters.$I$2]*([.$A256]-1) + [levels_parameters.$H$2]+FLOOR([.$A256]/[levels_parameters.$J$2])" office:value-type="float" office:value="308" calcext:value-type="float">
            <text:p>308</text:p>
          </table:table-cell>
          <table:table-cell table:formula="of:=[levels_parameters.$E$2]*([.$A256]-1) + [levels_parameters.$D$2]" office:value-type="float" office:value="5230" calcext:value-type="float">
            <text:p>5230</text:p>
          </table:table-cell>
          <table:table-cell table:formula="of:=[levels_parameters.$G$2]*([.$A25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A257]^[levels_parameters.$B$2] + [levels_parameters.$C$2]*([.$A257]-1)+[levels_parameters.$A$2]" office:value-type="float" office:value="16778500" calcext:value-type="float">
            <text:p>16778500</text:p>
          </table:table-cell>
          <table:table-cell table:formula="of:=[.$C256]+[.$B256]" office:value-type="float" office:value="1065533820" calcext:value-type="float">
            <text:p>1065533820</text:p>
          </table:table-cell>
          <table:table-cell table:formula="of:=[levels_parameters.$I$2]*([.$A257]-1) + [levels_parameters.$H$2]+FLOOR([.$A257]/[levels_parameters.$J$2])" office:value-type="float" office:value="309" calcext:value-type="float">
            <text:p>309</text:p>
          </table:table-cell>
          <table:table-cell table:formula="of:=[levels_parameters.$E$2]*([.$A257]-1) + [levels_parameters.$D$2]" office:value-type="float" office:value="5250" calcext:value-type="float">
            <text:p>5250</text:p>
          </table:table-cell>
          <table:table-cell table:formula="of:=[levels_parameters.$G$2]*([.$A25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A258]^[levels_parameters.$B$2] + [levels_parameters.$C$2]*([.$A258]-1)+[levels_parameters.$A$2]" office:value-type="float" office:value="16975882" calcext:value-type="float">
            <text:p>16975882</text:p>
          </table:table-cell>
          <table:table-cell table:formula="of:=[.$C257]+[.$B257]" office:value-type="float" office:value="1082312320" calcext:value-type="float">
            <text:p>1082312320</text:p>
          </table:table-cell>
          <table:table-cell table:formula="of:=[levels_parameters.$I$2]*([.$A258]-1) + [levels_parameters.$H$2]+FLOOR([.$A258]/[levels_parameters.$J$2])" office:value-type="float" office:value="310" calcext:value-type="float">
            <text:p>310</text:p>
          </table:table-cell>
          <table:table-cell table:formula="of:=[levels_parameters.$E$2]*([.$A258]-1) + [levels_parameters.$D$2]" office:value-type="float" office:value="5270" calcext:value-type="float">
            <text:p>5270</text:p>
          </table:table-cell>
          <table:table-cell table:formula="of:=[levels_parameters.$G$2]*([.$A25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A259]^[levels_parameters.$B$2] + [levels_parameters.$C$2]*([.$A259]-1)+[levels_parameters.$A$2]" office:value-type="float" office:value="17174806" calcext:value-type="float">
            <text:p>17174806</text:p>
          </table:table-cell>
          <table:table-cell table:formula="of:=[.$C258]+[.$B258]" office:value-type="float" office:value="1099288202" calcext:value-type="float">
            <text:p>1099288202</text:p>
          </table:table-cell>
          <table:table-cell table:formula="of:=[levels_parameters.$I$2]*([.$A259]-1) + [levels_parameters.$H$2]+FLOOR([.$A259]/[levels_parameters.$J$2])" office:value-type="float" office:value="311" calcext:value-type="float">
            <text:p>311</text:p>
          </table:table-cell>
          <table:table-cell table:formula="of:=[levels_parameters.$E$2]*([.$A259]-1) + [levels_parameters.$D$2]" office:value-type="float" office:value="5290" calcext:value-type="float">
            <text:p>5290</text:p>
          </table:table-cell>
          <table:table-cell table:formula="of:=[levels_parameters.$G$2]*([.$A25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A260]^[levels_parameters.$B$2] + [levels_parameters.$C$2]*([.$A260]-1)+[levels_parameters.$A$2]" office:value-type="float" office:value="17375278" calcext:value-type="float">
            <text:p>17375278</text:p>
          </table:table-cell>
          <table:table-cell table:formula="of:=[.$C259]+[.$B259]" office:value-type="float" office:value="1116463008" calcext:value-type="float">
            <text:p>1116463008</text:p>
          </table:table-cell>
          <table:table-cell table:formula="of:=[levels_parameters.$I$2]*([.$A260]-1) + [levels_parameters.$H$2]+FLOOR([.$A260]/[levels_parameters.$J$2])" office:value-type="float" office:value="312" calcext:value-type="float">
            <text:p>312</text:p>
          </table:table-cell>
          <table:table-cell table:formula="of:=[levels_parameters.$E$2]*([.$A260]-1) + [levels_parameters.$D$2]" office:value-type="float" office:value="5310" calcext:value-type="float">
            <text:p>5310</text:p>
          </table:table-cell>
          <table:table-cell table:formula="of:=[levels_parameters.$G$2]*([.$A26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A261]^[levels_parameters.$B$2] + [levels_parameters.$C$2]*([.$A261]-1)+[levels_parameters.$A$2]" office:value-type="float" office:value="17577304" calcext:value-type="float">
            <text:p>17577304</text:p>
          </table:table-cell>
          <table:table-cell table:formula="of:=[.$C260]+[.$B260]" office:value-type="float" office:value="1133838286" calcext:value-type="float">
            <text:p>1133838286</text:p>
          </table:table-cell>
          <table:table-cell table:formula="of:=[levels_parameters.$I$2]*([.$A261]-1) + [levels_parameters.$H$2]+FLOOR([.$A261]/[levels_parameters.$J$2])" office:value-type="float" office:value="314" calcext:value-type="float">
            <text:p>314</text:p>
          </table:table-cell>
          <table:table-cell table:formula="of:=[levels_parameters.$E$2]*([.$A261]-1) + [levels_parameters.$D$2]" office:value-type="float" office:value="5330" calcext:value-type="float">
            <text:p>5330</text:p>
          </table:table-cell>
          <table:table-cell table:formula="of:=[levels_parameters.$G$2]*([.$A26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A262]^[levels_parameters.$B$2] + [levels_parameters.$C$2]*([.$A262]-1)+[levels_parameters.$A$2]" office:value-type="float" office:value="17780890" calcext:value-type="float">
            <text:p>17780890</text:p>
          </table:table-cell>
          <table:table-cell table:formula="of:=[.$C261]+[.$B261]" office:value-type="float" office:value="1151415590" calcext:value-type="float">
            <text:p>1151415590</text:p>
          </table:table-cell>
          <table:table-cell table:formula="of:=[levels_parameters.$I$2]*([.$A262]-1) + [levels_parameters.$H$2]+FLOOR([.$A262]/[levels_parameters.$J$2])" office:value-type="float" office:value="315" calcext:value-type="float">
            <text:p>315</text:p>
          </table:table-cell>
          <table:table-cell table:formula="of:=[levels_parameters.$E$2]*([.$A262]-1) + [levels_parameters.$D$2]" office:value-type="float" office:value="5350" calcext:value-type="float">
            <text:p>5350</text:p>
          </table:table-cell>
          <table:table-cell table:formula="of:=[levels_parameters.$G$2]*([.$A26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A263]^[levels_parameters.$B$2] + [levels_parameters.$C$2]*([.$A263]-1)+[levels_parameters.$A$2]" office:value-type="float" office:value="17986042" calcext:value-type="float">
            <text:p>17986042</text:p>
          </table:table-cell>
          <table:table-cell table:formula="of:=[.$C262]+[.$B262]" office:value-type="float" office:value="1169196480" calcext:value-type="float">
            <text:p>1169196480</text:p>
          </table:table-cell>
          <table:table-cell table:formula="of:=[levels_parameters.$I$2]*([.$A263]-1) + [levels_parameters.$H$2]+FLOOR([.$A263]/[levels_parameters.$J$2])" office:value-type="float" office:value="316" calcext:value-type="float">
            <text:p>316</text:p>
          </table:table-cell>
          <table:table-cell table:formula="of:=[levels_parameters.$E$2]*([.$A263]-1) + [levels_parameters.$D$2]" office:value-type="float" office:value="5370" calcext:value-type="float">
            <text:p>5370</text:p>
          </table:table-cell>
          <table:table-cell table:formula="of:=[levels_parameters.$G$2]*([.$A26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A264]^[levels_parameters.$B$2] + [levels_parameters.$C$2]*([.$A264]-1)+[levels_parameters.$A$2]" office:value-type="float" office:value="18192766" calcext:value-type="float">
            <text:p>18192766</text:p>
          </table:table-cell>
          <table:table-cell table:formula="of:=[.$C263]+[.$B263]" office:value-type="float" office:value="1187182522" calcext:value-type="float">
            <text:p>1187182522</text:p>
          </table:table-cell>
          <table:table-cell table:formula="of:=[levels_parameters.$I$2]*([.$A264]-1) + [levels_parameters.$H$2]+FLOOR([.$A264]/[levels_parameters.$J$2])" office:value-type="float" office:value="317" calcext:value-type="float">
            <text:p>317</text:p>
          </table:table-cell>
          <table:table-cell table:formula="of:=[levels_parameters.$E$2]*([.$A264]-1) + [levels_parameters.$D$2]" office:value-type="float" office:value="5390" calcext:value-type="float">
            <text:p>5390</text:p>
          </table:table-cell>
          <table:table-cell table:formula="of:=[levels_parameters.$G$2]*([.$A26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A265]^[levels_parameters.$B$2] + [levels_parameters.$C$2]*([.$A265]-1)+[levels_parameters.$A$2]" office:value-type="float" office:value="18401068" calcext:value-type="float">
            <text:p>18401068</text:p>
          </table:table-cell>
          <table:table-cell table:formula="of:=[.$C264]+[.$B264]" office:value-type="float" office:value="1205375288" calcext:value-type="float">
            <text:p>1205375288</text:p>
          </table:table-cell>
          <table:table-cell table:formula="of:=[levels_parameters.$I$2]*([.$A265]-1) + [levels_parameters.$H$2]+FLOOR([.$A265]/[levels_parameters.$J$2])" office:value-type="float" office:value="318" calcext:value-type="float">
            <text:p>318</text:p>
          </table:table-cell>
          <table:table-cell table:formula="of:=[levels_parameters.$E$2]*([.$A265]-1) + [levels_parameters.$D$2]" office:value-type="float" office:value="5410" calcext:value-type="float">
            <text:p>5410</text:p>
          </table:table-cell>
          <table:table-cell table:formula="of:=[levels_parameters.$G$2]*([.$A26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A266]^[levels_parameters.$B$2] + [levels_parameters.$C$2]*([.$A266]-1)+[levels_parameters.$A$2]" office:value-type="float" office:value="18610954" calcext:value-type="float">
            <text:p>18610954</text:p>
          </table:table-cell>
          <table:table-cell table:formula="of:=[.$C265]+[.$B265]" office:value-type="float" office:value="1223776356" calcext:value-type="float">
            <text:p>1223776356</text:p>
          </table:table-cell>
          <table:table-cell table:formula="of:=[levels_parameters.$I$2]*([.$A266]-1) + [levels_parameters.$H$2]+FLOOR([.$A266]/[levels_parameters.$J$2])" office:value-type="float" office:value="320" calcext:value-type="float">
            <text:p>320</text:p>
          </table:table-cell>
          <table:table-cell table:formula="of:=[levels_parameters.$E$2]*([.$A266]-1) + [levels_parameters.$D$2]" office:value-type="float" office:value="5430" calcext:value-type="float">
            <text:p>5430</text:p>
          </table:table-cell>
          <table:table-cell table:formula="of:=[levels_parameters.$G$2]*([.$A26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A267]^[levels_parameters.$B$2] + [levels_parameters.$C$2]*([.$A267]-1)+[levels_parameters.$A$2]" office:value-type="float" office:value="18822430" calcext:value-type="float">
            <text:p>18822430</text:p>
          </table:table-cell>
          <table:table-cell table:formula="of:=[.$C266]+[.$B266]" office:value-type="float" office:value="1242387310" calcext:value-type="float">
            <text:p>1242387310</text:p>
          </table:table-cell>
          <table:table-cell table:formula="of:=[levels_parameters.$I$2]*([.$A267]-1) + [levels_parameters.$H$2]+FLOOR([.$A267]/[levels_parameters.$J$2])" office:value-type="float" office:value="321" calcext:value-type="float">
            <text:p>321</text:p>
          </table:table-cell>
          <table:table-cell table:formula="of:=[levels_parameters.$E$2]*([.$A267]-1) + [levels_parameters.$D$2]" office:value-type="float" office:value="5450" calcext:value-type="float">
            <text:p>5450</text:p>
          </table:table-cell>
          <table:table-cell table:formula="of:=[levels_parameters.$G$2]*([.$A26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A268]^[levels_parameters.$B$2] + [levels_parameters.$C$2]*([.$A268]-1)+[levels_parameters.$A$2]" office:value-type="float" office:value="19035502" calcext:value-type="float">
            <text:p>19035502</text:p>
          </table:table-cell>
          <table:table-cell table:formula="of:=[.$C267]+[.$B267]" office:value-type="float" office:value="1261209740" calcext:value-type="float">
            <text:p>1261209740</text:p>
          </table:table-cell>
          <table:table-cell table:formula="of:=[levels_parameters.$I$2]*([.$A268]-1) + [levels_parameters.$H$2]+FLOOR([.$A268]/[levels_parameters.$J$2])" office:value-type="float" office:value="322" calcext:value-type="float">
            <text:p>322</text:p>
          </table:table-cell>
          <table:table-cell table:formula="of:=[levels_parameters.$E$2]*([.$A268]-1) + [levels_parameters.$D$2]" office:value-type="float" office:value="5470" calcext:value-type="float">
            <text:p>5470</text:p>
          </table:table-cell>
          <table:table-cell table:formula="of:=[levels_parameters.$G$2]*([.$A26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A269]^[levels_parameters.$B$2] + [levels_parameters.$C$2]*([.$A269]-1)+[levels_parameters.$A$2]" office:value-type="float" office:value="19250176" calcext:value-type="float">
            <text:p>19250176</text:p>
          </table:table-cell>
          <table:table-cell table:formula="of:=[.$C268]+[.$B268]" office:value-type="float" office:value="1280245242" calcext:value-type="float">
            <text:p>1280245242</text:p>
          </table:table-cell>
          <table:table-cell table:formula="of:=[levels_parameters.$I$2]*([.$A269]-1) + [levels_parameters.$H$2]+FLOOR([.$A269]/[levels_parameters.$J$2])" office:value-type="float" office:value="323" calcext:value-type="float">
            <text:p>323</text:p>
          </table:table-cell>
          <table:table-cell table:formula="of:=[levels_parameters.$E$2]*([.$A269]-1) + [levels_parameters.$D$2]" office:value-type="float" office:value="5490" calcext:value-type="float">
            <text:p>5490</text:p>
          </table:table-cell>
          <table:table-cell table:formula="of:=[levels_parameters.$G$2]*([.$A26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A270]^[levels_parameters.$B$2] + [levels_parameters.$C$2]*([.$A270]-1)+[levels_parameters.$A$2]" office:value-type="float" office:value="19466458" calcext:value-type="float">
            <text:p>19466458</text:p>
          </table:table-cell>
          <table:table-cell table:formula="of:=[.$C269]+[.$B269]" office:value-type="float" office:value="1299495418" calcext:value-type="float">
            <text:p>1299495418</text:p>
          </table:table-cell>
          <table:table-cell table:formula="of:=[levels_parameters.$I$2]*([.$A270]-1) + [levels_parameters.$H$2]+FLOOR([.$A270]/[levels_parameters.$J$2])" office:value-type="float" office:value="324" calcext:value-type="float">
            <text:p>324</text:p>
          </table:table-cell>
          <table:table-cell table:formula="of:=[levels_parameters.$E$2]*([.$A270]-1) + [levels_parameters.$D$2]" office:value-type="float" office:value="5510" calcext:value-type="float">
            <text:p>5510</text:p>
          </table:table-cell>
          <table:table-cell table:formula="of:=[levels_parameters.$G$2]*([.$A27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A271]^[levels_parameters.$B$2] + [levels_parameters.$C$2]*([.$A271]-1)+[levels_parameters.$A$2]" office:value-type="float" office:value="19684354" calcext:value-type="float">
            <text:p>19684354</text:p>
          </table:table-cell>
          <table:table-cell table:formula="of:=[.$C270]+[.$B270]" office:value-type="float" office:value="1318961876" calcext:value-type="float">
            <text:p>1318961876</text:p>
          </table:table-cell>
          <table:table-cell table:formula="of:=[levels_parameters.$I$2]*([.$A271]-1) + [levels_parameters.$H$2]+FLOOR([.$A271]/[levels_parameters.$J$2])" office:value-type="float" office:value="326" calcext:value-type="float">
            <text:p>326</text:p>
          </table:table-cell>
          <table:table-cell table:formula="of:=[levels_parameters.$E$2]*([.$A271]-1) + [levels_parameters.$D$2]" office:value-type="float" office:value="5530" calcext:value-type="float">
            <text:p>5530</text:p>
          </table:table-cell>
          <table:table-cell table:formula="of:=[levels_parameters.$G$2]*([.$A27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A272]^[levels_parameters.$B$2] + [levels_parameters.$C$2]*([.$A272]-1)+[levels_parameters.$A$2]" office:value-type="float" office:value="19903870" calcext:value-type="float">
            <text:p>19903870</text:p>
          </table:table-cell>
          <table:table-cell table:formula="of:=[.$C271]+[.$B271]" office:value-type="float" office:value="1338646230" calcext:value-type="float">
            <text:p>1338646230</text:p>
          </table:table-cell>
          <table:table-cell table:formula="of:=[levels_parameters.$I$2]*([.$A272]-1) + [levels_parameters.$H$2]+FLOOR([.$A272]/[levels_parameters.$J$2])" office:value-type="float" office:value="327" calcext:value-type="float">
            <text:p>327</text:p>
          </table:table-cell>
          <table:table-cell table:formula="of:=[levels_parameters.$E$2]*([.$A272]-1) + [levels_parameters.$D$2]" office:value-type="float" office:value="5550" calcext:value-type="float">
            <text:p>5550</text:p>
          </table:table-cell>
          <table:table-cell table:formula="of:=[levels_parameters.$G$2]*([.$A27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A273]^[levels_parameters.$B$2] + [levels_parameters.$C$2]*([.$A273]-1)+[levels_parameters.$A$2]" office:value-type="float" office:value="20125012" calcext:value-type="float">
            <text:p>20125012</text:p>
          </table:table-cell>
          <table:table-cell table:formula="of:=[.$C272]+[.$B272]" office:value-type="float" office:value="1358550100" calcext:value-type="float">
            <text:p>1358550100</text:p>
          </table:table-cell>
          <table:table-cell table:formula="of:=[levels_parameters.$I$2]*([.$A273]-1) + [levels_parameters.$H$2]+FLOOR([.$A273]/[levels_parameters.$J$2])" office:value-type="float" office:value="328" calcext:value-type="float">
            <text:p>328</text:p>
          </table:table-cell>
          <table:table-cell table:formula="of:=[levels_parameters.$E$2]*([.$A273]-1) + [levels_parameters.$D$2]" office:value-type="float" office:value="5570" calcext:value-type="float">
            <text:p>5570</text:p>
          </table:table-cell>
          <table:table-cell table:formula="of:=[levels_parameters.$G$2]*([.$A27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A274]^[levels_parameters.$B$2] + [levels_parameters.$C$2]*([.$A274]-1)+[levels_parameters.$A$2]" office:value-type="float" office:value="20347786" calcext:value-type="float">
            <text:p>20347786</text:p>
          </table:table-cell>
          <table:table-cell table:formula="of:=[.$C273]+[.$B273]" office:value-type="float" office:value="1378675112" calcext:value-type="float">
            <text:p>1378675112</text:p>
          </table:table-cell>
          <table:table-cell table:formula="of:=[levels_parameters.$I$2]*([.$A274]-1) + [levels_parameters.$H$2]+FLOOR([.$A274]/[levels_parameters.$J$2])" office:value-type="float" office:value="329" calcext:value-type="float">
            <text:p>329</text:p>
          </table:table-cell>
          <table:table-cell table:formula="of:=[levels_parameters.$E$2]*([.$A274]-1) + [levels_parameters.$D$2]" office:value-type="float" office:value="5590" calcext:value-type="float">
            <text:p>5590</text:p>
          </table:table-cell>
          <table:table-cell table:formula="of:=[levels_parameters.$G$2]*([.$A27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A275]^[levels_parameters.$B$2] + [levels_parameters.$C$2]*([.$A275]-1)+[levels_parameters.$A$2]" office:value-type="float" office:value="20572198" calcext:value-type="float">
            <text:p>20572198</text:p>
          </table:table-cell>
          <table:table-cell table:formula="of:=[.$C274]+[.$B274]" office:value-type="float" office:value="1399022898" calcext:value-type="float">
            <text:p>1399022898</text:p>
          </table:table-cell>
          <table:table-cell table:formula="of:=[levels_parameters.$I$2]*([.$A275]-1) + [levels_parameters.$H$2]+FLOOR([.$A275]/[levels_parameters.$J$2])" office:value-type="float" office:value="330" calcext:value-type="float">
            <text:p>330</text:p>
          </table:table-cell>
          <table:table-cell table:formula="of:=[levels_parameters.$E$2]*([.$A275]-1) + [levels_parameters.$D$2]" office:value-type="float" office:value="5610" calcext:value-type="float">
            <text:p>5610</text:p>
          </table:table-cell>
          <table:table-cell table:formula="of:=[levels_parameters.$G$2]*([.$A27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A276]^[levels_parameters.$B$2] + [levels_parameters.$C$2]*([.$A276]-1)+[levels_parameters.$A$2]" office:value-type="float" office:value="20798254" calcext:value-type="float">
            <text:p>20798254</text:p>
          </table:table-cell>
          <table:table-cell table:formula="of:=[.$C275]+[.$B275]" office:value-type="float" office:value="1419595096" calcext:value-type="float">
            <text:p>1419595096</text:p>
          </table:table-cell>
          <table:table-cell table:formula="of:=[levels_parameters.$I$2]*([.$A276]-1) + [levels_parameters.$H$2]+FLOOR([.$A276]/[levels_parameters.$J$2])" office:value-type="float" office:value="332" calcext:value-type="float">
            <text:p>332</text:p>
          </table:table-cell>
          <table:table-cell table:formula="of:=[levels_parameters.$E$2]*([.$A276]-1) + [levels_parameters.$D$2]" office:value-type="float" office:value="5630" calcext:value-type="float">
            <text:p>5630</text:p>
          </table:table-cell>
          <table:table-cell table:formula="of:=[levels_parameters.$G$2]*([.$A27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A277]^[levels_parameters.$B$2] + [levels_parameters.$C$2]*([.$A277]-1)+[levels_parameters.$A$2]" office:value-type="float" office:value="21025960" calcext:value-type="float">
            <text:p>21025960</text:p>
          </table:table-cell>
          <table:table-cell table:formula="of:=[.$C276]+[.$B276]" office:value-type="float" office:value="1440393350" calcext:value-type="float">
            <text:p>1440393350</text:p>
          </table:table-cell>
          <table:table-cell table:formula="of:=[levels_parameters.$I$2]*([.$A277]-1) + [levels_parameters.$H$2]+FLOOR([.$A277]/[levels_parameters.$J$2])" office:value-type="float" office:value="333" calcext:value-type="float">
            <text:p>333</text:p>
          </table:table-cell>
          <table:table-cell table:formula="of:=[levels_parameters.$E$2]*([.$A277]-1) + [levels_parameters.$D$2]" office:value-type="float" office:value="5650" calcext:value-type="float">
            <text:p>5650</text:p>
          </table:table-cell>
          <table:table-cell table:formula="of:=[levels_parameters.$G$2]*([.$A27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A278]^[levels_parameters.$B$2] + [levels_parameters.$C$2]*([.$A278]-1)+[levels_parameters.$A$2]" office:value-type="float" office:value="21255322" calcext:value-type="float">
            <text:p>21255322</text:p>
          </table:table-cell>
          <table:table-cell table:formula="of:=[.$C277]+[.$B277]" office:value-type="float" office:value="1461419310" calcext:value-type="float">
            <text:p>1461419310</text:p>
          </table:table-cell>
          <table:table-cell table:formula="of:=[levels_parameters.$I$2]*([.$A278]-1) + [levels_parameters.$H$2]+FLOOR([.$A278]/[levels_parameters.$J$2])" office:value-type="float" office:value="334" calcext:value-type="float">
            <text:p>334</text:p>
          </table:table-cell>
          <table:table-cell table:formula="of:=[levels_parameters.$E$2]*([.$A278]-1) + [levels_parameters.$D$2]" office:value-type="float" office:value="5670" calcext:value-type="float">
            <text:p>5670</text:p>
          </table:table-cell>
          <table:table-cell table:formula="of:=[levels_parameters.$G$2]*([.$A27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A279]^[levels_parameters.$B$2] + [levels_parameters.$C$2]*([.$A279]-1)+[levels_parameters.$A$2]" office:value-type="float" office:value="21486346" calcext:value-type="float">
            <text:p>21486346</text:p>
          </table:table-cell>
          <table:table-cell table:formula="of:=[.$C278]+[.$B278]" office:value-type="float" office:value="1482674632" calcext:value-type="float">
            <text:p>1482674632</text:p>
          </table:table-cell>
          <table:table-cell table:formula="of:=[levels_parameters.$I$2]*([.$A279]-1) + [levels_parameters.$H$2]+FLOOR([.$A279]/[levels_parameters.$J$2])" office:value-type="float" office:value="335" calcext:value-type="float">
            <text:p>335</text:p>
          </table:table-cell>
          <table:table-cell table:formula="of:=[levels_parameters.$E$2]*([.$A279]-1) + [levels_parameters.$D$2]" office:value-type="float" office:value="5690" calcext:value-type="float">
            <text:p>5690</text:p>
          </table:table-cell>
          <table:table-cell table:formula="of:=[levels_parameters.$G$2]*([.$A27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A280]^[levels_parameters.$B$2] + [levels_parameters.$C$2]*([.$A280]-1)+[levels_parameters.$A$2]" office:value-type="float" office:value="21719038" calcext:value-type="float">
            <text:p>21719038</text:p>
          </table:table-cell>
          <table:table-cell table:formula="of:=[.$C279]+[.$B279]" office:value-type="float" office:value="1504160978" calcext:value-type="float">
            <text:p>1504160978</text:p>
          </table:table-cell>
          <table:table-cell table:formula="of:=[levels_parameters.$I$2]*([.$A280]-1) + [levels_parameters.$H$2]+FLOOR([.$A280]/[levels_parameters.$J$2])" office:value-type="float" office:value="336" calcext:value-type="float">
            <text:p>336</text:p>
          </table:table-cell>
          <table:table-cell table:formula="of:=[levels_parameters.$E$2]*([.$A280]-1) + [levels_parameters.$D$2]" office:value-type="float" office:value="5710" calcext:value-type="float">
            <text:p>5710</text:p>
          </table:table-cell>
          <table:table-cell table:formula="of:=[levels_parameters.$G$2]*([.$A28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A281]^[levels_parameters.$B$2] + [levels_parameters.$C$2]*([.$A281]-1)+[levels_parameters.$A$2]" office:value-type="float" office:value="21953404" calcext:value-type="float">
            <text:p>21953404</text:p>
          </table:table-cell>
          <table:table-cell table:formula="of:=[.$C280]+[.$B280]" office:value-type="float" office:value="1525880016" calcext:value-type="float">
            <text:p>1525880016</text:p>
          </table:table-cell>
          <table:table-cell table:formula="of:=[levels_parameters.$I$2]*([.$A281]-1) + [levels_parameters.$H$2]+FLOOR([.$A281]/[levels_parameters.$J$2])" office:value-type="float" office:value="338" calcext:value-type="float">
            <text:p>338</text:p>
          </table:table-cell>
          <table:table-cell table:formula="of:=[levels_parameters.$E$2]*([.$A281]-1) + [levels_parameters.$D$2]" office:value-type="float" office:value="5730" calcext:value-type="float">
            <text:p>5730</text:p>
          </table:table-cell>
          <table:table-cell table:formula="of:=[levels_parameters.$G$2]*([.$A28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A282]^[levels_parameters.$B$2] + [levels_parameters.$C$2]*([.$A282]-1)+[levels_parameters.$A$2]" office:value-type="float" office:value="22189450" calcext:value-type="float">
            <text:p>22189450</text:p>
          </table:table-cell>
          <table:table-cell table:formula="of:=[.$C281]+[.$B281]" office:value-type="float" office:value="1547833420" calcext:value-type="float">
            <text:p>1547833420</text:p>
          </table:table-cell>
          <table:table-cell table:formula="of:=[levels_parameters.$I$2]*([.$A282]-1) + [levels_parameters.$H$2]+FLOOR([.$A282]/[levels_parameters.$J$2])" office:value-type="float" office:value="339" calcext:value-type="float">
            <text:p>339</text:p>
          </table:table-cell>
          <table:table-cell table:formula="of:=[levels_parameters.$E$2]*([.$A282]-1) + [levels_parameters.$D$2]" office:value-type="float" office:value="5750" calcext:value-type="float">
            <text:p>5750</text:p>
          </table:table-cell>
          <table:table-cell table:formula="of:=[levels_parameters.$G$2]*([.$A28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A283]^[levels_parameters.$B$2] + [levels_parameters.$C$2]*([.$A283]-1)+[levels_parameters.$A$2]" office:value-type="float" office:value="22427182" calcext:value-type="float">
            <text:p>22427182</text:p>
          </table:table-cell>
          <table:table-cell table:formula="of:=[.$C282]+[.$B282]" office:value-type="float" office:value="1570022870" calcext:value-type="float">
            <text:p>1570022870</text:p>
          </table:table-cell>
          <table:table-cell table:formula="of:=[levels_parameters.$I$2]*([.$A283]-1) + [levels_parameters.$H$2]+FLOOR([.$A283]/[levels_parameters.$J$2])" office:value-type="float" office:value="340" calcext:value-type="float">
            <text:p>340</text:p>
          </table:table-cell>
          <table:table-cell table:formula="of:=[levels_parameters.$E$2]*([.$A283]-1) + [levels_parameters.$D$2]" office:value-type="float" office:value="5770" calcext:value-type="float">
            <text:p>5770</text:p>
          </table:table-cell>
          <table:table-cell table:formula="of:=[levels_parameters.$G$2]*([.$A28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A284]^[levels_parameters.$B$2] + [levels_parameters.$C$2]*([.$A284]-1)+[levels_parameters.$A$2]" office:value-type="float" office:value="22666606" calcext:value-type="float">
            <text:p>22666606</text:p>
          </table:table-cell>
          <table:table-cell table:formula="of:=[.$C283]+[.$B283]" office:value-type="float" office:value="1592450052" calcext:value-type="float">
            <text:p>1592450052</text:p>
          </table:table-cell>
          <table:table-cell table:formula="of:=[levels_parameters.$I$2]*([.$A284]-1) + [levels_parameters.$H$2]+FLOOR([.$A284]/[levels_parameters.$J$2])" office:value-type="float" office:value="341" calcext:value-type="float">
            <text:p>341</text:p>
          </table:table-cell>
          <table:table-cell table:formula="of:=[levels_parameters.$E$2]*([.$A284]-1) + [levels_parameters.$D$2]" office:value-type="float" office:value="5790" calcext:value-type="float">
            <text:p>5790</text:p>
          </table:table-cell>
          <table:table-cell table:formula="of:=[levels_parameters.$G$2]*([.$A28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A285]^[levels_parameters.$B$2] + [levels_parameters.$C$2]*([.$A285]-1)+[levels_parameters.$A$2]" office:value-type="float" office:value="22907728" calcext:value-type="float">
            <text:p>22907728</text:p>
          </table:table-cell>
          <table:table-cell table:formula="of:=[.$C284]+[.$B284]" office:value-type="float" office:value="1615116658" calcext:value-type="float">
            <text:p>1615116658</text:p>
          </table:table-cell>
          <table:table-cell table:formula="of:=[levels_parameters.$I$2]*([.$A285]-1) + [levels_parameters.$H$2]+FLOOR([.$A285]/[levels_parameters.$J$2])" office:value-type="float" office:value="342" calcext:value-type="float">
            <text:p>342</text:p>
          </table:table-cell>
          <table:table-cell table:formula="of:=[levels_parameters.$E$2]*([.$A285]-1) + [levels_parameters.$D$2]" office:value-type="float" office:value="5810" calcext:value-type="float">
            <text:p>5810</text:p>
          </table:table-cell>
          <table:table-cell table:formula="of:=[levels_parameters.$G$2]*([.$A28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A286]^[levels_parameters.$B$2] + [levels_parameters.$C$2]*([.$A286]-1)+[levels_parameters.$A$2]" office:value-type="float" office:value="23150554" calcext:value-type="float">
            <text:p>23150554</text:p>
          </table:table-cell>
          <table:table-cell table:formula="of:=[.$C285]+[.$B285]" office:value-type="float" office:value="1638024386" calcext:value-type="float">
            <text:p>1638024386</text:p>
          </table:table-cell>
          <table:table-cell table:formula="of:=[levels_parameters.$I$2]*([.$A286]-1) + [levels_parameters.$H$2]+FLOOR([.$A286]/[levels_parameters.$J$2])" office:value-type="float" office:value="344" calcext:value-type="float">
            <text:p>344</text:p>
          </table:table-cell>
          <table:table-cell table:formula="of:=[levels_parameters.$E$2]*([.$A286]-1) + [levels_parameters.$D$2]" office:value-type="float" office:value="5830" calcext:value-type="float">
            <text:p>5830</text:p>
          </table:table-cell>
          <table:table-cell table:formula="of:=[levels_parameters.$G$2]*([.$A28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A287]^[levels_parameters.$B$2] + [levels_parameters.$C$2]*([.$A287]-1)+[levels_parameters.$A$2]" office:value-type="float" office:value="23395090" calcext:value-type="float">
            <text:p>23395090</text:p>
          </table:table-cell>
          <table:table-cell table:formula="of:=[.$C286]+[.$B286]" office:value-type="float" office:value="1661174940" calcext:value-type="float">
            <text:p>1661174940</text:p>
          </table:table-cell>
          <table:table-cell table:formula="of:=[levels_parameters.$I$2]*([.$A287]-1) + [levels_parameters.$H$2]+FLOOR([.$A287]/[levels_parameters.$J$2])" office:value-type="float" office:value="345" calcext:value-type="float">
            <text:p>345</text:p>
          </table:table-cell>
          <table:table-cell table:formula="of:=[levels_parameters.$E$2]*([.$A287]-1) + [levels_parameters.$D$2]" office:value-type="float" office:value="5850" calcext:value-type="float">
            <text:p>5850</text:p>
          </table:table-cell>
          <table:table-cell table:formula="of:=[levels_parameters.$G$2]*([.$A28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A288]^[levels_parameters.$B$2] + [levels_parameters.$C$2]*([.$A288]-1)+[levels_parameters.$A$2]" office:value-type="float" office:value="23641342" calcext:value-type="float">
            <text:p>23641342</text:p>
          </table:table-cell>
          <table:table-cell table:formula="of:=[.$C287]+[.$B287]" office:value-type="float" office:value="1684570030" calcext:value-type="float">
            <text:p>1684570030</text:p>
          </table:table-cell>
          <table:table-cell table:formula="of:=[levels_parameters.$I$2]*([.$A288]-1) + [levels_parameters.$H$2]+FLOOR([.$A288]/[levels_parameters.$J$2])" office:value-type="float" office:value="346" calcext:value-type="float">
            <text:p>346</text:p>
          </table:table-cell>
          <table:table-cell table:formula="of:=[levels_parameters.$E$2]*([.$A288]-1) + [levels_parameters.$D$2]" office:value-type="float" office:value="5870" calcext:value-type="float">
            <text:p>5870</text:p>
          </table:table-cell>
          <table:table-cell table:formula="of:=[levels_parameters.$G$2]*([.$A28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A289]^[levels_parameters.$B$2] + [levels_parameters.$C$2]*([.$A289]-1)+[levels_parameters.$A$2]" office:value-type="float" office:value="23889316" calcext:value-type="float">
            <text:p>23889316</text:p>
          </table:table-cell>
          <table:table-cell table:formula="of:=[.$C288]+[.$B288]" office:value-type="float" office:value="1708211372" calcext:value-type="float">
            <text:p>1708211372</text:p>
          </table:table-cell>
          <table:table-cell table:formula="of:=[levels_parameters.$I$2]*([.$A289]-1) + [levels_parameters.$H$2]+FLOOR([.$A289]/[levels_parameters.$J$2])" office:value-type="float" office:value="347" calcext:value-type="float">
            <text:p>347</text:p>
          </table:table-cell>
          <table:table-cell table:formula="of:=[levels_parameters.$E$2]*([.$A289]-1) + [levels_parameters.$D$2]" office:value-type="float" office:value="5890" calcext:value-type="float">
            <text:p>5890</text:p>
          </table:table-cell>
          <table:table-cell table:formula="of:=[levels_parameters.$G$2]*([.$A28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A290]^[levels_parameters.$B$2] + [levels_parameters.$C$2]*([.$A290]-1)+[levels_parameters.$A$2]" office:value-type="float" office:value="24139018" calcext:value-type="float">
            <text:p>24139018</text:p>
          </table:table-cell>
          <table:table-cell table:formula="of:=[.$C289]+[.$B289]" office:value-type="float" office:value="1732100688" calcext:value-type="float">
            <text:p>1732100688</text:p>
          </table:table-cell>
          <table:table-cell table:formula="of:=[levels_parameters.$I$2]*([.$A290]-1) + [levels_parameters.$H$2]+FLOOR([.$A290]/[levels_parameters.$J$2])" office:value-type="float" office:value="348" calcext:value-type="float">
            <text:p>348</text:p>
          </table:table-cell>
          <table:table-cell table:formula="of:=[levels_parameters.$E$2]*([.$A290]-1) + [levels_parameters.$D$2]" office:value-type="float" office:value="5910" calcext:value-type="float">
            <text:p>5910</text:p>
          </table:table-cell>
          <table:table-cell table:formula="of:=[levels_parameters.$G$2]*([.$A29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A291]^[levels_parameters.$B$2] + [levels_parameters.$C$2]*([.$A291]-1)+[levels_parameters.$A$2]" office:value-type="float" office:value="24390454" calcext:value-type="float">
            <text:p>24390454</text:p>
          </table:table-cell>
          <table:table-cell table:formula="of:=[.$C290]+[.$B290]" office:value-type="float" office:value="1756239706" calcext:value-type="float">
            <text:p>1756239706</text:p>
          </table:table-cell>
          <table:table-cell table:formula="of:=[levels_parameters.$I$2]*([.$A291]-1) + [levels_parameters.$H$2]+FLOOR([.$A291]/[levels_parameters.$J$2])" office:value-type="float" office:value="350" calcext:value-type="float">
            <text:p>350</text:p>
          </table:table-cell>
          <table:table-cell table:formula="of:=[levels_parameters.$E$2]*([.$A291]-1) + [levels_parameters.$D$2]" office:value-type="float" office:value="5930" calcext:value-type="float">
            <text:p>5930</text:p>
          </table:table-cell>
          <table:table-cell table:formula="of:=[levels_parameters.$G$2]*([.$A29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A292]^[levels_parameters.$B$2] + [levels_parameters.$C$2]*([.$A292]-1)+[levels_parameters.$A$2]" office:value-type="float" office:value="24643630" calcext:value-type="float">
            <text:p>24643630</text:p>
          </table:table-cell>
          <table:table-cell table:formula="of:=[.$C291]+[.$B291]" office:value-type="float" office:value="1780630160" calcext:value-type="float">
            <text:p>1780630160</text:p>
          </table:table-cell>
          <table:table-cell table:formula="of:=[levels_parameters.$I$2]*([.$A292]-1) + [levels_parameters.$H$2]+FLOOR([.$A292]/[levels_parameters.$J$2])" office:value-type="float" office:value="351" calcext:value-type="float">
            <text:p>351</text:p>
          </table:table-cell>
          <table:table-cell table:formula="of:=[levels_parameters.$E$2]*([.$A292]-1) + [levels_parameters.$D$2]" office:value-type="float" office:value="5950" calcext:value-type="float">
            <text:p>5950</text:p>
          </table:table-cell>
          <table:table-cell table:formula="of:=[levels_parameters.$G$2]*([.$A29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A293]^[levels_parameters.$B$2] + [levels_parameters.$C$2]*([.$A293]-1)+[levels_parameters.$A$2]" office:value-type="float" office:value="24898552" calcext:value-type="float">
            <text:p>24898552</text:p>
          </table:table-cell>
          <table:table-cell table:formula="of:=[.$C292]+[.$B292]" office:value-type="float" office:value="1805273790" calcext:value-type="float">
            <text:p>1805273790</text:p>
          </table:table-cell>
          <table:table-cell table:formula="of:=[levels_parameters.$I$2]*([.$A293]-1) + [levels_parameters.$H$2]+FLOOR([.$A293]/[levels_parameters.$J$2])" office:value-type="float" office:value="352" calcext:value-type="float">
            <text:p>352</text:p>
          </table:table-cell>
          <table:table-cell table:formula="of:=[levels_parameters.$E$2]*([.$A293]-1) + [levels_parameters.$D$2]" office:value-type="float" office:value="5970" calcext:value-type="float">
            <text:p>5970</text:p>
          </table:table-cell>
          <table:table-cell table:formula="of:=[levels_parameters.$G$2]*([.$A29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A294]^[levels_parameters.$B$2] + [levels_parameters.$C$2]*([.$A294]-1)+[levels_parameters.$A$2]" office:value-type="float" office:value="25155226" calcext:value-type="float">
            <text:p>25155226</text:p>
          </table:table-cell>
          <table:table-cell table:formula="of:=[.$C293]+[.$B293]" office:value-type="float" office:value="1830172342" calcext:value-type="float">
            <text:p>1830172342</text:p>
          </table:table-cell>
          <table:table-cell table:formula="of:=[levels_parameters.$I$2]*([.$A294]-1) + [levels_parameters.$H$2]+FLOOR([.$A294]/[levels_parameters.$J$2])" office:value-type="float" office:value="353" calcext:value-type="float">
            <text:p>353</text:p>
          </table:table-cell>
          <table:table-cell table:formula="of:=[levels_parameters.$E$2]*([.$A294]-1) + [levels_parameters.$D$2]" office:value-type="float" office:value="5990" calcext:value-type="float">
            <text:p>5990</text:p>
          </table:table-cell>
          <table:table-cell table:formula="of:=[levels_parameters.$G$2]*([.$A29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A295]^[levels_parameters.$B$2] + [levels_parameters.$C$2]*([.$A295]-1)+[levels_parameters.$A$2]" office:value-type="float" office:value="25413658" calcext:value-type="float">
            <text:p>25413658</text:p>
          </table:table-cell>
          <table:table-cell table:formula="of:=[.$C294]+[.$B294]" office:value-type="float" office:value="1855327568" calcext:value-type="float">
            <text:p>1855327568</text:p>
          </table:table-cell>
          <table:table-cell table:formula="of:=[levels_parameters.$I$2]*([.$A295]-1) + [levels_parameters.$H$2]+FLOOR([.$A295]/[levels_parameters.$J$2])" office:value-type="float" office:value="354" calcext:value-type="float">
            <text:p>354</text:p>
          </table:table-cell>
          <table:table-cell table:formula="of:=[levels_parameters.$E$2]*([.$A295]-1) + [levels_parameters.$D$2]" office:value-type="float" office:value="6010" calcext:value-type="float">
            <text:p>6010</text:p>
          </table:table-cell>
          <table:table-cell table:formula="of:=[levels_parameters.$G$2]*([.$A29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A296]^[levels_parameters.$B$2] + [levels_parameters.$C$2]*([.$A296]-1)+[levels_parameters.$A$2]" office:value-type="float" office:value="25673854" calcext:value-type="float">
            <text:p>25673854</text:p>
          </table:table-cell>
          <table:table-cell table:formula="of:=[.$C295]+[.$B295]" office:value-type="float" office:value="1880741226" calcext:value-type="float">
            <text:p>1880741226</text:p>
          </table:table-cell>
          <table:table-cell table:formula="of:=[levels_parameters.$I$2]*([.$A296]-1) + [levels_parameters.$H$2]+FLOOR([.$A296]/[levels_parameters.$J$2])" office:value-type="float" office:value="356" calcext:value-type="float">
            <text:p>356</text:p>
          </table:table-cell>
          <table:table-cell table:formula="of:=[levels_parameters.$E$2]*([.$A296]-1) + [levels_parameters.$D$2]" office:value-type="float" office:value="6030" calcext:value-type="float">
            <text:p>6030</text:p>
          </table:table-cell>
          <table:table-cell table:formula="of:=[levels_parameters.$G$2]*([.$A29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A297]^[levels_parameters.$B$2] + [levels_parameters.$C$2]*([.$A297]-1)+[levels_parameters.$A$2]" office:value-type="float" office:value="25935820" calcext:value-type="float">
            <text:p>25935820</text:p>
          </table:table-cell>
          <table:table-cell table:formula="of:=[.$C296]+[.$B296]" office:value-type="float" office:value="1906415080" calcext:value-type="float">
            <text:p>1906415080</text:p>
          </table:table-cell>
          <table:table-cell table:formula="of:=[levels_parameters.$I$2]*([.$A297]-1) + [levels_parameters.$H$2]+FLOOR([.$A297]/[levels_parameters.$J$2])" office:value-type="float" office:value="357" calcext:value-type="float">
            <text:p>357</text:p>
          </table:table-cell>
          <table:table-cell table:formula="of:=[levels_parameters.$E$2]*([.$A297]-1) + [levels_parameters.$D$2]" office:value-type="float" office:value="6050" calcext:value-type="float">
            <text:p>6050</text:p>
          </table:table-cell>
          <table:table-cell table:formula="of:=[levels_parameters.$G$2]*([.$A29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A298]^[levels_parameters.$B$2] + [levels_parameters.$C$2]*([.$A298]-1)+[levels_parameters.$A$2]" office:value-type="float" office:value="26199562" calcext:value-type="float">
            <text:p>26199562</text:p>
          </table:table-cell>
          <table:table-cell table:formula="of:=[.$C297]+[.$B297]" office:value-type="float" office:value="1932350900" calcext:value-type="float">
            <text:p>1932350900</text:p>
          </table:table-cell>
          <table:table-cell table:formula="of:=[levels_parameters.$I$2]*([.$A298]-1) + [levels_parameters.$H$2]+FLOOR([.$A298]/[levels_parameters.$J$2])" office:value-type="float" office:value="358" calcext:value-type="float">
            <text:p>358</text:p>
          </table:table-cell>
          <table:table-cell table:formula="of:=[levels_parameters.$E$2]*([.$A298]-1) + [levels_parameters.$D$2]" office:value-type="float" office:value="6070" calcext:value-type="float">
            <text:p>6070</text:p>
          </table:table-cell>
          <table:table-cell table:formula="of:=[levels_parameters.$G$2]*([.$A29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A299]^[levels_parameters.$B$2] + [levels_parameters.$C$2]*([.$A299]-1)+[levels_parameters.$A$2]" office:value-type="float" office:value="26465086" calcext:value-type="float">
            <text:p>26465086</text:p>
          </table:table-cell>
          <table:table-cell table:formula="of:=[.$C298]+[.$B298]" office:value-type="float" office:value="1958550462" calcext:value-type="float">
            <text:p>1958550462</text:p>
          </table:table-cell>
          <table:table-cell table:formula="of:=[levels_parameters.$I$2]*([.$A299]-1) + [levels_parameters.$H$2]+FLOOR([.$A299]/[levels_parameters.$J$2])" office:value-type="float" office:value="359" calcext:value-type="float">
            <text:p>359</text:p>
          </table:table-cell>
          <table:table-cell table:formula="of:=[levels_parameters.$E$2]*([.$A299]-1) + [levels_parameters.$D$2]" office:value-type="float" office:value="6090" calcext:value-type="float">
            <text:p>6090</text:p>
          </table:table-cell>
          <table:table-cell table:formula="of:=[levels_parameters.$G$2]*([.$A29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A300]^[levels_parameters.$B$2] + [levels_parameters.$C$2]*([.$A300]-1)+[levels_parameters.$A$2]" office:value-type="float" office:value="26732398" calcext:value-type="float">
            <text:p>26732398</text:p>
          </table:table-cell>
          <table:table-cell table:formula="of:=[.$C299]+[.$B299]" office:value-type="float" office:value="1985015548" calcext:value-type="float">
            <text:p>1985015548</text:p>
          </table:table-cell>
          <table:table-cell table:formula="of:=[levels_parameters.$I$2]*([.$A300]-1) + [levels_parameters.$H$2]+FLOOR([.$A300]/[levels_parameters.$J$2])" office:value-type="float" office:value="360" calcext:value-type="float">
            <text:p>360</text:p>
          </table:table-cell>
          <table:table-cell table:formula="of:=[levels_parameters.$E$2]*([.$A300]-1) + [levels_parameters.$D$2]" office:value-type="float" office:value="6110" calcext:value-type="float">
            <text:p>6110</text:p>
          </table:table-cell>
          <table:table-cell table:formula="of:=[levels_parameters.$G$2]*([.$A30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A301]^[levels_parameters.$B$2] + [levels_parameters.$C$2]*([.$A301]-1)+[levels_parameters.$A$2]" office:value-type="float" office:value="27001504" calcext:value-type="float">
            <text:p>27001504</text:p>
          </table:table-cell>
          <table:table-cell table:formula="of:=[.$C300]+[.$B300]" office:value-type="float" office:value="2011747946" calcext:value-type="float">
            <text:p>2011747946</text:p>
          </table:table-cell>
          <table:table-cell table:formula="of:=[levels_parameters.$I$2]*([.$A301]-1) + [levels_parameters.$H$2]+FLOOR([.$A301]/[levels_parameters.$J$2])" office:value-type="float" office:value="362" calcext:value-type="float">
            <text:p>362</text:p>
          </table:table-cell>
          <table:table-cell table:formula="of:=[levels_parameters.$E$2]*([.$A301]-1) + [levels_parameters.$D$2]" office:value-type="float" office:value="6130" calcext:value-type="float">
            <text:p>6130</text:p>
          </table:table-cell>
          <table:table-cell table:formula="of:=[levels_parameters.$G$2]*([.$A30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A302]^[levels_parameters.$B$2] + [levels_parameters.$C$2]*([.$A302]-1)+[levels_parameters.$A$2]" office:value-type="float" office:value="27272410" calcext:value-type="float">
            <text:p>27272410</text:p>
          </table:table-cell>
          <table:table-cell table:formula="of:=[.$C301]+[.$B301]" office:value-type="float" office:value="2038749450" calcext:value-type="float">
            <text:p>2038749450</text:p>
          </table:table-cell>
          <table:table-cell table:formula="of:=[levels_parameters.$I$2]*([.$A302]-1) + [levels_parameters.$H$2]+FLOOR([.$A302]/[levels_parameters.$J$2])" office:value-type="float" office:value="363" calcext:value-type="float">
            <text:p>363</text:p>
          </table:table-cell>
          <table:table-cell table:formula="of:=[levels_parameters.$E$2]*([.$A302]-1) + [levels_parameters.$D$2]" office:value-type="float" office:value="6150" calcext:value-type="float">
            <text:p>6150</text:p>
          </table:table-cell>
          <table:table-cell table:formula="of:=[levels_parameters.$G$2]*([.$A30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A303]^[levels_parameters.$B$2] + [levels_parameters.$C$2]*([.$A303]-1)+[levels_parameters.$A$2]" office:value-type="float" office:value="27545122" calcext:value-type="float">
            <text:p>27545122</text:p>
          </table:table-cell>
          <table:table-cell table:formula="of:=[.$C302]+[.$B302]" office:value-type="float" office:value="2066021860" calcext:value-type="float">
            <text:p>2066021860</text:p>
          </table:table-cell>
          <table:table-cell table:formula="of:=[levels_parameters.$I$2]*([.$A303]-1) + [levels_parameters.$H$2]+FLOOR([.$A303]/[levels_parameters.$J$2])" office:value-type="float" office:value="364" calcext:value-type="float">
            <text:p>364</text:p>
          </table:table-cell>
          <table:table-cell table:formula="of:=[levels_parameters.$E$2]*([.$A303]-1) + [levels_parameters.$D$2]" office:value-type="float" office:value="6170" calcext:value-type="float">
            <text:p>6170</text:p>
          </table:table-cell>
          <table:table-cell table:formula="of:=[levels_parameters.$G$2]*([.$A30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A304]^[levels_parameters.$B$2] + [levels_parameters.$C$2]*([.$A304]-1)+[levels_parameters.$A$2]" office:value-type="float" office:value="27819646" calcext:value-type="float">
            <text:p>27819646</text:p>
          </table:table-cell>
          <table:table-cell table:formula="of:=[.$C303]+[.$B303]" office:value-type="float" office:value="2093566982" calcext:value-type="float">
            <text:p>2093566982</text:p>
          </table:table-cell>
          <table:table-cell table:formula="of:=[levels_parameters.$I$2]*([.$A304]-1) + [levels_parameters.$H$2]+FLOOR([.$A304]/[levels_parameters.$J$2])" office:value-type="float" office:value="365" calcext:value-type="float">
            <text:p>365</text:p>
          </table:table-cell>
          <table:table-cell table:formula="of:=[levels_parameters.$E$2]*([.$A304]-1) + [levels_parameters.$D$2]" office:value-type="float" office:value="6190" calcext:value-type="float">
            <text:p>6190</text:p>
          </table:table-cell>
          <table:table-cell table:formula="of:=[levels_parameters.$G$2]*([.$A30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A305]^[levels_parameters.$B$2] + [levels_parameters.$C$2]*([.$A305]-1)+[levels_parameters.$A$2]" office:value-type="float" office:value="28095988" calcext:value-type="float">
            <text:p>28095988</text:p>
          </table:table-cell>
          <table:table-cell table:formula="of:=[.$C304]+[.$B304]" office:value-type="float" office:value="2121386628" calcext:value-type="float">
            <text:p>2121386628</text:p>
          </table:table-cell>
          <table:table-cell table:formula="of:=[levels_parameters.$I$2]*([.$A305]-1) + [levels_parameters.$H$2]+FLOOR([.$A305]/[levels_parameters.$J$2])" office:value-type="float" office:value="366" calcext:value-type="float">
            <text:p>366</text:p>
          </table:table-cell>
          <table:table-cell table:formula="of:=[levels_parameters.$E$2]*([.$A305]-1) + [levels_parameters.$D$2]" office:value-type="float" office:value="6210" calcext:value-type="float">
            <text:p>6210</text:p>
          </table:table-cell>
          <table:table-cell table:formula="of:=[levels_parameters.$G$2]*([.$A30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A306]^[levels_parameters.$B$2] + [levels_parameters.$C$2]*([.$A306]-1)+[levels_parameters.$A$2]" office:value-type="float" office:value="28374154" calcext:value-type="float">
            <text:p>28374154</text:p>
          </table:table-cell>
          <table:table-cell table:formula="of:=[.$C305]+[.$B305]" office:value-type="float" office:value="2149482616" calcext:value-type="float">
            <text:p>2149482616</text:p>
          </table:table-cell>
          <table:table-cell table:formula="of:=[levels_parameters.$I$2]*([.$A306]-1) + [levels_parameters.$H$2]+FLOOR([.$A306]/[levels_parameters.$J$2])" office:value-type="float" office:value="368" calcext:value-type="float">
            <text:p>368</text:p>
          </table:table-cell>
          <table:table-cell table:formula="of:=[levels_parameters.$E$2]*([.$A306]-1) + [levels_parameters.$D$2]" office:value-type="float" office:value="6230" calcext:value-type="float">
            <text:p>6230</text:p>
          </table:table-cell>
          <table:table-cell table:formula="of:=[levels_parameters.$G$2]*([.$A30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A307]^[levels_parameters.$B$2] + [levels_parameters.$C$2]*([.$A307]-1)+[levels_parameters.$A$2]" office:value-type="float" office:value="28654150" calcext:value-type="float">
            <text:p>28654150</text:p>
          </table:table-cell>
          <table:table-cell table:formula="of:=[.$C306]+[.$B306]" office:value-type="float" office:value="2177856770" calcext:value-type="float">
            <text:p>2177856770</text:p>
          </table:table-cell>
          <table:table-cell table:formula="of:=[levels_parameters.$I$2]*([.$A307]-1) + [levels_parameters.$H$2]+FLOOR([.$A307]/[levels_parameters.$J$2])" office:value-type="float" office:value="369" calcext:value-type="float">
            <text:p>369</text:p>
          </table:table-cell>
          <table:table-cell table:formula="of:=[levels_parameters.$E$2]*([.$A307]-1) + [levels_parameters.$D$2]" office:value-type="float" office:value="6250" calcext:value-type="float">
            <text:p>6250</text:p>
          </table:table-cell>
          <table:table-cell table:formula="of:=[levels_parameters.$G$2]*([.$A30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A308]^[levels_parameters.$B$2] + [levels_parameters.$C$2]*([.$A308]-1)+[levels_parameters.$A$2]" office:value-type="float" office:value="28935982" calcext:value-type="float">
            <text:p>28935982</text:p>
          </table:table-cell>
          <table:table-cell table:formula="of:=[.$C307]+[.$B307]" office:value-type="float" office:value="2206510920" calcext:value-type="float">
            <text:p>2206510920</text:p>
          </table:table-cell>
          <table:table-cell table:formula="of:=[levels_parameters.$I$2]*([.$A308]-1) + [levels_parameters.$H$2]+FLOOR([.$A308]/[levels_parameters.$J$2])" office:value-type="float" office:value="370" calcext:value-type="float">
            <text:p>370</text:p>
          </table:table-cell>
          <table:table-cell table:formula="of:=[levels_parameters.$E$2]*([.$A308]-1) + [levels_parameters.$D$2]" office:value-type="float" office:value="6270" calcext:value-type="float">
            <text:p>6270</text:p>
          </table:table-cell>
          <table:table-cell table:formula="of:=[levels_parameters.$G$2]*([.$A30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A309]^[levels_parameters.$B$2] + [levels_parameters.$C$2]*([.$A309]-1)+[levels_parameters.$A$2]" office:value-type="float" office:value="29219656" calcext:value-type="float">
            <text:p>29219656</text:p>
          </table:table-cell>
          <table:table-cell table:formula="of:=[.$C308]+[.$B308]" office:value-type="float" office:value="2235446902" calcext:value-type="float">
            <text:p>2235446902</text:p>
          </table:table-cell>
          <table:table-cell table:formula="of:=[levels_parameters.$I$2]*([.$A309]-1) + [levels_parameters.$H$2]+FLOOR([.$A309]/[levels_parameters.$J$2])" office:value-type="float" office:value="371" calcext:value-type="float">
            <text:p>371</text:p>
          </table:table-cell>
          <table:table-cell table:formula="of:=[levels_parameters.$E$2]*([.$A309]-1) + [levels_parameters.$D$2]" office:value-type="float" office:value="6290" calcext:value-type="float">
            <text:p>6290</text:p>
          </table:table-cell>
          <table:table-cell table:formula="of:=[levels_parameters.$G$2]*([.$A30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A310]^[levels_parameters.$B$2] + [levels_parameters.$C$2]*([.$A310]-1)+[levels_parameters.$A$2]" office:value-type="float" office:value="29505178" calcext:value-type="float">
            <text:p>29505178</text:p>
          </table:table-cell>
          <table:table-cell table:formula="of:=[.$C309]+[.$B309]" office:value-type="float" office:value="2264666558" calcext:value-type="float">
            <text:p>2264666558</text:p>
          </table:table-cell>
          <table:table-cell table:formula="of:=[levels_parameters.$I$2]*([.$A310]-1) + [levels_parameters.$H$2]+FLOOR([.$A310]/[levels_parameters.$J$2])" office:value-type="float" office:value="372" calcext:value-type="float">
            <text:p>372</text:p>
          </table:table-cell>
          <table:table-cell table:formula="of:=[levels_parameters.$E$2]*([.$A310]-1) + [levels_parameters.$D$2]" office:value-type="float" office:value="6310" calcext:value-type="float">
            <text:p>6310</text:p>
          </table:table-cell>
          <table:table-cell table:formula="of:=[levels_parameters.$G$2]*([.$A31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A311]^[levels_parameters.$B$2] + [levels_parameters.$C$2]*([.$A311]-1)+[levels_parameters.$A$2]" office:value-type="float" office:value="29792554" calcext:value-type="float">
            <text:p>29792554</text:p>
          </table:table-cell>
          <table:table-cell table:formula="of:=[.$C310]+[.$B310]" office:value-type="float" office:value="2294171736" calcext:value-type="float">
            <text:p>2294171736</text:p>
          </table:table-cell>
          <table:table-cell table:formula="of:=[levels_parameters.$I$2]*([.$A311]-1) + [levels_parameters.$H$2]+FLOOR([.$A311]/[levels_parameters.$J$2])" office:value-type="float" office:value="374" calcext:value-type="float">
            <text:p>374</text:p>
          </table:table-cell>
          <table:table-cell table:formula="of:=[levels_parameters.$E$2]*([.$A311]-1) + [levels_parameters.$D$2]" office:value-type="float" office:value="6330" calcext:value-type="float">
            <text:p>6330</text:p>
          </table:table-cell>
          <table:table-cell table:formula="of:=[levels_parameters.$G$2]*([.$A31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A312]^[levels_parameters.$B$2] + [levels_parameters.$C$2]*([.$A312]-1)+[levels_parameters.$A$2]" office:value-type="float" office:value="30081790" calcext:value-type="float">
            <text:p>30081790</text:p>
          </table:table-cell>
          <table:table-cell table:formula="of:=[.$C311]+[.$B311]" office:value-type="float" office:value="2323964290" calcext:value-type="float">
            <text:p>2323964290</text:p>
          </table:table-cell>
          <table:table-cell table:formula="of:=[levels_parameters.$I$2]*([.$A312]-1) + [levels_parameters.$H$2]+FLOOR([.$A312]/[levels_parameters.$J$2])" office:value-type="float" office:value="375" calcext:value-type="float">
            <text:p>375</text:p>
          </table:table-cell>
          <table:table-cell table:formula="of:=[levels_parameters.$E$2]*([.$A312]-1) + [levels_parameters.$D$2]" office:value-type="float" office:value="6350" calcext:value-type="float">
            <text:p>6350</text:p>
          </table:table-cell>
          <table:table-cell table:formula="of:=[levels_parameters.$G$2]*([.$A31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A313]^[levels_parameters.$B$2] + [levels_parameters.$C$2]*([.$A313]-1)+[levels_parameters.$A$2]" office:value-type="float" office:value="30372892" calcext:value-type="float">
            <text:p>30372892</text:p>
          </table:table-cell>
          <table:table-cell table:formula="of:=[.$C312]+[.$B312]" office:value-type="float" office:value="2354046080" calcext:value-type="float">
            <text:p>2354046080</text:p>
          </table:table-cell>
          <table:table-cell table:formula="of:=[levels_parameters.$I$2]*([.$A313]-1) + [levels_parameters.$H$2]+FLOOR([.$A313]/[levels_parameters.$J$2])" office:value-type="float" office:value="376" calcext:value-type="float">
            <text:p>376</text:p>
          </table:table-cell>
          <table:table-cell table:formula="of:=[levels_parameters.$E$2]*([.$A313]-1) + [levels_parameters.$D$2]" office:value-type="float" office:value="6370" calcext:value-type="float">
            <text:p>6370</text:p>
          </table:table-cell>
          <table:table-cell table:formula="of:=[levels_parameters.$G$2]*([.$A31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A314]^[levels_parameters.$B$2] + [levels_parameters.$C$2]*([.$A314]-1)+[levels_parameters.$A$2]" office:value-type="float" office:value="30665866" calcext:value-type="float">
            <text:p>30665866</text:p>
          </table:table-cell>
          <table:table-cell table:formula="of:=[.$C313]+[.$B313]" office:value-type="float" office:value="2384418972" calcext:value-type="float">
            <text:p>2384418972</text:p>
          </table:table-cell>
          <table:table-cell table:formula="of:=[levels_parameters.$I$2]*([.$A314]-1) + [levels_parameters.$H$2]+FLOOR([.$A314]/[levels_parameters.$J$2])" office:value-type="float" office:value="377" calcext:value-type="float">
            <text:p>377</text:p>
          </table:table-cell>
          <table:table-cell table:formula="of:=[levels_parameters.$E$2]*([.$A314]-1) + [levels_parameters.$D$2]" office:value-type="float" office:value="6390" calcext:value-type="float">
            <text:p>6390</text:p>
          </table:table-cell>
          <table:table-cell table:formula="of:=[levels_parameters.$G$2]*([.$A31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A315]^[levels_parameters.$B$2] + [levels_parameters.$C$2]*([.$A315]-1)+[levels_parameters.$A$2]" office:value-type="float" office:value="30960718" calcext:value-type="float">
            <text:p>30960718</text:p>
          </table:table-cell>
          <table:table-cell table:formula="of:=[.$C314]+[.$B314]" office:value-type="float" office:value="2415084838" calcext:value-type="float">
            <text:p>2415084838</text:p>
          </table:table-cell>
          <table:table-cell table:formula="of:=[levels_parameters.$I$2]*([.$A315]-1) + [levels_parameters.$H$2]+FLOOR([.$A315]/[levels_parameters.$J$2])" office:value-type="float" office:value="378" calcext:value-type="float">
            <text:p>378</text:p>
          </table:table-cell>
          <table:table-cell table:formula="of:=[levels_parameters.$E$2]*([.$A315]-1) + [levels_parameters.$D$2]" office:value-type="float" office:value="6410" calcext:value-type="float">
            <text:p>6410</text:p>
          </table:table-cell>
          <table:table-cell table:formula="of:=[levels_parameters.$G$2]*([.$A31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A316]^[levels_parameters.$B$2] + [levels_parameters.$C$2]*([.$A316]-1)+[levels_parameters.$A$2]" office:value-type="float" office:value="31257454" calcext:value-type="float">
            <text:p>31257454</text:p>
          </table:table-cell>
          <table:table-cell table:formula="of:=[.$C315]+[.$B315]" office:value-type="float" office:value="2446045556" calcext:value-type="float">
            <text:p>2446045556</text:p>
          </table:table-cell>
          <table:table-cell table:formula="of:=[levels_parameters.$I$2]*([.$A316]-1) + [levels_parameters.$H$2]+FLOOR([.$A316]/[levels_parameters.$J$2])" office:value-type="float" office:value="380" calcext:value-type="float">
            <text:p>380</text:p>
          </table:table-cell>
          <table:table-cell table:formula="of:=[levels_parameters.$E$2]*([.$A316]-1) + [levels_parameters.$D$2]" office:value-type="float" office:value="6430" calcext:value-type="float">
            <text:p>6430</text:p>
          </table:table-cell>
          <table:table-cell table:formula="of:=[levels_parameters.$G$2]*([.$A31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A317]^[levels_parameters.$B$2] + [levels_parameters.$C$2]*([.$A317]-1)+[levels_parameters.$A$2]" office:value-type="float" office:value="31556080" calcext:value-type="float">
            <text:p>31556080</text:p>
          </table:table-cell>
          <table:table-cell table:formula="of:=[.$C316]+[.$B316]" office:value-type="float" office:value="2477303010" calcext:value-type="float">
            <text:p>2477303010</text:p>
          </table:table-cell>
          <table:table-cell table:formula="of:=[levels_parameters.$I$2]*([.$A317]-1) + [levels_parameters.$H$2]+FLOOR([.$A317]/[levels_parameters.$J$2])" office:value-type="float" office:value="381" calcext:value-type="float">
            <text:p>381</text:p>
          </table:table-cell>
          <table:table-cell table:formula="of:=[levels_parameters.$E$2]*([.$A317]-1) + [levels_parameters.$D$2]" office:value-type="float" office:value="6450" calcext:value-type="float">
            <text:p>6450</text:p>
          </table:table-cell>
          <table:table-cell table:formula="of:=[levels_parameters.$G$2]*([.$A31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A318]^[levels_parameters.$B$2] + [levels_parameters.$C$2]*([.$A318]-1)+[levels_parameters.$A$2]" office:value-type="float" office:value="31856602" calcext:value-type="float">
            <text:p>31856602</text:p>
          </table:table-cell>
          <table:table-cell table:formula="of:=[.$C317]+[.$B317]" office:value-type="float" office:value="2508859090" calcext:value-type="float">
            <text:p>2508859090</text:p>
          </table:table-cell>
          <table:table-cell table:formula="of:=[levels_parameters.$I$2]*([.$A318]-1) + [levels_parameters.$H$2]+FLOOR([.$A318]/[levels_parameters.$J$2])" office:value-type="float" office:value="382" calcext:value-type="float">
            <text:p>382</text:p>
          </table:table-cell>
          <table:table-cell table:formula="of:=[levels_parameters.$E$2]*([.$A318]-1) + [levels_parameters.$D$2]" office:value-type="float" office:value="6470" calcext:value-type="float">
            <text:p>6470</text:p>
          </table:table-cell>
          <table:table-cell table:formula="of:=[levels_parameters.$G$2]*([.$A31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A319]^[levels_parameters.$B$2] + [levels_parameters.$C$2]*([.$A319]-1)+[levels_parameters.$A$2]" office:value-type="float" office:value="32159026" calcext:value-type="float">
            <text:p>32159026</text:p>
          </table:table-cell>
          <table:table-cell table:formula="of:=[.$C318]+[.$B318]" office:value-type="float" office:value="2540715692" calcext:value-type="float">
            <text:p>2540715692</text:p>
          </table:table-cell>
          <table:table-cell table:formula="of:=[levels_parameters.$I$2]*([.$A319]-1) + [levels_parameters.$H$2]+FLOOR([.$A319]/[levels_parameters.$J$2])" office:value-type="float" office:value="383" calcext:value-type="float">
            <text:p>383</text:p>
          </table:table-cell>
          <table:table-cell table:formula="of:=[levels_parameters.$E$2]*([.$A319]-1) + [levels_parameters.$D$2]" office:value-type="float" office:value="6490" calcext:value-type="float">
            <text:p>6490</text:p>
          </table:table-cell>
          <table:table-cell table:formula="of:=[levels_parameters.$G$2]*([.$A31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A320]^[levels_parameters.$B$2] + [levels_parameters.$C$2]*([.$A320]-1)+[levels_parameters.$A$2]" office:value-type="float" office:value="32463358" calcext:value-type="float">
            <text:p>32463358</text:p>
          </table:table-cell>
          <table:table-cell table:formula="of:=[.$C319]+[.$B319]" office:value-type="float" office:value="2572874718" calcext:value-type="float">
            <text:p>2572874718</text:p>
          </table:table-cell>
          <table:table-cell table:formula="of:=[levels_parameters.$I$2]*([.$A320]-1) + [levels_parameters.$H$2]+FLOOR([.$A320]/[levels_parameters.$J$2])" office:value-type="float" office:value="384" calcext:value-type="float">
            <text:p>384</text:p>
          </table:table-cell>
          <table:table-cell table:formula="of:=[levels_parameters.$E$2]*([.$A320]-1) + [levels_parameters.$D$2]" office:value-type="float" office:value="6510" calcext:value-type="float">
            <text:p>6510</text:p>
          </table:table-cell>
          <table:table-cell table:formula="of:=[levels_parameters.$G$2]*([.$A32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A321]^[levels_parameters.$B$2] + [levels_parameters.$C$2]*([.$A321]-1)+[levels_parameters.$A$2]" office:value-type="float" office:value="32769604" calcext:value-type="float">
            <text:p>32769604</text:p>
          </table:table-cell>
          <table:table-cell table:formula="of:=[.$C320]+[.$B320]" office:value-type="float" office:value="2605338076" calcext:value-type="float">
            <text:p>2605338076</text:p>
          </table:table-cell>
          <table:table-cell table:formula="of:=[levels_parameters.$I$2]*([.$A321]-1) + [levels_parameters.$H$2]+FLOOR([.$A321]/[levels_parameters.$J$2])" office:value-type="float" office:value="386" calcext:value-type="float">
            <text:p>386</text:p>
          </table:table-cell>
          <table:table-cell table:formula="of:=[levels_parameters.$E$2]*([.$A321]-1) + [levels_parameters.$D$2]" office:value-type="float" office:value="6530" calcext:value-type="float">
            <text:p>6530</text:p>
          </table:table-cell>
          <table:table-cell table:formula="of:=[levels_parameters.$G$2]*([.$A32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A322]^[levels_parameters.$B$2] + [levels_parameters.$C$2]*([.$A322]-1)+[levels_parameters.$A$2]" office:value-type="float" office:value="33077770" calcext:value-type="float">
            <text:p>33077770</text:p>
          </table:table-cell>
          <table:table-cell table:formula="of:=[.$C321]+[.$B321]" office:value-type="float" office:value="2638107680" calcext:value-type="float">
            <text:p>2638107680</text:p>
          </table:table-cell>
          <table:table-cell table:formula="of:=[levels_parameters.$I$2]*([.$A322]-1) + [levels_parameters.$H$2]+FLOOR([.$A322]/[levels_parameters.$J$2])" office:value-type="float" office:value="387" calcext:value-type="float">
            <text:p>387</text:p>
          </table:table-cell>
          <table:table-cell table:formula="of:=[levels_parameters.$E$2]*([.$A322]-1) + [levels_parameters.$D$2]" office:value-type="float" office:value="6550" calcext:value-type="float">
            <text:p>6550</text:p>
          </table:table-cell>
          <table:table-cell table:formula="of:=[levels_parameters.$G$2]*([.$A32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A323]^[levels_parameters.$B$2] + [levels_parameters.$C$2]*([.$A323]-1)+[levels_parameters.$A$2]" office:value-type="float" office:value="33387862" calcext:value-type="float">
            <text:p>33387862</text:p>
          </table:table-cell>
          <table:table-cell table:formula="of:=[.$C322]+[.$B322]" office:value-type="float" office:value="2671185450" calcext:value-type="float">
            <text:p>2671185450</text:p>
          </table:table-cell>
          <table:table-cell table:formula="of:=[levels_parameters.$I$2]*([.$A323]-1) + [levels_parameters.$H$2]+FLOOR([.$A323]/[levels_parameters.$J$2])" office:value-type="float" office:value="388" calcext:value-type="float">
            <text:p>388</text:p>
          </table:table-cell>
          <table:table-cell table:formula="of:=[levels_parameters.$E$2]*([.$A323]-1) + [levels_parameters.$D$2]" office:value-type="float" office:value="6570" calcext:value-type="float">
            <text:p>6570</text:p>
          </table:table-cell>
          <table:table-cell table:formula="of:=[levels_parameters.$G$2]*([.$A32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A324]^[levels_parameters.$B$2] + [levels_parameters.$C$2]*([.$A324]-1)+[levels_parameters.$A$2]" office:value-type="float" office:value="33699886" calcext:value-type="float">
            <text:p>33699886</text:p>
          </table:table-cell>
          <table:table-cell table:formula="of:=[.$C323]+[.$B323]" office:value-type="float" office:value="2704573312" calcext:value-type="float">
            <text:p>2704573312</text:p>
          </table:table-cell>
          <table:table-cell table:formula="of:=[levels_parameters.$I$2]*([.$A324]-1) + [levels_parameters.$H$2]+FLOOR([.$A324]/[levels_parameters.$J$2])" office:value-type="float" office:value="389" calcext:value-type="float">
            <text:p>389</text:p>
          </table:table-cell>
          <table:table-cell table:formula="of:=[levels_parameters.$E$2]*([.$A324]-1) + [levels_parameters.$D$2]" office:value-type="float" office:value="6590" calcext:value-type="float">
            <text:p>6590</text:p>
          </table:table-cell>
          <table:table-cell table:formula="of:=[levels_parameters.$G$2]*([.$A32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A325]^[levels_parameters.$B$2] + [levels_parameters.$C$2]*([.$A325]-1)+[levels_parameters.$A$2]" office:value-type="float" office:value="34013848" calcext:value-type="float">
            <text:p>34013848</text:p>
          </table:table-cell>
          <table:table-cell table:formula="of:=[.$C324]+[.$B324]" office:value-type="float" office:value="2738273198" calcext:value-type="float">
            <text:p>2738273198</text:p>
          </table:table-cell>
          <table:table-cell table:formula="of:=[levels_parameters.$I$2]*([.$A325]-1) + [levels_parameters.$H$2]+FLOOR([.$A325]/[levels_parameters.$J$2])" office:value-type="float" office:value="390" calcext:value-type="float">
            <text:p>390</text:p>
          </table:table-cell>
          <table:table-cell table:formula="of:=[levels_parameters.$E$2]*([.$A325]-1) + [levels_parameters.$D$2]" office:value-type="float" office:value="6610" calcext:value-type="float">
            <text:p>6610</text:p>
          </table:table-cell>
          <table:table-cell table:formula="of:=[levels_parameters.$G$2]*([.$A32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A326]^[levels_parameters.$B$2] + [levels_parameters.$C$2]*([.$A326]-1)+[levels_parameters.$A$2]" office:value-type="float" office:value="34329754" calcext:value-type="float">
            <text:p>34329754</text:p>
          </table:table-cell>
          <table:table-cell table:formula="of:=[.$C325]+[.$B325]" office:value-type="float" office:value="2772287046" calcext:value-type="float">
            <text:p>2772287046</text:p>
          </table:table-cell>
          <table:table-cell table:formula="of:=[levels_parameters.$I$2]*([.$A326]-1) + [levels_parameters.$H$2]+FLOOR([.$A326]/[levels_parameters.$J$2])" office:value-type="float" office:value="392" calcext:value-type="float">
            <text:p>392</text:p>
          </table:table-cell>
          <table:table-cell table:formula="of:=[levels_parameters.$E$2]*([.$A326]-1) + [levels_parameters.$D$2]" office:value-type="float" office:value="6630" calcext:value-type="float">
            <text:p>6630</text:p>
          </table:table-cell>
          <table:table-cell table:formula="of:=[levels_parameters.$G$2]*([.$A32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A327]^[levels_parameters.$B$2] + [levels_parameters.$C$2]*([.$A327]-1)+[levels_parameters.$A$2]" office:value-type="float" office:value="34647610" calcext:value-type="float">
            <text:p>34647610</text:p>
          </table:table-cell>
          <table:table-cell table:formula="of:=[.$C326]+[.$B326]" office:value-type="float" office:value="2806616800" calcext:value-type="float">
            <text:p>2806616800</text:p>
          </table:table-cell>
          <table:table-cell table:formula="of:=[levels_parameters.$I$2]*([.$A327]-1) + [levels_parameters.$H$2]+FLOOR([.$A327]/[levels_parameters.$J$2])" office:value-type="float" office:value="393" calcext:value-type="float">
            <text:p>393</text:p>
          </table:table-cell>
          <table:table-cell table:formula="of:=[levels_parameters.$E$2]*([.$A327]-1) + [levels_parameters.$D$2]" office:value-type="float" office:value="6650" calcext:value-type="float">
            <text:p>6650</text:p>
          </table:table-cell>
          <table:table-cell table:formula="of:=[levels_parameters.$G$2]*([.$A32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A328]^[levels_parameters.$B$2] + [levels_parameters.$C$2]*([.$A328]-1)+[levels_parameters.$A$2]" office:value-type="float" office:value="34967422" calcext:value-type="float">
            <text:p>34967422</text:p>
          </table:table-cell>
          <table:table-cell table:formula="of:=[.$C327]+[.$B327]" office:value-type="float" office:value="2841264410" calcext:value-type="float">
            <text:p>2841264410</text:p>
          </table:table-cell>
          <table:table-cell table:formula="of:=[levels_parameters.$I$2]*([.$A328]-1) + [levels_parameters.$H$2]+FLOOR([.$A328]/[levels_parameters.$J$2])" office:value-type="float" office:value="394" calcext:value-type="float">
            <text:p>394</text:p>
          </table:table-cell>
          <table:table-cell table:formula="of:=[levels_parameters.$E$2]*([.$A328]-1) + [levels_parameters.$D$2]" office:value-type="float" office:value="6670" calcext:value-type="float">
            <text:p>6670</text:p>
          </table:table-cell>
          <table:table-cell table:formula="of:=[levels_parameters.$G$2]*([.$A32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A329]^[levels_parameters.$B$2] + [levels_parameters.$C$2]*([.$A329]-1)+[levels_parameters.$A$2]" office:value-type="float" office:value="35289196" calcext:value-type="float">
            <text:p>35289196</text:p>
          </table:table-cell>
          <table:table-cell table:formula="of:=[.$C328]+[.$B328]" office:value-type="float" office:value="2876231832" calcext:value-type="float">
            <text:p>2876231832</text:p>
          </table:table-cell>
          <table:table-cell table:formula="of:=[levels_parameters.$I$2]*([.$A329]-1) + [levels_parameters.$H$2]+FLOOR([.$A329]/[levels_parameters.$J$2])" office:value-type="float" office:value="395" calcext:value-type="float">
            <text:p>395</text:p>
          </table:table-cell>
          <table:table-cell table:formula="of:=[levels_parameters.$E$2]*([.$A329]-1) + [levels_parameters.$D$2]" office:value-type="float" office:value="6690" calcext:value-type="float">
            <text:p>6690</text:p>
          </table:table-cell>
          <table:table-cell table:formula="of:=[levels_parameters.$G$2]*([.$A32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A330]^[levels_parameters.$B$2] + [levels_parameters.$C$2]*([.$A330]-1)+[levels_parameters.$A$2]" office:value-type="float" office:value="35612938" calcext:value-type="float">
            <text:p>35612938</text:p>
          </table:table-cell>
          <table:table-cell table:formula="of:=[.$C329]+[.$B329]" office:value-type="float" office:value="2911521028" calcext:value-type="float">
            <text:p>2911521028</text:p>
          </table:table-cell>
          <table:table-cell table:formula="of:=[levels_parameters.$I$2]*([.$A330]-1) + [levels_parameters.$H$2]+FLOOR([.$A330]/[levels_parameters.$J$2])" office:value-type="float" office:value="396" calcext:value-type="float">
            <text:p>396</text:p>
          </table:table-cell>
          <table:table-cell table:formula="of:=[levels_parameters.$E$2]*([.$A330]-1) + [levels_parameters.$D$2]" office:value-type="float" office:value="6710" calcext:value-type="float">
            <text:p>6710</text:p>
          </table:table-cell>
          <table:table-cell table:formula="of:=[levels_parameters.$G$2]*([.$A33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A331]^[levels_parameters.$B$2] + [levels_parameters.$C$2]*([.$A331]-1)+[levels_parameters.$A$2]" office:value-type="float" office:value="35938654" calcext:value-type="float">
            <text:p>35938654</text:p>
          </table:table-cell>
          <table:table-cell table:formula="of:=[.$C330]+[.$B330]" office:value-type="float" office:value="2947133966" calcext:value-type="float">
            <text:p>2947133966</text:p>
          </table:table-cell>
          <table:table-cell table:formula="of:=[levels_parameters.$I$2]*([.$A331]-1) + [levels_parameters.$H$2]+FLOOR([.$A331]/[levels_parameters.$J$2])" office:value-type="float" office:value="398" calcext:value-type="float">
            <text:p>398</text:p>
          </table:table-cell>
          <table:table-cell table:formula="of:=[levels_parameters.$E$2]*([.$A331]-1) + [levels_parameters.$D$2]" office:value-type="float" office:value="6730" calcext:value-type="float">
            <text:p>6730</text:p>
          </table:table-cell>
          <table:table-cell table:formula="of:=[levels_parameters.$G$2]*([.$A33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A332]^[levels_parameters.$B$2] + [levels_parameters.$C$2]*([.$A332]-1)+[levels_parameters.$A$2]" office:value-type="float" office:value="36266350" calcext:value-type="float">
            <text:p>36266350</text:p>
          </table:table-cell>
          <table:table-cell table:formula="of:=[.$C331]+[.$B331]" office:value-type="float" office:value="2983072620" calcext:value-type="float">
            <text:p>2983072620</text:p>
          </table:table-cell>
          <table:table-cell table:formula="of:=[levels_parameters.$I$2]*([.$A332]-1) + [levels_parameters.$H$2]+FLOOR([.$A332]/[levels_parameters.$J$2])" office:value-type="float" office:value="399" calcext:value-type="float">
            <text:p>399</text:p>
          </table:table-cell>
          <table:table-cell table:formula="of:=[levels_parameters.$E$2]*([.$A332]-1) + [levels_parameters.$D$2]" office:value-type="float" office:value="6750" calcext:value-type="float">
            <text:p>6750</text:p>
          </table:table-cell>
          <table:table-cell table:formula="of:=[levels_parameters.$G$2]*([.$A33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A333]^[levels_parameters.$B$2] + [levels_parameters.$C$2]*([.$A333]-1)+[levels_parameters.$A$2]" office:value-type="float" office:value="36596032" calcext:value-type="float">
            <text:p>36596032</text:p>
          </table:table-cell>
          <table:table-cell table:formula="of:=[.$C332]+[.$B332]" office:value-type="float" office:value="3019338970" calcext:value-type="float">
            <text:p>3019338970</text:p>
          </table:table-cell>
          <table:table-cell table:formula="of:=[levels_parameters.$I$2]*([.$A333]-1) + [levels_parameters.$H$2]+FLOOR([.$A333]/[levels_parameters.$J$2])" office:value-type="float" office:value="400" calcext:value-type="float">
            <text:p>400</text:p>
          </table:table-cell>
          <table:table-cell table:formula="of:=[levels_parameters.$E$2]*([.$A333]-1) + [levels_parameters.$D$2]" office:value-type="float" office:value="6770" calcext:value-type="float">
            <text:p>6770</text:p>
          </table:table-cell>
          <table:table-cell table:formula="of:=[levels_parameters.$G$2]*([.$A33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A334]^[levels_parameters.$B$2] + [levels_parameters.$C$2]*([.$A334]-1)+[levels_parameters.$A$2]" office:value-type="float" office:value="36927706" calcext:value-type="float">
            <text:p>36927706</text:p>
          </table:table-cell>
          <table:table-cell table:formula="of:=[.$C333]+[.$B333]" office:value-type="float" office:value="3055935002" calcext:value-type="float">
            <text:p>3055935002</text:p>
          </table:table-cell>
          <table:table-cell table:formula="of:=[levels_parameters.$I$2]*([.$A334]-1) + [levels_parameters.$H$2]+FLOOR([.$A334]/[levels_parameters.$J$2])" office:value-type="float" office:value="401" calcext:value-type="float">
            <text:p>401</text:p>
          </table:table-cell>
          <table:table-cell table:formula="of:=[levels_parameters.$E$2]*([.$A334]-1) + [levels_parameters.$D$2]" office:value-type="float" office:value="6790" calcext:value-type="float">
            <text:p>6790</text:p>
          </table:table-cell>
          <table:table-cell table:formula="of:=[levels_parameters.$G$2]*([.$A33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A335]^[levels_parameters.$B$2] + [levels_parameters.$C$2]*([.$A335]-1)+[levels_parameters.$A$2]" office:value-type="float" office:value="37261378" calcext:value-type="float">
            <text:p>37261378</text:p>
          </table:table-cell>
          <table:table-cell table:formula="of:=[.$C334]+[.$B334]" office:value-type="float" office:value="3092862708" calcext:value-type="float">
            <text:p>3092862708</text:p>
          </table:table-cell>
          <table:table-cell table:formula="of:=[levels_parameters.$I$2]*([.$A335]-1) + [levels_parameters.$H$2]+FLOOR([.$A335]/[levels_parameters.$J$2])" office:value-type="float" office:value="402" calcext:value-type="float">
            <text:p>402</text:p>
          </table:table-cell>
          <table:table-cell table:formula="of:=[levels_parameters.$E$2]*([.$A335]-1) + [levels_parameters.$D$2]" office:value-type="float" office:value="6810" calcext:value-type="float">
            <text:p>6810</text:p>
          </table:table-cell>
          <table:table-cell table:formula="of:=[levels_parameters.$G$2]*([.$A33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A336]^[levels_parameters.$B$2] + [levels_parameters.$C$2]*([.$A336]-1)+[levels_parameters.$A$2]" office:value-type="float" office:value="37597054" calcext:value-type="float">
            <text:p>37597054</text:p>
          </table:table-cell>
          <table:table-cell table:formula="of:=[.$C335]+[.$B335]" office:value-type="float" office:value="3130124086" calcext:value-type="float">
            <text:p>3130124086</text:p>
          </table:table-cell>
          <table:table-cell table:formula="of:=[levels_parameters.$I$2]*([.$A336]-1) + [levels_parameters.$H$2]+FLOOR([.$A336]/[levels_parameters.$J$2])" office:value-type="float" office:value="404" calcext:value-type="float">
            <text:p>404</text:p>
          </table:table-cell>
          <table:table-cell table:formula="of:=[levels_parameters.$E$2]*([.$A336]-1) + [levels_parameters.$D$2]" office:value-type="float" office:value="6830" calcext:value-type="float">
            <text:p>6830</text:p>
          </table:table-cell>
          <table:table-cell table:formula="of:=[levels_parameters.$G$2]*([.$A33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A337]^[levels_parameters.$B$2] + [levels_parameters.$C$2]*([.$A337]-1)+[levels_parameters.$A$2]" office:value-type="float" office:value="37934740" calcext:value-type="float">
            <text:p>37934740</text:p>
          </table:table-cell>
          <table:table-cell table:formula="of:=[.$C336]+[.$B336]" office:value-type="float" office:value="3167721140" calcext:value-type="float">
            <text:p>3167721140</text:p>
          </table:table-cell>
          <table:table-cell table:formula="of:=[levels_parameters.$I$2]*([.$A337]-1) + [levels_parameters.$H$2]+FLOOR([.$A337]/[levels_parameters.$J$2])" office:value-type="float" office:value="405" calcext:value-type="float">
            <text:p>405</text:p>
          </table:table-cell>
          <table:table-cell table:formula="of:=[levels_parameters.$E$2]*([.$A337]-1) + [levels_parameters.$D$2]" office:value-type="float" office:value="6850" calcext:value-type="float">
            <text:p>6850</text:p>
          </table:table-cell>
          <table:table-cell table:formula="of:=[levels_parameters.$G$2]*([.$A33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A338]^[levels_parameters.$B$2] + [levels_parameters.$C$2]*([.$A338]-1)+[levels_parameters.$A$2]" office:value-type="float" office:value="38274442" calcext:value-type="float">
            <text:p>38274442</text:p>
          </table:table-cell>
          <table:table-cell table:formula="of:=[.$C337]+[.$B337]" office:value-type="float" office:value="3205655880" calcext:value-type="float">
            <text:p>3205655880</text:p>
          </table:table-cell>
          <table:table-cell table:formula="of:=[levels_parameters.$I$2]*([.$A338]-1) + [levels_parameters.$H$2]+FLOOR([.$A338]/[levels_parameters.$J$2])" office:value-type="float" office:value="406" calcext:value-type="float">
            <text:p>406</text:p>
          </table:table-cell>
          <table:table-cell table:formula="of:=[levels_parameters.$E$2]*([.$A338]-1) + [levels_parameters.$D$2]" office:value-type="float" office:value="6870" calcext:value-type="float">
            <text:p>6870</text:p>
          </table:table-cell>
          <table:table-cell table:formula="of:=[levels_parameters.$G$2]*([.$A33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A339]^[levels_parameters.$B$2] + [levels_parameters.$C$2]*([.$A339]-1)+[levels_parameters.$A$2]" office:value-type="float" office:value="38616166" calcext:value-type="float">
            <text:p>38616166</text:p>
          </table:table-cell>
          <table:table-cell table:formula="of:=[.$C338]+[.$B338]" office:value-type="float" office:value="3243930322" calcext:value-type="float">
            <text:p>3243930322</text:p>
          </table:table-cell>
          <table:table-cell table:formula="of:=[levels_parameters.$I$2]*([.$A339]-1) + [levels_parameters.$H$2]+FLOOR([.$A339]/[levels_parameters.$J$2])" office:value-type="float" office:value="407" calcext:value-type="float">
            <text:p>407</text:p>
          </table:table-cell>
          <table:table-cell table:formula="of:=[levels_parameters.$E$2]*([.$A339]-1) + [levels_parameters.$D$2]" office:value-type="float" office:value="6890" calcext:value-type="float">
            <text:p>6890</text:p>
          </table:table-cell>
          <table:table-cell table:formula="of:=[levels_parameters.$G$2]*([.$A33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A340]^[levels_parameters.$B$2] + [levels_parameters.$C$2]*([.$A340]-1)+[levels_parameters.$A$2]" office:value-type="float" office:value="38959918" calcext:value-type="float">
            <text:p>38959918</text:p>
          </table:table-cell>
          <table:table-cell table:formula="of:=[.$C339]+[.$B339]" office:value-type="float" office:value="3282546488" calcext:value-type="float">
            <text:p>3282546488</text:p>
          </table:table-cell>
          <table:table-cell table:formula="of:=[levels_parameters.$I$2]*([.$A340]-1) + [levels_parameters.$H$2]+FLOOR([.$A340]/[levels_parameters.$J$2])" office:value-type="float" office:value="408" calcext:value-type="float">
            <text:p>408</text:p>
          </table:table-cell>
          <table:table-cell table:formula="of:=[levels_parameters.$E$2]*([.$A340]-1) + [levels_parameters.$D$2]" office:value-type="float" office:value="6910" calcext:value-type="float">
            <text:p>6910</text:p>
          </table:table-cell>
          <table:table-cell table:formula="of:=[levels_parameters.$G$2]*([.$A34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A341]^[levels_parameters.$B$2] + [levels_parameters.$C$2]*([.$A341]-1)+[levels_parameters.$A$2]" office:value-type="float" office:value="39305704" calcext:value-type="float">
            <text:p>39305704</text:p>
          </table:table-cell>
          <table:table-cell table:formula="of:=[.$C340]+[.$B340]" office:value-type="float" office:value="3321506406" calcext:value-type="float">
            <text:p>3321506406</text:p>
          </table:table-cell>
          <table:table-cell table:formula="of:=[levels_parameters.$I$2]*([.$A341]-1) + [levels_parameters.$H$2]+FLOOR([.$A341]/[levels_parameters.$J$2])" office:value-type="float" office:value="410" calcext:value-type="float">
            <text:p>410</text:p>
          </table:table-cell>
          <table:table-cell table:formula="of:=[levels_parameters.$E$2]*([.$A341]-1) + [levels_parameters.$D$2]" office:value-type="float" office:value="6930" calcext:value-type="float">
            <text:p>6930</text:p>
          </table:table-cell>
          <table:table-cell table:formula="of:=[levels_parameters.$G$2]*([.$A34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A342]^[levels_parameters.$B$2] + [levels_parameters.$C$2]*([.$A342]-1)+[levels_parameters.$A$2]" office:value-type="float" office:value="39653530" calcext:value-type="float">
            <text:p>39653530</text:p>
          </table:table-cell>
          <table:table-cell table:formula="of:=[.$C341]+[.$B341]" office:value-type="float" office:value="3360812110" calcext:value-type="float">
            <text:p>3360812110</text:p>
          </table:table-cell>
          <table:table-cell table:formula="of:=[levels_parameters.$I$2]*([.$A342]-1) + [levels_parameters.$H$2]+FLOOR([.$A342]/[levels_parameters.$J$2])" office:value-type="float" office:value="411" calcext:value-type="float">
            <text:p>411</text:p>
          </table:table-cell>
          <table:table-cell table:formula="of:=[levels_parameters.$E$2]*([.$A342]-1) + [levels_parameters.$D$2]" office:value-type="float" office:value="6950" calcext:value-type="float">
            <text:p>6950</text:p>
          </table:table-cell>
          <table:table-cell table:formula="of:=[levels_parameters.$G$2]*([.$A34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A343]^[levels_parameters.$B$2] + [levels_parameters.$C$2]*([.$A343]-1)+[levels_parameters.$A$2]" office:value-type="float" office:value="40003402" calcext:value-type="float">
            <text:p>40003402</text:p>
          </table:table-cell>
          <table:table-cell table:formula="of:=[.$C342]+[.$B342]" office:value-type="float" office:value="3400465640" calcext:value-type="float">
            <text:p>3400465640</text:p>
          </table:table-cell>
          <table:table-cell table:formula="of:=[levels_parameters.$I$2]*([.$A343]-1) + [levels_parameters.$H$2]+FLOOR([.$A343]/[levels_parameters.$J$2])" office:value-type="float" office:value="412" calcext:value-type="float">
            <text:p>412</text:p>
          </table:table-cell>
          <table:table-cell table:formula="of:=[levels_parameters.$E$2]*([.$A343]-1) + [levels_parameters.$D$2]" office:value-type="float" office:value="6970" calcext:value-type="float">
            <text:p>6970</text:p>
          </table:table-cell>
          <table:table-cell table:formula="of:=[levels_parameters.$G$2]*([.$A34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A344]^[levels_parameters.$B$2] + [levels_parameters.$C$2]*([.$A344]-1)+[levels_parameters.$A$2]" office:value-type="float" office:value="40355326" calcext:value-type="float">
            <text:p>40355326</text:p>
          </table:table-cell>
          <table:table-cell table:formula="of:=[.$C343]+[.$B343]" office:value-type="float" office:value="3440469042" calcext:value-type="float">
            <text:p>3440469042</text:p>
          </table:table-cell>
          <table:table-cell table:formula="of:=[levels_parameters.$I$2]*([.$A344]-1) + [levels_parameters.$H$2]+FLOOR([.$A344]/[levels_parameters.$J$2])" office:value-type="float" office:value="413" calcext:value-type="float">
            <text:p>413</text:p>
          </table:table-cell>
          <table:table-cell table:formula="of:=[levels_parameters.$E$2]*([.$A344]-1) + [levels_parameters.$D$2]" office:value-type="float" office:value="6990" calcext:value-type="float">
            <text:p>6990</text:p>
          </table:table-cell>
          <table:table-cell table:formula="of:=[levels_parameters.$G$2]*([.$A34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A345]^[levels_parameters.$B$2] + [levels_parameters.$C$2]*([.$A345]-1)+[levels_parameters.$A$2]" office:value-type="float" office:value="40709308" calcext:value-type="float">
            <text:p>40709308</text:p>
          </table:table-cell>
          <table:table-cell table:formula="of:=[.$C344]+[.$B344]" office:value-type="float" office:value="3480824368" calcext:value-type="float">
            <text:p>3480824368</text:p>
          </table:table-cell>
          <table:table-cell table:formula="of:=[levels_parameters.$I$2]*([.$A345]-1) + [levels_parameters.$H$2]+FLOOR([.$A345]/[levels_parameters.$J$2])" office:value-type="float" office:value="414" calcext:value-type="float">
            <text:p>414</text:p>
          </table:table-cell>
          <table:table-cell table:formula="of:=[levels_parameters.$E$2]*([.$A345]-1) + [levels_parameters.$D$2]" office:value-type="float" office:value="7010" calcext:value-type="float">
            <text:p>7010</text:p>
          </table:table-cell>
          <table:table-cell table:formula="of:=[levels_parameters.$G$2]*([.$A34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A346]^[levels_parameters.$B$2] + [levels_parameters.$C$2]*([.$A346]-1)+[levels_parameters.$A$2]" office:value-type="float" office:value="41065354" calcext:value-type="float">
            <text:p>41065354</text:p>
          </table:table-cell>
          <table:table-cell table:formula="of:=[.$C345]+[.$B345]" office:value-type="float" office:value="3521533676" calcext:value-type="float">
            <text:p>3521533676</text:p>
          </table:table-cell>
          <table:table-cell table:formula="of:=[levels_parameters.$I$2]*([.$A346]-1) + [levels_parameters.$H$2]+FLOOR([.$A346]/[levels_parameters.$J$2])" office:value-type="float" office:value="416" calcext:value-type="float">
            <text:p>416</text:p>
          </table:table-cell>
          <table:table-cell table:formula="of:=[levels_parameters.$E$2]*([.$A346]-1) + [levels_parameters.$D$2]" office:value-type="float" office:value="7030" calcext:value-type="float">
            <text:p>7030</text:p>
          </table:table-cell>
          <table:table-cell table:formula="of:=[levels_parameters.$G$2]*([.$A34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A347]^[levels_parameters.$B$2] + [levels_parameters.$C$2]*([.$A347]-1)+[levels_parameters.$A$2]" office:value-type="float" office:value="41423470" calcext:value-type="float">
            <text:p>41423470</text:p>
          </table:table-cell>
          <table:table-cell table:formula="of:=[.$C346]+[.$B346]" office:value-type="float" office:value="3562599030" calcext:value-type="float">
            <text:p>3562599030</text:p>
          </table:table-cell>
          <table:table-cell table:formula="of:=[levels_parameters.$I$2]*([.$A347]-1) + [levels_parameters.$H$2]+FLOOR([.$A347]/[levels_parameters.$J$2])" office:value-type="float" office:value="417" calcext:value-type="float">
            <text:p>417</text:p>
          </table:table-cell>
          <table:table-cell table:formula="of:=[levels_parameters.$E$2]*([.$A347]-1) + [levels_parameters.$D$2]" office:value-type="float" office:value="7050" calcext:value-type="float">
            <text:p>7050</text:p>
          </table:table-cell>
          <table:table-cell table:formula="of:=[levels_parameters.$G$2]*([.$A34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A348]^[levels_parameters.$B$2] + [levels_parameters.$C$2]*([.$A348]-1)+[levels_parameters.$A$2]" office:value-type="float" office:value="41783662" calcext:value-type="float">
            <text:p>41783662</text:p>
          </table:table-cell>
          <table:table-cell table:formula="of:=[.$C347]+[.$B347]" office:value-type="float" office:value="3604022500" calcext:value-type="float">
            <text:p>3604022500</text:p>
          </table:table-cell>
          <table:table-cell table:formula="of:=[levels_parameters.$I$2]*([.$A348]-1) + [levels_parameters.$H$2]+FLOOR([.$A348]/[levels_parameters.$J$2])" office:value-type="float" office:value="418" calcext:value-type="float">
            <text:p>418</text:p>
          </table:table-cell>
          <table:table-cell table:formula="of:=[levels_parameters.$E$2]*([.$A348]-1) + [levels_parameters.$D$2]" office:value-type="float" office:value="7070" calcext:value-type="float">
            <text:p>7070</text:p>
          </table:table-cell>
          <table:table-cell table:formula="of:=[levels_parameters.$G$2]*([.$A34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A349]^[levels_parameters.$B$2] + [levels_parameters.$C$2]*([.$A349]-1)+[levels_parameters.$A$2]" office:value-type="float" office:value="42145936" calcext:value-type="float">
            <text:p>42145936</text:p>
          </table:table-cell>
          <table:table-cell table:formula="of:=[.$C348]+[.$B348]" office:value-type="float" office:value="3645806162" calcext:value-type="float">
            <text:p>3645806162</text:p>
          </table:table-cell>
          <table:table-cell table:formula="of:=[levels_parameters.$I$2]*([.$A349]-1) + [levels_parameters.$H$2]+FLOOR([.$A349]/[levels_parameters.$J$2])" office:value-type="float" office:value="419" calcext:value-type="float">
            <text:p>419</text:p>
          </table:table-cell>
          <table:table-cell table:formula="of:=[levels_parameters.$E$2]*([.$A349]-1) + [levels_parameters.$D$2]" office:value-type="float" office:value="7090" calcext:value-type="float">
            <text:p>7090</text:p>
          </table:table-cell>
          <table:table-cell table:formula="of:=[levels_parameters.$G$2]*([.$A34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A350]^[levels_parameters.$B$2] + [levels_parameters.$C$2]*([.$A350]-1)+[levels_parameters.$A$2]" office:value-type="float" office:value="42510298" calcext:value-type="float">
            <text:p>42510298</text:p>
          </table:table-cell>
          <table:table-cell table:formula="of:=[.$C349]+[.$B349]" office:value-type="float" office:value="3687952098" calcext:value-type="float">
            <text:p>3687952098</text:p>
          </table:table-cell>
          <table:table-cell table:formula="of:=[levels_parameters.$I$2]*([.$A350]-1) + [levels_parameters.$H$2]+FLOOR([.$A350]/[levels_parameters.$J$2])" office:value-type="float" office:value="420" calcext:value-type="float">
            <text:p>420</text:p>
          </table:table-cell>
          <table:table-cell table:formula="of:=[levels_parameters.$E$2]*([.$A350]-1) + [levels_parameters.$D$2]" office:value-type="float" office:value="7110" calcext:value-type="float">
            <text:p>7110</text:p>
          </table:table-cell>
          <table:table-cell table:formula="of:=[levels_parameters.$G$2]*([.$A35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A351]^[levels_parameters.$B$2] + [levels_parameters.$C$2]*([.$A351]-1)+[levels_parameters.$A$2]" office:value-type="float" office:value="42876754" calcext:value-type="float">
            <text:p>42876754</text:p>
          </table:table-cell>
          <table:table-cell table:formula="of:=[.$C350]+[.$B350]" office:value-type="float" office:value="3730462396" calcext:value-type="float">
            <text:p>3730462396</text:p>
          </table:table-cell>
          <table:table-cell table:formula="of:=[levels_parameters.$I$2]*([.$A351]-1) + [levels_parameters.$H$2]+FLOOR([.$A351]/[levels_parameters.$J$2])" office:value-type="float" office:value="422" calcext:value-type="float">
            <text:p>422</text:p>
          </table:table-cell>
          <table:table-cell table:formula="of:=[levels_parameters.$E$2]*([.$A351]-1) + [levels_parameters.$D$2]" office:value-type="float" office:value="7130" calcext:value-type="float">
            <text:p>7130</text:p>
          </table:table-cell>
          <table:table-cell table:formula="of:=[levels_parameters.$G$2]*([.$A35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A352]^[levels_parameters.$B$2] + [levels_parameters.$C$2]*([.$A352]-1)+[levels_parameters.$A$2]" office:value-type="float" office:value="43245310" calcext:value-type="float">
            <text:p>43245310</text:p>
          </table:table-cell>
          <table:table-cell table:formula="of:=[.$C351]+[.$B351]" office:value-type="float" office:value="3773339150" calcext:value-type="float">
            <text:p>3773339150</text:p>
          </table:table-cell>
          <table:table-cell table:formula="of:=[levels_parameters.$I$2]*([.$A352]-1) + [levels_parameters.$H$2]+FLOOR([.$A352]/[levels_parameters.$J$2])" office:value-type="float" office:value="423" calcext:value-type="float">
            <text:p>423</text:p>
          </table:table-cell>
          <table:table-cell table:formula="of:=[levels_parameters.$E$2]*([.$A352]-1) + [levels_parameters.$D$2]" office:value-type="float" office:value="7150" calcext:value-type="float">
            <text:p>7150</text:p>
          </table:table-cell>
          <table:table-cell table:formula="of:=[levels_parameters.$G$2]*([.$A35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A353]^[levels_parameters.$B$2] + [levels_parameters.$C$2]*([.$A353]-1)+[levels_parameters.$A$2]" office:value-type="float" office:value="43615972" calcext:value-type="float">
            <text:p>43615972</text:p>
          </table:table-cell>
          <table:table-cell table:formula="of:=[.$C352]+[.$B352]" office:value-type="float" office:value="3816584460" calcext:value-type="float">
            <text:p>3816584460</text:p>
          </table:table-cell>
          <table:table-cell table:formula="of:=[levels_parameters.$I$2]*([.$A353]-1) + [levels_parameters.$H$2]+FLOOR([.$A353]/[levels_parameters.$J$2])" office:value-type="float" office:value="424" calcext:value-type="float">
            <text:p>424</text:p>
          </table:table-cell>
          <table:table-cell table:formula="of:=[levels_parameters.$E$2]*([.$A353]-1) + [levels_parameters.$D$2]" office:value-type="float" office:value="7170" calcext:value-type="float">
            <text:p>7170</text:p>
          </table:table-cell>
          <table:table-cell table:formula="of:=[levels_parameters.$G$2]*([.$A35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A354]^[levels_parameters.$B$2] + [levels_parameters.$C$2]*([.$A354]-1)+[levels_parameters.$A$2]" office:value-type="float" office:value="43988746" calcext:value-type="float">
            <text:p>43988746</text:p>
          </table:table-cell>
          <table:table-cell table:formula="of:=[.$C353]+[.$B353]" office:value-type="float" office:value="3860200432" calcext:value-type="float">
            <text:p>3860200432</text:p>
          </table:table-cell>
          <table:table-cell table:formula="of:=[levels_parameters.$I$2]*([.$A354]-1) + [levels_parameters.$H$2]+FLOOR([.$A354]/[levels_parameters.$J$2])" office:value-type="float" office:value="425" calcext:value-type="float">
            <text:p>425</text:p>
          </table:table-cell>
          <table:table-cell table:formula="of:=[levels_parameters.$E$2]*([.$A354]-1) + [levels_parameters.$D$2]" office:value-type="float" office:value="7190" calcext:value-type="float">
            <text:p>7190</text:p>
          </table:table-cell>
          <table:table-cell table:formula="of:=[levels_parameters.$G$2]*([.$A35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A355]^[levels_parameters.$B$2] + [levels_parameters.$C$2]*([.$A355]-1)+[levels_parameters.$A$2]" office:value-type="float" office:value="44363638" calcext:value-type="float">
            <text:p>44363638</text:p>
          </table:table-cell>
          <table:table-cell table:formula="of:=[.$C354]+[.$B354]" office:value-type="float" office:value="3904189178" calcext:value-type="float">
            <text:p>3904189178</text:p>
          </table:table-cell>
          <table:table-cell table:formula="of:=[levels_parameters.$I$2]*([.$A355]-1) + [levels_parameters.$H$2]+FLOOR([.$A355]/[levels_parameters.$J$2])" office:value-type="float" office:value="426" calcext:value-type="float">
            <text:p>426</text:p>
          </table:table-cell>
          <table:table-cell table:formula="of:=[levels_parameters.$E$2]*([.$A355]-1) + [levels_parameters.$D$2]" office:value-type="float" office:value="7210" calcext:value-type="float">
            <text:p>7210</text:p>
          </table:table-cell>
          <table:table-cell table:formula="of:=[levels_parameters.$G$2]*([.$A35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A356]^[levels_parameters.$B$2] + [levels_parameters.$C$2]*([.$A356]-1)+[levels_parameters.$A$2]" office:value-type="float" office:value="44740654" calcext:value-type="float">
            <text:p>44740654</text:p>
          </table:table-cell>
          <table:table-cell table:formula="of:=[.$C355]+[.$B355]" office:value-type="float" office:value="3948552816" calcext:value-type="float">
            <text:p>3948552816</text:p>
          </table:table-cell>
          <table:table-cell table:formula="of:=[levels_parameters.$I$2]*([.$A356]-1) + [levels_parameters.$H$2]+FLOOR([.$A356]/[levels_parameters.$J$2])" office:value-type="float" office:value="428" calcext:value-type="float">
            <text:p>428</text:p>
          </table:table-cell>
          <table:table-cell table:formula="of:=[levels_parameters.$E$2]*([.$A356]-1) + [levels_parameters.$D$2]" office:value-type="float" office:value="7230" calcext:value-type="float">
            <text:p>7230</text:p>
          </table:table-cell>
          <table:table-cell table:formula="of:=[levels_parameters.$G$2]*([.$A35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A357]^[levels_parameters.$B$2] + [levels_parameters.$C$2]*([.$A357]-1)+[levels_parameters.$A$2]" office:value-type="float" office:value="45119800" calcext:value-type="float">
            <text:p>45119800</text:p>
          </table:table-cell>
          <table:table-cell table:formula="of:=[.$C356]+[.$B356]" office:value-type="float" office:value="3993293470" calcext:value-type="float">
            <text:p>3993293470</text:p>
          </table:table-cell>
          <table:table-cell table:formula="of:=[levels_parameters.$I$2]*([.$A357]-1) + [levels_parameters.$H$2]+FLOOR([.$A357]/[levels_parameters.$J$2])" office:value-type="float" office:value="429" calcext:value-type="float">
            <text:p>429</text:p>
          </table:table-cell>
          <table:table-cell table:formula="of:=[levels_parameters.$E$2]*([.$A357]-1) + [levels_parameters.$D$2]" office:value-type="float" office:value="7250" calcext:value-type="float">
            <text:p>7250</text:p>
          </table:table-cell>
          <table:table-cell table:formula="of:=[levels_parameters.$G$2]*([.$A35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A358]^[levels_parameters.$B$2] + [levels_parameters.$C$2]*([.$A358]-1)+[levels_parameters.$A$2]" office:value-type="float" office:value="45501082" calcext:value-type="float">
            <text:p>45501082</text:p>
          </table:table-cell>
          <table:table-cell table:formula="of:=[.$C357]+[.$B357]" office:value-type="float" office:value="4038413270" calcext:value-type="float">
            <text:p>4038413270</text:p>
          </table:table-cell>
          <table:table-cell table:formula="of:=[levels_parameters.$I$2]*([.$A358]-1) + [levels_parameters.$H$2]+FLOOR([.$A358]/[levels_parameters.$J$2])" office:value-type="float" office:value="430" calcext:value-type="float">
            <text:p>430</text:p>
          </table:table-cell>
          <table:table-cell table:formula="of:=[levels_parameters.$E$2]*([.$A358]-1) + [levels_parameters.$D$2]" office:value-type="float" office:value="7270" calcext:value-type="float">
            <text:p>7270</text:p>
          </table:table-cell>
          <table:table-cell table:formula="of:=[levels_parameters.$G$2]*([.$A35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A359]^[levels_parameters.$B$2] + [levels_parameters.$C$2]*([.$A359]-1)+[levels_parameters.$A$2]" office:value-type="float" office:value="45884506" calcext:value-type="float">
            <text:p>45884506</text:p>
          </table:table-cell>
          <table:table-cell table:formula="of:=[.$C358]+[.$B358]" office:value-type="float" office:value="4083914352" calcext:value-type="float">
            <text:p>4083914352</text:p>
          </table:table-cell>
          <table:table-cell table:formula="of:=[levels_parameters.$I$2]*([.$A359]-1) + [levels_parameters.$H$2]+FLOOR([.$A359]/[levels_parameters.$J$2])" office:value-type="float" office:value="431" calcext:value-type="float">
            <text:p>431</text:p>
          </table:table-cell>
          <table:table-cell table:formula="of:=[levels_parameters.$E$2]*([.$A359]-1) + [levels_parameters.$D$2]" office:value-type="float" office:value="7290" calcext:value-type="float">
            <text:p>7290</text:p>
          </table:table-cell>
          <table:table-cell table:formula="of:=[levels_parameters.$G$2]*([.$A35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A360]^[levels_parameters.$B$2] + [levels_parameters.$C$2]*([.$A360]-1)+[levels_parameters.$A$2]" office:value-type="float" office:value="46270078" calcext:value-type="float">
            <text:p>46270078</text:p>
          </table:table-cell>
          <table:table-cell table:formula="of:=[.$C359]+[.$B359]" office:value-type="float" office:value="4129798858" calcext:value-type="float">
            <text:p>4129798858</text:p>
          </table:table-cell>
          <table:table-cell table:formula="of:=[levels_parameters.$I$2]*([.$A360]-1) + [levels_parameters.$H$2]+FLOOR([.$A360]/[levels_parameters.$J$2])" office:value-type="float" office:value="432" calcext:value-type="float">
            <text:p>432</text:p>
          </table:table-cell>
          <table:table-cell table:formula="of:=[levels_parameters.$E$2]*([.$A360]-1) + [levels_parameters.$D$2]" office:value-type="float" office:value="7310" calcext:value-type="float">
            <text:p>7310</text:p>
          </table:table-cell>
          <table:table-cell table:formula="of:=[levels_parameters.$G$2]*([.$A36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A361]^[levels_parameters.$B$2] + [levels_parameters.$C$2]*([.$A361]-1)+[levels_parameters.$A$2]" office:value-type="float" office:value="46657804" calcext:value-type="float">
            <text:p>46657804</text:p>
          </table:table-cell>
          <table:table-cell table:formula="of:=[.$C360]+[.$B360]" office:value-type="float" office:value="4176068936" calcext:value-type="float">
            <text:p>4176068936</text:p>
          </table:table-cell>
          <table:table-cell table:formula="of:=[levels_parameters.$I$2]*([.$A361]-1) + [levels_parameters.$H$2]+FLOOR([.$A361]/[levels_parameters.$J$2])" office:value-type="float" office:value="434" calcext:value-type="float">
            <text:p>434</text:p>
          </table:table-cell>
          <table:table-cell table:formula="of:=[levels_parameters.$E$2]*([.$A361]-1) + [levels_parameters.$D$2]" office:value-type="float" office:value="7330" calcext:value-type="float">
            <text:p>7330</text:p>
          </table:table-cell>
          <table:table-cell table:formula="of:=[levels_parameters.$G$2]*([.$A36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A362]^[levels_parameters.$B$2] + [levels_parameters.$C$2]*([.$A362]-1)+[levels_parameters.$A$2]" office:value-type="float" office:value="47047690" calcext:value-type="float">
            <text:p>47047690</text:p>
          </table:table-cell>
          <table:table-cell table:formula="of:=[.$C361]+[.$B361]" office:value-type="float" office:value="4222726740" calcext:value-type="float">
            <text:p>4222726740</text:p>
          </table:table-cell>
          <table:table-cell table:formula="of:=[levels_parameters.$I$2]*([.$A362]-1) + [levels_parameters.$H$2]+FLOOR([.$A362]/[levels_parameters.$J$2])" office:value-type="float" office:value="435" calcext:value-type="float">
            <text:p>435</text:p>
          </table:table-cell>
          <table:table-cell table:formula="of:=[levels_parameters.$E$2]*([.$A362]-1) + [levels_parameters.$D$2]" office:value-type="float" office:value="7350" calcext:value-type="float">
            <text:p>7350</text:p>
          </table:table-cell>
          <table:table-cell table:formula="of:=[levels_parameters.$G$2]*([.$A36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A363]^[levels_parameters.$B$2] + [levels_parameters.$C$2]*([.$A363]-1)+[levels_parameters.$A$2]" office:value-type="float" office:value="47439742" calcext:value-type="float">
            <text:p>47439742</text:p>
          </table:table-cell>
          <table:table-cell table:formula="of:=[.$C362]+[.$B362]" office:value-type="float" office:value="4269774430" calcext:value-type="float">
            <text:p>4269774430</text:p>
          </table:table-cell>
          <table:table-cell table:formula="of:=[levels_parameters.$I$2]*([.$A363]-1) + [levels_parameters.$H$2]+FLOOR([.$A363]/[levels_parameters.$J$2])" office:value-type="float" office:value="436" calcext:value-type="float">
            <text:p>436</text:p>
          </table:table-cell>
          <table:table-cell table:formula="of:=[levels_parameters.$E$2]*([.$A363]-1) + [levels_parameters.$D$2]" office:value-type="float" office:value="7370" calcext:value-type="float">
            <text:p>7370</text:p>
          </table:table-cell>
          <table:table-cell table:formula="of:=[levels_parameters.$G$2]*([.$A36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A364]^[levels_parameters.$B$2] + [levels_parameters.$C$2]*([.$A364]-1)+[levels_parameters.$A$2]" office:value-type="float" office:value="47833966" calcext:value-type="float">
            <text:p>47833966</text:p>
          </table:table-cell>
          <table:table-cell table:formula="of:=[.$C363]+[.$B363]" office:value-type="float" office:value="4317214172" calcext:value-type="float">
            <text:p>4317214172</text:p>
          </table:table-cell>
          <table:table-cell table:formula="of:=[levels_parameters.$I$2]*([.$A364]-1) + [levels_parameters.$H$2]+FLOOR([.$A364]/[levels_parameters.$J$2])" office:value-type="float" office:value="437" calcext:value-type="float">
            <text:p>437</text:p>
          </table:table-cell>
          <table:table-cell table:formula="of:=[levels_parameters.$E$2]*([.$A364]-1) + [levels_parameters.$D$2]" office:value-type="float" office:value="7390" calcext:value-type="float">
            <text:p>7390</text:p>
          </table:table-cell>
          <table:table-cell table:formula="of:=[levels_parameters.$G$2]*([.$A36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A365]^[levels_parameters.$B$2] + [levels_parameters.$C$2]*([.$A365]-1)+[levels_parameters.$A$2]" office:value-type="float" office:value="48230368" calcext:value-type="float">
            <text:p>48230368</text:p>
          </table:table-cell>
          <table:table-cell table:formula="of:=[.$C364]+[.$B364]" office:value-type="float" office:value="4365048138" calcext:value-type="float">
            <text:p>4365048138</text:p>
          </table:table-cell>
          <table:table-cell table:formula="of:=[levels_parameters.$I$2]*([.$A365]-1) + [levels_parameters.$H$2]+FLOOR([.$A365]/[levels_parameters.$J$2])" office:value-type="float" office:value="438" calcext:value-type="float">
            <text:p>438</text:p>
          </table:table-cell>
          <table:table-cell table:formula="of:=[levels_parameters.$E$2]*([.$A365]-1) + [levels_parameters.$D$2]" office:value-type="float" office:value="7410" calcext:value-type="float">
            <text:p>7410</text:p>
          </table:table-cell>
          <table:table-cell table:formula="of:=[levels_parameters.$G$2]*([.$A36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A366]^[levels_parameters.$B$2] + [levels_parameters.$C$2]*([.$A366]-1)+[levels_parameters.$A$2]" office:value-type="float" office:value="48628954" calcext:value-type="float">
            <text:p>48628954</text:p>
          </table:table-cell>
          <table:table-cell table:formula="of:=[.$C365]+[.$B365]" office:value-type="float" office:value="4413278506" calcext:value-type="float">
            <text:p>4413278506</text:p>
          </table:table-cell>
          <table:table-cell table:formula="of:=[levels_parameters.$I$2]*([.$A366]-1) + [levels_parameters.$H$2]+FLOOR([.$A366]/[levels_parameters.$J$2])" office:value-type="float" office:value="440" calcext:value-type="float">
            <text:p>440</text:p>
          </table:table-cell>
          <table:table-cell table:formula="of:=[levels_parameters.$E$2]*([.$A366]-1) + [levels_parameters.$D$2]" office:value-type="float" office:value="7430" calcext:value-type="float">
            <text:p>7430</text:p>
          </table:table-cell>
          <table:table-cell table:formula="of:=[levels_parameters.$G$2]*([.$A36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A367]^[levels_parameters.$B$2] + [levels_parameters.$C$2]*([.$A367]-1)+[levels_parameters.$A$2]" office:value-type="float" office:value="49029730" calcext:value-type="float">
            <text:p>49029730</text:p>
          </table:table-cell>
          <table:table-cell table:formula="of:=[.$C366]+[.$B366]" office:value-type="float" office:value="4461907460" calcext:value-type="float">
            <text:p>4461907460</text:p>
          </table:table-cell>
          <table:table-cell table:formula="of:=[levels_parameters.$I$2]*([.$A367]-1) + [levels_parameters.$H$2]+FLOOR([.$A367]/[levels_parameters.$J$2])" office:value-type="float" office:value="441" calcext:value-type="float">
            <text:p>441</text:p>
          </table:table-cell>
          <table:table-cell table:formula="of:=[levels_parameters.$E$2]*([.$A367]-1) + [levels_parameters.$D$2]" office:value-type="float" office:value="7450" calcext:value-type="float">
            <text:p>7450</text:p>
          </table:table-cell>
          <table:table-cell table:formula="of:=[levels_parameters.$G$2]*([.$A36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A368]^[levels_parameters.$B$2] + [levels_parameters.$C$2]*([.$A368]-1)+[levels_parameters.$A$2]" office:value-type="float" office:value="49432702" calcext:value-type="float">
            <text:p>49432702</text:p>
          </table:table-cell>
          <table:table-cell table:formula="of:=[.$C367]+[.$B367]" office:value-type="float" office:value="4510937190" calcext:value-type="float">
            <text:p>4510937190</text:p>
          </table:table-cell>
          <table:table-cell table:formula="of:=[levels_parameters.$I$2]*([.$A368]-1) + [levels_parameters.$H$2]+FLOOR([.$A368]/[levels_parameters.$J$2])" office:value-type="float" office:value="442" calcext:value-type="float">
            <text:p>442</text:p>
          </table:table-cell>
          <table:table-cell table:formula="of:=[levels_parameters.$E$2]*([.$A368]-1) + [levels_parameters.$D$2]" office:value-type="float" office:value="7470" calcext:value-type="float">
            <text:p>7470</text:p>
          </table:table-cell>
          <table:table-cell table:formula="of:=[levels_parameters.$G$2]*([.$A36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A369]^[levels_parameters.$B$2] + [levels_parameters.$C$2]*([.$A369]-1)+[levels_parameters.$A$2]" office:value-type="float" office:value="49837876" calcext:value-type="float">
            <text:p>49837876</text:p>
          </table:table-cell>
          <table:table-cell table:formula="of:=[.$C368]+[.$B368]" office:value-type="float" office:value="4560369892" calcext:value-type="float">
            <text:p>4560369892</text:p>
          </table:table-cell>
          <table:table-cell table:formula="of:=[levels_parameters.$I$2]*([.$A369]-1) + [levels_parameters.$H$2]+FLOOR([.$A369]/[levels_parameters.$J$2])" office:value-type="float" office:value="443" calcext:value-type="float">
            <text:p>443</text:p>
          </table:table-cell>
          <table:table-cell table:formula="of:=[levels_parameters.$E$2]*([.$A369]-1) + [levels_parameters.$D$2]" office:value-type="float" office:value="7490" calcext:value-type="float">
            <text:p>7490</text:p>
          </table:table-cell>
          <table:table-cell table:formula="of:=[levels_parameters.$G$2]*([.$A36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A370]^[levels_parameters.$B$2] + [levels_parameters.$C$2]*([.$A370]-1)+[levels_parameters.$A$2]" office:value-type="float" office:value="50245258" calcext:value-type="float">
            <text:p>50245258</text:p>
          </table:table-cell>
          <table:table-cell table:formula="of:=[.$C369]+[.$B369]" office:value-type="float" office:value="4610207768" calcext:value-type="float">
            <text:p>4610207768</text:p>
          </table:table-cell>
          <table:table-cell table:formula="of:=[levels_parameters.$I$2]*([.$A370]-1) + [levels_parameters.$H$2]+FLOOR([.$A370]/[levels_parameters.$J$2])" office:value-type="float" office:value="444" calcext:value-type="float">
            <text:p>444</text:p>
          </table:table-cell>
          <table:table-cell table:formula="of:=[levels_parameters.$E$2]*([.$A370]-1) + [levels_parameters.$D$2]" office:value-type="float" office:value="7510" calcext:value-type="float">
            <text:p>7510</text:p>
          </table:table-cell>
          <table:table-cell table:formula="of:=[levels_parameters.$G$2]*([.$A37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A371]^[levels_parameters.$B$2] + [levels_parameters.$C$2]*([.$A371]-1)+[levels_parameters.$A$2]" office:value-type="float" office:value="50654854" calcext:value-type="float">
            <text:p>50654854</text:p>
          </table:table-cell>
          <table:table-cell table:formula="of:=[.$C370]+[.$B370]" office:value-type="float" office:value="4660453026" calcext:value-type="float">
            <text:p>4660453026</text:p>
          </table:table-cell>
          <table:table-cell table:formula="of:=[levels_parameters.$I$2]*([.$A371]-1) + [levels_parameters.$H$2]+FLOOR([.$A371]/[levels_parameters.$J$2])" office:value-type="float" office:value="446" calcext:value-type="float">
            <text:p>446</text:p>
          </table:table-cell>
          <table:table-cell table:formula="of:=[levels_parameters.$E$2]*([.$A371]-1) + [levels_parameters.$D$2]" office:value-type="float" office:value="7530" calcext:value-type="float">
            <text:p>7530</text:p>
          </table:table-cell>
          <table:table-cell table:formula="of:=[levels_parameters.$G$2]*([.$A37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A372]^[levels_parameters.$B$2] + [levels_parameters.$C$2]*([.$A372]-1)+[levels_parameters.$A$2]" office:value-type="float" office:value="51066670" calcext:value-type="float">
            <text:p>51066670</text:p>
          </table:table-cell>
          <table:table-cell table:formula="of:=[.$C371]+[.$B371]" office:value-type="float" office:value="4711107880" calcext:value-type="float">
            <text:p>4711107880</text:p>
          </table:table-cell>
          <table:table-cell table:formula="of:=[levels_parameters.$I$2]*([.$A372]-1) + [levels_parameters.$H$2]+FLOOR([.$A372]/[levels_parameters.$J$2])" office:value-type="float" office:value="447" calcext:value-type="float">
            <text:p>447</text:p>
          </table:table-cell>
          <table:table-cell table:formula="of:=[levels_parameters.$E$2]*([.$A372]-1) + [levels_parameters.$D$2]" office:value-type="float" office:value="7550" calcext:value-type="float">
            <text:p>7550</text:p>
          </table:table-cell>
          <table:table-cell table:formula="of:=[levels_parameters.$G$2]*([.$A37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A373]^[levels_parameters.$B$2] + [levels_parameters.$C$2]*([.$A373]-1)+[levels_parameters.$A$2]" office:value-type="float" office:value="51480712" calcext:value-type="float">
            <text:p>51480712</text:p>
          </table:table-cell>
          <table:table-cell table:formula="of:=[.$C372]+[.$B372]" office:value-type="float" office:value="4762174550" calcext:value-type="float">
            <text:p>4762174550</text:p>
          </table:table-cell>
          <table:table-cell table:formula="of:=[levels_parameters.$I$2]*([.$A373]-1) + [levels_parameters.$H$2]+FLOOR([.$A373]/[levels_parameters.$J$2])" office:value-type="float" office:value="448" calcext:value-type="float">
            <text:p>448</text:p>
          </table:table-cell>
          <table:table-cell table:formula="of:=[levels_parameters.$E$2]*([.$A373]-1) + [levels_parameters.$D$2]" office:value-type="float" office:value="7570" calcext:value-type="float">
            <text:p>7570</text:p>
          </table:table-cell>
          <table:table-cell table:formula="of:=[levels_parameters.$G$2]*([.$A37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A374]^[levels_parameters.$B$2] + [levels_parameters.$C$2]*([.$A374]-1)+[levels_parameters.$A$2]" office:value-type="float" office:value="51896986" calcext:value-type="float">
            <text:p>51896986</text:p>
          </table:table-cell>
          <table:table-cell table:formula="of:=[.$C373]+[.$B373]" office:value-type="float" office:value="4813655262" calcext:value-type="float">
            <text:p>4813655262</text:p>
          </table:table-cell>
          <table:table-cell table:formula="of:=[levels_parameters.$I$2]*([.$A374]-1) + [levels_parameters.$H$2]+FLOOR([.$A374]/[levels_parameters.$J$2])" office:value-type="float" office:value="449" calcext:value-type="float">
            <text:p>449</text:p>
          </table:table-cell>
          <table:table-cell table:formula="of:=[levels_parameters.$E$2]*([.$A374]-1) + [levels_parameters.$D$2]" office:value-type="float" office:value="7590" calcext:value-type="float">
            <text:p>7590</text:p>
          </table:table-cell>
          <table:table-cell table:formula="of:=[levels_parameters.$G$2]*([.$A37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A375]^[levels_parameters.$B$2] + [levels_parameters.$C$2]*([.$A375]-1)+[levels_parameters.$A$2]" office:value-type="float" office:value="52315498" calcext:value-type="float">
            <text:p>52315498</text:p>
          </table:table-cell>
          <table:table-cell table:formula="of:=[.$C374]+[.$B374]" office:value-type="float" office:value="4865552248" calcext:value-type="float">
            <text:p>4865552248</text:p>
          </table:table-cell>
          <table:table-cell table:formula="of:=[levels_parameters.$I$2]*([.$A375]-1) + [levels_parameters.$H$2]+FLOOR([.$A375]/[levels_parameters.$J$2])" office:value-type="float" office:value="450" calcext:value-type="float">
            <text:p>450</text:p>
          </table:table-cell>
          <table:table-cell table:formula="of:=[levels_parameters.$E$2]*([.$A375]-1) + [levels_parameters.$D$2]" office:value-type="float" office:value="7610" calcext:value-type="float">
            <text:p>7610</text:p>
          </table:table-cell>
          <table:table-cell table:formula="of:=[levels_parameters.$G$2]*([.$A37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A376]^[levels_parameters.$B$2] + [levels_parameters.$C$2]*([.$A376]-1)+[levels_parameters.$A$2]" office:value-type="float" office:value="52736254" calcext:value-type="float">
            <text:p>52736254</text:p>
          </table:table-cell>
          <table:table-cell table:formula="of:=[.$C375]+[.$B375]" office:value-type="float" office:value="4917867746" calcext:value-type="float">
            <text:p>4917867746</text:p>
          </table:table-cell>
          <table:table-cell table:formula="of:=[levels_parameters.$I$2]*([.$A376]-1) + [levels_parameters.$H$2]+FLOOR([.$A376]/[levels_parameters.$J$2])" office:value-type="float" office:value="452" calcext:value-type="float">
            <text:p>452</text:p>
          </table:table-cell>
          <table:table-cell table:formula="of:=[levels_parameters.$E$2]*([.$A376]-1) + [levels_parameters.$D$2]" office:value-type="float" office:value="7630" calcext:value-type="float">
            <text:p>7630</text:p>
          </table:table-cell>
          <table:table-cell table:formula="of:=[levels_parameters.$G$2]*([.$A37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A377]^[levels_parameters.$B$2] + [levels_parameters.$C$2]*([.$A377]-1)+[levels_parameters.$A$2]" office:value-type="float" office:value="53159260" calcext:value-type="float">
            <text:p>53159260</text:p>
          </table:table-cell>
          <table:table-cell table:formula="of:=[.$C376]+[.$B376]" office:value-type="float" office:value="4970604000" calcext:value-type="float">
            <text:p>4970604000</text:p>
          </table:table-cell>
          <table:table-cell table:formula="of:=[levels_parameters.$I$2]*([.$A377]-1) + [levels_parameters.$H$2]+FLOOR([.$A377]/[levels_parameters.$J$2])" office:value-type="float" office:value="453" calcext:value-type="float">
            <text:p>453</text:p>
          </table:table-cell>
          <table:table-cell table:formula="of:=[levels_parameters.$E$2]*([.$A377]-1) + [levels_parameters.$D$2]" office:value-type="float" office:value="7650" calcext:value-type="float">
            <text:p>7650</text:p>
          </table:table-cell>
          <table:table-cell table:formula="of:=[levels_parameters.$G$2]*([.$A37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A378]^[levels_parameters.$B$2] + [levels_parameters.$C$2]*([.$A378]-1)+[levels_parameters.$A$2]" office:value-type="float" office:value="53584522" calcext:value-type="float">
            <text:p>53584522</text:p>
          </table:table-cell>
          <table:table-cell table:formula="of:=[.$C377]+[.$B377]" office:value-type="float" office:value="5023763260" calcext:value-type="float">
            <text:p>5023763260</text:p>
          </table:table-cell>
          <table:table-cell table:formula="of:=[levels_parameters.$I$2]*([.$A378]-1) + [levels_parameters.$H$2]+FLOOR([.$A378]/[levels_parameters.$J$2])" office:value-type="float" office:value="454" calcext:value-type="float">
            <text:p>454</text:p>
          </table:table-cell>
          <table:table-cell table:formula="of:=[levels_parameters.$E$2]*([.$A378]-1) + [levels_parameters.$D$2]" office:value-type="float" office:value="7670" calcext:value-type="float">
            <text:p>7670</text:p>
          </table:table-cell>
          <table:table-cell table:formula="of:=[levels_parameters.$G$2]*([.$A37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A379]^[levels_parameters.$B$2] + [levels_parameters.$C$2]*([.$A379]-1)+[levels_parameters.$A$2]" office:value-type="float" office:value="54012046" calcext:value-type="float">
            <text:p>54012046</text:p>
          </table:table-cell>
          <table:table-cell table:formula="of:=[.$C378]+[.$B378]" office:value-type="float" office:value="5077347782" calcext:value-type="float">
            <text:p>5077347782</text:p>
          </table:table-cell>
          <table:table-cell table:formula="of:=[levels_parameters.$I$2]*([.$A379]-1) + [levels_parameters.$H$2]+FLOOR([.$A379]/[levels_parameters.$J$2])" office:value-type="float" office:value="455" calcext:value-type="float">
            <text:p>455</text:p>
          </table:table-cell>
          <table:table-cell table:formula="of:=[levels_parameters.$E$2]*([.$A379]-1) + [levels_parameters.$D$2]" office:value-type="float" office:value="7690" calcext:value-type="float">
            <text:p>7690</text:p>
          </table:table-cell>
          <table:table-cell table:formula="of:=[levels_parameters.$G$2]*([.$A37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A380]^[levels_parameters.$B$2] + [levels_parameters.$C$2]*([.$A380]-1)+[levels_parameters.$A$2]" office:value-type="float" office:value="54441838" calcext:value-type="float">
            <text:p>54441838</text:p>
          </table:table-cell>
          <table:table-cell table:formula="of:=[.$C379]+[.$B379]" office:value-type="float" office:value="5131359828" calcext:value-type="float">
            <text:p>5131359828</text:p>
          </table:table-cell>
          <table:table-cell table:formula="of:=[levels_parameters.$I$2]*([.$A380]-1) + [levels_parameters.$H$2]+FLOOR([.$A380]/[levels_parameters.$J$2])" office:value-type="float" office:value="456" calcext:value-type="float">
            <text:p>456</text:p>
          </table:table-cell>
          <table:table-cell table:formula="of:=[levels_parameters.$E$2]*([.$A380]-1) + [levels_parameters.$D$2]" office:value-type="float" office:value="7710" calcext:value-type="float">
            <text:p>7710</text:p>
          </table:table-cell>
          <table:table-cell table:formula="of:=[levels_parameters.$G$2]*([.$A38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A381]^[levels_parameters.$B$2] + [levels_parameters.$C$2]*([.$A381]-1)+[levels_parameters.$A$2]" office:value-type="float" office:value="54873904" calcext:value-type="float">
            <text:p>54873904</text:p>
          </table:table-cell>
          <table:table-cell table:formula="of:=[.$C380]+[.$B380]" office:value-type="float" office:value="5185801666" calcext:value-type="float">
            <text:p>5185801666</text:p>
          </table:table-cell>
          <table:table-cell table:formula="of:=[levels_parameters.$I$2]*([.$A381]-1) + [levels_parameters.$H$2]+FLOOR([.$A381]/[levels_parameters.$J$2])" office:value-type="float" office:value="458" calcext:value-type="float">
            <text:p>458</text:p>
          </table:table-cell>
          <table:table-cell table:formula="of:=[levels_parameters.$E$2]*([.$A381]-1) + [levels_parameters.$D$2]" office:value-type="float" office:value="7730" calcext:value-type="float">
            <text:p>7730</text:p>
          </table:table-cell>
          <table:table-cell table:formula="of:=[levels_parameters.$G$2]*([.$A38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A382]^[levels_parameters.$B$2] + [levels_parameters.$C$2]*([.$A382]-1)+[levels_parameters.$A$2]" office:value-type="float" office:value="55308250" calcext:value-type="float">
            <text:p>55308250</text:p>
          </table:table-cell>
          <table:table-cell table:formula="of:=[.$C381]+[.$B381]" office:value-type="float" office:value="5240675570" calcext:value-type="float">
            <text:p>5240675570</text:p>
          </table:table-cell>
          <table:table-cell table:formula="of:=[levels_parameters.$I$2]*([.$A382]-1) + [levels_parameters.$H$2]+FLOOR([.$A382]/[levels_parameters.$J$2])" office:value-type="float" office:value="459" calcext:value-type="float">
            <text:p>459</text:p>
          </table:table-cell>
          <table:table-cell table:formula="of:=[levels_parameters.$E$2]*([.$A382]-1) + [levels_parameters.$D$2]" office:value-type="float" office:value="7750" calcext:value-type="float">
            <text:p>7750</text:p>
          </table:table-cell>
          <table:table-cell table:formula="of:=[levels_parameters.$G$2]*([.$A38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A383]^[levels_parameters.$B$2] + [levels_parameters.$C$2]*([.$A383]-1)+[levels_parameters.$A$2]" office:value-type="float" office:value="55744882" calcext:value-type="float">
            <text:p>55744882</text:p>
          </table:table-cell>
          <table:table-cell table:formula="of:=[.$C382]+[.$B382]" office:value-type="float" office:value="5295983820" calcext:value-type="float">
            <text:p>5295983820</text:p>
          </table:table-cell>
          <table:table-cell table:formula="of:=[levels_parameters.$I$2]*([.$A383]-1) + [levels_parameters.$H$2]+FLOOR([.$A383]/[levels_parameters.$J$2])" office:value-type="float" office:value="460" calcext:value-type="float">
            <text:p>460</text:p>
          </table:table-cell>
          <table:table-cell table:formula="of:=[levels_parameters.$E$2]*([.$A383]-1) + [levels_parameters.$D$2]" office:value-type="float" office:value="7770" calcext:value-type="float">
            <text:p>7770</text:p>
          </table:table-cell>
          <table:table-cell table:formula="of:=[levels_parameters.$G$2]*([.$A38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A384]^[levels_parameters.$B$2] + [levels_parameters.$C$2]*([.$A384]-1)+[levels_parameters.$A$2]" office:value-type="float" office:value="56183806" calcext:value-type="float">
            <text:p>56183806</text:p>
          </table:table-cell>
          <table:table-cell table:formula="of:=[.$C383]+[.$B383]" office:value-type="float" office:value="5351728702" calcext:value-type="float">
            <text:p>5351728702</text:p>
          </table:table-cell>
          <table:table-cell table:formula="of:=[levels_parameters.$I$2]*([.$A384]-1) + [levels_parameters.$H$2]+FLOOR([.$A384]/[levels_parameters.$J$2])" office:value-type="float" office:value="461" calcext:value-type="float">
            <text:p>461</text:p>
          </table:table-cell>
          <table:table-cell table:formula="of:=[levels_parameters.$E$2]*([.$A384]-1) + [levels_parameters.$D$2]" office:value-type="float" office:value="7790" calcext:value-type="float">
            <text:p>7790</text:p>
          </table:table-cell>
          <table:table-cell table:formula="of:=[levels_parameters.$G$2]*([.$A38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A385]^[levels_parameters.$B$2] + [levels_parameters.$C$2]*([.$A385]-1)+[levels_parameters.$A$2]" office:value-type="float" office:value="56625028" calcext:value-type="float">
            <text:p>56625028</text:p>
          </table:table-cell>
          <table:table-cell table:formula="of:=[.$C384]+[.$B384]" office:value-type="float" office:value="5407912508" calcext:value-type="float">
            <text:p>5407912508</text:p>
          </table:table-cell>
          <table:table-cell table:formula="of:=[levels_parameters.$I$2]*([.$A385]-1) + [levels_parameters.$H$2]+FLOOR([.$A385]/[levels_parameters.$J$2])" office:value-type="float" office:value="462" calcext:value-type="float">
            <text:p>462</text:p>
          </table:table-cell>
          <table:table-cell table:formula="of:=[levels_parameters.$E$2]*([.$A385]-1) + [levels_parameters.$D$2]" office:value-type="float" office:value="7810" calcext:value-type="float">
            <text:p>7810</text:p>
          </table:table-cell>
          <table:table-cell table:formula="of:=[levels_parameters.$G$2]*([.$A38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A386]^[levels_parameters.$B$2] + [levels_parameters.$C$2]*([.$A386]-1)+[levels_parameters.$A$2]" office:value-type="float" office:value="57068554" calcext:value-type="float">
            <text:p>57068554</text:p>
          </table:table-cell>
          <table:table-cell table:formula="of:=[.$C385]+[.$B385]" office:value-type="float" office:value="5464537536" calcext:value-type="float">
            <text:p>5464537536</text:p>
          </table:table-cell>
          <table:table-cell table:formula="of:=[levels_parameters.$I$2]*([.$A386]-1) + [levels_parameters.$H$2]+FLOOR([.$A386]/[levels_parameters.$J$2])" office:value-type="float" office:value="464" calcext:value-type="float">
            <text:p>464</text:p>
          </table:table-cell>
          <table:table-cell table:formula="of:=[levels_parameters.$E$2]*([.$A386]-1) + [levels_parameters.$D$2]" office:value-type="float" office:value="7830" calcext:value-type="float">
            <text:p>7830</text:p>
          </table:table-cell>
          <table:table-cell table:formula="of:=[levels_parameters.$G$2]*([.$A38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A387]^[levels_parameters.$B$2] + [levels_parameters.$C$2]*([.$A387]-1)+[levels_parameters.$A$2]" office:value-type="float" office:value="57514390" calcext:value-type="float">
            <text:p>57514390</text:p>
          </table:table-cell>
          <table:table-cell table:formula="of:=[.$C386]+[.$B386]" office:value-type="float" office:value="5521606090" calcext:value-type="float">
            <text:p>5521606090</text:p>
          </table:table-cell>
          <table:table-cell table:formula="of:=[levels_parameters.$I$2]*([.$A387]-1) + [levels_parameters.$H$2]+FLOOR([.$A387]/[levels_parameters.$J$2])" office:value-type="float" office:value="465" calcext:value-type="float">
            <text:p>465</text:p>
          </table:table-cell>
          <table:table-cell table:formula="of:=[levels_parameters.$E$2]*([.$A387]-1) + [levels_parameters.$D$2]" office:value-type="float" office:value="7850" calcext:value-type="float">
            <text:p>7850</text:p>
          </table:table-cell>
          <table:table-cell table:formula="of:=[levels_parameters.$G$2]*([.$A38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A388]^[levels_parameters.$B$2] + [levels_parameters.$C$2]*([.$A388]-1)+[levels_parameters.$A$2]" office:value-type="float" office:value="57962542" calcext:value-type="float">
            <text:p>57962542</text:p>
          </table:table-cell>
          <table:table-cell table:formula="of:=[.$C387]+[.$B387]" office:value-type="float" office:value="5579120480" calcext:value-type="float">
            <text:p>5579120480</text:p>
          </table:table-cell>
          <table:table-cell table:formula="of:=[levels_parameters.$I$2]*([.$A388]-1) + [levels_parameters.$H$2]+FLOOR([.$A388]/[levels_parameters.$J$2])" office:value-type="float" office:value="466" calcext:value-type="float">
            <text:p>466</text:p>
          </table:table-cell>
          <table:table-cell table:formula="of:=[levels_parameters.$E$2]*([.$A388]-1) + [levels_parameters.$D$2]" office:value-type="float" office:value="7870" calcext:value-type="float">
            <text:p>7870</text:p>
          </table:table-cell>
          <table:table-cell table:formula="of:=[levels_parameters.$G$2]*([.$A38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A389]^[levels_parameters.$B$2] + [levels_parameters.$C$2]*([.$A389]-1)+[levels_parameters.$A$2]" office:value-type="float" office:value="58413016" calcext:value-type="float">
            <text:p>58413016</text:p>
          </table:table-cell>
          <table:table-cell table:formula="of:=[.$C388]+[.$B388]" office:value-type="float" office:value="5637083022" calcext:value-type="float">
            <text:p>5637083022</text:p>
          </table:table-cell>
          <table:table-cell table:formula="of:=[levels_parameters.$I$2]*([.$A389]-1) + [levels_parameters.$H$2]+FLOOR([.$A389]/[levels_parameters.$J$2])" office:value-type="float" office:value="467" calcext:value-type="float">
            <text:p>467</text:p>
          </table:table-cell>
          <table:table-cell table:formula="of:=[levels_parameters.$E$2]*([.$A389]-1) + [levels_parameters.$D$2]" office:value-type="float" office:value="7890" calcext:value-type="float">
            <text:p>7890</text:p>
          </table:table-cell>
          <table:table-cell table:formula="of:=[levels_parameters.$G$2]*([.$A38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A390]^[levels_parameters.$B$2] + [levels_parameters.$C$2]*([.$A390]-1)+[levels_parameters.$A$2]" office:value-type="float" office:value="58865818" calcext:value-type="float">
            <text:p>58865818</text:p>
          </table:table-cell>
          <table:table-cell table:formula="of:=[.$C389]+[.$B389]" office:value-type="float" office:value="5695496038" calcext:value-type="float">
            <text:p>5695496038</text:p>
          </table:table-cell>
          <table:table-cell table:formula="of:=[levels_parameters.$I$2]*([.$A390]-1) + [levels_parameters.$H$2]+FLOOR([.$A390]/[levels_parameters.$J$2])" office:value-type="float" office:value="468" calcext:value-type="float">
            <text:p>468</text:p>
          </table:table-cell>
          <table:table-cell table:formula="of:=[levels_parameters.$E$2]*([.$A390]-1) + [levels_parameters.$D$2]" office:value-type="float" office:value="7910" calcext:value-type="float">
            <text:p>7910</text:p>
          </table:table-cell>
          <table:table-cell table:formula="of:=[levels_parameters.$G$2]*([.$A39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A391]^[levels_parameters.$B$2] + [levels_parameters.$C$2]*([.$A391]-1)+[levels_parameters.$A$2]" office:value-type="float" office:value="59320954" calcext:value-type="float">
            <text:p>59320954</text:p>
          </table:table-cell>
          <table:table-cell table:formula="of:=[.$C390]+[.$B390]" office:value-type="float" office:value="5754361856" calcext:value-type="float">
            <text:p>5754361856</text:p>
          </table:table-cell>
          <table:table-cell table:formula="of:=[levels_parameters.$I$2]*([.$A391]-1) + [levels_parameters.$H$2]+FLOOR([.$A391]/[levels_parameters.$J$2])" office:value-type="float" office:value="470" calcext:value-type="float">
            <text:p>470</text:p>
          </table:table-cell>
          <table:table-cell table:formula="of:=[levels_parameters.$E$2]*([.$A391]-1) + [levels_parameters.$D$2]" office:value-type="float" office:value="7930" calcext:value-type="float">
            <text:p>7930</text:p>
          </table:table-cell>
          <table:table-cell table:formula="of:=[levels_parameters.$G$2]*([.$A39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A392]^[levels_parameters.$B$2] + [levels_parameters.$C$2]*([.$A392]-1)+[levels_parameters.$A$2]" office:value-type="float" office:value="59778430" calcext:value-type="float">
            <text:p>59778430</text:p>
          </table:table-cell>
          <table:table-cell table:formula="of:=[.$C391]+[.$B391]" office:value-type="float" office:value="5813682810" calcext:value-type="float">
            <text:p>5813682810</text:p>
          </table:table-cell>
          <table:table-cell table:formula="of:=[levels_parameters.$I$2]*([.$A392]-1) + [levels_parameters.$H$2]+FLOOR([.$A392]/[levels_parameters.$J$2])" office:value-type="float" office:value="471" calcext:value-type="float">
            <text:p>471</text:p>
          </table:table-cell>
          <table:table-cell table:formula="of:=[levels_parameters.$E$2]*([.$A392]-1) + [levels_parameters.$D$2]" office:value-type="float" office:value="7950" calcext:value-type="float">
            <text:p>7950</text:p>
          </table:table-cell>
          <table:table-cell table:formula="of:=[levels_parameters.$G$2]*([.$A39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A393]^[levels_parameters.$B$2] + [levels_parameters.$C$2]*([.$A393]-1)+[levels_parameters.$A$2]" office:value-type="float" office:value="60238252" calcext:value-type="float">
            <text:p>60238252</text:p>
          </table:table-cell>
          <table:table-cell table:formula="of:=[.$C392]+[.$B392]" office:value-type="float" office:value="5873461240" calcext:value-type="float">
            <text:p>5873461240</text:p>
          </table:table-cell>
          <table:table-cell table:formula="of:=[levels_parameters.$I$2]*([.$A393]-1) + [levels_parameters.$H$2]+FLOOR([.$A393]/[levels_parameters.$J$2])" office:value-type="float" office:value="472" calcext:value-type="float">
            <text:p>472</text:p>
          </table:table-cell>
          <table:table-cell table:formula="of:=[levels_parameters.$E$2]*([.$A393]-1) + [levels_parameters.$D$2]" office:value-type="float" office:value="7970" calcext:value-type="float">
            <text:p>7970</text:p>
          </table:table-cell>
          <table:table-cell table:formula="of:=[levels_parameters.$G$2]*([.$A39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A394]^[levels_parameters.$B$2] + [levels_parameters.$C$2]*([.$A394]-1)+[levels_parameters.$A$2]" office:value-type="float" office:value="60700426" calcext:value-type="float">
            <text:p>60700426</text:p>
          </table:table-cell>
          <table:table-cell table:formula="of:=[.$C393]+[.$B393]" office:value-type="float" office:value="5933699492" calcext:value-type="float">
            <text:p>5933699492</text:p>
          </table:table-cell>
          <table:table-cell table:formula="of:=[levels_parameters.$I$2]*([.$A394]-1) + [levels_parameters.$H$2]+FLOOR([.$A394]/[levels_parameters.$J$2])" office:value-type="float" office:value="473" calcext:value-type="float">
            <text:p>473</text:p>
          </table:table-cell>
          <table:table-cell table:formula="of:=[levels_parameters.$E$2]*([.$A394]-1) + [levels_parameters.$D$2]" office:value-type="float" office:value="7990" calcext:value-type="float">
            <text:p>7990</text:p>
          </table:table-cell>
          <table:table-cell table:formula="of:=[levels_parameters.$G$2]*([.$A39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A395]^[levels_parameters.$B$2] + [levels_parameters.$C$2]*([.$A395]-1)+[levels_parameters.$A$2]" office:value-type="float" office:value="61164958" calcext:value-type="float">
            <text:p>61164958</text:p>
          </table:table-cell>
          <table:table-cell table:formula="of:=[.$C394]+[.$B394]" office:value-type="float" office:value="5994399918" calcext:value-type="float">
            <text:p>5994399918</text:p>
          </table:table-cell>
          <table:table-cell table:formula="of:=[levels_parameters.$I$2]*([.$A395]-1) + [levels_parameters.$H$2]+FLOOR([.$A395]/[levels_parameters.$J$2])" office:value-type="float" office:value="474" calcext:value-type="float">
            <text:p>474</text:p>
          </table:table-cell>
          <table:table-cell table:formula="of:=[levels_parameters.$E$2]*([.$A395]-1) + [levels_parameters.$D$2]" office:value-type="float" office:value="8010" calcext:value-type="float">
            <text:p>8010</text:p>
          </table:table-cell>
          <table:table-cell table:formula="of:=[levels_parameters.$G$2]*([.$A39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A396]^[levels_parameters.$B$2] + [levels_parameters.$C$2]*([.$A396]-1)+[levels_parameters.$A$2]" office:value-type="float" office:value="61631854" calcext:value-type="float">
            <text:p>61631854</text:p>
          </table:table-cell>
          <table:table-cell table:formula="of:=[.$C395]+[.$B395]" office:value-type="float" office:value="6055564876" calcext:value-type="float">
            <text:p>6055564876</text:p>
          </table:table-cell>
          <table:table-cell table:formula="of:=[levels_parameters.$I$2]*([.$A396]-1) + [levels_parameters.$H$2]+FLOOR([.$A396]/[levels_parameters.$J$2])" office:value-type="float" office:value="476" calcext:value-type="float">
            <text:p>476</text:p>
          </table:table-cell>
          <table:table-cell table:formula="of:=[levels_parameters.$E$2]*([.$A396]-1) + [levels_parameters.$D$2]" office:value-type="float" office:value="8030" calcext:value-type="float">
            <text:p>8030</text:p>
          </table:table-cell>
          <table:table-cell table:formula="of:=[levels_parameters.$G$2]*([.$A39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A397]^[levels_parameters.$B$2] + [levels_parameters.$C$2]*([.$A397]-1)+[levels_parameters.$A$2]" office:value-type="float" office:value="62101120" calcext:value-type="float">
            <text:p>62101120</text:p>
          </table:table-cell>
          <table:table-cell table:formula="of:=[.$C396]+[.$B396]" office:value-type="float" office:value="6117196730" calcext:value-type="float">
            <text:p>6117196730</text:p>
          </table:table-cell>
          <table:table-cell table:formula="of:=[levels_parameters.$I$2]*([.$A397]-1) + [levels_parameters.$H$2]+FLOOR([.$A397]/[levels_parameters.$J$2])" office:value-type="float" office:value="477" calcext:value-type="float">
            <text:p>477</text:p>
          </table:table-cell>
          <table:table-cell table:formula="of:=[levels_parameters.$E$2]*([.$A397]-1) + [levels_parameters.$D$2]" office:value-type="float" office:value="8050" calcext:value-type="float">
            <text:p>8050</text:p>
          </table:table-cell>
          <table:table-cell table:formula="of:=[levels_parameters.$G$2]*([.$A39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A398]^[levels_parameters.$B$2] + [levels_parameters.$C$2]*([.$A398]-1)+[levels_parameters.$A$2]" office:value-type="float" office:value="62572762" calcext:value-type="float">
            <text:p>62572762</text:p>
          </table:table-cell>
          <table:table-cell table:formula="of:=[.$C397]+[.$B397]" office:value-type="float" office:value="6179297850" calcext:value-type="float">
            <text:p>6179297850</text:p>
          </table:table-cell>
          <table:table-cell table:formula="of:=[levels_parameters.$I$2]*([.$A398]-1) + [levels_parameters.$H$2]+FLOOR([.$A398]/[levels_parameters.$J$2])" office:value-type="float" office:value="478" calcext:value-type="float">
            <text:p>478</text:p>
          </table:table-cell>
          <table:table-cell table:formula="of:=[levels_parameters.$E$2]*([.$A398]-1) + [levels_parameters.$D$2]" office:value-type="float" office:value="8070" calcext:value-type="float">
            <text:p>8070</text:p>
          </table:table-cell>
          <table:table-cell table:formula="of:=[levels_parameters.$G$2]*([.$A39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A399]^[levels_parameters.$B$2] + [levels_parameters.$C$2]*([.$A399]-1)+[levels_parameters.$A$2]" office:value-type="float" office:value="63046786" calcext:value-type="float">
            <text:p>63046786</text:p>
          </table:table-cell>
          <table:table-cell table:formula="of:=[.$C398]+[.$B398]" office:value-type="float" office:value="6241870612" calcext:value-type="float">
            <text:p>6241870612</text:p>
          </table:table-cell>
          <table:table-cell table:formula="of:=[levels_parameters.$I$2]*([.$A399]-1) + [levels_parameters.$H$2]+FLOOR([.$A399]/[levels_parameters.$J$2])" office:value-type="float" office:value="479" calcext:value-type="float">
            <text:p>479</text:p>
          </table:table-cell>
          <table:table-cell table:formula="of:=[levels_parameters.$E$2]*([.$A399]-1) + [levels_parameters.$D$2]" office:value-type="float" office:value="8090" calcext:value-type="float">
            <text:p>8090</text:p>
          </table:table-cell>
          <table:table-cell table:formula="of:=[levels_parameters.$G$2]*([.$A39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A400]^[levels_parameters.$B$2] + [levels_parameters.$C$2]*([.$A400]-1)+[levels_parameters.$A$2]" office:value-type="float" office:value="63523198" calcext:value-type="float">
            <text:p>63523198</text:p>
          </table:table-cell>
          <table:table-cell table:formula="of:=[.$C399]+[.$B399]" office:value-type="float" office:value="6304917398" calcext:value-type="float">
            <text:p>6304917398</text:p>
          </table:table-cell>
          <table:table-cell table:formula="of:=[levels_parameters.$I$2]*([.$A400]-1) + [levels_parameters.$H$2]+FLOOR([.$A400]/[levels_parameters.$J$2])" office:value-type="float" office:value="480" calcext:value-type="float">
            <text:p>480</text:p>
          </table:table-cell>
          <table:table-cell table:formula="of:=[levels_parameters.$E$2]*([.$A400]-1) + [levels_parameters.$D$2]" office:value-type="float" office:value="8110" calcext:value-type="float">
            <text:p>8110</text:p>
          </table:table-cell>
          <table:table-cell table:formula="of:=[levels_parameters.$G$2]*([.$A40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A401]^[levels_parameters.$B$2] + [levels_parameters.$C$2]*([.$A401]-1)+[levels_parameters.$A$2]" office:value-type="float" office:value="64002004" calcext:value-type="float">
            <text:p>64002004</text:p>
          </table:table-cell>
          <table:table-cell table:formula="of:=[.$C400]+[.$B400]" office:value-type="float" office:value="6368440596" calcext:value-type="float">
            <text:p>6368440596</text:p>
          </table:table-cell>
          <table:table-cell table:formula="of:=[levels_parameters.$I$2]*([.$A401]-1) + [levels_parameters.$H$2]+FLOOR([.$A401]/[levels_parameters.$J$2])" office:value-type="float" office:value="482" calcext:value-type="float">
            <text:p>482</text:p>
          </table:table-cell>
          <table:table-cell table:formula="of:=[levels_parameters.$E$2]*([.$A401]-1) + [levels_parameters.$D$2]" office:value-type="float" office:value="8130" calcext:value-type="float">
            <text:p>8130</text:p>
          </table:table-cell>
          <table:table-cell table:formula="of:=[levels_parameters.$G$2]*([.$A40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A402]^[levels_parameters.$B$2] + [levels_parameters.$C$2]*([.$A402]-1)+[levels_parameters.$A$2]" office:value-type="float" office:value="64483210" calcext:value-type="float">
            <text:p>64483210</text:p>
          </table:table-cell>
          <table:table-cell table:formula="of:=[.$C401]+[.$B401]" office:value-type="float" office:value="6432442600" calcext:value-type="float">
            <text:p>6432442600</text:p>
          </table:table-cell>
          <table:table-cell table:formula="of:=[levels_parameters.$I$2]*([.$A402]-1) + [levels_parameters.$H$2]+FLOOR([.$A402]/[levels_parameters.$J$2])" office:value-type="float" office:value="483" calcext:value-type="float">
            <text:p>483</text:p>
          </table:table-cell>
          <table:table-cell table:formula="of:=[levels_parameters.$E$2]*([.$A402]-1) + [levels_parameters.$D$2]" office:value-type="float" office:value="8150" calcext:value-type="float">
            <text:p>8150</text:p>
          </table:table-cell>
          <table:table-cell table:formula="of:=[levels_parameters.$G$2]*([.$A40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A403]^[levels_parameters.$B$2] + [levels_parameters.$C$2]*([.$A403]-1)+[levels_parameters.$A$2]" office:value-type="float" office:value="64966822" calcext:value-type="float">
            <text:p>64966822</text:p>
          </table:table-cell>
          <table:table-cell table:formula="of:=[.$C402]+[.$B402]" office:value-type="float" office:value="6496925810" calcext:value-type="float">
            <text:p>6496925810</text:p>
          </table:table-cell>
          <table:table-cell table:formula="of:=[levels_parameters.$I$2]*([.$A403]-1) + [levels_parameters.$H$2]+FLOOR([.$A403]/[levels_parameters.$J$2])" office:value-type="float" office:value="484" calcext:value-type="float">
            <text:p>484</text:p>
          </table:table-cell>
          <table:table-cell table:formula="of:=[levels_parameters.$E$2]*([.$A403]-1) + [levels_parameters.$D$2]" office:value-type="float" office:value="8170" calcext:value-type="float">
            <text:p>8170</text:p>
          </table:table-cell>
          <table:table-cell table:formula="of:=[levels_parameters.$G$2]*([.$A40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A404]^[levels_parameters.$B$2] + [levels_parameters.$C$2]*([.$A404]-1)+[levels_parameters.$A$2]" office:value-type="float" office:value="65452846" calcext:value-type="float">
            <text:p>65452846</text:p>
          </table:table-cell>
          <table:table-cell table:formula="of:=[.$C403]+[.$B403]" office:value-type="float" office:value="6561892632" calcext:value-type="float">
            <text:p>6561892632</text:p>
          </table:table-cell>
          <table:table-cell table:formula="of:=[levels_parameters.$I$2]*([.$A404]-1) + [levels_parameters.$H$2]+FLOOR([.$A404]/[levels_parameters.$J$2])" office:value-type="float" office:value="485" calcext:value-type="float">
            <text:p>485</text:p>
          </table:table-cell>
          <table:table-cell table:formula="of:=[levels_parameters.$E$2]*([.$A404]-1) + [levels_parameters.$D$2]" office:value-type="float" office:value="8190" calcext:value-type="float">
            <text:p>8190</text:p>
          </table:table-cell>
          <table:table-cell table:formula="of:=[levels_parameters.$G$2]*([.$A40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A405]^[levels_parameters.$B$2] + [levels_parameters.$C$2]*([.$A405]-1)+[levels_parameters.$A$2]" office:value-type="float" office:value="65941288" calcext:value-type="float">
            <text:p>65941288</text:p>
          </table:table-cell>
          <table:table-cell table:formula="of:=[.$C404]+[.$B404]" office:value-type="float" office:value="6627345478" calcext:value-type="float">
            <text:p>6627345478</text:p>
          </table:table-cell>
          <table:table-cell table:formula="of:=[levels_parameters.$I$2]*([.$A405]-1) + [levels_parameters.$H$2]+FLOOR([.$A405]/[levels_parameters.$J$2])" office:value-type="float" office:value="486" calcext:value-type="float">
            <text:p>486</text:p>
          </table:table-cell>
          <table:table-cell table:formula="of:=[levels_parameters.$E$2]*([.$A405]-1) + [levels_parameters.$D$2]" office:value-type="float" office:value="8210" calcext:value-type="float">
            <text:p>8210</text:p>
          </table:table-cell>
          <table:table-cell table:formula="of:=[levels_parameters.$G$2]*([.$A40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A406]^[levels_parameters.$B$2] + [levels_parameters.$C$2]*([.$A406]-1)+[levels_parameters.$A$2]" office:value-type="float" office:value="66432154" calcext:value-type="float">
            <text:p>66432154</text:p>
          </table:table-cell>
          <table:table-cell table:formula="of:=[.$C405]+[.$B405]" office:value-type="float" office:value="6693286766" calcext:value-type="float">
            <text:p>6693286766</text:p>
          </table:table-cell>
          <table:table-cell table:formula="of:=[levels_parameters.$I$2]*([.$A406]-1) + [levels_parameters.$H$2]+FLOOR([.$A406]/[levels_parameters.$J$2])" office:value-type="float" office:value="488" calcext:value-type="float">
            <text:p>488</text:p>
          </table:table-cell>
          <table:table-cell table:formula="of:=[levels_parameters.$E$2]*([.$A406]-1) + [levels_parameters.$D$2]" office:value-type="float" office:value="8230" calcext:value-type="float">
            <text:p>8230</text:p>
          </table:table-cell>
          <table:table-cell table:formula="of:=[levels_parameters.$G$2]*([.$A40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A407]^[levels_parameters.$B$2] + [levels_parameters.$C$2]*([.$A407]-1)+[levels_parameters.$A$2]" office:value-type="float" office:value="66925450" calcext:value-type="float">
            <text:p>66925450</text:p>
          </table:table-cell>
          <table:table-cell table:formula="of:=[.$C406]+[.$B406]" office:value-type="float" office:value="6759718920" calcext:value-type="float">
            <text:p>6759718920</text:p>
          </table:table-cell>
          <table:table-cell table:formula="of:=[levels_parameters.$I$2]*([.$A407]-1) + [levels_parameters.$H$2]+FLOOR([.$A407]/[levels_parameters.$J$2])" office:value-type="float" office:value="489" calcext:value-type="float">
            <text:p>489</text:p>
          </table:table-cell>
          <table:table-cell table:formula="of:=[levels_parameters.$E$2]*([.$A407]-1) + [levels_parameters.$D$2]" office:value-type="float" office:value="8250" calcext:value-type="float">
            <text:p>8250</text:p>
          </table:table-cell>
          <table:table-cell table:formula="of:=[levels_parameters.$G$2]*([.$A40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A408]^[levels_parameters.$B$2] + [levels_parameters.$C$2]*([.$A408]-1)+[levels_parameters.$A$2]" office:value-type="float" office:value="67421182" calcext:value-type="float">
            <text:p>67421182</text:p>
          </table:table-cell>
          <table:table-cell table:formula="of:=[.$C407]+[.$B407]" office:value-type="float" office:value="6826644370" calcext:value-type="float">
            <text:p>6826644370</text:p>
          </table:table-cell>
          <table:table-cell table:formula="of:=[levels_parameters.$I$2]*([.$A408]-1) + [levels_parameters.$H$2]+FLOOR([.$A408]/[levels_parameters.$J$2])" office:value-type="float" office:value="490" calcext:value-type="float">
            <text:p>490</text:p>
          </table:table-cell>
          <table:table-cell table:formula="of:=[levels_parameters.$E$2]*([.$A408]-1) + [levels_parameters.$D$2]" office:value-type="float" office:value="8270" calcext:value-type="float">
            <text:p>8270</text:p>
          </table:table-cell>
          <table:table-cell table:formula="of:=[levels_parameters.$G$2]*([.$A40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A409]^[levels_parameters.$B$2] + [levels_parameters.$C$2]*([.$A409]-1)+[levels_parameters.$A$2]" office:value-type="float" office:value="67919356" calcext:value-type="float">
            <text:p>67919356</text:p>
          </table:table-cell>
          <table:table-cell table:formula="of:=[.$C408]+[.$B408]" office:value-type="float" office:value="6894065552" calcext:value-type="float">
            <text:p>6894065552</text:p>
          </table:table-cell>
          <table:table-cell table:formula="of:=[levels_parameters.$I$2]*([.$A409]-1) + [levels_parameters.$H$2]+FLOOR([.$A409]/[levels_parameters.$J$2])" office:value-type="float" office:value="491" calcext:value-type="float">
            <text:p>491</text:p>
          </table:table-cell>
          <table:table-cell table:formula="of:=[levels_parameters.$E$2]*([.$A409]-1) + [levels_parameters.$D$2]" office:value-type="float" office:value="8290" calcext:value-type="float">
            <text:p>8290</text:p>
          </table:table-cell>
          <table:table-cell table:formula="of:=[levels_parameters.$G$2]*([.$A40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A410]^[levels_parameters.$B$2] + [levels_parameters.$C$2]*([.$A410]-1)+[levels_parameters.$A$2]" office:value-type="float" office:value="68419978" calcext:value-type="float">
            <text:p>68419978</text:p>
          </table:table-cell>
          <table:table-cell table:formula="of:=[.$C409]+[.$B409]" office:value-type="float" office:value="6961984908" calcext:value-type="float">
            <text:p>6961984908</text:p>
          </table:table-cell>
          <table:table-cell table:formula="of:=[levels_parameters.$I$2]*([.$A410]-1) + [levels_parameters.$H$2]+FLOOR([.$A410]/[levels_parameters.$J$2])" office:value-type="float" office:value="492" calcext:value-type="float">
            <text:p>492</text:p>
          </table:table-cell>
          <table:table-cell table:formula="of:=[levels_parameters.$E$2]*([.$A410]-1) + [levels_parameters.$D$2]" office:value-type="float" office:value="8310" calcext:value-type="float">
            <text:p>8310</text:p>
          </table:table-cell>
          <table:table-cell table:formula="of:=[levels_parameters.$G$2]*([.$A41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A411]^[levels_parameters.$B$2] + [levels_parameters.$C$2]*([.$A411]-1)+[levels_parameters.$A$2]" office:value-type="float" office:value="68923054" calcext:value-type="float">
            <text:p>68923054</text:p>
          </table:table-cell>
          <table:table-cell table:formula="of:=[.$C410]+[.$B410]" office:value-type="float" office:value="7030404886" calcext:value-type="float">
            <text:p>7030404886</text:p>
          </table:table-cell>
          <table:table-cell table:formula="of:=[levels_parameters.$I$2]*([.$A411]-1) + [levels_parameters.$H$2]+FLOOR([.$A411]/[levels_parameters.$J$2])" office:value-type="float" office:value="494" calcext:value-type="float">
            <text:p>494</text:p>
          </table:table-cell>
          <table:table-cell table:formula="of:=[levels_parameters.$E$2]*([.$A411]-1) + [levels_parameters.$D$2]" office:value-type="float" office:value="8330" calcext:value-type="float">
            <text:p>8330</text:p>
          </table:table-cell>
          <table:table-cell table:formula="of:=[levels_parameters.$G$2]*([.$A41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A412]^[levels_parameters.$B$2] + [levels_parameters.$C$2]*([.$A412]-1)+[levels_parameters.$A$2]" office:value-type="float" office:value="69428590" calcext:value-type="float">
            <text:p>69428590</text:p>
          </table:table-cell>
          <table:table-cell table:formula="of:=[.$C411]+[.$B411]" office:value-type="float" office:value="7099327940" calcext:value-type="float">
            <text:p>7099327940</text:p>
          </table:table-cell>
          <table:table-cell table:formula="of:=[levels_parameters.$I$2]*([.$A412]-1) + [levels_parameters.$H$2]+FLOOR([.$A412]/[levels_parameters.$J$2])" office:value-type="float" office:value="495" calcext:value-type="float">
            <text:p>495</text:p>
          </table:table-cell>
          <table:table-cell table:formula="of:=[levels_parameters.$E$2]*([.$A412]-1) + [levels_parameters.$D$2]" office:value-type="float" office:value="8350" calcext:value-type="float">
            <text:p>8350</text:p>
          </table:table-cell>
          <table:table-cell table:formula="of:=[levels_parameters.$G$2]*([.$A41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A413]^[levels_parameters.$B$2] + [levels_parameters.$C$2]*([.$A413]-1)+[levels_parameters.$A$2]" office:value-type="float" office:value="69936592" calcext:value-type="float">
            <text:p>69936592</text:p>
          </table:table-cell>
          <table:table-cell table:formula="of:=[.$C412]+[.$B412]" office:value-type="float" office:value="7168756530" calcext:value-type="float">
            <text:p>7168756530</text:p>
          </table:table-cell>
          <table:table-cell table:formula="of:=[levels_parameters.$I$2]*([.$A413]-1) + [levels_parameters.$H$2]+FLOOR([.$A413]/[levels_parameters.$J$2])" office:value-type="float" office:value="496" calcext:value-type="float">
            <text:p>496</text:p>
          </table:table-cell>
          <table:table-cell table:formula="of:=[levels_parameters.$E$2]*([.$A413]-1) + [levels_parameters.$D$2]" office:value-type="float" office:value="8370" calcext:value-type="float">
            <text:p>8370</text:p>
          </table:table-cell>
          <table:table-cell table:formula="of:=[levels_parameters.$G$2]*([.$A41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A414]^[levels_parameters.$B$2] + [levels_parameters.$C$2]*([.$A414]-1)+[levels_parameters.$A$2]" office:value-type="float" office:value="70447066" calcext:value-type="float">
            <text:p>70447066</text:p>
          </table:table-cell>
          <table:table-cell table:formula="of:=[.$C413]+[.$B413]" office:value-type="float" office:value="7238693122" calcext:value-type="float">
            <text:p>7238693122</text:p>
          </table:table-cell>
          <table:table-cell table:formula="of:=[levels_parameters.$I$2]*([.$A414]-1) + [levels_parameters.$H$2]+FLOOR([.$A414]/[levels_parameters.$J$2])" office:value-type="float" office:value="497" calcext:value-type="float">
            <text:p>497</text:p>
          </table:table-cell>
          <table:table-cell table:formula="of:=[levels_parameters.$E$2]*([.$A414]-1) + [levels_parameters.$D$2]" office:value-type="float" office:value="8390" calcext:value-type="float">
            <text:p>8390</text:p>
          </table:table-cell>
          <table:table-cell table:formula="of:=[levels_parameters.$G$2]*([.$A41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A415]^[levels_parameters.$B$2] + [levels_parameters.$C$2]*([.$A415]-1)+[levels_parameters.$A$2]" office:value-type="float" office:value="70960018" calcext:value-type="float">
            <text:p>70960018</text:p>
          </table:table-cell>
          <table:table-cell table:formula="of:=[.$C414]+[.$B414]" office:value-type="float" office:value="7309140188" calcext:value-type="float">
            <text:p>7309140188</text:p>
          </table:table-cell>
          <table:table-cell table:formula="of:=[levels_parameters.$I$2]*([.$A415]-1) + [levels_parameters.$H$2]+FLOOR([.$A415]/[levels_parameters.$J$2])" office:value-type="float" office:value="498" calcext:value-type="float">
            <text:p>498</text:p>
          </table:table-cell>
          <table:table-cell table:formula="of:=[levels_parameters.$E$2]*([.$A415]-1) + [levels_parameters.$D$2]" office:value-type="float" office:value="8410" calcext:value-type="float">
            <text:p>8410</text:p>
          </table:table-cell>
          <table:table-cell table:formula="of:=[levels_parameters.$G$2]*([.$A41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A416]^[levels_parameters.$B$2] + [levels_parameters.$C$2]*([.$A416]-1)+[levels_parameters.$A$2]" office:value-type="float" office:value="71475454" calcext:value-type="float">
            <text:p>71475454</text:p>
          </table:table-cell>
          <table:table-cell table:formula="of:=[.$C415]+[.$B415]" office:value-type="float" office:value="7380100206" calcext:value-type="float">
            <text:p>7380100206</text:p>
          </table:table-cell>
          <table:table-cell table:formula="of:=[levels_parameters.$I$2]*([.$A416]-1) + [levels_parameters.$H$2]+FLOOR([.$A416]/[levels_parameters.$J$2])" office:value-type="float" office:value="500" calcext:value-type="float">
            <text:p>500</text:p>
          </table:table-cell>
          <table:table-cell table:formula="of:=[levels_parameters.$E$2]*([.$A416]-1) + [levels_parameters.$D$2]" office:value-type="float" office:value="8430" calcext:value-type="float">
            <text:p>8430</text:p>
          </table:table-cell>
          <table:table-cell table:formula="of:=[levels_parameters.$G$2]*([.$A41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A417]^[levels_parameters.$B$2] + [levels_parameters.$C$2]*([.$A417]-1)+[levels_parameters.$A$2]" office:value-type="float" office:value="71993380" calcext:value-type="float">
            <text:p>71993380</text:p>
          </table:table-cell>
          <table:table-cell table:formula="of:=[.$C416]+[.$B416]" office:value-type="float" office:value="7451575660" calcext:value-type="float">
            <text:p>7451575660</text:p>
          </table:table-cell>
          <table:table-cell table:formula="of:=[levels_parameters.$I$2]*([.$A417]-1) + [levels_parameters.$H$2]+FLOOR([.$A417]/[levels_parameters.$J$2])" office:value-type="float" office:value="501" calcext:value-type="float">
            <text:p>501</text:p>
          </table:table-cell>
          <table:table-cell table:formula="of:=[levels_parameters.$E$2]*([.$A417]-1) + [levels_parameters.$D$2]" office:value-type="float" office:value="8450" calcext:value-type="float">
            <text:p>8450</text:p>
          </table:table-cell>
          <table:table-cell table:formula="of:=[levels_parameters.$G$2]*([.$A41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A418]^[levels_parameters.$B$2] + [levels_parameters.$C$2]*([.$A418]-1)+[levels_parameters.$A$2]" office:value-type="float" office:value="72513802" calcext:value-type="float">
            <text:p>72513802</text:p>
          </table:table-cell>
          <table:table-cell table:formula="of:=[.$C417]+[.$B417]" office:value-type="float" office:value="7523569040" calcext:value-type="float">
            <text:p>7523569040</text:p>
          </table:table-cell>
          <table:table-cell table:formula="of:=[levels_parameters.$I$2]*([.$A418]-1) + [levels_parameters.$H$2]+FLOOR([.$A418]/[levels_parameters.$J$2])" office:value-type="float" office:value="502" calcext:value-type="float">
            <text:p>502</text:p>
          </table:table-cell>
          <table:table-cell table:formula="of:=[levels_parameters.$E$2]*([.$A418]-1) + [levels_parameters.$D$2]" office:value-type="float" office:value="8470" calcext:value-type="float">
            <text:p>8470</text:p>
          </table:table-cell>
          <table:table-cell table:formula="of:=[levels_parameters.$G$2]*([.$A41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A419]^[levels_parameters.$B$2] + [levels_parameters.$C$2]*([.$A419]-1)+[levels_parameters.$A$2]" office:value-type="float" office:value="73036726" calcext:value-type="float">
            <text:p>73036726</text:p>
          </table:table-cell>
          <table:table-cell table:formula="of:=[.$C418]+[.$B418]" office:value-type="float" office:value="7596082842" calcext:value-type="float">
            <text:p>7596082842</text:p>
          </table:table-cell>
          <table:table-cell table:formula="of:=[levels_parameters.$I$2]*([.$A419]-1) + [levels_parameters.$H$2]+FLOOR([.$A419]/[levels_parameters.$J$2])" office:value-type="float" office:value="503" calcext:value-type="float">
            <text:p>503</text:p>
          </table:table-cell>
          <table:table-cell table:formula="of:=[levels_parameters.$E$2]*([.$A419]-1) + [levels_parameters.$D$2]" office:value-type="float" office:value="8490" calcext:value-type="float">
            <text:p>8490</text:p>
          </table:table-cell>
          <table:table-cell table:formula="of:=[levels_parameters.$G$2]*([.$A41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A420]^[levels_parameters.$B$2] + [levels_parameters.$C$2]*([.$A420]-1)+[levels_parameters.$A$2]" office:value-type="float" office:value="73562158" calcext:value-type="float">
            <text:p>73562158</text:p>
          </table:table-cell>
          <table:table-cell table:formula="of:=[.$C419]+[.$B419]" office:value-type="float" office:value="7669119568" calcext:value-type="float">
            <text:p>7669119568</text:p>
          </table:table-cell>
          <table:table-cell table:formula="of:=[levels_parameters.$I$2]*([.$A420]-1) + [levels_parameters.$H$2]+FLOOR([.$A420]/[levels_parameters.$J$2])" office:value-type="float" office:value="504" calcext:value-type="float">
            <text:p>504</text:p>
          </table:table-cell>
          <table:table-cell table:formula="of:=[levels_parameters.$E$2]*([.$A420]-1) + [levels_parameters.$D$2]" office:value-type="float" office:value="8510" calcext:value-type="float">
            <text:p>8510</text:p>
          </table:table-cell>
          <table:table-cell table:formula="of:=[levels_parameters.$G$2]*([.$A42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A421]^[levels_parameters.$B$2] + [levels_parameters.$C$2]*([.$A421]-1)+[levels_parameters.$A$2]" office:value-type="float" office:value="74090104" calcext:value-type="float">
            <text:p>74090104</text:p>
          </table:table-cell>
          <table:table-cell table:formula="of:=[.$C420]+[.$B420]" office:value-type="float" office:value="7742681726" calcext:value-type="float">
            <text:p>7742681726</text:p>
          </table:table-cell>
          <table:table-cell table:formula="of:=[levels_parameters.$I$2]*([.$A421]-1) + [levels_parameters.$H$2]+FLOOR([.$A421]/[levels_parameters.$J$2])" office:value-type="float" office:value="506" calcext:value-type="float">
            <text:p>506</text:p>
          </table:table-cell>
          <table:table-cell table:formula="of:=[levels_parameters.$E$2]*([.$A421]-1) + [levels_parameters.$D$2]" office:value-type="float" office:value="8530" calcext:value-type="float">
            <text:p>8530</text:p>
          </table:table-cell>
          <table:table-cell table:formula="of:=[levels_parameters.$G$2]*([.$A42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A422]^[levels_parameters.$B$2] + [levels_parameters.$C$2]*([.$A422]-1)+[levels_parameters.$A$2]" office:value-type="float" office:value="74620570" calcext:value-type="float">
            <text:p>74620570</text:p>
          </table:table-cell>
          <table:table-cell table:formula="of:=[.$C421]+[.$B421]" office:value-type="float" office:value="7816771830" calcext:value-type="float">
            <text:p>7816771830</text:p>
          </table:table-cell>
          <table:table-cell table:formula="of:=[levels_parameters.$I$2]*([.$A422]-1) + [levels_parameters.$H$2]+FLOOR([.$A422]/[levels_parameters.$J$2])" office:value-type="float" office:value="507" calcext:value-type="float">
            <text:p>507</text:p>
          </table:table-cell>
          <table:table-cell table:formula="of:=[levels_parameters.$E$2]*([.$A422]-1) + [levels_parameters.$D$2]" office:value-type="float" office:value="8550" calcext:value-type="float">
            <text:p>8550</text:p>
          </table:table-cell>
          <table:table-cell table:formula="of:=[levels_parameters.$G$2]*([.$A42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A423]^[levels_parameters.$B$2] + [levels_parameters.$C$2]*([.$A423]-1)+[levels_parameters.$A$2]" office:value-type="float" office:value="75153562" calcext:value-type="float">
            <text:p>75153562</text:p>
          </table:table-cell>
          <table:table-cell table:formula="of:=[.$C422]+[.$B422]" office:value-type="float" office:value="7891392400" calcext:value-type="float">
            <text:p>7891392400</text:p>
          </table:table-cell>
          <table:table-cell table:formula="of:=[levels_parameters.$I$2]*([.$A423]-1) + [levels_parameters.$H$2]+FLOOR([.$A423]/[levels_parameters.$J$2])" office:value-type="float" office:value="508" calcext:value-type="float">
            <text:p>508</text:p>
          </table:table-cell>
          <table:table-cell table:formula="of:=[levels_parameters.$E$2]*([.$A423]-1) + [levels_parameters.$D$2]" office:value-type="float" office:value="8570" calcext:value-type="float">
            <text:p>8570</text:p>
          </table:table-cell>
          <table:table-cell table:formula="of:=[levels_parameters.$G$2]*([.$A42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A424]^[levels_parameters.$B$2] + [levels_parameters.$C$2]*([.$A424]-1)+[levels_parameters.$A$2]" office:value-type="float" office:value="75689086" calcext:value-type="float">
            <text:p>75689086</text:p>
          </table:table-cell>
          <table:table-cell table:formula="of:=[.$C423]+[.$B423]" office:value-type="float" office:value="7966545962" calcext:value-type="float">
            <text:p>7966545962</text:p>
          </table:table-cell>
          <table:table-cell table:formula="of:=[levels_parameters.$I$2]*([.$A424]-1) + [levels_parameters.$H$2]+FLOOR([.$A424]/[levels_parameters.$J$2])" office:value-type="float" office:value="509" calcext:value-type="float">
            <text:p>509</text:p>
          </table:table-cell>
          <table:table-cell table:formula="of:=[levels_parameters.$E$2]*([.$A424]-1) + [levels_parameters.$D$2]" office:value-type="float" office:value="8590" calcext:value-type="float">
            <text:p>8590</text:p>
          </table:table-cell>
          <table:table-cell table:formula="of:=[levels_parameters.$G$2]*([.$A42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A425]^[levels_parameters.$B$2] + [levels_parameters.$C$2]*([.$A425]-1)+[levels_parameters.$A$2]" office:value-type="float" office:value="76227148" calcext:value-type="float">
            <text:p>76227148</text:p>
          </table:table-cell>
          <table:table-cell table:formula="of:=[.$C424]+[.$B424]" office:value-type="float" office:value="8042235048" calcext:value-type="float">
            <text:p>8042235048</text:p>
          </table:table-cell>
          <table:table-cell table:formula="of:=[levels_parameters.$I$2]*([.$A425]-1) + [levels_parameters.$H$2]+FLOOR([.$A425]/[levels_parameters.$J$2])" office:value-type="float" office:value="510" calcext:value-type="float">
            <text:p>510</text:p>
          </table:table-cell>
          <table:table-cell table:formula="of:=[levels_parameters.$E$2]*([.$A425]-1) + [levels_parameters.$D$2]" office:value-type="float" office:value="8610" calcext:value-type="float">
            <text:p>8610</text:p>
          </table:table-cell>
          <table:table-cell table:formula="of:=[levels_parameters.$G$2]*([.$A42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A426]^[levels_parameters.$B$2] + [levels_parameters.$C$2]*([.$A426]-1)+[levels_parameters.$A$2]" office:value-type="float" office:value="76767754" calcext:value-type="float">
            <text:p>76767754</text:p>
          </table:table-cell>
          <table:table-cell table:formula="of:=[.$C425]+[.$B425]" office:value-type="float" office:value="8118462196" calcext:value-type="float">
            <text:p>8118462196</text:p>
          </table:table-cell>
          <table:table-cell table:formula="of:=[levels_parameters.$I$2]*([.$A426]-1) + [levels_parameters.$H$2]+FLOOR([.$A426]/[levels_parameters.$J$2])" office:value-type="float" office:value="512" calcext:value-type="float">
            <text:p>512</text:p>
          </table:table-cell>
          <table:table-cell table:formula="of:=[levels_parameters.$E$2]*([.$A426]-1) + [levels_parameters.$D$2]" office:value-type="float" office:value="8630" calcext:value-type="float">
            <text:p>8630</text:p>
          </table:table-cell>
          <table:table-cell table:formula="of:=[levels_parameters.$G$2]*([.$A42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A427]^[levels_parameters.$B$2] + [levels_parameters.$C$2]*([.$A427]-1)+[levels_parameters.$A$2]" office:value-type="float" office:value="77310910" calcext:value-type="float">
            <text:p>77310910</text:p>
          </table:table-cell>
          <table:table-cell table:formula="of:=[.$C426]+[.$B426]" office:value-type="float" office:value="8195229950" calcext:value-type="float">
            <text:p>8195229950</text:p>
          </table:table-cell>
          <table:table-cell table:formula="of:=[levels_parameters.$I$2]*([.$A427]-1) + [levels_parameters.$H$2]+FLOOR([.$A427]/[levels_parameters.$J$2])" office:value-type="float" office:value="513" calcext:value-type="float">
            <text:p>513</text:p>
          </table:table-cell>
          <table:table-cell table:formula="of:=[levels_parameters.$E$2]*([.$A427]-1) + [levels_parameters.$D$2]" office:value-type="float" office:value="8650" calcext:value-type="float">
            <text:p>8650</text:p>
          </table:table-cell>
          <table:table-cell table:formula="of:=[levels_parameters.$G$2]*([.$A42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A428]^[levels_parameters.$B$2] + [levels_parameters.$C$2]*([.$A428]-1)+[levels_parameters.$A$2]" office:value-type="float" office:value="77856622" calcext:value-type="float">
            <text:p>77856622</text:p>
          </table:table-cell>
          <table:table-cell table:formula="of:=[.$C427]+[.$B427]" office:value-type="float" office:value="8272540860" calcext:value-type="float">
            <text:p>8272540860</text:p>
          </table:table-cell>
          <table:table-cell table:formula="of:=[levels_parameters.$I$2]*([.$A428]-1) + [levels_parameters.$H$2]+FLOOR([.$A428]/[levels_parameters.$J$2])" office:value-type="float" office:value="514" calcext:value-type="float">
            <text:p>514</text:p>
          </table:table-cell>
          <table:table-cell table:formula="of:=[levels_parameters.$E$2]*([.$A428]-1) + [levels_parameters.$D$2]" office:value-type="float" office:value="8670" calcext:value-type="float">
            <text:p>8670</text:p>
          </table:table-cell>
          <table:table-cell table:formula="of:=[levels_parameters.$G$2]*([.$A42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A429]^[levels_parameters.$B$2] + [levels_parameters.$C$2]*([.$A429]-1)+[levels_parameters.$A$2]" office:value-type="float" office:value="78404896" calcext:value-type="float">
            <text:p>78404896</text:p>
          </table:table-cell>
          <table:table-cell table:formula="of:=[.$C428]+[.$B428]" office:value-type="float" office:value="8350397482" calcext:value-type="float">
            <text:p>8350397482</text:p>
          </table:table-cell>
          <table:table-cell table:formula="of:=[levels_parameters.$I$2]*([.$A429]-1) + [levels_parameters.$H$2]+FLOOR([.$A429]/[levels_parameters.$J$2])" office:value-type="float" office:value="515" calcext:value-type="float">
            <text:p>515</text:p>
          </table:table-cell>
          <table:table-cell table:formula="of:=[levels_parameters.$E$2]*([.$A429]-1) + [levels_parameters.$D$2]" office:value-type="float" office:value="8690" calcext:value-type="float">
            <text:p>8690</text:p>
          </table:table-cell>
          <table:table-cell table:formula="of:=[levels_parameters.$G$2]*([.$A42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A430]^[levels_parameters.$B$2] + [levels_parameters.$C$2]*([.$A430]-1)+[levels_parameters.$A$2]" office:value-type="float" office:value="78955738" calcext:value-type="float">
            <text:p>78955738</text:p>
          </table:table-cell>
          <table:table-cell table:formula="of:=[.$C429]+[.$B429]" office:value-type="float" office:value="8428802378" calcext:value-type="float">
            <text:p>8428802378</text:p>
          </table:table-cell>
          <table:table-cell table:formula="of:=[levels_parameters.$I$2]*([.$A430]-1) + [levels_parameters.$H$2]+FLOOR([.$A430]/[levels_parameters.$J$2])" office:value-type="float" office:value="516" calcext:value-type="float">
            <text:p>516</text:p>
          </table:table-cell>
          <table:table-cell table:formula="of:=[levels_parameters.$E$2]*([.$A430]-1) + [levels_parameters.$D$2]" office:value-type="float" office:value="8710" calcext:value-type="float">
            <text:p>8710</text:p>
          </table:table-cell>
          <table:table-cell table:formula="of:=[levels_parameters.$G$2]*([.$A43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A431]^[levels_parameters.$B$2] + [levels_parameters.$C$2]*([.$A431]-1)+[levels_parameters.$A$2]" office:value-type="float" office:value="79509154" calcext:value-type="float">
            <text:p>79509154</text:p>
          </table:table-cell>
          <table:table-cell table:formula="of:=[.$C430]+[.$B430]" office:value-type="float" office:value="8507758116" calcext:value-type="float">
            <text:p>8507758116</text:p>
          </table:table-cell>
          <table:table-cell table:formula="of:=[levels_parameters.$I$2]*([.$A431]-1) + [levels_parameters.$H$2]+FLOOR([.$A431]/[levels_parameters.$J$2])" office:value-type="float" office:value="518" calcext:value-type="float">
            <text:p>518</text:p>
          </table:table-cell>
          <table:table-cell table:formula="of:=[levels_parameters.$E$2]*([.$A431]-1) + [levels_parameters.$D$2]" office:value-type="float" office:value="8730" calcext:value-type="float">
            <text:p>8730</text:p>
          </table:table-cell>
          <table:table-cell table:formula="of:=[levels_parameters.$G$2]*([.$A43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A432]^[levels_parameters.$B$2] + [levels_parameters.$C$2]*([.$A432]-1)+[levels_parameters.$A$2]" office:value-type="float" office:value="80065150" calcext:value-type="float">
            <text:p>80065150</text:p>
          </table:table-cell>
          <table:table-cell table:formula="of:=[.$C431]+[.$B431]" office:value-type="float" office:value="8587267270" calcext:value-type="float">
            <text:p>8587267270</text:p>
          </table:table-cell>
          <table:table-cell table:formula="of:=[levels_parameters.$I$2]*([.$A432]-1) + [levels_parameters.$H$2]+FLOOR([.$A432]/[levels_parameters.$J$2])" office:value-type="float" office:value="519" calcext:value-type="float">
            <text:p>519</text:p>
          </table:table-cell>
          <table:table-cell table:formula="of:=[levels_parameters.$E$2]*([.$A432]-1) + [levels_parameters.$D$2]" office:value-type="float" office:value="8750" calcext:value-type="float">
            <text:p>8750</text:p>
          </table:table-cell>
          <table:table-cell table:formula="of:=[levels_parameters.$G$2]*([.$A43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A433]^[levels_parameters.$B$2] + [levels_parameters.$C$2]*([.$A433]-1)+[levels_parameters.$A$2]" office:value-type="float" office:value="80623732" calcext:value-type="float">
            <text:p>80623732</text:p>
          </table:table-cell>
          <table:table-cell table:formula="of:=[.$C432]+[.$B432]" office:value-type="float" office:value="8667332420" calcext:value-type="float">
            <text:p>8667332420</text:p>
          </table:table-cell>
          <table:table-cell table:formula="of:=[levels_parameters.$I$2]*([.$A433]-1) + [levels_parameters.$H$2]+FLOOR([.$A433]/[levels_parameters.$J$2])" office:value-type="float" office:value="520" calcext:value-type="float">
            <text:p>520</text:p>
          </table:table-cell>
          <table:table-cell table:formula="of:=[levels_parameters.$E$2]*([.$A433]-1) + [levels_parameters.$D$2]" office:value-type="float" office:value="8770" calcext:value-type="float">
            <text:p>8770</text:p>
          </table:table-cell>
          <table:table-cell table:formula="of:=[levels_parameters.$G$2]*([.$A43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A434]^[levels_parameters.$B$2] + [levels_parameters.$C$2]*([.$A434]-1)+[levels_parameters.$A$2]" office:value-type="float" office:value="81184906" calcext:value-type="float">
            <text:p>81184906</text:p>
          </table:table-cell>
          <table:table-cell table:formula="of:=[.$C433]+[.$B433]" office:value-type="float" office:value="8747956152" calcext:value-type="float">
            <text:p>8747956152</text:p>
          </table:table-cell>
          <table:table-cell table:formula="of:=[levels_parameters.$I$2]*([.$A434]-1) + [levels_parameters.$H$2]+FLOOR([.$A434]/[levels_parameters.$J$2])" office:value-type="float" office:value="521" calcext:value-type="float">
            <text:p>521</text:p>
          </table:table-cell>
          <table:table-cell table:formula="of:=[levels_parameters.$E$2]*([.$A434]-1) + [levels_parameters.$D$2]" office:value-type="float" office:value="8790" calcext:value-type="float">
            <text:p>8790</text:p>
          </table:table-cell>
          <table:table-cell table:formula="of:=[levels_parameters.$G$2]*([.$A43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A435]^[levels_parameters.$B$2] + [levels_parameters.$C$2]*([.$A435]-1)+[levels_parameters.$A$2]" office:value-type="float" office:value="81748678" calcext:value-type="float">
            <text:p>81748678</text:p>
          </table:table-cell>
          <table:table-cell table:formula="of:=[.$C434]+[.$B434]" office:value-type="float" office:value="8829141058" calcext:value-type="float">
            <text:p>8829141058</text:p>
          </table:table-cell>
          <table:table-cell table:formula="of:=[levels_parameters.$I$2]*([.$A435]-1) + [levels_parameters.$H$2]+FLOOR([.$A435]/[levels_parameters.$J$2])" office:value-type="float" office:value="522" calcext:value-type="float">
            <text:p>522</text:p>
          </table:table-cell>
          <table:table-cell table:formula="of:=[levels_parameters.$E$2]*([.$A435]-1) + [levels_parameters.$D$2]" office:value-type="float" office:value="8810" calcext:value-type="float">
            <text:p>8810</text:p>
          </table:table-cell>
          <table:table-cell table:formula="of:=[levels_parameters.$G$2]*([.$A43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A436]^[levels_parameters.$B$2] + [levels_parameters.$C$2]*([.$A436]-1)+[levels_parameters.$A$2]" office:value-type="float" office:value="82315054" calcext:value-type="float">
            <text:p>82315054</text:p>
          </table:table-cell>
          <table:table-cell table:formula="of:=[.$C435]+[.$B435]" office:value-type="float" office:value="8910889736" calcext:value-type="float">
            <text:p>8910889736</text:p>
          </table:table-cell>
          <table:table-cell table:formula="of:=[levels_parameters.$I$2]*([.$A436]-1) + [levels_parameters.$H$2]+FLOOR([.$A436]/[levels_parameters.$J$2])" office:value-type="float" office:value="524" calcext:value-type="float">
            <text:p>524</text:p>
          </table:table-cell>
          <table:table-cell table:formula="of:=[levels_parameters.$E$2]*([.$A436]-1) + [levels_parameters.$D$2]" office:value-type="float" office:value="8830" calcext:value-type="float">
            <text:p>8830</text:p>
          </table:table-cell>
          <table:table-cell table:formula="of:=[levels_parameters.$G$2]*([.$A43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A437]^[levels_parameters.$B$2] + [levels_parameters.$C$2]*([.$A437]-1)+[levels_parameters.$A$2]" office:value-type="float" office:value="82884040" calcext:value-type="float">
            <text:p>82884040</text:p>
          </table:table-cell>
          <table:table-cell table:formula="of:=[.$C436]+[.$B436]" office:value-type="float" office:value="8993204790" calcext:value-type="float">
            <text:p>8993204790</text:p>
          </table:table-cell>
          <table:table-cell table:formula="of:=[levels_parameters.$I$2]*([.$A437]-1) + [levels_parameters.$H$2]+FLOOR([.$A437]/[levels_parameters.$J$2])" office:value-type="float" office:value="525" calcext:value-type="float">
            <text:p>525</text:p>
          </table:table-cell>
          <table:table-cell table:formula="of:=[levels_parameters.$E$2]*([.$A437]-1) + [levels_parameters.$D$2]" office:value-type="float" office:value="8850" calcext:value-type="float">
            <text:p>8850</text:p>
          </table:table-cell>
          <table:table-cell table:formula="of:=[levels_parameters.$G$2]*([.$A43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A438]^[levels_parameters.$B$2] + [levels_parameters.$C$2]*([.$A438]-1)+[levels_parameters.$A$2]" office:value-type="float" office:value="83455642" calcext:value-type="float">
            <text:p>83455642</text:p>
          </table:table-cell>
          <table:table-cell table:formula="of:=[.$C437]+[.$B437]" office:value-type="float" office:value="9076088830" calcext:value-type="float">
            <text:p>9076088830</text:p>
          </table:table-cell>
          <table:table-cell table:formula="of:=[levels_parameters.$I$2]*([.$A438]-1) + [levels_parameters.$H$2]+FLOOR([.$A438]/[levels_parameters.$J$2])" office:value-type="float" office:value="526" calcext:value-type="float">
            <text:p>526</text:p>
          </table:table-cell>
          <table:table-cell table:formula="of:=[levels_parameters.$E$2]*([.$A438]-1) + [levels_parameters.$D$2]" office:value-type="float" office:value="8870" calcext:value-type="float">
            <text:p>8870</text:p>
          </table:table-cell>
          <table:table-cell table:formula="of:=[levels_parameters.$G$2]*([.$A43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A439]^[levels_parameters.$B$2] + [levels_parameters.$C$2]*([.$A439]-1)+[levels_parameters.$A$2]" office:value-type="float" office:value="84029866" calcext:value-type="float">
            <text:p>84029866</text:p>
          </table:table-cell>
          <table:table-cell table:formula="of:=[.$C438]+[.$B438]" office:value-type="float" office:value="9159544472" calcext:value-type="float">
            <text:p>9159544472</text:p>
          </table:table-cell>
          <table:table-cell table:formula="of:=[levels_parameters.$I$2]*([.$A439]-1) + [levels_parameters.$H$2]+FLOOR([.$A439]/[levels_parameters.$J$2])" office:value-type="float" office:value="527" calcext:value-type="float">
            <text:p>527</text:p>
          </table:table-cell>
          <table:table-cell table:formula="of:=[levels_parameters.$E$2]*([.$A439]-1) + [levels_parameters.$D$2]" office:value-type="float" office:value="8890" calcext:value-type="float">
            <text:p>8890</text:p>
          </table:table-cell>
          <table:table-cell table:formula="of:=[levels_parameters.$G$2]*([.$A43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A440]^[levels_parameters.$B$2] + [levels_parameters.$C$2]*([.$A440]-1)+[levels_parameters.$A$2]" office:value-type="float" office:value="84606718" calcext:value-type="float">
            <text:p>84606718</text:p>
          </table:table-cell>
          <table:table-cell table:formula="of:=[.$C439]+[.$B439]" office:value-type="float" office:value="9243574338" calcext:value-type="float">
            <text:p>9243574338</text:p>
          </table:table-cell>
          <table:table-cell table:formula="of:=[levels_parameters.$I$2]*([.$A440]-1) + [levels_parameters.$H$2]+FLOOR([.$A440]/[levels_parameters.$J$2])" office:value-type="float" office:value="528" calcext:value-type="float">
            <text:p>528</text:p>
          </table:table-cell>
          <table:table-cell table:formula="of:=[levels_parameters.$E$2]*([.$A440]-1) + [levels_parameters.$D$2]" office:value-type="float" office:value="8910" calcext:value-type="float">
            <text:p>8910</text:p>
          </table:table-cell>
          <table:table-cell table:formula="of:=[levels_parameters.$G$2]*([.$A44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A441]^[levels_parameters.$B$2] + [levels_parameters.$C$2]*([.$A441]-1)+[levels_parameters.$A$2]" office:value-type="float" office:value="85186204" calcext:value-type="float">
            <text:p>85186204</text:p>
          </table:table-cell>
          <table:table-cell table:formula="of:=[.$C440]+[.$B440]" office:value-type="float" office:value="9328181056" calcext:value-type="float">
            <text:p>9328181056</text:p>
          </table:table-cell>
          <table:table-cell table:formula="of:=[levels_parameters.$I$2]*([.$A441]-1) + [levels_parameters.$H$2]+FLOOR([.$A441]/[levels_parameters.$J$2])" office:value-type="float" office:value="530" calcext:value-type="float">
            <text:p>530</text:p>
          </table:table-cell>
          <table:table-cell table:formula="of:=[levels_parameters.$E$2]*([.$A441]-1) + [levels_parameters.$D$2]" office:value-type="float" office:value="8930" calcext:value-type="float">
            <text:p>8930</text:p>
          </table:table-cell>
          <table:table-cell table:formula="of:=[levels_parameters.$G$2]*([.$A44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A442]^[levels_parameters.$B$2] + [levels_parameters.$C$2]*([.$A442]-1)+[levels_parameters.$A$2]" office:value-type="float" office:value="85768330" calcext:value-type="float">
            <text:p>85768330</text:p>
          </table:table-cell>
          <table:table-cell table:formula="of:=[.$C441]+[.$B441]" office:value-type="float" office:value="9413367260" calcext:value-type="float">
            <text:p>9413367260</text:p>
          </table:table-cell>
          <table:table-cell table:formula="of:=[levels_parameters.$I$2]*([.$A442]-1) + [levels_parameters.$H$2]+FLOOR([.$A442]/[levels_parameters.$J$2])" office:value-type="float" office:value="531" calcext:value-type="float">
            <text:p>531</text:p>
          </table:table-cell>
          <table:table-cell table:formula="of:=[levels_parameters.$E$2]*([.$A442]-1) + [levels_parameters.$D$2]" office:value-type="float" office:value="8950" calcext:value-type="float">
            <text:p>8950</text:p>
          </table:table-cell>
          <table:table-cell table:formula="of:=[levels_parameters.$G$2]*([.$A44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A443]^[levels_parameters.$B$2] + [levels_parameters.$C$2]*([.$A443]-1)+[levels_parameters.$A$2]" office:value-type="float" office:value="86353102" calcext:value-type="float">
            <text:p>86353102</text:p>
          </table:table-cell>
          <table:table-cell table:formula="of:=[.$C442]+[.$B442]" office:value-type="float" office:value="9499135590" calcext:value-type="float">
            <text:p>9499135590</text:p>
          </table:table-cell>
          <table:table-cell table:formula="of:=[levels_parameters.$I$2]*([.$A443]-1) + [levels_parameters.$H$2]+FLOOR([.$A443]/[levels_parameters.$J$2])" office:value-type="float" office:value="532" calcext:value-type="float">
            <text:p>532</text:p>
          </table:table-cell>
          <table:table-cell table:formula="of:=[levels_parameters.$E$2]*([.$A443]-1) + [levels_parameters.$D$2]" office:value-type="float" office:value="8970" calcext:value-type="float">
            <text:p>8970</text:p>
          </table:table-cell>
          <table:table-cell table:formula="of:=[levels_parameters.$G$2]*([.$A44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A444]^[levels_parameters.$B$2] + [levels_parameters.$C$2]*([.$A444]-1)+[levels_parameters.$A$2]" office:value-type="float" office:value="86940526" calcext:value-type="float">
            <text:p>86940526</text:p>
          </table:table-cell>
          <table:table-cell table:formula="of:=[.$C443]+[.$B443]" office:value-type="float" office:value="9585488692" calcext:value-type="float">
            <text:p>9585488692</text:p>
          </table:table-cell>
          <table:table-cell table:formula="of:=[levels_parameters.$I$2]*([.$A444]-1) + [levels_parameters.$H$2]+FLOOR([.$A444]/[levels_parameters.$J$2])" office:value-type="float" office:value="533" calcext:value-type="float">
            <text:p>533</text:p>
          </table:table-cell>
          <table:table-cell table:formula="of:=[levels_parameters.$E$2]*([.$A444]-1) + [levels_parameters.$D$2]" office:value-type="float" office:value="8990" calcext:value-type="float">
            <text:p>8990</text:p>
          </table:table-cell>
          <table:table-cell table:formula="of:=[levels_parameters.$G$2]*([.$A44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A445]^[levels_parameters.$B$2] + [levels_parameters.$C$2]*([.$A445]-1)+[levels_parameters.$A$2]" office:value-type="float" office:value="87530608" calcext:value-type="float">
            <text:p>87530608</text:p>
          </table:table-cell>
          <table:table-cell table:formula="of:=[.$C444]+[.$B444]" office:value-type="float" office:value="9672429218" calcext:value-type="float">
            <text:p>9672429218</text:p>
          </table:table-cell>
          <table:table-cell table:formula="of:=[levels_parameters.$I$2]*([.$A445]-1) + [levels_parameters.$H$2]+FLOOR([.$A445]/[levels_parameters.$J$2])" office:value-type="float" office:value="534" calcext:value-type="float">
            <text:p>534</text:p>
          </table:table-cell>
          <table:table-cell table:formula="of:=[levels_parameters.$E$2]*([.$A445]-1) + [levels_parameters.$D$2]" office:value-type="float" office:value="9010" calcext:value-type="float">
            <text:p>9010</text:p>
          </table:table-cell>
          <table:table-cell table:formula="of:=[levels_parameters.$G$2]*([.$A44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A446]^[levels_parameters.$B$2] + [levels_parameters.$C$2]*([.$A446]-1)+[levels_parameters.$A$2]" office:value-type="float" office:value="88123354" calcext:value-type="float">
            <text:p>88123354</text:p>
          </table:table-cell>
          <table:table-cell table:formula="of:=[.$C445]+[.$B445]" office:value-type="float" office:value="9759959826" calcext:value-type="float">
            <text:p>9759959826</text:p>
          </table:table-cell>
          <table:table-cell table:formula="of:=[levels_parameters.$I$2]*([.$A446]-1) + [levels_parameters.$H$2]+FLOOR([.$A446]/[levels_parameters.$J$2])" office:value-type="float" office:value="536" calcext:value-type="float">
            <text:p>536</text:p>
          </table:table-cell>
          <table:table-cell table:formula="of:=[levels_parameters.$E$2]*([.$A446]-1) + [levels_parameters.$D$2]" office:value-type="float" office:value="9030" calcext:value-type="float">
            <text:p>9030</text:p>
          </table:table-cell>
          <table:table-cell table:formula="of:=[levels_parameters.$G$2]*([.$A44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A447]^[levels_parameters.$B$2] + [levels_parameters.$C$2]*([.$A447]-1)+[levels_parameters.$A$2]" office:value-type="float" office:value="88718770" calcext:value-type="float">
            <text:p>88718770</text:p>
          </table:table-cell>
          <table:table-cell table:formula="of:=[.$C446]+[.$B446]" office:value-type="float" office:value="9848083180" calcext:value-type="float">
            <text:p>9848083180</text:p>
          </table:table-cell>
          <table:table-cell table:formula="of:=[levels_parameters.$I$2]*([.$A447]-1) + [levels_parameters.$H$2]+FLOOR([.$A447]/[levels_parameters.$J$2])" office:value-type="float" office:value="537" calcext:value-type="float">
            <text:p>537</text:p>
          </table:table-cell>
          <table:table-cell table:formula="of:=[levels_parameters.$E$2]*([.$A447]-1) + [levels_parameters.$D$2]" office:value-type="float" office:value="9050" calcext:value-type="float">
            <text:p>9050</text:p>
          </table:table-cell>
          <table:table-cell table:formula="of:=[levels_parameters.$G$2]*([.$A44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A448]^[levels_parameters.$B$2] + [levels_parameters.$C$2]*([.$A448]-1)+[levels_parameters.$A$2]" office:value-type="float" office:value="89316862" calcext:value-type="float">
            <text:p>89316862</text:p>
          </table:table-cell>
          <table:table-cell table:formula="of:=[.$C447]+[.$B447]" office:value-type="float" office:value="9936801950" calcext:value-type="float">
            <text:p>9936801950</text:p>
          </table:table-cell>
          <table:table-cell table:formula="of:=[levels_parameters.$I$2]*([.$A448]-1) + [levels_parameters.$H$2]+FLOOR([.$A448]/[levels_parameters.$J$2])" office:value-type="float" office:value="538" calcext:value-type="float">
            <text:p>538</text:p>
          </table:table-cell>
          <table:table-cell table:formula="of:=[levels_parameters.$E$2]*([.$A448]-1) + [levels_parameters.$D$2]" office:value-type="float" office:value="9070" calcext:value-type="float">
            <text:p>9070</text:p>
          </table:table-cell>
          <table:table-cell table:formula="of:=[levels_parameters.$G$2]*([.$A44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A449]^[levels_parameters.$B$2] + [levels_parameters.$C$2]*([.$A449]-1)+[levels_parameters.$A$2]" office:value-type="float" office:value="89917636" calcext:value-type="float">
            <text:p>89917636</text:p>
          </table:table-cell>
          <table:table-cell table:formula="of:=[.$C448]+[.$B448]" office:value-type="float" office:value="10026118812" calcext:value-type="float">
            <text:p>10026118812</text:p>
          </table:table-cell>
          <table:table-cell table:formula="of:=[levels_parameters.$I$2]*([.$A449]-1) + [levels_parameters.$H$2]+FLOOR([.$A449]/[levels_parameters.$J$2])" office:value-type="float" office:value="539" calcext:value-type="float">
            <text:p>539</text:p>
          </table:table-cell>
          <table:table-cell table:formula="of:=[levels_parameters.$E$2]*([.$A449]-1) + [levels_parameters.$D$2]" office:value-type="float" office:value="9090" calcext:value-type="float">
            <text:p>9090</text:p>
          </table:table-cell>
          <table:table-cell table:formula="of:=[levels_parameters.$G$2]*([.$A44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A450]^[levels_parameters.$B$2] + [levels_parameters.$C$2]*([.$A450]-1)+[levels_parameters.$A$2]" office:value-type="float" office:value="90521098" calcext:value-type="float">
            <text:p>90521098</text:p>
          </table:table-cell>
          <table:table-cell table:formula="of:=[.$C449]+[.$B449]" office:value-type="float" office:value="10116036448" calcext:value-type="float">
            <text:p>10116036448</text:p>
          </table:table-cell>
          <table:table-cell table:formula="of:=[levels_parameters.$I$2]*([.$A450]-1) + [levels_parameters.$H$2]+FLOOR([.$A450]/[levels_parameters.$J$2])" office:value-type="float" office:value="540" calcext:value-type="float">
            <text:p>540</text:p>
          </table:table-cell>
          <table:table-cell table:formula="of:=[levels_parameters.$E$2]*([.$A450]-1) + [levels_parameters.$D$2]" office:value-type="float" office:value="9110" calcext:value-type="float">
            <text:p>9110</text:p>
          </table:table-cell>
          <table:table-cell table:formula="of:=[levels_parameters.$G$2]*([.$A45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A451]^[levels_parameters.$B$2] + [levels_parameters.$C$2]*([.$A451]-1)+[levels_parameters.$A$2]" office:value-type="float" office:value="91127254" calcext:value-type="float">
            <text:p>91127254</text:p>
          </table:table-cell>
          <table:table-cell table:formula="of:=[.$C450]+[.$B450]" office:value-type="float" office:value="10206557546" calcext:value-type="float">
            <text:p>10206557546</text:p>
          </table:table-cell>
          <table:table-cell table:formula="of:=[levels_parameters.$I$2]*([.$A451]-1) + [levels_parameters.$H$2]+FLOOR([.$A451]/[levels_parameters.$J$2])" office:value-type="float" office:value="542" calcext:value-type="float">
            <text:p>542</text:p>
          </table:table-cell>
          <table:table-cell table:formula="of:=[levels_parameters.$E$2]*([.$A451]-1) + [levels_parameters.$D$2]" office:value-type="float" office:value="9130" calcext:value-type="float">
            <text:p>9130</text:p>
          </table:table-cell>
          <table:table-cell table:formula="of:=[levels_parameters.$G$2]*([.$A45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A452]^[levels_parameters.$B$2] + [levels_parameters.$C$2]*([.$A452]-1)+[levels_parameters.$A$2]" office:value-type="float" office:value="91736110" calcext:value-type="float">
            <text:p>91736110</text:p>
          </table:table-cell>
          <table:table-cell table:formula="of:=[.$C451]+[.$B451]" office:value-type="float" office:value="10297684800" calcext:value-type="float">
            <text:p>10297684800</text:p>
          </table:table-cell>
          <table:table-cell table:formula="of:=[levels_parameters.$I$2]*([.$A452]-1) + [levels_parameters.$H$2]+FLOOR([.$A452]/[levels_parameters.$J$2])" office:value-type="float" office:value="543" calcext:value-type="float">
            <text:p>543</text:p>
          </table:table-cell>
          <table:table-cell table:formula="of:=[levels_parameters.$E$2]*([.$A452]-1) + [levels_parameters.$D$2]" office:value-type="float" office:value="9150" calcext:value-type="float">
            <text:p>9150</text:p>
          </table:table-cell>
          <table:table-cell table:formula="of:=[levels_parameters.$G$2]*([.$A45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A453]^[levels_parameters.$B$2] + [levels_parameters.$C$2]*([.$A453]-1)+[levels_parameters.$A$2]" office:value-type="float" office:value="92347672" calcext:value-type="float">
            <text:p>92347672</text:p>
          </table:table-cell>
          <table:table-cell table:formula="of:=[.$C452]+[.$B452]" office:value-type="float" office:value="10389420910" calcext:value-type="float">
            <text:p>10389420910</text:p>
          </table:table-cell>
          <table:table-cell table:formula="of:=[levels_parameters.$I$2]*([.$A453]-1) + [levels_parameters.$H$2]+FLOOR([.$A453]/[levels_parameters.$J$2])" office:value-type="float" office:value="544" calcext:value-type="float">
            <text:p>544</text:p>
          </table:table-cell>
          <table:table-cell table:formula="of:=[levels_parameters.$E$2]*([.$A453]-1) + [levels_parameters.$D$2]" office:value-type="float" office:value="9170" calcext:value-type="float">
            <text:p>9170</text:p>
          </table:table-cell>
          <table:table-cell table:formula="of:=[levels_parameters.$G$2]*([.$A45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A454]^[levels_parameters.$B$2] + [levels_parameters.$C$2]*([.$A454]-1)+[levels_parameters.$A$2]" office:value-type="float" office:value="92961946" calcext:value-type="float">
            <text:p>92961946</text:p>
          </table:table-cell>
          <table:table-cell table:formula="of:=[.$C453]+[.$B453]" office:value-type="float" office:value="10481768582" calcext:value-type="float">
            <text:p>10481768582</text:p>
          </table:table-cell>
          <table:table-cell table:formula="of:=[levels_parameters.$I$2]*([.$A454]-1) + [levels_parameters.$H$2]+FLOOR([.$A454]/[levels_parameters.$J$2])" office:value-type="float" office:value="545" calcext:value-type="float">
            <text:p>545</text:p>
          </table:table-cell>
          <table:table-cell table:formula="of:=[levels_parameters.$E$2]*([.$A454]-1) + [levels_parameters.$D$2]" office:value-type="float" office:value="9190" calcext:value-type="float">
            <text:p>9190</text:p>
          </table:table-cell>
          <table:table-cell table:formula="of:=[levels_parameters.$G$2]*([.$A45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A455]^[levels_parameters.$B$2] + [levels_parameters.$C$2]*([.$A455]-1)+[levels_parameters.$A$2]" office:value-type="float" office:value="93578938" calcext:value-type="float">
            <text:p>93578938</text:p>
          </table:table-cell>
          <table:table-cell table:formula="of:=[.$C454]+[.$B454]" office:value-type="float" office:value="10574730528" calcext:value-type="float">
            <text:p>10574730528</text:p>
          </table:table-cell>
          <table:table-cell table:formula="of:=[levels_parameters.$I$2]*([.$A455]-1) + [levels_parameters.$H$2]+FLOOR([.$A455]/[levels_parameters.$J$2])" office:value-type="float" office:value="546" calcext:value-type="float">
            <text:p>546</text:p>
          </table:table-cell>
          <table:table-cell table:formula="of:=[levels_parameters.$E$2]*([.$A455]-1) + [levels_parameters.$D$2]" office:value-type="float" office:value="9210" calcext:value-type="float">
            <text:p>9210</text:p>
          </table:table-cell>
          <table:table-cell table:formula="of:=[levels_parameters.$G$2]*([.$A45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A456]^[levels_parameters.$B$2] + [levels_parameters.$C$2]*([.$A456]-1)+[levels_parameters.$A$2]" office:value-type="float" office:value="94198654" calcext:value-type="float">
            <text:p>94198654</text:p>
          </table:table-cell>
          <table:table-cell table:formula="of:=[.$C455]+[.$B455]" office:value-type="float" office:value="10668309466" calcext:value-type="float">
            <text:p>10668309466</text:p>
          </table:table-cell>
          <table:table-cell table:formula="of:=[levels_parameters.$I$2]*([.$A456]-1) + [levels_parameters.$H$2]+FLOOR([.$A456]/[levels_parameters.$J$2])" office:value-type="float" office:value="548" calcext:value-type="float">
            <text:p>548</text:p>
          </table:table-cell>
          <table:table-cell table:formula="of:=[levels_parameters.$E$2]*([.$A456]-1) + [levels_parameters.$D$2]" office:value-type="float" office:value="9230" calcext:value-type="float">
            <text:p>9230</text:p>
          </table:table-cell>
          <table:table-cell table:formula="of:=[levels_parameters.$G$2]*([.$A45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A457]^[levels_parameters.$B$2] + [levels_parameters.$C$2]*([.$A457]-1)+[levels_parameters.$A$2]" office:value-type="float" office:value="94821100" calcext:value-type="float">
            <text:p>94821100</text:p>
          </table:table-cell>
          <table:table-cell table:formula="of:=[.$C456]+[.$B456]" office:value-type="float" office:value="10762508120" calcext:value-type="float">
            <text:p>10762508120</text:p>
          </table:table-cell>
          <table:table-cell table:formula="of:=[levels_parameters.$I$2]*([.$A457]-1) + [levels_parameters.$H$2]+FLOOR([.$A457]/[levels_parameters.$J$2])" office:value-type="float" office:value="549" calcext:value-type="float">
            <text:p>549</text:p>
          </table:table-cell>
          <table:table-cell table:formula="of:=[levels_parameters.$E$2]*([.$A457]-1) + [levels_parameters.$D$2]" office:value-type="float" office:value="9250" calcext:value-type="float">
            <text:p>9250</text:p>
          </table:table-cell>
          <table:table-cell table:formula="of:=[levels_parameters.$G$2]*([.$A45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A458]^[levels_parameters.$B$2] + [levels_parameters.$C$2]*([.$A458]-1)+[levels_parameters.$A$2]" office:value-type="float" office:value="95446282" calcext:value-type="float">
            <text:p>95446282</text:p>
          </table:table-cell>
          <table:table-cell table:formula="of:=[.$C457]+[.$B457]" office:value-type="float" office:value="10857329220" calcext:value-type="float">
            <text:p>10857329220</text:p>
          </table:table-cell>
          <table:table-cell table:formula="of:=[levels_parameters.$I$2]*([.$A458]-1) + [levels_parameters.$H$2]+FLOOR([.$A458]/[levels_parameters.$J$2])" office:value-type="float" office:value="550" calcext:value-type="float">
            <text:p>550</text:p>
          </table:table-cell>
          <table:table-cell table:formula="of:=[levels_parameters.$E$2]*([.$A458]-1) + [levels_parameters.$D$2]" office:value-type="float" office:value="9270" calcext:value-type="float">
            <text:p>9270</text:p>
          </table:table-cell>
          <table:table-cell table:formula="of:=[levels_parameters.$G$2]*([.$A45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A459]^[levels_parameters.$B$2] + [levels_parameters.$C$2]*([.$A459]-1)+[levels_parameters.$A$2]" office:value-type="float" office:value="96074206" calcext:value-type="float">
            <text:p>96074206</text:p>
          </table:table-cell>
          <table:table-cell table:formula="of:=[.$C458]+[.$B458]" office:value-type="float" office:value="10952775502" calcext:value-type="float">
            <text:p>10952775502</text:p>
          </table:table-cell>
          <table:table-cell table:formula="of:=[levels_parameters.$I$2]*([.$A459]-1) + [levels_parameters.$H$2]+FLOOR([.$A459]/[levels_parameters.$J$2])" office:value-type="float" office:value="551" calcext:value-type="float">
            <text:p>551</text:p>
          </table:table-cell>
          <table:table-cell table:formula="of:=[levels_parameters.$E$2]*([.$A459]-1) + [levels_parameters.$D$2]" office:value-type="float" office:value="9290" calcext:value-type="float">
            <text:p>9290</text:p>
          </table:table-cell>
          <table:table-cell table:formula="of:=[levels_parameters.$G$2]*([.$A45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A460]^[levels_parameters.$B$2] + [levels_parameters.$C$2]*([.$A460]-1)+[levels_parameters.$A$2]" office:value-type="float" office:value="96704878" calcext:value-type="float">
            <text:p>96704878</text:p>
          </table:table-cell>
          <table:table-cell table:formula="of:=[.$C459]+[.$B459]" office:value-type="float" office:value="11048849708" calcext:value-type="float">
            <text:p>11048849708</text:p>
          </table:table-cell>
          <table:table-cell table:formula="of:=[levels_parameters.$I$2]*([.$A460]-1) + [levels_parameters.$H$2]+FLOOR([.$A460]/[levels_parameters.$J$2])" office:value-type="float" office:value="552" calcext:value-type="float">
            <text:p>552</text:p>
          </table:table-cell>
          <table:table-cell table:formula="of:=[levels_parameters.$E$2]*([.$A460]-1) + [levels_parameters.$D$2]" office:value-type="float" office:value="9310" calcext:value-type="float">
            <text:p>9310</text:p>
          </table:table-cell>
          <table:table-cell table:formula="of:=[levels_parameters.$G$2]*([.$A46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A461]^[levels_parameters.$B$2] + [levels_parameters.$C$2]*([.$A461]-1)+[levels_parameters.$A$2]" office:value-type="float" office:value="97338304" calcext:value-type="float">
            <text:p>97338304</text:p>
          </table:table-cell>
          <table:table-cell table:formula="of:=[.$C460]+[.$B460]" office:value-type="float" office:value="11145554586" calcext:value-type="float">
            <text:p>11145554586</text:p>
          </table:table-cell>
          <table:table-cell table:formula="of:=[levels_parameters.$I$2]*([.$A461]-1) + [levels_parameters.$H$2]+FLOOR([.$A461]/[levels_parameters.$J$2])" office:value-type="float" office:value="554" calcext:value-type="float">
            <text:p>554</text:p>
          </table:table-cell>
          <table:table-cell table:formula="of:=[levels_parameters.$E$2]*([.$A461]-1) + [levels_parameters.$D$2]" office:value-type="float" office:value="9330" calcext:value-type="float">
            <text:p>9330</text:p>
          </table:table-cell>
          <table:table-cell table:formula="of:=[levels_parameters.$G$2]*([.$A46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A462]^[levels_parameters.$B$2] + [levels_parameters.$C$2]*([.$A462]-1)+[levels_parameters.$A$2]" office:value-type="float" office:value="97974490" calcext:value-type="float">
            <text:p>97974490</text:p>
          </table:table-cell>
          <table:table-cell table:formula="of:=[.$C461]+[.$B461]" office:value-type="float" office:value="11242892890" calcext:value-type="float">
            <text:p>11242892890</text:p>
          </table:table-cell>
          <table:table-cell table:formula="of:=[levels_parameters.$I$2]*([.$A462]-1) + [levels_parameters.$H$2]+FLOOR([.$A462]/[levels_parameters.$J$2])" office:value-type="float" office:value="555" calcext:value-type="float">
            <text:p>555</text:p>
          </table:table-cell>
          <table:table-cell table:formula="of:=[levels_parameters.$E$2]*([.$A462]-1) + [levels_parameters.$D$2]" office:value-type="float" office:value="9350" calcext:value-type="float">
            <text:p>9350</text:p>
          </table:table-cell>
          <table:table-cell table:formula="of:=[levels_parameters.$G$2]*([.$A46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A463]^[levels_parameters.$B$2] + [levels_parameters.$C$2]*([.$A463]-1)+[levels_parameters.$A$2]" office:value-type="float" office:value="98613442" calcext:value-type="float">
            <text:p>98613442</text:p>
          </table:table-cell>
          <table:table-cell table:formula="of:=[.$C462]+[.$B462]" office:value-type="float" office:value="11340867380" calcext:value-type="float">
            <text:p>11340867380</text:p>
          </table:table-cell>
          <table:table-cell table:formula="of:=[levels_parameters.$I$2]*([.$A463]-1) + [levels_parameters.$H$2]+FLOOR([.$A463]/[levels_parameters.$J$2])" office:value-type="float" office:value="556" calcext:value-type="float">
            <text:p>556</text:p>
          </table:table-cell>
          <table:table-cell table:formula="of:=[levels_parameters.$E$2]*([.$A463]-1) + [levels_parameters.$D$2]" office:value-type="float" office:value="9370" calcext:value-type="float">
            <text:p>9370</text:p>
          </table:table-cell>
          <table:table-cell table:formula="of:=[levels_parameters.$G$2]*([.$A46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A464]^[levels_parameters.$B$2] + [levels_parameters.$C$2]*([.$A464]-1)+[levels_parameters.$A$2]" office:value-type="float" office:value="99255166" calcext:value-type="float">
            <text:p>99255166</text:p>
          </table:table-cell>
          <table:table-cell table:formula="of:=[.$C463]+[.$B463]" office:value-type="float" office:value="11439480822" calcext:value-type="float">
            <text:p>11439480822</text:p>
          </table:table-cell>
          <table:table-cell table:formula="of:=[levels_parameters.$I$2]*([.$A464]-1) + [levels_parameters.$H$2]+FLOOR([.$A464]/[levels_parameters.$J$2])" office:value-type="float" office:value="557" calcext:value-type="float">
            <text:p>557</text:p>
          </table:table-cell>
          <table:table-cell table:formula="of:=[levels_parameters.$E$2]*([.$A464]-1) + [levels_parameters.$D$2]" office:value-type="float" office:value="9390" calcext:value-type="float">
            <text:p>9390</text:p>
          </table:table-cell>
          <table:table-cell table:formula="of:=[levels_parameters.$G$2]*([.$A46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A465]^[levels_parameters.$B$2] + [levels_parameters.$C$2]*([.$A465]-1)+[levels_parameters.$A$2]" office:value-type="float" office:value="99899668" calcext:value-type="float">
            <text:p>99899668</text:p>
          </table:table-cell>
          <table:table-cell table:formula="of:=[.$C464]+[.$B464]" office:value-type="float" office:value="11538735988" calcext:value-type="float">
            <text:p>11538735988</text:p>
          </table:table-cell>
          <table:table-cell table:formula="of:=[levels_parameters.$I$2]*([.$A465]-1) + [levels_parameters.$H$2]+FLOOR([.$A465]/[levels_parameters.$J$2])" office:value-type="float" office:value="558" calcext:value-type="float">
            <text:p>558</text:p>
          </table:table-cell>
          <table:table-cell table:formula="of:=[levels_parameters.$E$2]*([.$A465]-1) + [levels_parameters.$D$2]" office:value-type="float" office:value="9410" calcext:value-type="float">
            <text:p>9410</text:p>
          </table:table-cell>
          <table:table-cell table:formula="of:=[levels_parameters.$G$2]*([.$A46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A466]^[levels_parameters.$B$2] + [levels_parameters.$C$2]*([.$A466]-1)+[levels_parameters.$A$2]" office:value-type="float" office:value="100546954" calcext:value-type="float">
            <text:p>100546954</text:p>
          </table:table-cell>
          <table:table-cell table:formula="of:=[.$C465]+[.$B465]" office:value-type="float" office:value="11638635656" calcext:value-type="float">
            <text:p>11638635656</text:p>
          </table:table-cell>
          <table:table-cell table:formula="of:=[levels_parameters.$I$2]*([.$A466]-1) + [levels_parameters.$H$2]+FLOOR([.$A466]/[levels_parameters.$J$2])" office:value-type="float" office:value="560" calcext:value-type="float">
            <text:p>560</text:p>
          </table:table-cell>
          <table:table-cell table:formula="of:=[levels_parameters.$E$2]*([.$A466]-1) + [levels_parameters.$D$2]" office:value-type="float" office:value="9430" calcext:value-type="float">
            <text:p>9430</text:p>
          </table:table-cell>
          <table:table-cell table:formula="of:=[levels_parameters.$G$2]*([.$A46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A467]^[levels_parameters.$B$2] + [levels_parameters.$C$2]*([.$A467]-1)+[levels_parameters.$A$2]" office:value-type="float" office:value="101197030" calcext:value-type="float">
            <text:p>101197030</text:p>
          </table:table-cell>
          <table:table-cell table:formula="of:=[.$C466]+[.$B466]" office:value-type="float" office:value="11739182610" calcext:value-type="float">
            <text:p>11739182610</text:p>
          </table:table-cell>
          <table:table-cell table:formula="of:=[levels_parameters.$I$2]*([.$A467]-1) + [levels_parameters.$H$2]+FLOOR([.$A467]/[levels_parameters.$J$2])" office:value-type="float" office:value="561" calcext:value-type="float">
            <text:p>561</text:p>
          </table:table-cell>
          <table:table-cell table:formula="of:=[levels_parameters.$E$2]*([.$A467]-1) + [levels_parameters.$D$2]" office:value-type="float" office:value="9450" calcext:value-type="float">
            <text:p>9450</text:p>
          </table:table-cell>
          <table:table-cell table:formula="of:=[levels_parameters.$G$2]*([.$A46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A468]^[levels_parameters.$B$2] + [levels_parameters.$C$2]*([.$A468]-1)+[levels_parameters.$A$2]" office:value-type="float" office:value="101849902" calcext:value-type="float">
            <text:p>101849902</text:p>
          </table:table-cell>
          <table:table-cell table:formula="of:=[.$C467]+[.$B467]" office:value-type="float" office:value="11840379640" calcext:value-type="float">
            <text:p>11840379640</text:p>
          </table:table-cell>
          <table:table-cell table:formula="of:=[levels_parameters.$I$2]*([.$A468]-1) + [levels_parameters.$H$2]+FLOOR([.$A468]/[levels_parameters.$J$2])" office:value-type="float" office:value="562" calcext:value-type="float">
            <text:p>562</text:p>
          </table:table-cell>
          <table:table-cell table:formula="of:=[levels_parameters.$E$2]*([.$A468]-1) + [levels_parameters.$D$2]" office:value-type="float" office:value="9470" calcext:value-type="float">
            <text:p>9470</text:p>
          </table:table-cell>
          <table:table-cell table:formula="of:=[levels_parameters.$G$2]*([.$A46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A469]^[levels_parameters.$B$2] + [levels_parameters.$C$2]*([.$A469]-1)+[levels_parameters.$A$2]" office:value-type="float" office:value="102505576" calcext:value-type="float">
            <text:p>102505576</text:p>
          </table:table-cell>
          <table:table-cell table:formula="of:=[.$C468]+[.$B468]" office:value-type="float" office:value="11942229542" calcext:value-type="float">
            <text:p>11942229542</text:p>
          </table:table-cell>
          <table:table-cell table:formula="of:=[levels_parameters.$I$2]*([.$A469]-1) + [levels_parameters.$H$2]+FLOOR([.$A469]/[levels_parameters.$J$2])" office:value-type="float" office:value="563" calcext:value-type="float">
            <text:p>563</text:p>
          </table:table-cell>
          <table:table-cell table:formula="of:=[levels_parameters.$E$2]*([.$A469]-1) + [levels_parameters.$D$2]" office:value-type="float" office:value="9490" calcext:value-type="float">
            <text:p>9490</text:p>
          </table:table-cell>
          <table:table-cell table:formula="of:=[levels_parameters.$G$2]*([.$A46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A470]^[levels_parameters.$B$2] + [levels_parameters.$C$2]*([.$A470]-1)+[levels_parameters.$A$2]" office:value-type="float" office:value="103164058" calcext:value-type="float">
            <text:p>103164058</text:p>
          </table:table-cell>
          <table:table-cell table:formula="of:=[.$C469]+[.$B469]" office:value-type="float" office:value="12044735118" calcext:value-type="float">
            <text:p>12044735118</text:p>
          </table:table-cell>
          <table:table-cell table:formula="of:=[levels_parameters.$I$2]*([.$A470]-1) + [levels_parameters.$H$2]+FLOOR([.$A470]/[levels_parameters.$J$2])" office:value-type="float" office:value="564" calcext:value-type="float">
            <text:p>564</text:p>
          </table:table-cell>
          <table:table-cell table:formula="of:=[levels_parameters.$E$2]*([.$A470]-1) + [levels_parameters.$D$2]" office:value-type="float" office:value="9510" calcext:value-type="float">
            <text:p>9510</text:p>
          </table:table-cell>
          <table:table-cell table:formula="of:=[levels_parameters.$G$2]*([.$A47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A471]^[levels_parameters.$B$2] + [levels_parameters.$C$2]*([.$A471]-1)+[levels_parameters.$A$2]" office:value-type="float" office:value="103825354" calcext:value-type="float">
            <text:p>103825354</text:p>
          </table:table-cell>
          <table:table-cell table:formula="of:=[.$C470]+[.$B470]" office:value-type="float" office:value="12147899176" calcext:value-type="float">
            <text:p>12147899176</text:p>
          </table:table-cell>
          <table:table-cell table:formula="of:=[levels_parameters.$I$2]*([.$A471]-1) + [levels_parameters.$H$2]+FLOOR([.$A471]/[levels_parameters.$J$2])" office:value-type="float" office:value="566" calcext:value-type="float">
            <text:p>566</text:p>
          </table:table-cell>
          <table:table-cell table:formula="of:=[levels_parameters.$E$2]*([.$A471]-1) + [levels_parameters.$D$2]" office:value-type="float" office:value="9530" calcext:value-type="float">
            <text:p>9530</text:p>
          </table:table-cell>
          <table:table-cell table:formula="of:=[levels_parameters.$G$2]*([.$A47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A472]^[levels_parameters.$B$2] + [levels_parameters.$C$2]*([.$A472]-1)+[levels_parameters.$A$2]" office:value-type="float" office:value="104489470" calcext:value-type="float">
            <text:p>104489470</text:p>
          </table:table-cell>
          <table:table-cell table:formula="of:=[.$C471]+[.$B471]" office:value-type="float" office:value="12251724530" calcext:value-type="float">
            <text:p>12251724530</text:p>
          </table:table-cell>
          <table:table-cell table:formula="of:=[levels_parameters.$I$2]*([.$A472]-1) + [levels_parameters.$H$2]+FLOOR([.$A472]/[levels_parameters.$J$2])" office:value-type="float" office:value="567" calcext:value-type="float">
            <text:p>567</text:p>
          </table:table-cell>
          <table:table-cell table:formula="of:=[levels_parameters.$E$2]*([.$A472]-1) + [levels_parameters.$D$2]" office:value-type="float" office:value="9550" calcext:value-type="float">
            <text:p>9550</text:p>
          </table:table-cell>
          <table:table-cell table:formula="of:=[levels_parameters.$G$2]*([.$A47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A473]^[levels_parameters.$B$2] + [levels_parameters.$C$2]*([.$A473]-1)+[levels_parameters.$A$2]" office:value-type="float" office:value="105156412" calcext:value-type="float">
            <text:p>105156412</text:p>
          </table:table-cell>
          <table:table-cell table:formula="of:=[.$C472]+[.$B472]" office:value-type="float" office:value="12356214000" calcext:value-type="float">
            <text:p>12356214000</text:p>
          </table:table-cell>
          <table:table-cell table:formula="of:=[levels_parameters.$I$2]*([.$A473]-1) + [levels_parameters.$H$2]+FLOOR([.$A473]/[levels_parameters.$J$2])" office:value-type="float" office:value="568" calcext:value-type="float">
            <text:p>568</text:p>
          </table:table-cell>
          <table:table-cell table:formula="of:=[levels_parameters.$E$2]*([.$A473]-1) + [levels_parameters.$D$2]" office:value-type="float" office:value="9570" calcext:value-type="float">
            <text:p>9570</text:p>
          </table:table-cell>
          <table:table-cell table:formula="of:=[levels_parameters.$G$2]*([.$A47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A474]^[levels_parameters.$B$2] + [levels_parameters.$C$2]*([.$A474]-1)+[levels_parameters.$A$2]" office:value-type="float" office:value="105826186" calcext:value-type="float">
            <text:p>105826186</text:p>
          </table:table-cell>
          <table:table-cell table:formula="of:=[.$C473]+[.$B473]" office:value-type="float" office:value="12461370412" calcext:value-type="float">
            <text:p>12461370412</text:p>
          </table:table-cell>
          <table:table-cell table:formula="of:=[levels_parameters.$I$2]*([.$A474]-1) + [levels_parameters.$H$2]+FLOOR([.$A474]/[levels_parameters.$J$2])" office:value-type="float" office:value="569" calcext:value-type="float">
            <text:p>569</text:p>
          </table:table-cell>
          <table:table-cell table:formula="of:=[levels_parameters.$E$2]*([.$A474]-1) + [levels_parameters.$D$2]" office:value-type="float" office:value="9590" calcext:value-type="float">
            <text:p>9590</text:p>
          </table:table-cell>
          <table:table-cell table:formula="of:=[levels_parameters.$G$2]*([.$A47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A475]^[levels_parameters.$B$2] + [levels_parameters.$C$2]*([.$A475]-1)+[levels_parameters.$A$2]" office:value-type="float" office:value="106498798" calcext:value-type="float">
            <text:p>106498798</text:p>
          </table:table-cell>
          <table:table-cell table:formula="of:=[.$C474]+[.$B474]" office:value-type="float" office:value="12567196598" calcext:value-type="float">
            <text:p>12567196598</text:p>
          </table:table-cell>
          <table:table-cell table:formula="of:=[levels_parameters.$I$2]*([.$A475]-1) + [levels_parameters.$H$2]+FLOOR([.$A475]/[levels_parameters.$J$2])" office:value-type="float" office:value="570" calcext:value-type="float">
            <text:p>570</text:p>
          </table:table-cell>
          <table:table-cell table:formula="of:=[levels_parameters.$E$2]*([.$A475]-1) + [levels_parameters.$D$2]" office:value-type="float" office:value="9610" calcext:value-type="float">
            <text:p>9610</text:p>
          </table:table-cell>
          <table:table-cell table:formula="of:=[levels_parameters.$G$2]*([.$A47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A476]^[levels_parameters.$B$2] + [levels_parameters.$C$2]*([.$A476]-1)+[levels_parameters.$A$2]" office:value-type="float" office:value="107174254" calcext:value-type="float">
            <text:p>107174254</text:p>
          </table:table-cell>
          <table:table-cell table:formula="of:=[.$C475]+[.$B475]" office:value-type="float" office:value="12673695396" calcext:value-type="float">
            <text:p>12673695396</text:p>
          </table:table-cell>
          <table:table-cell table:formula="of:=[levels_parameters.$I$2]*([.$A476]-1) + [levels_parameters.$H$2]+FLOOR([.$A476]/[levels_parameters.$J$2])" office:value-type="float" office:value="572" calcext:value-type="float">
            <text:p>572</text:p>
          </table:table-cell>
          <table:table-cell table:formula="of:=[levels_parameters.$E$2]*([.$A476]-1) + [levels_parameters.$D$2]" office:value-type="float" office:value="9630" calcext:value-type="float">
            <text:p>9630</text:p>
          </table:table-cell>
          <table:table-cell table:formula="of:=[levels_parameters.$G$2]*([.$A47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A477]^[levels_parameters.$B$2] + [levels_parameters.$C$2]*([.$A477]-1)+[levels_parameters.$A$2]" office:value-type="float" office:value="107852560" calcext:value-type="float">
            <text:p>107852560</text:p>
          </table:table-cell>
          <table:table-cell table:formula="of:=[.$C476]+[.$B476]" office:value-type="float" office:value="12780869650" calcext:value-type="float">
            <text:p>12780869650</text:p>
          </table:table-cell>
          <table:table-cell table:formula="of:=[levels_parameters.$I$2]*([.$A477]-1) + [levels_parameters.$H$2]+FLOOR([.$A477]/[levels_parameters.$J$2])" office:value-type="float" office:value="573" calcext:value-type="float">
            <text:p>573</text:p>
          </table:table-cell>
          <table:table-cell table:formula="of:=[levels_parameters.$E$2]*([.$A477]-1) + [levels_parameters.$D$2]" office:value-type="float" office:value="9650" calcext:value-type="float">
            <text:p>9650</text:p>
          </table:table-cell>
          <table:table-cell table:formula="of:=[levels_parameters.$G$2]*([.$A47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A478]^[levels_parameters.$B$2] + [levels_parameters.$C$2]*([.$A478]-1)+[levels_parameters.$A$2]" office:value-type="float" office:value="108533722" calcext:value-type="float">
            <text:p>108533722</text:p>
          </table:table-cell>
          <table:table-cell table:formula="of:=[.$C477]+[.$B477]" office:value-type="float" office:value="12888722210" calcext:value-type="float">
            <text:p>12888722210</text:p>
          </table:table-cell>
          <table:table-cell table:formula="of:=[levels_parameters.$I$2]*([.$A478]-1) + [levels_parameters.$H$2]+FLOOR([.$A478]/[levels_parameters.$J$2])" office:value-type="float" office:value="574" calcext:value-type="float">
            <text:p>574</text:p>
          </table:table-cell>
          <table:table-cell table:formula="of:=[levels_parameters.$E$2]*([.$A478]-1) + [levels_parameters.$D$2]" office:value-type="float" office:value="9670" calcext:value-type="float">
            <text:p>9670</text:p>
          </table:table-cell>
          <table:table-cell table:formula="of:=[levels_parameters.$G$2]*([.$A47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A479]^[levels_parameters.$B$2] + [levels_parameters.$C$2]*([.$A479]-1)+[levels_parameters.$A$2]" office:value-type="float" office:value="109217746" calcext:value-type="float">
            <text:p>109217746</text:p>
          </table:table-cell>
          <table:table-cell table:formula="of:=[.$C478]+[.$B478]" office:value-type="float" office:value="12997255932" calcext:value-type="float">
            <text:p>12997255932</text:p>
          </table:table-cell>
          <table:table-cell table:formula="of:=[levels_parameters.$I$2]*([.$A479]-1) + [levels_parameters.$H$2]+FLOOR([.$A479]/[levels_parameters.$J$2])" office:value-type="float" office:value="575" calcext:value-type="float">
            <text:p>575</text:p>
          </table:table-cell>
          <table:table-cell table:formula="of:=[levels_parameters.$E$2]*([.$A479]-1) + [levels_parameters.$D$2]" office:value-type="float" office:value="9690" calcext:value-type="float">
            <text:p>9690</text:p>
          </table:table-cell>
          <table:table-cell table:formula="of:=[levels_parameters.$G$2]*([.$A47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A480]^[levels_parameters.$B$2] + [levels_parameters.$C$2]*([.$A480]-1)+[levels_parameters.$A$2]" office:value-type="float" office:value="109904638" calcext:value-type="float">
            <text:p>109904638</text:p>
          </table:table-cell>
          <table:table-cell table:formula="of:=[.$C479]+[.$B479]" office:value-type="float" office:value="13106473678" calcext:value-type="float">
            <text:p>13106473678</text:p>
          </table:table-cell>
          <table:table-cell table:formula="of:=[levels_parameters.$I$2]*([.$A480]-1) + [levels_parameters.$H$2]+FLOOR([.$A480]/[levels_parameters.$J$2])" office:value-type="float" office:value="576" calcext:value-type="float">
            <text:p>576</text:p>
          </table:table-cell>
          <table:table-cell table:formula="of:=[levels_parameters.$E$2]*([.$A480]-1) + [levels_parameters.$D$2]" office:value-type="float" office:value="9710" calcext:value-type="float">
            <text:p>9710</text:p>
          </table:table-cell>
          <table:table-cell table:formula="of:=[levels_parameters.$G$2]*([.$A48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A481]^[levels_parameters.$B$2] + [levels_parameters.$C$2]*([.$A481]-1)+[levels_parameters.$A$2]" office:value-type="float" office:value="110594404" calcext:value-type="float">
            <text:p>110594404</text:p>
          </table:table-cell>
          <table:table-cell table:formula="of:=[.$C480]+[.$B480]" office:value-type="float" office:value="13216378316" calcext:value-type="float">
            <text:p>13216378316</text:p>
          </table:table-cell>
          <table:table-cell table:formula="of:=[levels_parameters.$I$2]*([.$A481]-1) + [levels_parameters.$H$2]+FLOOR([.$A481]/[levels_parameters.$J$2])" office:value-type="float" office:value="578" calcext:value-type="float">
            <text:p>578</text:p>
          </table:table-cell>
          <table:table-cell table:formula="of:=[levels_parameters.$E$2]*([.$A481]-1) + [levels_parameters.$D$2]" office:value-type="float" office:value="9730" calcext:value-type="float">
            <text:p>9730</text:p>
          </table:table-cell>
          <table:table-cell table:formula="of:=[levels_parameters.$G$2]*([.$A48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A482]^[levels_parameters.$B$2] + [levels_parameters.$C$2]*([.$A482]-1)+[levels_parameters.$A$2]" office:value-type="float" office:value="111287050" calcext:value-type="float">
            <text:p>111287050</text:p>
          </table:table-cell>
          <table:table-cell table:formula="of:=[.$C481]+[.$B481]" office:value-type="float" office:value="13326972720" calcext:value-type="float">
            <text:p>13326972720</text:p>
          </table:table-cell>
          <table:table-cell table:formula="of:=[levels_parameters.$I$2]*([.$A482]-1) + [levels_parameters.$H$2]+FLOOR([.$A482]/[levels_parameters.$J$2])" office:value-type="float" office:value="579" calcext:value-type="float">
            <text:p>579</text:p>
          </table:table-cell>
          <table:table-cell table:formula="of:=[levels_parameters.$E$2]*([.$A482]-1) + [levels_parameters.$D$2]" office:value-type="float" office:value="9750" calcext:value-type="float">
            <text:p>9750</text:p>
          </table:table-cell>
          <table:table-cell table:formula="of:=[levels_parameters.$G$2]*([.$A48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A483]^[levels_parameters.$B$2] + [levels_parameters.$C$2]*([.$A483]-1)+[levels_parameters.$A$2]" office:value-type="float" office:value="111982582" calcext:value-type="float">
            <text:p>111982582</text:p>
          </table:table-cell>
          <table:table-cell table:formula="of:=[.$C482]+[.$B482]" office:value-type="float" office:value="13438259770" calcext:value-type="float">
            <text:p>13438259770</text:p>
          </table:table-cell>
          <table:table-cell table:formula="of:=[levels_parameters.$I$2]*([.$A483]-1) + [levels_parameters.$H$2]+FLOOR([.$A483]/[levels_parameters.$J$2])" office:value-type="float" office:value="580" calcext:value-type="float">
            <text:p>580</text:p>
          </table:table-cell>
          <table:table-cell table:formula="of:=[levels_parameters.$E$2]*([.$A483]-1) + [levels_parameters.$D$2]" office:value-type="float" office:value="9770" calcext:value-type="float">
            <text:p>9770</text:p>
          </table:table-cell>
          <table:table-cell table:formula="of:=[levels_parameters.$G$2]*([.$A48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A484]^[levels_parameters.$B$2] + [levels_parameters.$C$2]*([.$A484]-1)+[levels_parameters.$A$2]" office:value-type="float" office:value="112681006" calcext:value-type="float">
            <text:p>112681006</text:p>
          </table:table-cell>
          <table:table-cell table:formula="of:=[.$C483]+[.$B483]" office:value-type="float" office:value="13550242352" calcext:value-type="float">
            <text:p>13550242352</text:p>
          </table:table-cell>
          <table:table-cell table:formula="of:=[levels_parameters.$I$2]*([.$A484]-1) + [levels_parameters.$H$2]+FLOOR([.$A484]/[levels_parameters.$J$2])" office:value-type="float" office:value="581" calcext:value-type="float">
            <text:p>581</text:p>
          </table:table-cell>
          <table:table-cell table:formula="of:=[levels_parameters.$E$2]*([.$A484]-1) + [levels_parameters.$D$2]" office:value-type="float" office:value="9790" calcext:value-type="float">
            <text:p>9790</text:p>
          </table:table-cell>
          <table:table-cell table:formula="of:=[levels_parameters.$G$2]*([.$A48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A485]^[levels_parameters.$B$2] + [levels_parameters.$C$2]*([.$A485]-1)+[levels_parameters.$A$2]" office:value-type="float" office:value="113382328" calcext:value-type="float">
            <text:p>113382328</text:p>
          </table:table-cell>
          <table:table-cell table:formula="of:=[.$C484]+[.$B484]" office:value-type="float" office:value="13662923358" calcext:value-type="float">
            <text:p>13662923358</text:p>
          </table:table-cell>
          <table:table-cell table:formula="of:=[levels_parameters.$I$2]*([.$A485]-1) + [levels_parameters.$H$2]+FLOOR([.$A485]/[levels_parameters.$J$2])" office:value-type="float" office:value="582" calcext:value-type="float">
            <text:p>582</text:p>
          </table:table-cell>
          <table:table-cell table:formula="of:=[levels_parameters.$E$2]*([.$A485]-1) + [levels_parameters.$D$2]" office:value-type="float" office:value="9810" calcext:value-type="float">
            <text:p>9810</text:p>
          </table:table-cell>
          <table:table-cell table:formula="of:=[levels_parameters.$G$2]*([.$A48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A486]^[levels_parameters.$B$2] + [levels_parameters.$C$2]*([.$A486]-1)+[levels_parameters.$A$2]" office:value-type="float" office:value="114086554" calcext:value-type="float">
            <text:p>114086554</text:p>
          </table:table-cell>
          <table:table-cell table:formula="of:=[.$C485]+[.$B485]" office:value-type="float" office:value="13776305686" calcext:value-type="float">
            <text:p>13776305686</text:p>
          </table:table-cell>
          <table:table-cell table:formula="of:=[levels_parameters.$I$2]*([.$A486]-1) + [levels_parameters.$H$2]+FLOOR([.$A486]/[levels_parameters.$J$2])" office:value-type="float" office:value="584" calcext:value-type="float">
            <text:p>584</text:p>
          </table:table-cell>
          <table:table-cell table:formula="of:=[levels_parameters.$E$2]*([.$A486]-1) + [levels_parameters.$D$2]" office:value-type="float" office:value="9830" calcext:value-type="float">
            <text:p>9830</text:p>
          </table:table-cell>
          <table:table-cell table:formula="of:=[levels_parameters.$G$2]*([.$A48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A487]^[levels_parameters.$B$2] + [levels_parameters.$C$2]*([.$A487]-1)+[levels_parameters.$A$2]" office:value-type="float" office:value="114793690" calcext:value-type="float">
            <text:p>114793690</text:p>
          </table:table-cell>
          <table:table-cell table:formula="of:=[.$C486]+[.$B486]" office:value-type="float" office:value="13890392240" calcext:value-type="float">
            <text:p>13890392240</text:p>
          </table:table-cell>
          <table:table-cell table:formula="of:=[levels_parameters.$I$2]*([.$A487]-1) + [levels_parameters.$H$2]+FLOOR([.$A487]/[levels_parameters.$J$2])" office:value-type="float" office:value="585" calcext:value-type="float">
            <text:p>585</text:p>
          </table:table-cell>
          <table:table-cell table:formula="of:=[levels_parameters.$E$2]*([.$A487]-1) + [levels_parameters.$D$2]" office:value-type="float" office:value="9850" calcext:value-type="float">
            <text:p>9850</text:p>
          </table:table-cell>
          <table:table-cell table:formula="of:=[levels_parameters.$G$2]*([.$A48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A488]^[levels_parameters.$B$2] + [levels_parameters.$C$2]*([.$A488]-1)+[levels_parameters.$A$2]" office:value-type="float" office:value="115503742" calcext:value-type="float">
            <text:p>115503742</text:p>
          </table:table-cell>
          <table:table-cell table:formula="of:=[.$C487]+[.$B487]" office:value-type="float" office:value="14005185930" calcext:value-type="float">
            <text:p>14005185930</text:p>
          </table:table-cell>
          <table:table-cell table:formula="of:=[levels_parameters.$I$2]*([.$A488]-1) + [levels_parameters.$H$2]+FLOOR([.$A488]/[levels_parameters.$J$2])" office:value-type="float" office:value="586" calcext:value-type="float">
            <text:p>586</text:p>
          </table:table-cell>
          <table:table-cell table:formula="of:=[levels_parameters.$E$2]*([.$A488]-1) + [levels_parameters.$D$2]" office:value-type="float" office:value="9870" calcext:value-type="float">
            <text:p>9870</text:p>
          </table:table-cell>
          <table:table-cell table:formula="of:=[levels_parameters.$G$2]*([.$A48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A489]^[levels_parameters.$B$2] + [levels_parameters.$C$2]*([.$A489]-1)+[levels_parameters.$A$2]" office:value-type="float" office:value="116216716" calcext:value-type="float">
            <text:p>116216716</text:p>
          </table:table-cell>
          <table:table-cell table:formula="of:=[.$C488]+[.$B488]" office:value-type="float" office:value="14120689672" calcext:value-type="float">
            <text:p>14120689672</text:p>
          </table:table-cell>
          <table:table-cell table:formula="of:=[levels_parameters.$I$2]*([.$A489]-1) + [levels_parameters.$H$2]+FLOOR([.$A489]/[levels_parameters.$J$2])" office:value-type="float" office:value="587" calcext:value-type="float">
            <text:p>587</text:p>
          </table:table-cell>
          <table:table-cell table:formula="of:=[levels_parameters.$E$2]*([.$A489]-1) + [levels_parameters.$D$2]" office:value-type="float" office:value="9890" calcext:value-type="float">
            <text:p>9890</text:p>
          </table:table-cell>
          <table:table-cell table:formula="of:=[levels_parameters.$G$2]*([.$A48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A490]^[levels_parameters.$B$2] + [levels_parameters.$C$2]*([.$A490]-1)+[levels_parameters.$A$2]" office:value-type="float" office:value="116932618" calcext:value-type="float">
            <text:p>116932618</text:p>
          </table:table-cell>
          <table:table-cell table:formula="of:=[.$C489]+[.$B489]" office:value-type="float" office:value="14236906388" calcext:value-type="float">
            <text:p>14236906388</text:p>
          </table:table-cell>
          <table:table-cell table:formula="of:=[levels_parameters.$I$2]*([.$A490]-1) + [levels_parameters.$H$2]+FLOOR([.$A490]/[levels_parameters.$J$2])" office:value-type="float" office:value="588" calcext:value-type="float">
            <text:p>588</text:p>
          </table:table-cell>
          <table:table-cell table:formula="of:=[levels_parameters.$E$2]*([.$A490]-1) + [levels_parameters.$D$2]" office:value-type="float" office:value="9910" calcext:value-type="float">
            <text:p>9910</text:p>
          </table:table-cell>
          <table:table-cell table:formula="of:=[levels_parameters.$G$2]*([.$A49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A491]^[levels_parameters.$B$2] + [levels_parameters.$C$2]*([.$A491]-1)+[levels_parameters.$A$2]" office:value-type="float" office:value="117651454" calcext:value-type="float">
            <text:p>117651454</text:p>
          </table:table-cell>
          <table:table-cell table:formula="of:=[.$C490]+[.$B490]" office:value-type="float" office:value="14353839006" calcext:value-type="float">
            <text:p>14353839006</text:p>
          </table:table-cell>
          <table:table-cell table:formula="of:=[levels_parameters.$I$2]*([.$A491]-1) + [levels_parameters.$H$2]+FLOOR([.$A491]/[levels_parameters.$J$2])" office:value-type="float" office:value="590" calcext:value-type="float">
            <text:p>590</text:p>
          </table:table-cell>
          <table:table-cell table:formula="of:=[levels_parameters.$E$2]*([.$A491]-1) + [levels_parameters.$D$2]" office:value-type="float" office:value="9930" calcext:value-type="float">
            <text:p>9930</text:p>
          </table:table-cell>
          <table:table-cell table:formula="of:=[levels_parameters.$G$2]*([.$A49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A492]^[levels_parameters.$B$2] + [levels_parameters.$C$2]*([.$A492]-1)+[levels_parameters.$A$2]" office:value-type="float" office:value="118373230" calcext:value-type="float">
            <text:p>118373230</text:p>
          </table:table-cell>
          <table:table-cell table:formula="of:=[.$C491]+[.$B491]" office:value-type="float" office:value="14471490460" calcext:value-type="float">
            <text:p>14471490460</text:p>
          </table:table-cell>
          <table:table-cell table:formula="of:=[levels_parameters.$I$2]*([.$A492]-1) + [levels_parameters.$H$2]+FLOOR([.$A492]/[levels_parameters.$J$2])" office:value-type="float" office:value="591" calcext:value-type="float">
            <text:p>591</text:p>
          </table:table-cell>
          <table:table-cell table:formula="of:=[levels_parameters.$E$2]*([.$A492]-1) + [levels_parameters.$D$2]" office:value-type="float" office:value="9950" calcext:value-type="float">
            <text:p>9950</text:p>
          </table:table-cell>
          <table:table-cell table:formula="of:=[levels_parameters.$G$2]*([.$A49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A493]^[levels_parameters.$B$2] + [levels_parameters.$C$2]*([.$A493]-1)+[levels_parameters.$A$2]" office:value-type="float" office:value="119097952" calcext:value-type="float">
            <text:p>119097952</text:p>
          </table:table-cell>
          <table:table-cell table:formula="of:=[.$C492]+[.$B492]" office:value-type="float" office:value="14589863690" calcext:value-type="float">
            <text:p>14589863690</text:p>
          </table:table-cell>
          <table:table-cell table:formula="of:=[levels_parameters.$I$2]*([.$A493]-1) + [levels_parameters.$H$2]+FLOOR([.$A493]/[levels_parameters.$J$2])" office:value-type="float" office:value="592" calcext:value-type="float">
            <text:p>592</text:p>
          </table:table-cell>
          <table:table-cell table:formula="of:=[levels_parameters.$E$2]*([.$A493]-1) + [levels_parameters.$D$2]" office:value-type="float" office:value="9970" calcext:value-type="float">
            <text:p>9970</text:p>
          </table:table-cell>
          <table:table-cell table:formula="of:=[levels_parameters.$G$2]*([.$A49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A494]^[levels_parameters.$B$2] + [levels_parameters.$C$2]*([.$A494]-1)+[levels_parameters.$A$2]" office:value-type="float" office:value="119825626" calcext:value-type="float">
            <text:p>119825626</text:p>
          </table:table-cell>
          <table:table-cell table:formula="of:=[.$C493]+[.$B493]" office:value-type="float" office:value="14708961642" calcext:value-type="float">
            <text:p>14708961642</text:p>
          </table:table-cell>
          <table:table-cell table:formula="of:=[levels_parameters.$I$2]*([.$A494]-1) + [levels_parameters.$H$2]+FLOOR([.$A494]/[levels_parameters.$J$2])" office:value-type="float" office:value="593" calcext:value-type="float">
            <text:p>593</text:p>
          </table:table-cell>
          <table:table-cell table:formula="of:=[levels_parameters.$E$2]*([.$A494]-1) + [levels_parameters.$D$2]" office:value-type="float" office:value="9990" calcext:value-type="float">
            <text:p>9990</text:p>
          </table:table-cell>
          <table:table-cell table:formula="of:=[levels_parameters.$G$2]*([.$A49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A495]^[levels_parameters.$B$2] + [levels_parameters.$C$2]*([.$A495]-1)+[levels_parameters.$A$2]" office:value-type="float" office:value="120556258" calcext:value-type="float">
            <text:p>120556258</text:p>
          </table:table-cell>
          <table:table-cell table:formula="of:=[.$C494]+[.$B494]" office:value-type="float" office:value="14828787268" calcext:value-type="float">
            <text:p>14828787268</text:p>
          </table:table-cell>
          <table:table-cell table:formula="of:=[levels_parameters.$I$2]*([.$A495]-1) + [levels_parameters.$H$2]+FLOOR([.$A495]/[levels_parameters.$J$2])" office:value-type="float" office:value="594" calcext:value-type="float">
            <text:p>594</text:p>
          </table:table-cell>
          <table:table-cell table:formula="of:=[levels_parameters.$E$2]*([.$A495]-1) + [levels_parameters.$D$2]" office:value-type="float" office:value="10010" calcext:value-type="float">
            <text:p>10010</text:p>
          </table:table-cell>
          <table:table-cell table:formula="of:=[levels_parameters.$G$2]*([.$A49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A496]^[levels_parameters.$B$2] + [levels_parameters.$C$2]*([.$A496]-1)+[levels_parameters.$A$2]" office:value-type="float" office:value="121289854" calcext:value-type="float">
            <text:p>121289854</text:p>
          </table:table-cell>
          <table:table-cell table:formula="of:=[.$C495]+[.$B495]" office:value-type="float" office:value="14949343526" calcext:value-type="float">
            <text:p>14949343526</text:p>
          </table:table-cell>
          <table:table-cell table:formula="of:=[levels_parameters.$I$2]*([.$A496]-1) + [levels_parameters.$H$2]+FLOOR([.$A496]/[levels_parameters.$J$2])" office:value-type="float" office:value="596" calcext:value-type="float">
            <text:p>596</text:p>
          </table:table-cell>
          <table:table-cell table:formula="of:=[levels_parameters.$E$2]*([.$A496]-1) + [levels_parameters.$D$2]" office:value-type="float" office:value="10030" calcext:value-type="float">
            <text:p>10030</text:p>
          </table:table-cell>
          <table:table-cell table:formula="of:=[levels_parameters.$G$2]*([.$A49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A497]^[levels_parameters.$B$2] + [levels_parameters.$C$2]*([.$A497]-1)+[levels_parameters.$A$2]" office:value-type="float" office:value="122026420" calcext:value-type="float">
            <text:p>122026420</text:p>
          </table:table-cell>
          <table:table-cell table:formula="of:=[.$C496]+[.$B496]" office:value-type="float" office:value="15070633380" calcext:value-type="float">
            <text:p>15070633380</text:p>
          </table:table-cell>
          <table:table-cell table:formula="of:=[levels_parameters.$I$2]*([.$A497]-1) + [levels_parameters.$H$2]+FLOOR([.$A497]/[levels_parameters.$J$2])" office:value-type="float" office:value="597" calcext:value-type="float">
            <text:p>597</text:p>
          </table:table-cell>
          <table:table-cell table:formula="of:=[levels_parameters.$E$2]*([.$A497]-1) + [levels_parameters.$D$2]" office:value-type="float" office:value="10050" calcext:value-type="float">
            <text:p>10050</text:p>
          </table:table-cell>
          <table:table-cell table:formula="of:=[levels_parameters.$G$2]*([.$A49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A498]^[levels_parameters.$B$2] + [levels_parameters.$C$2]*([.$A498]-1)+[levels_parameters.$A$2]" office:value-type="float" office:value="122765962" calcext:value-type="float">
            <text:p>122765962</text:p>
          </table:table-cell>
          <table:table-cell table:formula="of:=[.$C497]+[.$B497]" office:value-type="float" office:value="15192659800" calcext:value-type="float">
            <text:p>15192659800</text:p>
          </table:table-cell>
          <table:table-cell table:formula="of:=[levels_parameters.$I$2]*([.$A498]-1) + [levels_parameters.$H$2]+FLOOR([.$A498]/[levels_parameters.$J$2])" office:value-type="float" office:value="598" calcext:value-type="float">
            <text:p>598</text:p>
          </table:table-cell>
          <table:table-cell table:formula="of:=[levels_parameters.$E$2]*([.$A498]-1) + [levels_parameters.$D$2]" office:value-type="float" office:value="10070" calcext:value-type="float">
            <text:p>10070</text:p>
          </table:table-cell>
          <table:table-cell table:formula="of:=[levels_parameters.$G$2]*([.$A49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A499]^[levels_parameters.$B$2] + [levels_parameters.$C$2]*([.$A499]-1)+[levels_parameters.$A$2]" office:value-type="float" office:value="123508486" calcext:value-type="float">
            <text:p>123508486</text:p>
          </table:table-cell>
          <table:table-cell table:formula="of:=[.$C498]+[.$B498]" office:value-type="float" office:value="15315425762" calcext:value-type="float">
            <text:p>15315425762</text:p>
          </table:table-cell>
          <table:table-cell table:formula="of:=[levels_parameters.$I$2]*([.$A499]-1) + [levels_parameters.$H$2]+FLOOR([.$A499]/[levels_parameters.$J$2])" office:value-type="float" office:value="599" calcext:value-type="float">
            <text:p>599</text:p>
          </table:table-cell>
          <table:table-cell table:formula="of:=[levels_parameters.$E$2]*([.$A499]-1) + [levels_parameters.$D$2]" office:value-type="float" office:value="10090" calcext:value-type="float">
            <text:p>10090</text:p>
          </table:table-cell>
          <table:table-cell table:formula="of:=[levels_parameters.$G$2]*([.$A49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A500]^[levels_parameters.$B$2] + [levels_parameters.$C$2]*([.$A500]-1)+[levels_parameters.$A$2]" office:value-type="float" office:value="124253998" calcext:value-type="float">
            <text:p>124253998</text:p>
          </table:table-cell>
          <table:table-cell table:formula="of:=[.$C499]+[.$B499]" office:value-type="float" office:value="15438934248" calcext:value-type="float">
            <text:p>15438934248</text:p>
          </table:table-cell>
          <table:table-cell table:formula="of:=[levels_parameters.$I$2]*([.$A500]-1) + [levels_parameters.$H$2]+FLOOR([.$A500]/[levels_parameters.$J$2])" office:value-type="float" office:value="600" calcext:value-type="float">
            <text:p>600</text:p>
          </table:table-cell>
          <table:table-cell table:formula="of:=[levels_parameters.$E$2]*([.$A500]-1) + [levels_parameters.$D$2]" office:value-type="float" office:value="10110" calcext:value-type="float">
            <text:p>10110</text:p>
          </table:table-cell>
          <table:table-cell table:formula="of:=[levels_parameters.$G$2]*([.$A50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A501]^[levels_parameters.$B$2] + [levels_parameters.$C$2]*([.$A501]-1)+[levels_parameters.$A$2]" office:value-type="float" office:value="125002504" calcext:value-type="float">
            <text:p>125002504</text:p>
          </table:table-cell>
          <table:table-cell table:formula="of:=[.$C500]+[.$B500]" office:value-type="float" office:value="15563188246" calcext:value-type="float">
            <text:p>15563188246</text:p>
          </table:table-cell>
          <table:table-cell table:formula="of:=[levels_parameters.$I$2]*([.$A501]-1) + [levels_parameters.$H$2]+FLOOR([.$A501]/[levels_parameters.$J$2])" office:value-type="float" office:value="602" calcext:value-type="float">
            <text:p>602</text:p>
          </table:table-cell>
          <table:table-cell table:formula="of:=[levels_parameters.$E$2]*([.$A501]-1) + [levels_parameters.$D$2]" office:value-type="float" office:value="10130" calcext:value-type="float">
            <text:p>10130</text:p>
          </table:table-cell>
          <table:table-cell table:formula="of:=[levels_parameters.$G$2]*([.$A50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A502]^[levels_parameters.$B$2] + [levels_parameters.$C$2]*([.$A502]-1)+[levels_parameters.$A$2]" office:value-type="float" office:value="125754010" calcext:value-type="float">
            <text:p>125754010</text:p>
          </table:table-cell>
          <table:table-cell table:formula="of:=[.$C501]+[.$B501]" office:value-type="float" office:value="15688190750" calcext:value-type="float">
            <text:p>15688190750</text:p>
          </table:table-cell>
          <table:table-cell table:formula="of:=[levels_parameters.$I$2]*([.$A502]-1) + [levels_parameters.$H$2]+FLOOR([.$A502]/[levels_parameters.$J$2])" office:value-type="float" office:value="603" calcext:value-type="float">
            <text:p>603</text:p>
          </table:table-cell>
          <table:table-cell table:formula="of:=[levels_parameters.$E$2]*([.$A502]-1) + [levels_parameters.$D$2]" office:value-type="float" office:value="10150" calcext:value-type="float">
            <text:p>10150</text:p>
          </table:table-cell>
          <table:table-cell table:formula="of:=[levels_parameters.$G$2]*([.$A50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A503]^[levels_parameters.$B$2] + [levels_parameters.$C$2]*([.$A503]-1)+[levels_parameters.$A$2]" office:value-type="float" office:value="126508522" calcext:value-type="float">
            <text:p>126508522</text:p>
          </table:table-cell>
          <table:table-cell table:formula="of:=[.$C502]+[.$B502]" office:value-type="float" office:value="15813944760" calcext:value-type="float">
            <text:p>15813944760</text:p>
          </table:table-cell>
          <table:table-cell table:formula="of:=[levels_parameters.$I$2]*([.$A503]-1) + [levels_parameters.$H$2]+FLOOR([.$A503]/[levels_parameters.$J$2])" office:value-type="float" office:value="604" calcext:value-type="float">
            <text:p>604</text:p>
          </table:table-cell>
          <table:table-cell table:formula="of:=[levels_parameters.$E$2]*([.$A503]-1) + [levels_parameters.$D$2]" office:value-type="float" office:value="10170" calcext:value-type="float">
            <text:p>10170</text:p>
          </table:table-cell>
          <table:table-cell table:formula="of:=[levels_parameters.$G$2]*([.$A50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A504]^[levels_parameters.$B$2] + [levels_parameters.$C$2]*([.$A504]-1)+[levels_parameters.$A$2]" office:value-type="float" office:value="127266046" calcext:value-type="float">
            <text:p>127266046</text:p>
          </table:table-cell>
          <table:table-cell table:formula="of:=[.$C503]+[.$B503]" office:value-type="float" office:value="15940453282" calcext:value-type="float">
            <text:p>15940453282</text:p>
          </table:table-cell>
          <table:table-cell table:formula="of:=[levels_parameters.$I$2]*([.$A504]-1) + [levels_parameters.$H$2]+FLOOR([.$A504]/[levels_parameters.$J$2])" office:value-type="float" office:value="605" calcext:value-type="float">
            <text:p>605</text:p>
          </table:table-cell>
          <table:table-cell table:formula="of:=[levels_parameters.$E$2]*([.$A504]-1) + [levels_parameters.$D$2]" office:value-type="float" office:value="10190" calcext:value-type="float">
            <text:p>10190</text:p>
          </table:table-cell>
          <table:table-cell table:formula="of:=[levels_parameters.$G$2]*([.$A50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A505]^[levels_parameters.$B$2] + [levels_parameters.$C$2]*([.$A505]-1)+[levels_parameters.$A$2]" office:value-type="float" office:value="128026588" calcext:value-type="float">
            <text:p>128026588</text:p>
          </table:table-cell>
          <table:table-cell table:formula="of:=[.$C504]+[.$B504]" office:value-type="float" office:value="16067719328" calcext:value-type="float">
            <text:p>16067719328</text:p>
          </table:table-cell>
          <table:table-cell table:formula="of:=[levels_parameters.$I$2]*([.$A505]-1) + [levels_parameters.$H$2]+FLOOR([.$A505]/[levels_parameters.$J$2])" office:value-type="float" office:value="606" calcext:value-type="float">
            <text:p>606</text:p>
          </table:table-cell>
          <table:table-cell table:formula="of:=[levels_parameters.$E$2]*([.$A505]-1) + [levels_parameters.$D$2]" office:value-type="float" office:value="10210" calcext:value-type="float">
            <text:p>10210</text:p>
          </table:table-cell>
          <table:table-cell table:formula="of:=[levels_parameters.$G$2]*([.$A50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A506]^[levels_parameters.$B$2] + [levels_parameters.$C$2]*([.$A506]-1)+[levels_parameters.$A$2]" office:value-type="float" office:value="128790154" calcext:value-type="float">
            <text:p>128790154</text:p>
          </table:table-cell>
          <table:table-cell table:formula="of:=[.$C505]+[.$B505]" office:value-type="float" office:value="16195745916" calcext:value-type="float">
            <text:p>16195745916</text:p>
          </table:table-cell>
          <table:table-cell table:formula="of:=[levels_parameters.$I$2]*([.$A506]-1) + [levels_parameters.$H$2]+FLOOR([.$A506]/[levels_parameters.$J$2])" office:value-type="float" office:value="608" calcext:value-type="float">
            <text:p>608</text:p>
          </table:table-cell>
          <table:table-cell table:formula="of:=[levels_parameters.$E$2]*([.$A506]-1) + [levels_parameters.$D$2]" office:value-type="float" office:value="10230" calcext:value-type="float">
            <text:p>10230</text:p>
          </table:table-cell>
          <table:table-cell table:formula="of:=[levels_parameters.$G$2]*([.$A50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A507]^[levels_parameters.$B$2] + [levels_parameters.$C$2]*([.$A507]-1)+[levels_parameters.$A$2]" office:value-type="float" office:value="129556750" calcext:value-type="float">
            <text:p>129556750</text:p>
          </table:table-cell>
          <table:table-cell table:formula="of:=[.$C506]+[.$B506]" office:value-type="float" office:value="16324536070" calcext:value-type="float">
            <text:p>16324536070</text:p>
          </table:table-cell>
          <table:table-cell table:formula="of:=[levels_parameters.$I$2]*([.$A507]-1) + [levels_parameters.$H$2]+FLOOR([.$A507]/[levels_parameters.$J$2])" office:value-type="float" office:value="609" calcext:value-type="float">
            <text:p>609</text:p>
          </table:table-cell>
          <table:table-cell table:formula="of:=[levels_parameters.$E$2]*([.$A507]-1) + [levels_parameters.$D$2]" office:value-type="float" office:value="10250" calcext:value-type="float">
            <text:p>10250</text:p>
          </table:table-cell>
          <table:table-cell table:formula="of:=[levels_parameters.$G$2]*([.$A50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A508]^[levels_parameters.$B$2] + [levels_parameters.$C$2]*([.$A508]-1)+[levels_parameters.$A$2]" office:value-type="float" office:value="130326382" calcext:value-type="float">
            <text:p>130326382</text:p>
          </table:table-cell>
          <table:table-cell table:formula="of:=[.$C507]+[.$B507]" office:value-type="float" office:value="16454092820" calcext:value-type="float">
            <text:p>16454092820</text:p>
          </table:table-cell>
          <table:table-cell table:formula="of:=[levels_parameters.$I$2]*([.$A508]-1) + [levels_parameters.$H$2]+FLOOR([.$A508]/[levels_parameters.$J$2])" office:value-type="float" office:value="610" calcext:value-type="float">
            <text:p>610</text:p>
          </table:table-cell>
          <table:table-cell table:formula="of:=[levels_parameters.$E$2]*([.$A508]-1) + [levels_parameters.$D$2]" office:value-type="float" office:value="10270" calcext:value-type="float">
            <text:p>10270</text:p>
          </table:table-cell>
          <table:table-cell table:formula="of:=[levels_parameters.$G$2]*([.$A50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A509]^[levels_parameters.$B$2] + [levels_parameters.$C$2]*([.$A509]-1)+[levels_parameters.$A$2]" office:value-type="float" office:value="131099056" calcext:value-type="float">
            <text:p>131099056</text:p>
          </table:table-cell>
          <table:table-cell table:formula="of:=[.$C508]+[.$B508]" office:value-type="float" office:value="16584419202" calcext:value-type="float">
            <text:p>16584419202</text:p>
          </table:table-cell>
          <table:table-cell table:formula="of:=[levels_parameters.$I$2]*([.$A509]-1) + [levels_parameters.$H$2]+FLOOR([.$A509]/[levels_parameters.$J$2])" office:value-type="float" office:value="611" calcext:value-type="float">
            <text:p>611</text:p>
          </table:table-cell>
          <table:table-cell table:formula="of:=[levels_parameters.$E$2]*([.$A509]-1) + [levels_parameters.$D$2]" office:value-type="float" office:value="10290" calcext:value-type="float">
            <text:p>10290</text:p>
          </table:table-cell>
          <table:table-cell table:formula="of:=[levels_parameters.$G$2]*([.$A50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A510]^[levels_parameters.$B$2] + [levels_parameters.$C$2]*([.$A510]-1)+[levels_parameters.$A$2]" office:value-type="float" office:value="131874778" calcext:value-type="float">
            <text:p>131874778</text:p>
          </table:table-cell>
          <table:table-cell table:formula="of:=[.$C509]+[.$B509]" office:value-type="float" office:value="16715518258" calcext:value-type="float">
            <text:p>16715518258</text:p>
          </table:table-cell>
          <table:table-cell table:formula="of:=[levels_parameters.$I$2]*([.$A510]-1) + [levels_parameters.$H$2]+FLOOR([.$A510]/[levels_parameters.$J$2])" office:value-type="float" office:value="612" calcext:value-type="float">
            <text:p>612</text:p>
          </table:table-cell>
          <table:table-cell table:formula="of:=[levels_parameters.$E$2]*([.$A510]-1) + [levels_parameters.$D$2]" office:value-type="float" office:value="10310" calcext:value-type="float">
            <text:p>10310</text:p>
          </table:table-cell>
          <table:table-cell table:formula="of:=[levels_parameters.$G$2]*([.$A51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A511]^[levels_parameters.$B$2] + [levels_parameters.$C$2]*([.$A511]-1)+[levels_parameters.$A$2]" office:value-type="float" office:value="132653554" calcext:value-type="float">
            <text:p>132653554</text:p>
          </table:table-cell>
          <table:table-cell table:formula="of:=[.$C510]+[.$B510]" office:value-type="float" office:value="16847393036" calcext:value-type="float">
            <text:p>16847393036</text:p>
          </table:table-cell>
          <table:table-cell table:formula="of:=[levels_parameters.$I$2]*([.$A511]-1) + [levels_parameters.$H$2]+FLOOR([.$A511]/[levels_parameters.$J$2])" office:value-type="float" office:value="614" calcext:value-type="float">
            <text:p>614</text:p>
          </table:table-cell>
          <table:table-cell table:formula="of:=[levels_parameters.$E$2]*([.$A511]-1) + [levels_parameters.$D$2]" office:value-type="float" office:value="10330" calcext:value-type="float">
            <text:p>10330</text:p>
          </table:table-cell>
          <table:table-cell table:formula="of:=[levels_parameters.$G$2]*([.$A51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A512]^[levels_parameters.$B$2] + [levels_parameters.$C$2]*([.$A512]-1)+[levels_parameters.$A$2]" office:value-type="float" office:value="133435390" calcext:value-type="float">
            <text:p>133435390</text:p>
          </table:table-cell>
          <table:table-cell table:formula="of:=[.$C511]+[.$B511]" office:value-type="float" office:value="16980046590" calcext:value-type="float">
            <text:p>16980046590</text:p>
          </table:table-cell>
          <table:table-cell table:formula="of:=[levels_parameters.$I$2]*([.$A512]-1) + [levels_parameters.$H$2]+FLOOR([.$A512]/[levels_parameters.$J$2])" office:value-type="float" office:value="615" calcext:value-type="float">
            <text:p>615</text:p>
          </table:table-cell>
          <table:table-cell table:formula="of:=[levels_parameters.$E$2]*([.$A512]-1) + [levels_parameters.$D$2]" office:value-type="float" office:value="10350" calcext:value-type="float">
            <text:p>10350</text:p>
          </table:table-cell>
          <table:table-cell table:formula="of:=[levels_parameters.$G$2]*([.$A51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A513]^[levels_parameters.$B$2] + [levels_parameters.$C$2]*([.$A513]-1)+[levels_parameters.$A$2]" office:value-type="float" office:value="134220292" calcext:value-type="float">
            <text:p>134220292</text:p>
          </table:table-cell>
          <table:table-cell table:formula="of:=[.$C512]+[.$B512]" office:value-type="float" office:value="17113481980" calcext:value-type="float">
            <text:p>17113481980</text:p>
          </table:table-cell>
          <table:table-cell table:formula="of:=[levels_parameters.$I$2]*([.$A513]-1) + [levels_parameters.$H$2]+FLOOR([.$A513]/[levels_parameters.$J$2])" office:value-type="float" office:value="616" calcext:value-type="float">
            <text:p>616</text:p>
          </table:table-cell>
          <table:table-cell table:formula="of:=[levels_parameters.$E$2]*([.$A513]-1) + [levels_parameters.$D$2]" office:value-type="float" office:value="10370" calcext:value-type="float">
            <text:p>10370</text:p>
          </table:table-cell>
          <table:table-cell table:formula="of:=[levels_parameters.$G$2]*([.$A51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A514]^[levels_parameters.$B$2] + [levels_parameters.$C$2]*([.$A514]-1)+[levels_parameters.$A$2]" office:value-type="float" office:value="135008266" calcext:value-type="float">
            <text:p>135008266</text:p>
          </table:table-cell>
          <table:table-cell table:formula="of:=[.$C513]+[.$B513]" office:value-type="float" office:value="17247702272" calcext:value-type="float">
            <text:p>17247702272</text:p>
          </table:table-cell>
          <table:table-cell table:formula="of:=[levels_parameters.$I$2]*([.$A514]-1) + [levels_parameters.$H$2]+FLOOR([.$A514]/[levels_parameters.$J$2])" office:value-type="float" office:value="617" calcext:value-type="float">
            <text:p>617</text:p>
          </table:table-cell>
          <table:table-cell table:formula="of:=[levels_parameters.$E$2]*([.$A514]-1) + [levels_parameters.$D$2]" office:value-type="float" office:value="10390" calcext:value-type="float">
            <text:p>10390</text:p>
          </table:table-cell>
          <table:table-cell table:formula="of:=[levels_parameters.$G$2]*([.$A51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A515]^[levels_parameters.$B$2] + [levels_parameters.$C$2]*([.$A515]-1)+[levels_parameters.$A$2]" office:value-type="float" office:value="135799318" calcext:value-type="float">
            <text:p>135799318</text:p>
          </table:table-cell>
          <table:table-cell table:formula="of:=[.$C514]+[.$B514]" office:value-type="float" office:value="17382710538" calcext:value-type="float">
            <text:p>17382710538</text:p>
          </table:table-cell>
          <table:table-cell table:formula="of:=[levels_parameters.$I$2]*([.$A515]-1) + [levels_parameters.$H$2]+FLOOR([.$A515]/[levels_parameters.$J$2])" office:value-type="float" office:value="618" calcext:value-type="float">
            <text:p>618</text:p>
          </table:table-cell>
          <table:table-cell table:formula="of:=[levels_parameters.$E$2]*([.$A515]-1) + [levels_parameters.$D$2]" office:value-type="float" office:value="10410" calcext:value-type="float">
            <text:p>10410</text:p>
          </table:table-cell>
          <table:table-cell table:formula="of:=[levels_parameters.$G$2]*([.$A51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A516]^[levels_parameters.$B$2] + [levels_parameters.$C$2]*([.$A516]-1)+[levels_parameters.$A$2]" office:value-type="float" office:value="136593454" calcext:value-type="float">
            <text:p>136593454</text:p>
          </table:table-cell>
          <table:table-cell table:formula="of:=[.$C515]+[.$B515]" office:value-type="float" office:value="17518509856" calcext:value-type="float">
            <text:p>17518509856</text:p>
          </table:table-cell>
          <table:table-cell table:formula="of:=[levels_parameters.$I$2]*([.$A516]-1) + [levels_parameters.$H$2]+FLOOR([.$A516]/[levels_parameters.$J$2])" office:value-type="float" office:value="620" calcext:value-type="float">
            <text:p>620</text:p>
          </table:table-cell>
          <table:table-cell table:formula="of:=[levels_parameters.$E$2]*([.$A516]-1) + [levels_parameters.$D$2]" office:value-type="float" office:value="10430" calcext:value-type="float">
            <text:p>10430</text:p>
          </table:table-cell>
          <table:table-cell table:formula="of:=[levels_parameters.$G$2]*([.$A51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A517]^[levels_parameters.$B$2] + [levels_parameters.$C$2]*([.$A517]-1)+[levels_parameters.$A$2]" office:value-type="float" office:value="137390680" calcext:value-type="float">
            <text:p>137390680</text:p>
          </table:table-cell>
          <table:table-cell table:formula="of:=[.$C516]+[.$B516]" office:value-type="float" office:value="17655103310" calcext:value-type="float">
            <text:p>17655103310</text:p>
          </table:table-cell>
          <table:table-cell table:formula="of:=[levels_parameters.$I$2]*([.$A517]-1) + [levels_parameters.$H$2]+FLOOR([.$A517]/[levels_parameters.$J$2])" office:value-type="float" office:value="621" calcext:value-type="float">
            <text:p>621</text:p>
          </table:table-cell>
          <table:table-cell table:formula="of:=[levels_parameters.$E$2]*([.$A517]-1) + [levels_parameters.$D$2]" office:value-type="float" office:value="10450" calcext:value-type="float">
            <text:p>10450</text:p>
          </table:table-cell>
          <table:table-cell table:formula="of:=[levels_parameters.$G$2]*([.$A51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A518]^[levels_parameters.$B$2] + [levels_parameters.$C$2]*([.$A518]-1)+[levels_parameters.$A$2]" office:value-type="float" office:value="138191002" calcext:value-type="float">
            <text:p>138191002</text:p>
          </table:table-cell>
          <table:table-cell table:formula="of:=[.$C517]+[.$B517]" office:value-type="float" office:value="17792493990" calcext:value-type="float">
            <text:p>17792493990</text:p>
          </table:table-cell>
          <table:table-cell table:formula="of:=[levels_parameters.$I$2]*([.$A518]-1) + [levels_parameters.$H$2]+FLOOR([.$A518]/[levels_parameters.$J$2])" office:value-type="float" office:value="622" calcext:value-type="float">
            <text:p>622</text:p>
          </table:table-cell>
          <table:table-cell table:formula="of:=[levels_parameters.$E$2]*([.$A518]-1) + [levels_parameters.$D$2]" office:value-type="float" office:value="10470" calcext:value-type="float">
            <text:p>10470</text:p>
          </table:table-cell>
          <table:table-cell table:formula="of:=[levels_parameters.$G$2]*([.$A51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A519]^[levels_parameters.$B$2] + [levels_parameters.$C$2]*([.$A519]-1)+[levels_parameters.$A$2]" office:value-type="float" office:value="138994426" calcext:value-type="float">
            <text:p>138994426</text:p>
          </table:table-cell>
          <table:table-cell table:formula="of:=[.$C518]+[.$B518]" office:value-type="float" office:value="17930684992" calcext:value-type="float">
            <text:p>17930684992</text:p>
          </table:table-cell>
          <table:table-cell table:formula="of:=[levels_parameters.$I$2]*([.$A519]-1) + [levels_parameters.$H$2]+FLOOR([.$A519]/[levels_parameters.$J$2])" office:value-type="float" office:value="623" calcext:value-type="float">
            <text:p>623</text:p>
          </table:table-cell>
          <table:table-cell table:formula="of:=[levels_parameters.$E$2]*([.$A519]-1) + [levels_parameters.$D$2]" office:value-type="float" office:value="10490" calcext:value-type="float">
            <text:p>10490</text:p>
          </table:table-cell>
          <table:table-cell table:formula="of:=[levels_parameters.$G$2]*([.$A51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A520]^[levels_parameters.$B$2] + [levels_parameters.$C$2]*([.$A520]-1)+[levels_parameters.$A$2]" office:value-type="float" office:value="139800958" calcext:value-type="float">
            <text:p>139800958</text:p>
          </table:table-cell>
          <table:table-cell table:formula="of:=[.$C519]+[.$B519]" office:value-type="float" office:value="18069679418" calcext:value-type="float">
            <text:p>18069679418</text:p>
          </table:table-cell>
          <table:table-cell table:formula="of:=[levels_parameters.$I$2]*([.$A520]-1) + [levels_parameters.$H$2]+FLOOR([.$A520]/[levels_parameters.$J$2])" office:value-type="float" office:value="624" calcext:value-type="float">
            <text:p>624</text:p>
          </table:table-cell>
          <table:table-cell table:formula="of:=[levels_parameters.$E$2]*([.$A520]-1) + [levels_parameters.$D$2]" office:value-type="float" office:value="10510" calcext:value-type="float">
            <text:p>10510</text:p>
          </table:table-cell>
          <table:table-cell table:formula="of:=[levels_parameters.$G$2]*([.$A52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A521]^[levels_parameters.$B$2] + [levels_parameters.$C$2]*([.$A521]-1)+[levels_parameters.$A$2]" office:value-type="float" office:value="140610604" calcext:value-type="float">
            <text:p>140610604</text:p>
          </table:table-cell>
          <table:table-cell table:formula="of:=[.$C520]+[.$B520]" office:value-type="float" office:value="18209480376" calcext:value-type="float">
            <text:p>18209480376</text:p>
          </table:table-cell>
          <table:table-cell table:formula="of:=[levels_parameters.$I$2]*([.$A521]-1) + [levels_parameters.$H$2]+FLOOR([.$A521]/[levels_parameters.$J$2])" office:value-type="float" office:value="626" calcext:value-type="float">
            <text:p>626</text:p>
          </table:table-cell>
          <table:table-cell table:formula="of:=[levels_parameters.$E$2]*([.$A521]-1) + [levels_parameters.$D$2]" office:value-type="float" office:value="10530" calcext:value-type="float">
            <text:p>10530</text:p>
          </table:table-cell>
          <table:table-cell table:formula="of:=[levels_parameters.$G$2]*([.$A52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A522]^[levels_parameters.$B$2] + [levels_parameters.$C$2]*([.$A522]-1)+[levels_parameters.$A$2]" office:value-type="float" office:value="141423370" calcext:value-type="float">
            <text:p>141423370</text:p>
          </table:table-cell>
          <table:table-cell table:formula="of:=[.$C521]+[.$B521]" office:value-type="float" office:value="18350090980" calcext:value-type="float">
            <text:p>18350090980</text:p>
          </table:table-cell>
          <table:table-cell table:formula="of:=[levels_parameters.$I$2]*([.$A522]-1) + [levels_parameters.$H$2]+FLOOR([.$A522]/[levels_parameters.$J$2])" office:value-type="float" office:value="627" calcext:value-type="float">
            <text:p>627</text:p>
          </table:table-cell>
          <table:table-cell table:formula="of:=[levels_parameters.$E$2]*([.$A522]-1) + [levels_parameters.$D$2]" office:value-type="float" office:value="10550" calcext:value-type="float">
            <text:p>10550</text:p>
          </table:table-cell>
          <table:table-cell table:formula="of:=[levels_parameters.$G$2]*([.$A52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A523]^[levels_parameters.$B$2] + [levels_parameters.$C$2]*([.$A523]-1)+[levels_parameters.$A$2]" office:value-type="float" office:value="142239262" calcext:value-type="float">
            <text:p>142239262</text:p>
          </table:table-cell>
          <table:table-cell table:formula="of:=[.$C522]+[.$B522]" office:value-type="float" office:value="18491514350" calcext:value-type="float">
            <text:p>18491514350</text:p>
          </table:table-cell>
          <table:table-cell table:formula="of:=[levels_parameters.$I$2]*([.$A523]-1) + [levels_parameters.$H$2]+FLOOR([.$A523]/[levels_parameters.$J$2])" office:value-type="float" office:value="628" calcext:value-type="float">
            <text:p>628</text:p>
          </table:table-cell>
          <table:table-cell table:formula="of:=[levels_parameters.$E$2]*([.$A523]-1) + [levels_parameters.$D$2]" office:value-type="float" office:value="10570" calcext:value-type="float">
            <text:p>10570</text:p>
          </table:table-cell>
          <table:table-cell table:formula="of:=[levels_parameters.$G$2]*([.$A52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A524]^[levels_parameters.$B$2] + [levels_parameters.$C$2]*([.$A524]-1)+[levels_parameters.$A$2]" office:value-type="float" office:value="143058286" calcext:value-type="float">
            <text:p>143058286</text:p>
          </table:table-cell>
          <table:table-cell table:formula="of:=[.$C523]+[.$B523]" office:value-type="float" office:value="18633753612" calcext:value-type="float">
            <text:p>18633753612</text:p>
          </table:table-cell>
          <table:table-cell table:formula="of:=[levels_parameters.$I$2]*([.$A524]-1) + [levels_parameters.$H$2]+FLOOR([.$A524]/[levels_parameters.$J$2])" office:value-type="float" office:value="629" calcext:value-type="float">
            <text:p>629</text:p>
          </table:table-cell>
          <table:table-cell table:formula="of:=[levels_parameters.$E$2]*([.$A524]-1) + [levels_parameters.$D$2]" office:value-type="float" office:value="10590" calcext:value-type="float">
            <text:p>10590</text:p>
          </table:table-cell>
          <table:table-cell table:formula="of:=[levels_parameters.$G$2]*([.$A52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A525]^[levels_parameters.$B$2] + [levels_parameters.$C$2]*([.$A525]-1)+[levels_parameters.$A$2]" office:value-type="float" office:value="143880448" calcext:value-type="float">
            <text:p>143880448</text:p>
          </table:table-cell>
          <table:table-cell table:formula="of:=[.$C524]+[.$B524]" office:value-type="float" office:value="18776811898" calcext:value-type="float">
            <text:p>18776811898</text:p>
          </table:table-cell>
          <table:table-cell table:formula="of:=[levels_parameters.$I$2]*([.$A525]-1) + [levels_parameters.$H$2]+FLOOR([.$A525]/[levels_parameters.$J$2])" office:value-type="float" office:value="630" calcext:value-type="float">
            <text:p>630</text:p>
          </table:table-cell>
          <table:table-cell table:formula="of:=[levels_parameters.$E$2]*([.$A525]-1) + [levels_parameters.$D$2]" office:value-type="float" office:value="10610" calcext:value-type="float">
            <text:p>10610</text:p>
          </table:table-cell>
          <table:table-cell table:formula="of:=[levels_parameters.$G$2]*([.$A52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A526]^[levels_parameters.$B$2] + [levels_parameters.$C$2]*([.$A526]-1)+[levels_parameters.$A$2]" office:value-type="float" office:value="144705754" calcext:value-type="float">
            <text:p>144705754</text:p>
          </table:table-cell>
          <table:table-cell table:formula="of:=[.$C525]+[.$B525]" office:value-type="float" office:value="18920692346" calcext:value-type="float">
            <text:p>18920692346</text:p>
          </table:table-cell>
          <table:table-cell table:formula="of:=[levels_parameters.$I$2]*([.$A526]-1) + [levels_parameters.$H$2]+FLOOR([.$A526]/[levels_parameters.$J$2])" office:value-type="float" office:value="632" calcext:value-type="float">
            <text:p>632</text:p>
          </table:table-cell>
          <table:table-cell table:formula="of:=[levels_parameters.$E$2]*([.$A526]-1) + [levels_parameters.$D$2]" office:value-type="float" office:value="10630" calcext:value-type="float">
            <text:p>10630</text:p>
          </table:table-cell>
          <table:table-cell table:formula="of:=[levels_parameters.$G$2]*([.$A52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A527]^[levels_parameters.$B$2] + [levels_parameters.$C$2]*([.$A527]-1)+[levels_parameters.$A$2]" office:value-type="float" office:value="145534210" calcext:value-type="float">
            <text:p>145534210</text:p>
          </table:table-cell>
          <table:table-cell table:formula="of:=[.$C526]+[.$B526]" office:value-type="float" office:value="19065398100" calcext:value-type="float">
            <text:p>19065398100</text:p>
          </table:table-cell>
          <table:table-cell table:formula="of:=[levels_parameters.$I$2]*([.$A527]-1) + [levels_parameters.$H$2]+FLOOR([.$A527]/[levels_parameters.$J$2])" office:value-type="float" office:value="633" calcext:value-type="float">
            <text:p>633</text:p>
          </table:table-cell>
          <table:table-cell table:formula="of:=[levels_parameters.$E$2]*([.$A527]-1) + [levels_parameters.$D$2]" office:value-type="float" office:value="10650" calcext:value-type="float">
            <text:p>10650</text:p>
          </table:table-cell>
          <table:table-cell table:formula="of:=[levels_parameters.$G$2]*([.$A52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A528]^[levels_parameters.$B$2] + [levels_parameters.$C$2]*([.$A528]-1)+[levels_parameters.$A$2]" office:value-type="float" office:value="146365822" calcext:value-type="float">
            <text:p>146365822</text:p>
          </table:table-cell>
          <table:table-cell table:formula="of:=[.$C527]+[.$B527]" office:value-type="float" office:value="19210932310" calcext:value-type="float">
            <text:p>19210932310</text:p>
          </table:table-cell>
          <table:table-cell table:formula="of:=[levels_parameters.$I$2]*([.$A528]-1) + [levels_parameters.$H$2]+FLOOR([.$A528]/[levels_parameters.$J$2])" office:value-type="float" office:value="634" calcext:value-type="float">
            <text:p>634</text:p>
          </table:table-cell>
          <table:table-cell table:formula="of:=[levels_parameters.$E$2]*([.$A528]-1) + [levels_parameters.$D$2]" office:value-type="float" office:value="10670" calcext:value-type="float">
            <text:p>10670</text:p>
          </table:table-cell>
          <table:table-cell table:formula="of:=[levels_parameters.$G$2]*([.$A52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A529]^[levels_parameters.$B$2] + [levels_parameters.$C$2]*([.$A529]-1)+[levels_parameters.$A$2]" office:value-type="float" office:value="147200596" calcext:value-type="float">
            <text:p>147200596</text:p>
          </table:table-cell>
          <table:table-cell table:formula="of:=[.$C528]+[.$B528]" office:value-type="float" office:value="19357298132" calcext:value-type="float">
            <text:p>19357298132</text:p>
          </table:table-cell>
          <table:table-cell table:formula="of:=[levels_parameters.$I$2]*([.$A529]-1) + [levels_parameters.$H$2]+FLOOR([.$A529]/[levels_parameters.$J$2])" office:value-type="float" office:value="635" calcext:value-type="float">
            <text:p>635</text:p>
          </table:table-cell>
          <table:table-cell table:formula="of:=[levels_parameters.$E$2]*([.$A529]-1) + [levels_parameters.$D$2]" office:value-type="float" office:value="10690" calcext:value-type="float">
            <text:p>10690</text:p>
          </table:table-cell>
          <table:table-cell table:formula="of:=[levels_parameters.$G$2]*([.$A52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A530]^[levels_parameters.$B$2] + [levels_parameters.$C$2]*([.$A530]-1)+[levels_parameters.$A$2]" office:value-type="float" office:value="148038538" calcext:value-type="float">
            <text:p>148038538</text:p>
          </table:table-cell>
          <table:table-cell table:formula="of:=[.$C529]+[.$B529]" office:value-type="float" office:value="19504498728" calcext:value-type="float">
            <text:p>19504498728</text:p>
          </table:table-cell>
          <table:table-cell table:formula="of:=[levels_parameters.$I$2]*([.$A530]-1) + [levels_parameters.$H$2]+FLOOR([.$A530]/[levels_parameters.$J$2])" office:value-type="float" office:value="636" calcext:value-type="float">
            <text:p>636</text:p>
          </table:table-cell>
          <table:table-cell table:formula="of:=[levels_parameters.$E$2]*([.$A530]-1) + [levels_parameters.$D$2]" office:value-type="float" office:value="10710" calcext:value-type="float">
            <text:p>10710</text:p>
          </table:table-cell>
          <table:table-cell table:formula="of:=[levels_parameters.$G$2]*([.$A53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A531]^[levels_parameters.$B$2] + [levels_parameters.$C$2]*([.$A531]-1)+[levels_parameters.$A$2]" office:value-type="float" office:value="148879654" calcext:value-type="float">
            <text:p>148879654</text:p>
          </table:table-cell>
          <table:table-cell table:formula="of:=[.$C530]+[.$B530]" office:value-type="float" office:value="19652537266" calcext:value-type="float">
            <text:p>19652537266</text:p>
          </table:table-cell>
          <table:table-cell table:formula="of:=[levels_parameters.$I$2]*([.$A531]-1) + [levels_parameters.$H$2]+FLOOR([.$A531]/[levels_parameters.$J$2])" office:value-type="float" office:value="638" calcext:value-type="float">
            <text:p>638</text:p>
          </table:table-cell>
          <table:table-cell table:formula="of:=[levels_parameters.$E$2]*([.$A531]-1) + [levels_parameters.$D$2]" office:value-type="float" office:value="10730" calcext:value-type="float">
            <text:p>10730</text:p>
          </table:table-cell>
          <table:table-cell table:formula="of:=[levels_parameters.$G$2]*([.$A53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A532]^[levels_parameters.$B$2] + [levels_parameters.$C$2]*([.$A532]-1)+[levels_parameters.$A$2]" office:value-type="float" office:value="149723950" calcext:value-type="float">
            <text:p>149723950</text:p>
          </table:table-cell>
          <table:table-cell table:formula="of:=[.$C531]+[.$B531]" office:value-type="float" office:value="19801416920" calcext:value-type="float">
            <text:p>19801416920</text:p>
          </table:table-cell>
          <table:table-cell table:formula="of:=[levels_parameters.$I$2]*([.$A532]-1) + [levels_parameters.$H$2]+FLOOR([.$A532]/[levels_parameters.$J$2])" office:value-type="float" office:value="639" calcext:value-type="float">
            <text:p>639</text:p>
          </table:table-cell>
          <table:table-cell table:formula="of:=[levels_parameters.$E$2]*([.$A532]-1) + [levels_parameters.$D$2]" office:value-type="float" office:value="10750" calcext:value-type="float">
            <text:p>10750</text:p>
          </table:table-cell>
          <table:table-cell table:formula="of:=[levels_parameters.$G$2]*([.$A53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A533]^[levels_parameters.$B$2] + [levels_parameters.$C$2]*([.$A533]-1)+[levels_parameters.$A$2]" office:value-type="float" office:value="150571432" calcext:value-type="float">
            <text:p>150571432</text:p>
          </table:table-cell>
          <table:table-cell table:formula="of:=[.$C532]+[.$B532]" office:value-type="float" office:value="19951140870" calcext:value-type="float">
            <text:p>19951140870</text:p>
          </table:table-cell>
          <table:table-cell table:formula="of:=[levels_parameters.$I$2]*([.$A533]-1) + [levels_parameters.$H$2]+FLOOR([.$A533]/[levels_parameters.$J$2])" office:value-type="float" office:value="640" calcext:value-type="float">
            <text:p>640</text:p>
          </table:table-cell>
          <table:table-cell table:formula="of:=[levels_parameters.$E$2]*([.$A533]-1) + [levels_parameters.$D$2]" office:value-type="float" office:value="10770" calcext:value-type="float">
            <text:p>10770</text:p>
          </table:table-cell>
          <table:table-cell table:formula="of:=[levels_parameters.$G$2]*([.$A53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A534]^[levels_parameters.$B$2] + [levels_parameters.$C$2]*([.$A534]-1)+[levels_parameters.$A$2]" office:value-type="float" office:value="151422106" calcext:value-type="float">
            <text:p>151422106</text:p>
          </table:table-cell>
          <table:table-cell table:formula="of:=[.$C533]+[.$B533]" office:value-type="float" office:value="20101712302" calcext:value-type="float">
            <text:p>20101712302</text:p>
          </table:table-cell>
          <table:table-cell table:formula="of:=[levels_parameters.$I$2]*([.$A534]-1) + [levels_parameters.$H$2]+FLOOR([.$A534]/[levels_parameters.$J$2])" office:value-type="float" office:value="641" calcext:value-type="float">
            <text:p>641</text:p>
          </table:table-cell>
          <table:table-cell table:formula="of:=[levels_parameters.$E$2]*([.$A534]-1) + [levels_parameters.$D$2]" office:value-type="float" office:value="10790" calcext:value-type="float">
            <text:p>10790</text:p>
          </table:table-cell>
          <table:table-cell table:formula="of:=[levels_parameters.$G$2]*([.$A53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A535]^[levels_parameters.$B$2] + [levels_parameters.$C$2]*([.$A535]-1)+[levels_parameters.$A$2]" office:value-type="float" office:value="152275978" calcext:value-type="float">
            <text:p>152275978</text:p>
          </table:table-cell>
          <table:table-cell table:formula="of:=[.$C534]+[.$B534]" office:value-type="float" office:value="20253134408" calcext:value-type="float">
            <text:p>20253134408</text:p>
          </table:table-cell>
          <table:table-cell table:formula="of:=[levels_parameters.$I$2]*([.$A535]-1) + [levels_parameters.$H$2]+FLOOR([.$A535]/[levels_parameters.$J$2])" office:value-type="float" office:value="642" calcext:value-type="float">
            <text:p>642</text:p>
          </table:table-cell>
          <table:table-cell table:formula="of:=[levels_parameters.$E$2]*([.$A535]-1) + [levels_parameters.$D$2]" office:value-type="float" office:value="10810" calcext:value-type="float">
            <text:p>10810</text:p>
          </table:table-cell>
          <table:table-cell table:formula="of:=[levels_parameters.$G$2]*([.$A53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A536]^[levels_parameters.$B$2] + [levels_parameters.$C$2]*([.$A536]-1)+[levels_parameters.$A$2]" office:value-type="float" office:value="153133054" calcext:value-type="float">
            <text:p>153133054</text:p>
          </table:table-cell>
          <table:table-cell table:formula="of:=[.$C535]+[.$B535]" office:value-type="float" office:value="20405410386" calcext:value-type="float">
            <text:p>20405410386</text:p>
          </table:table-cell>
          <table:table-cell table:formula="of:=[levels_parameters.$I$2]*([.$A536]-1) + [levels_parameters.$H$2]+FLOOR([.$A536]/[levels_parameters.$J$2])" office:value-type="float" office:value="644" calcext:value-type="float">
            <text:p>644</text:p>
          </table:table-cell>
          <table:table-cell table:formula="of:=[levels_parameters.$E$2]*([.$A536]-1) + [levels_parameters.$D$2]" office:value-type="float" office:value="10830" calcext:value-type="float">
            <text:p>10830</text:p>
          </table:table-cell>
          <table:table-cell table:formula="of:=[levels_parameters.$G$2]*([.$A53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A537]^[levels_parameters.$B$2] + [levels_parameters.$C$2]*([.$A537]-1)+[levels_parameters.$A$2]" office:value-type="float" office:value="153993340" calcext:value-type="float">
            <text:p>153993340</text:p>
          </table:table-cell>
          <table:table-cell table:formula="of:=[.$C536]+[.$B536]" office:value-type="float" office:value="20558543440" calcext:value-type="float">
            <text:p>20558543440</text:p>
          </table:table-cell>
          <table:table-cell table:formula="of:=[levels_parameters.$I$2]*([.$A537]-1) + [levels_parameters.$H$2]+FLOOR([.$A537]/[levels_parameters.$J$2])" office:value-type="float" office:value="645" calcext:value-type="float">
            <text:p>645</text:p>
          </table:table-cell>
          <table:table-cell table:formula="of:=[levels_parameters.$E$2]*([.$A537]-1) + [levels_parameters.$D$2]" office:value-type="float" office:value="10850" calcext:value-type="float">
            <text:p>10850</text:p>
          </table:table-cell>
          <table:table-cell table:formula="of:=[levels_parameters.$G$2]*([.$A53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A538]^[levels_parameters.$B$2] + [levels_parameters.$C$2]*([.$A538]-1)+[levels_parameters.$A$2]" office:value-type="float" office:value="154856842" calcext:value-type="float">
            <text:p>154856842</text:p>
          </table:table-cell>
          <table:table-cell table:formula="of:=[.$C537]+[.$B537]" office:value-type="float" office:value="20712536780" calcext:value-type="float">
            <text:p>20712536780</text:p>
          </table:table-cell>
          <table:table-cell table:formula="of:=[levels_parameters.$I$2]*([.$A538]-1) + [levels_parameters.$H$2]+FLOOR([.$A538]/[levels_parameters.$J$2])" office:value-type="float" office:value="646" calcext:value-type="float">
            <text:p>646</text:p>
          </table:table-cell>
          <table:table-cell table:formula="of:=[levels_parameters.$E$2]*([.$A538]-1) + [levels_parameters.$D$2]" office:value-type="float" office:value="10870" calcext:value-type="float">
            <text:p>10870</text:p>
          </table:table-cell>
          <table:table-cell table:formula="of:=[levels_parameters.$G$2]*([.$A53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A539]^[levels_parameters.$B$2] + [levels_parameters.$C$2]*([.$A539]-1)+[levels_parameters.$A$2]" office:value-type="float" office:value="155723566" calcext:value-type="float">
            <text:p>155723566</text:p>
          </table:table-cell>
          <table:table-cell table:formula="of:=[.$C538]+[.$B538]" office:value-type="float" office:value="20867393622" calcext:value-type="float">
            <text:p>20867393622</text:p>
          </table:table-cell>
          <table:table-cell table:formula="of:=[levels_parameters.$I$2]*([.$A539]-1) + [levels_parameters.$H$2]+FLOOR([.$A539]/[levels_parameters.$J$2])" office:value-type="float" office:value="647" calcext:value-type="float">
            <text:p>647</text:p>
          </table:table-cell>
          <table:table-cell table:formula="of:=[levels_parameters.$E$2]*([.$A539]-1) + [levels_parameters.$D$2]" office:value-type="float" office:value="10890" calcext:value-type="float">
            <text:p>10890</text:p>
          </table:table-cell>
          <table:table-cell table:formula="of:=[levels_parameters.$G$2]*([.$A53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A540]^[levels_parameters.$B$2] + [levels_parameters.$C$2]*([.$A540]-1)+[levels_parameters.$A$2]" office:value-type="float" office:value="156593518" calcext:value-type="float">
            <text:p>156593518</text:p>
          </table:table-cell>
          <table:table-cell table:formula="of:=[.$C539]+[.$B539]" office:value-type="float" office:value="21023117188" calcext:value-type="float">
            <text:p>21023117188</text:p>
          </table:table-cell>
          <table:table-cell table:formula="of:=[levels_parameters.$I$2]*([.$A540]-1) + [levels_parameters.$H$2]+FLOOR([.$A540]/[levels_parameters.$J$2])" office:value-type="float" office:value="648" calcext:value-type="float">
            <text:p>648</text:p>
          </table:table-cell>
          <table:table-cell table:formula="of:=[levels_parameters.$E$2]*([.$A540]-1) + [levels_parameters.$D$2]" office:value-type="float" office:value="10910" calcext:value-type="float">
            <text:p>10910</text:p>
          </table:table-cell>
          <table:table-cell table:formula="of:=[levels_parameters.$G$2]*([.$A54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A541]^[levels_parameters.$B$2] + [levels_parameters.$C$2]*([.$A541]-1)+[levels_parameters.$A$2]" office:value-type="float" office:value="157466704" calcext:value-type="float">
            <text:p>157466704</text:p>
          </table:table-cell>
          <table:table-cell table:formula="of:=[.$C540]+[.$B540]" office:value-type="float" office:value="21179710706" calcext:value-type="float">
            <text:p>21179710706</text:p>
          </table:table-cell>
          <table:table-cell table:formula="of:=[levels_parameters.$I$2]*([.$A541]-1) + [levels_parameters.$H$2]+FLOOR([.$A541]/[levels_parameters.$J$2])" office:value-type="float" office:value="650" calcext:value-type="float">
            <text:p>650</text:p>
          </table:table-cell>
          <table:table-cell table:formula="of:=[levels_parameters.$E$2]*([.$A541]-1) + [levels_parameters.$D$2]" office:value-type="float" office:value="10930" calcext:value-type="float">
            <text:p>10930</text:p>
          </table:table-cell>
          <table:table-cell table:formula="of:=[levels_parameters.$G$2]*([.$A54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A542]^[levels_parameters.$B$2] + [levels_parameters.$C$2]*([.$A542]-1)+[levels_parameters.$A$2]" office:value-type="float" office:value="158343130" calcext:value-type="float">
            <text:p>158343130</text:p>
          </table:table-cell>
          <table:table-cell table:formula="of:=[.$C541]+[.$B541]" office:value-type="float" office:value="21337177410" calcext:value-type="float">
            <text:p>21337177410</text:p>
          </table:table-cell>
          <table:table-cell table:formula="of:=[levels_parameters.$I$2]*([.$A542]-1) + [levels_parameters.$H$2]+FLOOR([.$A542]/[levels_parameters.$J$2])" office:value-type="float" office:value="651" calcext:value-type="float">
            <text:p>651</text:p>
          </table:table-cell>
          <table:table-cell table:formula="of:=[levels_parameters.$E$2]*([.$A542]-1) + [levels_parameters.$D$2]" office:value-type="float" office:value="10950" calcext:value-type="float">
            <text:p>10950</text:p>
          </table:table-cell>
          <table:table-cell table:formula="of:=[levels_parameters.$G$2]*([.$A54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A543]^[levels_parameters.$B$2] + [levels_parameters.$C$2]*([.$A543]-1)+[levels_parameters.$A$2]" office:value-type="float" office:value="159222802" calcext:value-type="float">
            <text:p>159222802</text:p>
          </table:table-cell>
          <table:table-cell table:formula="of:=[.$C542]+[.$B542]" office:value-type="float" office:value="21495520540" calcext:value-type="float">
            <text:p>21495520540</text:p>
          </table:table-cell>
          <table:table-cell table:formula="of:=[levels_parameters.$I$2]*([.$A543]-1) + [levels_parameters.$H$2]+FLOOR([.$A543]/[levels_parameters.$J$2])" office:value-type="float" office:value="652" calcext:value-type="float">
            <text:p>652</text:p>
          </table:table-cell>
          <table:table-cell table:formula="of:=[levels_parameters.$E$2]*([.$A543]-1) + [levels_parameters.$D$2]" office:value-type="float" office:value="10970" calcext:value-type="float">
            <text:p>10970</text:p>
          </table:table-cell>
          <table:table-cell table:formula="of:=[levels_parameters.$G$2]*([.$A54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A544]^[levels_parameters.$B$2] + [levels_parameters.$C$2]*([.$A544]-1)+[levels_parameters.$A$2]" office:value-type="float" office:value="160105726" calcext:value-type="float">
            <text:p>160105726</text:p>
          </table:table-cell>
          <table:table-cell table:formula="of:=[.$C543]+[.$B543]" office:value-type="float" office:value="21654743342" calcext:value-type="float">
            <text:p>21654743342</text:p>
          </table:table-cell>
          <table:table-cell table:formula="of:=[levels_parameters.$I$2]*([.$A544]-1) + [levels_parameters.$H$2]+FLOOR([.$A544]/[levels_parameters.$J$2])" office:value-type="float" office:value="653" calcext:value-type="float">
            <text:p>653</text:p>
          </table:table-cell>
          <table:table-cell table:formula="of:=[levels_parameters.$E$2]*([.$A544]-1) + [levels_parameters.$D$2]" office:value-type="float" office:value="10990" calcext:value-type="float">
            <text:p>10990</text:p>
          </table:table-cell>
          <table:table-cell table:formula="of:=[levels_parameters.$G$2]*([.$A54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A545]^[levels_parameters.$B$2] + [levels_parameters.$C$2]*([.$A545]-1)+[levels_parameters.$A$2]" office:value-type="float" office:value="160991908" calcext:value-type="float">
            <text:p>160991908</text:p>
          </table:table-cell>
          <table:table-cell table:formula="of:=[.$C544]+[.$B544]" office:value-type="float" office:value="21814849068" calcext:value-type="float">
            <text:p>21814849068</text:p>
          </table:table-cell>
          <table:table-cell table:formula="of:=[levels_parameters.$I$2]*([.$A545]-1) + [levels_parameters.$H$2]+FLOOR([.$A545]/[levels_parameters.$J$2])" office:value-type="float" office:value="654" calcext:value-type="float">
            <text:p>654</text:p>
          </table:table-cell>
          <table:table-cell table:formula="of:=[levels_parameters.$E$2]*([.$A545]-1) + [levels_parameters.$D$2]" office:value-type="float" office:value="11010" calcext:value-type="float">
            <text:p>11010</text:p>
          </table:table-cell>
          <table:table-cell table:formula="of:=[levels_parameters.$G$2]*([.$A54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A546]^[levels_parameters.$B$2] + [levels_parameters.$C$2]*([.$A546]-1)+[levels_parameters.$A$2]" office:value-type="float" office:value="161881354" calcext:value-type="float">
            <text:p>161881354</text:p>
          </table:table-cell>
          <table:table-cell table:formula="of:=[.$C545]+[.$B545]" office:value-type="float" office:value="21975840976" calcext:value-type="float">
            <text:p>21975840976</text:p>
          </table:table-cell>
          <table:table-cell table:formula="of:=[levels_parameters.$I$2]*([.$A546]-1) + [levels_parameters.$H$2]+FLOOR([.$A546]/[levels_parameters.$J$2])" office:value-type="float" office:value="656" calcext:value-type="float">
            <text:p>656</text:p>
          </table:table-cell>
          <table:table-cell table:formula="of:=[levels_parameters.$E$2]*([.$A546]-1) + [levels_parameters.$D$2]" office:value-type="float" office:value="11030" calcext:value-type="float">
            <text:p>11030</text:p>
          </table:table-cell>
          <table:table-cell table:formula="of:=[levels_parameters.$G$2]*([.$A54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A547]^[levels_parameters.$B$2] + [levels_parameters.$C$2]*([.$A547]-1)+[levels_parameters.$A$2]" office:value-type="float" office:value="162774070" calcext:value-type="float">
            <text:p>162774070</text:p>
          </table:table-cell>
          <table:table-cell table:formula="of:=[.$C546]+[.$B546]" office:value-type="float" office:value="22137722330" calcext:value-type="float">
            <text:p>22137722330</text:p>
          </table:table-cell>
          <table:table-cell table:formula="of:=[levels_parameters.$I$2]*([.$A547]-1) + [levels_parameters.$H$2]+FLOOR([.$A547]/[levels_parameters.$J$2])" office:value-type="float" office:value="657" calcext:value-type="float">
            <text:p>657</text:p>
          </table:table-cell>
          <table:table-cell table:formula="of:=[levels_parameters.$E$2]*([.$A547]-1) + [levels_parameters.$D$2]" office:value-type="float" office:value="11050" calcext:value-type="float">
            <text:p>11050</text:p>
          </table:table-cell>
          <table:table-cell table:formula="of:=[levels_parameters.$G$2]*([.$A54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A548]^[levels_parameters.$B$2] + [levels_parameters.$C$2]*([.$A548]-1)+[levels_parameters.$A$2]" office:value-type="float" office:value="163670062" calcext:value-type="float">
            <text:p>163670062</text:p>
          </table:table-cell>
          <table:table-cell table:formula="of:=[.$C547]+[.$B547]" office:value-type="float" office:value="22300496400" calcext:value-type="float">
            <text:p>22300496400</text:p>
          </table:table-cell>
          <table:table-cell table:formula="of:=[levels_parameters.$I$2]*([.$A548]-1) + [levels_parameters.$H$2]+FLOOR([.$A548]/[levels_parameters.$J$2])" office:value-type="float" office:value="658" calcext:value-type="float">
            <text:p>658</text:p>
          </table:table-cell>
          <table:table-cell table:formula="of:=[levels_parameters.$E$2]*([.$A548]-1) + [levels_parameters.$D$2]" office:value-type="float" office:value="11070" calcext:value-type="float">
            <text:p>11070</text:p>
          </table:table-cell>
          <table:table-cell table:formula="of:=[levels_parameters.$G$2]*([.$A54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A549]^[levels_parameters.$B$2] + [levels_parameters.$C$2]*([.$A549]-1)+[levels_parameters.$A$2]" office:value-type="float" office:value="164569336" calcext:value-type="float">
            <text:p>164569336</text:p>
          </table:table-cell>
          <table:table-cell table:formula="of:=[.$C548]+[.$B548]" office:value-type="float" office:value="22464166462" calcext:value-type="float">
            <text:p>22464166462</text:p>
          </table:table-cell>
          <table:table-cell table:formula="of:=[levels_parameters.$I$2]*([.$A549]-1) + [levels_parameters.$H$2]+FLOOR([.$A549]/[levels_parameters.$J$2])" office:value-type="float" office:value="659" calcext:value-type="float">
            <text:p>659</text:p>
          </table:table-cell>
          <table:table-cell table:formula="of:=[levels_parameters.$E$2]*([.$A549]-1) + [levels_parameters.$D$2]" office:value-type="float" office:value="11090" calcext:value-type="float">
            <text:p>11090</text:p>
          </table:table-cell>
          <table:table-cell table:formula="of:=[levels_parameters.$G$2]*([.$A54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A550]^[levels_parameters.$B$2] + [levels_parameters.$C$2]*([.$A550]-1)+[levels_parameters.$A$2]" office:value-type="float" office:value="165471898" calcext:value-type="float">
            <text:p>165471898</text:p>
          </table:table-cell>
          <table:table-cell table:formula="of:=[.$C549]+[.$B549]" office:value-type="float" office:value="22628735798" calcext:value-type="float">
            <text:p>22628735798</text:p>
          </table:table-cell>
          <table:table-cell table:formula="of:=[levels_parameters.$I$2]*([.$A550]-1) + [levels_parameters.$H$2]+FLOOR([.$A550]/[levels_parameters.$J$2])" office:value-type="float" office:value="660" calcext:value-type="float">
            <text:p>660</text:p>
          </table:table-cell>
          <table:table-cell table:formula="of:=[levels_parameters.$E$2]*([.$A550]-1) + [levels_parameters.$D$2]" office:value-type="float" office:value="11110" calcext:value-type="float">
            <text:p>11110</text:p>
          </table:table-cell>
          <table:table-cell table:formula="of:=[levels_parameters.$G$2]*([.$A55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A551]^[levels_parameters.$B$2] + [levels_parameters.$C$2]*([.$A551]-1)+[levels_parameters.$A$2]" office:value-type="float" office:value="166377754" calcext:value-type="float">
            <text:p>166377754</text:p>
          </table:table-cell>
          <table:table-cell table:formula="of:=[.$C550]+[.$B550]" office:value-type="float" office:value="22794207696" calcext:value-type="float">
            <text:p>22794207696</text:p>
          </table:table-cell>
          <table:table-cell table:formula="of:=[levels_parameters.$I$2]*([.$A551]-1) + [levels_parameters.$H$2]+FLOOR([.$A551]/[levels_parameters.$J$2])" office:value-type="float" office:value="662" calcext:value-type="float">
            <text:p>662</text:p>
          </table:table-cell>
          <table:table-cell table:formula="of:=[levels_parameters.$E$2]*([.$A551]-1) + [levels_parameters.$D$2]" office:value-type="float" office:value="11130" calcext:value-type="float">
            <text:p>11130</text:p>
          </table:table-cell>
          <table:table-cell table:formula="of:=[levels_parameters.$G$2]*([.$A55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A552]^[levels_parameters.$B$2] + [levels_parameters.$C$2]*([.$A552]-1)+[levels_parameters.$A$2]" office:value-type="float" office:value="167286910" calcext:value-type="float">
            <text:p>167286910</text:p>
          </table:table-cell>
          <table:table-cell table:formula="of:=[.$C551]+[.$B551]" office:value-type="float" office:value="22960585450" calcext:value-type="float">
            <text:p>22960585450</text:p>
          </table:table-cell>
          <table:table-cell table:formula="of:=[levels_parameters.$I$2]*([.$A552]-1) + [levels_parameters.$H$2]+FLOOR([.$A552]/[levels_parameters.$J$2])" office:value-type="float" office:value="663" calcext:value-type="float">
            <text:p>663</text:p>
          </table:table-cell>
          <table:table-cell table:formula="of:=[levels_parameters.$E$2]*([.$A552]-1) + [levels_parameters.$D$2]" office:value-type="float" office:value="11150" calcext:value-type="float">
            <text:p>11150</text:p>
          </table:table-cell>
          <table:table-cell table:formula="of:=[levels_parameters.$G$2]*([.$A55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A553]^[levels_parameters.$B$2] + [levels_parameters.$C$2]*([.$A553]-1)+[levels_parameters.$A$2]" office:value-type="float" office:value="168199372" calcext:value-type="float">
            <text:p>168199372</text:p>
          </table:table-cell>
          <table:table-cell table:formula="of:=[.$C552]+[.$B552]" office:value-type="float" office:value="23127872360" calcext:value-type="float">
            <text:p>23127872360</text:p>
          </table:table-cell>
          <table:table-cell table:formula="of:=[levels_parameters.$I$2]*([.$A553]-1) + [levels_parameters.$H$2]+FLOOR([.$A553]/[levels_parameters.$J$2])" office:value-type="float" office:value="664" calcext:value-type="float">
            <text:p>664</text:p>
          </table:table-cell>
          <table:table-cell table:formula="of:=[levels_parameters.$E$2]*([.$A553]-1) + [levels_parameters.$D$2]" office:value-type="float" office:value="11170" calcext:value-type="float">
            <text:p>11170</text:p>
          </table:table-cell>
          <table:table-cell table:formula="of:=[levels_parameters.$G$2]*([.$A55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A554]^[levels_parameters.$B$2] + [levels_parameters.$C$2]*([.$A554]-1)+[levels_parameters.$A$2]" office:value-type="float" office:value="169115146" calcext:value-type="float">
            <text:p>169115146</text:p>
          </table:table-cell>
          <table:table-cell table:formula="of:=[.$C553]+[.$B553]" office:value-type="float" office:value="23296071732" calcext:value-type="float">
            <text:p>23296071732</text:p>
          </table:table-cell>
          <table:table-cell table:formula="of:=[levels_parameters.$I$2]*([.$A554]-1) + [levels_parameters.$H$2]+FLOOR([.$A554]/[levels_parameters.$J$2])" office:value-type="float" office:value="665" calcext:value-type="float">
            <text:p>665</text:p>
          </table:table-cell>
          <table:table-cell table:formula="of:=[levels_parameters.$E$2]*([.$A554]-1) + [levels_parameters.$D$2]" office:value-type="float" office:value="11190" calcext:value-type="float">
            <text:p>11190</text:p>
          </table:table-cell>
          <table:table-cell table:formula="of:=[levels_parameters.$G$2]*([.$A55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A555]^[levels_parameters.$B$2] + [levels_parameters.$C$2]*([.$A555]-1)+[levels_parameters.$A$2]" office:value-type="float" office:value="170034238" calcext:value-type="float">
            <text:p>170034238</text:p>
          </table:table-cell>
          <table:table-cell table:formula="of:=[.$C554]+[.$B554]" office:value-type="float" office:value="23465186878" calcext:value-type="float">
            <text:p>23465186878</text:p>
          </table:table-cell>
          <table:table-cell table:formula="of:=[levels_parameters.$I$2]*([.$A555]-1) + [levels_parameters.$H$2]+FLOOR([.$A555]/[levels_parameters.$J$2])" office:value-type="float" office:value="666" calcext:value-type="float">
            <text:p>666</text:p>
          </table:table-cell>
          <table:table-cell table:formula="of:=[levels_parameters.$E$2]*([.$A555]-1) + [levels_parameters.$D$2]" office:value-type="float" office:value="11210" calcext:value-type="float">
            <text:p>11210</text:p>
          </table:table-cell>
          <table:table-cell table:formula="of:=[levels_parameters.$G$2]*([.$A55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A556]^[levels_parameters.$B$2] + [levels_parameters.$C$2]*([.$A556]-1)+[levels_parameters.$A$2]" office:value-type="float" office:value="170956654" calcext:value-type="float">
            <text:p>170956654</text:p>
          </table:table-cell>
          <table:table-cell table:formula="of:=[.$C555]+[.$B555]" office:value-type="float" office:value="23635221116" calcext:value-type="float">
            <text:p>23635221116</text:p>
          </table:table-cell>
          <table:table-cell table:formula="of:=[levels_parameters.$I$2]*([.$A556]-1) + [levels_parameters.$H$2]+FLOOR([.$A556]/[levels_parameters.$J$2])" office:value-type="float" office:value="668" calcext:value-type="float">
            <text:p>668</text:p>
          </table:table-cell>
          <table:table-cell table:formula="of:=[levels_parameters.$E$2]*([.$A556]-1) + [levels_parameters.$D$2]" office:value-type="float" office:value="11230" calcext:value-type="float">
            <text:p>11230</text:p>
          </table:table-cell>
          <table:table-cell table:formula="of:=[levels_parameters.$G$2]*([.$A55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A557]^[levels_parameters.$B$2] + [levels_parameters.$C$2]*([.$A557]-1)+[levels_parameters.$A$2]" office:value-type="float" office:value="171882400" calcext:value-type="float">
            <text:p>171882400</text:p>
          </table:table-cell>
          <table:table-cell table:formula="of:=[.$C556]+[.$B556]" office:value-type="float" office:value="23806177770" calcext:value-type="float">
            <text:p>23806177770</text:p>
          </table:table-cell>
          <table:table-cell table:formula="of:=[levels_parameters.$I$2]*([.$A557]-1) + [levels_parameters.$H$2]+FLOOR([.$A557]/[levels_parameters.$J$2])" office:value-type="float" office:value="669" calcext:value-type="float">
            <text:p>669</text:p>
          </table:table-cell>
          <table:table-cell table:formula="of:=[levels_parameters.$E$2]*([.$A557]-1) + [levels_parameters.$D$2]" office:value-type="float" office:value="11250" calcext:value-type="float">
            <text:p>11250</text:p>
          </table:table-cell>
          <table:table-cell table:formula="of:=[levels_parameters.$G$2]*([.$A55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A558]^[levels_parameters.$B$2] + [levels_parameters.$C$2]*([.$A558]-1)+[levels_parameters.$A$2]" office:value-type="float" office:value="172811482" calcext:value-type="float">
            <text:p>172811482</text:p>
          </table:table-cell>
          <table:table-cell table:formula="of:=[.$C557]+[.$B557]" office:value-type="float" office:value="23978060170" calcext:value-type="float">
            <text:p>23978060170</text:p>
          </table:table-cell>
          <table:table-cell table:formula="of:=[levels_parameters.$I$2]*([.$A558]-1) + [levels_parameters.$H$2]+FLOOR([.$A558]/[levels_parameters.$J$2])" office:value-type="float" office:value="670" calcext:value-type="float">
            <text:p>670</text:p>
          </table:table-cell>
          <table:table-cell table:formula="of:=[levels_parameters.$E$2]*([.$A558]-1) + [levels_parameters.$D$2]" office:value-type="float" office:value="11270" calcext:value-type="float">
            <text:p>11270</text:p>
          </table:table-cell>
          <table:table-cell table:formula="of:=[levels_parameters.$G$2]*([.$A55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A559]^[levels_parameters.$B$2] + [levels_parameters.$C$2]*([.$A559]-1)+[levels_parameters.$A$2]" office:value-type="float" office:value="173743906" calcext:value-type="float">
            <text:p>173743906</text:p>
          </table:table-cell>
          <table:table-cell table:formula="of:=[.$C558]+[.$B558]" office:value-type="float" office:value="24150871652" calcext:value-type="float">
            <text:p>24150871652</text:p>
          </table:table-cell>
          <table:table-cell table:formula="of:=[levels_parameters.$I$2]*([.$A559]-1) + [levels_parameters.$H$2]+FLOOR([.$A559]/[levels_parameters.$J$2])" office:value-type="float" office:value="671" calcext:value-type="float">
            <text:p>671</text:p>
          </table:table-cell>
          <table:table-cell table:formula="of:=[levels_parameters.$E$2]*([.$A559]-1) + [levels_parameters.$D$2]" office:value-type="float" office:value="11290" calcext:value-type="float">
            <text:p>11290</text:p>
          </table:table-cell>
          <table:table-cell table:formula="of:=[levels_parameters.$G$2]*([.$A55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A560]^[levels_parameters.$B$2] + [levels_parameters.$C$2]*([.$A560]-1)+[levels_parameters.$A$2]" office:value-type="float" office:value="174679678" calcext:value-type="float">
            <text:p>174679678</text:p>
          </table:table-cell>
          <table:table-cell table:formula="of:=[.$C559]+[.$B559]" office:value-type="float" office:value="24324615558" calcext:value-type="float">
            <text:p>24324615558</text:p>
          </table:table-cell>
          <table:table-cell table:formula="of:=[levels_parameters.$I$2]*([.$A560]-1) + [levels_parameters.$H$2]+FLOOR([.$A560]/[levels_parameters.$J$2])" office:value-type="float" office:value="672" calcext:value-type="float">
            <text:p>672</text:p>
          </table:table-cell>
          <table:table-cell table:formula="of:=[levels_parameters.$E$2]*([.$A560]-1) + [levels_parameters.$D$2]" office:value-type="float" office:value="11310" calcext:value-type="float">
            <text:p>11310</text:p>
          </table:table-cell>
          <table:table-cell table:formula="of:=[levels_parameters.$G$2]*([.$A56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A561]^[levels_parameters.$B$2] + [levels_parameters.$C$2]*([.$A561]-1)+[levels_parameters.$A$2]" office:value-type="float" office:value="175618804" calcext:value-type="float">
            <text:p>175618804</text:p>
          </table:table-cell>
          <table:table-cell table:formula="of:=[.$C560]+[.$B560]" office:value-type="float" office:value="24499295236" calcext:value-type="float">
            <text:p>24499295236</text:p>
          </table:table-cell>
          <table:table-cell table:formula="of:=[levels_parameters.$I$2]*([.$A561]-1) + [levels_parameters.$H$2]+FLOOR([.$A561]/[levels_parameters.$J$2])" office:value-type="float" office:value="674" calcext:value-type="float">
            <text:p>674</text:p>
          </table:table-cell>
          <table:table-cell table:formula="of:=[levels_parameters.$E$2]*([.$A561]-1) + [levels_parameters.$D$2]" office:value-type="float" office:value="11330" calcext:value-type="float">
            <text:p>11330</text:p>
          </table:table-cell>
          <table:table-cell table:formula="of:=[levels_parameters.$G$2]*([.$A56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A562]^[levels_parameters.$B$2] + [levels_parameters.$C$2]*([.$A562]-1)+[levels_parameters.$A$2]" office:value-type="float" office:value="176561290" calcext:value-type="float">
            <text:p>176561290</text:p>
          </table:table-cell>
          <table:table-cell table:formula="of:=[.$C561]+[.$B561]" office:value-type="float" office:value="24674914040" calcext:value-type="float">
            <text:p>24674914040</text:p>
          </table:table-cell>
          <table:table-cell table:formula="of:=[levels_parameters.$I$2]*([.$A562]-1) + [levels_parameters.$H$2]+FLOOR([.$A562]/[levels_parameters.$J$2])" office:value-type="float" office:value="675" calcext:value-type="float">
            <text:p>675</text:p>
          </table:table-cell>
          <table:table-cell table:formula="of:=[levels_parameters.$E$2]*([.$A562]-1) + [levels_parameters.$D$2]" office:value-type="float" office:value="11350" calcext:value-type="float">
            <text:p>11350</text:p>
          </table:table-cell>
          <table:table-cell table:formula="of:=[levels_parameters.$G$2]*([.$A56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A563]^[levels_parameters.$B$2] + [levels_parameters.$C$2]*([.$A563]-1)+[levels_parameters.$A$2]" office:value-type="float" office:value="177507142" calcext:value-type="float">
            <text:p>177507142</text:p>
          </table:table-cell>
          <table:table-cell table:formula="of:=[.$C562]+[.$B562]" office:value-type="float" office:value="24851475330" calcext:value-type="float">
            <text:p>24851475330</text:p>
          </table:table-cell>
          <table:table-cell table:formula="of:=[levels_parameters.$I$2]*([.$A563]-1) + [levels_parameters.$H$2]+FLOOR([.$A563]/[levels_parameters.$J$2])" office:value-type="float" office:value="676" calcext:value-type="float">
            <text:p>676</text:p>
          </table:table-cell>
          <table:table-cell table:formula="of:=[levels_parameters.$E$2]*([.$A563]-1) + [levels_parameters.$D$2]" office:value-type="float" office:value="11370" calcext:value-type="float">
            <text:p>11370</text:p>
          </table:table-cell>
          <table:table-cell table:formula="of:=[levels_parameters.$G$2]*([.$A56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A564]^[levels_parameters.$B$2] + [levels_parameters.$C$2]*([.$A564]-1)+[levels_parameters.$A$2]" office:value-type="float" office:value="178456366" calcext:value-type="float">
            <text:p>178456366</text:p>
          </table:table-cell>
          <table:table-cell table:formula="of:=[.$C563]+[.$B563]" office:value-type="float" office:value="25028982472" calcext:value-type="float">
            <text:p>25028982472</text:p>
          </table:table-cell>
          <table:table-cell table:formula="of:=[levels_parameters.$I$2]*([.$A564]-1) + [levels_parameters.$H$2]+FLOOR([.$A564]/[levels_parameters.$J$2])" office:value-type="float" office:value="677" calcext:value-type="float">
            <text:p>677</text:p>
          </table:table-cell>
          <table:table-cell table:formula="of:=[levels_parameters.$E$2]*([.$A564]-1) + [levels_parameters.$D$2]" office:value-type="float" office:value="11390" calcext:value-type="float">
            <text:p>11390</text:p>
          </table:table-cell>
          <table:table-cell table:formula="of:=[levels_parameters.$G$2]*([.$A56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A565]^[levels_parameters.$B$2] + [levels_parameters.$C$2]*([.$A565]-1)+[levels_parameters.$A$2]" office:value-type="float" office:value="179408968" calcext:value-type="float">
            <text:p>179408968</text:p>
          </table:table-cell>
          <table:table-cell table:formula="of:=[.$C564]+[.$B564]" office:value-type="float" office:value="25207438838" calcext:value-type="float">
            <text:p>25207438838</text:p>
          </table:table-cell>
          <table:table-cell table:formula="of:=[levels_parameters.$I$2]*([.$A565]-1) + [levels_parameters.$H$2]+FLOOR([.$A565]/[levels_parameters.$J$2])" office:value-type="float" office:value="678" calcext:value-type="float">
            <text:p>678</text:p>
          </table:table-cell>
          <table:table-cell table:formula="of:=[levels_parameters.$E$2]*([.$A565]-1) + [levels_parameters.$D$2]" office:value-type="float" office:value="11410" calcext:value-type="float">
            <text:p>11410</text:p>
          </table:table-cell>
          <table:table-cell table:formula="of:=[levels_parameters.$G$2]*([.$A56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A566]^[levels_parameters.$B$2] + [levels_parameters.$C$2]*([.$A566]-1)+[levels_parameters.$A$2]" office:value-type="float" office:value="180364954" calcext:value-type="float">
            <text:p>180364954</text:p>
          </table:table-cell>
          <table:table-cell table:formula="of:=[.$C565]+[.$B565]" office:value-type="float" office:value="25386847806" calcext:value-type="float">
            <text:p>25386847806</text:p>
          </table:table-cell>
          <table:table-cell table:formula="of:=[levels_parameters.$I$2]*([.$A566]-1) + [levels_parameters.$H$2]+FLOOR([.$A566]/[levels_parameters.$J$2])" office:value-type="float" office:value="680" calcext:value-type="float">
            <text:p>680</text:p>
          </table:table-cell>
          <table:table-cell table:formula="of:=[levels_parameters.$E$2]*([.$A566]-1) + [levels_parameters.$D$2]" office:value-type="float" office:value="11430" calcext:value-type="float">
            <text:p>11430</text:p>
          </table:table-cell>
          <table:table-cell table:formula="of:=[levels_parameters.$G$2]*([.$A56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A567]^[levels_parameters.$B$2] + [levels_parameters.$C$2]*([.$A567]-1)+[levels_parameters.$A$2]" office:value-type="float" office:value="181324330" calcext:value-type="float">
            <text:p>181324330</text:p>
          </table:table-cell>
          <table:table-cell table:formula="of:=[.$C566]+[.$B566]" office:value-type="float" office:value="25567212760" calcext:value-type="float">
            <text:p>25567212760</text:p>
          </table:table-cell>
          <table:table-cell table:formula="of:=[levels_parameters.$I$2]*([.$A567]-1) + [levels_parameters.$H$2]+FLOOR([.$A567]/[levels_parameters.$J$2])" office:value-type="float" office:value="681" calcext:value-type="float">
            <text:p>681</text:p>
          </table:table-cell>
          <table:table-cell table:formula="of:=[levels_parameters.$E$2]*([.$A567]-1) + [levels_parameters.$D$2]" office:value-type="float" office:value="11450" calcext:value-type="float">
            <text:p>11450</text:p>
          </table:table-cell>
          <table:table-cell table:formula="of:=[levels_parameters.$G$2]*([.$A56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A568]^[levels_parameters.$B$2] + [levels_parameters.$C$2]*([.$A568]-1)+[levels_parameters.$A$2]" office:value-type="float" office:value="182287102" calcext:value-type="float">
            <text:p>182287102</text:p>
          </table:table-cell>
          <table:table-cell table:formula="of:=[.$C567]+[.$B567]" office:value-type="float" office:value="25748537090" calcext:value-type="float">
            <text:p>25748537090</text:p>
          </table:table-cell>
          <table:table-cell table:formula="of:=[levels_parameters.$I$2]*([.$A568]-1) + [levels_parameters.$H$2]+FLOOR([.$A568]/[levels_parameters.$J$2])" office:value-type="float" office:value="682" calcext:value-type="float">
            <text:p>682</text:p>
          </table:table-cell>
          <table:table-cell table:formula="of:=[levels_parameters.$E$2]*([.$A568]-1) + [levels_parameters.$D$2]" office:value-type="float" office:value="11470" calcext:value-type="float">
            <text:p>11470</text:p>
          </table:table-cell>
          <table:table-cell table:formula="of:=[levels_parameters.$G$2]*([.$A56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A569]^[levels_parameters.$B$2] + [levels_parameters.$C$2]*([.$A569]-1)+[levels_parameters.$A$2]" office:value-type="float" office:value="183253276" calcext:value-type="float">
            <text:p>183253276</text:p>
          </table:table-cell>
          <table:table-cell table:formula="of:=[.$C568]+[.$B568]" office:value-type="float" office:value="25930824192" calcext:value-type="float">
            <text:p>25930824192</text:p>
          </table:table-cell>
          <table:table-cell table:formula="of:=[levels_parameters.$I$2]*([.$A569]-1) + [levels_parameters.$H$2]+FLOOR([.$A569]/[levels_parameters.$J$2])" office:value-type="float" office:value="683" calcext:value-type="float">
            <text:p>683</text:p>
          </table:table-cell>
          <table:table-cell table:formula="of:=[levels_parameters.$E$2]*([.$A569]-1) + [levels_parameters.$D$2]" office:value-type="float" office:value="11490" calcext:value-type="float">
            <text:p>11490</text:p>
          </table:table-cell>
          <table:table-cell table:formula="of:=[levels_parameters.$G$2]*([.$A56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A570]^[levels_parameters.$B$2] + [levels_parameters.$C$2]*([.$A570]-1)+[levels_parameters.$A$2]" office:value-type="float" office:value="184222858" calcext:value-type="float">
            <text:p>184222858</text:p>
          </table:table-cell>
          <table:table-cell table:formula="of:=[.$C569]+[.$B569]" office:value-type="float" office:value="26114077468" calcext:value-type="float">
            <text:p>26114077468</text:p>
          </table:table-cell>
          <table:table-cell table:formula="of:=[levels_parameters.$I$2]*([.$A570]-1) + [levels_parameters.$H$2]+FLOOR([.$A570]/[levels_parameters.$J$2])" office:value-type="float" office:value="684" calcext:value-type="float">
            <text:p>684</text:p>
          </table:table-cell>
          <table:table-cell table:formula="of:=[levels_parameters.$E$2]*([.$A570]-1) + [levels_parameters.$D$2]" office:value-type="float" office:value="11510" calcext:value-type="float">
            <text:p>11510</text:p>
          </table:table-cell>
          <table:table-cell table:formula="of:=[levels_parameters.$G$2]*([.$A57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A571]^[levels_parameters.$B$2] + [levels_parameters.$C$2]*([.$A571]-1)+[levels_parameters.$A$2]" office:value-type="float" office:value="185195854" calcext:value-type="float">
            <text:p>185195854</text:p>
          </table:table-cell>
          <table:table-cell table:formula="of:=[.$C570]+[.$B570]" office:value-type="float" office:value="26298300326" calcext:value-type="float">
            <text:p>26298300326</text:p>
          </table:table-cell>
          <table:table-cell table:formula="of:=[levels_parameters.$I$2]*([.$A571]-1) + [levels_parameters.$H$2]+FLOOR([.$A571]/[levels_parameters.$J$2])" office:value-type="float" office:value="686" calcext:value-type="float">
            <text:p>686</text:p>
          </table:table-cell>
          <table:table-cell table:formula="of:=[levels_parameters.$E$2]*([.$A571]-1) + [levels_parameters.$D$2]" office:value-type="float" office:value="11530" calcext:value-type="float">
            <text:p>11530</text:p>
          </table:table-cell>
          <table:table-cell table:formula="of:=[levels_parameters.$G$2]*([.$A57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A572]^[levels_parameters.$B$2] + [levels_parameters.$C$2]*([.$A572]-1)+[levels_parameters.$A$2]" office:value-type="float" office:value="186172270" calcext:value-type="float">
            <text:p>186172270</text:p>
          </table:table-cell>
          <table:table-cell table:formula="of:=[.$C571]+[.$B571]" office:value-type="float" office:value="26483496180" calcext:value-type="float">
            <text:p>26483496180</text:p>
          </table:table-cell>
          <table:table-cell table:formula="of:=[levels_parameters.$I$2]*([.$A572]-1) + [levels_parameters.$H$2]+FLOOR([.$A572]/[levels_parameters.$J$2])" office:value-type="float" office:value="687" calcext:value-type="float">
            <text:p>687</text:p>
          </table:table-cell>
          <table:table-cell table:formula="of:=[levels_parameters.$E$2]*([.$A572]-1) + [levels_parameters.$D$2]" office:value-type="float" office:value="11550" calcext:value-type="float">
            <text:p>11550</text:p>
          </table:table-cell>
          <table:table-cell table:formula="of:=[levels_parameters.$G$2]*([.$A57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A573]^[levels_parameters.$B$2] + [levels_parameters.$C$2]*([.$A573]-1)+[levels_parameters.$A$2]" office:value-type="float" office:value="187152112" calcext:value-type="float">
            <text:p>187152112</text:p>
          </table:table-cell>
          <table:table-cell table:formula="of:=[.$C572]+[.$B572]" office:value-type="float" office:value="26669668450" calcext:value-type="float">
            <text:p>26669668450</text:p>
          </table:table-cell>
          <table:table-cell table:formula="of:=[levels_parameters.$I$2]*([.$A573]-1) + [levels_parameters.$H$2]+FLOOR([.$A573]/[levels_parameters.$J$2])" office:value-type="float" office:value="688" calcext:value-type="float">
            <text:p>688</text:p>
          </table:table-cell>
          <table:table-cell table:formula="of:=[levels_parameters.$E$2]*([.$A573]-1) + [levels_parameters.$D$2]" office:value-type="float" office:value="11570" calcext:value-type="float">
            <text:p>11570</text:p>
          </table:table-cell>
          <table:table-cell table:formula="of:=[levels_parameters.$G$2]*([.$A57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A574]^[levels_parameters.$B$2] + [levels_parameters.$C$2]*([.$A574]-1)+[levels_parameters.$A$2]" office:value-type="float" office:value="188135386" calcext:value-type="float">
            <text:p>188135386</text:p>
          </table:table-cell>
          <table:table-cell table:formula="of:=[.$C573]+[.$B573]" office:value-type="float" office:value="26856820562" calcext:value-type="float">
            <text:p>26856820562</text:p>
          </table:table-cell>
          <table:table-cell table:formula="of:=[levels_parameters.$I$2]*([.$A574]-1) + [levels_parameters.$H$2]+FLOOR([.$A574]/[levels_parameters.$J$2])" office:value-type="float" office:value="689" calcext:value-type="float">
            <text:p>689</text:p>
          </table:table-cell>
          <table:table-cell table:formula="of:=[levels_parameters.$E$2]*([.$A574]-1) + [levels_parameters.$D$2]" office:value-type="float" office:value="11590" calcext:value-type="float">
            <text:p>11590</text:p>
          </table:table-cell>
          <table:table-cell table:formula="of:=[levels_parameters.$G$2]*([.$A57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A575]^[levels_parameters.$B$2] + [levels_parameters.$C$2]*([.$A575]-1)+[levels_parameters.$A$2]" office:value-type="float" office:value="189122098" calcext:value-type="float">
            <text:p>189122098</text:p>
          </table:table-cell>
          <table:table-cell table:formula="of:=[.$C574]+[.$B574]" office:value-type="float" office:value="27044955948" calcext:value-type="float">
            <text:p>27044955948</text:p>
          </table:table-cell>
          <table:table-cell table:formula="of:=[levels_parameters.$I$2]*([.$A575]-1) + [levels_parameters.$H$2]+FLOOR([.$A575]/[levels_parameters.$J$2])" office:value-type="float" office:value="690" calcext:value-type="float">
            <text:p>690</text:p>
          </table:table-cell>
          <table:table-cell table:formula="of:=[levels_parameters.$E$2]*([.$A575]-1) + [levels_parameters.$D$2]" office:value-type="float" office:value="11610" calcext:value-type="float">
            <text:p>11610</text:p>
          </table:table-cell>
          <table:table-cell table:formula="of:=[levels_parameters.$G$2]*([.$A57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A576]^[levels_parameters.$B$2] + [levels_parameters.$C$2]*([.$A576]-1)+[levels_parameters.$A$2]" office:value-type="float" office:value="190112254" calcext:value-type="float">
            <text:p>190112254</text:p>
          </table:table-cell>
          <table:table-cell table:formula="of:=[.$C575]+[.$B575]" office:value-type="float" office:value="27234078046" calcext:value-type="float">
            <text:p>27234078046</text:p>
          </table:table-cell>
          <table:table-cell table:formula="of:=[levels_parameters.$I$2]*([.$A576]-1) + [levels_parameters.$H$2]+FLOOR([.$A576]/[levels_parameters.$J$2])" office:value-type="float" office:value="692" calcext:value-type="float">
            <text:p>692</text:p>
          </table:table-cell>
          <table:table-cell table:formula="of:=[levels_parameters.$E$2]*([.$A576]-1) + [levels_parameters.$D$2]" office:value-type="float" office:value="11630" calcext:value-type="float">
            <text:p>11630</text:p>
          </table:table-cell>
          <table:table-cell table:formula="of:=[levels_parameters.$G$2]*([.$A57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A577]^[levels_parameters.$B$2] + [levels_parameters.$C$2]*([.$A577]-1)+[levels_parameters.$A$2]" office:value-type="float" office:value="191105860" calcext:value-type="float">
            <text:p>191105860</text:p>
          </table:table-cell>
          <table:table-cell table:formula="of:=[.$C576]+[.$B576]" office:value-type="float" office:value="27424190300" calcext:value-type="float">
            <text:p>27424190300</text:p>
          </table:table-cell>
          <table:table-cell table:formula="of:=[levels_parameters.$I$2]*([.$A577]-1) + [levels_parameters.$H$2]+FLOOR([.$A577]/[levels_parameters.$J$2])" office:value-type="float" office:value="693" calcext:value-type="float">
            <text:p>693</text:p>
          </table:table-cell>
          <table:table-cell table:formula="of:=[levels_parameters.$E$2]*([.$A577]-1) + [levels_parameters.$D$2]" office:value-type="float" office:value="11650" calcext:value-type="float">
            <text:p>11650</text:p>
          </table:table-cell>
          <table:table-cell table:formula="of:=[levels_parameters.$G$2]*([.$A57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A578]^[levels_parameters.$B$2] + [levels_parameters.$C$2]*([.$A578]-1)+[levels_parameters.$A$2]" office:value-type="float" office:value="192102922" calcext:value-type="float">
            <text:p>192102922</text:p>
          </table:table-cell>
          <table:table-cell table:formula="of:=[.$C577]+[.$B577]" office:value-type="float" office:value="27615296160" calcext:value-type="float">
            <text:p>27615296160</text:p>
          </table:table-cell>
          <table:table-cell table:formula="of:=[levels_parameters.$I$2]*([.$A578]-1) + [levels_parameters.$H$2]+FLOOR([.$A578]/[levels_parameters.$J$2])" office:value-type="float" office:value="694" calcext:value-type="float">
            <text:p>694</text:p>
          </table:table-cell>
          <table:table-cell table:formula="of:=[levels_parameters.$E$2]*([.$A578]-1) + [levels_parameters.$D$2]" office:value-type="float" office:value="11670" calcext:value-type="float">
            <text:p>11670</text:p>
          </table:table-cell>
          <table:table-cell table:formula="of:=[levels_parameters.$G$2]*([.$A57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A579]^[levels_parameters.$B$2] + [levels_parameters.$C$2]*([.$A579]-1)+[levels_parameters.$A$2]" office:value-type="float" office:value="193103446" calcext:value-type="float">
            <text:p>193103446</text:p>
          </table:table-cell>
          <table:table-cell table:formula="of:=[.$C578]+[.$B578]" office:value-type="float" office:value="27807399082" calcext:value-type="float">
            <text:p>27807399082</text:p>
          </table:table-cell>
          <table:table-cell table:formula="of:=[levels_parameters.$I$2]*([.$A579]-1) + [levels_parameters.$H$2]+FLOOR([.$A579]/[levels_parameters.$J$2])" office:value-type="float" office:value="695" calcext:value-type="float">
            <text:p>695</text:p>
          </table:table-cell>
          <table:table-cell table:formula="of:=[levels_parameters.$E$2]*([.$A579]-1) + [levels_parameters.$D$2]" office:value-type="float" office:value="11690" calcext:value-type="float">
            <text:p>11690</text:p>
          </table:table-cell>
          <table:table-cell table:formula="of:=[levels_parameters.$G$2]*([.$A57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A580]^[levels_parameters.$B$2] + [levels_parameters.$C$2]*([.$A580]-1)+[levels_parameters.$A$2]" office:value-type="float" office:value="194107438" calcext:value-type="float">
            <text:p>194107438</text:p>
          </table:table-cell>
          <table:table-cell table:formula="of:=[.$C579]+[.$B579]" office:value-type="float" office:value="28000502528" calcext:value-type="float">
            <text:p>28000502528</text:p>
          </table:table-cell>
          <table:table-cell table:formula="of:=[levels_parameters.$I$2]*([.$A580]-1) + [levels_parameters.$H$2]+FLOOR([.$A580]/[levels_parameters.$J$2])" office:value-type="float" office:value="696" calcext:value-type="float">
            <text:p>696</text:p>
          </table:table-cell>
          <table:table-cell table:formula="of:=[levels_parameters.$E$2]*([.$A580]-1) + [levels_parameters.$D$2]" office:value-type="float" office:value="11710" calcext:value-type="float">
            <text:p>11710</text:p>
          </table:table-cell>
          <table:table-cell table:formula="of:=[levels_parameters.$G$2]*([.$A58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A581]^[levels_parameters.$B$2] + [levels_parameters.$C$2]*([.$A581]-1)+[levels_parameters.$A$2]" office:value-type="float" office:value="195114904" calcext:value-type="float">
            <text:p>195114904</text:p>
          </table:table-cell>
          <table:table-cell table:formula="of:=[.$C580]+[.$B580]" office:value-type="float" office:value="28194609966" calcext:value-type="float">
            <text:p>28194609966</text:p>
          </table:table-cell>
          <table:table-cell table:formula="of:=[levels_parameters.$I$2]*([.$A581]-1) + [levels_parameters.$H$2]+FLOOR([.$A581]/[levels_parameters.$J$2])" office:value-type="float" office:value="698" calcext:value-type="float">
            <text:p>698</text:p>
          </table:table-cell>
          <table:table-cell table:formula="of:=[levels_parameters.$E$2]*([.$A581]-1) + [levels_parameters.$D$2]" office:value-type="float" office:value="11730" calcext:value-type="float">
            <text:p>11730</text:p>
          </table:table-cell>
          <table:table-cell table:formula="of:=[levels_parameters.$G$2]*([.$A58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A582]^[levels_parameters.$B$2] + [levels_parameters.$C$2]*([.$A582]-1)+[levels_parameters.$A$2]" office:value-type="float" office:value="196125850" calcext:value-type="float">
            <text:p>196125850</text:p>
          </table:table-cell>
          <table:table-cell table:formula="of:=[.$C581]+[.$B581]" office:value-type="float" office:value="28389724870" calcext:value-type="float">
            <text:p>28389724870</text:p>
          </table:table-cell>
          <table:table-cell table:formula="of:=[levels_parameters.$I$2]*([.$A582]-1) + [levels_parameters.$H$2]+FLOOR([.$A582]/[levels_parameters.$J$2])" office:value-type="float" office:value="699" calcext:value-type="float">
            <text:p>699</text:p>
          </table:table-cell>
          <table:table-cell table:formula="of:=[levels_parameters.$E$2]*([.$A582]-1) + [levels_parameters.$D$2]" office:value-type="float" office:value="11750" calcext:value-type="float">
            <text:p>11750</text:p>
          </table:table-cell>
          <table:table-cell table:formula="of:=[levels_parameters.$G$2]*([.$A58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A583]^[levels_parameters.$B$2] + [levels_parameters.$C$2]*([.$A583]-1)+[levels_parameters.$A$2]" office:value-type="float" office:value="197140282" calcext:value-type="float">
            <text:p>197140282</text:p>
          </table:table-cell>
          <table:table-cell table:formula="of:=[.$C582]+[.$B582]" office:value-type="float" office:value="28585850720" calcext:value-type="float">
            <text:p>28585850720</text:p>
          </table:table-cell>
          <table:table-cell table:formula="of:=[levels_parameters.$I$2]*([.$A583]-1) + [levels_parameters.$H$2]+FLOOR([.$A583]/[levels_parameters.$J$2])" office:value-type="float" office:value="700" calcext:value-type="float">
            <text:p>700</text:p>
          </table:table-cell>
          <table:table-cell table:formula="of:=[levels_parameters.$E$2]*([.$A583]-1) + [levels_parameters.$D$2]" office:value-type="float" office:value="11770" calcext:value-type="float">
            <text:p>11770</text:p>
          </table:table-cell>
          <table:table-cell table:formula="of:=[levels_parameters.$G$2]*([.$A58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A584]^[levels_parameters.$B$2] + [levels_parameters.$C$2]*([.$A584]-1)+[levels_parameters.$A$2]" office:value-type="float" office:value="198158206" calcext:value-type="float">
            <text:p>198158206</text:p>
          </table:table-cell>
          <table:table-cell table:formula="of:=[.$C583]+[.$B583]" office:value-type="float" office:value="28782991002" calcext:value-type="float">
            <text:p>28782991002</text:p>
          </table:table-cell>
          <table:table-cell table:formula="of:=[levels_parameters.$I$2]*([.$A584]-1) + [levels_parameters.$H$2]+FLOOR([.$A584]/[levels_parameters.$J$2])" office:value-type="float" office:value="701" calcext:value-type="float">
            <text:p>701</text:p>
          </table:table-cell>
          <table:table-cell table:formula="of:=[levels_parameters.$E$2]*([.$A584]-1) + [levels_parameters.$D$2]" office:value-type="float" office:value="11790" calcext:value-type="float">
            <text:p>11790</text:p>
          </table:table-cell>
          <table:table-cell table:formula="of:=[levels_parameters.$G$2]*([.$A58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A585]^[levels_parameters.$B$2] + [levels_parameters.$C$2]*([.$A585]-1)+[levels_parameters.$A$2]" office:value-type="float" office:value="199179628" calcext:value-type="float">
            <text:p>199179628</text:p>
          </table:table-cell>
          <table:table-cell table:formula="of:=[.$C584]+[.$B584]" office:value-type="float" office:value="28981149208" calcext:value-type="float">
            <text:p>28981149208</text:p>
          </table:table-cell>
          <table:table-cell table:formula="of:=[levels_parameters.$I$2]*([.$A585]-1) + [levels_parameters.$H$2]+FLOOR([.$A585]/[levels_parameters.$J$2])" office:value-type="float" office:value="702" calcext:value-type="float">
            <text:p>702</text:p>
          </table:table-cell>
          <table:table-cell table:formula="of:=[levels_parameters.$E$2]*([.$A585]-1) + [levels_parameters.$D$2]" office:value-type="float" office:value="11810" calcext:value-type="float">
            <text:p>11810</text:p>
          </table:table-cell>
          <table:table-cell table:formula="of:=[levels_parameters.$G$2]*([.$A58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A586]^[levels_parameters.$B$2] + [levels_parameters.$C$2]*([.$A586]-1)+[levels_parameters.$A$2]" office:value-type="float" office:value="200204554" calcext:value-type="float">
            <text:p>200204554</text:p>
          </table:table-cell>
          <table:table-cell table:formula="of:=[.$C585]+[.$B585]" office:value-type="float" office:value="29180328836" calcext:value-type="float">
            <text:p>29180328836</text:p>
          </table:table-cell>
          <table:table-cell table:formula="of:=[levels_parameters.$I$2]*([.$A586]-1) + [levels_parameters.$H$2]+FLOOR([.$A586]/[levels_parameters.$J$2])" office:value-type="float" office:value="704" calcext:value-type="float">
            <text:p>704</text:p>
          </table:table-cell>
          <table:table-cell table:formula="of:=[levels_parameters.$E$2]*([.$A586]-1) + [levels_parameters.$D$2]" office:value-type="float" office:value="11830" calcext:value-type="float">
            <text:p>11830</text:p>
          </table:table-cell>
          <table:table-cell table:formula="of:=[levels_parameters.$G$2]*([.$A58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A587]^[levels_parameters.$B$2] + [levels_parameters.$C$2]*([.$A587]-1)+[levels_parameters.$A$2]" office:value-type="float" office:value="201232990" calcext:value-type="float">
            <text:p>201232990</text:p>
          </table:table-cell>
          <table:table-cell table:formula="of:=[.$C586]+[.$B586]" office:value-type="float" office:value="29380533390" calcext:value-type="float">
            <text:p>29380533390</text:p>
          </table:table-cell>
          <table:table-cell table:formula="of:=[levels_parameters.$I$2]*([.$A587]-1) + [levels_parameters.$H$2]+FLOOR([.$A587]/[levels_parameters.$J$2])" office:value-type="float" office:value="705" calcext:value-type="float">
            <text:p>705</text:p>
          </table:table-cell>
          <table:table-cell table:formula="of:=[levels_parameters.$E$2]*([.$A587]-1) + [levels_parameters.$D$2]" office:value-type="float" office:value="11850" calcext:value-type="float">
            <text:p>11850</text:p>
          </table:table-cell>
          <table:table-cell table:formula="of:=[levels_parameters.$G$2]*([.$A58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A588]^[levels_parameters.$B$2] + [levels_parameters.$C$2]*([.$A588]-1)+[levels_parameters.$A$2]" office:value-type="float" office:value="202264942" calcext:value-type="float">
            <text:p>202264942</text:p>
          </table:table-cell>
          <table:table-cell table:formula="of:=[.$C587]+[.$B587]" office:value-type="float" office:value="29581766380" calcext:value-type="float">
            <text:p>29581766380</text:p>
          </table:table-cell>
          <table:table-cell table:formula="of:=[levels_parameters.$I$2]*([.$A588]-1) + [levels_parameters.$H$2]+FLOOR([.$A588]/[levels_parameters.$J$2])" office:value-type="float" office:value="706" calcext:value-type="float">
            <text:p>706</text:p>
          </table:table-cell>
          <table:table-cell table:formula="of:=[levels_parameters.$E$2]*([.$A588]-1) + [levels_parameters.$D$2]" office:value-type="float" office:value="11870" calcext:value-type="float">
            <text:p>11870</text:p>
          </table:table-cell>
          <table:table-cell table:formula="of:=[levels_parameters.$G$2]*([.$A58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A589]^[levels_parameters.$B$2] + [levels_parameters.$C$2]*([.$A589]-1)+[levels_parameters.$A$2]" office:value-type="float" office:value="203300416" calcext:value-type="float">
            <text:p>203300416</text:p>
          </table:table-cell>
          <table:table-cell table:formula="of:=[.$C588]+[.$B588]" office:value-type="float" office:value="29784031322" calcext:value-type="float">
            <text:p>29784031322</text:p>
          </table:table-cell>
          <table:table-cell table:formula="of:=[levels_parameters.$I$2]*([.$A589]-1) + [levels_parameters.$H$2]+FLOOR([.$A589]/[levels_parameters.$J$2])" office:value-type="float" office:value="707" calcext:value-type="float">
            <text:p>707</text:p>
          </table:table-cell>
          <table:table-cell table:formula="of:=[levels_parameters.$E$2]*([.$A589]-1) + [levels_parameters.$D$2]" office:value-type="float" office:value="11890" calcext:value-type="float">
            <text:p>11890</text:p>
          </table:table-cell>
          <table:table-cell table:formula="of:=[levels_parameters.$G$2]*([.$A58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A590]^[levels_parameters.$B$2] + [levels_parameters.$C$2]*([.$A590]-1)+[levels_parameters.$A$2]" office:value-type="float" office:value="204339418" calcext:value-type="float">
            <text:p>204339418</text:p>
          </table:table-cell>
          <table:table-cell table:formula="of:=[.$C589]+[.$B589]" office:value-type="float" office:value="29987331738" calcext:value-type="float">
            <text:p>29987331738</text:p>
          </table:table-cell>
          <table:table-cell table:formula="of:=[levels_parameters.$I$2]*([.$A590]-1) + [levels_parameters.$H$2]+FLOOR([.$A590]/[levels_parameters.$J$2])" office:value-type="float" office:value="708" calcext:value-type="float">
            <text:p>708</text:p>
          </table:table-cell>
          <table:table-cell table:formula="of:=[levels_parameters.$E$2]*([.$A590]-1) + [levels_parameters.$D$2]" office:value-type="float" office:value="11910" calcext:value-type="float">
            <text:p>11910</text:p>
          </table:table-cell>
          <table:table-cell table:formula="of:=[levels_parameters.$G$2]*([.$A59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A591]^[levels_parameters.$B$2] + [levels_parameters.$C$2]*([.$A591]-1)+[levels_parameters.$A$2]" office:value-type="float" office:value="205381954" calcext:value-type="float">
            <text:p>205381954</text:p>
          </table:table-cell>
          <table:table-cell table:formula="of:=[.$C590]+[.$B590]" office:value-type="float" office:value="30191671156" calcext:value-type="float">
            <text:p>30191671156</text:p>
          </table:table-cell>
          <table:table-cell table:formula="of:=[levels_parameters.$I$2]*([.$A591]-1) + [levels_parameters.$H$2]+FLOOR([.$A591]/[levels_parameters.$J$2])" office:value-type="float" office:value="710" calcext:value-type="float">
            <text:p>710</text:p>
          </table:table-cell>
          <table:table-cell table:formula="of:=[levels_parameters.$E$2]*([.$A591]-1) + [levels_parameters.$D$2]" office:value-type="float" office:value="11930" calcext:value-type="float">
            <text:p>11930</text:p>
          </table:table-cell>
          <table:table-cell table:formula="of:=[levels_parameters.$G$2]*([.$A59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A592]^[levels_parameters.$B$2] + [levels_parameters.$C$2]*([.$A592]-1)+[levels_parameters.$A$2]" office:value-type="float" office:value="206428030" calcext:value-type="float">
            <text:p>206428030</text:p>
          </table:table-cell>
          <table:table-cell table:formula="of:=[.$C591]+[.$B591]" office:value-type="float" office:value="30397053110" calcext:value-type="float">
            <text:p>30397053110</text:p>
          </table:table-cell>
          <table:table-cell table:formula="of:=[levels_parameters.$I$2]*([.$A592]-1) + [levels_parameters.$H$2]+FLOOR([.$A592]/[levels_parameters.$J$2])" office:value-type="float" office:value="711" calcext:value-type="float">
            <text:p>711</text:p>
          </table:table-cell>
          <table:table-cell table:formula="of:=[levels_parameters.$E$2]*([.$A592]-1) + [levels_parameters.$D$2]" office:value-type="float" office:value="11950" calcext:value-type="float">
            <text:p>11950</text:p>
          </table:table-cell>
          <table:table-cell table:formula="of:=[levels_parameters.$G$2]*([.$A59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A593]^[levels_parameters.$B$2] + [levels_parameters.$C$2]*([.$A593]-1)+[levels_parameters.$A$2]" office:value-type="float" office:value="207477652" calcext:value-type="float">
            <text:p>207477652</text:p>
          </table:table-cell>
          <table:table-cell table:formula="of:=[.$C592]+[.$B592]" office:value-type="float" office:value="30603481140" calcext:value-type="float">
            <text:p>30603481140</text:p>
          </table:table-cell>
          <table:table-cell table:formula="of:=[levels_parameters.$I$2]*([.$A593]-1) + [levels_parameters.$H$2]+FLOOR([.$A593]/[levels_parameters.$J$2])" office:value-type="float" office:value="712" calcext:value-type="float">
            <text:p>712</text:p>
          </table:table-cell>
          <table:table-cell table:formula="of:=[levels_parameters.$E$2]*([.$A593]-1) + [levels_parameters.$D$2]" office:value-type="float" office:value="11970" calcext:value-type="float">
            <text:p>11970</text:p>
          </table:table-cell>
          <table:table-cell table:formula="of:=[levels_parameters.$G$2]*([.$A59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A594]^[levels_parameters.$B$2] + [levels_parameters.$C$2]*([.$A594]-1)+[levels_parameters.$A$2]" office:value-type="float" office:value="208530826" calcext:value-type="float">
            <text:p>208530826</text:p>
          </table:table-cell>
          <table:table-cell table:formula="of:=[.$C593]+[.$B593]" office:value-type="float" office:value="30810958792" calcext:value-type="float">
            <text:p>30810958792</text:p>
          </table:table-cell>
          <table:table-cell table:formula="of:=[levels_parameters.$I$2]*([.$A594]-1) + [levels_parameters.$H$2]+FLOOR([.$A594]/[levels_parameters.$J$2])" office:value-type="float" office:value="713" calcext:value-type="float">
            <text:p>713</text:p>
          </table:table-cell>
          <table:table-cell table:formula="of:=[levels_parameters.$E$2]*([.$A594]-1) + [levels_parameters.$D$2]" office:value-type="float" office:value="11990" calcext:value-type="float">
            <text:p>11990</text:p>
          </table:table-cell>
          <table:table-cell table:formula="of:=[levels_parameters.$G$2]*([.$A59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A595]^[levels_parameters.$B$2] + [levels_parameters.$C$2]*([.$A595]-1)+[levels_parameters.$A$2]" office:value-type="float" office:value="209587558" calcext:value-type="float">
            <text:p>209587558</text:p>
          </table:table-cell>
          <table:table-cell table:formula="of:=[.$C594]+[.$B594]" office:value-type="float" office:value="31019489618" calcext:value-type="float">
            <text:p>31019489618</text:p>
          </table:table-cell>
          <table:table-cell table:formula="of:=[levels_parameters.$I$2]*([.$A595]-1) + [levels_parameters.$H$2]+FLOOR([.$A595]/[levels_parameters.$J$2])" office:value-type="float" office:value="714" calcext:value-type="float">
            <text:p>714</text:p>
          </table:table-cell>
          <table:table-cell table:formula="of:=[levels_parameters.$E$2]*([.$A595]-1) + [levels_parameters.$D$2]" office:value-type="float" office:value="12010" calcext:value-type="float">
            <text:p>12010</text:p>
          </table:table-cell>
          <table:table-cell table:formula="of:=[levels_parameters.$G$2]*([.$A59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A596]^[levels_parameters.$B$2] + [levels_parameters.$C$2]*([.$A596]-1)+[levels_parameters.$A$2]" office:value-type="float" office:value="210647854" calcext:value-type="float">
            <text:p>210647854</text:p>
          </table:table-cell>
          <table:table-cell table:formula="of:=[.$C595]+[.$B595]" office:value-type="float" office:value="31229077176" calcext:value-type="float">
            <text:p>31229077176</text:p>
          </table:table-cell>
          <table:table-cell table:formula="of:=[levels_parameters.$I$2]*([.$A596]-1) + [levels_parameters.$H$2]+FLOOR([.$A596]/[levels_parameters.$J$2])" office:value-type="float" office:value="716" calcext:value-type="float">
            <text:p>716</text:p>
          </table:table-cell>
          <table:table-cell table:formula="of:=[levels_parameters.$E$2]*([.$A596]-1) + [levels_parameters.$D$2]" office:value-type="float" office:value="12030" calcext:value-type="float">
            <text:p>12030</text:p>
          </table:table-cell>
          <table:table-cell table:formula="of:=[levels_parameters.$G$2]*([.$A59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A597]^[levels_parameters.$B$2] + [levels_parameters.$C$2]*([.$A597]-1)+[levels_parameters.$A$2]" office:value-type="float" office:value="211711720" calcext:value-type="float">
            <text:p>211711720</text:p>
          </table:table-cell>
          <table:table-cell table:formula="of:=[.$C596]+[.$B596]" office:value-type="float" office:value="31439725030" calcext:value-type="float">
            <text:p>31439725030</text:p>
          </table:table-cell>
          <table:table-cell table:formula="of:=[levels_parameters.$I$2]*([.$A597]-1) + [levels_parameters.$H$2]+FLOOR([.$A597]/[levels_parameters.$J$2])" office:value-type="float" office:value="717" calcext:value-type="float">
            <text:p>717</text:p>
          </table:table-cell>
          <table:table-cell table:formula="of:=[levels_parameters.$E$2]*([.$A597]-1) + [levels_parameters.$D$2]" office:value-type="float" office:value="12050" calcext:value-type="float">
            <text:p>12050</text:p>
          </table:table-cell>
          <table:table-cell table:formula="of:=[levels_parameters.$G$2]*([.$A59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A598]^[levels_parameters.$B$2] + [levels_parameters.$C$2]*([.$A598]-1)+[levels_parameters.$A$2]" office:value-type="float" office:value="212779162" calcext:value-type="float">
            <text:p>212779162</text:p>
          </table:table-cell>
          <table:table-cell table:formula="of:=[.$C597]+[.$B597]" office:value-type="float" office:value="31651436750" calcext:value-type="float">
            <text:p>31651436750</text:p>
          </table:table-cell>
          <table:table-cell table:formula="of:=[levels_parameters.$I$2]*([.$A598]-1) + [levels_parameters.$H$2]+FLOOR([.$A598]/[levels_parameters.$J$2])" office:value-type="float" office:value="718" calcext:value-type="float">
            <text:p>718</text:p>
          </table:table-cell>
          <table:table-cell table:formula="of:=[levels_parameters.$E$2]*([.$A598]-1) + [levels_parameters.$D$2]" office:value-type="float" office:value="12070" calcext:value-type="float">
            <text:p>12070</text:p>
          </table:table-cell>
          <table:table-cell table:formula="of:=[levels_parameters.$G$2]*([.$A59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A599]^[levels_parameters.$B$2] + [levels_parameters.$C$2]*([.$A599]-1)+[levels_parameters.$A$2]" office:value-type="float" office:value="213850186" calcext:value-type="float">
            <text:p>213850186</text:p>
          </table:table-cell>
          <table:table-cell table:formula="of:=[.$C598]+[.$B598]" office:value-type="float" office:value="31864215912" calcext:value-type="float">
            <text:p>31864215912</text:p>
          </table:table-cell>
          <table:table-cell table:formula="of:=[levels_parameters.$I$2]*([.$A599]-1) + [levels_parameters.$H$2]+FLOOR([.$A599]/[levels_parameters.$J$2])" office:value-type="float" office:value="719" calcext:value-type="float">
            <text:p>719</text:p>
          </table:table-cell>
          <table:table-cell table:formula="of:=[levels_parameters.$E$2]*([.$A599]-1) + [levels_parameters.$D$2]" office:value-type="float" office:value="12090" calcext:value-type="float">
            <text:p>12090</text:p>
          </table:table-cell>
          <table:table-cell table:formula="of:=[levels_parameters.$G$2]*([.$A59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A600]^[levels_parameters.$B$2] + [levels_parameters.$C$2]*([.$A600]-1)+[levels_parameters.$A$2]" office:value-type="float" office:value="214924798" calcext:value-type="float">
            <text:p>214924798</text:p>
          </table:table-cell>
          <table:table-cell table:formula="of:=[.$C599]+[.$B599]" office:value-type="float" office:value="32078066098" calcext:value-type="float">
            <text:p>32078066098</text:p>
          </table:table-cell>
          <table:table-cell table:formula="of:=[levels_parameters.$I$2]*([.$A600]-1) + [levels_parameters.$H$2]+FLOOR([.$A600]/[levels_parameters.$J$2])" office:value-type="float" office:value="720" calcext:value-type="float">
            <text:p>720</text:p>
          </table:table-cell>
          <table:table-cell table:formula="of:=[levels_parameters.$E$2]*([.$A600]-1) + [levels_parameters.$D$2]" office:value-type="float" office:value="12110" calcext:value-type="float">
            <text:p>12110</text:p>
          </table:table-cell>
          <table:table-cell table:formula="of:=[levels_parameters.$G$2]*([.$A60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A601]^[levels_parameters.$B$2] + [levels_parameters.$C$2]*([.$A601]-1)+[levels_parameters.$A$2]" office:value-type="float" office:value="216003004" calcext:value-type="float">
            <text:p>216003004</text:p>
          </table:table-cell>
          <table:table-cell table:formula="of:=[.$C600]+[.$B600]" office:value-type="float" office:value="32292990896" calcext:value-type="float">
            <text:p>32292990896</text:p>
          </table:table-cell>
          <table:table-cell table:formula="of:=[levels_parameters.$I$2]*([.$A601]-1) + [levels_parameters.$H$2]+FLOOR([.$A601]/[levels_parameters.$J$2])" office:value-type="float" office:value="722" calcext:value-type="float">
            <text:p>722</text:p>
          </table:table-cell>
          <table:table-cell table:formula="of:=[levels_parameters.$E$2]*([.$A601]-1) + [levels_parameters.$D$2]" office:value-type="float" office:value="12130" calcext:value-type="float">
            <text:p>12130</text:p>
          </table:table-cell>
          <table:table-cell table:formula="of:=[levels_parameters.$G$2]*([.$A60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A602]^[levels_parameters.$B$2] + [levels_parameters.$C$2]*([.$A602]-1)+[levels_parameters.$A$2]" office:value-type="float" office:value="217084810" calcext:value-type="float">
            <text:p>217084810</text:p>
          </table:table-cell>
          <table:table-cell table:formula="of:=[.$C601]+[.$B601]" office:value-type="float" office:value="32508993900" calcext:value-type="float">
            <text:p>32508993900</text:p>
          </table:table-cell>
          <table:table-cell table:formula="of:=[levels_parameters.$I$2]*([.$A602]-1) + [levels_parameters.$H$2]+FLOOR([.$A602]/[levels_parameters.$J$2])" office:value-type="float" office:value="723" calcext:value-type="float">
            <text:p>723</text:p>
          </table:table-cell>
          <table:table-cell table:formula="of:=[levels_parameters.$E$2]*([.$A602]-1) + [levels_parameters.$D$2]" office:value-type="float" office:value="12150" calcext:value-type="float">
            <text:p>12150</text:p>
          </table:table-cell>
          <table:table-cell table:formula="of:=[levels_parameters.$G$2]*([.$A60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A603]^[levels_parameters.$B$2] + [levels_parameters.$C$2]*([.$A603]-1)+[levels_parameters.$A$2]" office:value-type="float" office:value="218170222" calcext:value-type="float">
            <text:p>218170222</text:p>
          </table:table-cell>
          <table:table-cell table:formula="of:=[.$C602]+[.$B602]" office:value-type="float" office:value="32726078710" calcext:value-type="float">
            <text:p>32726078710</text:p>
          </table:table-cell>
          <table:table-cell table:formula="of:=[levels_parameters.$I$2]*([.$A603]-1) + [levels_parameters.$H$2]+FLOOR([.$A603]/[levels_parameters.$J$2])" office:value-type="float" office:value="724" calcext:value-type="float">
            <text:p>724</text:p>
          </table:table-cell>
          <table:table-cell table:formula="of:=[levels_parameters.$E$2]*([.$A603]-1) + [levels_parameters.$D$2]" office:value-type="float" office:value="12170" calcext:value-type="float">
            <text:p>12170</text:p>
          </table:table-cell>
          <table:table-cell table:formula="of:=[levels_parameters.$G$2]*([.$A60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A604]^[levels_parameters.$B$2] + [levels_parameters.$C$2]*([.$A604]-1)+[levels_parameters.$A$2]" office:value-type="float" office:value="219259246" calcext:value-type="float">
            <text:p>219259246</text:p>
          </table:table-cell>
          <table:table-cell table:formula="of:=[.$C603]+[.$B603]" office:value-type="float" office:value="32944248932" calcext:value-type="float">
            <text:p>32944248932</text:p>
          </table:table-cell>
          <table:table-cell table:formula="of:=[levels_parameters.$I$2]*([.$A604]-1) + [levels_parameters.$H$2]+FLOOR([.$A604]/[levels_parameters.$J$2])" office:value-type="float" office:value="725" calcext:value-type="float">
            <text:p>725</text:p>
          </table:table-cell>
          <table:table-cell table:formula="of:=[levels_parameters.$E$2]*([.$A604]-1) + [levels_parameters.$D$2]" office:value-type="float" office:value="12190" calcext:value-type="float">
            <text:p>12190</text:p>
          </table:table-cell>
          <table:table-cell table:formula="of:=[levels_parameters.$G$2]*([.$A60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A605]^[levels_parameters.$B$2] + [levels_parameters.$C$2]*([.$A605]-1)+[levels_parameters.$A$2]" office:value-type="float" office:value="220351888" calcext:value-type="float">
            <text:p>220351888</text:p>
          </table:table-cell>
          <table:table-cell table:formula="of:=[.$C604]+[.$B604]" office:value-type="float" office:value="33163508178" calcext:value-type="float">
            <text:p>33163508178</text:p>
          </table:table-cell>
          <table:table-cell table:formula="of:=[levels_parameters.$I$2]*([.$A605]-1) + [levels_parameters.$H$2]+FLOOR([.$A605]/[levels_parameters.$J$2])" office:value-type="float" office:value="726" calcext:value-type="float">
            <text:p>726</text:p>
          </table:table-cell>
          <table:table-cell table:formula="of:=[levels_parameters.$E$2]*([.$A605]-1) + [levels_parameters.$D$2]" office:value-type="float" office:value="12210" calcext:value-type="float">
            <text:p>12210</text:p>
          </table:table-cell>
          <table:table-cell table:formula="of:=[levels_parameters.$G$2]*([.$A60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A606]^[levels_parameters.$B$2] + [levels_parameters.$C$2]*([.$A606]-1)+[levels_parameters.$A$2]" office:value-type="float" office:value="221448154" calcext:value-type="float">
            <text:p>221448154</text:p>
          </table:table-cell>
          <table:table-cell table:formula="of:=[.$C605]+[.$B605]" office:value-type="float" office:value="33383860066" calcext:value-type="float">
            <text:p>33383860066</text:p>
          </table:table-cell>
          <table:table-cell table:formula="of:=[levels_parameters.$I$2]*([.$A606]-1) + [levels_parameters.$H$2]+FLOOR([.$A606]/[levels_parameters.$J$2])" office:value-type="float" office:value="728" calcext:value-type="float">
            <text:p>728</text:p>
          </table:table-cell>
          <table:table-cell table:formula="of:=[levels_parameters.$E$2]*([.$A606]-1) + [levels_parameters.$D$2]" office:value-type="float" office:value="12230" calcext:value-type="float">
            <text:p>12230</text:p>
          </table:table-cell>
          <table:table-cell table:formula="of:=[levels_parameters.$G$2]*([.$A60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A607]^[levels_parameters.$B$2] + [levels_parameters.$C$2]*([.$A607]-1)+[levels_parameters.$A$2]" office:value-type="float" office:value="222548050" calcext:value-type="float">
            <text:p>222548050</text:p>
          </table:table-cell>
          <table:table-cell table:formula="of:=[.$C606]+[.$B606]" office:value-type="float" office:value="33605308220" calcext:value-type="float">
            <text:p>33605308220</text:p>
          </table:table-cell>
          <table:table-cell table:formula="of:=[levels_parameters.$I$2]*([.$A607]-1) + [levels_parameters.$H$2]+FLOOR([.$A607]/[levels_parameters.$J$2])" office:value-type="float" office:value="729" calcext:value-type="float">
            <text:p>729</text:p>
          </table:table-cell>
          <table:table-cell table:formula="of:=[levels_parameters.$E$2]*([.$A607]-1) + [levels_parameters.$D$2]" office:value-type="float" office:value="12250" calcext:value-type="float">
            <text:p>12250</text:p>
          </table:table-cell>
          <table:table-cell table:formula="of:=[levels_parameters.$G$2]*([.$A60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A608]^[levels_parameters.$B$2] + [levels_parameters.$C$2]*([.$A608]-1)+[levels_parameters.$A$2]" office:value-type="float" office:value="223651582" calcext:value-type="float">
            <text:p>223651582</text:p>
          </table:table-cell>
          <table:table-cell table:formula="of:=[.$C607]+[.$B607]" office:value-type="float" office:value="33827856270" calcext:value-type="float">
            <text:p>33827856270</text:p>
          </table:table-cell>
          <table:table-cell table:formula="of:=[levels_parameters.$I$2]*([.$A608]-1) + [levels_parameters.$H$2]+FLOOR([.$A608]/[levels_parameters.$J$2])" office:value-type="float" office:value="730" calcext:value-type="float">
            <text:p>730</text:p>
          </table:table-cell>
          <table:table-cell table:formula="of:=[levels_parameters.$E$2]*([.$A608]-1) + [levels_parameters.$D$2]" office:value-type="float" office:value="12270" calcext:value-type="float">
            <text:p>12270</text:p>
          </table:table-cell>
          <table:table-cell table:formula="of:=[levels_parameters.$G$2]*([.$A60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A609]^[levels_parameters.$B$2] + [levels_parameters.$C$2]*([.$A609]-1)+[levels_parameters.$A$2]" office:value-type="float" office:value="224758756" calcext:value-type="float">
            <text:p>224758756</text:p>
          </table:table-cell>
          <table:table-cell table:formula="of:=[.$C608]+[.$B608]" office:value-type="float" office:value="34051507852" calcext:value-type="float">
            <text:p>34051507852</text:p>
          </table:table-cell>
          <table:table-cell table:formula="of:=[levels_parameters.$I$2]*([.$A609]-1) + [levels_parameters.$H$2]+FLOOR([.$A609]/[levels_parameters.$J$2])" office:value-type="float" office:value="731" calcext:value-type="float">
            <text:p>731</text:p>
          </table:table-cell>
          <table:table-cell table:formula="of:=[levels_parameters.$E$2]*([.$A609]-1) + [levels_parameters.$D$2]" office:value-type="float" office:value="12290" calcext:value-type="float">
            <text:p>12290</text:p>
          </table:table-cell>
          <table:table-cell table:formula="of:=[levels_parameters.$G$2]*([.$A60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A610]^[levels_parameters.$B$2] + [levels_parameters.$C$2]*([.$A610]-1)+[levels_parameters.$A$2]" office:value-type="float" office:value="225869578" calcext:value-type="float">
            <text:p>225869578</text:p>
          </table:table-cell>
          <table:table-cell table:formula="of:=[.$C609]+[.$B609]" office:value-type="float" office:value="34276266608" calcext:value-type="float">
            <text:p>34276266608</text:p>
          </table:table-cell>
          <table:table-cell table:formula="of:=[levels_parameters.$I$2]*([.$A610]-1) + [levels_parameters.$H$2]+FLOOR([.$A610]/[levels_parameters.$J$2])" office:value-type="float" office:value="732" calcext:value-type="float">
            <text:p>732</text:p>
          </table:table-cell>
          <table:table-cell table:formula="of:=[levels_parameters.$E$2]*([.$A610]-1) + [levels_parameters.$D$2]" office:value-type="float" office:value="12310" calcext:value-type="float">
            <text:p>12310</text:p>
          </table:table-cell>
          <table:table-cell table:formula="of:=[levels_parameters.$G$2]*([.$A61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A611]^[levels_parameters.$B$2] + [levels_parameters.$C$2]*([.$A611]-1)+[levels_parameters.$A$2]" office:value-type="float" office:value="226984054" calcext:value-type="float">
            <text:p>226984054</text:p>
          </table:table-cell>
          <table:table-cell table:formula="of:=[.$C610]+[.$B610]" office:value-type="float" office:value="34502136186" calcext:value-type="float">
            <text:p>34502136186</text:p>
          </table:table-cell>
          <table:table-cell table:formula="of:=[levels_parameters.$I$2]*([.$A611]-1) + [levels_parameters.$H$2]+FLOOR([.$A611]/[levels_parameters.$J$2])" office:value-type="float" office:value="734" calcext:value-type="float">
            <text:p>734</text:p>
          </table:table-cell>
          <table:table-cell table:formula="of:=[levels_parameters.$E$2]*([.$A611]-1) + [levels_parameters.$D$2]" office:value-type="float" office:value="12330" calcext:value-type="float">
            <text:p>12330</text:p>
          </table:table-cell>
          <table:table-cell table:formula="of:=[levels_parameters.$G$2]*([.$A61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A612]^[levels_parameters.$B$2] + [levels_parameters.$C$2]*([.$A612]-1)+[levels_parameters.$A$2]" office:value-type="float" office:value="228102190" calcext:value-type="float">
            <text:p>228102190</text:p>
          </table:table-cell>
          <table:table-cell table:formula="of:=[.$C611]+[.$B611]" office:value-type="float" office:value="34729120240" calcext:value-type="float">
            <text:p>34729120240</text:p>
          </table:table-cell>
          <table:table-cell table:formula="of:=[levels_parameters.$I$2]*([.$A612]-1) + [levels_parameters.$H$2]+FLOOR([.$A612]/[levels_parameters.$J$2])" office:value-type="float" office:value="735" calcext:value-type="float">
            <text:p>735</text:p>
          </table:table-cell>
          <table:table-cell table:formula="of:=[levels_parameters.$E$2]*([.$A612]-1) + [levels_parameters.$D$2]" office:value-type="float" office:value="12350" calcext:value-type="float">
            <text:p>12350</text:p>
          </table:table-cell>
          <table:table-cell table:formula="of:=[levels_parameters.$G$2]*([.$A61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A613]^[levels_parameters.$B$2] + [levels_parameters.$C$2]*([.$A613]-1)+[levels_parameters.$A$2]" office:value-type="float" office:value="229223992" calcext:value-type="float">
            <text:p>229223992</text:p>
          </table:table-cell>
          <table:table-cell table:formula="of:=[.$C612]+[.$B612]" office:value-type="float" office:value="34957222430" calcext:value-type="float">
            <text:p>34957222430</text:p>
          </table:table-cell>
          <table:table-cell table:formula="of:=[levels_parameters.$I$2]*([.$A613]-1) + [levels_parameters.$H$2]+FLOOR([.$A613]/[levels_parameters.$J$2])" office:value-type="float" office:value="736" calcext:value-type="float">
            <text:p>736</text:p>
          </table:table-cell>
          <table:table-cell table:formula="of:=[levels_parameters.$E$2]*([.$A613]-1) + [levels_parameters.$D$2]" office:value-type="float" office:value="12370" calcext:value-type="float">
            <text:p>12370</text:p>
          </table:table-cell>
          <table:table-cell table:formula="of:=[levels_parameters.$G$2]*([.$A61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A614]^[levels_parameters.$B$2] + [levels_parameters.$C$2]*([.$A614]-1)+[levels_parameters.$A$2]" office:value-type="float" office:value="230349466" calcext:value-type="float">
            <text:p>230349466</text:p>
          </table:table-cell>
          <table:table-cell table:formula="of:=[.$C613]+[.$B613]" office:value-type="float" office:value="35186446422" calcext:value-type="float">
            <text:p>35186446422</text:p>
          </table:table-cell>
          <table:table-cell table:formula="of:=[levels_parameters.$I$2]*([.$A614]-1) + [levels_parameters.$H$2]+FLOOR([.$A614]/[levels_parameters.$J$2])" office:value-type="float" office:value="737" calcext:value-type="float">
            <text:p>737</text:p>
          </table:table-cell>
          <table:table-cell table:formula="of:=[levels_parameters.$E$2]*([.$A614]-1) + [levels_parameters.$D$2]" office:value-type="float" office:value="12390" calcext:value-type="float">
            <text:p>12390</text:p>
          </table:table-cell>
          <table:table-cell table:formula="of:=[levels_parameters.$G$2]*([.$A61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A615]^[levels_parameters.$B$2] + [levels_parameters.$C$2]*([.$A615]-1)+[levels_parameters.$A$2]" office:value-type="float" office:value="231478618" calcext:value-type="float">
            <text:p>231478618</text:p>
          </table:table-cell>
          <table:table-cell table:formula="of:=[.$C614]+[.$B614]" office:value-type="float" office:value="35416795888" calcext:value-type="float">
            <text:p>35416795888</text:p>
          </table:table-cell>
          <table:table-cell table:formula="of:=[levels_parameters.$I$2]*([.$A615]-1) + [levels_parameters.$H$2]+FLOOR([.$A615]/[levels_parameters.$J$2])" office:value-type="float" office:value="738" calcext:value-type="float">
            <text:p>738</text:p>
          </table:table-cell>
          <table:table-cell table:formula="of:=[levels_parameters.$E$2]*([.$A615]-1) + [levels_parameters.$D$2]" office:value-type="float" office:value="12410" calcext:value-type="float">
            <text:p>12410</text:p>
          </table:table-cell>
          <table:table-cell table:formula="of:=[levels_parameters.$G$2]*([.$A61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A616]^[levels_parameters.$B$2] + [levels_parameters.$C$2]*([.$A616]-1)+[levels_parameters.$A$2]" office:value-type="float" office:value="232611454" calcext:value-type="float">
            <text:p>232611454</text:p>
          </table:table-cell>
          <table:table-cell table:formula="of:=[.$C615]+[.$B615]" office:value-type="float" office:value="35648274506" calcext:value-type="float">
            <text:p>35648274506</text:p>
          </table:table-cell>
          <table:table-cell table:formula="of:=[levels_parameters.$I$2]*([.$A616]-1) + [levels_parameters.$H$2]+FLOOR([.$A616]/[levels_parameters.$J$2])" office:value-type="float" office:value="740" calcext:value-type="float">
            <text:p>740</text:p>
          </table:table-cell>
          <table:table-cell table:formula="of:=[levels_parameters.$E$2]*([.$A616]-1) + [levels_parameters.$D$2]" office:value-type="float" office:value="12430" calcext:value-type="float">
            <text:p>12430</text:p>
          </table:table-cell>
          <table:table-cell table:formula="of:=[levels_parameters.$G$2]*([.$A61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A617]^[levels_parameters.$B$2] + [levels_parameters.$C$2]*([.$A617]-1)+[levels_parameters.$A$2]" office:value-type="float" office:value="233747980" calcext:value-type="float">
            <text:p>233747980</text:p>
          </table:table-cell>
          <table:table-cell table:formula="of:=[.$C616]+[.$B616]" office:value-type="float" office:value="35880885960" calcext:value-type="float">
            <text:p>35880885960</text:p>
          </table:table-cell>
          <table:table-cell table:formula="of:=[levels_parameters.$I$2]*([.$A617]-1) + [levels_parameters.$H$2]+FLOOR([.$A617]/[levels_parameters.$J$2])" office:value-type="float" office:value="741" calcext:value-type="float">
            <text:p>741</text:p>
          </table:table-cell>
          <table:table-cell table:formula="of:=[levels_parameters.$E$2]*([.$A617]-1) + [levels_parameters.$D$2]" office:value-type="float" office:value="12450" calcext:value-type="float">
            <text:p>12450</text:p>
          </table:table-cell>
          <table:table-cell table:formula="of:=[levels_parameters.$G$2]*([.$A61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A618]^[levels_parameters.$B$2] + [levels_parameters.$C$2]*([.$A618]-1)+[levels_parameters.$A$2]" office:value-type="float" office:value="234888202" calcext:value-type="float">
            <text:p>234888202</text:p>
          </table:table-cell>
          <table:table-cell table:formula="of:=[.$C617]+[.$B617]" office:value-type="float" office:value="36114633940" calcext:value-type="float">
            <text:p>36114633940</text:p>
          </table:table-cell>
          <table:table-cell table:formula="of:=[levels_parameters.$I$2]*([.$A618]-1) + [levels_parameters.$H$2]+FLOOR([.$A618]/[levels_parameters.$J$2])" office:value-type="float" office:value="742" calcext:value-type="float">
            <text:p>742</text:p>
          </table:table-cell>
          <table:table-cell table:formula="of:=[levels_parameters.$E$2]*([.$A618]-1) + [levels_parameters.$D$2]" office:value-type="float" office:value="12470" calcext:value-type="float">
            <text:p>12470</text:p>
          </table:table-cell>
          <table:table-cell table:formula="of:=[levels_parameters.$G$2]*([.$A61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A619]^[levels_parameters.$B$2] + [levels_parameters.$C$2]*([.$A619]-1)+[levels_parameters.$A$2]" office:value-type="float" office:value="236032126" calcext:value-type="float">
            <text:p>236032126</text:p>
          </table:table-cell>
          <table:table-cell table:formula="of:=[.$C618]+[.$B618]" office:value-type="float" office:value="36349522142" calcext:value-type="float">
            <text:p>36349522142</text:p>
          </table:table-cell>
          <table:table-cell table:formula="of:=[levels_parameters.$I$2]*([.$A619]-1) + [levels_parameters.$H$2]+FLOOR([.$A619]/[levels_parameters.$J$2])" office:value-type="float" office:value="743" calcext:value-type="float">
            <text:p>743</text:p>
          </table:table-cell>
          <table:table-cell table:formula="of:=[levels_parameters.$E$2]*([.$A619]-1) + [levels_parameters.$D$2]" office:value-type="float" office:value="12490" calcext:value-type="float">
            <text:p>12490</text:p>
          </table:table-cell>
          <table:table-cell table:formula="of:=[levels_parameters.$G$2]*([.$A61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A620]^[levels_parameters.$B$2] + [levels_parameters.$C$2]*([.$A620]-1)+[levels_parameters.$A$2]" office:value-type="float" office:value="237179758" calcext:value-type="float">
            <text:p>237179758</text:p>
          </table:table-cell>
          <table:table-cell table:formula="of:=[.$C619]+[.$B619]" office:value-type="float" office:value="36585554268" calcext:value-type="float">
            <text:p>36585554268</text:p>
          </table:table-cell>
          <table:table-cell table:formula="of:=[levels_parameters.$I$2]*([.$A620]-1) + [levels_parameters.$H$2]+FLOOR([.$A620]/[levels_parameters.$J$2])" office:value-type="float" office:value="744" calcext:value-type="float">
            <text:p>744</text:p>
          </table:table-cell>
          <table:table-cell table:formula="of:=[levels_parameters.$E$2]*([.$A620]-1) + [levels_parameters.$D$2]" office:value-type="float" office:value="12510" calcext:value-type="float">
            <text:p>12510</text:p>
          </table:table-cell>
          <table:table-cell table:formula="of:=[levels_parameters.$G$2]*([.$A62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A621]^[levels_parameters.$B$2] + [levels_parameters.$C$2]*([.$A621]-1)+[levels_parameters.$A$2]" office:value-type="float" office:value="238331104" calcext:value-type="float">
            <text:p>238331104</text:p>
          </table:table-cell>
          <table:table-cell table:formula="of:=[.$C620]+[.$B620]" office:value-type="float" office:value="36822734026" calcext:value-type="float">
            <text:p>36822734026</text:p>
          </table:table-cell>
          <table:table-cell table:formula="of:=[levels_parameters.$I$2]*([.$A621]-1) + [levels_parameters.$H$2]+FLOOR([.$A621]/[levels_parameters.$J$2])" office:value-type="float" office:value="746" calcext:value-type="float">
            <text:p>746</text:p>
          </table:table-cell>
          <table:table-cell table:formula="of:=[levels_parameters.$E$2]*([.$A621]-1) + [levels_parameters.$D$2]" office:value-type="float" office:value="12530" calcext:value-type="float">
            <text:p>12530</text:p>
          </table:table-cell>
          <table:table-cell table:formula="of:=[levels_parameters.$G$2]*([.$A62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A622]^[levels_parameters.$B$2] + [levels_parameters.$C$2]*([.$A622]-1)+[levels_parameters.$A$2]" office:value-type="float" office:value="239486170" calcext:value-type="float">
            <text:p>239486170</text:p>
          </table:table-cell>
          <table:table-cell table:formula="of:=[.$C621]+[.$B621]" office:value-type="float" office:value="37061065130" calcext:value-type="float">
            <text:p>37061065130</text:p>
          </table:table-cell>
          <table:table-cell table:formula="of:=[levels_parameters.$I$2]*([.$A622]-1) + [levels_parameters.$H$2]+FLOOR([.$A622]/[levels_parameters.$J$2])" office:value-type="float" office:value="747" calcext:value-type="float">
            <text:p>747</text:p>
          </table:table-cell>
          <table:table-cell table:formula="of:=[levels_parameters.$E$2]*([.$A622]-1) + [levels_parameters.$D$2]" office:value-type="float" office:value="12550" calcext:value-type="float">
            <text:p>12550</text:p>
          </table:table-cell>
          <table:table-cell table:formula="of:=[levels_parameters.$G$2]*([.$A62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A623]^[levels_parameters.$B$2] + [levels_parameters.$C$2]*([.$A623]-1)+[levels_parameters.$A$2]" office:value-type="float" office:value="240644962" calcext:value-type="float">
            <text:p>240644962</text:p>
          </table:table-cell>
          <table:table-cell table:formula="of:=[.$C622]+[.$B622]" office:value-type="float" office:value="37300551300" calcext:value-type="float">
            <text:p>37300551300</text:p>
          </table:table-cell>
          <table:table-cell table:formula="of:=[levels_parameters.$I$2]*([.$A623]-1) + [levels_parameters.$H$2]+FLOOR([.$A623]/[levels_parameters.$J$2])" office:value-type="float" office:value="748" calcext:value-type="float">
            <text:p>748</text:p>
          </table:table-cell>
          <table:table-cell table:formula="of:=[levels_parameters.$E$2]*([.$A623]-1) + [levels_parameters.$D$2]" office:value-type="float" office:value="12570" calcext:value-type="float">
            <text:p>12570</text:p>
          </table:table-cell>
          <table:table-cell table:formula="of:=[levels_parameters.$G$2]*([.$A62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A624]^[levels_parameters.$B$2] + [levels_parameters.$C$2]*([.$A624]-1)+[levels_parameters.$A$2]" office:value-type="float" office:value="241807486" calcext:value-type="float">
            <text:p>241807486</text:p>
          </table:table-cell>
          <table:table-cell table:formula="of:=[.$C623]+[.$B623]" office:value-type="float" office:value="37541196262" calcext:value-type="float">
            <text:p>37541196262</text:p>
          </table:table-cell>
          <table:table-cell table:formula="of:=[levels_parameters.$I$2]*([.$A624]-1) + [levels_parameters.$H$2]+FLOOR([.$A624]/[levels_parameters.$J$2])" office:value-type="float" office:value="749" calcext:value-type="float">
            <text:p>749</text:p>
          </table:table-cell>
          <table:table-cell table:formula="of:=[levels_parameters.$E$2]*([.$A624]-1) + [levels_parameters.$D$2]" office:value-type="float" office:value="12590" calcext:value-type="float">
            <text:p>12590</text:p>
          </table:table-cell>
          <table:table-cell table:formula="of:=[levels_parameters.$G$2]*([.$A62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A625]^[levels_parameters.$B$2] + [levels_parameters.$C$2]*([.$A625]-1)+[levels_parameters.$A$2]" office:value-type="float" office:value="242973748" calcext:value-type="float">
            <text:p>242973748</text:p>
          </table:table-cell>
          <table:table-cell table:formula="of:=[.$C624]+[.$B624]" office:value-type="float" office:value="37783003748" calcext:value-type="float">
            <text:p>37783003748</text:p>
          </table:table-cell>
          <table:table-cell table:formula="of:=[levels_parameters.$I$2]*([.$A625]-1) + [levels_parameters.$H$2]+FLOOR([.$A625]/[levels_parameters.$J$2])" office:value-type="float" office:value="750" calcext:value-type="float">
            <text:p>750</text:p>
          </table:table-cell>
          <table:table-cell table:formula="of:=[levels_parameters.$E$2]*([.$A625]-1) + [levels_parameters.$D$2]" office:value-type="float" office:value="12610" calcext:value-type="float">
            <text:p>12610</text:p>
          </table:table-cell>
          <table:table-cell table:formula="of:=[levels_parameters.$G$2]*([.$A62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A626]^[levels_parameters.$B$2] + [levels_parameters.$C$2]*([.$A626]-1)+[levels_parameters.$A$2]" office:value-type="float" office:value="244143754" calcext:value-type="float">
            <text:p>244143754</text:p>
          </table:table-cell>
          <table:table-cell table:formula="of:=[.$C625]+[.$B625]" office:value-type="float" office:value="38025977496" calcext:value-type="float">
            <text:p>38025977496</text:p>
          </table:table-cell>
          <table:table-cell table:formula="of:=[levels_parameters.$I$2]*([.$A626]-1) + [levels_parameters.$H$2]+FLOOR([.$A626]/[levels_parameters.$J$2])" office:value-type="float" office:value="752" calcext:value-type="float">
            <text:p>752</text:p>
          </table:table-cell>
          <table:table-cell table:formula="of:=[levels_parameters.$E$2]*([.$A626]-1) + [levels_parameters.$D$2]" office:value-type="float" office:value="12630" calcext:value-type="float">
            <text:p>12630</text:p>
          </table:table-cell>
          <table:table-cell table:formula="of:=[levels_parameters.$G$2]*([.$A62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A627]^[levels_parameters.$B$2] + [levels_parameters.$C$2]*([.$A627]-1)+[levels_parameters.$A$2]" office:value-type="float" office:value="245317510" calcext:value-type="float">
            <text:p>245317510</text:p>
          </table:table-cell>
          <table:table-cell table:formula="of:=[.$C626]+[.$B626]" office:value-type="float" office:value="38270121250" calcext:value-type="float">
            <text:p>38270121250</text:p>
          </table:table-cell>
          <table:table-cell table:formula="of:=[levels_parameters.$I$2]*([.$A627]-1) + [levels_parameters.$H$2]+FLOOR([.$A627]/[levels_parameters.$J$2])" office:value-type="float" office:value="753" calcext:value-type="float">
            <text:p>753</text:p>
          </table:table-cell>
          <table:table-cell table:formula="of:=[levels_parameters.$E$2]*([.$A627]-1) + [levels_parameters.$D$2]" office:value-type="float" office:value="12650" calcext:value-type="float">
            <text:p>12650</text:p>
          </table:table-cell>
          <table:table-cell table:formula="of:=[levels_parameters.$G$2]*([.$A62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A628]^[levels_parameters.$B$2] + [levels_parameters.$C$2]*([.$A628]-1)+[levels_parameters.$A$2]" office:value-type="float" office:value="246495022" calcext:value-type="float">
            <text:p>246495022</text:p>
          </table:table-cell>
          <table:table-cell table:formula="of:=[.$C627]+[.$B627]" office:value-type="float" office:value="38515438760" calcext:value-type="float">
            <text:p>38515438760</text:p>
          </table:table-cell>
          <table:table-cell table:formula="of:=[levels_parameters.$I$2]*([.$A628]-1) + [levels_parameters.$H$2]+FLOOR([.$A628]/[levels_parameters.$J$2])" office:value-type="float" office:value="754" calcext:value-type="float">
            <text:p>754</text:p>
          </table:table-cell>
          <table:table-cell table:formula="of:=[levels_parameters.$E$2]*([.$A628]-1) + [levels_parameters.$D$2]" office:value-type="float" office:value="12670" calcext:value-type="float">
            <text:p>12670</text:p>
          </table:table-cell>
          <table:table-cell table:formula="of:=[levels_parameters.$G$2]*([.$A62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A629]^[levels_parameters.$B$2] + [levels_parameters.$C$2]*([.$A629]-1)+[levels_parameters.$A$2]" office:value-type="float" office:value="247676296" calcext:value-type="float">
            <text:p>247676296</text:p>
          </table:table-cell>
          <table:table-cell table:formula="of:=[.$C628]+[.$B628]" office:value-type="float" office:value="38761933782" calcext:value-type="float">
            <text:p>38761933782</text:p>
          </table:table-cell>
          <table:table-cell table:formula="of:=[levels_parameters.$I$2]*([.$A629]-1) + [levels_parameters.$H$2]+FLOOR([.$A629]/[levels_parameters.$J$2])" office:value-type="float" office:value="755" calcext:value-type="float">
            <text:p>755</text:p>
          </table:table-cell>
          <table:table-cell table:formula="of:=[levels_parameters.$E$2]*([.$A629]-1) + [levels_parameters.$D$2]" office:value-type="float" office:value="12690" calcext:value-type="float">
            <text:p>12690</text:p>
          </table:table-cell>
          <table:table-cell table:formula="of:=[levels_parameters.$G$2]*([.$A62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A630]^[levels_parameters.$B$2] + [levels_parameters.$C$2]*([.$A630]-1)+[levels_parameters.$A$2]" office:value-type="float" office:value="248861338" calcext:value-type="float">
            <text:p>248861338</text:p>
          </table:table-cell>
          <table:table-cell table:formula="of:=[.$C629]+[.$B629]" office:value-type="float" office:value="39009610078" calcext:value-type="float">
            <text:p>39009610078</text:p>
          </table:table-cell>
          <table:table-cell table:formula="of:=[levels_parameters.$I$2]*([.$A630]-1) + [levels_parameters.$H$2]+FLOOR([.$A630]/[levels_parameters.$J$2])" office:value-type="float" office:value="756" calcext:value-type="float">
            <text:p>756</text:p>
          </table:table-cell>
          <table:table-cell table:formula="of:=[levels_parameters.$E$2]*([.$A630]-1) + [levels_parameters.$D$2]" office:value-type="float" office:value="12710" calcext:value-type="float">
            <text:p>12710</text:p>
          </table:table-cell>
          <table:table-cell table:formula="of:=[levels_parameters.$G$2]*([.$A63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A631]^[levels_parameters.$B$2] + [levels_parameters.$C$2]*([.$A631]-1)+[levels_parameters.$A$2]" office:value-type="float" office:value="250050154" calcext:value-type="float">
            <text:p>250050154</text:p>
          </table:table-cell>
          <table:table-cell table:formula="of:=[.$C630]+[.$B630]" office:value-type="float" office:value="39258471416" calcext:value-type="float">
            <text:p>39258471416</text:p>
          </table:table-cell>
          <table:table-cell table:formula="of:=[levels_parameters.$I$2]*([.$A631]-1) + [levels_parameters.$H$2]+FLOOR([.$A631]/[levels_parameters.$J$2])" office:value-type="float" office:value="758" calcext:value-type="float">
            <text:p>758</text:p>
          </table:table-cell>
          <table:table-cell table:formula="of:=[levels_parameters.$E$2]*([.$A631]-1) + [levels_parameters.$D$2]" office:value-type="float" office:value="12730" calcext:value-type="float">
            <text:p>12730</text:p>
          </table:table-cell>
          <table:table-cell table:formula="of:=[levels_parameters.$G$2]*([.$A63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A632]^[levels_parameters.$B$2] + [levels_parameters.$C$2]*([.$A632]-1)+[levels_parameters.$A$2]" office:value-type="float" office:value="251242750" calcext:value-type="float">
            <text:p>251242750</text:p>
          </table:table-cell>
          <table:table-cell table:formula="of:=[.$C631]+[.$B631]" office:value-type="float" office:value="39508521570" calcext:value-type="float">
            <text:p>39508521570</text:p>
          </table:table-cell>
          <table:table-cell table:formula="of:=[levels_parameters.$I$2]*([.$A632]-1) + [levels_parameters.$H$2]+FLOOR([.$A632]/[levels_parameters.$J$2])" office:value-type="float" office:value="759" calcext:value-type="float">
            <text:p>759</text:p>
          </table:table-cell>
          <table:table-cell table:formula="of:=[levels_parameters.$E$2]*([.$A632]-1) + [levels_parameters.$D$2]" office:value-type="float" office:value="12750" calcext:value-type="float">
            <text:p>12750</text:p>
          </table:table-cell>
          <table:table-cell table:formula="of:=[levels_parameters.$G$2]*([.$A63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A633]^[levels_parameters.$B$2] + [levels_parameters.$C$2]*([.$A633]-1)+[levels_parameters.$A$2]" office:value-type="float" office:value="252439132" calcext:value-type="float">
            <text:p>252439132</text:p>
          </table:table-cell>
          <table:table-cell table:formula="of:=[.$C632]+[.$B632]" office:value-type="float" office:value="39759764320" calcext:value-type="float">
            <text:p>39759764320</text:p>
          </table:table-cell>
          <table:table-cell table:formula="of:=[levels_parameters.$I$2]*([.$A633]-1) + [levels_parameters.$H$2]+FLOOR([.$A633]/[levels_parameters.$J$2])" office:value-type="float" office:value="760" calcext:value-type="float">
            <text:p>760</text:p>
          </table:table-cell>
          <table:table-cell table:formula="of:=[levels_parameters.$E$2]*([.$A633]-1) + [levels_parameters.$D$2]" office:value-type="float" office:value="12770" calcext:value-type="float">
            <text:p>12770</text:p>
          </table:table-cell>
          <table:table-cell table:formula="of:=[levels_parameters.$G$2]*([.$A63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A634]^[levels_parameters.$B$2] + [levels_parameters.$C$2]*([.$A634]-1)+[levels_parameters.$A$2]" office:value-type="float" office:value="253639306" calcext:value-type="float">
            <text:p>253639306</text:p>
          </table:table-cell>
          <table:table-cell table:formula="of:=[.$C633]+[.$B633]" office:value-type="float" office:value="40012203452" calcext:value-type="float">
            <text:p>40012203452</text:p>
          </table:table-cell>
          <table:table-cell table:formula="of:=[levels_parameters.$I$2]*([.$A634]-1) + [levels_parameters.$H$2]+FLOOR([.$A634]/[levels_parameters.$J$2])" office:value-type="float" office:value="761" calcext:value-type="float">
            <text:p>761</text:p>
          </table:table-cell>
          <table:table-cell table:formula="of:=[levels_parameters.$E$2]*([.$A634]-1) + [levels_parameters.$D$2]" office:value-type="float" office:value="12790" calcext:value-type="float">
            <text:p>12790</text:p>
          </table:table-cell>
          <table:table-cell table:formula="of:=[levels_parameters.$G$2]*([.$A63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A635]^[levels_parameters.$B$2] + [levels_parameters.$C$2]*([.$A635]-1)+[levels_parameters.$A$2]" office:value-type="float" office:value="254843278" calcext:value-type="float">
            <text:p>254843278</text:p>
          </table:table-cell>
          <table:table-cell table:formula="of:=[.$C634]+[.$B634]" office:value-type="float" office:value="40265842758" calcext:value-type="float">
            <text:p>40265842758</text:p>
          </table:table-cell>
          <table:table-cell table:formula="of:=[levels_parameters.$I$2]*([.$A635]-1) + [levels_parameters.$H$2]+FLOOR([.$A635]/[levels_parameters.$J$2])" office:value-type="float" office:value="762" calcext:value-type="float">
            <text:p>762</text:p>
          </table:table-cell>
          <table:table-cell table:formula="of:=[levels_parameters.$E$2]*([.$A635]-1) + [levels_parameters.$D$2]" office:value-type="float" office:value="12810" calcext:value-type="float">
            <text:p>12810</text:p>
          </table:table-cell>
          <table:table-cell table:formula="of:=[levels_parameters.$G$2]*([.$A63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A636]^[levels_parameters.$B$2] + [levels_parameters.$C$2]*([.$A636]-1)+[levels_parameters.$A$2]" office:value-type="float" office:value="256051054" calcext:value-type="float">
            <text:p>256051054</text:p>
          </table:table-cell>
          <table:table-cell table:formula="of:=[.$C635]+[.$B635]" office:value-type="float" office:value="40520686036" calcext:value-type="float">
            <text:p>40520686036</text:p>
          </table:table-cell>
          <table:table-cell table:formula="of:=[levels_parameters.$I$2]*([.$A636]-1) + [levels_parameters.$H$2]+FLOOR([.$A636]/[levels_parameters.$J$2])" office:value-type="float" office:value="764" calcext:value-type="float">
            <text:p>764</text:p>
          </table:table-cell>
          <table:table-cell table:formula="of:=[levels_parameters.$E$2]*([.$A636]-1) + [levels_parameters.$D$2]" office:value-type="float" office:value="12830" calcext:value-type="float">
            <text:p>12830</text:p>
          </table:table-cell>
          <table:table-cell table:formula="of:=[levels_parameters.$G$2]*([.$A63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A637]^[levels_parameters.$B$2] + [levels_parameters.$C$2]*([.$A637]-1)+[levels_parameters.$A$2]" office:value-type="float" office:value="257262640" calcext:value-type="float">
            <text:p>257262640</text:p>
          </table:table-cell>
          <table:table-cell table:formula="of:=[.$C636]+[.$B636]" office:value-type="float" office:value="40776737090" calcext:value-type="float">
            <text:p>40776737090</text:p>
          </table:table-cell>
          <table:table-cell table:formula="of:=[levels_parameters.$I$2]*([.$A637]-1) + [levels_parameters.$H$2]+FLOOR([.$A637]/[levels_parameters.$J$2])" office:value-type="float" office:value="765" calcext:value-type="float">
            <text:p>765</text:p>
          </table:table-cell>
          <table:table-cell table:formula="of:=[levels_parameters.$E$2]*([.$A637]-1) + [levels_parameters.$D$2]" office:value-type="float" office:value="12850" calcext:value-type="float">
            <text:p>12850</text:p>
          </table:table-cell>
          <table:table-cell table:formula="of:=[levels_parameters.$G$2]*([.$A63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A638]^[levels_parameters.$B$2] + [levels_parameters.$C$2]*([.$A638]-1)+[levels_parameters.$A$2]" office:value-type="float" office:value="258478042" calcext:value-type="float">
            <text:p>258478042</text:p>
          </table:table-cell>
          <table:table-cell table:formula="of:=[.$C637]+[.$B637]" office:value-type="float" office:value="41033999730" calcext:value-type="float">
            <text:p>41033999730</text:p>
          </table:table-cell>
          <table:table-cell table:formula="of:=[levels_parameters.$I$2]*([.$A638]-1) + [levels_parameters.$H$2]+FLOOR([.$A638]/[levels_parameters.$J$2])" office:value-type="float" office:value="766" calcext:value-type="float">
            <text:p>766</text:p>
          </table:table-cell>
          <table:table-cell table:formula="of:=[levels_parameters.$E$2]*([.$A638]-1) + [levels_parameters.$D$2]" office:value-type="float" office:value="12870" calcext:value-type="float">
            <text:p>12870</text:p>
          </table:table-cell>
          <table:table-cell table:formula="of:=[levels_parameters.$G$2]*([.$A63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A639]^[levels_parameters.$B$2] + [levels_parameters.$C$2]*([.$A639]-1)+[levels_parameters.$A$2]" office:value-type="float" office:value="259697266" calcext:value-type="float">
            <text:p>259697266</text:p>
          </table:table-cell>
          <table:table-cell table:formula="of:=[.$C638]+[.$B638]" office:value-type="float" office:value="41292477772" calcext:value-type="float">
            <text:p>41292477772</text:p>
          </table:table-cell>
          <table:table-cell table:formula="of:=[levels_parameters.$I$2]*([.$A639]-1) + [levels_parameters.$H$2]+FLOOR([.$A639]/[levels_parameters.$J$2])" office:value-type="float" office:value="767" calcext:value-type="float">
            <text:p>767</text:p>
          </table:table-cell>
          <table:table-cell table:formula="of:=[levels_parameters.$E$2]*([.$A639]-1) + [levels_parameters.$D$2]" office:value-type="float" office:value="12890" calcext:value-type="float">
            <text:p>12890</text:p>
          </table:table-cell>
          <table:table-cell table:formula="of:=[levels_parameters.$G$2]*([.$A63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A640]^[levels_parameters.$B$2] + [levels_parameters.$C$2]*([.$A640]-1)+[levels_parameters.$A$2]" office:value-type="float" office:value="260920318" calcext:value-type="float">
            <text:p>260920318</text:p>
          </table:table-cell>
          <table:table-cell table:formula="of:=[.$C639]+[.$B639]" office:value-type="float" office:value="41552175038" calcext:value-type="float">
            <text:p>41552175038</text:p>
          </table:table-cell>
          <table:table-cell table:formula="of:=[levels_parameters.$I$2]*([.$A640]-1) + [levels_parameters.$H$2]+FLOOR([.$A640]/[levels_parameters.$J$2])" office:value-type="float" office:value="768" calcext:value-type="float">
            <text:p>768</text:p>
          </table:table-cell>
          <table:table-cell table:formula="of:=[levels_parameters.$E$2]*([.$A640]-1) + [levels_parameters.$D$2]" office:value-type="float" office:value="12910" calcext:value-type="float">
            <text:p>12910</text:p>
          </table:table-cell>
          <table:table-cell table:formula="of:=[levels_parameters.$G$2]*([.$A64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A641]^[levels_parameters.$B$2] + [levels_parameters.$C$2]*([.$A641]-1)+[levels_parameters.$A$2]" office:value-type="float" office:value="262147204" calcext:value-type="float">
            <text:p>262147204</text:p>
          </table:table-cell>
          <table:table-cell table:formula="of:=[.$C640]+[.$B640]" office:value-type="float" office:value="41813095356" calcext:value-type="float">
            <text:p>41813095356</text:p>
          </table:table-cell>
          <table:table-cell table:formula="of:=[levels_parameters.$I$2]*([.$A641]-1) + [levels_parameters.$H$2]+FLOOR([.$A641]/[levels_parameters.$J$2])" office:value-type="float" office:value="770" calcext:value-type="float">
            <text:p>770</text:p>
          </table:table-cell>
          <table:table-cell table:formula="of:=[levels_parameters.$E$2]*([.$A641]-1) + [levels_parameters.$D$2]" office:value-type="float" office:value="12930" calcext:value-type="float">
            <text:p>12930</text:p>
          </table:table-cell>
          <table:table-cell table:formula="of:=[levels_parameters.$G$2]*([.$A64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A642]^[levels_parameters.$B$2] + [levels_parameters.$C$2]*([.$A642]-1)+[levels_parameters.$A$2]" office:value-type="float" office:value="263377930" calcext:value-type="float">
            <text:p>263377930</text:p>
          </table:table-cell>
          <table:table-cell table:formula="of:=[.$C641]+[.$B641]" office:value-type="float" office:value="42075242560" calcext:value-type="float">
            <text:p>42075242560</text:p>
          </table:table-cell>
          <table:table-cell table:formula="of:=[levels_parameters.$I$2]*([.$A642]-1) + [levels_parameters.$H$2]+FLOOR([.$A642]/[levels_parameters.$J$2])" office:value-type="float" office:value="771" calcext:value-type="float">
            <text:p>771</text:p>
          </table:table-cell>
          <table:table-cell table:formula="of:=[levels_parameters.$E$2]*([.$A642]-1) + [levels_parameters.$D$2]" office:value-type="float" office:value="12950" calcext:value-type="float">
            <text:p>12950</text:p>
          </table:table-cell>
          <table:table-cell table:formula="of:=[levels_parameters.$G$2]*([.$A64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A643]^[levels_parameters.$B$2] + [levels_parameters.$C$2]*([.$A643]-1)+[levels_parameters.$A$2]" office:value-type="float" office:value="264612502" calcext:value-type="float">
            <text:p>264612502</text:p>
          </table:table-cell>
          <table:table-cell table:formula="of:=[.$C642]+[.$B642]" office:value-type="float" office:value="42338620490" calcext:value-type="float">
            <text:p>42338620490</text:p>
          </table:table-cell>
          <table:table-cell table:formula="of:=[levels_parameters.$I$2]*([.$A643]-1) + [levels_parameters.$H$2]+FLOOR([.$A643]/[levels_parameters.$J$2])" office:value-type="float" office:value="772" calcext:value-type="float">
            <text:p>772</text:p>
          </table:table-cell>
          <table:table-cell table:formula="of:=[levels_parameters.$E$2]*([.$A643]-1) + [levels_parameters.$D$2]" office:value-type="float" office:value="12970" calcext:value-type="float">
            <text:p>12970</text:p>
          </table:table-cell>
          <table:table-cell table:formula="of:=[levels_parameters.$G$2]*([.$A64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A644]^[levels_parameters.$B$2] + [levels_parameters.$C$2]*([.$A644]-1)+[levels_parameters.$A$2]" office:value-type="float" office:value="265850926" calcext:value-type="float">
            <text:p>265850926</text:p>
          </table:table-cell>
          <table:table-cell table:formula="of:=[.$C643]+[.$B643]" office:value-type="float" office:value="42603232992" calcext:value-type="float">
            <text:p>42603232992</text:p>
          </table:table-cell>
          <table:table-cell table:formula="of:=[levels_parameters.$I$2]*([.$A644]-1) + [levels_parameters.$H$2]+FLOOR([.$A644]/[levels_parameters.$J$2])" office:value-type="float" office:value="773" calcext:value-type="float">
            <text:p>773</text:p>
          </table:table-cell>
          <table:table-cell table:formula="of:=[levels_parameters.$E$2]*([.$A644]-1) + [levels_parameters.$D$2]" office:value-type="float" office:value="12990" calcext:value-type="float">
            <text:p>12990</text:p>
          </table:table-cell>
          <table:table-cell table:formula="of:=[levels_parameters.$G$2]*([.$A64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A645]^[levels_parameters.$B$2] + [levels_parameters.$C$2]*([.$A645]-1)+[levels_parameters.$A$2]" office:value-type="float" office:value="267093208" calcext:value-type="float">
            <text:p>267093208</text:p>
          </table:table-cell>
          <table:table-cell table:formula="of:=[.$C644]+[.$B644]" office:value-type="float" office:value="42869083918" calcext:value-type="float">
            <text:p>42869083918</text:p>
          </table:table-cell>
          <table:table-cell table:formula="of:=[levels_parameters.$I$2]*([.$A645]-1) + [levels_parameters.$H$2]+FLOOR([.$A645]/[levels_parameters.$J$2])" office:value-type="float" office:value="774" calcext:value-type="float">
            <text:p>774</text:p>
          </table:table-cell>
          <table:table-cell table:formula="of:=[levels_parameters.$E$2]*([.$A645]-1) + [levels_parameters.$D$2]" office:value-type="float" office:value="13010" calcext:value-type="float">
            <text:p>13010</text:p>
          </table:table-cell>
          <table:table-cell table:formula="of:=[levels_parameters.$G$2]*([.$A64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A646]^[levels_parameters.$B$2] + [levels_parameters.$C$2]*([.$A646]-1)+[levels_parameters.$A$2]" office:value-type="float" office:value="268339354" calcext:value-type="float">
            <text:p>268339354</text:p>
          </table:table-cell>
          <table:table-cell table:formula="of:=[.$C645]+[.$B645]" office:value-type="float" office:value="43136177126" calcext:value-type="float">
            <text:p>43136177126</text:p>
          </table:table-cell>
          <table:table-cell table:formula="of:=[levels_parameters.$I$2]*([.$A646]-1) + [levels_parameters.$H$2]+FLOOR([.$A646]/[levels_parameters.$J$2])" office:value-type="float" office:value="776" calcext:value-type="float">
            <text:p>776</text:p>
          </table:table-cell>
          <table:table-cell table:formula="of:=[levels_parameters.$E$2]*([.$A646]-1) + [levels_parameters.$D$2]" office:value-type="float" office:value="13030" calcext:value-type="float">
            <text:p>13030</text:p>
          </table:table-cell>
          <table:table-cell table:formula="of:=[levels_parameters.$G$2]*([.$A64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A647]^[levels_parameters.$B$2] + [levels_parameters.$C$2]*([.$A647]-1)+[levels_parameters.$A$2]" office:value-type="float" office:value="269589370" calcext:value-type="float">
            <text:p>269589370</text:p>
          </table:table-cell>
          <table:table-cell table:formula="of:=[.$C646]+[.$B646]" office:value-type="float" office:value="43404516480" calcext:value-type="float">
            <text:p>43404516480</text:p>
          </table:table-cell>
          <table:table-cell table:formula="of:=[levels_parameters.$I$2]*([.$A647]-1) + [levels_parameters.$H$2]+FLOOR([.$A647]/[levels_parameters.$J$2])" office:value-type="float" office:value="777" calcext:value-type="float">
            <text:p>777</text:p>
          </table:table-cell>
          <table:table-cell table:formula="of:=[levels_parameters.$E$2]*([.$A647]-1) + [levels_parameters.$D$2]" office:value-type="float" office:value="13050" calcext:value-type="float">
            <text:p>13050</text:p>
          </table:table-cell>
          <table:table-cell table:formula="of:=[levels_parameters.$G$2]*([.$A64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A648]^[levels_parameters.$B$2] + [levels_parameters.$C$2]*([.$A648]-1)+[levels_parameters.$A$2]" office:value-type="float" office:value="270843262" calcext:value-type="float">
            <text:p>270843262</text:p>
          </table:table-cell>
          <table:table-cell table:formula="of:=[.$C647]+[.$B647]" office:value-type="float" office:value="43674105850" calcext:value-type="float">
            <text:p>43674105850</text:p>
          </table:table-cell>
          <table:table-cell table:formula="of:=[levels_parameters.$I$2]*([.$A648]-1) + [levels_parameters.$H$2]+FLOOR([.$A648]/[levels_parameters.$J$2])" office:value-type="float" office:value="778" calcext:value-type="float">
            <text:p>778</text:p>
          </table:table-cell>
          <table:table-cell table:formula="of:=[levels_parameters.$E$2]*([.$A648]-1) + [levels_parameters.$D$2]" office:value-type="float" office:value="13070" calcext:value-type="float">
            <text:p>13070</text:p>
          </table:table-cell>
          <table:table-cell table:formula="of:=[levels_parameters.$G$2]*([.$A64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A649]^[levels_parameters.$B$2] + [levels_parameters.$C$2]*([.$A649]-1)+[levels_parameters.$A$2]" office:value-type="float" office:value="272101036" calcext:value-type="float">
            <text:p>272101036</text:p>
          </table:table-cell>
          <table:table-cell table:formula="of:=[.$C648]+[.$B648]" office:value-type="float" office:value="43944949112" calcext:value-type="float">
            <text:p>43944949112</text:p>
          </table:table-cell>
          <table:table-cell table:formula="of:=[levels_parameters.$I$2]*([.$A649]-1) + [levels_parameters.$H$2]+FLOOR([.$A649]/[levels_parameters.$J$2])" office:value-type="float" office:value="779" calcext:value-type="float">
            <text:p>779</text:p>
          </table:table-cell>
          <table:table-cell table:formula="of:=[levels_parameters.$E$2]*([.$A649]-1) + [levels_parameters.$D$2]" office:value-type="float" office:value="13090" calcext:value-type="float">
            <text:p>13090</text:p>
          </table:table-cell>
          <table:table-cell table:formula="of:=[levels_parameters.$G$2]*([.$A64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A650]^[levels_parameters.$B$2] + [levels_parameters.$C$2]*([.$A650]-1)+[levels_parameters.$A$2]" office:value-type="float" office:value="273362698" calcext:value-type="float">
            <text:p>273362698</text:p>
          </table:table-cell>
          <table:table-cell table:formula="of:=[.$C649]+[.$B649]" office:value-type="float" office:value="44217050148" calcext:value-type="float">
            <text:p>44217050148</text:p>
          </table:table-cell>
          <table:table-cell table:formula="of:=[levels_parameters.$I$2]*([.$A650]-1) + [levels_parameters.$H$2]+FLOOR([.$A650]/[levels_parameters.$J$2])" office:value-type="float" office:value="780" calcext:value-type="float">
            <text:p>780</text:p>
          </table:table-cell>
          <table:table-cell table:formula="of:=[levels_parameters.$E$2]*([.$A650]-1) + [levels_parameters.$D$2]" office:value-type="float" office:value="13110" calcext:value-type="float">
            <text:p>13110</text:p>
          </table:table-cell>
          <table:table-cell table:formula="of:=[levels_parameters.$G$2]*([.$A65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A651]^[levels_parameters.$B$2] + [levels_parameters.$C$2]*([.$A651]-1)+[levels_parameters.$A$2]" office:value-type="float" office:value="274628254" calcext:value-type="float">
            <text:p>274628254</text:p>
          </table:table-cell>
          <table:table-cell table:formula="of:=[.$C650]+[.$B650]" office:value-type="float" office:value="44490412846" calcext:value-type="float">
            <text:p>44490412846</text:p>
          </table:table-cell>
          <table:table-cell table:formula="of:=[levels_parameters.$I$2]*([.$A651]-1) + [levels_parameters.$H$2]+FLOOR([.$A651]/[levels_parameters.$J$2])" office:value-type="float" office:value="782" calcext:value-type="float">
            <text:p>782</text:p>
          </table:table-cell>
          <table:table-cell table:formula="of:=[levels_parameters.$E$2]*([.$A651]-1) + [levels_parameters.$D$2]" office:value-type="float" office:value="13130" calcext:value-type="float">
            <text:p>13130</text:p>
          </table:table-cell>
          <table:table-cell table:formula="of:=[levels_parameters.$G$2]*([.$A65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A652]^[levels_parameters.$B$2] + [levels_parameters.$C$2]*([.$A652]-1)+[levels_parameters.$A$2]" office:value-type="float" office:value="275897710" calcext:value-type="float">
            <text:p>275897710</text:p>
          </table:table-cell>
          <table:table-cell table:formula="of:=[.$C651]+[.$B651]" office:value-type="float" office:value="44765041100" calcext:value-type="float">
            <text:p>44765041100</text:p>
          </table:table-cell>
          <table:table-cell table:formula="of:=[levels_parameters.$I$2]*([.$A652]-1) + [levels_parameters.$H$2]+FLOOR([.$A652]/[levels_parameters.$J$2])" office:value-type="float" office:value="783" calcext:value-type="float">
            <text:p>783</text:p>
          </table:table-cell>
          <table:table-cell table:formula="of:=[levels_parameters.$E$2]*([.$A652]-1) + [levels_parameters.$D$2]" office:value-type="float" office:value="13150" calcext:value-type="float">
            <text:p>13150</text:p>
          </table:table-cell>
          <table:table-cell table:formula="of:=[levels_parameters.$G$2]*([.$A65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A653]^[levels_parameters.$B$2] + [levels_parameters.$C$2]*([.$A653]-1)+[levels_parameters.$A$2]" office:value-type="float" office:value="277171072" calcext:value-type="float">
            <text:p>277171072</text:p>
          </table:table-cell>
          <table:table-cell table:formula="of:=[.$C652]+[.$B652]" office:value-type="float" office:value="45040938810" calcext:value-type="float">
            <text:p>45040938810</text:p>
          </table:table-cell>
          <table:table-cell table:formula="of:=[levels_parameters.$I$2]*([.$A653]-1) + [levels_parameters.$H$2]+FLOOR([.$A653]/[levels_parameters.$J$2])" office:value-type="float" office:value="784" calcext:value-type="float">
            <text:p>784</text:p>
          </table:table-cell>
          <table:table-cell table:formula="of:=[levels_parameters.$E$2]*([.$A653]-1) + [levels_parameters.$D$2]" office:value-type="float" office:value="13170" calcext:value-type="float">
            <text:p>13170</text:p>
          </table:table-cell>
          <table:table-cell table:formula="of:=[levels_parameters.$G$2]*([.$A65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A654]^[levels_parameters.$B$2] + [levels_parameters.$C$2]*([.$A654]-1)+[levels_parameters.$A$2]" office:value-type="float" office:value="278448346" calcext:value-type="float">
            <text:p>278448346</text:p>
          </table:table-cell>
          <table:table-cell table:formula="of:=[.$C653]+[.$B653]" office:value-type="float" office:value="45318109882" calcext:value-type="float">
            <text:p>45318109882</text:p>
          </table:table-cell>
          <table:table-cell table:formula="of:=[levels_parameters.$I$2]*([.$A654]-1) + [levels_parameters.$H$2]+FLOOR([.$A654]/[levels_parameters.$J$2])" office:value-type="float" office:value="785" calcext:value-type="float">
            <text:p>785</text:p>
          </table:table-cell>
          <table:table-cell table:formula="of:=[levels_parameters.$E$2]*([.$A654]-1) + [levels_parameters.$D$2]" office:value-type="float" office:value="13190" calcext:value-type="float">
            <text:p>13190</text:p>
          </table:table-cell>
          <table:table-cell table:formula="of:=[levels_parameters.$G$2]*([.$A65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A655]^[levels_parameters.$B$2] + [levels_parameters.$C$2]*([.$A655]-1)+[levels_parameters.$A$2]" office:value-type="float" office:value="279729538" calcext:value-type="float">
            <text:p>279729538</text:p>
          </table:table-cell>
          <table:table-cell table:formula="of:=[.$C654]+[.$B654]" office:value-type="float" office:value="45596558228" calcext:value-type="float">
            <text:p>45596558228</text:p>
          </table:table-cell>
          <table:table-cell table:formula="of:=[levels_parameters.$I$2]*([.$A655]-1) + [levels_parameters.$H$2]+FLOOR([.$A655]/[levels_parameters.$J$2])" office:value-type="float" office:value="786" calcext:value-type="float">
            <text:p>786</text:p>
          </table:table-cell>
          <table:table-cell table:formula="of:=[levels_parameters.$E$2]*([.$A655]-1) + [levels_parameters.$D$2]" office:value-type="float" office:value="13210" calcext:value-type="float">
            <text:p>13210</text:p>
          </table:table-cell>
          <table:table-cell table:formula="of:=[levels_parameters.$G$2]*([.$A65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A656]^[levels_parameters.$B$2] + [levels_parameters.$C$2]*([.$A656]-1)+[levels_parameters.$A$2]" office:value-type="float" office:value="281014654" calcext:value-type="float">
            <text:p>281014654</text:p>
          </table:table-cell>
          <table:table-cell table:formula="of:=[.$C655]+[.$B655]" office:value-type="float" office:value="45876287766" calcext:value-type="float">
            <text:p>45876287766</text:p>
          </table:table-cell>
          <table:table-cell table:formula="of:=[levels_parameters.$I$2]*([.$A656]-1) + [levels_parameters.$H$2]+FLOOR([.$A656]/[levels_parameters.$J$2])" office:value-type="float" office:value="788" calcext:value-type="float">
            <text:p>788</text:p>
          </table:table-cell>
          <table:table-cell table:formula="of:=[levels_parameters.$E$2]*([.$A656]-1) + [levels_parameters.$D$2]" office:value-type="float" office:value="13230" calcext:value-type="float">
            <text:p>13230</text:p>
          </table:table-cell>
          <table:table-cell table:formula="of:=[levels_parameters.$G$2]*([.$A65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A657]^[levels_parameters.$B$2] + [levels_parameters.$C$2]*([.$A657]-1)+[levels_parameters.$A$2]" office:value-type="float" office:value="282303700" calcext:value-type="float">
            <text:p>282303700</text:p>
          </table:table-cell>
          <table:table-cell table:formula="of:=[.$C656]+[.$B656]" office:value-type="float" office:value="46157302420" calcext:value-type="float">
            <text:p>46157302420</text:p>
          </table:table-cell>
          <table:table-cell table:formula="of:=[levels_parameters.$I$2]*([.$A657]-1) + [levels_parameters.$H$2]+FLOOR([.$A657]/[levels_parameters.$J$2])" office:value-type="float" office:value="789" calcext:value-type="float">
            <text:p>789</text:p>
          </table:table-cell>
          <table:table-cell table:formula="of:=[levels_parameters.$E$2]*([.$A657]-1) + [levels_parameters.$D$2]" office:value-type="float" office:value="13250" calcext:value-type="float">
            <text:p>13250</text:p>
          </table:table-cell>
          <table:table-cell table:formula="of:=[levels_parameters.$G$2]*([.$A65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A658]^[levels_parameters.$B$2] + [levels_parameters.$C$2]*([.$A658]-1)+[levels_parameters.$A$2]" office:value-type="float" office:value="283596682" calcext:value-type="float">
            <text:p>283596682</text:p>
          </table:table-cell>
          <table:table-cell table:formula="of:=[.$C657]+[.$B657]" office:value-type="float" office:value="46439606120" calcext:value-type="float">
            <text:p>46439606120</text:p>
          </table:table-cell>
          <table:table-cell table:formula="of:=[levels_parameters.$I$2]*([.$A658]-1) + [levels_parameters.$H$2]+FLOOR([.$A658]/[levels_parameters.$J$2])" office:value-type="float" office:value="790" calcext:value-type="float">
            <text:p>790</text:p>
          </table:table-cell>
          <table:table-cell table:formula="of:=[levels_parameters.$E$2]*([.$A658]-1) + [levels_parameters.$D$2]" office:value-type="float" office:value="13270" calcext:value-type="float">
            <text:p>13270</text:p>
          </table:table-cell>
          <table:table-cell table:formula="of:=[levels_parameters.$G$2]*([.$A65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A659]^[levels_parameters.$B$2] + [levels_parameters.$C$2]*([.$A659]-1)+[levels_parameters.$A$2]" office:value-type="float" office:value="284893606" calcext:value-type="float">
            <text:p>284893606</text:p>
          </table:table-cell>
          <table:table-cell table:formula="of:=[.$C658]+[.$B658]" office:value-type="float" office:value="46723202802" calcext:value-type="float">
            <text:p>46723202802</text:p>
          </table:table-cell>
          <table:table-cell table:formula="of:=[levels_parameters.$I$2]*([.$A659]-1) + [levels_parameters.$H$2]+FLOOR([.$A659]/[levels_parameters.$J$2])" office:value-type="float" office:value="791" calcext:value-type="float">
            <text:p>791</text:p>
          </table:table-cell>
          <table:table-cell table:formula="of:=[levels_parameters.$E$2]*([.$A659]-1) + [levels_parameters.$D$2]" office:value-type="float" office:value="13290" calcext:value-type="float">
            <text:p>13290</text:p>
          </table:table-cell>
          <table:table-cell table:formula="of:=[levels_parameters.$G$2]*([.$A65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A660]^[levels_parameters.$B$2] + [levels_parameters.$C$2]*([.$A660]-1)+[levels_parameters.$A$2]" office:value-type="float" office:value="286194478" calcext:value-type="float">
            <text:p>286194478</text:p>
          </table:table-cell>
          <table:table-cell table:formula="of:=[.$C659]+[.$B659]" office:value-type="float" office:value="47008096408" calcext:value-type="float">
            <text:p>47008096408</text:p>
          </table:table-cell>
          <table:table-cell table:formula="of:=[levels_parameters.$I$2]*([.$A660]-1) + [levels_parameters.$H$2]+FLOOR([.$A660]/[levels_parameters.$J$2])" office:value-type="float" office:value="792" calcext:value-type="float">
            <text:p>792</text:p>
          </table:table-cell>
          <table:table-cell table:formula="of:=[levels_parameters.$E$2]*([.$A660]-1) + [levels_parameters.$D$2]" office:value-type="float" office:value="13310" calcext:value-type="float">
            <text:p>13310</text:p>
          </table:table-cell>
          <table:table-cell table:formula="of:=[levels_parameters.$G$2]*([.$A66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A661]^[levels_parameters.$B$2] + [levels_parameters.$C$2]*([.$A661]-1)+[levels_parameters.$A$2]" office:value-type="float" office:value="287499304" calcext:value-type="float">
            <text:p>287499304</text:p>
          </table:table-cell>
          <table:table-cell table:formula="of:=[.$C660]+[.$B660]" office:value-type="float" office:value="47294290886" calcext:value-type="float">
            <text:p>47294290886</text:p>
          </table:table-cell>
          <table:table-cell table:formula="of:=[levels_parameters.$I$2]*([.$A661]-1) + [levels_parameters.$H$2]+FLOOR([.$A661]/[levels_parameters.$J$2])" office:value-type="float" office:value="794" calcext:value-type="float">
            <text:p>794</text:p>
          </table:table-cell>
          <table:table-cell table:formula="of:=[levels_parameters.$E$2]*([.$A661]-1) + [levels_parameters.$D$2]" office:value-type="float" office:value="13330" calcext:value-type="float">
            <text:p>13330</text:p>
          </table:table-cell>
          <table:table-cell table:formula="of:=[levels_parameters.$G$2]*([.$A66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A662]^[levels_parameters.$B$2] + [levels_parameters.$C$2]*([.$A662]-1)+[levels_parameters.$A$2]" office:value-type="float" office:value="288808090" calcext:value-type="float">
            <text:p>288808090</text:p>
          </table:table-cell>
          <table:table-cell table:formula="of:=[.$C661]+[.$B661]" office:value-type="float" office:value="47581790190" calcext:value-type="float">
            <text:p>47581790190</text:p>
          </table:table-cell>
          <table:table-cell table:formula="of:=[levels_parameters.$I$2]*([.$A662]-1) + [levels_parameters.$H$2]+FLOOR([.$A662]/[levels_parameters.$J$2])" office:value-type="float" office:value="795" calcext:value-type="float">
            <text:p>795</text:p>
          </table:table-cell>
          <table:table-cell table:formula="of:=[levels_parameters.$E$2]*([.$A662]-1) + [levels_parameters.$D$2]" office:value-type="float" office:value="13350" calcext:value-type="float">
            <text:p>13350</text:p>
          </table:table-cell>
          <table:table-cell table:formula="of:=[levels_parameters.$G$2]*([.$A66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A663]^[levels_parameters.$B$2] + [levels_parameters.$C$2]*([.$A663]-1)+[levels_parameters.$A$2]" office:value-type="float" office:value="290120842" calcext:value-type="float">
            <text:p>290120842</text:p>
          </table:table-cell>
          <table:table-cell table:formula="of:=[.$C662]+[.$B662]" office:value-type="float" office:value="47870598280" calcext:value-type="float">
            <text:p>47870598280</text:p>
          </table:table-cell>
          <table:table-cell table:formula="of:=[levels_parameters.$I$2]*([.$A663]-1) + [levels_parameters.$H$2]+FLOOR([.$A663]/[levels_parameters.$J$2])" office:value-type="float" office:value="796" calcext:value-type="float">
            <text:p>796</text:p>
          </table:table-cell>
          <table:table-cell table:formula="of:=[levels_parameters.$E$2]*([.$A663]-1) + [levels_parameters.$D$2]" office:value-type="float" office:value="13370" calcext:value-type="float">
            <text:p>13370</text:p>
          </table:table-cell>
          <table:table-cell table:formula="of:=[levels_parameters.$G$2]*([.$A66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A664]^[levels_parameters.$B$2] + [levels_parameters.$C$2]*([.$A664]-1)+[levels_parameters.$A$2]" office:value-type="float" office:value="291437566" calcext:value-type="float">
            <text:p>291437566</text:p>
          </table:table-cell>
          <table:table-cell table:formula="of:=[.$C663]+[.$B663]" office:value-type="float" office:value="48160719122" calcext:value-type="float">
            <text:p>48160719122</text:p>
          </table:table-cell>
          <table:table-cell table:formula="of:=[levels_parameters.$I$2]*([.$A664]-1) + [levels_parameters.$H$2]+FLOOR([.$A664]/[levels_parameters.$J$2])" office:value-type="float" office:value="797" calcext:value-type="float">
            <text:p>797</text:p>
          </table:table-cell>
          <table:table-cell table:formula="of:=[levels_parameters.$E$2]*([.$A664]-1) + [levels_parameters.$D$2]" office:value-type="float" office:value="13390" calcext:value-type="float">
            <text:p>13390</text:p>
          </table:table-cell>
          <table:table-cell table:formula="of:=[levels_parameters.$G$2]*([.$A66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A665]^[levels_parameters.$B$2] + [levels_parameters.$C$2]*([.$A665]-1)+[levels_parameters.$A$2]" office:value-type="float" office:value="292758268" calcext:value-type="float">
            <text:p>292758268</text:p>
          </table:table-cell>
          <table:table-cell table:formula="of:=[.$C664]+[.$B664]" office:value-type="float" office:value="48452156688" calcext:value-type="float">
            <text:p>48452156688</text:p>
          </table:table-cell>
          <table:table-cell table:formula="of:=[levels_parameters.$I$2]*([.$A665]-1) + [levels_parameters.$H$2]+FLOOR([.$A665]/[levels_parameters.$J$2])" office:value-type="float" office:value="798" calcext:value-type="float">
            <text:p>798</text:p>
          </table:table-cell>
          <table:table-cell table:formula="of:=[levels_parameters.$E$2]*([.$A665]-1) + [levels_parameters.$D$2]" office:value-type="float" office:value="13410" calcext:value-type="float">
            <text:p>13410</text:p>
          </table:table-cell>
          <table:table-cell table:formula="of:=[levels_parameters.$G$2]*([.$A66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A666]^[levels_parameters.$B$2] + [levels_parameters.$C$2]*([.$A666]-1)+[levels_parameters.$A$2]" office:value-type="float" office:value="294082954" calcext:value-type="float">
            <text:p>294082954</text:p>
          </table:table-cell>
          <table:table-cell table:formula="of:=[.$C665]+[.$B665]" office:value-type="float" office:value="48744914956" calcext:value-type="float">
            <text:p>48744914956</text:p>
          </table:table-cell>
          <table:table-cell table:formula="of:=[levels_parameters.$I$2]*([.$A666]-1) + [levels_parameters.$H$2]+FLOOR([.$A666]/[levels_parameters.$J$2])" office:value-type="float" office:value="800" calcext:value-type="float">
            <text:p>800</text:p>
          </table:table-cell>
          <table:table-cell table:formula="of:=[levels_parameters.$E$2]*([.$A666]-1) + [levels_parameters.$D$2]" office:value-type="float" office:value="13430" calcext:value-type="float">
            <text:p>13430</text:p>
          </table:table-cell>
          <table:table-cell table:formula="of:=[levels_parameters.$G$2]*([.$A66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A667]^[levels_parameters.$B$2] + [levels_parameters.$C$2]*([.$A667]-1)+[levels_parameters.$A$2]" office:value-type="float" office:value="295411630" calcext:value-type="float">
            <text:p>295411630</text:p>
          </table:table-cell>
          <table:table-cell table:formula="of:=[.$C666]+[.$B666]" office:value-type="float" office:value="49038997910" calcext:value-type="float">
            <text:p>49038997910</text:p>
          </table:table-cell>
          <table:table-cell table:formula="of:=[levels_parameters.$I$2]*([.$A667]-1) + [levels_parameters.$H$2]+FLOOR([.$A667]/[levels_parameters.$J$2])" office:value-type="float" office:value="801" calcext:value-type="float">
            <text:p>801</text:p>
          </table:table-cell>
          <table:table-cell table:formula="of:=[levels_parameters.$E$2]*([.$A667]-1) + [levels_parameters.$D$2]" office:value-type="float" office:value="13450" calcext:value-type="float">
            <text:p>13450</text:p>
          </table:table-cell>
          <table:table-cell table:formula="of:=[levels_parameters.$G$2]*([.$A66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A668]^[levels_parameters.$B$2] + [levels_parameters.$C$2]*([.$A668]-1)+[levels_parameters.$A$2]" office:value-type="float" office:value="296744302" calcext:value-type="float">
            <text:p>296744302</text:p>
          </table:table-cell>
          <table:table-cell table:formula="of:=[.$C667]+[.$B667]" office:value-type="float" office:value="49334409540" calcext:value-type="float">
            <text:p>49334409540</text:p>
          </table:table-cell>
          <table:table-cell table:formula="of:=[levels_parameters.$I$2]*([.$A668]-1) + [levels_parameters.$H$2]+FLOOR([.$A668]/[levels_parameters.$J$2])" office:value-type="float" office:value="802" calcext:value-type="float">
            <text:p>802</text:p>
          </table:table-cell>
          <table:table-cell table:formula="of:=[levels_parameters.$E$2]*([.$A668]-1) + [levels_parameters.$D$2]" office:value-type="float" office:value="13470" calcext:value-type="float">
            <text:p>13470</text:p>
          </table:table-cell>
          <table:table-cell table:formula="of:=[levels_parameters.$G$2]*([.$A66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A669]^[levels_parameters.$B$2] + [levels_parameters.$C$2]*([.$A669]-1)+[levels_parameters.$A$2]" office:value-type="float" office:value="298080976" calcext:value-type="float">
            <text:p>298080976</text:p>
          </table:table-cell>
          <table:table-cell table:formula="of:=[.$C668]+[.$B668]" office:value-type="float" office:value="49631153842" calcext:value-type="float">
            <text:p>49631153842</text:p>
          </table:table-cell>
          <table:table-cell table:formula="of:=[levels_parameters.$I$2]*([.$A669]-1) + [levels_parameters.$H$2]+FLOOR([.$A669]/[levels_parameters.$J$2])" office:value-type="float" office:value="803" calcext:value-type="float">
            <text:p>803</text:p>
          </table:table-cell>
          <table:table-cell table:formula="of:=[levels_parameters.$E$2]*([.$A669]-1) + [levels_parameters.$D$2]" office:value-type="float" office:value="13490" calcext:value-type="float">
            <text:p>13490</text:p>
          </table:table-cell>
          <table:table-cell table:formula="of:=[levels_parameters.$G$2]*([.$A66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A670]^[levels_parameters.$B$2] + [levels_parameters.$C$2]*([.$A670]-1)+[levels_parameters.$A$2]" office:value-type="float" office:value="299421658" calcext:value-type="float">
            <text:p>299421658</text:p>
          </table:table-cell>
          <table:table-cell table:formula="of:=[.$C669]+[.$B669]" office:value-type="float" office:value="49929234818" calcext:value-type="float">
            <text:p>49929234818</text:p>
          </table:table-cell>
          <table:table-cell table:formula="of:=[levels_parameters.$I$2]*([.$A670]-1) + [levels_parameters.$H$2]+FLOOR([.$A670]/[levels_parameters.$J$2])" office:value-type="float" office:value="804" calcext:value-type="float">
            <text:p>804</text:p>
          </table:table-cell>
          <table:table-cell table:formula="of:=[levels_parameters.$E$2]*([.$A670]-1) + [levels_parameters.$D$2]" office:value-type="float" office:value="13510" calcext:value-type="float">
            <text:p>13510</text:p>
          </table:table-cell>
          <table:table-cell table:formula="of:=[levels_parameters.$G$2]*([.$A67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A671]^[levels_parameters.$B$2] + [levels_parameters.$C$2]*([.$A671]-1)+[levels_parameters.$A$2]" office:value-type="float" office:value="300766354" calcext:value-type="float">
            <text:p>300766354</text:p>
          </table:table-cell>
          <table:table-cell table:formula="of:=[.$C670]+[.$B670]" office:value-type="float" office:value="50228656476" calcext:value-type="float">
            <text:p>50228656476</text:p>
          </table:table-cell>
          <table:table-cell table:formula="of:=[levels_parameters.$I$2]*([.$A671]-1) + [levels_parameters.$H$2]+FLOOR([.$A671]/[levels_parameters.$J$2])" office:value-type="float" office:value="806" calcext:value-type="float">
            <text:p>806</text:p>
          </table:table-cell>
          <table:table-cell table:formula="of:=[levels_parameters.$E$2]*([.$A671]-1) + [levels_parameters.$D$2]" office:value-type="float" office:value="13530" calcext:value-type="float">
            <text:p>13530</text:p>
          </table:table-cell>
          <table:table-cell table:formula="of:=[levels_parameters.$G$2]*([.$A67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A672]^[levels_parameters.$B$2] + [levels_parameters.$C$2]*([.$A672]-1)+[levels_parameters.$A$2]" office:value-type="float" office:value="302115070" calcext:value-type="float">
            <text:p>302115070</text:p>
          </table:table-cell>
          <table:table-cell table:formula="of:=[.$C671]+[.$B671]" office:value-type="float" office:value="50529422830" calcext:value-type="float">
            <text:p>50529422830</text:p>
          </table:table-cell>
          <table:table-cell table:formula="of:=[levels_parameters.$I$2]*([.$A672]-1) + [levels_parameters.$H$2]+FLOOR([.$A672]/[levels_parameters.$J$2])" office:value-type="float" office:value="807" calcext:value-type="float">
            <text:p>807</text:p>
          </table:table-cell>
          <table:table-cell table:formula="of:=[levels_parameters.$E$2]*([.$A672]-1) + [levels_parameters.$D$2]" office:value-type="float" office:value="13550" calcext:value-type="float">
            <text:p>13550</text:p>
          </table:table-cell>
          <table:table-cell table:formula="of:=[levels_parameters.$G$2]*([.$A67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A673]^[levels_parameters.$B$2] + [levels_parameters.$C$2]*([.$A673]-1)+[levels_parameters.$A$2]" office:value-type="float" office:value="303467812" calcext:value-type="float">
            <text:p>303467812</text:p>
          </table:table-cell>
          <table:table-cell table:formula="of:=[.$C672]+[.$B672]" office:value-type="float" office:value="50831537900" calcext:value-type="float">
            <text:p>50831537900</text:p>
          </table:table-cell>
          <table:table-cell table:formula="of:=[levels_parameters.$I$2]*([.$A673]-1) + [levels_parameters.$H$2]+FLOOR([.$A673]/[levels_parameters.$J$2])" office:value-type="float" office:value="808" calcext:value-type="float">
            <text:p>808</text:p>
          </table:table-cell>
          <table:table-cell table:formula="of:=[levels_parameters.$E$2]*([.$A673]-1) + [levels_parameters.$D$2]" office:value-type="float" office:value="13570" calcext:value-type="float">
            <text:p>13570</text:p>
          </table:table-cell>
          <table:table-cell table:formula="of:=[levels_parameters.$G$2]*([.$A67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A674]^[levels_parameters.$B$2] + [levels_parameters.$C$2]*([.$A674]-1)+[levels_parameters.$A$2]" office:value-type="float" office:value="304824586" calcext:value-type="float">
            <text:p>304824586</text:p>
          </table:table-cell>
          <table:table-cell table:formula="of:=[.$C673]+[.$B673]" office:value-type="float" office:value="51135005712" calcext:value-type="float">
            <text:p>51135005712</text:p>
          </table:table-cell>
          <table:table-cell table:formula="of:=[levels_parameters.$I$2]*([.$A674]-1) + [levels_parameters.$H$2]+FLOOR([.$A674]/[levels_parameters.$J$2])" office:value-type="float" office:value="809" calcext:value-type="float">
            <text:p>809</text:p>
          </table:table-cell>
          <table:table-cell table:formula="of:=[levels_parameters.$E$2]*([.$A674]-1) + [levels_parameters.$D$2]" office:value-type="float" office:value="13590" calcext:value-type="float">
            <text:p>13590</text:p>
          </table:table-cell>
          <table:table-cell table:formula="of:=[levels_parameters.$G$2]*([.$A67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A675]^[levels_parameters.$B$2] + [levels_parameters.$C$2]*([.$A675]-1)+[levels_parameters.$A$2]" office:value-type="float" office:value="306185398" calcext:value-type="float">
            <text:p>306185398</text:p>
          </table:table-cell>
          <table:table-cell table:formula="of:=[.$C674]+[.$B674]" office:value-type="float" office:value="51439830298" calcext:value-type="float">
            <text:p>51439830298</text:p>
          </table:table-cell>
          <table:table-cell table:formula="of:=[levels_parameters.$I$2]*([.$A675]-1) + [levels_parameters.$H$2]+FLOOR([.$A675]/[levels_parameters.$J$2])" office:value-type="float" office:value="810" calcext:value-type="float">
            <text:p>810</text:p>
          </table:table-cell>
          <table:table-cell table:formula="of:=[levels_parameters.$E$2]*([.$A675]-1) + [levels_parameters.$D$2]" office:value-type="float" office:value="13610" calcext:value-type="float">
            <text:p>13610</text:p>
          </table:table-cell>
          <table:table-cell table:formula="of:=[levels_parameters.$G$2]*([.$A67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A676]^[levels_parameters.$B$2] + [levels_parameters.$C$2]*([.$A676]-1)+[levels_parameters.$A$2]" office:value-type="float" office:value="307550254" calcext:value-type="float">
            <text:p>307550254</text:p>
          </table:table-cell>
          <table:table-cell table:formula="of:=[.$C675]+[.$B675]" office:value-type="float" office:value="51746015696" calcext:value-type="float">
            <text:p>51746015696</text:p>
          </table:table-cell>
          <table:table-cell table:formula="of:=[levels_parameters.$I$2]*([.$A676]-1) + [levels_parameters.$H$2]+FLOOR([.$A676]/[levels_parameters.$J$2])" office:value-type="float" office:value="812" calcext:value-type="float">
            <text:p>812</text:p>
          </table:table-cell>
          <table:table-cell table:formula="of:=[levels_parameters.$E$2]*([.$A676]-1) + [levels_parameters.$D$2]" office:value-type="float" office:value="13630" calcext:value-type="float">
            <text:p>13630</text:p>
          </table:table-cell>
          <table:table-cell table:formula="of:=[levels_parameters.$G$2]*([.$A67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A677]^[levels_parameters.$B$2] + [levels_parameters.$C$2]*([.$A677]-1)+[levels_parameters.$A$2]" office:value-type="float" office:value="308919160" calcext:value-type="float">
            <text:p>308919160</text:p>
          </table:table-cell>
          <table:table-cell table:formula="of:=[.$C676]+[.$B676]" office:value-type="float" office:value="52053565950" calcext:value-type="float">
            <text:p>52053565950</text:p>
          </table:table-cell>
          <table:table-cell table:formula="of:=[levels_parameters.$I$2]*([.$A677]-1) + [levels_parameters.$H$2]+FLOOR([.$A677]/[levels_parameters.$J$2])" office:value-type="float" office:value="813" calcext:value-type="float">
            <text:p>813</text:p>
          </table:table-cell>
          <table:table-cell table:formula="of:=[levels_parameters.$E$2]*([.$A677]-1) + [levels_parameters.$D$2]" office:value-type="float" office:value="13650" calcext:value-type="float">
            <text:p>13650</text:p>
          </table:table-cell>
          <table:table-cell table:formula="of:=[levels_parameters.$G$2]*([.$A67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A678]^[levels_parameters.$B$2] + [levels_parameters.$C$2]*([.$A678]-1)+[levels_parameters.$A$2]" office:value-type="float" office:value="310292122" calcext:value-type="float">
            <text:p>310292122</text:p>
          </table:table-cell>
          <table:table-cell table:formula="of:=[.$C677]+[.$B677]" office:value-type="float" office:value="52362485110" calcext:value-type="float">
            <text:p>52362485110</text:p>
          </table:table-cell>
          <table:table-cell table:formula="of:=[levels_parameters.$I$2]*([.$A678]-1) + [levels_parameters.$H$2]+FLOOR([.$A678]/[levels_parameters.$J$2])" office:value-type="float" office:value="814" calcext:value-type="float">
            <text:p>814</text:p>
          </table:table-cell>
          <table:table-cell table:formula="of:=[levels_parameters.$E$2]*([.$A678]-1) + [levels_parameters.$D$2]" office:value-type="float" office:value="13670" calcext:value-type="float">
            <text:p>13670</text:p>
          </table:table-cell>
          <table:table-cell table:formula="of:=[levels_parameters.$G$2]*([.$A67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A679]^[levels_parameters.$B$2] + [levels_parameters.$C$2]*([.$A679]-1)+[levels_parameters.$A$2]" office:value-type="float" office:value="311669146" calcext:value-type="float">
            <text:p>311669146</text:p>
          </table:table-cell>
          <table:table-cell table:formula="of:=[.$C678]+[.$B678]" office:value-type="float" office:value="52672777232" calcext:value-type="float">
            <text:p>52672777232</text:p>
          </table:table-cell>
          <table:table-cell table:formula="of:=[levels_parameters.$I$2]*([.$A679]-1) + [levels_parameters.$H$2]+FLOOR([.$A679]/[levels_parameters.$J$2])" office:value-type="float" office:value="815" calcext:value-type="float">
            <text:p>815</text:p>
          </table:table-cell>
          <table:table-cell table:formula="of:=[levels_parameters.$E$2]*([.$A679]-1) + [levels_parameters.$D$2]" office:value-type="float" office:value="13690" calcext:value-type="float">
            <text:p>13690</text:p>
          </table:table-cell>
          <table:table-cell table:formula="of:=[levels_parameters.$G$2]*([.$A67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A680]^[levels_parameters.$B$2] + [levels_parameters.$C$2]*([.$A680]-1)+[levels_parameters.$A$2]" office:value-type="float" office:value="313050238" calcext:value-type="float">
            <text:p>313050238</text:p>
          </table:table-cell>
          <table:table-cell table:formula="of:=[.$C679]+[.$B679]" office:value-type="float" office:value="52984446378" calcext:value-type="float">
            <text:p>52984446378</text:p>
          </table:table-cell>
          <table:table-cell table:formula="of:=[levels_parameters.$I$2]*([.$A680]-1) + [levels_parameters.$H$2]+FLOOR([.$A680]/[levels_parameters.$J$2])" office:value-type="float" office:value="816" calcext:value-type="float">
            <text:p>816</text:p>
          </table:table-cell>
          <table:table-cell table:formula="of:=[levels_parameters.$E$2]*([.$A680]-1) + [levels_parameters.$D$2]" office:value-type="float" office:value="13710" calcext:value-type="float">
            <text:p>13710</text:p>
          </table:table-cell>
          <table:table-cell table:formula="of:=[levels_parameters.$G$2]*([.$A68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A681]^[levels_parameters.$B$2] + [levels_parameters.$C$2]*([.$A681]-1)+[levels_parameters.$A$2]" office:value-type="float" office:value="314435404" calcext:value-type="float">
            <text:p>314435404</text:p>
          </table:table-cell>
          <table:table-cell table:formula="of:=[.$C680]+[.$B680]" office:value-type="float" office:value="53297496616" calcext:value-type="float">
            <text:p>53297496616</text:p>
          </table:table-cell>
          <table:table-cell table:formula="of:=[levels_parameters.$I$2]*([.$A681]-1) + [levels_parameters.$H$2]+FLOOR([.$A681]/[levels_parameters.$J$2])" office:value-type="float" office:value="818" calcext:value-type="float">
            <text:p>818</text:p>
          </table:table-cell>
          <table:table-cell table:formula="of:=[levels_parameters.$E$2]*([.$A681]-1) + [levels_parameters.$D$2]" office:value-type="float" office:value="13730" calcext:value-type="float">
            <text:p>13730</text:p>
          </table:table-cell>
          <table:table-cell table:formula="of:=[levels_parameters.$G$2]*([.$A68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A682]^[levels_parameters.$B$2] + [levels_parameters.$C$2]*([.$A682]-1)+[levels_parameters.$A$2]" office:value-type="float" office:value="315824650" calcext:value-type="float">
            <text:p>315824650</text:p>
          </table:table-cell>
          <table:table-cell table:formula="of:=[.$C681]+[.$B681]" office:value-type="float" office:value="53611932020" calcext:value-type="float">
            <text:p>53611932020</text:p>
          </table:table-cell>
          <table:table-cell table:formula="of:=[levels_parameters.$I$2]*([.$A682]-1) + [levels_parameters.$H$2]+FLOOR([.$A682]/[levels_parameters.$J$2])" office:value-type="float" office:value="819" calcext:value-type="float">
            <text:p>819</text:p>
          </table:table-cell>
          <table:table-cell table:formula="of:=[levels_parameters.$E$2]*([.$A682]-1) + [levels_parameters.$D$2]" office:value-type="float" office:value="13750" calcext:value-type="float">
            <text:p>13750</text:p>
          </table:table-cell>
          <table:table-cell table:formula="of:=[levels_parameters.$G$2]*([.$A68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A683]^[levels_parameters.$B$2] + [levels_parameters.$C$2]*([.$A683]-1)+[levels_parameters.$A$2]" office:value-type="float" office:value="317217982" calcext:value-type="float">
            <text:p>317217982</text:p>
          </table:table-cell>
          <table:table-cell table:formula="of:=[.$C682]+[.$B682]" office:value-type="float" office:value="53927756670" calcext:value-type="float">
            <text:p>53927756670</text:p>
          </table:table-cell>
          <table:table-cell table:formula="of:=[levels_parameters.$I$2]*([.$A683]-1) + [levels_parameters.$H$2]+FLOOR([.$A683]/[levels_parameters.$J$2])" office:value-type="float" office:value="820" calcext:value-type="float">
            <text:p>820</text:p>
          </table:table-cell>
          <table:table-cell table:formula="of:=[levels_parameters.$E$2]*([.$A683]-1) + [levels_parameters.$D$2]" office:value-type="float" office:value="13770" calcext:value-type="float">
            <text:p>13770</text:p>
          </table:table-cell>
          <table:table-cell table:formula="of:=[levels_parameters.$G$2]*([.$A68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A684]^[levels_parameters.$B$2] + [levels_parameters.$C$2]*([.$A684]-1)+[levels_parameters.$A$2]" office:value-type="float" office:value="318615406" calcext:value-type="float">
            <text:p>318615406</text:p>
          </table:table-cell>
          <table:table-cell table:formula="of:=[.$C683]+[.$B683]" office:value-type="float" office:value="54244974652" calcext:value-type="float">
            <text:p>54244974652</text:p>
          </table:table-cell>
          <table:table-cell table:formula="of:=[levels_parameters.$I$2]*([.$A684]-1) + [levels_parameters.$H$2]+FLOOR([.$A684]/[levels_parameters.$J$2])" office:value-type="float" office:value="821" calcext:value-type="float">
            <text:p>821</text:p>
          </table:table-cell>
          <table:table-cell table:formula="of:=[levels_parameters.$E$2]*([.$A684]-1) + [levels_parameters.$D$2]" office:value-type="float" office:value="13790" calcext:value-type="float">
            <text:p>13790</text:p>
          </table:table-cell>
          <table:table-cell table:formula="of:=[levels_parameters.$G$2]*([.$A68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A685]^[levels_parameters.$B$2] + [levels_parameters.$C$2]*([.$A685]-1)+[levels_parameters.$A$2]" office:value-type="float" office:value="320016928" calcext:value-type="float">
            <text:p>320016928</text:p>
          </table:table-cell>
          <table:table-cell table:formula="of:=[.$C684]+[.$B684]" office:value-type="float" office:value="54563590058" calcext:value-type="float">
            <text:p>54563590058</text:p>
          </table:table-cell>
          <table:table-cell table:formula="of:=[levels_parameters.$I$2]*([.$A685]-1) + [levels_parameters.$H$2]+FLOOR([.$A685]/[levels_parameters.$J$2])" office:value-type="float" office:value="822" calcext:value-type="float">
            <text:p>822</text:p>
          </table:table-cell>
          <table:table-cell table:formula="of:=[levels_parameters.$E$2]*([.$A685]-1) + [levels_parameters.$D$2]" office:value-type="float" office:value="13810" calcext:value-type="float">
            <text:p>13810</text:p>
          </table:table-cell>
          <table:table-cell table:formula="of:=[levels_parameters.$G$2]*([.$A68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A686]^[levels_parameters.$B$2] + [levels_parameters.$C$2]*([.$A686]-1)+[levels_parameters.$A$2]" office:value-type="float" office:value="321422554" calcext:value-type="float">
            <text:p>321422554</text:p>
          </table:table-cell>
          <table:table-cell table:formula="of:=[.$C685]+[.$B685]" office:value-type="float" office:value="54883606986" calcext:value-type="float">
            <text:p>54883606986</text:p>
          </table:table-cell>
          <table:table-cell table:formula="of:=[levels_parameters.$I$2]*([.$A686]-1) + [levels_parameters.$H$2]+FLOOR([.$A686]/[levels_parameters.$J$2])" office:value-type="float" office:value="824" calcext:value-type="float">
            <text:p>824</text:p>
          </table:table-cell>
          <table:table-cell table:formula="of:=[levels_parameters.$E$2]*([.$A686]-1) + [levels_parameters.$D$2]" office:value-type="float" office:value="13830" calcext:value-type="float">
            <text:p>13830</text:p>
          </table:table-cell>
          <table:table-cell table:formula="of:=[levels_parameters.$G$2]*([.$A68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A687]^[levels_parameters.$B$2] + [levels_parameters.$C$2]*([.$A687]-1)+[levels_parameters.$A$2]" office:value-type="float" office:value="322832290" calcext:value-type="float">
            <text:p>322832290</text:p>
          </table:table-cell>
          <table:table-cell table:formula="of:=[.$C686]+[.$B686]" office:value-type="float" office:value="55205029540" calcext:value-type="float">
            <text:p>55205029540</text:p>
          </table:table-cell>
          <table:table-cell table:formula="of:=[levels_parameters.$I$2]*([.$A687]-1) + [levels_parameters.$H$2]+FLOOR([.$A687]/[levels_parameters.$J$2])" office:value-type="float" office:value="825" calcext:value-type="float">
            <text:p>825</text:p>
          </table:table-cell>
          <table:table-cell table:formula="of:=[levels_parameters.$E$2]*([.$A687]-1) + [levels_parameters.$D$2]" office:value-type="float" office:value="13850" calcext:value-type="float">
            <text:p>13850</text:p>
          </table:table-cell>
          <table:table-cell table:formula="of:=[levels_parameters.$G$2]*([.$A68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A688]^[levels_parameters.$B$2] + [levels_parameters.$C$2]*([.$A688]-1)+[levels_parameters.$A$2]" office:value-type="float" office:value="324246142" calcext:value-type="float">
            <text:p>324246142</text:p>
          </table:table-cell>
          <table:table-cell table:formula="of:=[.$C687]+[.$B687]" office:value-type="float" office:value="55527861830" calcext:value-type="float">
            <text:p>55527861830</text:p>
          </table:table-cell>
          <table:table-cell table:formula="of:=[levels_parameters.$I$2]*([.$A688]-1) + [levels_parameters.$H$2]+FLOOR([.$A688]/[levels_parameters.$J$2])" office:value-type="float" office:value="826" calcext:value-type="float">
            <text:p>826</text:p>
          </table:table-cell>
          <table:table-cell table:formula="of:=[levels_parameters.$E$2]*([.$A688]-1) + [levels_parameters.$D$2]" office:value-type="float" office:value="13870" calcext:value-type="float">
            <text:p>13870</text:p>
          </table:table-cell>
          <table:table-cell table:formula="of:=[levels_parameters.$G$2]*([.$A68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A689]^[levels_parameters.$B$2] + [levels_parameters.$C$2]*([.$A689]-1)+[levels_parameters.$A$2]" office:value-type="float" office:value="325664116" calcext:value-type="float">
            <text:p>325664116</text:p>
          </table:table-cell>
          <table:table-cell table:formula="of:=[.$C688]+[.$B688]" office:value-type="float" office:value="55852107972" calcext:value-type="float">
            <text:p>55852107972</text:p>
          </table:table-cell>
          <table:table-cell table:formula="of:=[levels_parameters.$I$2]*([.$A689]-1) + [levels_parameters.$H$2]+FLOOR([.$A689]/[levels_parameters.$J$2])" office:value-type="float" office:value="827" calcext:value-type="float">
            <text:p>827</text:p>
          </table:table-cell>
          <table:table-cell table:formula="of:=[levels_parameters.$E$2]*([.$A689]-1) + [levels_parameters.$D$2]" office:value-type="float" office:value="13890" calcext:value-type="float">
            <text:p>13890</text:p>
          </table:table-cell>
          <table:table-cell table:formula="of:=[levels_parameters.$G$2]*([.$A68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A690]^[levels_parameters.$B$2] + [levels_parameters.$C$2]*([.$A690]-1)+[levels_parameters.$A$2]" office:value-type="float" office:value="327086218" calcext:value-type="float">
            <text:p>327086218</text:p>
          </table:table-cell>
          <table:table-cell table:formula="of:=[.$C689]+[.$B689]" office:value-type="float" office:value="56177772088" calcext:value-type="float">
            <text:p>56177772088</text:p>
          </table:table-cell>
          <table:table-cell table:formula="of:=[levels_parameters.$I$2]*([.$A690]-1) + [levels_parameters.$H$2]+FLOOR([.$A690]/[levels_parameters.$J$2])" office:value-type="float" office:value="828" calcext:value-type="float">
            <text:p>828</text:p>
          </table:table-cell>
          <table:table-cell table:formula="of:=[levels_parameters.$E$2]*([.$A690]-1) + [levels_parameters.$D$2]" office:value-type="float" office:value="13910" calcext:value-type="float">
            <text:p>13910</text:p>
          </table:table-cell>
          <table:table-cell table:formula="of:=[levels_parameters.$G$2]*([.$A69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A691]^[levels_parameters.$B$2] + [levels_parameters.$C$2]*([.$A691]-1)+[levels_parameters.$A$2]" office:value-type="float" office:value="328512454" calcext:value-type="float">
            <text:p>328512454</text:p>
          </table:table-cell>
          <table:table-cell table:formula="of:=[.$C690]+[.$B690]" office:value-type="float" office:value="56504858306" calcext:value-type="float">
            <text:p>56504858306</text:p>
          </table:table-cell>
          <table:table-cell table:formula="of:=[levels_parameters.$I$2]*([.$A691]-1) + [levels_parameters.$H$2]+FLOOR([.$A691]/[levels_parameters.$J$2])" office:value-type="float" office:value="830" calcext:value-type="float">
            <text:p>830</text:p>
          </table:table-cell>
          <table:table-cell table:formula="of:=[levels_parameters.$E$2]*([.$A691]-1) + [levels_parameters.$D$2]" office:value-type="float" office:value="13930" calcext:value-type="float">
            <text:p>13930</text:p>
          </table:table-cell>
          <table:table-cell table:formula="of:=[levels_parameters.$G$2]*([.$A69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A692]^[levels_parameters.$B$2] + [levels_parameters.$C$2]*([.$A692]-1)+[levels_parameters.$A$2]" office:value-type="float" office:value="329942830" calcext:value-type="float">
            <text:p>329942830</text:p>
          </table:table-cell>
          <table:table-cell table:formula="of:=[.$C691]+[.$B691]" office:value-type="float" office:value="56833370760" calcext:value-type="float">
            <text:p>56833370760</text:p>
          </table:table-cell>
          <table:table-cell table:formula="of:=[levels_parameters.$I$2]*([.$A692]-1) + [levels_parameters.$H$2]+FLOOR([.$A692]/[levels_parameters.$J$2])" office:value-type="float" office:value="831" calcext:value-type="float">
            <text:p>831</text:p>
          </table:table-cell>
          <table:table-cell table:formula="of:=[levels_parameters.$E$2]*([.$A692]-1) + [levels_parameters.$D$2]" office:value-type="float" office:value="13950" calcext:value-type="float">
            <text:p>13950</text:p>
          </table:table-cell>
          <table:table-cell table:formula="of:=[levels_parameters.$G$2]*([.$A69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A693]^[levels_parameters.$B$2] + [levels_parameters.$C$2]*([.$A693]-1)+[levels_parameters.$A$2]" office:value-type="float" office:value="331377352" calcext:value-type="float">
            <text:p>331377352</text:p>
          </table:table-cell>
          <table:table-cell table:formula="of:=[.$C692]+[.$B692]" office:value-type="float" office:value="57163313590" calcext:value-type="float">
            <text:p>57163313590</text:p>
          </table:table-cell>
          <table:table-cell table:formula="of:=[levels_parameters.$I$2]*([.$A693]-1) + [levels_parameters.$H$2]+FLOOR([.$A693]/[levels_parameters.$J$2])" office:value-type="float" office:value="832" calcext:value-type="float">
            <text:p>832</text:p>
          </table:table-cell>
          <table:table-cell table:formula="of:=[levels_parameters.$E$2]*([.$A693]-1) + [levels_parameters.$D$2]" office:value-type="float" office:value="13970" calcext:value-type="float">
            <text:p>13970</text:p>
          </table:table-cell>
          <table:table-cell table:formula="of:=[levels_parameters.$G$2]*([.$A69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A694]^[levels_parameters.$B$2] + [levels_parameters.$C$2]*([.$A694]-1)+[levels_parameters.$A$2]" office:value-type="float" office:value="332816026" calcext:value-type="float">
            <text:p>332816026</text:p>
          </table:table-cell>
          <table:table-cell table:formula="of:=[.$C693]+[.$B693]" office:value-type="float" office:value="57494690942" calcext:value-type="float">
            <text:p>57494690942</text:p>
          </table:table-cell>
          <table:table-cell table:formula="of:=[levels_parameters.$I$2]*([.$A694]-1) + [levels_parameters.$H$2]+FLOOR([.$A694]/[levels_parameters.$J$2])" office:value-type="float" office:value="833" calcext:value-type="float">
            <text:p>833</text:p>
          </table:table-cell>
          <table:table-cell table:formula="of:=[levels_parameters.$E$2]*([.$A694]-1) + [levels_parameters.$D$2]" office:value-type="float" office:value="13990" calcext:value-type="float">
            <text:p>13990</text:p>
          </table:table-cell>
          <table:table-cell table:formula="of:=[levels_parameters.$G$2]*([.$A69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A695]^[levels_parameters.$B$2] + [levels_parameters.$C$2]*([.$A695]-1)+[levels_parameters.$A$2]" office:value-type="float" office:value="334258858" calcext:value-type="float">
            <text:p>334258858</text:p>
          </table:table-cell>
          <table:table-cell table:formula="of:=[.$C694]+[.$B694]" office:value-type="float" office:value="57827506968" calcext:value-type="float">
            <text:p>57827506968</text:p>
          </table:table-cell>
          <table:table-cell table:formula="of:=[levels_parameters.$I$2]*([.$A695]-1) + [levels_parameters.$H$2]+FLOOR([.$A695]/[levels_parameters.$J$2])" office:value-type="float" office:value="834" calcext:value-type="float">
            <text:p>834</text:p>
          </table:table-cell>
          <table:table-cell table:formula="of:=[levels_parameters.$E$2]*([.$A695]-1) + [levels_parameters.$D$2]" office:value-type="float" office:value="14010" calcext:value-type="float">
            <text:p>14010</text:p>
          </table:table-cell>
          <table:table-cell table:formula="of:=[levels_parameters.$G$2]*([.$A69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A696]^[levels_parameters.$B$2] + [levels_parameters.$C$2]*([.$A696]-1)+[levels_parameters.$A$2]" office:value-type="float" office:value="335705854" calcext:value-type="float">
            <text:p>335705854</text:p>
          </table:table-cell>
          <table:table-cell table:formula="of:=[.$C695]+[.$B695]" office:value-type="float" office:value="58161765826" calcext:value-type="float">
            <text:p>58161765826</text:p>
          </table:table-cell>
          <table:table-cell table:formula="of:=[levels_parameters.$I$2]*([.$A696]-1) + [levels_parameters.$H$2]+FLOOR([.$A696]/[levels_parameters.$J$2])" office:value-type="float" office:value="836" calcext:value-type="float">
            <text:p>836</text:p>
          </table:table-cell>
          <table:table-cell table:formula="of:=[levels_parameters.$E$2]*([.$A696]-1) + [levels_parameters.$D$2]" office:value-type="float" office:value="14030" calcext:value-type="float">
            <text:p>14030</text:p>
          </table:table-cell>
          <table:table-cell table:formula="of:=[levels_parameters.$G$2]*([.$A69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A697]^[levels_parameters.$B$2] + [levels_parameters.$C$2]*([.$A697]-1)+[levels_parameters.$A$2]" office:value-type="float" office:value="337157020" calcext:value-type="float">
            <text:p>337157020</text:p>
          </table:table-cell>
          <table:table-cell table:formula="of:=[.$C696]+[.$B696]" office:value-type="float" office:value="58497471680" calcext:value-type="float">
            <text:p>58497471680</text:p>
          </table:table-cell>
          <table:table-cell table:formula="of:=[levels_parameters.$I$2]*([.$A697]-1) + [levels_parameters.$H$2]+FLOOR([.$A697]/[levels_parameters.$J$2])" office:value-type="float" office:value="837" calcext:value-type="float">
            <text:p>837</text:p>
          </table:table-cell>
          <table:table-cell table:formula="of:=[levels_parameters.$E$2]*([.$A697]-1) + [levels_parameters.$D$2]" office:value-type="float" office:value="14050" calcext:value-type="float">
            <text:p>14050</text:p>
          </table:table-cell>
          <table:table-cell table:formula="of:=[levels_parameters.$G$2]*([.$A69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A698]^[levels_parameters.$B$2] + [levels_parameters.$C$2]*([.$A698]-1)+[levels_parameters.$A$2]" office:value-type="float" office:value="338612362" calcext:value-type="float">
            <text:p>338612362</text:p>
          </table:table-cell>
          <table:table-cell table:formula="of:=[.$C697]+[.$B697]" office:value-type="float" office:value="58834628700" calcext:value-type="float">
            <text:p>58834628700</text:p>
          </table:table-cell>
          <table:table-cell table:formula="of:=[levels_parameters.$I$2]*([.$A698]-1) + [levels_parameters.$H$2]+FLOOR([.$A698]/[levels_parameters.$J$2])" office:value-type="float" office:value="838" calcext:value-type="float">
            <text:p>838</text:p>
          </table:table-cell>
          <table:table-cell table:formula="of:=[levels_parameters.$E$2]*([.$A698]-1) + [levels_parameters.$D$2]" office:value-type="float" office:value="14070" calcext:value-type="float">
            <text:p>14070</text:p>
          </table:table-cell>
          <table:table-cell table:formula="of:=[levels_parameters.$G$2]*([.$A69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A699]^[levels_parameters.$B$2] + [levels_parameters.$C$2]*([.$A699]-1)+[levels_parameters.$A$2]" office:value-type="float" office:value="340071886" calcext:value-type="float">
            <text:p>340071886</text:p>
          </table:table-cell>
          <table:table-cell table:formula="of:=[.$C698]+[.$B698]" office:value-type="float" office:value="59173241062" calcext:value-type="float">
            <text:p>59173241062</text:p>
          </table:table-cell>
          <table:table-cell table:formula="of:=[levels_parameters.$I$2]*([.$A699]-1) + [levels_parameters.$H$2]+FLOOR([.$A699]/[levels_parameters.$J$2])" office:value-type="float" office:value="839" calcext:value-type="float">
            <text:p>839</text:p>
          </table:table-cell>
          <table:table-cell table:formula="of:=[levels_parameters.$E$2]*([.$A699]-1) + [levels_parameters.$D$2]" office:value-type="float" office:value="14090" calcext:value-type="float">
            <text:p>14090</text:p>
          </table:table-cell>
          <table:table-cell table:formula="of:=[levels_parameters.$G$2]*([.$A69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A700]^[levels_parameters.$B$2] + [levels_parameters.$C$2]*([.$A700]-1)+[levels_parameters.$A$2]" office:value-type="float" office:value="341535598" calcext:value-type="float">
            <text:p>341535598</text:p>
          </table:table-cell>
          <table:table-cell table:formula="of:=[.$C699]+[.$B699]" office:value-type="float" office:value="59513312948" calcext:value-type="float">
            <text:p>59513312948</text:p>
          </table:table-cell>
          <table:table-cell table:formula="of:=[levels_parameters.$I$2]*([.$A700]-1) + [levels_parameters.$H$2]+FLOOR([.$A700]/[levels_parameters.$J$2])" office:value-type="float" office:value="840" calcext:value-type="float">
            <text:p>840</text:p>
          </table:table-cell>
          <table:table-cell table:formula="of:=[levels_parameters.$E$2]*([.$A700]-1) + [levels_parameters.$D$2]" office:value-type="float" office:value="14110" calcext:value-type="float">
            <text:p>14110</text:p>
          </table:table-cell>
          <table:table-cell table:formula="of:=[levels_parameters.$G$2]*([.$A70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A701]^[levels_parameters.$B$2] + [levels_parameters.$C$2]*([.$A701]-1)+[levels_parameters.$A$2]" office:value-type="float" office:value="343003504" calcext:value-type="float">
            <text:p>343003504</text:p>
          </table:table-cell>
          <table:table-cell table:formula="of:=[.$C700]+[.$B700]" office:value-type="float" office:value="59854848546" calcext:value-type="float">
            <text:p>59854848546</text:p>
          </table:table-cell>
          <table:table-cell table:formula="of:=[levels_parameters.$I$2]*([.$A701]-1) + [levels_parameters.$H$2]+FLOOR([.$A701]/[levels_parameters.$J$2])" office:value-type="float" office:value="842" calcext:value-type="float">
            <text:p>842</text:p>
          </table:table-cell>
          <table:table-cell table:formula="of:=[levels_parameters.$E$2]*([.$A701]-1) + [levels_parameters.$D$2]" office:value-type="float" office:value="14130" calcext:value-type="float">
            <text:p>14130</text:p>
          </table:table-cell>
          <table:table-cell table:formula="of:=[levels_parameters.$G$2]*([.$A70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A702]^[levels_parameters.$B$2] + [levels_parameters.$C$2]*([.$A702]-1)+[levels_parameters.$A$2]" office:value-type="float" office:value="344475610" calcext:value-type="float">
            <text:p>344475610</text:p>
          </table:table-cell>
          <table:table-cell table:formula="of:=[.$C701]+[.$B701]" office:value-type="float" office:value="60197852050" calcext:value-type="float">
            <text:p>60197852050</text:p>
          </table:table-cell>
          <table:table-cell table:formula="of:=[levels_parameters.$I$2]*([.$A702]-1) + [levels_parameters.$H$2]+FLOOR([.$A702]/[levels_parameters.$J$2])" office:value-type="float" office:value="843" calcext:value-type="float">
            <text:p>843</text:p>
          </table:table-cell>
          <table:table-cell table:formula="of:=[levels_parameters.$E$2]*([.$A702]-1) + [levels_parameters.$D$2]" office:value-type="float" office:value="14150" calcext:value-type="float">
            <text:p>14150</text:p>
          </table:table-cell>
          <table:table-cell table:formula="of:=[levels_parameters.$G$2]*([.$A70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A703]^[levels_parameters.$B$2] + [levels_parameters.$C$2]*([.$A703]-1)+[levels_parameters.$A$2]" office:value-type="float" office:value="345951922" calcext:value-type="float">
            <text:p>345951922</text:p>
          </table:table-cell>
          <table:table-cell table:formula="of:=[.$C702]+[.$B702]" office:value-type="float" office:value="60542327660" calcext:value-type="float">
            <text:p>60542327660</text:p>
          </table:table-cell>
          <table:table-cell table:formula="of:=[levels_parameters.$I$2]*([.$A703]-1) + [levels_parameters.$H$2]+FLOOR([.$A703]/[levels_parameters.$J$2])" office:value-type="float" office:value="844" calcext:value-type="float">
            <text:p>844</text:p>
          </table:table-cell>
          <table:table-cell table:formula="of:=[levels_parameters.$E$2]*([.$A703]-1) + [levels_parameters.$D$2]" office:value-type="float" office:value="14170" calcext:value-type="float">
            <text:p>14170</text:p>
          </table:table-cell>
          <table:table-cell table:formula="of:=[levels_parameters.$G$2]*([.$A70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A704]^[levels_parameters.$B$2] + [levels_parameters.$C$2]*([.$A704]-1)+[levels_parameters.$A$2]" office:value-type="float" office:value="347432446" calcext:value-type="float">
            <text:p>347432446</text:p>
          </table:table-cell>
          <table:table-cell table:formula="of:=[.$C703]+[.$B703]" office:value-type="float" office:value="60888279582" calcext:value-type="float">
            <text:p>60888279582</text:p>
          </table:table-cell>
          <table:table-cell table:formula="of:=[levels_parameters.$I$2]*([.$A704]-1) + [levels_parameters.$H$2]+FLOOR([.$A704]/[levels_parameters.$J$2])" office:value-type="float" office:value="845" calcext:value-type="float">
            <text:p>845</text:p>
          </table:table-cell>
          <table:table-cell table:formula="of:=[levels_parameters.$E$2]*([.$A704]-1) + [levels_parameters.$D$2]" office:value-type="float" office:value="14190" calcext:value-type="float">
            <text:p>14190</text:p>
          </table:table-cell>
          <table:table-cell table:formula="of:=[levels_parameters.$G$2]*([.$A70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A705]^[levels_parameters.$B$2] + [levels_parameters.$C$2]*([.$A705]-1)+[levels_parameters.$A$2]" office:value-type="float" office:value="348917188" calcext:value-type="float">
            <text:p>348917188</text:p>
          </table:table-cell>
          <table:table-cell table:formula="of:=[.$C704]+[.$B704]" office:value-type="float" office:value="61235712028" calcext:value-type="float">
            <text:p>61235712028</text:p>
          </table:table-cell>
          <table:table-cell table:formula="of:=[levels_parameters.$I$2]*([.$A705]-1) + [levels_parameters.$H$2]+FLOOR([.$A705]/[levels_parameters.$J$2])" office:value-type="float" office:value="846" calcext:value-type="float">
            <text:p>846</text:p>
          </table:table-cell>
          <table:table-cell table:formula="of:=[levels_parameters.$E$2]*([.$A705]-1) + [levels_parameters.$D$2]" office:value-type="float" office:value="14210" calcext:value-type="float">
            <text:p>14210</text:p>
          </table:table-cell>
          <table:table-cell table:formula="of:=[levels_parameters.$G$2]*([.$A70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A706]^[levels_parameters.$B$2] + [levels_parameters.$C$2]*([.$A706]-1)+[levels_parameters.$A$2]" office:value-type="float" office:value="350406154" calcext:value-type="float">
            <text:p>350406154</text:p>
          </table:table-cell>
          <table:table-cell table:formula="of:=[.$C705]+[.$B705]" office:value-type="float" office:value="61584629216" calcext:value-type="float">
            <text:p>61584629216</text:p>
          </table:table-cell>
          <table:table-cell table:formula="of:=[levels_parameters.$I$2]*([.$A706]-1) + [levels_parameters.$H$2]+FLOOR([.$A706]/[levels_parameters.$J$2])" office:value-type="float" office:value="848" calcext:value-type="float">
            <text:p>848</text:p>
          </table:table-cell>
          <table:table-cell table:formula="of:=[levels_parameters.$E$2]*([.$A706]-1) + [levels_parameters.$D$2]" office:value-type="float" office:value="14230" calcext:value-type="float">
            <text:p>14230</text:p>
          </table:table-cell>
          <table:table-cell table:formula="of:=[levels_parameters.$G$2]*([.$A70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A707]^[levels_parameters.$B$2] + [levels_parameters.$C$2]*([.$A707]-1)+[levels_parameters.$A$2]" office:value-type="float" office:value="351899350" calcext:value-type="float">
            <text:p>351899350</text:p>
          </table:table-cell>
          <table:table-cell table:formula="of:=[.$C706]+[.$B706]" office:value-type="float" office:value="61935035370" calcext:value-type="float">
            <text:p>61935035370</text:p>
          </table:table-cell>
          <table:table-cell table:formula="of:=[levels_parameters.$I$2]*([.$A707]-1) + [levels_parameters.$H$2]+FLOOR([.$A707]/[levels_parameters.$J$2])" office:value-type="float" office:value="849" calcext:value-type="float">
            <text:p>849</text:p>
          </table:table-cell>
          <table:table-cell table:formula="of:=[levels_parameters.$E$2]*([.$A707]-1) + [levels_parameters.$D$2]" office:value-type="float" office:value="14250" calcext:value-type="float">
            <text:p>14250</text:p>
          </table:table-cell>
          <table:table-cell table:formula="of:=[levels_parameters.$G$2]*([.$A70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A708]^[levels_parameters.$B$2] + [levels_parameters.$C$2]*([.$A708]-1)+[levels_parameters.$A$2]" office:value-type="float" office:value="353396782" calcext:value-type="float">
            <text:p>353396782</text:p>
          </table:table-cell>
          <table:table-cell table:formula="of:=[.$C707]+[.$B707]" office:value-type="float" office:value="62286934720" calcext:value-type="float">
            <text:p>62286934720</text:p>
          </table:table-cell>
          <table:table-cell table:formula="of:=[levels_parameters.$I$2]*([.$A708]-1) + [levels_parameters.$H$2]+FLOOR([.$A708]/[levels_parameters.$J$2])" office:value-type="float" office:value="850" calcext:value-type="float">
            <text:p>850</text:p>
          </table:table-cell>
          <table:table-cell table:formula="of:=[levels_parameters.$E$2]*([.$A708]-1) + [levels_parameters.$D$2]" office:value-type="float" office:value="14270" calcext:value-type="float">
            <text:p>14270</text:p>
          </table:table-cell>
          <table:table-cell table:formula="of:=[levels_parameters.$G$2]*([.$A70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A709]^[levels_parameters.$B$2] + [levels_parameters.$C$2]*([.$A709]-1)+[levels_parameters.$A$2]" office:value-type="float" office:value="354898456" calcext:value-type="float">
            <text:p>354898456</text:p>
          </table:table-cell>
          <table:table-cell table:formula="of:=[.$C708]+[.$B708]" office:value-type="float" office:value="62640331502" calcext:value-type="float">
            <text:p>62640331502</text:p>
          </table:table-cell>
          <table:table-cell table:formula="of:=[levels_parameters.$I$2]*([.$A709]-1) + [levels_parameters.$H$2]+FLOOR([.$A709]/[levels_parameters.$J$2])" office:value-type="float" office:value="851" calcext:value-type="float">
            <text:p>851</text:p>
          </table:table-cell>
          <table:table-cell table:formula="of:=[levels_parameters.$E$2]*([.$A709]-1) + [levels_parameters.$D$2]" office:value-type="float" office:value="14290" calcext:value-type="float">
            <text:p>14290</text:p>
          </table:table-cell>
          <table:table-cell table:formula="of:=[levels_parameters.$G$2]*([.$A70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A710]^[levels_parameters.$B$2] + [levels_parameters.$C$2]*([.$A710]-1)+[levels_parameters.$A$2]" office:value-type="float" office:value="356404378" calcext:value-type="float">
            <text:p>356404378</text:p>
          </table:table-cell>
          <table:table-cell table:formula="of:=[.$C709]+[.$B709]" office:value-type="float" office:value="62995229958" calcext:value-type="float">
            <text:p>62995229958</text:p>
          </table:table-cell>
          <table:table-cell table:formula="of:=[levels_parameters.$I$2]*([.$A710]-1) + [levels_parameters.$H$2]+FLOOR([.$A710]/[levels_parameters.$J$2])" office:value-type="float" office:value="852" calcext:value-type="float">
            <text:p>852</text:p>
          </table:table-cell>
          <table:table-cell table:formula="of:=[levels_parameters.$E$2]*([.$A710]-1) + [levels_parameters.$D$2]" office:value-type="float" office:value="14310" calcext:value-type="float">
            <text:p>14310</text:p>
          </table:table-cell>
          <table:table-cell table:formula="of:=[levels_parameters.$G$2]*([.$A71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A711]^[levels_parameters.$B$2] + [levels_parameters.$C$2]*([.$A711]-1)+[levels_parameters.$A$2]" office:value-type="float" office:value="357914554" calcext:value-type="float">
            <text:p>357914554</text:p>
          </table:table-cell>
          <table:table-cell table:formula="of:=[.$C710]+[.$B710]" office:value-type="float" office:value="63351634336" calcext:value-type="float">
            <text:p>63351634336</text:p>
          </table:table-cell>
          <table:table-cell table:formula="of:=[levels_parameters.$I$2]*([.$A711]-1) + [levels_parameters.$H$2]+FLOOR([.$A711]/[levels_parameters.$J$2])" office:value-type="float" office:value="854" calcext:value-type="float">
            <text:p>854</text:p>
          </table:table-cell>
          <table:table-cell table:formula="of:=[levels_parameters.$E$2]*([.$A711]-1) + [levels_parameters.$D$2]" office:value-type="float" office:value="14330" calcext:value-type="float">
            <text:p>14330</text:p>
          </table:table-cell>
          <table:table-cell table:formula="of:=[levels_parameters.$G$2]*([.$A71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A712]^[levels_parameters.$B$2] + [levels_parameters.$C$2]*([.$A712]-1)+[levels_parameters.$A$2]" office:value-type="float" office:value="359428990" calcext:value-type="float">
            <text:p>359428990</text:p>
          </table:table-cell>
          <table:table-cell table:formula="of:=[.$C711]+[.$B711]" office:value-type="float" office:value="63709548890" calcext:value-type="float">
            <text:p>63709548890</text:p>
          </table:table-cell>
          <table:table-cell table:formula="of:=[levels_parameters.$I$2]*([.$A712]-1) + [levels_parameters.$H$2]+FLOOR([.$A712]/[levels_parameters.$J$2])" office:value-type="float" office:value="855" calcext:value-type="float">
            <text:p>855</text:p>
          </table:table-cell>
          <table:table-cell table:formula="of:=[levels_parameters.$E$2]*([.$A712]-1) + [levels_parameters.$D$2]" office:value-type="float" office:value="14350" calcext:value-type="float">
            <text:p>14350</text:p>
          </table:table-cell>
          <table:table-cell table:formula="of:=[levels_parameters.$G$2]*([.$A71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A713]^[levels_parameters.$B$2] + [levels_parameters.$C$2]*([.$A713]-1)+[levels_parameters.$A$2]" office:value-type="float" office:value="360947692" calcext:value-type="float">
            <text:p>360947692</text:p>
          </table:table-cell>
          <table:table-cell table:formula="of:=[.$C712]+[.$B712]" office:value-type="float" office:value="64068977880" calcext:value-type="float">
            <text:p>64068977880</text:p>
          </table:table-cell>
          <table:table-cell table:formula="of:=[levels_parameters.$I$2]*([.$A713]-1) + [levels_parameters.$H$2]+FLOOR([.$A713]/[levels_parameters.$J$2])" office:value-type="float" office:value="856" calcext:value-type="float">
            <text:p>856</text:p>
          </table:table-cell>
          <table:table-cell table:formula="of:=[levels_parameters.$E$2]*([.$A713]-1) + [levels_parameters.$D$2]" office:value-type="float" office:value="14370" calcext:value-type="float">
            <text:p>14370</text:p>
          </table:table-cell>
          <table:table-cell table:formula="of:=[levels_parameters.$G$2]*([.$A71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A714]^[levels_parameters.$B$2] + [levels_parameters.$C$2]*([.$A714]-1)+[levels_parameters.$A$2]" office:value-type="float" office:value="362470666" calcext:value-type="float">
            <text:p>362470666</text:p>
          </table:table-cell>
          <table:table-cell table:formula="of:=[.$C713]+[.$B713]" office:value-type="float" office:value="64429925572" calcext:value-type="float">
            <text:p>64429925572</text:p>
          </table:table-cell>
          <table:table-cell table:formula="of:=[levels_parameters.$I$2]*([.$A714]-1) + [levels_parameters.$H$2]+FLOOR([.$A714]/[levels_parameters.$J$2])" office:value-type="float" office:value="857" calcext:value-type="float">
            <text:p>857</text:p>
          </table:table-cell>
          <table:table-cell table:formula="of:=[levels_parameters.$E$2]*([.$A714]-1) + [levels_parameters.$D$2]" office:value-type="float" office:value="14390" calcext:value-type="float">
            <text:p>14390</text:p>
          </table:table-cell>
          <table:table-cell table:formula="of:=[levels_parameters.$G$2]*([.$A71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A715]^[levels_parameters.$B$2] + [levels_parameters.$C$2]*([.$A715]-1)+[levels_parameters.$A$2]" office:value-type="float" office:value="363997918" calcext:value-type="float">
            <text:p>363997918</text:p>
          </table:table-cell>
          <table:table-cell table:formula="of:=[.$C714]+[.$B714]" office:value-type="float" office:value="64792396238" calcext:value-type="float">
            <text:p>64792396238</text:p>
          </table:table-cell>
          <table:table-cell table:formula="of:=[levels_parameters.$I$2]*([.$A715]-1) + [levels_parameters.$H$2]+FLOOR([.$A715]/[levels_parameters.$J$2])" office:value-type="float" office:value="858" calcext:value-type="float">
            <text:p>858</text:p>
          </table:table-cell>
          <table:table-cell table:formula="of:=[levels_parameters.$E$2]*([.$A715]-1) + [levels_parameters.$D$2]" office:value-type="float" office:value="14410" calcext:value-type="float">
            <text:p>14410</text:p>
          </table:table-cell>
          <table:table-cell table:formula="of:=[levels_parameters.$G$2]*([.$A71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A716]^[levels_parameters.$B$2] + [levels_parameters.$C$2]*([.$A716]-1)+[levels_parameters.$A$2]" office:value-type="float" office:value="365529454" calcext:value-type="float">
            <text:p>365529454</text:p>
          </table:table-cell>
          <table:table-cell table:formula="of:=[.$C715]+[.$B715]" office:value-type="float" office:value="65156394156" calcext:value-type="float">
            <text:p>65156394156</text:p>
          </table:table-cell>
          <table:table-cell table:formula="of:=[levels_parameters.$I$2]*([.$A716]-1) + [levels_parameters.$H$2]+FLOOR([.$A716]/[levels_parameters.$J$2])" office:value-type="float" office:value="860" calcext:value-type="float">
            <text:p>860</text:p>
          </table:table-cell>
          <table:table-cell table:formula="of:=[levels_parameters.$E$2]*([.$A716]-1) + [levels_parameters.$D$2]" office:value-type="float" office:value="14430" calcext:value-type="float">
            <text:p>14430</text:p>
          </table:table-cell>
          <table:table-cell table:formula="of:=[levels_parameters.$G$2]*([.$A71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A717]^[levels_parameters.$B$2] + [levels_parameters.$C$2]*([.$A717]-1)+[levels_parameters.$A$2]" office:value-type="float" office:value="367065280" calcext:value-type="float">
            <text:p>367065280</text:p>
          </table:table-cell>
          <table:table-cell table:formula="of:=[.$C716]+[.$B716]" office:value-type="float" office:value="65521923610" calcext:value-type="float">
            <text:p>65521923610</text:p>
          </table:table-cell>
          <table:table-cell table:formula="of:=[levels_parameters.$I$2]*([.$A717]-1) + [levels_parameters.$H$2]+FLOOR([.$A717]/[levels_parameters.$J$2])" office:value-type="float" office:value="861" calcext:value-type="float">
            <text:p>861</text:p>
          </table:table-cell>
          <table:table-cell table:formula="of:=[levels_parameters.$E$2]*([.$A717]-1) + [levels_parameters.$D$2]" office:value-type="float" office:value="14450" calcext:value-type="float">
            <text:p>14450</text:p>
          </table:table-cell>
          <table:table-cell table:formula="of:=[levels_parameters.$G$2]*([.$A71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A718]^[levels_parameters.$B$2] + [levels_parameters.$C$2]*([.$A718]-1)+[levels_parameters.$A$2]" office:value-type="float" office:value="368605402" calcext:value-type="float">
            <text:p>368605402</text:p>
          </table:table-cell>
          <table:table-cell table:formula="of:=[.$C717]+[.$B717]" office:value-type="float" office:value="65888988890" calcext:value-type="float">
            <text:p>65888988890</text:p>
          </table:table-cell>
          <table:table-cell table:formula="of:=[levels_parameters.$I$2]*([.$A718]-1) + [levels_parameters.$H$2]+FLOOR([.$A718]/[levels_parameters.$J$2])" office:value-type="float" office:value="862" calcext:value-type="float">
            <text:p>862</text:p>
          </table:table-cell>
          <table:table-cell table:formula="of:=[levels_parameters.$E$2]*([.$A718]-1) + [levels_parameters.$D$2]" office:value-type="float" office:value="14470" calcext:value-type="float">
            <text:p>14470</text:p>
          </table:table-cell>
          <table:table-cell table:formula="of:=[levels_parameters.$G$2]*([.$A71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A719]^[levels_parameters.$B$2] + [levels_parameters.$C$2]*([.$A719]-1)+[levels_parameters.$A$2]" office:value-type="float" office:value="370149826" calcext:value-type="float">
            <text:p>370149826</text:p>
          </table:table-cell>
          <table:table-cell table:formula="of:=[.$C718]+[.$B718]" office:value-type="float" office:value="66257594292" calcext:value-type="float">
            <text:p>66257594292</text:p>
          </table:table-cell>
          <table:table-cell table:formula="of:=[levels_parameters.$I$2]*([.$A719]-1) + [levels_parameters.$H$2]+FLOOR([.$A719]/[levels_parameters.$J$2])" office:value-type="float" office:value="863" calcext:value-type="float">
            <text:p>863</text:p>
          </table:table-cell>
          <table:table-cell table:formula="of:=[levels_parameters.$E$2]*([.$A719]-1) + [levels_parameters.$D$2]" office:value-type="float" office:value="14490" calcext:value-type="float">
            <text:p>14490</text:p>
          </table:table-cell>
          <table:table-cell table:formula="of:=[levels_parameters.$G$2]*([.$A71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A720]^[levels_parameters.$B$2] + [levels_parameters.$C$2]*([.$A720]-1)+[levels_parameters.$A$2]" office:value-type="float" office:value="371698558" calcext:value-type="float">
            <text:p>371698558</text:p>
          </table:table-cell>
          <table:table-cell table:formula="of:=[.$C719]+[.$B719]" office:value-type="float" office:value="66627744118" calcext:value-type="float">
            <text:p>66627744118</text:p>
          </table:table-cell>
          <table:table-cell table:formula="of:=[levels_parameters.$I$2]*([.$A720]-1) + [levels_parameters.$H$2]+FLOOR([.$A720]/[levels_parameters.$J$2])" office:value-type="float" office:value="864" calcext:value-type="float">
            <text:p>864</text:p>
          </table:table-cell>
          <table:table-cell table:formula="of:=[levels_parameters.$E$2]*([.$A720]-1) + [levels_parameters.$D$2]" office:value-type="float" office:value="14510" calcext:value-type="float">
            <text:p>14510</text:p>
          </table:table-cell>
          <table:table-cell table:formula="of:=[levels_parameters.$G$2]*([.$A72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A721]^[levels_parameters.$B$2] + [levels_parameters.$C$2]*([.$A721]-1)+[levels_parameters.$A$2]" office:value-type="float" office:value="373251604" calcext:value-type="float">
            <text:p>373251604</text:p>
          </table:table-cell>
          <table:table-cell table:formula="of:=[.$C720]+[.$B720]" office:value-type="float" office:value="66999442676" calcext:value-type="float">
            <text:p>66999442676</text:p>
          </table:table-cell>
          <table:table-cell table:formula="of:=[levels_parameters.$I$2]*([.$A721]-1) + [levels_parameters.$H$2]+FLOOR([.$A721]/[levels_parameters.$J$2])" office:value-type="float" office:value="866" calcext:value-type="float">
            <text:p>866</text:p>
          </table:table-cell>
          <table:table-cell table:formula="of:=[levels_parameters.$E$2]*([.$A721]-1) + [levels_parameters.$D$2]" office:value-type="float" office:value="14530" calcext:value-type="float">
            <text:p>14530</text:p>
          </table:table-cell>
          <table:table-cell table:formula="of:=[levels_parameters.$G$2]*([.$A72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A722]^[levels_parameters.$B$2] + [levels_parameters.$C$2]*([.$A722]-1)+[levels_parameters.$A$2]" office:value-type="float" office:value="374808970" calcext:value-type="float">
            <text:p>374808970</text:p>
          </table:table-cell>
          <table:table-cell table:formula="of:=[.$C721]+[.$B721]" office:value-type="float" office:value="67372694280" calcext:value-type="float">
            <text:p>67372694280</text:p>
          </table:table-cell>
          <table:table-cell table:formula="of:=[levels_parameters.$I$2]*([.$A722]-1) + [levels_parameters.$H$2]+FLOOR([.$A722]/[levels_parameters.$J$2])" office:value-type="float" office:value="867" calcext:value-type="float">
            <text:p>867</text:p>
          </table:table-cell>
          <table:table-cell table:formula="of:=[levels_parameters.$E$2]*([.$A722]-1) + [levels_parameters.$D$2]" office:value-type="float" office:value="14550" calcext:value-type="float">
            <text:p>14550</text:p>
          </table:table-cell>
          <table:table-cell table:formula="of:=[levels_parameters.$G$2]*([.$A72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A723]^[levels_parameters.$B$2] + [levels_parameters.$C$2]*([.$A723]-1)+[levels_parameters.$A$2]" office:value-type="float" office:value="376370662" calcext:value-type="float">
            <text:p>376370662</text:p>
          </table:table-cell>
          <table:table-cell table:formula="of:=[.$C722]+[.$B722]" office:value-type="float" office:value="67747503250" calcext:value-type="float">
            <text:p>67747503250</text:p>
          </table:table-cell>
          <table:table-cell table:formula="of:=[levels_parameters.$I$2]*([.$A723]-1) + [levels_parameters.$H$2]+FLOOR([.$A723]/[levels_parameters.$J$2])" office:value-type="float" office:value="868" calcext:value-type="float">
            <text:p>868</text:p>
          </table:table-cell>
          <table:table-cell table:formula="of:=[levels_parameters.$E$2]*([.$A723]-1) + [levels_parameters.$D$2]" office:value-type="float" office:value="14570" calcext:value-type="float">
            <text:p>14570</text:p>
          </table:table-cell>
          <table:table-cell table:formula="of:=[levels_parameters.$G$2]*([.$A72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A724]^[levels_parameters.$B$2] + [levels_parameters.$C$2]*([.$A724]-1)+[levels_parameters.$A$2]" office:value-type="float" office:value="377936686" calcext:value-type="float">
            <text:p>377936686</text:p>
          </table:table-cell>
          <table:table-cell table:formula="of:=[.$C723]+[.$B723]" office:value-type="float" office:value="68123873912" calcext:value-type="float">
            <text:p>68123873912</text:p>
          </table:table-cell>
          <table:table-cell table:formula="of:=[levels_parameters.$I$2]*([.$A724]-1) + [levels_parameters.$H$2]+FLOOR([.$A724]/[levels_parameters.$J$2])" office:value-type="float" office:value="869" calcext:value-type="float">
            <text:p>869</text:p>
          </table:table-cell>
          <table:table-cell table:formula="of:=[levels_parameters.$E$2]*([.$A724]-1) + [levels_parameters.$D$2]" office:value-type="float" office:value="14590" calcext:value-type="float">
            <text:p>14590</text:p>
          </table:table-cell>
          <table:table-cell table:formula="of:=[levels_parameters.$G$2]*([.$A72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A725]^[levels_parameters.$B$2] + [levels_parameters.$C$2]*([.$A725]-1)+[levels_parameters.$A$2]" office:value-type="float" office:value="379507048" calcext:value-type="float">
            <text:p>379507048</text:p>
          </table:table-cell>
          <table:table-cell table:formula="of:=[.$C724]+[.$B724]" office:value-type="float" office:value="68501810598" calcext:value-type="float">
            <text:p>68501810598</text:p>
          </table:table-cell>
          <table:table-cell table:formula="of:=[levels_parameters.$I$2]*([.$A725]-1) + [levels_parameters.$H$2]+FLOOR([.$A725]/[levels_parameters.$J$2])" office:value-type="float" office:value="870" calcext:value-type="float">
            <text:p>870</text:p>
          </table:table-cell>
          <table:table-cell table:formula="of:=[levels_parameters.$E$2]*([.$A725]-1) + [levels_parameters.$D$2]" office:value-type="float" office:value="14610" calcext:value-type="float">
            <text:p>14610</text:p>
          </table:table-cell>
          <table:table-cell table:formula="of:=[levels_parameters.$G$2]*([.$A72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A726]^[levels_parameters.$B$2] + [levels_parameters.$C$2]*([.$A726]-1)+[levels_parameters.$A$2]" office:value-type="float" office:value="381081754" calcext:value-type="float">
            <text:p>381081754</text:p>
          </table:table-cell>
          <table:table-cell table:formula="of:=[.$C725]+[.$B725]" office:value-type="float" office:value="68881317646" calcext:value-type="float">
            <text:p>68881317646</text:p>
          </table:table-cell>
          <table:table-cell table:formula="of:=[levels_parameters.$I$2]*([.$A726]-1) + [levels_parameters.$H$2]+FLOOR([.$A726]/[levels_parameters.$J$2])" office:value-type="float" office:value="872" calcext:value-type="float">
            <text:p>872</text:p>
          </table:table-cell>
          <table:table-cell table:formula="of:=[levels_parameters.$E$2]*([.$A726]-1) + [levels_parameters.$D$2]" office:value-type="float" office:value="14630" calcext:value-type="float">
            <text:p>14630</text:p>
          </table:table-cell>
          <table:table-cell table:formula="of:=[levels_parameters.$G$2]*([.$A72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A727]^[levels_parameters.$B$2] + [levels_parameters.$C$2]*([.$A727]-1)+[levels_parameters.$A$2]" office:value-type="float" office:value="382660810" calcext:value-type="float">
            <text:p>382660810</text:p>
          </table:table-cell>
          <table:table-cell table:formula="of:=[.$C726]+[.$B726]" office:value-type="float" office:value="69262399400" calcext:value-type="float">
            <text:p>69262399400</text:p>
          </table:table-cell>
          <table:table-cell table:formula="of:=[levels_parameters.$I$2]*([.$A727]-1) + [levels_parameters.$H$2]+FLOOR([.$A727]/[levels_parameters.$J$2])" office:value-type="float" office:value="873" calcext:value-type="float">
            <text:p>873</text:p>
          </table:table-cell>
          <table:table-cell table:formula="of:=[levels_parameters.$E$2]*([.$A727]-1) + [levels_parameters.$D$2]" office:value-type="float" office:value="14650" calcext:value-type="float">
            <text:p>14650</text:p>
          </table:table-cell>
          <table:table-cell table:formula="of:=[levels_parameters.$G$2]*([.$A72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A728]^[levels_parameters.$B$2] + [levels_parameters.$C$2]*([.$A728]-1)+[levels_parameters.$A$2]" office:value-type="float" office:value="384244222" calcext:value-type="float">
            <text:p>384244222</text:p>
          </table:table-cell>
          <table:table-cell table:formula="of:=[.$C727]+[.$B727]" office:value-type="float" office:value="69645060210" calcext:value-type="float">
            <text:p>69645060210</text:p>
          </table:table-cell>
          <table:table-cell table:formula="of:=[levels_parameters.$I$2]*([.$A728]-1) + [levels_parameters.$H$2]+FLOOR([.$A728]/[levels_parameters.$J$2])" office:value-type="float" office:value="874" calcext:value-type="float">
            <text:p>874</text:p>
          </table:table-cell>
          <table:table-cell table:formula="of:=[levels_parameters.$E$2]*([.$A728]-1) + [levels_parameters.$D$2]" office:value-type="float" office:value="14670" calcext:value-type="float">
            <text:p>14670</text:p>
          </table:table-cell>
          <table:table-cell table:formula="of:=[levels_parameters.$G$2]*([.$A72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A729]^[levels_parameters.$B$2] + [levels_parameters.$C$2]*([.$A729]-1)+[levels_parameters.$A$2]" office:value-type="float" office:value="385831996" calcext:value-type="float">
            <text:p>385831996</text:p>
          </table:table-cell>
          <table:table-cell table:formula="of:=[.$C728]+[.$B728]" office:value-type="float" office:value="70029304432" calcext:value-type="float">
            <text:p>70029304432</text:p>
          </table:table-cell>
          <table:table-cell table:formula="of:=[levels_parameters.$I$2]*([.$A729]-1) + [levels_parameters.$H$2]+FLOOR([.$A729]/[levels_parameters.$J$2])" office:value-type="float" office:value="875" calcext:value-type="float">
            <text:p>875</text:p>
          </table:table-cell>
          <table:table-cell table:formula="of:=[levels_parameters.$E$2]*([.$A729]-1) + [levels_parameters.$D$2]" office:value-type="float" office:value="14690" calcext:value-type="float">
            <text:p>14690</text:p>
          </table:table-cell>
          <table:table-cell table:formula="of:=[levels_parameters.$G$2]*([.$A72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A730]^[levels_parameters.$B$2] + [levels_parameters.$C$2]*([.$A730]-1)+[levels_parameters.$A$2]" office:value-type="float" office:value="387424138" calcext:value-type="float">
            <text:p>387424138</text:p>
          </table:table-cell>
          <table:table-cell table:formula="of:=[.$C729]+[.$B729]" office:value-type="float" office:value="70415136428" calcext:value-type="float">
            <text:p>70415136428</text:p>
          </table:table-cell>
          <table:table-cell table:formula="of:=[levels_parameters.$I$2]*([.$A730]-1) + [levels_parameters.$H$2]+FLOOR([.$A730]/[levels_parameters.$J$2])" office:value-type="float" office:value="876" calcext:value-type="float">
            <text:p>876</text:p>
          </table:table-cell>
          <table:table-cell table:formula="of:=[levels_parameters.$E$2]*([.$A730]-1) + [levels_parameters.$D$2]" office:value-type="float" office:value="14710" calcext:value-type="float">
            <text:p>14710</text:p>
          </table:table-cell>
          <table:table-cell table:formula="of:=[levels_parameters.$G$2]*([.$A73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A731]^[levels_parameters.$B$2] + [levels_parameters.$C$2]*([.$A731]-1)+[levels_parameters.$A$2]" office:value-type="float" office:value="389020654" calcext:value-type="float">
            <text:p>389020654</text:p>
          </table:table-cell>
          <table:table-cell table:formula="of:=[.$C730]+[.$B730]" office:value-type="float" office:value="70802560566" calcext:value-type="float">
            <text:p>70802560566</text:p>
          </table:table-cell>
          <table:table-cell table:formula="of:=[levels_parameters.$I$2]*([.$A731]-1) + [levels_parameters.$H$2]+FLOOR([.$A731]/[levels_parameters.$J$2])" office:value-type="float" office:value="878" calcext:value-type="float">
            <text:p>878</text:p>
          </table:table-cell>
          <table:table-cell table:formula="of:=[levels_parameters.$E$2]*([.$A731]-1) + [levels_parameters.$D$2]" office:value-type="float" office:value="14730" calcext:value-type="float">
            <text:p>14730</text:p>
          </table:table-cell>
          <table:table-cell table:formula="of:=[levels_parameters.$G$2]*([.$A73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A732]^[levels_parameters.$B$2] + [levels_parameters.$C$2]*([.$A732]-1)+[levels_parameters.$A$2]" office:value-type="float" office:value="390621550" calcext:value-type="float">
            <text:p>390621550</text:p>
          </table:table-cell>
          <table:table-cell table:formula="of:=[.$C731]+[.$B731]" office:value-type="float" office:value="71191581220" calcext:value-type="float">
            <text:p>71191581220</text:p>
          </table:table-cell>
          <table:table-cell table:formula="of:=[levels_parameters.$I$2]*([.$A732]-1) + [levels_parameters.$H$2]+FLOOR([.$A732]/[levels_parameters.$J$2])" office:value-type="float" office:value="879" calcext:value-type="float">
            <text:p>879</text:p>
          </table:table-cell>
          <table:table-cell table:formula="of:=[levels_parameters.$E$2]*([.$A732]-1) + [levels_parameters.$D$2]" office:value-type="float" office:value="14750" calcext:value-type="float">
            <text:p>14750</text:p>
          </table:table-cell>
          <table:table-cell table:formula="of:=[levels_parameters.$G$2]*([.$A73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A733]^[levels_parameters.$B$2] + [levels_parameters.$C$2]*([.$A733]-1)+[levels_parameters.$A$2]" office:value-type="float" office:value="392226832" calcext:value-type="float">
            <text:p>392226832</text:p>
          </table:table-cell>
          <table:table-cell table:formula="of:=[.$C732]+[.$B732]" office:value-type="float" office:value="71582202770" calcext:value-type="float">
            <text:p>71582202770</text:p>
          </table:table-cell>
          <table:table-cell table:formula="of:=[levels_parameters.$I$2]*([.$A733]-1) + [levels_parameters.$H$2]+FLOOR([.$A733]/[levels_parameters.$J$2])" office:value-type="float" office:value="880" calcext:value-type="float">
            <text:p>880</text:p>
          </table:table-cell>
          <table:table-cell table:formula="of:=[levels_parameters.$E$2]*([.$A733]-1) + [levels_parameters.$D$2]" office:value-type="float" office:value="14770" calcext:value-type="float">
            <text:p>14770</text:p>
          </table:table-cell>
          <table:table-cell table:formula="of:=[levels_parameters.$G$2]*([.$A73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A734]^[levels_parameters.$B$2] + [levels_parameters.$C$2]*([.$A734]-1)+[levels_parameters.$A$2]" office:value-type="float" office:value="393836506" calcext:value-type="float">
            <text:p>393836506</text:p>
          </table:table-cell>
          <table:table-cell table:formula="of:=[.$C733]+[.$B733]" office:value-type="float" office:value="71974429602" calcext:value-type="float">
            <text:p>71974429602</text:p>
          </table:table-cell>
          <table:table-cell table:formula="of:=[levels_parameters.$I$2]*([.$A734]-1) + [levels_parameters.$H$2]+FLOOR([.$A734]/[levels_parameters.$J$2])" office:value-type="float" office:value="881" calcext:value-type="float">
            <text:p>881</text:p>
          </table:table-cell>
          <table:table-cell table:formula="of:=[levels_parameters.$E$2]*([.$A734]-1) + [levels_parameters.$D$2]" office:value-type="float" office:value="14790" calcext:value-type="float">
            <text:p>14790</text:p>
          </table:table-cell>
          <table:table-cell table:formula="of:=[levels_parameters.$G$2]*([.$A73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A735]^[levels_parameters.$B$2] + [levels_parameters.$C$2]*([.$A735]-1)+[levels_parameters.$A$2]" office:value-type="float" office:value="395450578" calcext:value-type="float">
            <text:p>395450578</text:p>
          </table:table-cell>
          <table:table-cell table:formula="of:=[.$C734]+[.$B734]" office:value-type="float" office:value="72368266108" calcext:value-type="float">
            <text:p>72368266108</text:p>
          </table:table-cell>
          <table:table-cell table:formula="of:=[levels_parameters.$I$2]*([.$A735]-1) + [levels_parameters.$H$2]+FLOOR([.$A735]/[levels_parameters.$J$2])" office:value-type="float" office:value="882" calcext:value-type="float">
            <text:p>882</text:p>
          </table:table-cell>
          <table:table-cell table:formula="of:=[levels_parameters.$E$2]*([.$A735]-1) + [levels_parameters.$D$2]" office:value-type="float" office:value="14810" calcext:value-type="float">
            <text:p>14810</text:p>
          </table:table-cell>
          <table:table-cell table:formula="of:=[levels_parameters.$G$2]*([.$A73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A736]^[levels_parameters.$B$2] + [levels_parameters.$C$2]*([.$A736]-1)+[levels_parameters.$A$2]" office:value-type="float" office:value="397069054" calcext:value-type="float">
            <text:p>397069054</text:p>
          </table:table-cell>
          <table:table-cell table:formula="of:=[.$C735]+[.$B735]" office:value-type="float" office:value="72763716686" calcext:value-type="float">
            <text:p>72763716686</text:p>
          </table:table-cell>
          <table:table-cell table:formula="of:=[levels_parameters.$I$2]*([.$A736]-1) + [levels_parameters.$H$2]+FLOOR([.$A736]/[levels_parameters.$J$2])" office:value-type="float" office:value="884" calcext:value-type="float">
            <text:p>884</text:p>
          </table:table-cell>
          <table:table-cell table:formula="of:=[levels_parameters.$E$2]*([.$A736]-1) + [levels_parameters.$D$2]" office:value-type="float" office:value="14830" calcext:value-type="float">
            <text:p>14830</text:p>
          </table:table-cell>
          <table:table-cell table:formula="of:=[levels_parameters.$G$2]*([.$A73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A737]^[levels_parameters.$B$2] + [levels_parameters.$C$2]*([.$A737]-1)+[levels_parameters.$A$2]" office:value-type="float" office:value="398691940" calcext:value-type="float">
            <text:p>398691940</text:p>
          </table:table-cell>
          <table:table-cell table:formula="of:=[.$C736]+[.$B736]" office:value-type="float" office:value="73160785740" calcext:value-type="float">
            <text:p>73160785740</text:p>
          </table:table-cell>
          <table:table-cell table:formula="of:=[levels_parameters.$I$2]*([.$A737]-1) + [levels_parameters.$H$2]+FLOOR([.$A737]/[levels_parameters.$J$2])" office:value-type="float" office:value="885" calcext:value-type="float">
            <text:p>885</text:p>
          </table:table-cell>
          <table:table-cell table:formula="of:=[levels_parameters.$E$2]*([.$A737]-1) + [levels_parameters.$D$2]" office:value-type="float" office:value="14850" calcext:value-type="float">
            <text:p>14850</text:p>
          </table:table-cell>
          <table:table-cell table:formula="of:=[levels_parameters.$G$2]*([.$A73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A738]^[levels_parameters.$B$2] + [levels_parameters.$C$2]*([.$A738]-1)+[levels_parameters.$A$2]" office:value-type="float" office:value="400319242" calcext:value-type="float">
            <text:p>400319242</text:p>
          </table:table-cell>
          <table:table-cell table:formula="of:=[.$C737]+[.$B737]" office:value-type="float" office:value="73559477680" calcext:value-type="float">
            <text:p>73559477680</text:p>
          </table:table-cell>
          <table:table-cell table:formula="of:=[levels_parameters.$I$2]*([.$A738]-1) + [levels_parameters.$H$2]+FLOOR([.$A738]/[levels_parameters.$J$2])" office:value-type="float" office:value="886" calcext:value-type="float">
            <text:p>886</text:p>
          </table:table-cell>
          <table:table-cell table:formula="of:=[levels_parameters.$E$2]*([.$A738]-1) + [levels_parameters.$D$2]" office:value-type="float" office:value="14870" calcext:value-type="float">
            <text:p>14870</text:p>
          </table:table-cell>
          <table:table-cell table:formula="of:=[levels_parameters.$G$2]*([.$A73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A739]^[levels_parameters.$B$2] + [levels_parameters.$C$2]*([.$A739]-1)+[levels_parameters.$A$2]" office:value-type="float" office:value="401950966" calcext:value-type="float">
            <text:p>401950966</text:p>
          </table:table-cell>
          <table:table-cell table:formula="of:=[.$C738]+[.$B738]" office:value-type="float" office:value="73959796922" calcext:value-type="float">
            <text:p>73959796922</text:p>
          </table:table-cell>
          <table:table-cell table:formula="of:=[levels_parameters.$I$2]*([.$A739]-1) + [levels_parameters.$H$2]+FLOOR([.$A739]/[levels_parameters.$J$2])" office:value-type="float" office:value="887" calcext:value-type="float">
            <text:p>887</text:p>
          </table:table-cell>
          <table:table-cell table:formula="of:=[levels_parameters.$E$2]*([.$A739]-1) + [levels_parameters.$D$2]" office:value-type="float" office:value="14890" calcext:value-type="float">
            <text:p>14890</text:p>
          </table:table-cell>
          <table:table-cell table:formula="of:=[levels_parameters.$G$2]*([.$A73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A740]^[levels_parameters.$B$2] + [levels_parameters.$C$2]*([.$A740]-1)+[levels_parameters.$A$2]" office:value-type="float" office:value="403587118" calcext:value-type="float">
            <text:p>403587118</text:p>
          </table:table-cell>
          <table:table-cell table:formula="of:=[.$C739]+[.$B739]" office:value-type="float" office:value="74361747888" calcext:value-type="float">
            <text:p>74361747888</text:p>
          </table:table-cell>
          <table:table-cell table:formula="of:=[levels_parameters.$I$2]*([.$A740]-1) + [levels_parameters.$H$2]+FLOOR([.$A740]/[levels_parameters.$J$2])" office:value-type="float" office:value="888" calcext:value-type="float">
            <text:p>888</text:p>
          </table:table-cell>
          <table:table-cell table:formula="of:=[levels_parameters.$E$2]*([.$A740]-1) + [levels_parameters.$D$2]" office:value-type="float" office:value="14910" calcext:value-type="float">
            <text:p>14910</text:p>
          </table:table-cell>
          <table:table-cell table:formula="of:=[levels_parameters.$G$2]*([.$A74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A741]^[levels_parameters.$B$2] + [levels_parameters.$C$2]*([.$A741]-1)+[levels_parameters.$A$2]" office:value-type="float" office:value="405227704" calcext:value-type="float">
            <text:p>405227704</text:p>
          </table:table-cell>
          <table:table-cell table:formula="of:=[.$C740]+[.$B740]" office:value-type="float" office:value="74765335006" calcext:value-type="float">
            <text:p>74765335006</text:p>
          </table:table-cell>
          <table:table-cell table:formula="of:=[levels_parameters.$I$2]*([.$A741]-1) + [levels_parameters.$H$2]+FLOOR([.$A741]/[levels_parameters.$J$2])" office:value-type="float" office:value="890" calcext:value-type="float">
            <text:p>890</text:p>
          </table:table-cell>
          <table:table-cell table:formula="of:=[levels_parameters.$E$2]*([.$A741]-1) + [levels_parameters.$D$2]" office:value-type="float" office:value="14930" calcext:value-type="float">
            <text:p>14930</text:p>
          </table:table-cell>
          <table:table-cell table:formula="of:=[levels_parameters.$G$2]*([.$A74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A742]^[levels_parameters.$B$2] + [levels_parameters.$C$2]*([.$A742]-1)+[levels_parameters.$A$2]" office:value-type="float" office:value="406872730" calcext:value-type="float">
            <text:p>406872730</text:p>
          </table:table-cell>
          <table:table-cell table:formula="of:=[.$C741]+[.$B741]" office:value-type="float" office:value="75170562710" calcext:value-type="float">
            <text:p>75170562710</text:p>
          </table:table-cell>
          <table:table-cell table:formula="of:=[levels_parameters.$I$2]*([.$A742]-1) + [levels_parameters.$H$2]+FLOOR([.$A742]/[levels_parameters.$J$2])" office:value-type="float" office:value="891" calcext:value-type="float">
            <text:p>891</text:p>
          </table:table-cell>
          <table:table-cell table:formula="of:=[levels_parameters.$E$2]*([.$A742]-1) + [levels_parameters.$D$2]" office:value-type="float" office:value="14950" calcext:value-type="float">
            <text:p>14950</text:p>
          </table:table-cell>
          <table:table-cell table:formula="of:=[levels_parameters.$G$2]*([.$A74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A743]^[levels_parameters.$B$2] + [levels_parameters.$C$2]*([.$A743]-1)+[levels_parameters.$A$2]" office:value-type="float" office:value="408522202" calcext:value-type="float">
            <text:p>408522202</text:p>
          </table:table-cell>
          <table:table-cell table:formula="of:=[.$C742]+[.$B742]" office:value-type="float" office:value="75577435440" calcext:value-type="float">
            <text:p>75577435440</text:p>
          </table:table-cell>
          <table:table-cell table:formula="of:=[levels_parameters.$I$2]*([.$A743]-1) + [levels_parameters.$H$2]+FLOOR([.$A743]/[levels_parameters.$J$2])" office:value-type="float" office:value="892" calcext:value-type="float">
            <text:p>892</text:p>
          </table:table-cell>
          <table:table-cell table:formula="of:=[levels_parameters.$E$2]*([.$A743]-1) + [levels_parameters.$D$2]" office:value-type="float" office:value="14970" calcext:value-type="float">
            <text:p>14970</text:p>
          </table:table-cell>
          <table:table-cell table:formula="of:=[levels_parameters.$G$2]*([.$A74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A744]^[levels_parameters.$B$2] + [levels_parameters.$C$2]*([.$A744]-1)+[levels_parameters.$A$2]" office:value-type="float" office:value="410176126" calcext:value-type="float">
            <text:p>410176126</text:p>
          </table:table-cell>
          <table:table-cell table:formula="of:=[.$C743]+[.$B743]" office:value-type="float" office:value="75985957642" calcext:value-type="float">
            <text:p>75985957642</text:p>
          </table:table-cell>
          <table:table-cell table:formula="of:=[levels_parameters.$I$2]*([.$A744]-1) + [levels_parameters.$H$2]+FLOOR([.$A744]/[levels_parameters.$J$2])" office:value-type="float" office:value="893" calcext:value-type="float">
            <text:p>893</text:p>
          </table:table-cell>
          <table:table-cell table:formula="of:=[levels_parameters.$E$2]*([.$A744]-1) + [levels_parameters.$D$2]" office:value-type="float" office:value="14990" calcext:value-type="float">
            <text:p>14990</text:p>
          </table:table-cell>
          <table:table-cell table:formula="of:=[levels_parameters.$G$2]*([.$A74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A745]^[levels_parameters.$B$2] + [levels_parameters.$C$2]*([.$A745]-1)+[levels_parameters.$A$2]" office:value-type="float" office:value="411834508" calcext:value-type="float">
            <text:p>411834508</text:p>
          </table:table-cell>
          <table:table-cell table:formula="of:=[.$C744]+[.$B744]" office:value-type="float" office:value="76396133768" calcext:value-type="float">
            <text:p>76396133768</text:p>
          </table:table-cell>
          <table:table-cell table:formula="of:=[levels_parameters.$I$2]*([.$A745]-1) + [levels_parameters.$H$2]+FLOOR([.$A745]/[levels_parameters.$J$2])" office:value-type="float" office:value="894" calcext:value-type="float">
            <text:p>894</text:p>
          </table:table-cell>
          <table:table-cell table:formula="of:=[levels_parameters.$E$2]*([.$A745]-1) + [levels_parameters.$D$2]" office:value-type="float" office:value="15010" calcext:value-type="float">
            <text:p>15010</text:p>
          </table:table-cell>
          <table:table-cell table:formula="of:=[levels_parameters.$G$2]*([.$A74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A746]^[levels_parameters.$B$2] + [levels_parameters.$C$2]*([.$A746]-1)+[levels_parameters.$A$2]" office:value-type="float" office:value="413497354" calcext:value-type="float">
            <text:p>413497354</text:p>
          </table:table-cell>
          <table:table-cell table:formula="of:=[.$C745]+[.$B745]" office:value-type="float" office:value="76807968276" calcext:value-type="float">
            <text:p>76807968276</text:p>
          </table:table-cell>
          <table:table-cell table:formula="of:=[levels_parameters.$I$2]*([.$A746]-1) + [levels_parameters.$H$2]+FLOOR([.$A746]/[levels_parameters.$J$2])" office:value-type="float" office:value="896" calcext:value-type="float">
            <text:p>896</text:p>
          </table:table-cell>
          <table:table-cell table:formula="of:=[levels_parameters.$E$2]*([.$A746]-1) + [levels_parameters.$D$2]" office:value-type="float" office:value="15030" calcext:value-type="float">
            <text:p>15030</text:p>
          </table:table-cell>
          <table:table-cell table:formula="of:=[levels_parameters.$G$2]*([.$A74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A747]^[levels_parameters.$B$2] + [levels_parameters.$C$2]*([.$A747]-1)+[levels_parameters.$A$2]" office:value-type="float" office:value="415164670" calcext:value-type="float">
            <text:p>415164670</text:p>
          </table:table-cell>
          <table:table-cell table:formula="of:=[.$C746]+[.$B746]" office:value-type="float" office:value="77221465630" calcext:value-type="float">
            <text:p>77221465630</text:p>
          </table:table-cell>
          <table:table-cell table:formula="of:=[levels_parameters.$I$2]*([.$A747]-1) + [levels_parameters.$H$2]+FLOOR([.$A747]/[levels_parameters.$J$2])" office:value-type="float" office:value="897" calcext:value-type="float">
            <text:p>897</text:p>
          </table:table-cell>
          <table:table-cell table:formula="of:=[levels_parameters.$E$2]*([.$A747]-1) + [levels_parameters.$D$2]" office:value-type="float" office:value="15050" calcext:value-type="float">
            <text:p>15050</text:p>
          </table:table-cell>
          <table:table-cell table:formula="of:=[levels_parameters.$G$2]*([.$A74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A748]^[levels_parameters.$B$2] + [levels_parameters.$C$2]*([.$A748]-1)+[levels_parameters.$A$2]" office:value-type="float" office:value="416836462" calcext:value-type="float">
            <text:p>416836462</text:p>
          </table:table-cell>
          <table:table-cell table:formula="of:=[.$C747]+[.$B747]" office:value-type="float" office:value="77636630300" calcext:value-type="float">
            <text:p>77636630300</text:p>
          </table:table-cell>
          <table:table-cell table:formula="of:=[levels_parameters.$I$2]*([.$A748]-1) + [levels_parameters.$H$2]+FLOOR([.$A748]/[levels_parameters.$J$2])" office:value-type="float" office:value="898" calcext:value-type="float">
            <text:p>898</text:p>
          </table:table-cell>
          <table:table-cell table:formula="of:=[levels_parameters.$E$2]*([.$A748]-1) + [levels_parameters.$D$2]" office:value-type="float" office:value="15070" calcext:value-type="float">
            <text:p>15070</text:p>
          </table:table-cell>
          <table:table-cell table:formula="of:=[levels_parameters.$G$2]*([.$A74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A749]^[levels_parameters.$B$2] + [levels_parameters.$C$2]*([.$A749]-1)+[levels_parameters.$A$2]" office:value-type="float" office:value="418512736" calcext:value-type="float">
            <text:p>418512736</text:p>
          </table:table-cell>
          <table:table-cell table:formula="of:=[.$C748]+[.$B748]" office:value-type="float" office:value="78053466762" calcext:value-type="float">
            <text:p>78053466762</text:p>
          </table:table-cell>
          <table:table-cell table:formula="of:=[levels_parameters.$I$2]*([.$A749]-1) + [levels_parameters.$H$2]+FLOOR([.$A749]/[levels_parameters.$J$2])" office:value-type="float" office:value="899" calcext:value-type="float">
            <text:p>899</text:p>
          </table:table-cell>
          <table:table-cell table:formula="of:=[levels_parameters.$E$2]*([.$A749]-1) + [levels_parameters.$D$2]" office:value-type="float" office:value="15090" calcext:value-type="float">
            <text:p>15090</text:p>
          </table:table-cell>
          <table:table-cell table:formula="of:=[levels_parameters.$G$2]*([.$A74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A750]^[levels_parameters.$B$2] + [levels_parameters.$C$2]*([.$A750]-1)+[levels_parameters.$A$2]" office:value-type="float" office:value="420193498" calcext:value-type="float">
            <text:p>420193498</text:p>
          </table:table-cell>
          <table:table-cell table:formula="of:=[.$C749]+[.$B749]" office:value-type="float" office:value="78471979498" calcext:value-type="float">
            <text:p>78471979498</text:p>
          </table:table-cell>
          <table:table-cell table:formula="of:=[levels_parameters.$I$2]*([.$A750]-1) + [levels_parameters.$H$2]+FLOOR([.$A750]/[levels_parameters.$J$2])" office:value-type="float" office:value="900" calcext:value-type="float">
            <text:p>900</text:p>
          </table:table-cell>
          <table:table-cell table:formula="of:=[levels_parameters.$E$2]*([.$A750]-1) + [levels_parameters.$D$2]" office:value-type="float" office:value="15110" calcext:value-type="float">
            <text:p>15110</text:p>
          </table:table-cell>
          <table:table-cell table:formula="of:=[levels_parameters.$G$2]*([.$A75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A751]^[levels_parameters.$B$2] + [levels_parameters.$C$2]*([.$A751]-1)+[levels_parameters.$A$2]" office:value-type="float" office:value="421878754" calcext:value-type="float">
            <text:p>421878754</text:p>
          </table:table-cell>
          <table:table-cell table:formula="of:=[.$C750]+[.$B750]" office:value-type="float" office:value="78892172996" calcext:value-type="float">
            <text:p>78892172996</text:p>
          </table:table-cell>
          <table:table-cell table:formula="of:=[levels_parameters.$I$2]*([.$A751]-1) + [levels_parameters.$H$2]+FLOOR([.$A751]/[levels_parameters.$J$2])" office:value-type="float" office:value="902" calcext:value-type="float">
            <text:p>902</text:p>
          </table:table-cell>
          <table:table-cell table:formula="of:=[levels_parameters.$E$2]*([.$A751]-1) + [levels_parameters.$D$2]" office:value-type="float" office:value="15130" calcext:value-type="float">
            <text:p>15130</text:p>
          </table:table-cell>
          <table:table-cell table:formula="of:=[levels_parameters.$G$2]*([.$A75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A752]^[levels_parameters.$B$2] + [levels_parameters.$C$2]*([.$A752]-1)+[levels_parameters.$A$2]" office:value-type="float" office:value="423568510" calcext:value-type="float">
            <text:p>423568510</text:p>
          </table:table-cell>
          <table:table-cell table:formula="of:=[.$C751]+[.$B751]" office:value-type="float" office:value="79314051750" calcext:value-type="float">
            <text:p>79314051750</text:p>
          </table:table-cell>
          <table:table-cell table:formula="of:=[levels_parameters.$I$2]*([.$A752]-1) + [levels_parameters.$H$2]+FLOOR([.$A752]/[levels_parameters.$J$2])" office:value-type="float" office:value="903" calcext:value-type="float">
            <text:p>903</text:p>
          </table:table-cell>
          <table:table-cell table:formula="of:=[levels_parameters.$E$2]*([.$A752]-1) + [levels_parameters.$D$2]" office:value-type="float" office:value="15150" calcext:value-type="float">
            <text:p>15150</text:p>
          </table:table-cell>
          <table:table-cell table:formula="of:=[levels_parameters.$G$2]*([.$A75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A753]^[levels_parameters.$B$2] + [levels_parameters.$C$2]*([.$A753]-1)+[levels_parameters.$A$2]" office:value-type="float" office:value="425262772" calcext:value-type="float">
            <text:p>425262772</text:p>
          </table:table-cell>
          <table:table-cell table:formula="of:=[.$C752]+[.$B752]" office:value-type="float" office:value="79737620260" calcext:value-type="float">
            <text:p>79737620260</text:p>
          </table:table-cell>
          <table:table-cell table:formula="of:=[levels_parameters.$I$2]*([.$A753]-1) + [levels_parameters.$H$2]+FLOOR([.$A753]/[levels_parameters.$J$2])" office:value-type="float" office:value="904" calcext:value-type="float">
            <text:p>904</text:p>
          </table:table-cell>
          <table:table-cell table:formula="of:=[levels_parameters.$E$2]*([.$A753]-1) + [levels_parameters.$D$2]" office:value-type="float" office:value="15170" calcext:value-type="float">
            <text:p>15170</text:p>
          </table:table-cell>
          <table:table-cell table:formula="of:=[levels_parameters.$G$2]*([.$A75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A754]^[levels_parameters.$B$2] + [levels_parameters.$C$2]*([.$A754]-1)+[levels_parameters.$A$2]" office:value-type="float" office:value="426961546" calcext:value-type="float">
            <text:p>426961546</text:p>
          </table:table-cell>
          <table:table-cell table:formula="of:=[.$C753]+[.$B753]" office:value-type="float" office:value="80162883032" calcext:value-type="float">
            <text:p>80162883032</text:p>
          </table:table-cell>
          <table:table-cell table:formula="of:=[levels_parameters.$I$2]*([.$A754]-1) + [levels_parameters.$H$2]+FLOOR([.$A754]/[levels_parameters.$J$2])" office:value-type="float" office:value="905" calcext:value-type="float">
            <text:p>905</text:p>
          </table:table-cell>
          <table:table-cell table:formula="of:=[levels_parameters.$E$2]*([.$A754]-1) + [levels_parameters.$D$2]" office:value-type="float" office:value="15190" calcext:value-type="float">
            <text:p>15190</text:p>
          </table:table-cell>
          <table:table-cell table:formula="of:=[levels_parameters.$G$2]*([.$A75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A755]^[levels_parameters.$B$2] + [levels_parameters.$C$2]*([.$A755]-1)+[levels_parameters.$A$2]" office:value-type="float" office:value="428664838" calcext:value-type="float">
            <text:p>428664838</text:p>
          </table:table-cell>
          <table:table-cell table:formula="of:=[.$C754]+[.$B754]" office:value-type="float" office:value="80589844578" calcext:value-type="float">
            <text:p>80589844578</text:p>
          </table:table-cell>
          <table:table-cell table:formula="of:=[levels_parameters.$I$2]*([.$A755]-1) + [levels_parameters.$H$2]+FLOOR([.$A755]/[levels_parameters.$J$2])" office:value-type="float" office:value="906" calcext:value-type="float">
            <text:p>906</text:p>
          </table:table-cell>
          <table:table-cell table:formula="of:=[levels_parameters.$E$2]*([.$A755]-1) + [levels_parameters.$D$2]" office:value-type="float" office:value="15210" calcext:value-type="float">
            <text:p>15210</text:p>
          </table:table-cell>
          <table:table-cell table:formula="of:=[levels_parameters.$G$2]*([.$A75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A756]^[levels_parameters.$B$2] + [levels_parameters.$C$2]*([.$A756]-1)+[levels_parameters.$A$2]" office:value-type="float" office:value="430372654" calcext:value-type="float">
            <text:p>430372654</text:p>
          </table:table-cell>
          <table:table-cell table:formula="of:=[.$C755]+[.$B755]" office:value-type="float" office:value="81018509416" calcext:value-type="float">
            <text:p>81018509416</text:p>
          </table:table-cell>
          <table:table-cell table:formula="of:=[levels_parameters.$I$2]*([.$A756]-1) + [levels_parameters.$H$2]+FLOOR([.$A756]/[levels_parameters.$J$2])" office:value-type="float" office:value="908" calcext:value-type="float">
            <text:p>908</text:p>
          </table:table-cell>
          <table:table-cell table:formula="of:=[levels_parameters.$E$2]*([.$A756]-1) + [levels_parameters.$D$2]" office:value-type="float" office:value="15230" calcext:value-type="float">
            <text:p>15230</text:p>
          </table:table-cell>
          <table:table-cell table:formula="of:=[levels_parameters.$G$2]*([.$A75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A757]^[levels_parameters.$B$2] + [levels_parameters.$C$2]*([.$A757]-1)+[levels_parameters.$A$2]" office:value-type="float" office:value="432085000" calcext:value-type="float">
            <text:p>432085000</text:p>
          </table:table-cell>
          <table:table-cell table:formula="of:=[.$C756]+[.$B756]" office:value-type="float" office:value="81448882070" calcext:value-type="float">
            <text:p>81448882070</text:p>
          </table:table-cell>
          <table:table-cell table:formula="of:=[levels_parameters.$I$2]*([.$A757]-1) + [levels_parameters.$H$2]+FLOOR([.$A757]/[levels_parameters.$J$2])" office:value-type="float" office:value="909" calcext:value-type="float">
            <text:p>909</text:p>
          </table:table-cell>
          <table:table-cell table:formula="of:=[levels_parameters.$E$2]*([.$A757]-1) + [levels_parameters.$D$2]" office:value-type="float" office:value="15250" calcext:value-type="float">
            <text:p>15250</text:p>
          </table:table-cell>
          <table:table-cell table:formula="of:=[levels_parameters.$G$2]*([.$A75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A758]^[levels_parameters.$B$2] + [levels_parameters.$C$2]*([.$A758]-1)+[levels_parameters.$A$2]" office:value-type="float" office:value="433801882" calcext:value-type="float">
            <text:p>433801882</text:p>
          </table:table-cell>
          <table:table-cell table:formula="of:=[.$C757]+[.$B757]" office:value-type="float" office:value="81880967070" calcext:value-type="float">
            <text:p>81880967070</text:p>
          </table:table-cell>
          <table:table-cell table:formula="of:=[levels_parameters.$I$2]*([.$A758]-1) + [levels_parameters.$H$2]+FLOOR([.$A758]/[levels_parameters.$J$2])" office:value-type="float" office:value="910" calcext:value-type="float">
            <text:p>910</text:p>
          </table:table-cell>
          <table:table-cell table:formula="of:=[levels_parameters.$E$2]*([.$A758]-1) + [levels_parameters.$D$2]" office:value-type="float" office:value="15270" calcext:value-type="float">
            <text:p>15270</text:p>
          </table:table-cell>
          <table:table-cell table:formula="of:=[levels_parameters.$G$2]*([.$A75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A759]^[levels_parameters.$B$2] + [levels_parameters.$C$2]*([.$A759]-1)+[levels_parameters.$A$2]" office:value-type="float" office:value="435523306" calcext:value-type="float">
            <text:p>435523306</text:p>
          </table:table-cell>
          <table:table-cell table:formula="of:=[.$C758]+[.$B758]" office:value-type="float" office:value="82314768952" calcext:value-type="float">
            <text:p>82314768952</text:p>
          </table:table-cell>
          <table:table-cell table:formula="of:=[levels_parameters.$I$2]*([.$A759]-1) + [levels_parameters.$H$2]+FLOOR([.$A759]/[levels_parameters.$J$2])" office:value-type="float" office:value="911" calcext:value-type="float">
            <text:p>911</text:p>
          </table:table-cell>
          <table:table-cell table:formula="of:=[levels_parameters.$E$2]*([.$A759]-1) + [levels_parameters.$D$2]" office:value-type="float" office:value="15290" calcext:value-type="float">
            <text:p>15290</text:p>
          </table:table-cell>
          <table:table-cell table:formula="of:=[levels_parameters.$G$2]*([.$A75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A760]^[levels_parameters.$B$2] + [levels_parameters.$C$2]*([.$A760]-1)+[levels_parameters.$A$2]" office:value-type="float" office:value="437249278" calcext:value-type="float">
            <text:p>437249278</text:p>
          </table:table-cell>
          <table:table-cell table:formula="of:=[.$C759]+[.$B759]" office:value-type="float" office:value="82750292258" calcext:value-type="float">
            <text:p>82750292258</text:p>
          </table:table-cell>
          <table:table-cell table:formula="of:=[levels_parameters.$I$2]*([.$A760]-1) + [levels_parameters.$H$2]+FLOOR([.$A760]/[levels_parameters.$J$2])" office:value-type="float" office:value="912" calcext:value-type="float">
            <text:p>912</text:p>
          </table:table-cell>
          <table:table-cell table:formula="of:=[levels_parameters.$E$2]*([.$A760]-1) + [levels_parameters.$D$2]" office:value-type="float" office:value="15310" calcext:value-type="float">
            <text:p>15310</text:p>
          </table:table-cell>
          <table:table-cell table:formula="of:=[levels_parameters.$G$2]*([.$A76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A761]^[levels_parameters.$B$2] + [levels_parameters.$C$2]*([.$A761]-1)+[levels_parameters.$A$2]" office:value-type="float" office:value="438979804" calcext:value-type="float">
            <text:p>438979804</text:p>
          </table:table-cell>
          <table:table-cell table:formula="of:=[.$C760]+[.$B760]" office:value-type="float" office:value="83187541536" calcext:value-type="float">
            <text:p>83187541536</text:p>
          </table:table-cell>
          <table:table-cell table:formula="of:=[levels_parameters.$I$2]*([.$A761]-1) + [levels_parameters.$H$2]+FLOOR([.$A761]/[levels_parameters.$J$2])" office:value-type="float" office:value="914" calcext:value-type="float">
            <text:p>914</text:p>
          </table:table-cell>
          <table:table-cell table:formula="of:=[levels_parameters.$E$2]*([.$A761]-1) + [levels_parameters.$D$2]" office:value-type="float" office:value="15330" calcext:value-type="float">
            <text:p>15330</text:p>
          </table:table-cell>
          <table:table-cell table:formula="of:=[levels_parameters.$G$2]*([.$A76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A762]^[levels_parameters.$B$2] + [levels_parameters.$C$2]*([.$A762]-1)+[levels_parameters.$A$2]" office:value-type="float" office:value="440714890" calcext:value-type="float">
            <text:p>440714890</text:p>
          </table:table-cell>
          <table:table-cell table:formula="of:=[.$C761]+[.$B761]" office:value-type="float" office:value="83626521340" calcext:value-type="float">
            <text:p>83626521340</text:p>
          </table:table-cell>
          <table:table-cell table:formula="of:=[levels_parameters.$I$2]*([.$A762]-1) + [levels_parameters.$H$2]+FLOOR([.$A762]/[levels_parameters.$J$2])" office:value-type="float" office:value="915" calcext:value-type="float">
            <text:p>915</text:p>
          </table:table-cell>
          <table:table-cell table:formula="of:=[levels_parameters.$E$2]*([.$A762]-1) + [levels_parameters.$D$2]" office:value-type="float" office:value="15350" calcext:value-type="float">
            <text:p>15350</text:p>
          </table:table-cell>
          <table:table-cell table:formula="of:=[levels_parameters.$G$2]*([.$A76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A763]^[levels_parameters.$B$2] + [levels_parameters.$C$2]*([.$A763]-1)+[levels_parameters.$A$2]" office:value-type="float" office:value="442454542" calcext:value-type="float">
            <text:p>442454542</text:p>
          </table:table-cell>
          <table:table-cell table:formula="of:=[.$C762]+[.$B762]" office:value-type="float" office:value="84067236230" calcext:value-type="float">
            <text:p>84067236230</text:p>
          </table:table-cell>
          <table:table-cell table:formula="of:=[levels_parameters.$I$2]*([.$A763]-1) + [levels_parameters.$H$2]+FLOOR([.$A763]/[levels_parameters.$J$2])" office:value-type="float" office:value="916" calcext:value-type="float">
            <text:p>916</text:p>
          </table:table-cell>
          <table:table-cell table:formula="of:=[levels_parameters.$E$2]*([.$A763]-1) + [levels_parameters.$D$2]" office:value-type="float" office:value="15370" calcext:value-type="float">
            <text:p>15370</text:p>
          </table:table-cell>
          <table:table-cell table:formula="of:=[levels_parameters.$G$2]*([.$A76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A764]^[levels_parameters.$B$2] + [levels_parameters.$C$2]*([.$A764]-1)+[levels_parameters.$A$2]" office:value-type="float" office:value="444198766" calcext:value-type="float">
            <text:p>444198766</text:p>
          </table:table-cell>
          <table:table-cell table:formula="of:=[.$C763]+[.$B763]" office:value-type="float" office:value="84509690772" calcext:value-type="float">
            <text:p>84509690772</text:p>
          </table:table-cell>
          <table:table-cell table:formula="of:=[levels_parameters.$I$2]*([.$A764]-1) + [levels_parameters.$H$2]+FLOOR([.$A764]/[levels_parameters.$J$2])" office:value-type="float" office:value="917" calcext:value-type="float">
            <text:p>917</text:p>
          </table:table-cell>
          <table:table-cell table:formula="of:=[levels_parameters.$E$2]*([.$A764]-1) + [levels_parameters.$D$2]" office:value-type="float" office:value="15390" calcext:value-type="float">
            <text:p>15390</text:p>
          </table:table-cell>
          <table:table-cell table:formula="of:=[levels_parameters.$G$2]*([.$A76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A765]^[levels_parameters.$B$2] + [levels_parameters.$C$2]*([.$A765]-1)+[levels_parameters.$A$2]" office:value-type="float" office:value="445947568" calcext:value-type="float">
            <text:p>445947568</text:p>
          </table:table-cell>
          <table:table-cell table:formula="of:=[.$C764]+[.$B764]" office:value-type="float" office:value="84953889538" calcext:value-type="float">
            <text:p>84953889538</text:p>
          </table:table-cell>
          <table:table-cell table:formula="of:=[levels_parameters.$I$2]*([.$A765]-1) + [levels_parameters.$H$2]+FLOOR([.$A765]/[levels_parameters.$J$2])" office:value-type="float" office:value="918" calcext:value-type="float">
            <text:p>918</text:p>
          </table:table-cell>
          <table:table-cell table:formula="of:=[levels_parameters.$E$2]*([.$A765]-1) + [levels_parameters.$D$2]" office:value-type="float" office:value="15410" calcext:value-type="float">
            <text:p>15410</text:p>
          </table:table-cell>
          <table:table-cell table:formula="of:=[levels_parameters.$G$2]*([.$A76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A766]^[levels_parameters.$B$2] + [levels_parameters.$C$2]*([.$A766]-1)+[levels_parameters.$A$2]" office:value-type="float" office:value="447700954" calcext:value-type="float">
            <text:p>447700954</text:p>
          </table:table-cell>
          <table:table-cell table:formula="of:=[.$C765]+[.$B765]" office:value-type="float" office:value="85399837106" calcext:value-type="float">
            <text:p>85399837106</text:p>
          </table:table-cell>
          <table:table-cell table:formula="of:=[levels_parameters.$I$2]*([.$A766]-1) + [levels_parameters.$H$2]+FLOOR([.$A766]/[levels_parameters.$J$2])" office:value-type="float" office:value="920" calcext:value-type="float">
            <text:p>920</text:p>
          </table:table-cell>
          <table:table-cell table:formula="of:=[levels_parameters.$E$2]*([.$A766]-1) + [levels_parameters.$D$2]" office:value-type="float" office:value="15430" calcext:value-type="float">
            <text:p>15430</text:p>
          </table:table-cell>
          <table:table-cell table:formula="of:=[levels_parameters.$G$2]*([.$A76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A767]^[levels_parameters.$B$2] + [levels_parameters.$C$2]*([.$A767]-1)+[levels_parameters.$A$2]" office:value-type="float" office:value="449458930" calcext:value-type="float">
            <text:p>449458930</text:p>
          </table:table-cell>
          <table:table-cell table:formula="of:=[.$C766]+[.$B766]" office:value-type="float" office:value="85847538060" calcext:value-type="float">
            <text:p>85847538060</text:p>
          </table:table-cell>
          <table:table-cell table:formula="of:=[levels_parameters.$I$2]*([.$A767]-1) + [levels_parameters.$H$2]+FLOOR([.$A767]/[levels_parameters.$J$2])" office:value-type="float" office:value="921" calcext:value-type="float">
            <text:p>921</text:p>
          </table:table-cell>
          <table:table-cell table:formula="of:=[levels_parameters.$E$2]*([.$A767]-1) + [levels_parameters.$D$2]" office:value-type="float" office:value="15450" calcext:value-type="float">
            <text:p>15450</text:p>
          </table:table-cell>
          <table:table-cell table:formula="of:=[levels_parameters.$G$2]*([.$A76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A768]^[levels_parameters.$B$2] + [levels_parameters.$C$2]*([.$A768]-1)+[levels_parameters.$A$2]" office:value-type="float" office:value="451221502" calcext:value-type="float">
            <text:p>451221502</text:p>
          </table:table-cell>
          <table:table-cell table:formula="of:=[.$C767]+[.$B767]" office:value-type="float" office:value="86296996990" calcext:value-type="float">
            <text:p>86296996990</text:p>
          </table:table-cell>
          <table:table-cell table:formula="of:=[levels_parameters.$I$2]*([.$A768]-1) + [levels_parameters.$H$2]+FLOOR([.$A768]/[levels_parameters.$J$2])" office:value-type="float" office:value="922" calcext:value-type="float">
            <text:p>922</text:p>
          </table:table-cell>
          <table:table-cell table:formula="of:=[levels_parameters.$E$2]*([.$A768]-1) + [levels_parameters.$D$2]" office:value-type="float" office:value="15470" calcext:value-type="float">
            <text:p>15470</text:p>
          </table:table-cell>
          <table:table-cell table:formula="of:=[levels_parameters.$G$2]*([.$A76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A769]^[levels_parameters.$B$2] + [levels_parameters.$C$2]*([.$A769]-1)+[levels_parameters.$A$2]" office:value-type="float" office:value="452988676" calcext:value-type="float">
            <text:p>452988676</text:p>
          </table:table-cell>
          <table:table-cell table:formula="of:=[.$C768]+[.$B768]" office:value-type="float" office:value="86748218492" calcext:value-type="float">
            <text:p>86748218492</text:p>
          </table:table-cell>
          <table:table-cell table:formula="of:=[levels_parameters.$I$2]*([.$A769]-1) + [levels_parameters.$H$2]+FLOOR([.$A769]/[levels_parameters.$J$2])" office:value-type="float" office:value="923" calcext:value-type="float">
            <text:p>923</text:p>
          </table:table-cell>
          <table:table-cell table:formula="of:=[levels_parameters.$E$2]*([.$A769]-1) + [levels_parameters.$D$2]" office:value-type="float" office:value="15490" calcext:value-type="float">
            <text:p>15490</text:p>
          </table:table-cell>
          <table:table-cell table:formula="of:=[levels_parameters.$G$2]*([.$A76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A770]^[levels_parameters.$B$2] + [levels_parameters.$C$2]*([.$A770]-1)+[levels_parameters.$A$2]" office:value-type="float" office:value="454760458" calcext:value-type="float">
            <text:p>454760458</text:p>
          </table:table-cell>
          <table:table-cell table:formula="of:=[.$C769]+[.$B769]" office:value-type="float" office:value="87201207168" calcext:value-type="float">
            <text:p>87201207168</text:p>
          </table:table-cell>
          <table:table-cell table:formula="of:=[levels_parameters.$I$2]*([.$A770]-1) + [levels_parameters.$H$2]+FLOOR([.$A770]/[levels_parameters.$J$2])" office:value-type="float" office:value="924" calcext:value-type="float">
            <text:p>924</text:p>
          </table:table-cell>
          <table:table-cell table:formula="of:=[levels_parameters.$E$2]*([.$A770]-1) + [levels_parameters.$D$2]" office:value-type="float" office:value="15510" calcext:value-type="float">
            <text:p>15510</text:p>
          </table:table-cell>
          <table:table-cell table:formula="of:=[levels_parameters.$G$2]*([.$A77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A771]^[levels_parameters.$B$2] + [levels_parameters.$C$2]*([.$A771]-1)+[levels_parameters.$A$2]" office:value-type="float" office:value="456536854" calcext:value-type="float">
            <text:p>456536854</text:p>
          </table:table-cell>
          <table:table-cell table:formula="of:=[.$C770]+[.$B770]" office:value-type="float" office:value="87655967626" calcext:value-type="float">
            <text:p>87655967626</text:p>
          </table:table-cell>
          <table:table-cell table:formula="of:=[levels_parameters.$I$2]*([.$A771]-1) + [levels_parameters.$H$2]+FLOOR([.$A771]/[levels_parameters.$J$2])" office:value-type="float" office:value="926" calcext:value-type="float">
            <text:p>926</text:p>
          </table:table-cell>
          <table:table-cell table:formula="of:=[levels_parameters.$E$2]*([.$A771]-1) + [levels_parameters.$D$2]" office:value-type="float" office:value="15530" calcext:value-type="float">
            <text:p>15530</text:p>
          </table:table-cell>
          <table:table-cell table:formula="of:=[levels_parameters.$G$2]*([.$A77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A772]^[levels_parameters.$B$2] + [levels_parameters.$C$2]*([.$A772]-1)+[levels_parameters.$A$2]" office:value-type="float" office:value="458317870" calcext:value-type="float">
            <text:p>458317870</text:p>
          </table:table-cell>
          <table:table-cell table:formula="of:=[.$C771]+[.$B771]" office:value-type="float" office:value="88112504480" calcext:value-type="float">
            <text:p>88112504480</text:p>
          </table:table-cell>
          <table:table-cell table:formula="of:=[levels_parameters.$I$2]*([.$A772]-1) + [levels_parameters.$H$2]+FLOOR([.$A772]/[levels_parameters.$J$2])" office:value-type="float" office:value="927" calcext:value-type="float">
            <text:p>927</text:p>
          </table:table-cell>
          <table:table-cell table:formula="of:=[levels_parameters.$E$2]*([.$A772]-1) + [levels_parameters.$D$2]" office:value-type="float" office:value="15550" calcext:value-type="float">
            <text:p>15550</text:p>
          </table:table-cell>
          <table:table-cell table:formula="of:=[levels_parameters.$G$2]*([.$A77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A773]^[levels_parameters.$B$2] + [levels_parameters.$C$2]*([.$A773]-1)+[levels_parameters.$A$2]" office:value-type="float" office:value="460103512" calcext:value-type="float">
            <text:p>460103512</text:p>
          </table:table-cell>
          <table:table-cell table:formula="of:=[.$C772]+[.$B772]" office:value-type="float" office:value="88570822350" calcext:value-type="float">
            <text:p>88570822350</text:p>
          </table:table-cell>
          <table:table-cell table:formula="of:=[levels_parameters.$I$2]*([.$A773]-1) + [levels_parameters.$H$2]+FLOOR([.$A773]/[levels_parameters.$J$2])" office:value-type="float" office:value="928" calcext:value-type="float">
            <text:p>928</text:p>
          </table:table-cell>
          <table:table-cell table:formula="of:=[levels_parameters.$E$2]*([.$A773]-1) + [levels_parameters.$D$2]" office:value-type="float" office:value="15570" calcext:value-type="float">
            <text:p>15570</text:p>
          </table:table-cell>
          <table:table-cell table:formula="of:=[levels_parameters.$G$2]*([.$A77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A774]^[levels_parameters.$B$2] + [levels_parameters.$C$2]*([.$A774]-1)+[levels_parameters.$A$2]" office:value-type="float" office:value="461893786" calcext:value-type="float">
            <text:p>461893786</text:p>
          </table:table-cell>
          <table:table-cell table:formula="of:=[.$C773]+[.$B773]" office:value-type="float" office:value="89030925862" calcext:value-type="float">
            <text:p>89030925862</text:p>
          </table:table-cell>
          <table:table-cell table:formula="of:=[levels_parameters.$I$2]*([.$A774]-1) + [levels_parameters.$H$2]+FLOOR([.$A774]/[levels_parameters.$J$2])" office:value-type="float" office:value="929" calcext:value-type="float">
            <text:p>929</text:p>
          </table:table-cell>
          <table:table-cell table:formula="of:=[levels_parameters.$E$2]*([.$A774]-1) + [levels_parameters.$D$2]" office:value-type="float" office:value="15590" calcext:value-type="float">
            <text:p>15590</text:p>
          </table:table-cell>
          <table:table-cell table:formula="of:=[levels_parameters.$G$2]*([.$A77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A775]^[levels_parameters.$B$2] + [levels_parameters.$C$2]*([.$A775]-1)+[levels_parameters.$A$2]" office:value-type="float" office:value="463688698" calcext:value-type="float">
            <text:p>463688698</text:p>
          </table:table-cell>
          <table:table-cell table:formula="of:=[.$C774]+[.$B774]" office:value-type="float" office:value="89492819648" calcext:value-type="float">
            <text:p>89492819648</text:p>
          </table:table-cell>
          <table:table-cell table:formula="of:=[levels_parameters.$I$2]*([.$A775]-1) + [levels_parameters.$H$2]+FLOOR([.$A775]/[levels_parameters.$J$2])" office:value-type="float" office:value="930" calcext:value-type="float">
            <text:p>930</text:p>
          </table:table-cell>
          <table:table-cell table:formula="of:=[levels_parameters.$E$2]*([.$A775]-1) + [levels_parameters.$D$2]" office:value-type="float" office:value="15610" calcext:value-type="float">
            <text:p>15610</text:p>
          </table:table-cell>
          <table:table-cell table:formula="of:=[levels_parameters.$G$2]*([.$A77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A776]^[levels_parameters.$B$2] + [levels_parameters.$C$2]*([.$A776]-1)+[levels_parameters.$A$2]" office:value-type="float" office:value="465488254" calcext:value-type="float">
            <text:p>465488254</text:p>
          </table:table-cell>
          <table:table-cell table:formula="of:=[.$C775]+[.$B775]" office:value-type="float" office:value="89956508346" calcext:value-type="float">
            <text:p>89956508346</text:p>
          </table:table-cell>
          <table:table-cell table:formula="of:=[levels_parameters.$I$2]*([.$A776]-1) + [levels_parameters.$H$2]+FLOOR([.$A776]/[levels_parameters.$J$2])" office:value-type="float" office:value="932" calcext:value-type="float">
            <text:p>932</text:p>
          </table:table-cell>
          <table:table-cell table:formula="of:=[levels_parameters.$E$2]*([.$A776]-1) + [levels_parameters.$D$2]" office:value-type="float" office:value="15630" calcext:value-type="float">
            <text:p>15630</text:p>
          </table:table-cell>
          <table:table-cell table:formula="of:=[levels_parameters.$G$2]*([.$A77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A777]^[levels_parameters.$B$2] + [levels_parameters.$C$2]*([.$A777]-1)+[levels_parameters.$A$2]" office:value-type="float" office:value="467292460" calcext:value-type="float">
            <text:p>467292460</text:p>
          </table:table-cell>
          <table:table-cell table:formula="of:=[.$C776]+[.$B776]" office:value-type="float" office:value="90421996600" calcext:value-type="float">
            <text:p>90421996600</text:p>
          </table:table-cell>
          <table:table-cell table:formula="of:=[levels_parameters.$I$2]*([.$A777]-1) + [levels_parameters.$H$2]+FLOOR([.$A777]/[levels_parameters.$J$2])" office:value-type="float" office:value="933" calcext:value-type="float">
            <text:p>933</text:p>
          </table:table-cell>
          <table:table-cell table:formula="of:=[levels_parameters.$E$2]*([.$A777]-1) + [levels_parameters.$D$2]" office:value-type="float" office:value="15650" calcext:value-type="float">
            <text:p>15650</text:p>
          </table:table-cell>
          <table:table-cell table:formula="of:=[levels_parameters.$G$2]*([.$A77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A778]^[levels_parameters.$B$2] + [levels_parameters.$C$2]*([.$A778]-1)+[levels_parameters.$A$2]" office:value-type="float" office:value="469101322" calcext:value-type="float">
            <text:p>469101322</text:p>
          </table:table-cell>
          <table:table-cell table:formula="of:=[.$C777]+[.$B777]" office:value-type="float" office:value="90889289060" calcext:value-type="float">
            <text:p>90889289060</text:p>
          </table:table-cell>
          <table:table-cell table:formula="of:=[levels_parameters.$I$2]*([.$A778]-1) + [levels_parameters.$H$2]+FLOOR([.$A778]/[levels_parameters.$J$2])" office:value-type="float" office:value="934" calcext:value-type="float">
            <text:p>934</text:p>
          </table:table-cell>
          <table:table-cell table:formula="of:=[levels_parameters.$E$2]*([.$A778]-1) + [levels_parameters.$D$2]" office:value-type="float" office:value="15670" calcext:value-type="float">
            <text:p>15670</text:p>
          </table:table-cell>
          <table:table-cell table:formula="of:=[levels_parameters.$G$2]*([.$A77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A779]^[levels_parameters.$B$2] + [levels_parameters.$C$2]*([.$A779]-1)+[levels_parameters.$A$2]" office:value-type="float" office:value="470914846" calcext:value-type="float">
            <text:p>470914846</text:p>
          </table:table-cell>
          <table:table-cell table:formula="of:=[.$C778]+[.$B778]" office:value-type="float" office:value="91358390382" calcext:value-type="float">
            <text:p>91358390382</text:p>
          </table:table-cell>
          <table:table-cell table:formula="of:=[levels_parameters.$I$2]*([.$A779]-1) + [levels_parameters.$H$2]+FLOOR([.$A779]/[levels_parameters.$J$2])" office:value-type="float" office:value="935" calcext:value-type="float">
            <text:p>935</text:p>
          </table:table-cell>
          <table:table-cell table:formula="of:=[levels_parameters.$E$2]*([.$A779]-1) + [levels_parameters.$D$2]" office:value-type="float" office:value="15690" calcext:value-type="float">
            <text:p>15690</text:p>
          </table:table-cell>
          <table:table-cell table:formula="of:=[levels_parameters.$G$2]*([.$A77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A780]^[levels_parameters.$B$2] + [levels_parameters.$C$2]*([.$A780]-1)+[levels_parameters.$A$2]" office:value-type="float" office:value="472733038" calcext:value-type="float">
            <text:p>472733038</text:p>
          </table:table-cell>
          <table:table-cell table:formula="of:=[.$C779]+[.$B779]" office:value-type="float" office:value="91829305228" calcext:value-type="float">
            <text:p>91829305228</text:p>
          </table:table-cell>
          <table:table-cell table:formula="of:=[levels_parameters.$I$2]*([.$A780]-1) + [levels_parameters.$H$2]+FLOOR([.$A780]/[levels_parameters.$J$2])" office:value-type="float" office:value="936" calcext:value-type="float">
            <text:p>936</text:p>
          </table:table-cell>
          <table:table-cell table:formula="of:=[levels_parameters.$E$2]*([.$A780]-1) + [levels_parameters.$D$2]" office:value-type="float" office:value="15710" calcext:value-type="float">
            <text:p>15710</text:p>
          </table:table-cell>
          <table:table-cell table:formula="of:=[levels_parameters.$G$2]*([.$A78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A781]^[levels_parameters.$B$2] + [levels_parameters.$C$2]*([.$A781]-1)+[levels_parameters.$A$2]" office:value-type="float" office:value="474555904" calcext:value-type="float">
            <text:p>474555904</text:p>
          </table:table-cell>
          <table:table-cell table:formula="of:=[.$C780]+[.$B780]" office:value-type="float" office:value="92302038266" calcext:value-type="float">
            <text:p>92302038266</text:p>
          </table:table-cell>
          <table:table-cell table:formula="of:=[levels_parameters.$I$2]*([.$A781]-1) + [levels_parameters.$H$2]+FLOOR([.$A781]/[levels_parameters.$J$2])" office:value-type="float" office:value="938" calcext:value-type="float">
            <text:p>938</text:p>
          </table:table-cell>
          <table:table-cell table:formula="of:=[levels_parameters.$E$2]*([.$A781]-1) + [levels_parameters.$D$2]" office:value-type="float" office:value="15730" calcext:value-type="float">
            <text:p>15730</text:p>
          </table:table-cell>
          <table:table-cell table:formula="of:=[levels_parameters.$G$2]*([.$A78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A782]^[levels_parameters.$B$2] + [levels_parameters.$C$2]*([.$A782]-1)+[levels_parameters.$A$2]" office:value-type="float" office:value="476383450" calcext:value-type="float">
            <text:p>476383450</text:p>
          </table:table-cell>
          <table:table-cell table:formula="of:=[.$C781]+[.$B781]" office:value-type="float" office:value="92776594170" calcext:value-type="float">
            <text:p>92776594170</text:p>
          </table:table-cell>
          <table:table-cell table:formula="of:=[levels_parameters.$I$2]*([.$A782]-1) + [levels_parameters.$H$2]+FLOOR([.$A782]/[levels_parameters.$J$2])" office:value-type="float" office:value="939" calcext:value-type="float">
            <text:p>939</text:p>
          </table:table-cell>
          <table:table-cell table:formula="of:=[levels_parameters.$E$2]*([.$A782]-1) + [levels_parameters.$D$2]" office:value-type="float" office:value="15750" calcext:value-type="float">
            <text:p>15750</text:p>
          </table:table-cell>
          <table:table-cell table:formula="of:=[levels_parameters.$G$2]*([.$A78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A783]^[levels_parameters.$B$2] + [levels_parameters.$C$2]*([.$A783]-1)+[levels_parameters.$A$2]" office:value-type="float" office:value="478215682" calcext:value-type="float">
            <text:p>478215682</text:p>
          </table:table-cell>
          <table:table-cell table:formula="of:=[.$C782]+[.$B782]" office:value-type="float" office:value="93252977620" calcext:value-type="float">
            <text:p>93252977620</text:p>
          </table:table-cell>
          <table:table-cell table:formula="of:=[levels_parameters.$I$2]*([.$A783]-1) + [levels_parameters.$H$2]+FLOOR([.$A783]/[levels_parameters.$J$2])" office:value-type="float" office:value="940" calcext:value-type="float">
            <text:p>940</text:p>
          </table:table-cell>
          <table:table-cell table:formula="of:=[levels_parameters.$E$2]*([.$A783]-1) + [levels_parameters.$D$2]" office:value-type="float" office:value="15770" calcext:value-type="float">
            <text:p>15770</text:p>
          </table:table-cell>
          <table:table-cell table:formula="of:=[levels_parameters.$G$2]*([.$A78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A784]^[levels_parameters.$B$2] + [levels_parameters.$C$2]*([.$A784]-1)+[levels_parameters.$A$2]" office:value-type="float" office:value="480052606" calcext:value-type="float">
            <text:p>480052606</text:p>
          </table:table-cell>
          <table:table-cell table:formula="of:=[.$C783]+[.$B783]" office:value-type="float" office:value="93731193302" calcext:value-type="float">
            <text:p>93731193302</text:p>
          </table:table-cell>
          <table:table-cell table:formula="of:=[levels_parameters.$I$2]*([.$A784]-1) + [levels_parameters.$H$2]+FLOOR([.$A784]/[levels_parameters.$J$2])" office:value-type="float" office:value="941" calcext:value-type="float">
            <text:p>941</text:p>
          </table:table-cell>
          <table:table-cell table:formula="of:=[levels_parameters.$E$2]*([.$A784]-1) + [levels_parameters.$D$2]" office:value-type="float" office:value="15790" calcext:value-type="float">
            <text:p>15790</text:p>
          </table:table-cell>
          <table:table-cell table:formula="of:=[levels_parameters.$G$2]*([.$A78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A785]^[levels_parameters.$B$2] + [levels_parameters.$C$2]*([.$A785]-1)+[levels_parameters.$A$2]" office:value-type="float" office:value="481894228" calcext:value-type="float">
            <text:p>481894228</text:p>
          </table:table-cell>
          <table:table-cell table:formula="of:=[.$C784]+[.$B784]" office:value-type="float" office:value="94211245908" calcext:value-type="float">
            <text:p>94211245908</text:p>
          </table:table-cell>
          <table:table-cell table:formula="of:=[levels_parameters.$I$2]*([.$A785]-1) + [levels_parameters.$H$2]+FLOOR([.$A785]/[levels_parameters.$J$2])" office:value-type="float" office:value="942" calcext:value-type="float">
            <text:p>942</text:p>
          </table:table-cell>
          <table:table-cell table:formula="of:=[levels_parameters.$E$2]*([.$A785]-1) + [levels_parameters.$D$2]" office:value-type="float" office:value="15810" calcext:value-type="float">
            <text:p>15810</text:p>
          </table:table-cell>
          <table:table-cell table:formula="of:=[levels_parameters.$G$2]*([.$A78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A786]^[levels_parameters.$B$2] + [levels_parameters.$C$2]*([.$A786]-1)+[levels_parameters.$A$2]" office:value-type="float" office:value="483740554" calcext:value-type="float">
            <text:p>483740554</text:p>
          </table:table-cell>
          <table:table-cell table:formula="of:=[.$C785]+[.$B785]" office:value-type="float" office:value="94693140136" calcext:value-type="float">
            <text:p>94693140136</text:p>
          </table:table-cell>
          <table:table-cell table:formula="of:=[levels_parameters.$I$2]*([.$A786]-1) + [levels_parameters.$H$2]+FLOOR([.$A786]/[levels_parameters.$J$2])" office:value-type="float" office:value="944" calcext:value-type="float">
            <text:p>944</text:p>
          </table:table-cell>
          <table:table-cell table:formula="of:=[levels_parameters.$E$2]*([.$A786]-1) + [levels_parameters.$D$2]" office:value-type="float" office:value="15830" calcext:value-type="float">
            <text:p>15830</text:p>
          </table:table-cell>
          <table:table-cell table:formula="of:=[levels_parameters.$G$2]*([.$A78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A787]^[levels_parameters.$B$2] + [levels_parameters.$C$2]*([.$A787]-1)+[levels_parameters.$A$2]" office:value-type="float" office:value="485591590" calcext:value-type="float">
            <text:p>485591590</text:p>
          </table:table-cell>
          <table:table-cell table:formula="of:=[.$C786]+[.$B786]" office:value-type="float" office:value="95176880690" calcext:value-type="float">
            <text:p>95176880690</text:p>
          </table:table-cell>
          <table:table-cell table:formula="of:=[levels_parameters.$I$2]*([.$A787]-1) + [levels_parameters.$H$2]+FLOOR([.$A787]/[levels_parameters.$J$2])" office:value-type="float" office:value="945" calcext:value-type="float">
            <text:p>945</text:p>
          </table:table-cell>
          <table:table-cell table:formula="of:=[levels_parameters.$E$2]*([.$A787]-1) + [levels_parameters.$D$2]" office:value-type="float" office:value="15850" calcext:value-type="float">
            <text:p>15850</text:p>
          </table:table-cell>
          <table:table-cell table:formula="of:=[levels_parameters.$G$2]*([.$A78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A788]^[levels_parameters.$B$2] + [levels_parameters.$C$2]*([.$A788]-1)+[levels_parameters.$A$2]" office:value-type="float" office:value="487447342" calcext:value-type="float">
            <text:p>487447342</text:p>
          </table:table-cell>
          <table:table-cell table:formula="of:=[.$C787]+[.$B787]" office:value-type="float" office:value="95662472280" calcext:value-type="float">
            <text:p>95662472280</text:p>
          </table:table-cell>
          <table:table-cell table:formula="of:=[levels_parameters.$I$2]*([.$A788]-1) + [levels_parameters.$H$2]+FLOOR([.$A788]/[levels_parameters.$J$2])" office:value-type="float" office:value="946" calcext:value-type="float">
            <text:p>946</text:p>
          </table:table-cell>
          <table:table-cell table:formula="of:=[levels_parameters.$E$2]*([.$A788]-1) + [levels_parameters.$D$2]" office:value-type="float" office:value="15870" calcext:value-type="float">
            <text:p>15870</text:p>
          </table:table-cell>
          <table:table-cell table:formula="of:=[levels_parameters.$G$2]*([.$A78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A789]^[levels_parameters.$B$2] + [levels_parameters.$C$2]*([.$A789]-1)+[levels_parameters.$A$2]" office:value-type="float" office:value="489307816" calcext:value-type="float">
            <text:p>489307816</text:p>
          </table:table-cell>
          <table:table-cell table:formula="of:=[.$C788]+[.$B788]" office:value-type="float" office:value="96149919622" calcext:value-type="float">
            <text:p>96149919622</text:p>
          </table:table-cell>
          <table:table-cell table:formula="of:=[levels_parameters.$I$2]*([.$A789]-1) + [levels_parameters.$H$2]+FLOOR([.$A789]/[levels_parameters.$J$2])" office:value-type="float" office:value="947" calcext:value-type="float">
            <text:p>947</text:p>
          </table:table-cell>
          <table:table-cell table:formula="of:=[levels_parameters.$E$2]*([.$A789]-1) + [levels_parameters.$D$2]" office:value-type="float" office:value="15890" calcext:value-type="float">
            <text:p>15890</text:p>
          </table:table-cell>
          <table:table-cell table:formula="of:=[levels_parameters.$G$2]*([.$A78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A790]^[levels_parameters.$B$2] + [levels_parameters.$C$2]*([.$A790]-1)+[levels_parameters.$A$2]" office:value-type="float" office:value="491173018" calcext:value-type="float">
            <text:p>491173018</text:p>
          </table:table-cell>
          <table:table-cell table:formula="of:=[.$C789]+[.$B789]" office:value-type="float" office:value="96639227438" calcext:value-type="float">
            <text:p>96639227438</text:p>
          </table:table-cell>
          <table:table-cell table:formula="of:=[levels_parameters.$I$2]*([.$A790]-1) + [levels_parameters.$H$2]+FLOOR([.$A790]/[levels_parameters.$J$2])" office:value-type="float" office:value="948" calcext:value-type="float">
            <text:p>948</text:p>
          </table:table-cell>
          <table:table-cell table:formula="of:=[levels_parameters.$E$2]*([.$A790]-1) + [levels_parameters.$D$2]" office:value-type="float" office:value="15910" calcext:value-type="float">
            <text:p>15910</text:p>
          </table:table-cell>
          <table:table-cell table:formula="of:=[levels_parameters.$G$2]*([.$A79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A791]^[levels_parameters.$B$2] + [levels_parameters.$C$2]*([.$A791]-1)+[levels_parameters.$A$2]" office:value-type="float" office:value="493042954" calcext:value-type="float">
            <text:p>493042954</text:p>
          </table:table-cell>
          <table:table-cell table:formula="of:=[.$C790]+[.$B790]" office:value-type="float" office:value="97130400456" calcext:value-type="float">
            <text:p>97130400456</text:p>
          </table:table-cell>
          <table:table-cell table:formula="of:=[levels_parameters.$I$2]*([.$A791]-1) + [levels_parameters.$H$2]+FLOOR([.$A791]/[levels_parameters.$J$2])" office:value-type="float" office:value="950" calcext:value-type="float">
            <text:p>950</text:p>
          </table:table-cell>
          <table:table-cell table:formula="of:=[levels_parameters.$E$2]*([.$A791]-1) + [levels_parameters.$D$2]" office:value-type="float" office:value="15930" calcext:value-type="float">
            <text:p>15930</text:p>
          </table:table-cell>
          <table:table-cell table:formula="of:=[levels_parameters.$G$2]*([.$A79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A792]^[levels_parameters.$B$2] + [levels_parameters.$C$2]*([.$A792]-1)+[levels_parameters.$A$2]" office:value-type="float" office:value="494917630" calcext:value-type="float">
            <text:p>494917630</text:p>
          </table:table-cell>
          <table:table-cell table:formula="of:=[.$C791]+[.$B791]" office:value-type="float" office:value="97623443410" calcext:value-type="float">
            <text:p>97623443410</text:p>
          </table:table-cell>
          <table:table-cell table:formula="of:=[levels_parameters.$I$2]*([.$A792]-1) + [levels_parameters.$H$2]+FLOOR([.$A792]/[levels_parameters.$J$2])" office:value-type="float" office:value="951" calcext:value-type="float">
            <text:p>951</text:p>
          </table:table-cell>
          <table:table-cell table:formula="of:=[levels_parameters.$E$2]*([.$A792]-1) + [levels_parameters.$D$2]" office:value-type="float" office:value="15950" calcext:value-type="float">
            <text:p>15950</text:p>
          </table:table-cell>
          <table:table-cell table:formula="of:=[levels_parameters.$G$2]*([.$A79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A793]^[levels_parameters.$B$2] + [levels_parameters.$C$2]*([.$A793]-1)+[levels_parameters.$A$2]" office:value-type="float" office:value="496797052" calcext:value-type="float">
            <text:p>496797052</text:p>
          </table:table-cell>
          <table:table-cell table:formula="of:=[.$C792]+[.$B792]" office:value-type="float" office:value="98118361040" calcext:value-type="float">
            <text:p>98118361040</text:p>
          </table:table-cell>
          <table:table-cell table:formula="of:=[levels_parameters.$I$2]*([.$A793]-1) + [levels_parameters.$H$2]+FLOOR([.$A793]/[levels_parameters.$J$2])" office:value-type="float" office:value="952" calcext:value-type="float">
            <text:p>952</text:p>
          </table:table-cell>
          <table:table-cell table:formula="of:=[levels_parameters.$E$2]*([.$A793]-1) + [levels_parameters.$D$2]" office:value-type="float" office:value="15970" calcext:value-type="float">
            <text:p>15970</text:p>
          </table:table-cell>
          <table:table-cell table:formula="of:=[levels_parameters.$G$2]*([.$A79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A794]^[levels_parameters.$B$2] + [levels_parameters.$C$2]*([.$A794]-1)+[levels_parameters.$A$2]" office:value-type="float" office:value="498681226" calcext:value-type="float">
            <text:p>498681226</text:p>
          </table:table-cell>
          <table:table-cell table:formula="of:=[.$C793]+[.$B793]" office:value-type="float" office:value="98615158092" calcext:value-type="float">
            <text:p>98615158092</text:p>
          </table:table-cell>
          <table:table-cell table:formula="of:=[levels_parameters.$I$2]*([.$A794]-1) + [levels_parameters.$H$2]+FLOOR([.$A794]/[levels_parameters.$J$2])" office:value-type="float" office:value="953" calcext:value-type="float">
            <text:p>953</text:p>
          </table:table-cell>
          <table:table-cell table:formula="of:=[levels_parameters.$E$2]*([.$A794]-1) + [levels_parameters.$D$2]" office:value-type="float" office:value="15990" calcext:value-type="float">
            <text:p>15990</text:p>
          </table:table-cell>
          <table:table-cell table:formula="of:=[levels_parameters.$G$2]*([.$A79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A795]^[levels_parameters.$B$2] + [levels_parameters.$C$2]*([.$A795]-1)+[levels_parameters.$A$2]" office:value-type="float" office:value="500570158" calcext:value-type="float">
            <text:p>500570158</text:p>
          </table:table-cell>
          <table:table-cell table:formula="of:=[.$C794]+[.$B794]" office:value-type="float" office:value="99113839318" calcext:value-type="float">
            <text:p>99113839318</text:p>
          </table:table-cell>
          <table:table-cell table:formula="of:=[levels_parameters.$I$2]*([.$A795]-1) + [levels_parameters.$H$2]+FLOOR([.$A795]/[levels_parameters.$J$2])" office:value-type="float" office:value="954" calcext:value-type="float">
            <text:p>954</text:p>
          </table:table-cell>
          <table:table-cell table:formula="of:=[levels_parameters.$E$2]*([.$A795]-1) + [levels_parameters.$D$2]" office:value-type="float" office:value="16010" calcext:value-type="float">
            <text:p>16010</text:p>
          </table:table-cell>
          <table:table-cell table:formula="of:=[levels_parameters.$G$2]*([.$A79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A796]^[levels_parameters.$B$2] + [levels_parameters.$C$2]*([.$A796]-1)+[levels_parameters.$A$2]" office:value-type="float" office:value="502463854" calcext:value-type="float">
            <text:p>502463854</text:p>
          </table:table-cell>
          <table:table-cell table:formula="of:=[.$C795]+[.$B795]" office:value-type="float" office:value="99614409476" calcext:value-type="float">
            <text:p>99614409476</text:p>
          </table:table-cell>
          <table:table-cell table:formula="of:=[levels_parameters.$I$2]*([.$A796]-1) + [levels_parameters.$H$2]+FLOOR([.$A796]/[levels_parameters.$J$2])" office:value-type="float" office:value="956" calcext:value-type="float">
            <text:p>956</text:p>
          </table:table-cell>
          <table:table-cell table:formula="of:=[levels_parameters.$E$2]*([.$A796]-1) + [levels_parameters.$D$2]" office:value-type="float" office:value="16030" calcext:value-type="float">
            <text:p>16030</text:p>
          </table:table-cell>
          <table:table-cell table:formula="of:=[levels_parameters.$G$2]*([.$A79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A797]^[levels_parameters.$B$2] + [levels_parameters.$C$2]*([.$A797]-1)+[levels_parameters.$A$2]" office:value-type="float" office:value="504362320" calcext:value-type="float">
            <text:p>504362320</text:p>
          </table:table-cell>
          <table:table-cell table:formula="of:=[.$C796]+[.$B796]" office:value-type="float" office:value="100116873330" calcext:value-type="float">
            <text:p>100116873330</text:p>
          </table:table-cell>
          <table:table-cell table:formula="of:=[levels_parameters.$I$2]*([.$A797]-1) + [levels_parameters.$H$2]+FLOOR([.$A797]/[levels_parameters.$J$2])" office:value-type="float" office:value="957" calcext:value-type="float">
            <text:p>957</text:p>
          </table:table-cell>
          <table:table-cell table:formula="of:=[levels_parameters.$E$2]*([.$A797]-1) + [levels_parameters.$D$2]" office:value-type="float" office:value="16050" calcext:value-type="float">
            <text:p>16050</text:p>
          </table:table-cell>
          <table:table-cell table:formula="of:=[levels_parameters.$G$2]*([.$A79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A798]^[levels_parameters.$B$2] + [levels_parameters.$C$2]*([.$A798]-1)+[levels_parameters.$A$2]" office:value-type="float" office:value="506265562" calcext:value-type="float">
            <text:p>506265562</text:p>
          </table:table-cell>
          <table:table-cell table:formula="of:=[.$C797]+[.$B797]" office:value-type="float" office:value="100621235650" calcext:value-type="float">
            <text:p>100621235650</text:p>
          </table:table-cell>
          <table:table-cell table:formula="of:=[levels_parameters.$I$2]*([.$A798]-1) + [levels_parameters.$H$2]+FLOOR([.$A798]/[levels_parameters.$J$2])" office:value-type="float" office:value="958" calcext:value-type="float">
            <text:p>958</text:p>
          </table:table-cell>
          <table:table-cell table:formula="of:=[levels_parameters.$E$2]*([.$A798]-1) + [levels_parameters.$D$2]" office:value-type="float" office:value="16070" calcext:value-type="float">
            <text:p>16070</text:p>
          </table:table-cell>
          <table:table-cell table:formula="of:=[levels_parameters.$G$2]*([.$A79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A799]^[levels_parameters.$B$2] + [levels_parameters.$C$2]*([.$A799]-1)+[levels_parameters.$A$2]" office:value-type="float" office:value="508173586" calcext:value-type="float">
            <text:p>508173586</text:p>
          </table:table-cell>
          <table:table-cell table:formula="of:=[.$C798]+[.$B798]" office:value-type="float" office:value="101127501212" calcext:value-type="float">
            <text:p>101127501212</text:p>
          </table:table-cell>
          <table:table-cell table:formula="of:=[levels_parameters.$I$2]*([.$A799]-1) + [levels_parameters.$H$2]+FLOOR([.$A799]/[levels_parameters.$J$2])" office:value-type="float" office:value="959" calcext:value-type="float">
            <text:p>959</text:p>
          </table:table-cell>
          <table:table-cell table:formula="of:=[levels_parameters.$E$2]*([.$A799]-1) + [levels_parameters.$D$2]" office:value-type="float" office:value="16090" calcext:value-type="float">
            <text:p>16090</text:p>
          </table:table-cell>
          <table:table-cell table:formula="of:=[levels_parameters.$G$2]*([.$A79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A800]^[levels_parameters.$B$2] + [levels_parameters.$C$2]*([.$A800]-1)+[levels_parameters.$A$2]" office:value-type="float" office:value="510086398" calcext:value-type="float">
            <text:p>510086398</text:p>
          </table:table-cell>
          <table:table-cell table:formula="of:=[.$C799]+[.$B799]" office:value-type="float" office:value="101635674798" calcext:value-type="float">
            <text:p>101635674798</text:p>
          </table:table-cell>
          <table:table-cell table:formula="of:=[levels_parameters.$I$2]*([.$A800]-1) + [levels_parameters.$H$2]+FLOOR([.$A800]/[levels_parameters.$J$2])" office:value-type="float" office:value="960" calcext:value-type="float">
            <text:p>960</text:p>
          </table:table-cell>
          <table:table-cell table:formula="of:=[levels_parameters.$E$2]*([.$A800]-1) + [levels_parameters.$D$2]" office:value-type="float" office:value="16110" calcext:value-type="float">
            <text:p>16110</text:p>
          </table:table-cell>
          <table:table-cell table:formula="of:=[levels_parameters.$G$2]*([.$A80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A801]^[levels_parameters.$B$2] + [levels_parameters.$C$2]*([.$A801]-1)+[levels_parameters.$A$2]" office:value-type="float" office:value="512004004" calcext:value-type="float">
            <text:p>512004004</text:p>
          </table:table-cell>
          <table:table-cell table:formula="of:=[.$C800]+[.$B800]" office:value-type="float" office:value="102145761196" calcext:value-type="float">
            <text:p>102145761196</text:p>
          </table:table-cell>
          <table:table-cell table:formula="of:=[levels_parameters.$I$2]*([.$A801]-1) + [levels_parameters.$H$2]+FLOOR([.$A801]/[levels_parameters.$J$2])" office:value-type="float" office:value="962" calcext:value-type="float">
            <text:p>962</text:p>
          </table:table-cell>
          <table:table-cell table:formula="of:=[levels_parameters.$E$2]*([.$A801]-1) + [levels_parameters.$D$2]" office:value-type="float" office:value="16130" calcext:value-type="float">
            <text:p>16130</text:p>
          </table:table-cell>
          <table:table-cell table:formula="of:=[levels_parameters.$G$2]*([.$A80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A802]^[levels_parameters.$B$2] + [levels_parameters.$C$2]*([.$A802]-1)+[levels_parameters.$A$2]" office:value-type="float" office:value="513926410" calcext:value-type="float">
            <text:p>513926410</text:p>
          </table:table-cell>
          <table:table-cell table:formula="of:=[.$C801]+[.$B801]" office:value-type="float" office:value="102657765200" calcext:value-type="float">
            <text:p>102657765200</text:p>
          </table:table-cell>
          <table:table-cell table:formula="of:=[levels_parameters.$I$2]*([.$A802]-1) + [levels_parameters.$H$2]+FLOOR([.$A802]/[levels_parameters.$J$2])" office:value-type="float" office:value="963" calcext:value-type="float">
            <text:p>963</text:p>
          </table:table-cell>
          <table:table-cell table:formula="of:=[levels_parameters.$E$2]*([.$A802]-1) + [levels_parameters.$D$2]" office:value-type="float" office:value="16150" calcext:value-type="float">
            <text:p>16150</text:p>
          </table:table-cell>
          <table:table-cell table:formula="of:=[levels_parameters.$G$2]*([.$A80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A803]^[levels_parameters.$B$2] + [levels_parameters.$C$2]*([.$A803]-1)+[levels_parameters.$A$2]" office:value-type="float" office:value="515853622" calcext:value-type="float">
            <text:p>515853622</text:p>
          </table:table-cell>
          <table:table-cell table:formula="of:=[.$C802]+[.$B802]" office:value-type="float" office:value="103171691610" calcext:value-type="float">
            <text:p>103171691610</text:p>
          </table:table-cell>
          <table:table-cell table:formula="of:=[levels_parameters.$I$2]*([.$A803]-1) + [levels_parameters.$H$2]+FLOOR([.$A803]/[levels_parameters.$J$2])" office:value-type="float" office:value="964" calcext:value-type="float">
            <text:p>964</text:p>
          </table:table-cell>
          <table:table-cell table:formula="of:=[levels_parameters.$E$2]*([.$A803]-1) + [levels_parameters.$D$2]" office:value-type="float" office:value="16170" calcext:value-type="float">
            <text:p>16170</text:p>
          </table:table-cell>
          <table:table-cell table:formula="of:=[levels_parameters.$G$2]*([.$A80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A804]^[levels_parameters.$B$2] + [levels_parameters.$C$2]*([.$A804]-1)+[levels_parameters.$A$2]" office:value-type="float" office:value="517785646" calcext:value-type="float">
            <text:p>517785646</text:p>
          </table:table-cell>
          <table:table-cell table:formula="of:=[.$C803]+[.$B803]" office:value-type="float" office:value="103687545232" calcext:value-type="float">
            <text:p>103687545232</text:p>
          </table:table-cell>
          <table:table-cell table:formula="of:=[levels_parameters.$I$2]*([.$A804]-1) + [levels_parameters.$H$2]+FLOOR([.$A804]/[levels_parameters.$J$2])" office:value-type="float" office:value="965" calcext:value-type="float">
            <text:p>965</text:p>
          </table:table-cell>
          <table:table-cell table:formula="of:=[levels_parameters.$E$2]*([.$A804]-1) + [levels_parameters.$D$2]" office:value-type="float" office:value="16190" calcext:value-type="float">
            <text:p>16190</text:p>
          </table:table-cell>
          <table:table-cell table:formula="of:=[levels_parameters.$G$2]*([.$A80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A805]^[levels_parameters.$B$2] + [levels_parameters.$C$2]*([.$A805]-1)+[levels_parameters.$A$2]" office:value-type="float" office:value="519722488" calcext:value-type="float">
            <text:p>519722488</text:p>
          </table:table-cell>
          <table:table-cell table:formula="of:=[.$C804]+[.$B804]" office:value-type="float" office:value="104205330878" calcext:value-type="float">
            <text:p>104205330878</text:p>
          </table:table-cell>
          <table:table-cell table:formula="of:=[levels_parameters.$I$2]*([.$A805]-1) + [levels_parameters.$H$2]+FLOOR([.$A805]/[levels_parameters.$J$2])" office:value-type="float" office:value="966" calcext:value-type="float">
            <text:p>966</text:p>
          </table:table-cell>
          <table:table-cell table:formula="of:=[levels_parameters.$E$2]*([.$A805]-1) + [levels_parameters.$D$2]" office:value-type="float" office:value="16210" calcext:value-type="float">
            <text:p>16210</text:p>
          </table:table-cell>
          <table:table-cell table:formula="of:=[levels_parameters.$G$2]*([.$A80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A806]^[levels_parameters.$B$2] + [levels_parameters.$C$2]*([.$A806]-1)+[levels_parameters.$A$2]" office:value-type="float" office:value="521664154" calcext:value-type="float">
            <text:p>521664154</text:p>
          </table:table-cell>
          <table:table-cell table:formula="of:=[.$C805]+[.$B805]" office:value-type="float" office:value="104725053366" calcext:value-type="float">
            <text:p>104725053366</text:p>
          </table:table-cell>
          <table:table-cell table:formula="of:=[levels_parameters.$I$2]*([.$A806]-1) + [levels_parameters.$H$2]+FLOOR([.$A806]/[levels_parameters.$J$2])" office:value-type="float" office:value="968" calcext:value-type="float">
            <text:p>968</text:p>
          </table:table-cell>
          <table:table-cell table:formula="of:=[levels_parameters.$E$2]*([.$A806]-1) + [levels_parameters.$D$2]" office:value-type="float" office:value="16230" calcext:value-type="float">
            <text:p>16230</text:p>
          </table:table-cell>
          <table:table-cell table:formula="of:=[levels_parameters.$G$2]*([.$A80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A807]^[levels_parameters.$B$2] + [levels_parameters.$C$2]*([.$A807]-1)+[levels_parameters.$A$2]" office:value-type="float" office:value="523610650" calcext:value-type="float">
            <text:p>523610650</text:p>
          </table:table-cell>
          <table:table-cell table:formula="of:=[.$C806]+[.$B806]" office:value-type="float" office:value="105246717520" calcext:value-type="float">
            <text:p>105246717520</text:p>
          </table:table-cell>
          <table:table-cell table:formula="of:=[levels_parameters.$I$2]*([.$A807]-1) + [levels_parameters.$H$2]+FLOOR([.$A807]/[levels_parameters.$J$2])" office:value-type="float" office:value="969" calcext:value-type="float">
            <text:p>969</text:p>
          </table:table-cell>
          <table:table-cell table:formula="of:=[levels_parameters.$E$2]*([.$A807]-1) + [levels_parameters.$D$2]" office:value-type="float" office:value="16250" calcext:value-type="float">
            <text:p>16250</text:p>
          </table:table-cell>
          <table:table-cell table:formula="of:=[levels_parameters.$G$2]*([.$A80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A808]^[levels_parameters.$B$2] + [levels_parameters.$C$2]*([.$A808]-1)+[levels_parameters.$A$2]" office:value-type="float" office:value="525561982" calcext:value-type="float">
            <text:p>525561982</text:p>
          </table:table-cell>
          <table:table-cell table:formula="of:=[.$C807]+[.$B807]" office:value-type="float" office:value="105770328170" calcext:value-type="float">
            <text:p>105770328170</text:p>
          </table:table-cell>
          <table:table-cell table:formula="of:=[levels_parameters.$I$2]*([.$A808]-1) + [levels_parameters.$H$2]+FLOOR([.$A808]/[levels_parameters.$J$2])" office:value-type="float" office:value="970" calcext:value-type="float">
            <text:p>970</text:p>
          </table:table-cell>
          <table:table-cell table:formula="of:=[levels_parameters.$E$2]*([.$A808]-1) + [levels_parameters.$D$2]" office:value-type="float" office:value="16270" calcext:value-type="float">
            <text:p>16270</text:p>
          </table:table-cell>
          <table:table-cell table:formula="of:=[levels_parameters.$G$2]*([.$A80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A809]^[levels_parameters.$B$2] + [levels_parameters.$C$2]*([.$A809]-1)+[levels_parameters.$A$2]" office:value-type="float" office:value="527518156" calcext:value-type="float">
            <text:p>527518156</text:p>
          </table:table-cell>
          <table:table-cell table:formula="of:=[.$C808]+[.$B808]" office:value-type="float" office:value="106295890152" calcext:value-type="float">
            <text:p>106295890152</text:p>
          </table:table-cell>
          <table:table-cell table:formula="of:=[levels_parameters.$I$2]*([.$A809]-1) + [levels_parameters.$H$2]+FLOOR([.$A809]/[levels_parameters.$J$2])" office:value-type="float" office:value="971" calcext:value-type="float">
            <text:p>971</text:p>
          </table:table-cell>
          <table:table-cell table:formula="of:=[levels_parameters.$E$2]*([.$A809]-1) + [levels_parameters.$D$2]" office:value-type="float" office:value="16290" calcext:value-type="float">
            <text:p>16290</text:p>
          </table:table-cell>
          <table:table-cell table:formula="of:=[levels_parameters.$G$2]*([.$A80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A810]^[levels_parameters.$B$2] + [levels_parameters.$C$2]*([.$A810]-1)+[levels_parameters.$A$2]" office:value-type="float" office:value="529479178" calcext:value-type="float">
            <text:p>529479178</text:p>
          </table:table-cell>
          <table:table-cell table:formula="of:=[.$C809]+[.$B809]" office:value-type="float" office:value="106823408308" calcext:value-type="float">
            <text:p>106823408308</text:p>
          </table:table-cell>
          <table:table-cell table:formula="of:=[levels_parameters.$I$2]*([.$A810]-1) + [levels_parameters.$H$2]+FLOOR([.$A810]/[levels_parameters.$J$2])" office:value-type="float" office:value="972" calcext:value-type="float">
            <text:p>972</text:p>
          </table:table-cell>
          <table:table-cell table:formula="of:=[levels_parameters.$E$2]*([.$A810]-1) + [levels_parameters.$D$2]" office:value-type="float" office:value="16310" calcext:value-type="float">
            <text:p>16310</text:p>
          </table:table-cell>
          <table:table-cell table:formula="of:=[levels_parameters.$G$2]*([.$A81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A811]^[levels_parameters.$B$2] + [levels_parameters.$C$2]*([.$A811]-1)+[levels_parameters.$A$2]" office:value-type="float" office:value="531445054" calcext:value-type="float">
            <text:p>531445054</text:p>
          </table:table-cell>
          <table:table-cell table:formula="of:=[.$C810]+[.$B810]" office:value-type="float" office:value="107352887486" calcext:value-type="float">
            <text:p>107352887486</text:p>
          </table:table-cell>
          <table:table-cell table:formula="of:=[levels_parameters.$I$2]*([.$A811]-1) + [levels_parameters.$H$2]+FLOOR([.$A811]/[levels_parameters.$J$2])" office:value-type="float" office:value="974" calcext:value-type="float">
            <text:p>974</text:p>
          </table:table-cell>
          <table:table-cell table:formula="of:=[levels_parameters.$E$2]*([.$A811]-1) + [levels_parameters.$D$2]" office:value-type="float" office:value="16330" calcext:value-type="float">
            <text:p>16330</text:p>
          </table:table-cell>
          <table:table-cell table:formula="of:=[levels_parameters.$G$2]*([.$A81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A812]^[levels_parameters.$B$2] + [levels_parameters.$C$2]*([.$A812]-1)+[levels_parameters.$A$2]" office:value-type="float" office:value="533415790" calcext:value-type="float">
            <text:p>533415790</text:p>
          </table:table-cell>
          <table:table-cell table:formula="of:=[.$C811]+[.$B811]" office:value-type="float" office:value="107884332540" calcext:value-type="float">
            <text:p>107884332540</text:p>
          </table:table-cell>
          <table:table-cell table:formula="of:=[levels_parameters.$I$2]*([.$A812]-1) + [levels_parameters.$H$2]+FLOOR([.$A812]/[levels_parameters.$J$2])" office:value-type="float" office:value="975" calcext:value-type="float">
            <text:p>975</text:p>
          </table:table-cell>
          <table:table-cell table:formula="of:=[levels_parameters.$E$2]*([.$A812]-1) + [levels_parameters.$D$2]" office:value-type="float" office:value="16350" calcext:value-type="float">
            <text:p>16350</text:p>
          </table:table-cell>
          <table:table-cell table:formula="of:=[levels_parameters.$G$2]*([.$A81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A813]^[levels_parameters.$B$2] + [levels_parameters.$C$2]*([.$A813]-1)+[levels_parameters.$A$2]" office:value-type="float" office:value="535391392" calcext:value-type="float">
            <text:p>535391392</text:p>
          </table:table-cell>
          <table:table-cell table:formula="of:=[.$C812]+[.$B812]" office:value-type="float" office:value="108417748330" calcext:value-type="float">
            <text:p>108417748330</text:p>
          </table:table-cell>
          <table:table-cell table:formula="of:=[levels_parameters.$I$2]*([.$A813]-1) + [levels_parameters.$H$2]+FLOOR([.$A813]/[levels_parameters.$J$2])" office:value-type="float" office:value="976" calcext:value-type="float">
            <text:p>976</text:p>
          </table:table-cell>
          <table:table-cell table:formula="of:=[levels_parameters.$E$2]*([.$A813]-1) + [levels_parameters.$D$2]" office:value-type="float" office:value="16370" calcext:value-type="float">
            <text:p>16370</text:p>
          </table:table-cell>
          <table:table-cell table:formula="of:=[levels_parameters.$G$2]*([.$A81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A814]^[levels_parameters.$B$2] + [levels_parameters.$C$2]*([.$A814]-1)+[levels_parameters.$A$2]" office:value-type="float" office:value="537371866" calcext:value-type="float">
            <text:p>537371866</text:p>
          </table:table-cell>
          <table:table-cell table:formula="of:=[.$C813]+[.$B813]" office:value-type="float" office:value="108953139722" calcext:value-type="float">
            <text:p>108953139722</text:p>
          </table:table-cell>
          <table:table-cell table:formula="of:=[levels_parameters.$I$2]*([.$A814]-1) + [levels_parameters.$H$2]+FLOOR([.$A814]/[levels_parameters.$J$2])" office:value-type="float" office:value="977" calcext:value-type="float">
            <text:p>977</text:p>
          </table:table-cell>
          <table:table-cell table:formula="of:=[levels_parameters.$E$2]*([.$A814]-1) + [levels_parameters.$D$2]" office:value-type="float" office:value="16390" calcext:value-type="float">
            <text:p>16390</text:p>
          </table:table-cell>
          <table:table-cell table:formula="of:=[levels_parameters.$G$2]*([.$A81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A815]^[levels_parameters.$B$2] + [levels_parameters.$C$2]*([.$A815]-1)+[levels_parameters.$A$2]" office:value-type="float" office:value="539357218" calcext:value-type="float">
            <text:p>539357218</text:p>
          </table:table-cell>
          <table:table-cell table:formula="of:=[.$C814]+[.$B814]" office:value-type="float" office:value="109490511588" calcext:value-type="float">
            <text:p>109490511588</text:p>
          </table:table-cell>
          <table:table-cell table:formula="of:=[levels_parameters.$I$2]*([.$A815]-1) + [levels_parameters.$H$2]+FLOOR([.$A815]/[levels_parameters.$J$2])" office:value-type="float" office:value="978" calcext:value-type="float">
            <text:p>978</text:p>
          </table:table-cell>
          <table:table-cell table:formula="of:=[levels_parameters.$E$2]*([.$A815]-1) + [levels_parameters.$D$2]" office:value-type="float" office:value="16410" calcext:value-type="float">
            <text:p>16410</text:p>
          </table:table-cell>
          <table:table-cell table:formula="of:=[levels_parameters.$G$2]*([.$A81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A816]^[levels_parameters.$B$2] + [levels_parameters.$C$2]*([.$A816]-1)+[levels_parameters.$A$2]" office:value-type="float" office:value="541347454" calcext:value-type="float">
            <text:p>541347454</text:p>
          </table:table-cell>
          <table:table-cell table:formula="of:=[.$C815]+[.$B815]" office:value-type="float" office:value="110029868806" calcext:value-type="float">
            <text:p>110029868806</text:p>
          </table:table-cell>
          <table:table-cell table:formula="of:=[levels_parameters.$I$2]*([.$A816]-1) + [levels_parameters.$H$2]+FLOOR([.$A816]/[levels_parameters.$J$2])" office:value-type="float" office:value="980" calcext:value-type="float">
            <text:p>980</text:p>
          </table:table-cell>
          <table:table-cell table:formula="of:=[levels_parameters.$E$2]*([.$A816]-1) + [levels_parameters.$D$2]" office:value-type="float" office:value="16430" calcext:value-type="float">
            <text:p>16430</text:p>
          </table:table-cell>
          <table:table-cell table:formula="of:=[levels_parameters.$G$2]*([.$A81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A817]^[levels_parameters.$B$2] + [levels_parameters.$C$2]*([.$A817]-1)+[levels_parameters.$A$2]" office:value-type="float" office:value="543342580" calcext:value-type="float">
            <text:p>543342580</text:p>
          </table:table-cell>
          <table:table-cell table:formula="of:=[.$C816]+[.$B816]" office:value-type="float" office:value="110571216260" calcext:value-type="float">
            <text:p>110571216260</text:p>
          </table:table-cell>
          <table:table-cell table:formula="of:=[levels_parameters.$I$2]*([.$A817]-1) + [levels_parameters.$H$2]+FLOOR([.$A817]/[levels_parameters.$J$2])" office:value-type="float" office:value="981" calcext:value-type="float">
            <text:p>981</text:p>
          </table:table-cell>
          <table:table-cell table:formula="of:=[levels_parameters.$E$2]*([.$A817]-1) + [levels_parameters.$D$2]" office:value-type="float" office:value="16450" calcext:value-type="float">
            <text:p>16450</text:p>
          </table:table-cell>
          <table:table-cell table:formula="of:=[levels_parameters.$G$2]*([.$A81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A818]^[levels_parameters.$B$2] + [levels_parameters.$C$2]*([.$A818]-1)+[levels_parameters.$A$2]" office:value-type="float" office:value="545342602" calcext:value-type="float">
            <text:p>545342602</text:p>
          </table:table-cell>
          <table:table-cell table:formula="of:=[.$C817]+[.$B817]" office:value-type="float" office:value="111114558840" calcext:value-type="float">
            <text:p>111114558840</text:p>
          </table:table-cell>
          <table:table-cell table:formula="of:=[levels_parameters.$I$2]*([.$A818]-1) + [levels_parameters.$H$2]+FLOOR([.$A818]/[levels_parameters.$J$2])" office:value-type="float" office:value="982" calcext:value-type="float">
            <text:p>982</text:p>
          </table:table-cell>
          <table:table-cell table:formula="of:=[levels_parameters.$E$2]*([.$A818]-1) + [levels_parameters.$D$2]" office:value-type="float" office:value="16470" calcext:value-type="float">
            <text:p>16470</text:p>
          </table:table-cell>
          <table:table-cell table:formula="of:=[levels_parameters.$G$2]*([.$A81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A819]^[levels_parameters.$B$2] + [levels_parameters.$C$2]*([.$A819]-1)+[levels_parameters.$A$2]" office:value-type="float" office:value="547347526" calcext:value-type="float">
            <text:p>547347526</text:p>
          </table:table-cell>
          <table:table-cell table:formula="of:=[.$C818]+[.$B818]" office:value-type="float" office:value="111659901442" calcext:value-type="float">
            <text:p>111659901442</text:p>
          </table:table-cell>
          <table:table-cell table:formula="of:=[levels_parameters.$I$2]*([.$A819]-1) + [levels_parameters.$H$2]+FLOOR([.$A819]/[levels_parameters.$J$2])" office:value-type="float" office:value="983" calcext:value-type="float">
            <text:p>983</text:p>
          </table:table-cell>
          <table:table-cell table:formula="of:=[levels_parameters.$E$2]*([.$A819]-1) + [levels_parameters.$D$2]" office:value-type="float" office:value="16490" calcext:value-type="float">
            <text:p>16490</text:p>
          </table:table-cell>
          <table:table-cell table:formula="of:=[levels_parameters.$G$2]*([.$A81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A820]^[levels_parameters.$B$2] + [levels_parameters.$C$2]*([.$A820]-1)+[levels_parameters.$A$2]" office:value-type="float" office:value="549357358" calcext:value-type="float">
            <text:p>549357358</text:p>
          </table:table-cell>
          <table:table-cell table:formula="of:=[.$C819]+[.$B819]" office:value-type="float" office:value="112207248968" calcext:value-type="float">
            <text:p>112207248968</text:p>
          </table:table-cell>
          <table:table-cell table:formula="of:=[levels_parameters.$I$2]*([.$A820]-1) + [levels_parameters.$H$2]+FLOOR([.$A820]/[levels_parameters.$J$2])" office:value-type="float" office:value="984" calcext:value-type="float">
            <text:p>984</text:p>
          </table:table-cell>
          <table:table-cell table:formula="of:=[levels_parameters.$E$2]*([.$A820]-1) + [levels_parameters.$D$2]" office:value-type="float" office:value="16510" calcext:value-type="float">
            <text:p>16510</text:p>
          </table:table-cell>
          <table:table-cell table:formula="of:=[levels_parameters.$G$2]*([.$A82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A821]^[levels_parameters.$B$2] + [levels_parameters.$C$2]*([.$A821]-1)+[levels_parameters.$A$2]" office:value-type="float" office:value="551372104" calcext:value-type="float">
            <text:p>551372104</text:p>
          </table:table-cell>
          <table:table-cell table:formula="of:=[.$C820]+[.$B820]" office:value-type="float" office:value="112756606326" calcext:value-type="float">
            <text:p>112756606326</text:p>
          </table:table-cell>
          <table:table-cell table:formula="of:=[levels_parameters.$I$2]*([.$A821]-1) + [levels_parameters.$H$2]+FLOOR([.$A821]/[levels_parameters.$J$2])" office:value-type="float" office:value="986" calcext:value-type="float">
            <text:p>986</text:p>
          </table:table-cell>
          <table:table-cell table:formula="of:=[levels_parameters.$E$2]*([.$A821]-1) + [levels_parameters.$D$2]" office:value-type="float" office:value="16530" calcext:value-type="float">
            <text:p>16530</text:p>
          </table:table-cell>
          <table:table-cell table:formula="of:=[levels_parameters.$G$2]*([.$A82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A822]^[levels_parameters.$B$2] + [levels_parameters.$C$2]*([.$A822]-1)+[levels_parameters.$A$2]" office:value-type="float" office:value="553391770" calcext:value-type="float">
            <text:p>553391770</text:p>
          </table:table-cell>
          <table:table-cell table:formula="of:=[.$C821]+[.$B821]" office:value-type="float" office:value="113307978430" calcext:value-type="float">
            <text:p>113307978430</text:p>
          </table:table-cell>
          <table:table-cell table:formula="of:=[levels_parameters.$I$2]*([.$A822]-1) + [levels_parameters.$H$2]+FLOOR([.$A822]/[levels_parameters.$J$2])" office:value-type="float" office:value="987" calcext:value-type="float">
            <text:p>987</text:p>
          </table:table-cell>
          <table:table-cell table:formula="of:=[levels_parameters.$E$2]*([.$A822]-1) + [levels_parameters.$D$2]" office:value-type="float" office:value="16550" calcext:value-type="float">
            <text:p>16550</text:p>
          </table:table-cell>
          <table:table-cell table:formula="of:=[levels_parameters.$G$2]*([.$A82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A823]^[levels_parameters.$B$2] + [levels_parameters.$C$2]*([.$A823]-1)+[levels_parameters.$A$2]" office:value-type="float" office:value="555416362" calcext:value-type="float">
            <text:p>555416362</text:p>
          </table:table-cell>
          <table:table-cell table:formula="of:=[.$C822]+[.$B822]" office:value-type="float" office:value="113861370200" calcext:value-type="float">
            <text:p>113861370200</text:p>
          </table:table-cell>
          <table:table-cell table:formula="of:=[levels_parameters.$I$2]*([.$A823]-1) + [levels_parameters.$H$2]+FLOOR([.$A823]/[levels_parameters.$J$2])" office:value-type="float" office:value="988" calcext:value-type="float">
            <text:p>988</text:p>
          </table:table-cell>
          <table:table-cell table:formula="of:=[levels_parameters.$E$2]*([.$A823]-1) + [levels_parameters.$D$2]" office:value-type="float" office:value="16570" calcext:value-type="float">
            <text:p>16570</text:p>
          </table:table-cell>
          <table:table-cell table:formula="of:=[levels_parameters.$G$2]*([.$A82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A824]^[levels_parameters.$B$2] + [levels_parameters.$C$2]*([.$A824]-1)+[levels_parameters.$A$2]" office:value-type="float" office:value="557445886" calcext:value-type="float">
            <text:p>557445886</text:p>
          </table:table-cell>
          <table:table-cell table:formula="of:=[.$C823]+[.$B823]" office:value-type="float" office:value="114416786562" calcext:value-type="float">
            <text:p>114416786562</text:p>
          </table:table-cell>
          <table:table-cell table:formula="of:=[levels_parameters.$I$2]*([.$A824]-1) + [levels_parameters.$H$2]+FLOOR([.$A824]/[levels_parameters.$J$2])" office:value-type="float" office:value="989" calcext:value-type="float">
            <text:p>989</text:p>
          </table:table-cell>
          <table:table-cell table:formula="of:=[levels_parameters.$E$2]*([.$A824]-1) + [levels_parameters.$D$2]" office:value-type="float" office:value="16590" calcext:value-type="float">
            <text:p>16590</text:p>
          </table:table-cell>
          <table:table-cell table:formula="of:=[levels_parameters.$G$2]*([.$A82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A825]^[levels_parameters.$B$2] + [levels_parameters.$C$2]*([.$A825]-1)+[levels_parameters.$A$2]" office:value-type="float" office:value="559480348" calcext:value-type="float">
            <text:p>559480348</text:p>
          </table:table-cell>
          <table:table-cell table:formula="of:=[.$C824]+[.$B824]" office:value-type="float" office:value="114974232448" calcext:value-type="float">
            <text:p>114974232448</text:p>
          </table:table-cell>
          <table:table-cell table:formula="of:=[levels_parameters.$I$2]*([.$A825]-1) + [levels_parameters.$H$2]+FLOOR([.$A825]/[levels_parameters.$J$2])" office:value-type="float" office:value="990" calcext:value-type="float">
            <text:p>990</text:p>
          </table:table-cell>
          <table:table-cell table:formula="of:=[levels_parameters.$E$2]*([.$A825]-1) + [levels_parameters.$D$2]" office:value-type="float" office:value="16610" calcext:value-type="float">
            <text:p>16610</text:p>
          </table:table-cell>
          <table:table-cell table:formula="of:=[levels_parameters.$G$2]*([.$A82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A826]^[levels_parameters.$B$2] + [levels_parameters.$C$2]*([.$A826]-1)+[levels_parameters.$A$2]" office:value-type="float" office:value="561519754" calcext:value-type="float">
            <text:p>561519754</text:p>
          </table:table-cell>
          <table:table-cell table:formula="of:=[.$C825]+[.$B825]" office:value-type="float" office:value="115533712796" calcext:value-type="float">
            <text:p>115533712796</text:p>
          </table:table-cell>
          <table:table-cell table:formula="of:=[levels_parameters.$I$2]*([.$A826]-1) + [levels_parameters.$H$2]+FLOOR([.$A826]/[levels_parameters.$J$2])" office:value-type="float" office:value="992" calcext:value-type="float">
            <text:p>992</text:p>
          </table:table-cell>
          <table:table-cell table:formula="of:=[levels_parameters.$E$2]*([.$A826]-1) + [levels_parameters.$D$2]" office:value-type="float" office:value="16630" calcext:value-type="float">
            <text:p>16630</text:p>
          </table:table-cell>
          <table:table-cell table:formula="of:=[levels_parameters.$G$2]*([.$A82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A827]^[levels_parameters.$B$2] + [levels_parameters.$C$2]*([.$A827]-1)+[levels_parameters.$A$2]" office:value-type="float" office:value="563564110" calcext:value-type="float">
            <text:p>563564110</text:p>
          </table:table-cell>
          <table:table-cell table:formula="of:=[.$C826]+[.$B826]" office:value-type="float" office:value="116095232550" calcext:value-type="float">
            <text:p>116095232550</text:p>
          </table:table-cell>
          <table:table-cell table:formula="of:=[levels_parameters.$I$2]*([.$A827]-1) + [levels_parameters.$H$2]+FLOOR([.$A827]/[levels_parameters.$J$2])" office:value-type="float" office:value="993" calcext:value-type="float">
            <text:p>993</text:p>
          </table:table-cell>
          <table:table-cell table:formula="of:=[levels_parameters.$E$2]*([.$A827]-1) + [levels_parameters.$D$2]" office:value-type="float" office:value="16650" calcext:value-type="float">
            <text:p>16650</text:p>
          </table:table-cell>
          <table:table-cell table:formula="of:=[levels_parameters.$G$2]*([.$A82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A828]^[levels_parameters.$B$2] + [levels_parameters.$C$2]*([.$A828]-1)+[levels_parameters.$A$2]" office:value-type="float" office:value="565613422" calcext:value-type="float">
            <text:p>565613422</text:p>
          </table:table-cell>
          <table:table-cell table:formula="of:=[.$C827]+[.$B827]" office:value-type="float" office:value="116658796660" calcext:value-type="float">
            <text:p>116658796660</text:p>
          </table:table-cell>
          <table:table-cell table:formula="of:=[levels_parameters.$I$2]*([.$A828]-1) + [levels_parameters.$H$2]+FLOOR([.$A828]/[levels_parameters.$J$2])" office:value-type="float" office:value="994" calcext:value-type="float">
            <text:p>994</text:p>
          </table:table-cell>
          <table:table-cell table:formula="of:=[levels_parameters.$E$2]*([.$A828]-1) + [levels_parameters.$D$2]" office:value-type="float" office:value="16670" calcext:value-type="float">
            <text:p>16670</text:p>
          </table:table-cell>
          <table:table-cell table:formula="of:=[levels_parameters.$G$2]*([.$A82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A829]^[levels_parameters.$B$2] + [levels_parameters.$C$2]*([.$A829]-1)+[levels_parameters.$A$2]" office:value-type="float" office:value="567667696" calcext:value-type="float">
            <text:p>567667696</text:p>
          </table:table-cell>
          <table:table-cell table:formula="of:=[.$C828]+[.$B828]" office:value-type="float" office:value="117224410082" calcext:value-type="float">
            <text:p>117224410082</text:p>
          </table:table-cell>
          <table:table-cell table:formula="of:=[levels_parameters.$I$2]*([.$A829]-1) + [levels_parameters.$H$2]+FLOOR([.$A829]/[levels_parameters.$J$2])" office:value-type="float" office:value="995" calcext:value-type="float">
            <text:p>995</text:p>
          </table:table-cell>
          <table:table-cell table:formula="of:=[levels_parameters.$E$2]*([.$A829]-1) + [levels_parameters.$D$2]" office:value-type="float" office:value="16690" calcext:value-type="float">
            <text:p>16690</text:p>
          </table:table-cell>
          <table:table-cell table:formula="of:=[levels_parameters.$G$2]*([.$A82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A830]^[levels_parameters.$B$2] + [levels_parameters.$C$2]*([.$A830]-1)+[levels_parameters.$A$2]" office:value-type="float" office:value="569726938" calcext:value-type="float">
            <text:p>569726938</text:p>
          </table:table-cell>
          <table:table-cell table:formula="of:=[.$C829]+[.$B829]" office:value-type="float" office:value="117792077778" calcext:value-type="float">
            <text:p>117792077778</text:p>
          </table:table-cell>
          <table:table-cell table:formula="of:=[levels_parameters.$I$2]*([.$A830]-1) + [levels_parameters.$H$2]+FLOOR([.$A830]/[levels_parameters.$J$2])" office:value-type="float" office:value="996" calcext:value-type="float">
            <text:p>996</text:p>
          </table:table-cell>
          <table:table-cell table:formula="of:=[levels_parameters.$E$2]*([.$A830]-1) + [levels_parameters.$D$2]" office:value-type="float" office:value="16710" calcext:value-type="float">
            <text:p>16710</text:p>
          </table:table-cell>
          <table:table-cell table:formula="of:=[levels_parameters.$G$2]*([.$A83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A831]^[levels_parameters.$B$2] + [levels_parameters.$C$2]*([.$A831]-1)+[levels_parameters.$A$2]" office:value-type="float" office:value="571791154" calcext:value-type="float">
            <text:p>571791154</text:p>
          </table:table-cell>
          <table:table-cell table:formula="of:=[.$C830]+[.$B830]" office:value-type="float" office:value="118361804716" calcext:value-type="float">
            <text:p>118361804716</text:p>
          </table:table-cell>
          <table:table-cell table:formula="of:=[levels_parameters.$I$2]*([.$A831]-1) + [levels_parameters.$H$2]+FLOOR([.$A831]/[levels_parameters.$J$2])" office:value-type="float" office:value="998" calcext:value-type="float">
            <text:p>998</text:p>
          </table:table-cell>
          <table:table-cell table:formula="of:=[levels_parameters.$E$2]*([.$A831]-1) + [levels_parameters.$D$2]" office:value-type="float" office:value="16730" calcext:value-type="float">
            <text:p>16730</text:p>
          </table:table-cell>
          <table:table-cell table:formula="of:=[levels_parameters.$G$2]*([.$A83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A832]^[levels_parameters.$B$2] + [levels_parameters.$C$2]*([.$A832]-1)+[levels_parameters.$A$2]" office:value-type="float" office:value="573860350" calcext:value-type="float">
            <text:p>573860350</text:p>
          </table:table-cell>
          <table:table-cell table:formula="of:=[.$C831]+[.$B831]" office:value-type="float" office:value="118933595870" calcext:value-type="float">
            <text:p>118933595870</text:p>
          </table:table-cell>
          <table:table-cell table:formula="of:=[levels_parameters.$I$2]*([.$A832]-1) + [levels_parameters.$H$2]+FLOOR([.$A832]/[levels_parameters.$J$2])" office:value-type="float" office:value="999" calcext:value-type="float">
            <text:p>999</text:p>
          </table:table-cell>
          <table:table-cell table:formula="of:=[levels_parameters.$E$2]*([.$A832]-1) + [levels_parameters.$D$2]" office:value-type="float" office:value="16750" calcext:value-type="float">
            <text:p>16750</text:p>
          </table:table-cell>
          <table:table-cell table:formula="of:=[levels_parameters.$G$2]*([.$A83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A833]^[levels_parameters.$B$2] + [levels_parameters.$C$2]*([.$A833]-1)+[levels_parameters.$A$2]" office:value-type="float" office:value="575934532" calcext:value-type="float">
            <text:p>575934532</text:p>
          </table:table-cell>
          <table:table-cell table:formula="of:=[.$C832]+[.$B832]" office:value-type="float" office:value="119507456220" calcext:value-type="float">
            <text:p>119507456220</text:p>
          </table:table-cell>
          <table:table-cell table:formula="of:=[levels_parameters.$I$2]*([.$A833]-1) + [levels_parameters.$H$2]+FLOOR([.$A833]/[levels_parameters.$J$2])" office:value-type="float" office:value="1000" calcext:value-type="float">
            <text:p>1000</text:p>
          </table:table-cell>
          <table:table-cell table:formula="of:=[levels_parameters.$E$2]*([.$A833]-1) + [levels_parameters.$D$2]" office:value-type="float" office:value="16770" calcext:value-type="float">
            <text:p>16770</text:p>
          </table:table-cell>
          <table:table-cell table:formula="of:=[levels_parameters.$G$2]*([.$A83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A834]^[levels_parameters.$B$2] + [levels_parameters.$C$2]*([.$A834]-1)+[levels_parameters.$A$2]" office:value-type="float" office:value="578013706" calcext:value-type="float">
            <text:p>578013706</text:p>
          </table:table-cell>
          <table:table-cell table:formula="of:=[.$C833]+[.$B833]" office:value-type="float" office:value="120083390752" calcext:value-type="float">
            <text:p>120083390752</text:p>
          </table:table-cell>
          <table:table-cell table:formula="of:=[levels_parameters.$I$2]*([.$A834]-1) + [levels_parameters.$H$2]+FLOOR([.$A834]/[levels_parameters.$J$2])" office:value-type="float" office:value="1001" calcext:value-type="float">
            <text:p>1001</text:p>
          </table:table-cell>
          <table:table-cell table:formula="of:=[levels_parameters.$E$2]*([.$A834]-1) + [levels_parameters.$D$2]" office:value-type="float" office:value="16790" calcext:value-type="float">
            <text:p>16790</text:p>
          </table:table-cell>
          <table:table-cell table:formula="of:=[levels_parameters.$G$2]*([.$A83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A835]^[levels_parameters.$B$2] + [levels_parameters.$C$2]*([.$A835]-1)+[levels_parameters.$A$2]" office:value-type="float" office:value="580097878" calcext:value-type="float">
            <text:p>580097878</text:p>
          </table:table-cell>
          <table:table-cell table:formula="of:=[.$C834]+[.$B834]" office:value-type="float" office:value="120661404458" calcext:value-type="float">
            <text:p>120661404458</text:p>
          </table:table-cell>
          <table:table-cell table:formula="of:=[levels_parameters.$I$2]*([.$A835]-1) + [levels_parameters.$H$2]+FLOOR([.$A835]/[levels_parameters.$J$2])" office:value-type="float" office:value="1002" calcext:value-type="float">
            <text:p>1002</text:p>
          </table:table-cell>
          <table:table-cell table:formula="of:=[levels_parameters.$E$2]*([.$A835]-1) + [levels_parameters.$D$2]" office:value-type="float" office:value="16810" calcext:value-type="float">
            <text:p>16810</text:p>
          </table:table-cell>
          <table:table-cell table:formula="of:=[levels_parameters.$G$2]*([.$A83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A836]^[levels_parameters.$B$2] + [levels_parameters.$C$2]*([.$A836]-1)+[levels_parameters.$A$2]" office:value-type="float" office:value="582187054" calcext:value-type="float">
            <text:p>582187054</text:p>
          </table:table-cell>
          <table:table-cell table:formula="of:=[.$C835]+[.$B835]" office:value-type="float" office:value="121241502336" calcext:value-type="float">
            <text:p>121241502336</text:p>
          </table:table-cell>
          <table:table-cell table:formula="of:=[levels_parameters.$I$2]*([.$A836]-1) + [levels_parameters.$H$2]+FLOOR([.$A836]/[levels_parameters.$J$2])" office:value-type="float" office:value="1004" calcext:value-type="float">
            <text:p>1004</text:p>
          </table:table-cell>
          <table:table-cell table:formula="of:=[levels_parameters.$E$2]*([.$A836]-1) + [levels_parameters.$D$2]" office:value-type="float" office:value="16830" calcext:value-type="float">
            <text:p>16830</text:p>
          </table:table-cell>
          <table:table-cell table:formula="of:=[levels_parameters.$G$2]*([.$A83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A837]^[levels_parameters.$B$2] + [levels_parameters.$C$2]*([.$A837]-1)+[levels_parameters.$A$2]" office:value-type="float" office:value="584281240" calcext:value-type="float">
            <text:p>584281240</text:p>
          </table:table-cell>
          <table:table-cell table:formula="of:=[.$C836]+[.$B836]" office:value-type="float" office:value="121823689390" calcext:value-type="float">
            <text:p>121823689390</text:p>
          </table:table-cell>
          <table:table-cell table:formula="of:=[levels_parameters.$I$2]*([.$A837]-1) + [levels_parameters.$H$2]+FLOOR([.$A837]/[levels_parameters.$J$2])" office:value-type="float" office:value="1005" calcext:value-type="float">
            <text:p>1005</text:p>
          </table:table-cell>
          <table:table-cell table:formula="of:=[levels_parameters.$E$2]*([.$A837]-1) + [levels_parameters.$D$2]" office:value-type="float" office:value="16850" calcext:value-type="float">
            <text:p>16850</text:p>
          </table:table-cell>
          <table:table-cell table:formula="of:=[levels_parameters.$G$2]*([.$A83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A838]^[levels_parameters.$B$2] + [levels_parameters.$C$2]*([.$A838]-1)+[levels_parameters.$A$2]" office:value-type="float" office:value="586380442" calcext:value-type="float">
            <text:p>586380442</text:p>
          </table:table-cell>
          <table:table-cell table:formula="of:=[.$C837]+[.$B837]" office:value-type="float" office:value="122407970630" calcext:value-type="float">
            <text:p>122407970630</text:p>
          </table:table-cell>
          <table:table-cell table:formula="of:=[levels_parameters.$I$2]*([.$A838]-1) + [levels_parameters.$H$2]+FLOOR([.$A838]/[levels_parameters.$J$2])" office:value-type="float" office:value="1006" calcext:value-type="float">
            <text:p>1006</text:p>
          </table:table-cell>
          <table:table-cell table:formula="of:=[levels_parameters.$E$2]*([.$A838]-1) + [levels_parameters.$D$2]" office:value-type="float" office:value="16870" calcext:value-type="float">
            <text:p>16870</text:p>
          </table:table-cell>
          <table:table-cell table:formula="of:=[levels_parameters.$G$2]*([.$A83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A839]^[levels_parameters.$B$2] + [levels_parameters.$C$2]*([.$A839]-1)+[levels_parameters.$A$2]" office:value-type="float" office:value="588484666" calcext:value-type="float">
            <text:p>588484666</text:p>
          </table:table-cell>
          <table:table-cell table:formula="of:=[.$C838]+[.$B838]" office:value-type="float" office:value="122994351072" calcext:value-type="float">
            <text:p>122994351072</text:p>
          </table:table-cell>
          <table:table-cell table:formula="of:=[levels_parameters.$I$2]*([.$A839]-1) + [levels_parameters.$H$2]+FLOOR([.$A839]/[levels_parameters.$J$2])" office:value-type="float" office:value="1007" calcext:value-type="float">
            <text:p>1007</text:p>
          </table:table-cell>
          <table:table-cell table:formula="of:=[levels_parameters.$E$2]*([.$A839]-1) + [levels_parameters.$D$2]" office:value-type="float" office:value="16890" calcext:value-type="float">
            <text:p>16890</text:p>
          </table:table-cell>
          <table:table-cell table:formula="of:=[levels_parameters.$G$2]*([.$A83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A840]^[levels_parameters.$B$2] + [levels_parameters.$C$2]*([.$A840]-1)+[levels_parameters.$A$2]" office:value-type="float" office:value="590593918" calcext:value-type="float">
            <text:p>590593918</text:p>
          </table:table-cell>
          <table:table-cell table:formula="of:=[.$C839]+[.$B839]" office:value-type="float" office:value="123582835738" calcext:value-type="float">
            <text:p>123582835738</text:p>
          </table:table-cell>
          <table:table-cell table:formula="of:=[levels_parameters.$I$2]*([.$A840]-1) + [levels_parameters.$H$2]+FLOOR([.$A840]/[levels_parameters.$J$2])" office:value-type="float" office:value="1008" calcext:value-type="float">
            <text:p>1008</text:p>
          </table:table-cell>
          <table:table-cell table:formula="of:=[levels_parameters.$E$2]*([.$A840]-1) + [levels_parameters.$D$2]" office:value-type="float" office:value="16910" calcext:value-type="float">
            <text:p>16910</text:p>
          </table:table-cell>
          <table:table-cell table:formula="of:=[levels_parameters.$G$2]*([.$A84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A841]^[levels_parameters.$B$2] + [levels_parameters.$C$2]*([.$A841]-1)+[levels_parameters.$A$2]" office:value-type="float" office:value="592708204" calcext:value-type="float">
            <text:p>592708204</text:p>
          </table:table-cell>
          <table:table-cell table:formula="of:=[.$C840]+[.$B840]" office:value-type="float" office:value="124173429656" calcext:value-type="float">
            <text:p>124173429656</text:p>
          </table:table-cell>
          <table:table-cell table:formula="of:=[levels_parameters.$I$2]*([.$A841]-1) + [levels_parameters.$H$2]+FLOOR([.$A841]/[levels_parameters.$J$2])" office:value-type="float" office:value="1010" calcext:value-type="float">
            <text:p>1010</text:p>
          </table:table-cell>
          <table:table-cell table:formula="of:=[levels_parameters.$E$2]*([.$A841]-1) + [levels_parameters.$D$2]" office:value-type="float" office:value="16930" calcext:value-type="float">
            <text:p>16930</text:p>
          </table:table-cell>
          <table:table-cell table:formula="of:=[levels_parameters.$G$2]*([.$A84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A842]^[levels_parameters.$B$2] + [levels_parameters.$C$2]*([.$A842]-1)+[levels_parameters.$A$2]" office:value-type="float" office:value="594827530" calcext:value-type="float">
            <text:p>594827530</text:p>
          </table:table-cell>
          <table:table-cell table:formula="of:=[.$C841]+[.$B841]" office:value-type="float" office:value="124766137860" calcext:value-type="float">
            <text:p>124766137860</text:p>
          </table:table-cell>
          <table:table-cell table:formula="of:=[levels_parameters.$I$2]*([.$A842]-1) + [levels_parameters.$H$2]+FLOOR([.$A842]/[levels_parameters.$J$2])" office:value-type="float" office:value="1011" calcext:value-type="float">
            <text:p>1011</text:p>
          </table:table-cell>
          <table:table-cell table:formula="of:=[levels_parameters.$E$2]*([.$A842]-1) + [levels_parameters.$D$2]" office:value-type="float" office:value="16950" calcext:value-type="float">
            <text:p>16950</text:p>
          </table:table-cell>
          <table:table-cell table:formula="of:=[levels_parameters.$G$2]*([.$A84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A843]^[levels_parameters.$B$2] + [levels_parameters.$C$2]*([.$A843]-1)+[levels_parameters.$A$2]" office:value-type="float" office:value="596951902" calcext:value-type="float">
            <text:p>596951902</text:p>
          </table:table-cell>
          <table:table-cell table:formula="of:=[.$C842]+[.$B842]" office:value-type="float" office:value="125360965390" calcext:value-type="float">
            <text:p>125360965390</text:p>
          </table:table-cell>
          <table:table-cell table:formula="of:=[levels_parameters.$I$2]*([.$A843]-1) + [levels_parameters.$H$2]+FLOOR([.$A843]/[levels_parameters.$J$2])" office:value-type="float" office:value="1012" calcext:value-type="float">
            <text:p>1012</text:p>
          </table:table-cell>
          <table:table-cell table:formula="of:=[levels_parameters.$E$2]*([.$A843]-1) + [levels_parameters.$D$2]" office:value-type="float" office:value="16970" calcext:value-type="float">
            <text:p>16970</text:p>
          </table:table-cell>
          <table:table-cell table:formula="of:=[levels_parameters.$G$2]*([.$A84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A844]^[levels_parameters.$B$2] + [levels_parameters.$C$2]*([.$A844]-1)+[levels_parameters.$A$2]" office:value-type="float" office:value="599081326" calcext:value-type="float">
            <text:p>599081326</text:p>
          </table:table-cell>
          <table:table-cell table:formula="of:=[.$C843]+[.$B843]" office:value-type="float" office:value="125957917292" calcext:value-type="float">
            <text:p>125957917292</text:p>
          </table:table-cell>
          <table:table-cell table:formula="of:=[levels_parameters.$I$2]*([.$A844]-1) + [levels_parameters.$H$2]+FLOOR([.$A844]/[levels_parameters.$J$2])" office:value-type="float" office:value="1013" calcext:value-type="float">
            <text:p>1013</text:p>
          </table:table-cell>
          <table:table-cell table:formula="of:=[levels_parameters.$E$2]*([.$A844]-1) + [levels_parameters.$D$2]" office:value-type="float" office:value="16990" calcext:value-type="float">
            <text:p>16990</text:p>
          </table:table-cell>
          <table:table-cell table:formula="of:=[levels_parameters.$G$2]*([.$A84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A845]^[levels_parameters.$B$2] + [levels_parameters.$C$2]*([.$A845]-1)+[levels_parameters.$A$2]" office:value-type="float" office:value="601215808" calcext:value-type="float">
            <text:p>601215808</text:p>
          </table:table-cell>
          <table:table-cell table:formula="of:=[.$C844]+[.$B844]" office:value-type="float" office:value="126556998618" calcext:value-type="float">
            <text:p>126556998618</text:p>
          </table:table-cell>
          <table:table-cell table:formula="of:=[levels_parameters.$I$2]*([.$A845]-1) + [levels_parameters.$H$2]+FLOOR([.$A845]/[levels_parameters.$J$2])" office:value-type="float" office:value="1014" calcext:value-type="float">
            <text:p>1014</text:p>
          </table:table-cell>
          <table:table-cell table:formula="of:=[levels_parameters.$E$2]*([.$A845]-1) + [levels_parameters.$D$2]" office:value-type="float" office:value="17010" calcext:value-type="float">
            <text:p>17010</text:p>
          </table:table-cell>
          <table:table-cell table:formula="of:=[levels_parameters.$G$2]*([.$A84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A846]^[levels_parameters.$B$2] + [levels_parameters.$C$2]*([.$A846]-1)+[levels_parameters.$A$2]" office:value-type="float" office:value="603355354" calcext:value-type="float">
            <text:p>603355354</text:p>
          </table:table-cell>
          <table:table-cell table:formula="of:=[.$C845]+[.$B845]" office:value-type="float" office:value="127158214426" calcext:value-type="float">
            <text:p>127158214426</text:p>
          </table:table-cell>
          <table:table-cell table:formula="of:=[levels_parameters.$I$2]*([.$A846]-1) + [levels_parameters.$H$2]+FLOOR([.$A846]/[levels_parameters.$J$2])" office:value-type="float" office:value="1016" calcext:value-type="float">
            <text:p>1016</text:p>
          </table:table-cell>
          <table:table-cell table:formula="of:=[levels_parameters.$E$2]*([.$A846]-1) + [levels_parameters.$D$2]" office:value-type="float" office:value="17030" calcext:value-type="float">
            <text:p>17030</text:p>
          </table:table-cell>
          <table:table-cell table:formula="of:=[levels_parameters.$G$2]*([.$A84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A847]^[levels_parameters.$B$2] + [levels_parameters.$C$2]*([.$A847]-1)+[levels_parameters.$A$2]" office:value-type="float" office:value="605499970" calcext:value-type="float">
            <text:p>605499970</text:p>
          </table:table-cell>
          <table:table-cell table:formula="of:=[.$C846]+[.$B846]" office:value-type="float" office:value="127761569780" calcext:value-type="float">
            <text:p>127761569780</text:p>
          </table:table-cell>
          <table:table-cell table:formula="of:=[levels_parameters.$I$2]*([.$A847]-1) + [levels_parameters.$H$2]+FLOOR([.$A847]/[levels_parameters.$J$2])" office:value-type="float" office:value="1017" calcext:value-type="float">
            <text:p>1017</text:p>
          </table:table-cell>
          <table:table-cell table:formula="of:=[levels_parameters.$E$2]*([.$A847]-1) + [levels_parameters.$D$2]" office:value-type="float" office:value="17050" calcext:value-type="float">
            <text:p>17050</text:p>
          </table:table-cell>
          <table:table-cell table:formula="of:=[levels_parameters.$G$2]*([.$A84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A848]^[levels_parameters.$B$2] + [levels_parameters.$C$2]*([.$A848]-1)+[levels_parameters.$A$2]" office:value-type="float" office:value="607649662" calcext:value-type="float">
            <text:p>607649662</text:p>
          </table:table-cell>
          <table:table-cell table:formula="of:=[.$C847]+[.$B847]" office:value-type="float" office:value="128367069750" calcext:value-type="float">
            <text:p>128367069750</text:p>
          </table:table-cell>
          <table:table-cell table:formula="of:=[levels_parameters.$I$2]*([.$A848]-1) + [levels_parameters.$H$2]+FLOOR([.$A848]/[levels_parameters.$J$2])" office:value-type="float" office:value="1018" calcext:value-type="float">
            <text:p>1018</text:p>
          </table:table-cell>
          <table:table-cell table:formula="of:=[levels_parameters.$E$2]*([.$A848]-1) + [levels_parameters.$D$2]" office:value-type="float" office:value="17070" calcext:value-type="float">
            <text:p>17070</text:p>
          </table:table-cell>
          <table:table-cell table:formula="of:=[levels_parameters.$G$2]*([.$A84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A849]^[levels_parameters.$B$2] + [levels_parameters.$C$2]*([.$A849]-1)+[levels_parameters.$A$2]" office:value-type="float" office:value="609804436" calcext:value-type="float">
            <text:p>609804436</text:p>
          </table:table-cell>
          <table:table-cell table:formula="of:=[.$C848]+[.$B848]" office:value-type="float" office:value="128974719412" calcext:value-type="float">
            <text:p>128974719412</text:p>
          </table:table-cell>
          <table:table-cell table:formula="of:=[levels_parameters.$I$2]*([.$A849]-1) + [levels_parameters.$H$2]+FLOOR([.$A849]/[levels_parameters.$J$2])" office:value-type="float" office:value="1019" calcext:value-type="float">
            <text:p>1019</text:p>
          </table:table-cell>
          <table:table-cell table:formula="of:=[levels_parameters.$E$2]*([.$A849]-1) + [levels_parameters.$D$2]" office:value-type="float" office:value="17090" calcext:value-type="float">
            <text:p>17090</text:p>
          </table:table-cell>
          <table:table-cell table:formula="of:=[levels_parameters.$G$2]*([.$A84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A850]^[levels_parameters.$B$2] + [levels_parameters.$C$2]*([.$A850]-1)+[levels_parameters.$A$2]" office:value-type="float" office:value="611964298" calcext:value-type="float">
            <text:p>611964298</text:p>
          </table:table-cell>
          <table:table-cell table:formula="of:=[.$C849]+[.$B849]" office:value-type="float" office:value="129584523848" calcext:value-type="float">
            <text:p>129584523848</text:p>
          </table:table-cell>
          <table:table-cell table:formula="of:=[levels_parameters.$I$2]*([.$A850]-1) + [levels_parameters.$H$2]+FLOOR([.$A850]/[levels_parameters.$J$2])" office:value-type="float" office:value="1020" calcext:value-type="float">
            <text:p>1020</text:p>
          </table:table-cell>
          <table:table-cell table:formula="of:=[levels_parameters.$E$2]*([.$A850]-1) + [levels_parameters.$D$2]" office:value-type="float" office:value="17110" calcext:value-type="float">
            <text:p>17110</text:p>
          </table:table-cell>
          <table:table-cell table:formula="of:=[levels_parameters.$G$2]*([.$A85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A851]^[levels_parameters.$B$2] + [levels_parameters.$C$2]*([.$A851]-1)+[levels_parameters.$A$2]" office:value-type="float" office:value="614129254" calcext:value-type="float">
            <text:p>614129254</text:p>
          </table:table-cell>
          <table:table-cell table:formula="of:=[.$C850]+[.$B850]" office:value-type="float" office:value="130196488146" calcext:value-type="float">
            <text:p>130196488146</text:p>
          </table:table-cell>
          <table:table-cell table:formula="of:=[levels_parameters.$I$2]*([.$A851]-1) + [levels_parameters.$H$2]+FLOOR([.$A851]/[levels_parameters.$J$2])" office:value-type="float" office:value="1022" calcext:value-type="float">
            <text:p>1022</text:p>
          </table:table-cell>
          <table:table-cell table:formula="of:=[levels_parameters.$E$2]*([.$A851]-1) + [levels_parameters.$D$2]" office:value-type="float" office:value="17130" calcext:value-type="float">
            <text:p>17130</text:p>
          </table:table-cell>
          <table:table-cell table:formula="of:=[levels_parameters.$G$2]*([.$A85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A852]^[levels_parameters.$B$2] + [levels_parameters.$C$2]*([.$A852]-1)+[levels_parameters.$A$2]" office:value-type="float" office:value="616299310" calcext:value-type="float">
            <text:p>616299310</text:p>
          </table:table-cell>
          <table:table-cell table:formula="of:=[.$C851]+[.$B851]" office:value-type="float" office:value="130810617400" calcext:value-type="float">
            <text:p>130810617400</text:p>
          </table:table-cell>
          <table:table-cell table:formula="of:=[levels_parameters.$I$2]*([.$A852]-1) + [levels_parameters.$H$2]+FLOOR([.$A852]/[levels_parameters.$J$2])" office:value-type="float" office:value="1023" calcext:value-type="float">
            <text:p>1023</text:p>
          </table:table-cell>
          <table:table-cell table:formula="of:=[levels_parameters.$E$2]*([.$A852]-1) + [levels_parameters.$D$2]" office:value-type="float" office:value="17150" calcext:value-type="float">
            <text:p>17150</text:p>
          </table:table-cell>
          <table:table-cell table:formula="of:=[levels_parameters.$G$2]*([.$A85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A853]^[levels_parameters.$B$2] + [levels_parameters.$C$2]*([.$A853]-1)+[levels_parameters.$A$2]" office:value-type="float" office:value="618474472" calcext:value-type="float">
            <text:p>618474472</text:p>
          </table:table-cell>
          <table:table-cell table:formula="of:=[.$C852]+[.$B852]" office:value-type="float" office:value="131426916710" calcext:value-type="float">
            <text:p>131426916710</text:p>
          </table:table-cell>
          <table:table-cell table:formula="of:=[levels_parameters.$I$2]*([.$A853]-1) + [levels_parameters.$H$2]+FLOOR([.$A853]/[levels_parameters.$J$2])" office:value-type="float" office:value="1024" calcext:value-type="float">
            <text:p>1024</text:p>
          </table:table-cell>
          <table:table-cell table:formula="of:=[levels_parameters.$E$2]*([.$A853]-1) + [levels_parameters.$D$2]" office:value-type="float" office:value="17170" calcext:value-type="float">
            <text:p>17170</text:p>
          </table:table-cell>
          <table:table-cell table:formula="of:=[levels_parameters.$G$2]*([.$A85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A854]^[levels_parameters.$B$2] + [levels_parameters.$C$2]*([.$A854]-1)+[levels_parameters.$A$2]" office:value-type="float" office:value="620654746" calcext:value-type="float">
            <text:p>620654746</text:p>
          </table:table-cell>
          <table:table-cell table:formula="of:=[.$C853]+[.$B853]" office:value-type="float" office:value="132045391182" calcext:value-type="float">
            <text:p>132045391182</text:p>
          </table:table-cell>
          <table:table-cell table:formula="of:=[levels_parameters.$I$2]*([.$A854]-1) + [levels_parameters.$H$2]+FLOOR([.$A854]/[levels_parameters.$J$2])" office:value-type="float" office:value="1025" calcext:value-type="float">
            <text:p>1025</text:p>
          </table:table-cell>
          <table:table-cell table:formula="of:=[levels_parameters.$E$2]*([.$A854]-1) + [levels_parameters.$D$2]" office:value-type="float" office:value="17190" calcext:value-type="float">
            <text:p>17190</text:p>
          </table:table-cell>
          <table:table-cell table:formula="of:=[levels_parameters.$G$2]*([.$A85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A855]^[levels_parameters.$B$2] + [levels_parameters.$C$2]*([.$A855]-1)+[levels_parameters.$A$2]" office:value-type="float" office:value="622840138" calcext:value-type="float">
            <text:p>622840138</text:p>
          </table:table-cell>
          <table:table-cell table:formula="of:=[.$C854]+[.$B854]" office:value-type="float" office:value="132666045928" calcext:value-type="float">
            <text:p>132666045928</text:p>
          </table:table-cell>
          <table:table-cell table:formula="of:=[levels_parameters.$I$2]*([.$A855]-1) + [levels_parameters.$H$2]+FLOOR([.$A855]/[levels_parameters.$J$2])" office:value-type="float" office:value="1026" calcext:value-type="float">
            <text:p>1026</text:p>
          </table:table-cell>
          <table:table-cell table:formula="of:=[levels_parameters.$E$2]*([.$A855]-1) + [levels_parameters.$D$2]" office:value-type="float" office:value="17210" calcext:value-type="float">
            <text:p>17210</text:p>
          </table:table-cell>
          <table:table-cell table:formula="of:=[levels_parameters.$G$2]*([.$A85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A856]^[levels_parameters.$B$2] + [levels_parameters.$C$2]*([.$A856]-1)+[levels_parameters.$A$2]" office:value-type="float" office:value="625030654" calcext:value-type="float">
            <text:p>625030654</text:p>
          </table:table-cell>
          <table:table-cell table:formula="of:=[.$C855]+[.$B855]" office:value-type="float" office:value="133288886066" calcext:value-type="float">
            <text:p>133288886066</text:p>
          </table:table-cell>
          <table:table-cell table:formula="of:=[levels_parameters.$I$2]*([.$A856]-1) + [levels_parameters.$H$2]+FLOOR([.$A856]/[levels_parameters.$J$2])" office:value-type="float" office:value="1028" calcext:value-type="float">
            <text:p>1028</text:p>
          </table:table-cell>
          <table:table-cell table:formula="of:=[levels_parameters.$E$2]*([.$A856]-1) + [levels_parameters.$D$2]" office:value-type="float" office:value="17230" calcext:value-type="float">
            <text:p>17230</text:p>
          </table:table-cell>
          <table:table-cell table:formula="of:=[levels_parameters.$G$2]*([.$A85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A857]^[levels_parameters.$B$2] + [levels_parameters.$C$2]*([.$A857]-1)+[levels_parameters.$A$2]" office:value-type="float" office:value="627226300" calcext:value-type="float">
            <text:p>627226300</text:p>
          </table:table-cell>
          <table:table-cell table:formula="of:=[.$C856]+[.$B856]" office:value-type="float" office:value="133913916720" calcext:value-type="float">
            <text:p>133913916720</text:p>
          </table:table-cell>
          <table:table-cell table:formula="of:=[levels_parameters.$I$2]*([.$A857]-1) + [levels_parameters.$H$2]+FLOOR([.$A857]/[levels_parameters.$J$2])" office:value-type="float" office:value="1029" calcext:value-type="float">
            <text:p>1029</text:p>
          </table:table-cell>
          <table:table-cell table:formula="of:=[levels_parameters.$E$2]*([.$A857]-1) + [levels_parameters.$D$2]" office:value-type="float" office:value="17250" calcext:value-type="float">
            <text:p>17250</text:p>
          </table:table-cell>
          <table:table-cell table:formula="of:=[levels_parameters.$G$2]*([.$A85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A858]^[levels_parameters.$B$2] + [levels_parameters.$C$2]*([.$A858]-1)+[levels_parameters.$A$2]" office:value-type="float" office:value="629427082" calcext:value-type="float">
            <text:p>629427082</text:p>
          </table:table-cell>
          <table:table-cell table:formula="of:=[.$C857]+[.$B857]" office:value-type="float" office:value="134541143020" calcext:value-type="float">
            <text:p>134541143020</text:p>
          </table:table-cell>
          <table:table-cell table:formula="of:=[levels_parameters.$I$2]*([.$A858]-1) + [levels_parameters.$H$2]+FLOOR([.$A858]/[levels_parameters.$J$2])" office:value-type="float" office:value="1030" calcext:value-type="float">
            <text:p>1030</text:p>
          </table:table-cell>
          <table:table-cell table:formula="of:=[levels_parameters.$E$2]*([.$A858]-1) + [levels_parameters.$D$2]" office:value-type="float" office:value="17270" calcext:value-type="float">
            <text:p>17270</text:p>
          </table:table-cell>
          <table:table-cell table:formula="of:=[levels_parameters.$G$2]*([.$A85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A859]^[levels_parameters.$B$2] + [levels_parameters.$C$2]*([.$A859]-1)+[levels_parameters.$A$2]" office:value-type="float" office:value="631633006" calcext:value-type="float">
            <text:p>631633006</text:p>
          </table:table-cell>
          <table:table-cell table:formula="of:=[.$C858]+[.$B858]" office:value-type="float" office:value="135170570102" calcext:value-type="float">
            <text:p>135170570102</text:p>
          </table:table-cell>
          <table:table-cell table:formula="of:=[levels_parameters.$I$2]*([.$A859]-1) + [levels_parameters.$H$2]+FLOOR([.$A859]/[levels_parameters.$J$2])" office:value-type="float" office:value="1031" calcext:value-type="float">
            <text:p>1031</text:p>
          </table:table-cell>
          <table:table-cell table:formula="of:=[levels_parameters.$E$2]*([.$A859]-1) + [levels_parameters.$D$2]" office:value-type="float" office:value="17290" calcext:value-type="float">
            <text:p>17290</text:p>
          </table:table-cell>
          <table:table-cell table:formula="of:=[levels_parameters.$G$2]*([.$A85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A860]^[levels_parameters.$B$2] + [levels_parameters.$C$2]*([.$A860]-1)+[levels_parameters.$A$2]" office:value-type="float" office:value="633844078" calcext:value-type="float">
            <text:p>633844078</text:p>
          </table:table-cell>
          <table:table-cell table:formula="of:=[.$C859]+[.$B859]" office:value-type="float" office:value="135802203108" calcext:value-type="float">
            <text:p>135802203108</text:p>
          </table:table-cell>
          <table:table-cell table:formula="of:=[levels_parameters.$I$2]*([.$A860]-1) + [levels_parameters.$H$2]+FLOOR([.$A860]/[levels_parameters.$J$2])" office:value-type="float" office:value="1032" calcext:value-type="float">
            <text:p>1032</text:p>
          </table:table-cell>
          <table:table-cell table:formula="of:=[levels_parameters.$E$2]*([.$A860]-1) + [levels_parameters.$D$2]" office:value-type="float" office:value="17310" calcext:value-type="float">
            <text:p>17310</text:p>
          </table:table-cell>
          <table:table-cell table:formula="of:=[levels_parameters.$G$2]*([.$A86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A861]^[levels_parameters.$B$2] + [levels_parameters.$C$2]*([.$A861]-1)+[levels_parameters.$A$2]" office:value-type="float" office:value="636060304" calcext:value-type="float">
            <text:p>636060304</text:p>
          </table:table-cell>
          <table:table-cell table:formula="of:=[.$C860]+[.$B860]" office:value-type="float" office:value="136436047186" calcext:value-type="float">
            <text:p>136436047186</text:p>
          </table:table-cell>
          <table:table-cell table:formula="of:=[levels_parameters.$I$2]*([.$A861]-1) + [levels_parameters.$H$2]+FLOOR([.$A861]/[levels_parameters.$J$2])" office:value-type="float" office:value="1034" calcext:value-type="float">
            <text:p>1034</text:p>
          </table:table-cell>
          <table:table-cell table:formula="of:=[levels_parameters.$E$2]*([.$A861]-1) + [levels_parameters.$D$2]" office:value-type="float" office:value="17330" calcext:value-type="float">
            <text:p>17330</text:p>
          </table:table-cell>
          <table:table-cell table:formula="of:=[levels_parameters.$G$2]*([.$A86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A862]^[levels_parameters.$B$2] + [levels_parameters.$C$2]*([.$A862]-1)+[levels_parameters.$A$2]" office:value-type="float" office:value="638281690" calcext:value-type="float">
            <text:p>638281690</text:p>
          </table:table-cell>
          <table:table-cell table:formula="of:=[.$C861]+[.$B861]" office:value-type="float" office:value="137072107490" calcext:value-type="float">
            <text:p>137072107490</text:p>
          </table:table-cell>
          <table:table-cell table:formula="of:=[levels_parameters.$I$2]*([.$A862]-1) + [levels_parameters.$H$2]+FLOOR([.$A862]/[levels_parameters.$J$2])" office:value-type="float" office:value="1035" calcext:value-type="float">
            <text:p>1035</text:p>
          </table:table-cell>
          <table:table-cell table:formula="of:=[levels_parameters.$E$2]*([.$A862]-1) + [levels_parameters.$D$2]" office:value-type="float" office:value="17350" calcext:value-type="float">
            <text:p>17350</text:p>
          </table:table-cell>
          <table:table-cell table:formula="of:=[levels_parameters.$G$2]*([.$A86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A863]^[levels_parameters.$B$2] + [levels_parameters.$C$2]*([.$A863]-1)+[levels_parameters.$A$2]" office:value-type="float" office:value="640508242" calcext:value-type="float">
            <text:p>640508242</text:p>
          </table:table-cell>
          <table:table-cell table:formula="of:=[.$C862]+[.$B862]" office:value-type="float" office:value="137710389180" calcext:value-type="float">
            <text:p>137710389180</text:p>
          </table:table-cell>
          <table:table-cell table:formula="of:=[levels_parameters.$I$2]*([.$A863]-1) + [levels_parameters.$H$2]+FLOOR([.$A863]/[levels_parameters.$J$2])" office:value-type="float" office:value="1036" calcext:value-type="float">
            <text:p>1036</text:p>
          </table:table-cell>
          <table:table-cell table:formula="of:=[levels_parameters.$E$2]*([.$A863]-1) + [levels_parameters.$D$2]" office:value-type="float" office:value="17370" calcext:value-type="float">
            <text:p>17370</text:p>
          </table:table-cell>
          <table:table-cell table:formula="of:=[levels_parameters.$G$2]*([.$A86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A864]^[levels_parameters.$B$2] + [levels_parameters.$C$2]*([.$A864]-1)+[levels_parameters.$A$2]" office:value-type="float" office:value="642739966" calcext:value-type="float">
            <text:p>642739966</text:p>
          </table:table-cell>
          <table:table-cell table:formula="of:=[.$C863]+[.$B863]" office:value-type="float" office:value="138350897422" calcext:value-type="float">
            <text:p>138350897422</text:p>
          </table:table-cell>
          <table:table-cell table:formula="of:=[levels_parameters.$I$2]*([.$A864]-1) + [levels_parameters.$H$2]+FLOOR([.$A864]/[levels_parameters.$J$2])" office:value-type="float" office:value="1037" calcext:value-type="float">
            <text:p>1037</text:p>
          </table:table-cell>
          <table:table-cell table:formula="of:=[levels_parameters.$E$2]*([.$A864]-1) + [levels_parameters.$D$2]" office:value-type="float" office:value="17390" calcext:value-type="float">
            <text:p>17390</text:p>
          </table:table-cell>
          <table:table-cell table:formula="of:=[levels_parameters.$G$2]*([.$A86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A865]^[levels_parameters.$B$2] + [levels_parameters.$C$2]*([.$A865]-1)+[levels_parameters.$A$2]" office:value-type="float" office:value="644976868" calcext:value-type="float">
            <text:p>644976868</text:p>
          </table:table-cell>
          <table:table-cell table:formula="of:=[.$C864]+[.$B864]" office:value-type="float" office:value="138993637388" calcext:value-type="float">
            <text:p>138993637388</text:p>
          </table:table-cell>
          <table:table-cell table:formula="of:=[levels_parameters.$I$2]*([.$A865]-1) + [levels_parameters.$H$2]+FLOOR([.$A865]/[levels_parameters.$J$2])" office:value-type="float" office:value="1038" calcext:value-type="float">
            <text:p>1038</text:p>
          </table:table-cell>
          <table:table-cell table:formula="of:=[levels_parameters.$E$2]*([.$A865]-1) + [levels_parameters.$D$2]" office:value-type="float" office:value="17410" calcext:value-type="float">
            <text:p>17410</text:p>
          </table:table-cell>
          <table:table-cell table:formula="of:=[levels_parameters.$G$2]*([.$A86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A866]^[levels_parameters.$B$2] + [levels_parameters.$C$2]*([.$A866]-1)+[levels_parameters.$A$2]" office:value-type="float" office:value="647218954" calcext:value-type="float">
            <text:p>647218954</text:p>
          </table:table-cell>
          <table:table-cell table:formula="of:=[.$C865]+[.$B865]" office:value-type="float" office:value="139638614256" calcext:value-type="float">
            <text:p>139638614256</text:p>
          </table:table-cell>
          <table:table-cell table:formula="of:=[levels_parameters.$I$2]*([.$A866]-1) + [levels_parameters.$H$2]+FLOOR([.$A866]/[levels_parameters.$J$2])" office:value-type="float" office:value="1040" calcext:value-type="float">
            <text:p>1040</text:p>
          </table:table-cell>
          <table:table-cell table:formula="of:=[levels_parameters.$E$2]*([.$A866]-1) + [levels_parameters.$D$2]" office:value-type="float" office:value="17430" calcext:value-type="float">
            <text:p>17430</text:p>
          </table:table-cell>
          <table:table-cell table:formula="of:=[levels_parameters.$G$2]*([.$A86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A867]^[levels_parameters.$B$2] + [levels_parameters.$C$2]*([.$A867]-1)+[levels_parameters.$A$2]" office:value-type="float" office:value="649466230" calcext:value-type="float">
            <text:p>649466230</text:p>
          </table:table-cell>
          <table:table-cell table:formula="of:=[.$C866]+[.$B866]" office:value-type="float" office:value="140285833210" calcext:value-type="float">
            <text:p>140285833210</text:p>
          </table:table-cell>
          <table:table-cell table:formula="of:=[levels_parameters.$I$2]*([.$A867]-1) + [levels_parameters.$H$2]+FLOOR([.$A867]/[levels_parameters.$J$2])" office:value-type="float" office:value="1041" calcext:value-type="float">
            <text:p>1041</text:p>
          </table:table-cell>
          <table:table-cell table:formula="of:=[levels_parameters.$E$2]*([.$A867]-1) + [levels_parameters.$D$2]" office:value-type="float" office:value="17450" calcext:value-type="float">
            <text:p>17450</text:p>
          </table:table-cell>
          <table:table-cell table:formula="of:=[levels_parameters.$G$2]*([.$A86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A868]^[levels_parameters.$B$2] + [levels_parameters.$C$2]*([.$A868]-1)+[levels_parameters.$A$2]" office:value-type="float" office:value="651718702" calcext:value-type="float">
            <text:p>651718702</text:p>
          </table:table-cell>
          <table:table-cell table:formula="of:=[.$C867]+[.$B867]" office:value-type="float" office:value="140935299440" calcext:value-type="float">
            <text:p>140935299440</text:p>
          </table:table-cell>
          <table:table-cell table:formula="of:=[levels_parameters.$I$2]*([.$A868]-1) + [levels_parameters.$H$2]+FLOOR([.$A868]/[levels_parameters.$J$2])" office:value-type="float" office:value="1042" calcext:value-type="float">
            <text:p>1042</text:p>
          </table:table-cell>
          <table:table-cell table:formula="of:=[levels_parameters.$E$2]*([.$A868]-1) + [levels_parameters.$D$2]" office:value-type="float" office:value="17470" calcext:value-type="float">
            <text:p>17470</text:p>
          </table:table-cell>
          <table:table-cell table:formula="of:=[levels_parameters.$G$2]*([.$A86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A869]^[levels_parameters.$B$2] + [levels_parameters.$C$2]*([.$A869]-1)+[levels_parameters.$A$2]" office:value-type="float" office:value="653976376" calcext:value-type="float">
            <text:p>653976376</text:p>
          </table:table-cell>
          <table:table-cell table:formula="of:=[.$C868]+[.$B868]" office:value-type="float" office:value="141587018142" calcext:value-type="float">
            <text:p>141587018142</text:p>
          </table:table-cell>
          <table:table-cell table:formula="of:=[levels_parameters.$I$2]*([.$A869]-1) + [levels_parameters.$H$2]+FLOOR([.$A869]/[levels_parameters.$J$2])" office:value-type="float" office:value="1043" calcext:value-type="float">
            <text:p>1043</text:p>
          </table:table-cell>
          <table:table-cell table:formula="of:=[levels_parameters.$E$2]*([.$A869]-1) + [levels_parameters.$D$2]" office:value-type="float" office:value="17490" calcext:value-type="float">
            <text:p>17490</text:p>
          </table:table-cell>
          <table:table-cell table:formula="of:=[levels_parameters.$G$2]*([.$A86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A870]^[levels_parameters.$B$2] + [levels_parameters.$C$2]*([.$A870]-1)+[levels_parameters.$A$2]" office:value-type="float" office:value="656239258" calcext:value-type="float">
            <text:p>656239258</text:p>
          </table:table-cell>
          <table:table-cell table:formula="of:=[.$C869]+[.$B869]" office:value-type="float" office:value="142240994518" calcext:value-type="float">
            <text:p>142240994518</text:p>
          </table:table-cell>
          <table:table-cell table:formula="of:=[levels_parameters.$I$2]*([.$A870]-1) + [levels_parameters.$H$2]+FLOOR([.$A870]/[levels_parameters.$J$2])" office:value-type="float" office:value="1044" calcext:value-type="float">
            <text:p>1044</text:p>
          </table:table-cell>
          <table:table-cell table:formula="of:=[levels_parameters.$E$2]*([.$A870]-1) + [levels_parameters.$D$2]" office:value-type="float" office:value="17510" calcext:value-type="float">
            <text:p>17510</text:p>
          </table:table-cell>
          <table:table-cell table:formula="of:=[levels_parameters.$G$2]*([.$A87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A871]^[levels_parameters.$B$2] + [levels_parameters.$C$2]*([.$A871]-1)+[levels_parameters.$A$2]" office:value-type="float" office:value="658507354" calcext:value-type="float">
            <text:p>658507354</text:p>
          </table:table-cell>
          <table:table-cell table:formula="of:=[.$C870]+[.$B870]" office:value-type="float" office:value="142897233776" calcext:value-type="float">
            <text:p>142897233776</text:p>
          </table:table-cell>
          <table:table-cell table:formula="of:=[levels_parameters.$I$2]*([.$A871]-1) + [levels_parameters.$H$2]+FLOOR([.$A871]/[levels_parameters.$J$2])" office:value-type="float" office:value="1046" calcext:value-type="float">
            <text:p>1046</text:p>
          </table:table-cell>
          <table:table-cell table:formula="of:=[levels_parameters.$E$2]*([.$A871]-1) + [levels_parameters.$D$2]" office:value-type="float" office:value="17530" calcext:value-type="float">
            <text:p>17530</text:p>
          </table:table-cell>
          <table:table-cell table:formula="of:=[levels_parameters.$G$2]*([.$A87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A872]^[levels_parameters.$B$2] + [levels_parameters.$C$2]*([.$A872]-1)+[levels_parameters.$A$2]" office:value-type="float" office:value="660780670" calcext:value-type="float">
            <text:p>660780670</text:p>
          </table:table-cell>
          <table:table-cell table:formula="of:=[.$C871]+[.$B871]" office:value-type="float" office:value="143555741130" calcext:value-type="float">
            <text:p>143555741130</text:p>
          </table:table-cell>
          <table:table-cell table:formula="of:=[levels_parameters.$I$2]*([.$A872]-1) + [levels_parameters.$H$2]+FLOOR([.$A872]/[levels_parameters.$J$2])" office:value-type="float" office:value="1047" calcext:value-type="float">
            <text:p>1047</text:p>
          </table:table-cell>
          <table:table-cell table:formula="of:=[levels_parameters.$E$2]*([.$A872]-1) + [levels_parameters.$D$2]" office:value-type="float" office:value="17550" calcext:value-type="float">
            <text:p>17550</text:p>
          </table:table-cell>
          <table:table-cell table:formula="of:=[levels_parameters.$G$2]*([.$A87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A873]^[levels_parameters.$B$2] + [levels_parameters.$C$2]*([.$A873]-1)+[levels_parameters.$A$2]" office:value-type="float" office:value="663059212" calcext:value-type="float">
            <text:p>663059212</text:p>
          </table:table-cell>
          <table:table-cell table:formula="of:=[.$C872]+[.$B872]" office:value-type="float" office:value="144216521800" calcext:value-type="float">
            <text:p>144216521800</text:p>
          </table:table-cell>
          <table:table-cell table:formula="of:=[levels_parameters.$I$2]*([.$A873]-1) + [levels_parameters.$H$2]+FLOOR([.$A873]/[levels_parameters.$J$2])" office:value-type="float" office:value="1048" calcext:value-type="float">
            <text:p>1048</text:p>
          </table:table-cell>
          <table:table-cell table:formula="of:=[levels_parameters.$E$2]*([.$A873]-1) + [levels_parameters.$D$2]" office:value-type="float" office:value="17570" calcext:value-type="float">
            <text:p>17570</text:p>
          </table:table-cell>
          <table:table-cell table:formula="of:=[levels_parameters.$G$2]*([.$A87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A874]^[levels_parameters.$B$2] + [levels_parameters.$C$2]*([.$A874]-1)+[levels_parameters.$A$2]" office:value-type="float" office:value="665342986" calcext:value-type="float">
            <text:p>665342986</text:p>
          </table:table-cell>
          <table:table-cell table:formula="of:=[.$C873]+[.$B873]" office:value-type="float" office:value="144879581012" calcext:value-type="float">
            <text:p>144879581012</text:p>
          </table:table-cell>
          <table:table-cell table:formula="of:=[levels_parameters.$I$2]*([.$A874]-1) + [levels_parameters.$H$2]+FLOOR([.$A874]/[levels_parameters.$J$2])" office:value-type="float" office:value="1049" calcext:value-type="float">
            <text:p>1049</text:p>
          </table:table-cell>
          <table:table-cell table:formula="of:=[levels_parameters.$E$2]*([.$A874]-1) + [levels_parameters.$D$2]" office:value-type="float" office:value="17590" calcext:value-type="float">
            <text:p>17590</text:p>
          </table:table-cell>
          <table:table-cell table:formula="of:=[levels_parameters.$G$2]*([.$A87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A875]^[levels_parameters.$B$2] + [levels_parameters.$C$2]*([.$A875]-1)+[levels_parameters.$A$2]" office:value-type="float" office:value="667631998" calcext:value-type="float">
            <text:p>667631998</text:p>
          </table:table-cell>
          <table:table-cell table:formula="of:=[.$C874]+[.$B874]" office:value-type="float" office:value="145544923998" calcext:value-type="float">
            <text:p>145544923998</text:p>
          </table:table-cell>
          <table:table-cell table:formula="of:=[levels_parameters.$I$2]*([.$A875]-1) + [levels_parameters.$H$2]+FLOOR([.$A875]/[levels_parameters.$J$2])" office:value-type="float" office:value="1050" calcext:value-type="float">
            <text:p>1050</text:p>
          </table:table-cell>
          <table:table-cell table:formula="of:=[levels_parameters.$E$2]*([.$A875]-1) + [levels_parameters.$D$2]" office:value-type="float" office:value="17610" calcext:value-type="float">
            <text:p>17610</text:p>
          </table:table-cell>
          <table:table-cell table:formula="of:=[levels_parameters.$G$2]*([.$A87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A876]^[levels_parameters.$B$2] + [levels_parameters.$C$2]*([.$A876]-1)+[levels_parameters.$A$2]" office:value-type="float" office:value="669926254" calcext:value-type="float">
            <text:p>669926254</text:p>
          </table:table-cell>
          <table:table-cell table:formula="of:=[.$C875]+[.$B875]" office:value-type="float" office:value="146212555996" calcext:value-type="float">
            <text:p>146212555996</text:p>
          </table:table-cell>
          <table:table-cell table:formula="of:=[levels_parameters.$I$2]*([.$A876]-1) + [levels_parameters.$H$2]+FLOOR([.$A876]/[levels_parameters.$J$2])" office:value-type="float" office:value="1052" calcext:value-type="float">
            <text:p>1052</text:p>
          </table:table-cell>
          <table:table-cell table:formula="of:=[levels_parameters.$E$2]*([.$A876]-1) + [levels_parameters.$D$2]" office:value-type="float" office:value="17630" calcext:value-type="float">
            <text:p>17630</text:p>
          </table:table-cell>
          <table:table-cell table:formula="of:=[levels_parameters.$G$2]*([.$A87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A877]^[levels_parameters.$B$2] + [levels_parameters.$C$2]*([.$A877]-1)+[levels_parameters.$A$2]" office:value-type="float" office:value="672225760" calcext:value-type="float">
            <text:p>672225760</text:p>
          </table:table-cell>
          <table:table-cell table:formula="of:=[.$C876]+[.$B876]" office:value-type="float" office:value="146882482250" calcext:value-type="float">
            <text:p>146882482250</text:p>
          </table:table-cell>
          <table:table-cell table:formula="of:=[levels_parameters.$I$2]*([.$A877]-1) + [levels_parameters.$H$2]+FLOOR([.$A877]/[levels_parameters.$J$2])" office:value-type="float" office:value="1053" calcext:value-type="float">
            <text:p>1053</text:p>
          </table:table-cell>
          <table:table-cell table:formula="of:=[levels_parameters.$E$2]*([.$A877]-1) + [levels_parameters.$D$2]" office:value-type="float" office:value="17650" calcext:value-type="float">
            <text:p>17650</text:p>
          </table:table-cell>
          <table:table-cell table:formula="of:=[levels_parameters.$G$2]*([.$A87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A878]^[levels_parameters.$B$2] + [levels_parameters.$C$2]*([.$A878]-1)+[levels_parameters.$A$2]" office:value-type="float" office:value="674530522" calcext:value-type="float">
            <text:p>674530522</text:p>
          </table:table-cell>
          <table:table-cell table:formula="of:=[.$C877]+[.$B877]" office:value-type="float" office:value="147554708010" calcext:value-type="float">
            <text:p>147554708010</text:p>
          </table:table-cell>
          <table:table-cell table:formula="of:=[levels_parameters.$I$2]*([.$A878]-1) + [levels_parameters.$H$2]+FLOOR([.$A878]/[levels_parameters.$J$2])" office:value-type="float" office:value="1054" calcext:value-type="float">
            <text:p>1054</text:p>
          </table:table-cell>
          <table:table-cell table:formula="of:=[levels_parameters.$E$2]*([.$A878]-1) + [levels_parameters.$D$2]" office:value-type="float" office:value="17670" calcext:value-type="float">
            <text:p>17670</text:p>
          </table:table-cell>
          <table:table-cell table:formula="of:=[levels_parameters.$G$2]*([.$A87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A879]^[levels_parameters.$B$2] + [levels_parameters.$C$2]*([.$A879]-1)+[levels_parameters.$A$2]" office:value-type="float" office:value="676840546" calcext:value-type="float">
            <text:p>676840546</text:p>
          </table:table-cell>
          <table:table-cell table:formula="of:=[.$C878]+[.$B878]" office:value-type="float" office:value="148229238532" calcext:value-type="float">
            <text:p>148229238532</text:p>
          </table:table-cell>
          <table:table-cell table:formula="of:=[levels_parameters.$I$2]*([.$A879]-1) + [levels_parameters.$H$2]+FLOOR([.$A879]/[levels_parameters.$J$2])" office:value-type="float" office:value="1055" calcext:value-type="float">
            <text:p>1055</text:p>
          </table:table-cell>
          <table:table-cell table:formula="of:=[levels_parameters.$E$2]*([.$A879]-1) + [levels_parameters.$D$2]" office:value-type="float" office:value="17690" calcext:value-type="float">
            <text:p>17690</text:p>
          </table:table-cell>
          <table:table-cell table:formula="of:=[levels_parameters.$G$2]*([.$A87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A880]^[levels_parameters.$B$2] + [levels_parameters.$C$2]*([.$A880]-1)+[levels_parameters.$A$2]" office:value-type="float" office:value="679155838" calcext:value-type="float">
            <text:p>679155838</text:p>
          </table:table-cell>
          <table:table-cell table:formula="of:=[.$C879]+[.$B879]" office:value-type="float" office:value="148906079078" calcext:value-type="float">
            <text:p>148906079078</text:p>
          </table:table-cell>
          <table:table-cell table:formula="of:=[levels_parameters.$I$2]*([.$A880]-1) + [levels_parameters.$H$2]+FLOOR([.$A880]/[levels_parameters.$J$2])" office:value-type="float" office:value="1056" calcext:value-type="float">
            <text:p>1056</text:p>
          </table:table-cell>
          <table:table-cell table:formula="of:=[levels_parameters.$E$2]*([.$A880]-1) + [levels_parameters.$D$2]" office:value-type="float" office:value="17710" calcext:value-type="float">
            <text:p>17710</text:p>
          </table:table-cell>
          <table:table-cell table:formula="of:=[levels_parameters.$G$2]*([.$A88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A881]^[levels_parameters.$B$2] + [levels_parameters.$C$2]*([.$A881]-1)+[levels_parameters.$A$2]" office:value-type="float" office:value="681476404" calcext:value-type="float">
            <text:p>681476404</text:p>
          </table:table-cell>
          <table:table-cell table:formula="of:=[.$C880]+[.$B880]" office:value-type="float" office:value="149585234916" calcext:value-type="float">
            <text:p>149585234916</text:p>
          </table:table-cell>
          <table:table-cell table:formula="of:=[levels_parameters.$I$2]*([.$A881]-1) + [levels_parameters.$H$2]+FLOOR([.$A881]/[levels_parameters.$J$2])" office:value-type="float" office:value="1058" calcext:value-type="float">
            <text:p>1058</text:p>
          </table:table-cell>
          <table:table-cell table:formula="of:=[levels_parameters.$E$2]*([.$A881]-1) + [levels_parameters.$D$2]" office:value-type="float" office:value="17730" calcext:value-type="float">
            <text:p>17730</text:p>
          </table:table-cell>
          <table:table-cell table:formula="of:=[levels_parameters.$G$2]*([.$A88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A882]^[levels_parameters.$B$2] + [levels_parameters.$C$2]*([.$A882]-1)+[levels_parameters.$A$2]" office:value-type="float" office:value="683802250" calcext:value-type="float">
            <text:p>683802250</text:p>
          </table:table-cell>
          <table:table-cell table:formula="of:=[.$C881]+[.$B881]" office:value-type="float" office:value="150266711320" calcext:value-type="float">
            <text:p>150266711320</text:p>
          </table:table-cell>
          <table:table-cell table:formula="of:=[levels_parameters.$I$2]*([.$A882]-1) + [levels_parameters.$H$2]+FLOOR([.$A882]/[levels_parameters.$J$2])" office:value-type="float" office:value="1059" calcext:value-type="float">
            <text:p>1059</text:p>
          </table:table-cell>
          <table:table-cell table:formula="of:=[levels_parameters.$E$2]*([.$A882]-1) + [levels_parameters.$D$2]" office:value-type="float" office:value="17750" calcext:value-type="float">
            <text:p>17750</text:p>
          </table:table-cell>
          <table:table-cell table:formula="of:=[levels_parameters.$G$2]*([.$A88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A883]^[levels_parameters.$B$2] + [levels_parameters.$C$2]*([.$A883]-1)+[levels_parameters.$A$2]" office:value-type="float" office:value="686133382" calcext:value-type="float">
            <text:p>686133382</text:p>
          </table:table-cell>
          <table:table-cell table:formula="of:=[.$C882]+[.$B882]" office:value-type="float" office:value="150950513570" calcext:value-type="float">
            <text:p>150950513570</text:p>
          </table:table-cell>
          <table:table-cell table:formula="of:=[levels_parameters.$I$2]*([.$A883]-1) + [levels_parameters.$H$2]+FLOOR([.$A883]/[levels_parameters.$J$2])" office:value-type="float" office:value="1060" calcext:value-type="float">
            <text:p>1060</text:p>
          </table:table-cell>
          <table:table-cell table:formula="of:=[levels_parameters.$E$2]*([.$A883]-1) + [levels_parameters.$D$2]" office:value-type="float" office:value="17770" calcext:value-type="float">
            <text:p>17770</text:p>
          </table:table-cell>
          <table:table-cell table:formula="of:=[levels_parameters.$G$2]*([.$A88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A884]^[levels_parameters.$B$2] + [levels_parameters.$C$2]*([.$A884]-1)+[levels_parameters.$A$2]" office:value-type="float" office:value="688469806" calcext:value-type="float">
            <text:p>688469806</text:p>
          </table:table-cell>
          <table:table-cell table:formula="of:=[.$C883]+[.$B883]" office:value-type="float" office:value="151636646952" calcext:value-type="float">
            <text:p>151636646952</text:p>
          </table:table-cell>
          <table:table-cell table:formula="of:=[levels_parameters.$I$2]*([.$A884]-1) + [levels_parameters.$H$2]+FLOOR([.$A884]/[levels_parameters.$J$2])" office:value-type="float" office:value="1061" calcext:value-type="float">
            <text:p>1061</text:p>
          </table:table-cell>
          <table:table-cell table:formula="of:=[levels_parameters.$E$2]*([.$A884]-1) + [levels_parameters.$D$2]" office:value-type="float" office:value="17790" calcext:value-type="float">
            <text:p>17790</text:p>
          </table:table-cell>
          <table:table-cell table:formula="of:=[levels_parameters.$G$2]*([.$A88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A885]^[levels_parameters.$B$2] + [levels_parameters.$C$2]*([.$A885]-1)+[levels_parameters.$A$2]" office:value-type="float" office:value="690811528" calcext:value-type="float">
            <text:p>690811528</text:p>
          </table:table-cell>
          <table:table-cell table:formula="of:=[.$C884]+[.$B884]" office:value-type="float" office:value="152325116758" calcext:value-type="float">
            <text:p>152325116758</text:p>
          </table:table-cell>
          <table:table-cell table:formula="of:=[levels_parameters.$I$2]*([.$A885]-1) + [levels_parameters.$H$2]+FLOOR([.$A885]/[levels_parameters.$J$2])" office:value-type="float" office:value="1062" calcext:value-type="float">
            <text:p>1062</text:p>
          </table:table-cell>
          <table:table-cell table:formula="of:=[levels_parameters.$E$2]*([.$A885]-1) + [levels_parameters.$D$2]" office:value-type="float" office:value="17810" calcext:value-type="float">
            <text:p>17810</text:p>
          </table:table-cell>
          <table:table-cell table:formula="of:=[levels_parameters.$G$2]*([.$A88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A886]^[levels_parameters.$B$2] + [levels_parameters.$C$2]*([.$A886]-1)+[levels_parameters.$A$2]" office:value-type="float" office:value="693158554" calcext:value-type="float">
            <text:p>693158554</text:p>
          </table:table-cell>
          <table:table-cell table:formula="of:=[.$C885]+[.$B885]" office:value-type="float" office:value="153015928286" calcext:value-type="float">
            <text:p>153015928286</text:p>
          </table:table-cell>
          <table:table-cell table:formula="of:=[levels_parameters.$I$2]*([.$A886]-1) + [levels_parameters.$H$2]+FLOOR([.$A886]/[levels_parameters.$J$2])" office:value-type="float" office:value="1064" calcext:value-type="float">
            <text:p>1064</text:p>
          </table:table-cell>
          <table:table-cell table:formula="of:=[levels_parameters.$E$2]*([.$A886]-1) + [levels_parameters.$D$2]" office:value-type="float" office:value="17830" calcext:value-type="float">
            <text:p>17830</text:p>
          </table:table-cell>
          <table:table-cell table:formula="of:=[levels_parameters.$G$2]*([.$A88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A887]^[levels_parameters.$B$2] + [levels_parameters.$C$2]*([.$A887]-1)+[levels_parameters.$A$2]" office:value-type="float" office:value="695510890" calcext:value-type="float">
            <text:p>695510890</text:p>
          </table:table-cell>
          <table:table-cell table:formula="of:=[.$C886]+[.$B886]" office:value-type="float" office:value="153709086840" calcext:value-type="float">
            <text:p>153709086840</text:p>
          </table:table-cell>
          <table:table-cell table:formula="of:=[levels_parameters.$I$2]*([.$A887]-1) + [levels_parameters.$H$2]+FLOOR([.$A887]/[levels_parameters.$J$2])" office:value-type="float" office:value="1065" calcext:value-type="float">
            <text:p>1065</text:p>
          </table:table-cell>
          <table:table-cell table:formula="of:=[levels_parameters.$E$2]*([.$A887]-1) + [levels_parameters.$D$2]" office:value-type="float" office:value="17850" calcext:value-type="float">
            <text:p>17850</text:p>
          </table:table-cell>
          <table:table-cell table:formula="of:=[levels_parameters.$G$2]*([.$A88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A888]^[levels_parameters.$B$2] + [levels_parameters.$C$2]*([.$A888]-1)+[levels_parameters.$A$2]" office:value-type="float" office:value="697868542" calcext:value-type="float">
            <text:p>697868542</text:p>
          </table:table-cell>
          <table:table-cell table:formula="of:=[.$C887]+[.$B887]" office:value-type="float" office:value="154404597730" calcext:value-type="float">
            <text:p>154404597730</text:p>
          </table:table-cell>
          <table:table-cell table:formula="of:=[levels_parameters.$I$2]*([.$A888]-1) + [levels_parameters.$H$2]+FLOOR([.$A888]/[levels_parameters.$J$2])" office:value-type="float" office:value="1066" calcext:value-type="float">
            <text:p>1066</text:p>
          </table:table-cell>
          <table:table-cell table:formula="of:=[levels_parameters.$E$2]*([.$A888]-1) + [levels_parameters.$D$2]" office:value-type="float" office:value="17870" calcext:value-type="float">
            <text:p>17870</text:p>
          </table:table-cell>
          <table:table-cell table:formula="of:=[levels_parameters.$G$2]*([.$A88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A889]^[levels_parameters.$B$2] + [levels_parameters.$C$2]*([.$A889]-1)+[levels_parameters.$A$2]" office:value-type="float" office:value="700231516" calcext:value-type="float">
            <text:p>700231516</text:p>
          </table:table-cell>
          <table:table-cell table:formula="of:=[.$C888]+[.$B888]" office:value-type="float" office:value="155102466272" calcext:value-type="float">
            <text:p>155102466272</text:p>
          </table:table-cell>
          <table:table-cell table:formula="of:=[levels_parameters.$I$2]*([.$A889]-1) + [levels_parameters.$H$2]+FLOOR([.$A889]/[levels_parameters.$J$2])" office:value-type="float" office:value="1067" calcext:value-type="float">
            <text:p>1067</text:p>
          </table:table-cell>
          <table:table-cell table:formula="of:=[levels_parameters.$E$2]*([.$A889]-1) + [levels_parameters.$D$2]" office:value-type="float" office:value="17890" calcext:value-type="float">
            <text:p>17890</text:p>
          </table:table-cell>
          <table:table-cell table:formula="of:=[levels_parameters.$G$2]*([.$A88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A890]^[levels_parameters.$B$2] + [levels_parameters.$C$2]*([.$A890]-1)+[levels_parameters.$A$2]" office:value-type="float" office:value="702599818" calcext:value-type="float">
            <text:p>702599818</text:p>
          </table:table-cell>
          <table:table-cell table:formula="of:=[.$C889]+[.$B889]" office:value-type="float" office:value="155802697788" calcext:value-type="float">
            <text:p>155802697788</text:p>
          </table:table-cell>
          <table:table-cell table:formula="of:=[levels_parameters.$I$2]*([.$A890]-1) + [levels_parameters.$H$2]+FLOOR([.$A890]/[levels_parameters.$J$2])" office:value-type="float" office:value="1068" calcext:value-type="float">
            <text:p>1068</text:p>
          </table:table-cell>
          <table:table-cell table:formula="of:=[levels_parameters.$E$2]*([.$A890]-1) + [levels_parameters.$D$2]" office:value-type="float" office:value="17910" calcext:value-type="float">
            <text:p>17910</text:p>
          </table:table-cell>
          <table:table-cell table:formula="of:=[levels_parameters.$G$2]*([.$A89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A891]^[levels_parameters.$B$2] + [levels_parameters.$C$2]*([.$A891]-1)+[levels_parameters.$A$2]" office:value-type="float" office:value="704973454" calcext:value-type="float">
            <text:p>704973454</text:p>
          </table:table-cell>
          <table:table-cell table:formula="of:=[.$C890]+[.$B890]" office:value-type="float" office:value="156505297606" calcext:value-type="float">
            <text:p>156505297606</text:p>
          </table:table-cell>
          <table:table-cell table:formula="of:=[levels_parameters.$I$2]*([.$A891]-1) + [levels_parameters.$H$2]+FLOOR([.$A891]/[levels_parameters.$J$2])" office:value-type="float" office:value="1070" calcext:value-type="float">
            <text:p>1070</text:p>
          </table:table-cell>
          <table:table-cell table:formula="of:=[levels_parameters.$E$2]*([.$A891]-1) + [levels_parameters.$D$2]" office:value-type="float" office:value="17930" calcext:value-type="float">
            <text:p>17930</text:p>
          </table:table-cell>
          <table:table-cell table:formula="of:=[levels_parameters.$G$2]*([.$A89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A892]^[levels_parameters.$B$2] + [levels_parameters.$C$2]*([.$A892]-1)+[levels_parameters.$A$2]" office:value-type="float" office:value="707352430" calcext:value-type="float">
            <text:p>707352430</text:p>
          </table:table-cell>
          <table:table-cell table:formula="of:=[.$C891]+[.$B891]" office:value-type="float" office:value="157210271060" calcext:value-type="float">
            <text:p>157210271060</text:p>
          </table:table-cell>
          <table:table-cell table:formula="of:=[levels_parameters.$I$2]*([.$A892]-1) + [levels_parameters.$H$2]+FLOOR([.$A892]/[levels_parameters.$J$2])" office:value-type="float" office:value="1071" calcext:value-type="float">
            <text:p>1071</text:p>
          </table:table-cell>
          <table:table-cell table:formula="of:=[levels_parameters.$E$2]*([.$A892]-1) + [levels_parameters.$D$2]" office:value-type="float" office:value="17950" calcext:value-type="float">
            <text:p>17950</text:p>
          </table:table-cell>
          <table:table-cell table:formula="of:=[levels_parameters.$G$2]*([.$A89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A893]^[levels_parameters.$B$2] + [levels_parameters.$C$2]*([.$A893]-1)+[levels_parameters.$A$2]" office:value-type="float" office:value="709736752" calcext:value-type="float">
            <text:p>709736752</text:p>
          </table:table-cell>
          <table:table-cell table:formula="of:=[.$C892]+[.$B892]" office:value-type="float" office:value="157917623490" calcext:value-type="float">
            <text:p>157917623490</text:p>
          </table:table-cell>
          <table:table-cell table:formula="of:=[levels_parameters.$I$2]*([.$A893]-1) + [levels_parameters.$H$2]+FLOOR([.$A893]/[levels_parameters.$J$2])" office:value-type="float" office:value="1072" calcext:value-type="float">
            <text:p>1072</text:p>
          </table:table-cell>
          <table:table-cell table:formula="of:=[levels_parameters.$E$2]*([.$A893]-1) + [levels_parameters.$D$2]" office:value-type="float" office:value="17970" calcext:value-type="float">
            <text:p>17970</text:p>
          </table:table-cell>
          <table:table-cell table:formula="of:=[levels_parameters.$G$2]*([.$A89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A894]^[levels_parameters.$B$2] + [levels_parameters.$C$2]*([.$A894]-1)+[levels_parameters.$A$2]" office:value-type="float" office:value="712126426" calcext:value-type="float">
            <text:p>712126426</text:p>
          </table:table-cell>
          <table:table-cell table:formula="of:=[.$C893]+[.$B893]" office:value-type="float" office:value="158627360242" calcext:value-type="float">
            <text:p>158627360242</text:p>
          </table:table-cell>
          <table:table-cell table:formula="of:=[levels_parameters.$I$2]*([.$A894]-1) + [levels_parameters.$H$2]+FLOOR([.$A894]/[levels_parameters.$J$2])" office:value-type="float" office:value="1073" calcext:value-type="float">
            <text:p>1073</text:p>
          </table:table-cell>
          <table:table-cell table:formula="of:=[levels_parameters.$E$2]*([.$A894]-1) + [levels_parameters.$D$2]" office:value-type="float" office:value="17990" calcext:value-type="float">
            <text:p>17990</text:p>
          </table:table-cell>
          <table:table-cell table:formula="of:=[levels_parameters.$G$2]*([.$A89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A895]^[levels_parameters.$B$2] + [levels_parameters.$C$2]*([.$A895]-1)+[levels_parameters.$A$2]" office:value-type="float" office:value="714521458" calcext:value-type="float">
            <text:p>714521458</text:p>
          </table:table-cell>
          <table:table-cell table:formula="of:=[.$C894]+[.$B894]" office:value-type="float" office:value="159339486668" calcext:value-type="float">
            <text:p>159339486668</text:p>
          </table:table-cell>
          <table:table-cell table:formula="of:=[levels_parameters.$I$2]*([.$A895]-1) + [levels_parameters.$H$2]+FLOOR([.$A895]/[levels_parameters.$J$2])" office:value-type="float" office:value="1074" calcext:value-type="float">
            <text:p>1074</text:p>
          </table:table-cell>
          <table:table-cell table:formula="of:=[levels_parameters.$E$2]*([.$A895]-1) + [levels_parameters.$D$2]" office:value-type="float" office:value="18010" calcext:value-type="float">
            <text:p>18010</text:p>
          </table:table-cell>
          <table:table-cell table:formula="of:=[levels_parameters.$G$2]*([.$A89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A896]^[levels_parameters.$B$2] + [levels_parameters.$C$2]*([.$A896]-1)+[levels_parameters.$A$2]" office:value-type="float" office:value="716921854" calcext:value-type="float">
            <text:p>716921854</text:p>
          </table:table-cell>
          <table:table-cell table:formula="of:=[.$C895]+[.$B895]" office:value-type="float" office:value="160054008126" calcext:value-type="float">
            <text:p>160054008126</text:p>
          </table:table-cell>
          <table:table-cell table:formula="of:=[levels_parameters.$I$2]*([.$A896]-1) + [levels_parameters.$H$2]+FLOOR([.$A896]/[levels_parameters.$J$2])" office:value-type="float" office:value="1076" calcext:value-type="float">
            <text:p>1076</text:p>
          </table:table-cell>
          <table:table-cell table:formula="of:=[levels_parameters.$E$2]*([.$A896]-1) + [levels_parameters.$D$2]" office:value-type="float" office:value="18030" calcext:value-type="float">
            <text:p>18030</text:p>
          </table:table-cell>
          <table:table-cell table:formula="of:=[levels_parameters.$G$2]*([.$A89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A897]^[levels_parameters.$B$2] + [levels_parameters.$C$2]*([.$A897]-1)+[levels_parameters.$A$2]" office:value-type="float" office:value="719327620" calcext:value-type="float">
            <text:p>719327620</text:p>
          </table:table-cell>
          <table:table-cell table:formula="of:=[.$C896]+[.$B896]" office:value-type="float" office:value="160770929980" calcext:value-type="float">
            <text:p>160770929980</text:p>
          </table:table-cell>
          <table:table-cell table:formula="of:=[levels_parameters.$I$2]*([.$A897]-1) + [levels_parameters.$H$2]+FLOOR([.$A897]/[levels_parameters.$J$2])" office:value-type="float" office:value="1077" calcext:value-type="float">
            <text:p>1077</text:p>
          </table:table-cell>
          <table:table-cell table:formula="of:=[levels_parameters.$E$2]*([.$A897]-1) + [levels_parameters.$D$2]" office:value-type="float" office:value="18050" calcext:value-type="float">
            <text:p>18050</text:p>
          </table:table-cell>
          <table:table-cell table:formula="of:=[levels_parameters.$G$2]*([.$A89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A898]^[levels_parameters.$B$2] + [levels_parameters.$C$2]*([.$A898]-1)+[levels_parameters.$A$2]" office:value-type="float" office:value="721738762" calcext:value-type="float">
            <text:p>721738762</text:p>
          </table:table-cell>
          <table:table-cell table:formula="of:=[.$C897]+[.$B897]" office:value-type="float" office:value="161490257600" calcext:value-type="float">
            <text:p>161490257600</text:p>
          </table:table-cell>
          <table:table-cell table:formula="of:=[levels_parameters.$I$2]*([.$A898]-1) + [levels_parameters.$H$2]+FLOOR([.$A898]/[levels_parameters.$J$2])" office:value-type="float" office:value="1078" calcext:value-type="float">
            <text:p>1078</text:p>
          </table:table-cell>
          <table:table-cell table:formula="of:=[levels_parameters.$E$2]*([.$A898]-1) + [levels_parameters.$D$2]" office:value-type="float" office:value="18070" calcext:value-type="float">
            <text:p>18070</text:p>
          </table:table-cell>
          <table:table-cell table:formula="of:=[levels_parameters.$G$2]*([.$A89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A899]^[levels_parameters.$B$2] + [levels_parameters.$C$2]*([.$A899]-1)+[levels_parameters.$A$2]" office:value-type="float" office:value="724155286" calcext:value-type="float">
            <text:p>724155286</text:p>
          </table:table-cell>
          <table:table-cell table:formula="of:=[.$C898]+[.$B898]" office:value-type="float" office:value="162211996362" calcext:value-type="float">
            <text:p>162211996362</text:p>
          </table:table-cell>
          <table:table-cell table:formula="of:=[levels_parameters.$I$2]*([.$A899]-1) + [levels_parameters.$H$2]+FLOOR([.$A899]/[levels_parameters.$J$2])" office:value-type="float" office:value="1079" calcext:value-type="float">
            <text:p>1079</text:p>
          </table:table-cell>
          <table:table-cell table:formula="of:=[levels_parameters.$E$2]*([.$A899]-1) + [levels_parameters.$D$2]" office:value-type="float" office:value="18090" calcext:value-type="float">
            <text:p>18090</text:p>
          </table:table-cell>
          <table:table-cell table:formula="of:=[levels_parameters.$G$2]*([.$A89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A900]^[levels_parameters.$B$2] + [levels_parameters.$C$2]*([.$A900]-1)+[levels_parameters.$A$2]" office:value-type="float" office:value="726577198" calcext:value-type="float">
            <text:p>726577198</text:p>
          </table:table-cell>
          <table:table-cell table:formula="of:=[.$C899]+[.$B899]" office:value-type="float" office:value="162936151648" calcext:value-type="float">
            <text:p>162936151648</text:p>
          </table:table-cell>
          <table:table-cell table:formula="of:=[levels_parameters.$I$2]*([.$A900]-1) + [levels_parameters.$H$2]+FLOOR([.$A900]/[levels_parameters.$J$2])" office:value-type="float" office:value="1080" calcext:value-type="float">
            <text:p>1080</text:p>
          </table:table-cell>
          <table:table-cell table:formula="of:=[levels_parameters.$E$2]*([.$A900]-1) + [levels_parameters.$D$2]" office:value-type="float" office:value="18110" calcext:value-type="float">
            <text:p>18110</text:p>
          </table:table-cell>
          <table:table-cell table:formula="of:=[levels_parameters.$G$2]*([.$A90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A901]^[levels_parameters.$B$2] + [levels_parameters.$C$2]*([.$A901]-1)+[levels_parameters.$A$2]" office:value-type="float" office:value="729004504" calcext:value-type="float">
            <text:p>729004504</text:p>
          </table:table-cell>
          <table:table-cell table:formula="of:=[.$C900]+[.$B900]" office:value-type="float" office:value="163662728846" calcext:value-type="float">
            <text:p>163662728846</text:p>
          </table:table-cell>
          <table:table-cell table:formula="of:=[levels_parameters.$I$2]*([.$A901]-1) + [levels_parameters.$H$2]+FLOOR([.$A901]/[levels_parameters.$J$2])" office:value-type="float" office:value="1082" calcext:value-type="float">
            <text:p>1082</text:p>
          </table:table-cell>
          <table:table-cell table:formula="of:=[levels_parameters.$E$2]*([.$A901]-1) + [levels_parameters.$D$2]" office:value-type="float" office:value="18130" calcext:value-type="float">
            <text:p>18130</text:p>
          </table:table-cell>
          <table:table-cell table:formula="of:=[levels_parameters.$G$2]*([.$A90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A902]^[levels_parameters.$B$2] + [levels_parameters.$C$2]*([.$A902]-1)+[levels_parameters.$A$2]" office:value-type="float" office:value="731437210" calcext:value-type="float">
            <text:p>731437210</text:p>
          </table:table-cell>
          <table:table-cell table:formula="of:=[.$C901]+[.$B901]" office:value-type="float" office:value="164391733350" calcext:value-type="float">
            <text:p>164391733350</text:p>
          </table:table-cell>
          <table:table-cell table:formula="of:=[levels_parameters.$I$2]*([.$A902]-1) + [levels_parameters.$H$2]+FLOOR([.$A902]/[levels_parameters.$J$2])" office:value-type="float" office:value="1083" calcext:value-type="float">
            <text:p>1083</text:p>
          </table:table-cell>
          <table:table-cell table:formula="of:=[levels_parameters.$E$2]*([.$A902]-1) + [levels_parameters.$D$2]" office:value-type="float" office:value="18150" calcext:value-type="float">
            <text:p>18150</text:p>
          </table:table-cell>
          <table:table-cell table:formula="of:=[levels_parameters.$G$2]*([.$A90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A903]^[levels_parameters.$B$2] + [levels_parameters.$C$2]*([.$A903]-1)+[levels_parameters.$A$2]" office:value-type="float" office:value="733875322" calcext:value-type="float">
            <text:p>733875322</text:p>
          </table:table-cell>
          <table:table-cell table:formula="of:=[.$C902]+[.$B902]" office:value-type="float" office:value="165123170560" calcext:value-type="float">
            <text:p>165123170560</text:p>
          </table:table-cell>
          <table:table-cell table:formula="of:=[levels_parameters.$I$2]*([.$A903]-1) + [levels_parameters.$H$2]+FLOOR([.$A903]/[levels_parameters.$J$2])" office:value-type="float" office:value="1084" calcext:value-type="float">
            <text:p>1084</text:p>
          </table:table-cell>
          <table:table-cell table:formula="of:=[levels_parameters.$E$2]*([.$A903]-1) + [levels_parameters.$D$2]" office:value-type="float" office:value="18170" calcext:value-type="float">
            <text:p>18170</text:p>
          </table:table-cell>
          <table:table-cell table:formula="of:=[levels_parameters.$G$2]*([.$A90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A904]^[levels_parameters.$B$2] + [levels_parameters.$C$2]*([.$A904]-1)+[levels_parameters.$A$2]" office:value-type="float" office:value="736318846" calcext:value-type="float">
            <text:p>736318846</text:p>
          </table:table-cell>
          <table:table-cell table:formula="of:=[.$C903]+[.$B903]" office:value-type="float" office:value="165857045882" calcext:value-type="float">
            <text:p>165857045882</text:p>
          </table:table-cell>
          <table:table-cell table:formula="of:=[levels_parameters.$I$2]*([.$A904]-1) + [levels_parameters.$H$2]+FLOOR([.$A904]/[levels_parameters.$J$2])" office:value-type="float" office:value="1085" calcext:value-type="float">
            <text:p>1085</text:p>
          </table:table-cell>
          <table:table-cell table:formula="of:=[levels_parameters.$E$2]*([.$A904]-1) + [levels_parameters.$D$2]" office:value-type="float" office:value="18190" calcext:value-type="float">
            <text:p>18190</text:p>
          </table:table-cell>
          <table:table-cell table:formula="of:=[levels_parameters.$G$2]*([.$A90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A905]^[levels_parameters.$B$2] + [levels_parameters.$C$2]*([.$A905]-1)+[levels_parameters.$A$2]" office:value-type="float" office:value="738767788" calcext:value-type="float">
            <text:p>738767788</text:p>
          </table:table-cell>
          <table:table-cell table:formula="of:=[.$C904]+[.$B904]" office:value-type="float" office:value="166593364728" calcext:value-type="float">
            <text:p>166593364728</text:p>
          </table:table-cell>
          <table:table-cell table:formula="of:=[levels_parameters.$I$2]*([.$A905]-1) + [levels_parameters.$H$2]+FLOOR([.$A905]/[levels_parameters.$J$2])" office:value-type="float" office:value="1086" calcext:value-type="float">
            <text:p>1086</text:p>
          </table:table-cell>
          <table:table-cell table:formula="of:=[levels_parameters.$E$2]*([.$A905]-1) + [levels_parameters.$D$2]" office:value-type="float" office:value="18210" calcext:value-type="float">
            <text:p>18210</text:p>
          </table:table-cell>
          <table:table-cell table:formula="of:=[levels_parameters.$G$2]*([.$A90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A906]^[levels_parameters.$B$2] + [levels_parameters.$C$2]*([.$A906]-1)+[levels_parameters.$A$2]" office:value-type="float" office:value="741222154" calcext:value-type="float">
            <text:p>741222154</text:p>
          </table:table-cell>
          <table:table-cell table:formula="of:=[.$C905]+[.$B905]" office:value-type="float" office:value="167332132516" calcext:value-type="float">
            <text:p>167332132516</text:p>
          </table:table-cell>
          <table:table-cell table:formula="of:=[levels_parameters.$I$2]*([.$A906]-1) + [levels_parameters.$H$2]+FLOOR([.$A906]/[levels_parameters.$J$2])" office:value-type="float" office:value="1088" calcext:value-type="float">
            <text:p>1088</text:p>
          </table:table-cell>
          <table:table-cell table:formula="of:=[levels_parameters.$E$2]*([.$A906]-1) + [levels_parameters.$D$2]" office:value-type="float" office:value="18230" calcext:value-type="float">
            <text:p>18230</text:p>
          </table:table-cell>
          <table:table-cell table:formula="of:=[levels_parameters.$G$2]*([.$A90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A907]^[levels_parameters.$B$2] + [levels_parameters.$C$2]*([.$A907]-1)+[levels_parameters.$A$2]" office:value-type="float" office:value="743681950" calcext:value-type="float">
            <text:p>743681950</text:p>
          </table:table-cell>
          <table:table-cell table:formula="of:=[.$C906]+[.$B906]" office:value-type="float" office:value="168073354670" calcext:value-type="float">
            <text:p>168073354670</text:p>
          </table:table-cell>
          <table:table-cell table:formula="of:=[levels_parameters.$I$2]*([.$A907]-1) + [levels_parameters.$H$2]+FLOOR([.$A907]/[levels_parameters.$J$2])" office:value-type="float" office:value="1089" calcext:value-type="float">
            <text:p>1089</text:p>
          </table:table-cell>
          <table:table-cell table:formula="of:=[levels_parameters.$E$2]*([.$A907]-1) + [levels_parameters.$D$2]" office:value-type="float" office:value="18250" calcext:value-type="float">
            <text:p>18250</text:p>
          </table:table-cell>
          <table:table-cell table:formula="of:=[levels_parameters.$G$2]*([.$A90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A908]^[levels_parameters.$B$2] + [levels_parameters.$C$2]*([.$A908]-1)+[levels_parameters.$A$2]" office:value-type="float" office:value="746147182" calcext:value-type="float">
            <text:p>746147182</text:p>
          </table:table-cell>
          <table:table-cell table:formula="of:=[.$C907]+[.$B907]" office:value-type="float" office:value="168817036620" calcext:value-type="float">
            <text:p>168817036620</text:p>
          </table:table-cell>
          <table:table-cell table:formula="of:=[levels_parameters.$I$2]*([.$A908]-1) + [levels_parameters.$H$2]+FLOOR([.$A908]/[levels_parameters.$J$2])" office:value-type="float" office:value="1090" calcext:value-type="float">
            <text:p>1090</text:p>
          </table:table-cell>
          <table:table-cell table:formula="of:=[levels_parameters.$E$2]*([.$A908]-1) + [levels_parameters.$D$2]" office:value-type="float" office:value="18270" calcext:value-type="float">
            <text:p>18270</text:p>
          </table:table-cell>
          <table:table-cell table:formula="of:=[levels_parameters.$G$2]*([.$A90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A909]^[levels_parameters.$B$2] + [levels_parameters.$C$2]*([.$A909]-1)+[levels_parameters.$A$2]" office:value-type="float" office:value="748617856" calcext:value-type="float">
            <text:p>748617856</text:p>
          </table:table-cell>
          <table:table-cell table:formula="of:=[.$C908]+[.$B908]" office:value-type="float" office:value="169563183802" calcext:value-type="float">
            <text:p>169563183802</text:p>
          </table:table-cell>
          <table:table-cell table:formula="of:=[levels_parameters.$I$2]*([.$A909]-1) + [levels_parameters.$H$2]+FLOOR([.$A909]/[levels_parameters.$J$2])" office:value-type="float" office:value="1091" calcext:value-type="float">
            <text:p>1091</text:p>
          </table:table-cell>
          <table:table-cell table:formula="of:=[levels_parameters.$E$2]*([.$A909]-1) + [levels_parameters.$D$2]" office:value-type="float" office:value="18290" calcext:value-type="float">
            <text:p>18290</text:p>
          </table:table-cell>
          <table:table-cell table:formula="of:=[levels_parameters.$G$2]*([.$A90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A910]^[levels_parameters.$B$2] + [levels_parameters.$C$2]*([.$A910]-1)+[levels_parameters.$A$2]" office:value-type="float" office:value="751093978" calcext:value-type="float">
            <text:p>751093978</text:p>
          </table:table-cell>
          <table:table-cell table:formula="of:=[.$C909]+[.$B909]" office:value-type="float" office:value="170311801658" calcext:value-type="float">
            <text:p>170311801658</text:p>
          </table:table-cell>
          <table:table-cell table:formula="of:=[levels_parameters.$I$2]*([.$A910]-1) + [levels_parameters.$H$2]+FLOOR([.$A910]/[levels_parameters.$J$2])" office:value-type="float" office:value="1092" calcext:value-type="float">
            <text:p>1092</text:p>
          </table:table-cell>
          <table:table-cell table:formula="of:=[levels_parameters.$E$2]*([.$A910]-1) + [levels_parameters.$D$2]" office:value-type="float" office:value="18310" calcext:value-type="float">
            <text:p>18310</text:p>
          </table:table-cell>
          <table:table-cell table:formula="of:=[levels_parameters.$G$2]*([.$A91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A911]^[levels_parameters.$B$2] + [levels_parameters.$C$2]*([.$A911]-1)+[levels_parameters.$A$2]" office:value-type="float" office:value="753575554" calcext:value-type="float">
            <text:p>753575554</text:p>
          </table:table-cell>
          <table:table-cell table:formula="of:=[.$C910]+[.$B910]" office:value-type="float" office:value="171062895636" calcext:value-type="float">
            <text:p>171062895636</text:p>
          </table:table-cell>
          <table:table-cell table:formula="of:=[levels_parameters.$I$2]*([.$A911]-1) + [levels_parameters.$H$2]+FLOOR([.$A911]/[levels_parameters.$J$2])" office:value-type="float" office:value="1094" calcext:value-type="float">
            <text:p>1094</text:p>
          </table:table-cell>
          <table:table-cell table:formula="of:=[levels_parameters.$E$2]*([.$A911]-1) + [levels_parameters.$D$2]" office:value-type="float" office:value="18330" calcext:value-type="float">
            <text:p>18330</text:p>
          </table:table-cell>
          <table:table-cell table:formula="of:=[levels_parameters.$G$2]*([.$A91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A912]^[levels_parameters.$B$2] + [levels_parameters.$C$2]*([.$A912]-1)+[levels_parameters.$A$2]" office:value-type="float" office:value="756062590" calcext:value-type="float">
            <text:p>756062590</text:p>
          </table:table-cell>
          <table:table-cell table:formula="of:=[.$C911]+[.$B911]" office:value-type="float" office:value="171816471190" calcext:value-type="float">
            <text:p>171816471190</text:p>
          </table:table-cell>
          <table:table-cell table:formula="of:=[levels_parameters.$I$2]*([.$A912]-1) + [levels_parameters.$H$2]+FLOOR([.$A912]/[levels_parameters.$J$2])" office:value-type="float" office:value="1095" calcext:value-type="float">
            <text:p>1095</text:p>
          </table:table-cell>
          <table:table-cell table:formula="of:=[levels_parameters.$E$2]*([.$A912]-1) + [levels_parameters.$D$2]" office:value-type="float" office:value="18350" calcext:value-type="float">
            <text:p>18350</text:p>
          </table:table-cell>
          <table:table-cell table:formula="of:=[levels_parameters.$G$2]*([.$A91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A913]^[levels_parameters.$B$2] + [levels_parameters.$C$2]*([.$A913]-1)+[levels_parameters.$A$2]" office:value-type="float" office:value="758555092" calcext:value-type="float">
            <text:p>758555092</text:p>
          </table:table-cell>
          <table:table-cell table:formula="of:=[.$C912]+[.$B912]" office:value-type="float" office:value="172572533780" calcext:value-type="float">
            <text:p>172572533780</text:p>
          </table:table-cell>
          <table:table-cell table:formula="of:=[levels_parameters.$I$2]*([.$A913]-1) + [levels_parameters.$H$2]+FLOOR([.$A913]/[levels_parameters.$J$2])" office:value-type="float" office:value="1096" calcext:value-type="float">
            <text:p>1096</text:p>
          </table:table-cell>
          <table:table-cell table:formula="of:=[levels_parameters.$E$2]*([.$A913]-1) + [levels_parameters.$D$2]" office:value-type="float" office:value="18370" calcext:value-type="float">
            <text:p>18370</text:p>
          </table:table-cell>
          <table:table-cell table:formula="of:=[levels_parameters.$G$2]*([.$A91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A914]^[levels_parameters.$B$2] + [levels_parameters.$C$2]*([.$A914]-1)+[levels_parameters.$A$2]" office:value-type="float" office:value="761053066" calcext:value-type="float">
            <text:p>761053066</text:p>
          </table:table-cell>
          <table:table-cell table:formula="of:=[.$C913]+[.$B913]" office:value-type="float" office:value="173331088872" calcext:value-type="float">
            <text:p>173331088872</text:p>
          </table:table-cell>
          <table:table-cell table:formula="of:=[levels_parameters.$I$2]*([.$A914]-1) + [levels_parameters.$H$2]+FLOOR([.$A914]/[levels_parameters.$J$2])" office:value-type="float" office:value="1097" calcext:value-type="float">
            <text:p>1097</text:p>
          </table:table-cell>
          <table:table-cell table:formula="of:=[levels_parameters.$E$2]*([.$A914]-1) + [levels_parameters.$D$2]" office:value-type="float" office:value="18390" calcext:value-type="float">
            <text:p>18390</text:p>
          </table:table-cell>
          <table:table-cell table:formula="of:=[levels_parameters.$G$2]*([.$A91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A915]^[levels_parameters.$B$2] + [levels_parameters.$C$2]*([.$A915]-1)+[levels_parameters.$A$2]" office:value-type="float" office:value="763556518" calcext:value-type="float">
            <text:p>763556518</text:p>
          </table:table-cell>
          <table:table-cell table:formula="of:=[.$C914]+[.$B914]" office:value-type="float" office:value="174092141938" calcext:value-type="float">
            <text:p>174092141938</text:p>
          </table:table-cell>
          <table:table-cell table:formula="of:=[levels_parameters.$I$2]*([.$A915]-1) + [levels_parameters.$H$2]+FLOOR([.$A915]/[levels_parameters.$J$2])" office:value-type="float" office:value="1098" calcext:value-type="float">
            <text:p>1098</text:p>
          </table:table-cell>
          <table:table-cell table:formula="of:=[levels_parameters.$E$2]*([.$A915]-1) + [levels_parameters.$D$2]" office:value-type="float" office:value="18410" calcext:value-type="float">
            <text:p>18410</text:p>
          </table:table-cell>
          <table:table-cell table:formula="of:=[levels_parameters.$G$2]*([.$A91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A916]^[levels_parameters.$B$2] + [levels_parameters.$C$2]*([.$A916]-1)+[levels_parameters.$A$2]" office:value-type="float" office:value="766065454" calcext:value-type="float">
            <text:p>766065454</text:p>
          </table:table-cell>
          <table:table-cell table:formula="of:=[.$C915]+[.$B915]" office:value-type="float" office:value="174855698456" calcext:value-type="float">
            <text:p>174855698456</text:p>
          </table:table-cell>
          <table:table-cell table:formula="of:=[levels_parameters.$I$2]*([.$A916]-1) + [levels_parameters.$H$2]+FLOOR([.$A916]/[levels_parameters.$J$2])" office:value-type="float" office:value="1100" calcext:value-type="float">
            <text:p>1100</text:p>
          </table:table-cell>
          <table:table-cell table:formula="of:=[levels_parameters.$E$2]*([.$A916]-1) + [levels_parameters.$D$2]" office:value-type="float" office:value="18430" calcext:value-type="float">
            <text:p>18430</text:p>
          </table:table-cell>
          <table:table-cell table:formula="of:=[levels_parameters.$G$2]*([.$A91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A917]^[levels_parameters.$B$2] + [levels_parameters.$C$2]*([.$A917]-1)+[levels_parameters.$A$2]" office:value-type="float" office:value="768579880" calcext:value-type="float">
            <text:p>768579880</text:p>
          </table:table-cell>
          <table:table-cell table:formula="of:=[.$C916]+[.$B916]" office:value-type="float" office:value="175621763910" calcext:value-type="float">
            <text:p>175621763910</text:p>
          </table:table-cell>
          <table:table-cell table:formula="of:=[levels_parameters.$I$2]*([.$A917]-1) + [levels_parameters.$H$2]+FLOOR([.$A917]/[levels_parameters.$J$2])" office:value-type="float" office:value="1101" calcext:value-type="float">
            <text:p>1101</text:p>
          </table:table-cell>
          <table:table-cell table:formula="of:=[levels_parameters.$E$2]*([.$A917]-1) + [levels_parameters.$D$2]" office:value-type="float" office:value="18450" calcext:value-type="float">
            <text:p>18450</text:p>
          </table:table-cell>
          <table:table-cell table:formula="of:=[levels_parameters.$G$2]*([.$A91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A918]^[levels_parameters.$B$2] + [levels_parameters.$C$2]*([.$A918]-1)+[levels_parameters.$A$2]" office:value-type="float" office:value="771099802" calcext:value-type="float">
            <text:p>771099802</text:p>
          </table:table-cell>
          <table:table-cell table:formula="of:=[.$C917]+[.$B917]" office:value-type="float" office:value="176390343790" calcext:value-type="float">
            <text:p>176390343790</text:p>
          </table:table-cell>
          <table:table-cell table:formula="of:=[levels_parameters.$I$2]*([.$A918]-1) + [levels_parameters.$H$2]+FLOOR([.$A918]/[levels_parameters.$J$2])" office:value-type="float" office:value="1102" calcext:value-type="float">
            <text:p>1102</text:p>
          </table:table-cell>
          <table:table-cell table:formula="of:=[levels_parameters.$E$2]*([.$A918]-1) + [levels_parameters.$D$2]" office:value-type="float" office:value="18470" calcext:value-type="float">
            <text:p>18470</text:p>
          </table:table-cell>
          <table:table-cell table:formula="of:=[levels_parameters.$G$2]*([.$A91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A919]^[levels_parameters.$B$2] + [levels_parameters.$C$2]*([.$A919]-1)+[levels_parameters.$A$2]" office:value-type="float" office:value="773625226" calcext:value-type="float">
            <text:p>773625226</text:p>
          </table:table-cell>
          <table:table-cell table:formula="of:=[.$C918]+[.$B918]" office:value-type="float" office:value="177161443592" calcext:value-type="float">
            <text:p>177161443592</text:p>
          </table:table-cell>
          <table:table-cell table:formula="of:=[levels_parameters.$I$2]*([.$A919]-1) + [levels_parameters.$H$2]+FLOOR([.$A919]/[levels_parameters.$J$2])" office:value-type="float" office:value="1103" calcext:value-type="float">
            <text:p>1103</text:p>
          </table:table-cell>
          <table:table-cell table:formula="of:=[levels_parameters.$E$2]*([.$A919]-1) + [levels_parameters.$D$2]" office:value-type="float" office:value="18490" calcext:value-type="float">
            <text:p>18490</text:p>
          </table:table-cell>
          <table:table-cell table:formula="of:=[levels_parameters.$G$2]*([.$A91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A920]^[levels_parameters.$B$2] + [levels_parameters.$C$2]*([.$A920]-1)+[levels_parameters.$A$2]" office:value-type="float" office:value="776156158" calcext:value-type="float">
            <text:p>776156158</text:p>
          </table:table-cell>
          <table:table-cell table:formula="of:=[.$C919]+[.$B919]" office:value-type="float" office:value="177935068818" calcext:value-type="float">
            <text:p>177935068818</text:p>
          </table:table-cell>
          <table:table-cell table:formula="of:=[levels_parameters.$I$2]*([.$A920]-1) + [levels_parameters.$H$2]+FLOOR([.$A920]/[levels_parameters.$J$2])" office:value-type="float" office:value="1104" calcext:value-type="float">
            <text:p>1104</text:p>
          </table:table-cell>
          <table:table-cell table:formula="of:=[levels_parameters.$E$2]*([.$A920]-1) + [levels_parameters.$D$2]" office:value-type="float" office:value="18510" calcext:value-type="float">
            <text:p>18510</text:p>
          </table:table-cell>
          <table:table-cell table:formula="of:=[levels_parameters.$G$2]*([.$A92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A921]^[levels_parameters.$B$2] + [levels_parameters.$C$2]*([.$A921]-1)+[levels_parameters.$A$2]" office:value-type="float" office:value="778692604" calcext:value-type="float">
            <text:p>778692604</text:p>
          </table:table-cell>
          <table:table-cell table:formula="of:=[.$C920]+[.$B920]" office:value-type="float" office:value="178711224976" calcext:value-type="float">
            <text:p>178711224976</text:p>
          </table:table-cell>
          <table:table-cell table:formula="of:=[levels_parameters.$I$2]*([.$A921]-1) + [levels_parameters.$H$2]+FLOOR([.$A921]/[levels_parameters.$J$2])" office:value-type="float" office:value="1106" calcext:value-type="float">
            <text:p>1106</text:p>
          </table:table-cell>
          <table:table-cell table:formula="of:=[levels_parameters.$E$2]*([.$A921]-1) + [levels_parameters.$D$2]" office:value-type="float" office:value="18530" calcext:value-type="float">
            <text:p>18530</text:p>
          </table:table-cell>
          <table:table-cell table:formula="of:=[levels_parameters.$G$2]*([.$A92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A922]^[levels_parameters.$B$2] + [levels_parameters.$C$2]*([.$A922]-1)+[levels_parameters.$A$2]" office:value-type="float" office:value="781234570" calcext:value-type="float">
            <text:p>781234570</text:p>
          </table:table-cell>
          <table:table-cell table:formula="of:=[.$C921]+[.$B921]" office:value-type="float" office:value="179489917580" calcext:value-type="float">
            <text:p>179489917580</text:p>
          </table:table-cell>
          <table:table-cell table:formula="of:=[levels_parameters.$I$2]*([.$A922]-1) + [levels_parameters.$H$2]+FLOOR([.$A922]/[levels_parameters.$J$2])" office:value-type="float" office:value="1107" calcext:value-type="float">
            <text:p>1107</text:p>
          </table:table-cell>
          <table:table-cell table:formula="of:=[levels_parameters.$E$2]*([.$A922]-1) + [levels_parameters.$D$2]" office:value-type="float" office:value="18550" calcext:value-type="float">
            <text:p>18550</text:p>
          </table:table-cell>
          <table:table-cell table:formula="of:=[levels_parameters.$G$2]*([.$A92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A923]^[levels_parameters.$B$2] + [levels_parameters.$C$2]*([.$A923]-1)+[levels_parameters.$A$2]" office:value-type="float" office:value="783782062" calcext:value-type="float">
            <text:p>783782062</text:p>
          </table:table-cell>
          <table:table-cell table:formula="of:=[.$C922]+[.$B922]" office:value-type="float" office:value="180271152150" calcext:value-type="float">
            <text:p>180271152150</text:p>
          </table:table-cell>
          <table:table-cell table:formula="of:=[levels_parameters.$I$2]*([.$A923]-1) + [levels_parameters.$H$2]+FLOOR([.$A923]/[levels_parameters.$J$2])" office:value-type="float" office:value="1108" calcext:value-type="float">
            <text:p>1108</text:p>
          </table:table-cell>
          <table:table-cell table:formula="of:=[levels_parameters.$E$2]*([.$A923]-1) + [levels_parameters.$D$2]" office:value-type="float" office:value="18570" calcext:value-type="float">
            <text:p>18570</text:p>
          </table:table-cell>
          <table:table-cell table:formula="of:=[levels_parameters.$G$2]*([.$A92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A924]^[levels_parameters.$B$2] + [levels_parameters.$C$2]*([.$A924]-1)+[levels_parameters.$A$2]" office:value-type="float" office:value="786335086" calcext:value-type="float">
            <text:p>786335086</text:p>
          </table:table-cell>
          <table:table-cell table:formula="of:=[.$C923]+[.$B923]" office:value-type="float" office:value="181054934212" calcext:value-type="float">
            <text:p>181054934212</text:p>
          </table:table-cell>
          <table:table-cell table:formula="of:=[levels_parameters.$I$2]*([.$A924]-1) + [levels_parameters.$H$2]+FLOOR([.$A924]/[levels_parameters.$J$2])" office:value-type="float" office:value="1109" calcext:value-type="float">
            <text:p>1109</text:p>
          </table:table-cell>
          <table:table-cell table:formula="of:=[levels_parameters.$E$2]*([.$A924]-1) + [levels_parameters.$D$2]" office:value-type="float" office:value="18590" calcext:value-type="float">
            <text:p>18590</text:p>
          </table:table-cell>
          <table:table-cell table:formula="of:=[levels_parameters.$G$2]*([.$A92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A925]^[levels_parameters.$B$2] + [levels_parameters.$C$2]*([.$A925]-1)+[levels_parameters.$A$2]" office:value-type="float" office:value="788893648" calcext:value-type="float">
            <text:p>788893648</text:p>
          </table:table-cell>
          <table:table-cell table:formula="of:=[.$C924]+[.$B924]" office:value-type="float" office:value="181841269298" calcext:value-type="float">
            <text:p>181841269298</text:p>
          </table:table-cell>
          <table:table-cell table:formula="of:=[levels_parameters.$I$2]*([.$A925]-1) + [levels_parameters.$H$2]+FLOOR([.$A925]/[levels_parameters.$J$2])" office:value-type="float" office:value="1110" calcext:value-type="float">
            <text:p>1110</text:p>
          </table:table-cell>
          <table:table-cell table:formula="of:=[levels_parameters.$E$2]*([.$A925]-1) + [levels_parameters.$D$2]" office:value-type="float" office:value="18610" calcext:value-type="float">
            <text:p>18610</text:p>
          </table:table-cell>
          <table:table-cell table:formula="of:=[levels_parameters.$G$2]*([.$A92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A926]^[levels_parameters.$B$2] + [levels_parameters.$C$2]*([.$A926]-1)+[levels_parameters.$A$2]" office:value-type="float" office:value="791457754" calcext:value-type="float">
            <text:p>791457754</text:p>
          </table:table-cell>
          <table:table-cell table:formula="of:=[.$C925]+[.$B925]" office:value-type="float" office:value="182630162946" calcext:value-type="float">
            <text:p>182630162946</text:p>
          </table:table-cell>
          <table:table-cell table:formula="of:=[levels_parameters.$I$2]*([.$A926]-1) + [levels_parameters.$H$2]+FLOOR([.$A926]/[levels_parameters.$J$2])" office:value-type="float" office:value="1112" calcext:value-type="float">
            <text:p>1112</text:p>
          </table:table-cell>
          <table:table-cell table:formula="of:=[levels_parameters.$E$2]*([.$A926]-1) + [levels_parameters.$D$2]" office:value-type="float" office:value="18630" calcext:value-type="float">
            <text:p>18630</text:p>
          </table:table-cell>
          <table:table-cell table:formula="of:=[levels_parameters.$G$2]*([.$A92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A927]^[levels_parameters.$B$2] + [levels_parameters.$C$2]*([.$A927]-1)+[levels_parameters.$A$2]" office:value-type="float" office:value="794027410" calcext:value-type="float">
            <text:p>794027410</text:p>
          </table:table-cell>
          <table:table-cell table:formula="of:=[.$C926]+[.$B926]" office:value-type="float" office:value="183421620700" calcext:value-type="float">
            <text:p>183421620700</text:p>
          </table:table-cell>
          <table:table-cell table:formula="of:=[levels_parameters.$I$2]*([.$A927]-1) + [levels_parameters.$H$2]+FLOOR([.$A927]/[levels_parameters.$J$2])" office:value-type="float" office:value="1113" calcext:value-type="float">
            <text:p>1113</text:p>
          </table:table-cell>
          <table:table-cell table:formula="of:=[levels_parameters.$E$2]*([.$A927]-1) + [levels_parameters.$D$2]" office:value-type="float" office:value="18650" calcext:value-type="float">
            <text:p>18650</text:p>
          </table:table-cell>
          <table:table-cell table:formula="of:=[levels_parameters.$G$2]*([.$A92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A928]^[levels_parameters.$B$2] + [levels_parameters.$C$2]*([.$A928]-1)+[levels_parameters.$A$2]" office:value-type="float" office:value="796602622" calcext:value-type="float">
            <text:p>796602622</text:p>
          </table:table-cell>
          <table:table-cell table:formula="of:=[.$C927]+[.$B927]" office:value-type="float" office:value="184215648110" calcext:value-type="float">
            <text:p>184215648110</text:p>
          </table:table-cell>
          <table:table-cell table:formula="of:=[levels_parameters.$I$2]*([.$A928]-1) + [levels_parameters.$H$2]+FLOOR([.$A928]/[levels_parameters.$J$2])" office:value-type="float" office:value="1114" calcext:value-type="float">
            <text:p>1114</text:p>
          </table:table-cell>
          <table:table-cell table:formula="of:=[levels_parameters.$E$2]*([.$A928]-1) + [levels_parameters.$D$2]" office:value-type="float" office:value="18670" calcext:value-type="float">
            <text:p>18670</text:p>
          </table:table-cell>
          <table:table-cell table:formula="of:=[levels_parameters.$G$2]*([.$A92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A929]^[levels_parameters.$B$2] + [levels_parameters.$C$2]*([.$A929]-1)+[levels_parameters.$A$2]" office:value-type="float" office:value="799183396" calcext:value-type="float">
            <text:p>799183396</text:p>
          </table:table-cell>
          <table:table-cell table:formula="of:=[.$C928]+[.$B928]" office:value-type="float" office:value="185012250732" calcext:value-type="float">
            <text:p>185012250732</text:p>
          </table:table-cell>
          <table:table-cell table:formula="of:=[levels_parameters.$I$2]*([.$A929]-1) + [levels_parameters.$H$2]+FLOOR([.$A929]/[levels_parameters.$J$2])" office:value-type="float" office:value="1115" calcext:value-type="float">
            <text:p>1115</text:p>
          </table:table-cell>
          <table:table-cell table:formula="of:=[levels_parameters.$E$2]*([.$A929]-1) + [levels_parameters.$D$2]" office:value-type="float" office:value="18690" calcext:value-type="float">
            <text:p>18690</text:p>
          </table:table-cell>
          <table:table-cell table:formula="of:=[levels_parameters.$G$2]*([.$A92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A930]^[levels_parameters.$B$2] + [levels_parameters.$C$2]*([.$A930]-1)+[levels_parameters.$A$2]" office:value-type="float" office:value="801769738" calcext:value-type="float">
            <text:p>801769738</text:p>
          </table:table-cell>
          <table:table-cell table:formula="of:=[.$C929]+[.$B929]" office:value-type="float" office:value="185811434128" calcext:value-type="float">
            <text:p>185811434128</text:p>
          </table:table-cell>
          <table:table-cell table:formula="of:=[levels_parameters.$I$2]*([.$A930]-1) + [levels_parameters.$H$2]+FLOOR([.$A930]/[levels_parameters.$J$2])" office:value-type="float" office:value="1116" calcext:value-type="float">
            <text:p>1116</text:p>
          </table:table-cell>
          <table:table-cell table:formula="of:=[levels_parameters.$E$2]*([.$A930]-1) + [levels_parameters.$D$2]" office:value-type="float" office:value="18710" calcext:value-type="float">
            <text:p>18710</text:p>
          </table:table-cell>
          <table:table-cell table:formula="of:=[levels_parameters.$G$2]*([.$A93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A931]^[levels_parameters.$B$2] + [levels_parameters.$C$2]*([.$A931]-1)+[levels_parameters.$A$2]" office:value-type="float" office:value="804361654" calcext:value-type="float">
            <text:p>804361654</text:p>
          </table:table-cell>
          <table:table-cell table:formula="of:=[.$C930]+[.$B930]" office:value-type="float" office:value="186613203866" calcext:value-type="float">
            <text:p>186613203866</text:p>
          </table:table-cell>
          <table:table-cell table:formula="of:=[levels_parameters.$I$2]*([.$A931]-1) + [levels_parameters.$H$2]+FLOOR([.$A931]/[levels_parameters.$J$2])" office:value-type="float" office:value="1118" calcext:value-type="float">
            <text:p>1118</text:p>
          </table:table-cell>
          <table:table-cell table:formula="of:=[levels_parameters.$E$2]*([.$A931]-1) + [levels_parameters.$D$2]" office:value-type="float" office:value="18730" calcext:value-type="float">
            <text:p>18730</text:p>
          </table:table-cell>
          <table:table-cell table:formula="of:=[levels_parameters.$G$2]*([.$A93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A932]^[levels_parameters.$B$2] + [levels_parameters.$C$2]*([.$A932]-1)+[levels_parameters.$A$2]" office:value-type="float" office:value="806959150" calcext:value-type="float">
            <text:p>806959150</text:p>
          </table:table-cell>
          <table:table-cell table:formula="of:=[.$C931]+[.$B931]" office:value-type="float" office:value="187417565520" calcext:value-type="float">
            <text:p>187417565520</text:p>
          </table:table-cell>
          <table:table-cell table:formula="of:=[levels_parameters.$I$2]*([.$A932]-1) + [levels_parameters.$H$2]+FLOOR([.$A932]/[levels_parameters.$J$2])" office:value-type="float" office:value="1119" calcext:value-type="float">
            <text:p>1119</text:p>
          </table:table-cell>
          <table:table-cell table:formula="of:=[levels_parameters.$E$2]*([.$A932]-1) + [levels_parameters.$D$2]" office:value-type="float" office:value="18750" calcext:value-type="float">
            <text:p>18750</text:p>
          </table:table-cell>
          <table:table-cell table:formula="of:=[levels_parameters.$G$2]*([.$A93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A933]^[levels_parameters.$B$2] + [levels_parameters.$C$2]*([.$A933]-1)+[levels_parameters.$A$2]" office:value-type="float" office:value="809562232" calcext:value-type="float">
            <text:p>809562232</text:p>
          </table:table-cell>
          <table:table-cell table:formula="of:=[.$C932]+[.$B932]" office:value-type="float" office:value="188224524670" calcext:value-type="float">
            <text:p>188224524670</text:p>
          </table:table-cell>
          <table:table-cell table:formula="of:=[levels_parameters.$I$2]*([.$A933]-1) + [levels_parameters.$H$2]+FLOOR([.$A933]/[levels_parameters.$J$2])" office:value-type="float" office:value="1120" calcext:value-type="float">
            <text:p>1120</text:p>
          </table:table-cell>
          <table:table-cell table:formula="of:=[levels_parameters.$E$2]*([.$A933]-1) + [levels_parameters.$D$2]" office:value-type="float" office:value="18770" calcext:value-type="float">
            <text:p>18770</text:p>
          </table:table-cell>
          <table:table-cell table:formula="of:=[levels_parameters.$G$2]*([.$A93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A934]^[levels_parameters.$B$2] + [levels_parameters.$C$2]*([.$A934]-1)+[levels_parameters.$A$2]" office:value-type="float" office:value="812170906" calcext:value-type="float">
            <text:p>812170906</text:p>
          </table:table-cell>
          <table:table-cell table:formula="of:=[.$C933]+[.$B933]" office:value-type="float" office:value="189034086902" calcext:value-type="float">
            <text:p>189034086902</text:p>
          </table:table-cell>
          <table:table-cell table:formula="of:=[levels_parameters.$I$2]*([.$A934]-1) + [levels_parameters.$H$2]+FLOOR([.$A934]/[levels_parameters.$J$2])" office:value-type="float" office:value="1121" calcext:value-type="float">
            <text:p>1121</text:p>
          </table:table-cell>
          <table:table-cell table:formula="of:=[levels_parameters.$E$2]*([.$A934]-1) + [levels_parameters.$D$2]" office:value-type="float" office:value="18790" calcext:value-type="float">
            <text:p>18790</text:p>
          </table:table-cell>
          <table:table-cell table:formula="of:=[levels_parameters.$G$2]*([.$A93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A935]^[levels_parameters.$B$2] + [levels_parameters.$C$2]*([.$A935]-1)+[levels_parameters.$A$2]" office:value-type="float" office:value="814785178" calcext:value-type="float">
            <text:p>814785178</text:p>
          </table:table-cell>
          <table:table-cell table:formula="of:=[.$C934]+[.$B934]" office:value-type="float" office:value="189846257808" calcext:value-type="float">
            <text:p>189846257808</text:p>
          </table:table-cell>
          <table:table-cell table:formula="of:=[levels_parameters.$I$2]*([.$A935]-1) + [levels_parameters.$H$2]+FLOOR([.$A935]/[levels_parameters.$J$2])" office:value-type="float" office:value="1122" calcext:value-type="float">
            <text:p>1122</text:p>
          </table:table-cell>
          <table:table-cell table:formula="of:=[levels_parameters.$E$2]*([.$A935]-1) + [levels_parameters.$D$2]" office:value-type="float" office:value="18810" calcext:value-type="float">
            <text:p>18810</text:p>
          </table:table-cell>
          <table:table-cell table:formula="of:=[levels_parameters.$G$2]*([.$A93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A936]^[levels_parameters.$B$2] + [levels_parameters.$C$2]*([.$A936]-1)+[levels_parameters.$A$2]" office:value-type="float" office:value="817405054" calcext:value-type="float">
            <text:p>817405054</text:p>
          </table:table-cell>
          <table:table-cell table:formula="of:=[.$C935]+[.$B935]" office:value-type="float" office:value="190661042986" calcext:value-type="float">
            <text:p>190661042986</text:p>
          </table:table-cell>
          <table:table-cell table:formula="of:=[levels_parameters.$I$2]*([.$A936]-1) + [levels_parameters.$H$2]+FLOOR([.$A936]/[levels_parameters.$J$2])" office:value-type="float" office:value="1124" calcext:value-type="float">
            <text:p>1124</text:p>
          </table:table-cell>
          <table:table-cell table:formula="of:=[levels_parameters.$E$2]*([.$A936]-1) + [levels_parameters.$D$2]" office:value-type="float" office:value="18830" calcext:value-type="float">
            <text:p>18830</text:p>
          </table:table-cell>
          <table:table-cell table:formula="of:=[levels_parameters.$G$2]*([.$A93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A937]^[levels_parameters.$B$2] + [levels_parameters.$C$2]*([.$A937]-1)+[levels_parameters.$A$2]" office:value-type="float" office:value="820030540" calcext:value-type="float">
            <text:p>820030540</text:p>
          </table:table-cell>
          <table:table-cell table:formula="of:=[.$C936]+[.$B936]" office:value-type="float" office:value="191478448040" calcext:value-type="float">
            <text:p>191478448040</text:p>
          </table:table-cell>
          <table:table-cell table:formula="of:=[levels_parameters.$I$2]*([.$A937]-1) + [levels_parameters.$H$2]+FLOOR([.$A937]/[levels_parameters.$J$2])" office:value-type="float" office:value="1125" calcext:value-type="float">
            <text:p>1125</text:p>
          </table:table-cell>
          <table:table-cell table:formula="of:=[levels_parameters.$E$2]*([.$A937]-1) + [levels_parameters.$D$2]" office:value-type="float" office:value="18850" calcext:value-type="float">
            <text:p>18850</text:p>
          </table:table-cell>
          <table:table-cell table:formula="of:=[levels_parameters.$G$2]*([.$A93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A938]^[levels_parameters.$B$2] + [levels_parameters.$C$2]*([.$A938]-1)+[levels_parameters.$A$2]" office:value-type="float" office:value="822661642" calcext:value-type="float">
            <text:p>822661642</text:p>
          </table:table-cell>
          <table:table-cell table:formula="of:=[.$C937]+[.$B937]" office:value-type="float" office:value="192298478580" calcext:value-type="float">
            <text:p>192298478580</text:p>
          </table:table-cell>
          <table:table-cell table:formula="of:=[levels_parameters.$I$2]*([.$A938]-1) + [levels_parameters.$H$2]+FLOOR([.$A938]/[levels_parameters.$J$2])" office:value-type="float" office:value="1126" calcext:value-type="float">
            <text:p>1126</text:p>
          </table:table-cell>
          <table:table-cell table:formula="of:=[levels_parameters.$E$2]*([.$A938]-1) + [levels_parameters.$D$2]" office:value-type="float" office:value="18870" calcext:value-type="float">
            <text:p>18870</text:p>
          </table:table-cell>
          <table:table-cell table:formula="of:=[levels_parameters.$G$2]*([.$A93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A939]^[levels_parameters.$B$2] + [levels_parameters.$C$2]*([.$A939]-1)+[levels_parameters.$A$2]" office:value-type="float" office:value="825298366" calcext:value-type="float">
            <text:p>825298366</text:p>
          </table:table-cell>
          <table:table-cell table:formula="of:=[.$C938]+[.$B938]" office:value-type="float" office:value="193121140222" calcext:value-type="float">
            <text:p>193121140222</text:p>
          </table:table-cell>
          <table:table-cell table:formula="of:=[levels_parameters.$I$2]*([.$A939]-1) + [levels_parameters.$H$2]+FLOOR([.$A939]/[levels_parameters.$J$2])" office:value-type="float" office:value="1127" calcext:value-type="float">
            <text:p>1127</text:p>
          </table:table-cell>
          <table:table-cell table:formula="of:=[levels_parameters.$E$2]*([.$A939]-1) + [levels_parameters.$D$2]" office:value-type="float" office:value="18890" calcext:value-type="float">
            <text:p>18890</text:p>
          </table:table-cell>
          <table:table-cell table:formula="of:=[levels_parameters.$G$2]*([.$A93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A940]^[levels_parameters.$B$2] + [levels_parameters.$C$2]*([.$A940]-1)+[levels_parameters.$A$2]" office:value-type="float" office:value="827940718" calcext:value-type="float">
            <text:p>827940718</text:p>
          </table:table-cell>
          <table:table-cell table:formula="of:=[.$C939]+[.$B939]" office:value-type="float" office:value="193946438588" calcext:value-type="float">
            <text:p>193946438588</text:p>
          </table:table-cell>
          <table:table-cell table:formula="of:=[levels_parameters.$I$2]*([.$A940]-1) + [levels_parameters.$H$2]+FLOOR([.$A940]/[levels_parameters.$J$2])" office:value-type="float" office:value="1128" calcext:value-type="float">
            <text:p>1128</text:p>
          </table:table-cell>
          <table:table-cell table:formula="of:=[levels_parameters.$E$2]*([.$A940]-1) + [levels_parameters.$D$2]" office:value-type="float" office:value="18910" calcext:value-type="float">
            <text:p>18910</text:p>
          </table:table-cell>
          <table:table-cell table:formula="of:=[levels_parameters.$G$2]*([.$A94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A941]^[levels_parameters.$B$2] + [levels_parameters.$C$2]*([.$A941]-1)+[levels_parameters.$A$2]" office:value-type="float" office:value="830588704" calcext:value-type="float">
            <text:p>830588704</text:p>
          </table:table-cell>
          <table:table-cell table:formula="of:=[.$C940]+[.$B940]" office:value-type="float" office:value="194774379306" calcext:value-type="float">
            <text:p>194774379306</text:p>
          </table:table-cell>
          <table:table-cell table:formula="of:=[levels_parameters.$I$2]*([.$A941]-1) + [levels_parameters.$H$2]+FLOOR([.$A941]/[levels_parameters.$J$2])" office:value-type="float" office:value="1130" calcext:value-type="float">
            <text:p>1130</text:p>
          </table:table-cell>
          <table:table-cell table:formula="of:=[levels_parameters.$E$2]*([.$A941]-1) + [levels_parameters.$D$2]" office:value-type="float" office:value="18930" calcext:value-type="float">
            <text:p>18930</text:p>
          </table:table-cell>
          <table:table-cell table:formula="of:=[levels_parameters.$G$2]*([.$A94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A942]^[levels_parameters.$B$2] + [levels_parameters.$C$2]*([.$A942]-1)+[levels_parameters.$A$2]" office:value-type="float" office:value="833242330" calcext:value-type="float">
            <text:p>833242330</text:p>
          </table:table-cell>
          <table:table-cell table:formula="of:=[.$C941]+[.$B941]" office:value-type="float" office:value="195604968010" calcext:value-type="float">
            <text:p>195604968010</text:p>
          </table:table-cell>
          <table:table-cell table:formula="of:=[levels_parameters.$I$2]*([.$A942]-1) + [levels_parameters.$H$2]+FLOOR([.$A942]/[levels_parameters.$J$2])" office:value-type="float" office:value="1131" calcext:value-type="float">
            <text:p>1131</text:p>
          </table:table-cell>
          <table:table-cell table:formula="of:=[levels_parameters.$E$2]*([.$A942]-1) + [levels_parameters.$D$2]" office:value-type="float" office:value="18950" calcext:value-type="float">
            <text:p>18950</text:p>
          </table:table-cell>
          <table:table-cell table:formula="of:=[levels_parameters.$G$2]*([.$A94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A943]^[levels_parameters.$B$2] + [levels_parameters.$C$2]*([.$A943]-1)+[levels_parameters.$A$2]" office:value-type="float" office:value="835901602" calcext:value-type="float">
            <text:p>835901602</text:p>
          </table:table-cell>
          <table:table-cell table:formula="of:=[.$C942]+[.$B942]" office:value-type="float" office:value="196438210340" calcext:value-type="float">
            <text:p>196438210340</text:p>
          </table:table-cell>
          <table:table-cell table:formula="of:=[levels_parameters.$I$2]*([.$A943]-1) + [levels_parameters.$H$2]+FLOOR([.$A943]/[levels_parameters.$J$2])" office:value-type="float" office:value="1132" calcext:value-type="float">
            <text:p>1132</text:p>
          </table:table-cell>
          <table:table-cell table:formula="of:=[levels_parameters.$E$2]*([.$A943]-1) + [levels_parameters.$D$2]" office:value-type="float" office:value="18970" calcext:value-type="float">
            <text:p>18970</text:p>
          </table:table-cell>
          <table:table-cell table:formula="of:=[levels_parameters.$G$2]*([.$A94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A944]^[levels_parameters.$B$2] + [levels_parameters.$C$2]*([.$A944]-1)+[levels_parameters.$A$2]" office:value-type="float" office:value="838566526" calcext:value-type="float">
            <text:p>838566526</text:p>
          </table:table-cell>
          <table:table-cell table:formula="of:=[.$C943]+[.$B943]" office:value-type="float" office:value="197274111942" calcext:value-type="float">
            <text:p>197274111942</text:p>
          </table:table-cell>
          <table:table-cell table:formula="of:=[levels_parameters.$I$2]*([.$A944]-1) + [levels_parameters.$H$2]+FLOOR([.$A944]/[levels_parameters.$J$2])" office:value-type="float" office:value="1133" calcext:value-type="float">
            <text:p>1133</text:p>
          </table:table-cell>
          <table:table-cell table:formula="of:=[levels_parameters.$E$2]*([.$A944]-1) + [levels_parameters.$D$2]" office:value-type="float" office:value="18990" calcext:value-type="float">
            <text:p>18990</text:p>
          </table:table-cell>
          <table:table-cell table:formula="of:=[levels_parameters.$G$2]*([.$A94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A945]^[levels_parameters.$B$2] + [levels_parameters.$C$2]*([.$A945]-1)+[levels_parameters.$A$2]" office:value-type="float" office:value="841237108" calcext:value-type="float">
            <text:p>841237108</text:p>
          </table:table-cell>
          <table:table-cell table:formula="of:=[.$C944]+[.$B944]" office:value-type="float" office:value="198112678468" calcext:value-type="float">
            <text:p>198112678468</text:p>
          </table:table-cell>
          <table:table-cell table:formula="of:=[levels_parameters.$I$2]*([.$A945]-1) + [levels_parameters.$H$2]+FLOOR([.$A945]/[levels_parameters.$J$2])" office:value-type="float" office:value="1134" calcext:value-type="float">
            <text:p>1134</text:p>
          </table:table-cell>
          <table:table-cell table:formula="of:=[levels_parameters.$E$2]*([.$A945]-1) + [levels_parameters.$D$2]" office:value-type="float" office:value="19010" calcext:value-type="float">
            <text:p>19010</text:p>
          </table:table-cell>
          <table:table-cell table:formula="of:=[levels_parameters.$G$2]*([.$A94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A946]^[levels_parameters.$B$2] + [levels_parameters.$C$2]*([.$A946]-1)+[levels_parameters.$A$2]" office:value-type="float" office:value="843913354" calcext:value-type="float">
            <text:p>843913354</text:p>
          </table:table-cell>
          <table:table-cell table:formula="of:=[.$C945]+[.$B945]" office:value-type="float" office:value="198953915576" calcext:value-type="float">
            <text:p>198953915576</text:p>
          </table:table-cell>
          <table:table-cell table:formula="of:=[levels_parameters.$I$2]*([.$A946]-1) + [levels_parameters.$H$2]+FLOOR([.$A946]/[levels_parameters.$J$2])" office:value-type="float" office:value="1136" calcext:value-type="float">
            <text:p>1136</text:p>
          </table:table-cell>
          <table:table-cell table:formula="of:=[levels_parameters.$E$2]*([.$A946]-1) + [levels_parameters.$D$2]" office:value-type="float" office:value="19030" calcext:value-type="float">
            <text:p>19030</text:p>
          </table:table-cell>
          <table:table-cell table:formula="of:=[levels_parameters.$G$2]*([.$A94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A947]^[levels_parameters.$B$2] + [levels_parameters.$C$2]*([.$A947]-1)+[levels_parameters.$A$2]" office:value-type="float" office:value="846595270" calcext:value-type="float">
            <text:p>846595270</text:p>
          </table:table-cell>
          <table:table-cell table:formula="of:=[.$C946]+[.$B946]" office:value-type="float" office:value="199797828930" calcext:value-type="float">
            <text:p>199797828930</text:p>
          </table:table-cell>
          <table:table-cell table:formula="of:=[levels_parameters.$I$2]*([.$A947]-1) + [levels_parameters.$H$2]+FLOOR([.$A947]/[levels_parameters.$J$2])" office:value-type="float" office:value="1137" calcext:value-type="float">
            <text:p>1137</text:p>
          </table:table-cell>
          <table:table-cell table:formula="of:=[levels_parameters.$E$2]*([.$A947]-1) + [levels_parameters.$D$2]" office:value-type="float" office:value="19050" calcext:value-type="float">
            <text:p>19050</text:p>
          </table:table-cell>
          <table:table-cell table:formula="of:=[levels_parameters.$G$2]*([.$A94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A948]^[levels_parameters.$B$2] + [levels_parameters.$C$2]*([.$A948]-1)+[levels_parameters.$A$2]" office:value-type="float" office:value="849282862" calcext:value-type="float">
            <text:p>849282862</text:p>
          </table:table-cell>
          <table:table-cell table:formula="of:=[.$C947]+[.$B947]" office:value-type="float" office:value="200644424200" calcext:value-type="float">
            <text:p>200644424200</text:p>
          </table:table-cell>
          <table:table-cell table:formula="of:=[levels_parameters.$I$2]*([.$A948]-1) + [levels_parameters.$H$2]+FLOOR([.$A948]/[levels_parameters.$J$2])" office:value-type="float" office:value="1138" calcext:value-type="float">
            <text:p>1138</text:p>
          </table:table-cell>
          <table:table-cell table:formula="of:=[levels_parameters.$E$2]*([.$A948]-1) + [levels_parameters.$D$2]" office:value-type="float" office:value="19070" calcext:value-type="float">
            <text:p>19070</text:p>
          </table:table-cell>
          <table:table-cell table:formula="of:=[levels_parameters.$G$2]*([.$A94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A949]^[levels_parameters.$B$2] + [levels_parameters.$C$2]*([.$A949]-1)+[levels_parameters.$A$2]" office:value-type="float" office:value="851976136" calcext:value-type="float">
            <text:p>851976136</text:p>
          </table:table-cell>
          <table:table-cell table:formula="of:=[.$C948]+[.$B948]" office:value-type="float" office:value="201493707062" calcext:value-type="float">
            <text:p>201493707062</text:p>
          </table:table-cell>
          <table:table-cell table:formula="of:=[levels_parameters.$I$2]*([.$A949]-1) + [levels_parameters.$H$2]+FLOOR([.$A949]/[levels_parameters.$J$2])" office:value-type="float" office:value="1139" calcext:value-type="float">
            <text:p>1139</text:p>
          </table:table-cell>
          <table:table-cell table:formula="of:=[levels_parameters.$E$2]*([.$A949]-1) + [levels_parameters.$D$2]" office:value-type="float" office:value="19090" calcext:value-type="float">
            <text:p>19090</text:p>
          </table:table-cell>
          <table:table-cell table:formula="of:=[levels_parameters.$G$2]*([.$A94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A950]^[levels_parameters.$B$2] + [levels_parameters.$C$2]*([.$A950]-1)+[levels_parameters.$A$2]" office:value-type="float" office:value="854675098" calcext:value-type="float">
            <text:p>854675098</text:p>
          </table:table-cell>
          <table:table-cell table:formula="of:=[.$C949]+[.$B949]" office:value-type="float" office:value="202345683198" calcext:value-type="float">
            <text:p>202345683198</text:p>
          </table:table-cell>
          <table:table-cell table:formula="of:=[levels_parameters.$I$2]*([.$A950]-1) + [levels_parameters.$H$2]+FLOOR([.$A950]/[levels_parameters.$J$2])" office:value-type="float" office:value="1140" calcext:value-type="float">
            <text:p>1140</text:p>
          </table:table-cell>
          <table:table-cell table:formula="of:=[levels_parameters.$E$2]*([.$A950]-1) + [levels_parameters.$D$2]" office:value-type="float" office:value="19110" calcext:value-type="float">
            <text:p>19110</text:p>
          </table:table-cell>
          <table:table-cell table:formula="of:=[levels_parameters.$G$2]*([.$A95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A951]^[levels_parameters.$B$2] + [levels_parameters.$C$2]*([.$A951]-1)+[levels_parameters.$A$2]" office:value-type="float" office:value="857379754" calcext:value-type="float">
            <text:p>857379754</text:p>
          </table:table-cell>
          <table:table-cell table:formula="of:=[.$C950]+[.$B950]" office:value-type="float" office:value="203200358296" calcext:value-type="float">
            <text:p>203200358296</text:p>
          </table:table-cell>
          <table:table-cell table:formula="of:=[levels_parameters.$I$2]*([.$A951]-1) + [levels_parameters.$H$2]+FLOOR([.$A951]/[levels_parameters.$J$2])" office:value-type="float" office:value="1142" calcext:value-type="float">
            <text:p>1142</text:p>
          </table:table-cell>
          <table:table-cell table:formula="of:=[levels_parameters.$E$2]*([.$A951]-1) + [levels_parameters.$D$2]" office:value-type="float" office:value="19130" calcext:value-type="float">
            <text:p>19130</text:p>
          </table:table-cell>
          <table:table-cell table:formula="of:=[levels_parameters.$G$2]*([.$A95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A952]^[levels_parameters.$B$2] + [levels_parameters.$C$2]*([.$A952]-1)+[levels_parameters.$A$2]" office:value-type="float" office:value="860090110" calcext:value-type="float">
            <text:p>860090110</text:p>
          </table:table-cell>
          <table:table-cell table:formula="of:=[.$C951]+[.$B951]" office:value-type="float" office:value="204057738050" calcext:value-type="float">
            <text:p>204057738050</text:p>
          </table:table-cell>
          <table:table-cell table:formula="of:=[levels_parameters.$I$2]*([.$A952]-1) + [levels_parameters.$H$2]+FLOOR([.$A952]/[levels_parameters.$J$2])" office:value-type="float" office:value="1143" calcext:value-type="float">
            <text:p>1143</text:p>
          </table:table-cell>
          <table:table-cell table:formula="of:=[levels_parameters.$E$2]*([.$A952]-1) + [levels_parameters.$D$2]" office:value-type="float" office:value="19150" calcext:value-type="float">
            <text:p>19150</text:p>
          </table:table-cell>
          <table:table-cell table:formula="of:=[levels_parameters.$G$2]*([.$A95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A953]^[levels_parameters.$B$2] + [levels_parameters.$C$2]*([.$A953]-1)+[levels_parameters.$A$2]" office:value-type="float" office:value="862806172" calcext:value-type="float">
            <text:p>862806172</text:p>
          </table:table-cell>
          <table:table-cell table:formula="of:=[.$C952]+[.$B952]" office:value-type="float" office:value="204917828160" calcext:value-type="float">
            <text:p>204917828160</text:p>
          </table:table-cell>
          <table:table-cell table:formula="of:=[levels_parameters.$I$2]*([.$A953]-1) + [levels_parameters.$H$2]+FLOOR([.$A953]/[levels_parameters.$J$2])" office:value-type="float" office:value="1144" calcext:value-type="float">
            <text:p>1144</text:p>
          </table:table-cell>
          <table:table-cell table:formula="of:=[levels_parameters.$E$2]*([.$A953]-1) + [levels_parameters.$D$2]" office:value-type="float" office:value="19170" calcext:value-type="float">
            <text:p>19170</text:p>
          </table:table-cell>
          <table:table-cell table:formula="of:=[levels_parameters.$G$2]*([.$A95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A954]^[levels_parameters.$B$2] + [levels_parameters.$C$2]*([.$A954]-1)+[levels_parameters.$A$2]" office:value-type="float" office:value="865527946" calcext:value-type="float">
            <text:p>865527946</text:p>
          </table:table-cell>
          <table:table-cell table:formula="of:=[.$C953]+[.$B953]" office:value-type="float" office:value="205780634332" calcext:value-type="float">
            <text:p>205780634332</text:p>
          </table:table-cell>
          <table:table-cell table:formula="of:=[levels_parameters.$I$2]*([.$A954]-1) + [levels_parameters.$H$2]+FLOOR([.$A954]/[levels_parameters.$J$2])" office:value-type="float" office:value="1145" calcext:value-type="float">
            <text:p>1145</text:p>
          </table:table-cell>
          <table:table-cell table:formula="of:=[levels_parameters.$E$2]*([.$A954]-1) + [levels_parameters.$D$2]" office:value-type="float" office:value="19190" calcext:value-type="float">
            <text:p>19190</text:p>
          </table:table-cell>
          <table:table-cell table:formula="of:=[levels_parameters.$G$2]*([.$A95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A955]^[levels_parameters.$B$2] + [levels_parameters.$C$2]*([.$A955]-1)+[levels_parameters.$A$2]" office:value-type="float" office:value="868255438" calcext:value-type="float">
            <text:p>868255438</text:p>
          </table:table-cell>
          <table:table-cell table:formula="of:=[.$C954]+[.$B954]" office:value-type="float" office:value="206646162278" calcext:value-type="float">
            <text:p>206646162278</text:p>
          </table:table-cell>
          <table:table-cell table:formula="of:=[levels_parameters.$I$2]*([.$A955]-1) + [levels_parameters.$H$2]+FLOOR([.$A955]/[levels_parameters.$J$2])" office:value-type="float" office:value="1146" calcext:value-type="float">
            <text:p>1146</text:p>
          </table:table-cell>
          <table:table-cell table:formula="of:=[levels_parameters.$E$2]*([.$A955]-1) + [levels_parameters.$D$2]" office:value-type="float" office:value="19210" calcext:value-type="float">
            <text:p>19210</text:p>
          </table:table-cell>
          <table:table-cell table:formula="of:=[levels_parameters.$G$2]*([.$A95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A956]^[levels_parameters.$B$2] + [levels_parameters.$C$2]*([.$A956]-1)+[levels_parameters.$A$2]" office:value-type="float" office:value="870988654" calcext:value-type="float">
            <text:p>870988654</text:p>
          </table:table-cell>
          <table:table-cell table:formula="of:=[.$C955]+[.$B955]" office:value-type="float" office:value="207514417716" calcext:value-type="float">
            <text:p>207514417716</text:p>
          </table:table-cell>
          <table:table-cell table:formula="of:=[levels_parameters.$I$2]*([.$A956]-1) + [levels_parameters.$H$2]+FLOOR([.$A956]/[levels_parameters.$J$2])" office:value-type="float" office:value="1148" calcext:value-type="float">
            <text:p>1148</text:p>
          </table:table-cell>
          <table:table-cell table:formula="of:=[levels_parameters.$E$2]*([.$A956]-1) + [levels_parameters.$D$2]" office:value-type="float" office:value="19230" calcext:value-type="float">
            <text:p>19230</text:p>
          </table:table-cell>
          <table:table-cell table:formula="of:=[levels_parameters.$G$2]*([.$A95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A957]^[levels_parameters.$B$2] + [levels_parameters.$C$2]*([.$A957]-1)+[levels_parameters.$A$2]" office:value-type="float" office:value="873727600" calcext:value-type="float">
            <text:p>873727600</text:p>
          </table:table-cell>
          <table:table-cell table:formula="of:=[.$C956]+[.$B956]" office:value-type="float" office:value="208385406370" calcext:value-type="float">
            <text:p>208385406370</text:p>
          </table:table-cell>
          <table:table-cell table:formula="of:=[levels_parameters.$I$2]*([.$A957]-1) + [levels_parameters.$H$2]+FLOOR([.$A957]/[levels_parameters.$J$2])" office:value-type="float" office:value="1149" calcext:value-type="float">
            <text:p>1149</text:p>
          </table:table-cell>
          <table:table-cell table:formula="of:=[levels_parameters.$E$2]*([.$A957]-1) + [levels_parameters.$D$2]" office:value-type="float" office:value="19250" calcext:value-type="float">
            <text:p>19250</text:p>
          </table:table-cell>
          <table:table-cell table:formula="of:=[levels_parameters.$G$2]*([.$A95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A958]^[levels_parameters.$B$2] + [levels_parameters.$C$2]*([.$A958]-1)+[levels_parameters.$A$2]" office:value-type="float" office:value="876472282" calcext:value-type="float">
            <text:p>876472282</text:p>
          </table:table-cell>
          <table:table-cell table:formula="of:=[.$C957]+[.$B957]" office:value-type="float" office:value="209259133970" calcext:value-type="float">
            <text:p>209259133970</text:p>
          </table:table-cell>
          <table:table-cell table:formula="of:=[levels_parameters.$I$2]*([.$A958]-1) + [levels_parameters.$H$2]+FLOOR([.$A958]/[levels_parameters.$J$2])" office:value-type="float" office:value="1150" calcext:value-type="float">
            <text:p>1150</text:p>
          </table:table-cell>
          <table:table-cell table:formula="of:=[levels_parameters.$E$2]*([.$A958]-1) + [levels_parameters.$D$2]" office:value-type="float" office:value="19270" calcext:value-type="float">
            <text:p>19270</text:p>
          </table:table-cell>
          <table:table-cell table:formula="of:=[levels_parameters.$G$2]*([.$A95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A959]^[levels_parameters.$B$2] + [levels_parameters.$C$2]*([.$A959]-1)+[levels_parameters.$A$2]" office:value-type="float" office:value="879222706" calcext:value-type="float">
            <text:p>879222706</text:p>
          </table:table-cell>
          <table:table-cell table:formula="of:=[.$C958]+[.$B958]" office:value-type="float" office:value="210135606252" calcext:value-type="float">
            <text:p>210135606252</text:p>
          </table:table-cell>
          <table:table-cell table:formula="of:=[levels_parameters.$I$2]*([.$A959]-1) + [levels_parameters.$H$2]+FLOOR([.$A959]/[levels_parameters.$J$2])" office:value-type="float" office:value="1151" calcext:value-type="float">
            <text:p>1151</text:p>
          </table:table-cell>
          <table:table-cell table:formula="of:=[levels_parameters.$E$2]*([.$A959]-1) + [levels_parameters.$D$2]" office:value-type="float" office:value="19290" calcext:value-type="float">
            <text:p>19290</text:p>
          </table:table-cell>
          <table:table-cell table:formula="of:=[levels_parameters.$G$2]*([.$A95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A960]^[levels_parameters.$B$2] + [levels_parameters.$C$2]*([.$A960]-1)+[levels_parameters.$A$2]" office:value-type="float" office:value="881978878" calcext:value-type="float">
            <text:p>881978878</text:p>
          </table:table-cell>
          <table:table-cell table:formula="of:=[.$C959]+[.$B959]" office:value-type="float" office:value="211014828958" calcext:value-type="float">
            <text:p>211014828958</text:p>
          </table:table-cell>
          <table:table-cell table:formula="of:=[levels_parameters.$I$2]*([.$A960]-1) + [levels_parameters.$H$2]+FLOOR([.$A960]/[levels_parameters.$J$2])" office:value-type="float" office:value="1152" calcext:value-type="float">
            <text:p>1152</text:p>
          </table:table-cell>
          <table:table-cell table:formula="of:=[levels_parameters.$E$2]*([.$A960]-1) + [levels_parameters.$D$2]" office:value-type="float" office:value="19310" calcext:value-type="float">
            <text:p>19310</text:p>
          </table:table-cell>
          <table:table-cell table:formula="of:=[levels_parameters.$G$2]*([.$A96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A961]^[levels_parameters.$B$2] + [levels_parameters.$C$2]*([.$A961]-1)+[levels_parameters.$A$2]" office:value-type="float" office:value="884740804" calcext:value-type="float">
            <text:p>884740804</text:p>
          </table:table-cell>
          <table:table-cell table:formula="of:=[.$C960]+[.$B960]" office:value-type="float" office:value="211896807836" calcext:value-type="float">
            <text:p>211896807836</text:p>
          </table:table-cell>
          <table:table-cell table:formula="of:=[levels_parameters.$I$2]*([.$A961]-1) + [levels_parameters.$H$2]+FLOOR([.$A961]/[levels_parameters.$J$2])" office:value-type="float" office:value="1154" calcext:value-type="float">
            <text:p>1154</text:p>
          </table:table-cell>
          <table:table-cell table:formula="of:=[levels_parameters.$E$2]*([.$A961]-1) + [levels_parameters.$D$2]" office:value-type="float" office:value="19330" calcext:value-type="float">
            <text:p>19330</text:p>
          </table:table-cell>
          <table:table-cell table:formula="of:=[levels_parameters.$G$2]*([.$A96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A962]^[levels_parameters.$B$2] + [levels_parameters.$C$2]*([.$A962]-1)+[levels_parameters.$A$2]" office:value-type="float" office:value="887508490" calcext:value-type="float">
            <text:p>887508490</text:p>
          </table:table-cell>
          <table:table-cell table:formula="of:=[.$C961]+[.$B961]" office:value-type="float" office:value="212781548640" calcext:value-type="float">
            <text:p>212781548640</text:p>
          </table:table-cell>
          <table:table-cell table:formula="of:=[levels_parameters.$I$2]*([.$A962]-1) + [levels_parameters.$H$2]+FLOOR([.$A962]/[levels_parameters.$J$2])" office:value-type="float" office:value="1155" calcext:value-type="float">
            <text:p>1155</text:p>
          </table:table-cell>
          <table:table-cell table:formula="of:=[levels_parameters.$E$2]*([.$A962]-1) + [levels_parameters.$D$2]" office:value-type="float" office:value="19350" calcext:value-type="float">
            <text:p>19350</text:p>
          </table:table-cell>
          <table:table-cell table:formula="of:=[levels_parameters.$G$2]*([.$A96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A963]^[levels_parameters.$B$2] + [levels_parameters.$C$2]*([.$A963]-1)+[levels_parameters.$A$2]" office:value-type="float" office:value="890281942" calcext:value-type="float">
            <text:p>890281942</text:p>
          </table:table-cell>
          <table:table-cell table:formula="of:=[.$C962]+[.$B962]" office:value-type="float" office:value="213669057130" calcext:value-type="float">
            <text:p>213669057130</text:p>
          </table:table-cell>
          <table:table-cell table:formula="of:=[levels_parameters.$I$2]*([.$A963]-1) + [levels_parameters.$H$2]+FLOOR([.$A963]/[levels_parameters.$J$2])" office:value-type="float" office:value="1156" calcext:value-type="float">
            <text:p>1156</text:p>
          </table:table-cell>
          <table:table-cell table:formula="of:=[levels_parameters.$E$2]*([.$A963]-1) + [levels_parameters.$D$2]" office:value-type="float" office:value="19370" calcext:value-type="float">
            <text:p>19370</text:p>
          </table:table-cell>
          <table:table-cell table:formula="of:=[levels_parameters.$G$2]*([.$A96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A964]^[levels_parameters.$B$2] + [levels_parameters.$C$2]*([.$A964]-1)+[levels_parameters.$A$2]" office:value-type="float" office:value="893061166" calcext:value-type="float">
            <text:p>893061166</text:p>
          </table:table-cell>
          <table:table-cell table:formula="of:=[.$C963]+[.$B963]" office:value-type="float" office:value="214559339072" calcext:value-type="float">
            <text:p>214559339072</text:p>
          </table:table-cell>
          <table:table-cell table:formula="of:=[levels_parameters.$I$2]*([.$A964]-1) + [levels_parameters.$H$2]+FLOOR([.$A964]/[levels_parameters.$J$2])" office:value-type="float" office:value="1157" calcext:value-type="float">
            <text:p>1157</text:p>
          </table:table-cell>
          <table:table-cell table:formula="of:=[levels_parameters.$E$2]*([.$A964]-1) + [levels_parameters.$D$2]" office:value-type="float" office:value="19390" calcext:value-type="float">
            <text:p>19390</text:p>
          </table:table-cell>
          <table:table-cell table:formula="of:=[levels_parameters.$G$2]*([.$A96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A965]^[levels_parameters.$B$2] + [levels_parameters.$C$2]*([.$A965]-1)+[levels_parameters.$A$2]" office:value-type="float" office:value="895846168" calcext:value-type="float">
            <text:p>895846168</text:p>
          </table:table-cell>
          <table:table-cell table:formula="of:=[.$C964]+[.$B964]" office:value-type="float" office:value="215452400238" calcext:value-type="float">
            <text:p>215452400238</text:p>
          </table:table-cell>
          <table:table-cell table:formula="of:=[levels_parameters.$I$2]*([.$A965]-1) + [levels_parameters.$H$2]+FLOOR([.$A965]/[levels_parameters.$J$2])" office:value-type="float" office:value="1158" calcext:value-type="float">
            <text:p>1158</text:p>
          </table:table-cell>
          <table:table-cell table:formula="of:=[levels_parameters.$E$2]*([.$A965]-1) + [levels_parameters.$D$2]" office:value-type="float" office:value="19410" calcext:value-type="float">
            <text:p>19410</text:p>
          </table:table-cell>
          <table:table-cell table:formula="of:=[levels_parameters.$G$2]*([.$A96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A966]^[levels_parameters.$B$2] + [levels_parameters.$C$2]*([.$A966]-1)+[levels_parameters.$A$2]" office:value-type="float" office:value="898636954" calcext:value-type="float">
            <text:p>898636954</text:p>
          </table:table-cell>
          <table:table-cell table:formula="of:=[.$C965]+[.$B965]" office:value-type="float" office:value="216348246406" calcext:value-type="float">
            <text:p>216348246406</text:p>
          </table:table-cell>
          <table:table-cell table:formula="of:=[levels_parameters.$I$2]*([.$A966]-1) + [levels_parameters.$H$2]+FLOOR([.$A966]/[levels_parameters.$J$2])" office:value-type="float" office:value="1160" calcext:value-type="float">
            <text:p>1160</text:p>
          </table:table-cell>
          <table:table-cell table:formula="of:=[levels_parameters.$E$2]*([.$A966]-1) + [levels_parameters.$D$2]" office:value-type="float" office:value="19430" calcext:value-type="float">
            <text:p>19430</text:p>
          </table:table-cell>
          <table:table-cell table:formula="of:=[levels_parameters.$G$2]*([.$A96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A967]^[levels_parameters.$B$2] + [levels_parameters.$C$2]*([.$A967]-1)+[levels_parameters.$A$2]" office:value-type="float" office:value="901433530" calcext:value-type="float">
            <text:p>901433530</text:p>
          </table:table-cell>
          <table:table-cell table:formula="of:=[.$C966]+[.$B966]" office:value-type="float" office:value="217246883360" calcext:value-type="float">
            <text:p>217246883360</text:p>
          </table:table-cell>
          <table:table-cell table:formula="of:=[levels_parameters.$I$2]*([.$A967]-1) + [levels_parameters.$H$2]+FLOOR([.$A967]/[levels_parameters.$J$2])" office:value-type="float" office:value="1161" calcext:value-type="float">
            <text:p>1161</text:p>
          </table:table-cell>
          <table:table-cell table:formula="of:=[levels_parameters.$E$2]*([.$A967]-1) + [levels_parameters.$D$2]" office:value-type="float" office:value="19450" calcext:value-type="float">
            <text:p>19450</text:p>
          </table:table-cell>
          <table:table-cell table:formula="of:=[levels_parameters.$G$2]*([.$A96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A968]^[levels_parameters.$B$2] + [levels_parameters.$C$2]*([.$A968]-1)+[levels_parameters.$A$2]" office:value-type="float" office:value="904235902" calcext:value-type="float">
            <text:p>904235902</text:p>
          </table:table-cell>
          <table:table-cell table:formula="of:=[.$C967]+[.$B967]" office:value-type="float" office:value="218148316890" calcext:value-type="float">
            <text:p>218148316890</text:p>
          </table:table-cell>
          <table:table-cell table:formula="of:=[levels_parameters.$I$2]*([.$A968]-1) + [levels_parameters.$H$2]+FLOOR([.$A968]/[levels_parameters.$J$2])" office:value-type="float" office:value="1162" calcext:value-type="float">
            <text:p>1162</text:p>
          </table:table-cell>
          <table:table-cell table:formula="of:=[levels_parameters.$E$2]*([.$A968]-1) + [levels_parameters.$D$2]" office:value-type="float" office:value="19470" calcext:value-type="float">
            <text:p>19470</text:p>
          </table:table-cell>
          <table:table-cell table:formula="of:=[levels_parameters.$G$2]*([.$A96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A969]^[levels_parameters.$B$2] + [levels_parameters.$C$2]*([.$A969]-1)+[levels_parameters.$A$2]" office:value-type="float" office:value="907044076" calcext:value-type="float">
            <text:p>907044076</text:p>
          </table:table-cell>
          <table:table-cell table:formula="of:=[.$C968]+[.$B968]" office:value-type="float" office:value="219052552792" calcext:value-type="float">
            <text:p>219052552792</text:p>
          </table:table-cell>
          <table:table-cell table:formula="of:=[levels_parameters.$I$2]*([.$A969]-1) + [levels_parameters.$H$2]+FLOOR([.$A969]/[levels_parameters.$J$2])" office:value-type="float" office:value="1163" calcext:value-type="float">
            <text:p>1163</text:p>
          </table:table-cell>
          <table:table-cell table:formula="of:=[levels_parameters.$E$2]*([.$A969]-1) + [levels_parameters.$D$2]" office:value-type="float" office:value="19490" calcext:value-type="float">
            <text:p>19490</text:p>
          </table:table-cell>
          <table:table-cell table:formula="of:=[levels_parameters.$G$2]*([.$A96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A970]^[levels_parameters.$B$2] + [levels_parameters.$C$2]*([.$A970]-1)+[levels_parameters.$A$2]" office:value-type="float" office:value="909858058" calcext:value-type="float">
            <text:p>909858058</text:p>
          </table:table-cell>
          <table:table-cell table:formula="of:=[.$C969]+[.$B969]" office:value-type="float" office:value="219959596868" calcext:value-type="float">
            <text:p>219959596868</text:p>
          </table:table-cell>
          <table:table-cell table:formula="of:=[levels_parameters.$I$2]*([.$A970]-1) + [levels_parameters.$H$2]+FLOOR([.$A970]/[levels_parameters.$J$2])" office:value-type="float" office:value="1164" calcext:value-type="float">
            <text:p>1164</text:p>
          </table:table-cell>
          <table:table-cell table:formula="of:=[levels_parameters.$E$2]*([.$A970]-1) + [levels_parameters.$D$2]" office:value-type="float" office:value="19510" calcext:value-type="float">
            <text:p>19510</text:p>
          </table:table-cell>
          <table:table-cell table:formula="of:=[levels_parameters.$G$2]*([.$A97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A971]^[levels_parameters.$B$2] + [levels_parameters.$C$2]*([.$A971]-1)+[levels_parameters.$A$2]" office:value-type="float" office:value="912677854" calcext:value-type="float">
            <text:p>912677854</text:p>
          </table:table-cell>
          <table:table-cell table:formula="of:=[.$C970]+[.$B970]" office:value-type="float" office:value="220869454926" calcext:value-type="float">
            <text:p>220869454926</text:p>
          </table:table-cell>
          <table:table-cell table:formula="of:=[levels_parameters.$I$2]*([.$A971]-1) + [levels_parameters.$H$2]+FLOOR([.$A971]/[levels_parameters.$J$2])" office:value-type="float" office:value="1166" calcext:value-type="float">
            <text:p>1166</text:p>
          </table:table-cell>
          <table:table-cell table:formula="of:=[levels_parameters.$E$2]*([.$A971]-1) + [levels_parameters.$D$2]" office:value-type="float" office:value="19530" calcext:value-type="float">
            <text:p>19530</text:p>
          </table:table-cell>
          <table:table-cell table:formula="of:=[levels_parameters.$G$2]*([.$A97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A972]^[levels_parameters.$B$2] + [levels_parameters.$C$2]*([.$A972]-1)+[levels_parameters.$A$2]" office:value-type="float" office:value="915503470" calcext:value-type="float">
            <text:p>915503470</text:p>
          </table:table-cell>
          <table:table-cell table:formula="of:=[.$C971]+[.$B971]" office:value-type="float" office:value="221782132780" calcext:value-type="float">
            <text:p>221782132780</text:p>
          </table:table-cell>
          <table:table-cell table:formula="of:=[levels_parameters.$I$2]*([.$A972]-1) + [levels_parameters.$H$2]+FLOOR([.$A972]/[levels_parameters.$J$2])" office:value-type="float" office:value="1167" calcext:value-type="float">
            <text:p>1167</text:p>
          </table:table-cell>
          <table:table-cell table:formula="of:=[levels_parameters.$E$2]*([.$A972]-1) + [levels_parameters.$D$2]" office:value-type="float" office:value="19550" calcext:value-type="float">
            <text:p>19550</text:p>
          </table:table-cell>
          <table:table-cell table:formula="of:=[levels_parameters.$G$2]*([.$A97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A973]^[levels_parameters.$B$2] + [levels_parameters.$C$2]*([.$A973]-1)+[levels_parameters.$A$2]" office:value-type="float" office:value="918334912" calcext:value-type="float">
            <text:p>918334912</text:p>
          </table:table-cell>
          <table:table-cell table:formula="of:=[.$C972]+[.$B972]" office:value-type="float" office:value="222697636250" calcext:value-type="float">
            <text:p>222697636250</text:p>
          </table:table-cell>
          <table:table-cell table:formula="of:=[levels_parameters.$I$2]*([.$A973]-1) + [levels_parameters.$H$2]+FLOOR([.$A973]/[levels_parameters.$J$2])" office:value-type="float" office:value="1168" calcext:value-type="float">
            <text:p>1168</text:p>
          </table:table-cell>
          <table:table-cell table:formula="of:=[levels_parameters.$E$2]*([.$A973]-1) + [levels_parameters.$D$2]" office:value-type="float" office:value="19570" calcext:value-type="float">
            <text:p>19570</text:p>
          </table:table-cell>
          <table:table-cell table:formula="of:=[levels_parameters.$G$2]*([.$A97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A974]^[levels_parameters.$B$2] + [levels_parameters.$C$2]*([.$A974]-1)+[levels_parameters.$A$2]" office:value-type="float" office:value="921172186" calcext:value-type="float">
            <text:p>921172186</text:p>
          </table:table-cell>
          <table:table-cell table:formula="of:=[.$C973]+[.$B973]" office:value-type="float" office:value="223615971162" calcext:value-type="float">
            <text:p>223615971162</text:p>
          </table:table-cell>
          <table:table-cell table:formula="of:=[levels_parameters.$I$2]*([.$A974]-1) + [levels_parameters.$H$2]+FLOOR([.$A974]/[levels_parameters.$J$2])" office:value-type="float" office:value="1169" calcext:value-type="float">
            <text:p>1169</text:p>
          </table:table-cell>
          <table:table-cell table:formula="of:=[levels_parameters.$E$2]*([.$A974]-1) + [levels_parameters.$D$2]" office:value-type="float" office:value="19590" calcext:value-type="float">
            <text:p>19590</text:p>
          </table:table-cell>
          <table:table-cell table:formula="of:=[levels_parameters.$G$2]*([.$A97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A975]^[levels_parameters.$B$2] + [levels_parameters.$C$2]*([.$A975]-1)+[levels_parameters.$A$2]" office:value-type="float" office:value="924015298" calcext:value-type="float">
            <text:p>924015298</text:p>
          </table:table-cell>
          <table:table-cell table:formula="of:=[.$C974]+[.$B974]" office:value-type="float" office:value="224537143348" calcext:value-type="float">
            <text:p>224537143348</text:p>
          </table:table-cell>
          <table:table-cell table:formula="of:=[levels_parameters.$I$2]*([.$A975]-1) + [levels_parameters.$H$2]+FLOOR([.$A975]/[levels_parameters.$J$2])" office:value-type="float" office:value="1170" calcext:value-type="float">
            <text:p>1170</text:p>
          </table:table-cell>
          <table:table-cell table:formula="of:=[levels_parameters.$E$2]*([.$A975]-1) + [levels_parameters.$D$2]" office:value-type="float" office:value="19610" calcext:value-type="float">
            <text:p>19610</text:p>
          </table:table-cell>
          <table:table-cell table:formula="of:=[levels_parameters.$G$2]*([.$A97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A976]^[levels_parameters.$B$2] + [levels_parameters.$C$2]*([.$A976]-1)+[levels_parameters.$A$2]" office:value-type="float" office:value="926864254" calcext:value-type="float">
            <text:p>926864254</text:p>
          </table:table-cell>
          <table:table-cell table:formula="of:=[.$C975]+[.$B975]" office:value-type="float" office:value="225461158646" calcext:value-type="float">
            <text:p>225461158646</text:p>
          </table:table-cell>
          <table:table-cell table:formula="of:=[levels_parameters.$I$2]*([.$A976]-1) + [levels_parameters.$H$2]+FLOOR([.$A976]/[levels_parameters.$J$2])" office:value-type="float" office:value="1172" calcext:value-type="float">
            <text:p>1172</text:p>
          </table:table-cell>
          <table:table-cell table:formula="of:=[levels_parameters.$E$2]*([.$A976]-1) + [levels_parameters.$D$2]" office:value-type="float" office:value="19630" calcext:value-type="float">
            <text:p>19630</text:p>
          </table:table-cell>
          <table:table-cell table:formula="of:=[levels_parameters.$G$2]*([.$A97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A977]^[levels_parameters.$B$2] + [levels_parameters.$C$2]*([.$A977]-1)+[levels_parameters.$A$2]" office:value-type="float" office:value="929719060" calcext:value-type="float">
            <text:p>929719060</text:p>
          </table:table-cell>
          <table:table-cell table:formula="of:=[.$C976]+[.$B976]" office:value-type="float" office:value="226388022900" calcext:value-type="float">
            <text:p>226388022900</text:p>
          </table:table-cell>
          <table:table-cell table:formula="of:=[levels_parameters.$I$2]*([.$A977]-1) + [levels_parameters.$H$2]+FLOOR([.$A977]/[levels_parameters.$J$2])" office:value-type="float" office:value="1173" calcext:value-type="float">
            <text:p>1173</text:p>
          </table:table-cell>
          <table:table-cell table:formula="of:=[levels_parameters.$E$2]*([.$A977]-1) + [levels_parameters.$D$2]" office:value-type="float" office:value="19650" calcext:value-type="float">
            <text:p>19650</text:p>
          </table:table-cell>
          <table:table-cell table:formula="of:=[levels_parameters.$G$2]*([.$A97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A978]^[levels_parameters.$B$2] + [levels_parameters.$C$2]*([.$A978]-1)+[levels_parameters.$A$2]" office:value-type="float" office:value="932579722" calcext:value-type="float">
            <text:p>932579722</text:p>
          </table:table-cell>
          <table:table-cell table:formula="of:=[.$C977]+[.$B977]" office:value-type="float" office:value="227317741960" calcext:value-type="float">
            <text:p>227317741960</text:p>
          </table:table-cell>
          <table:table-cell table:formula="of:=[levels_parameters.$I$2]*([.$A978]-1) + [levels_parameters.$H$2]+FLOOR([.$A978]/[levels_parameters.$J$2])" office:value-type="float" office:value="1174" calcext:value-type="float">
            <text:p>1174</text:p>
          </table:table-cell>
          <table:table-cell table:formula="of:=[levels_parameters.$E$2]*([.$A978]-1) + [levels_parameters.$D$2]" office:value-type="float" office:value="19670" calcext:value-type="float">
            <text:p>19670</text:p>
          </table:table-cell>
          <table:table-cell table:formula="of:=[levels_parameters.$G$2]*([.$A97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A979]^[levels_parameters.$B$2] + [levels_parameters.$C$2]*([.$A979]-1)+[levels_parameters.$A$2]" office:value-type="float" office:value="935446246" calcext:value-type="float">
            <text:p>935446246</text:p>
          </table:table-cell>
          <table:table-cell table:formula="of:=[.$C978]+[.$B978]" office:value-type="float" office:value="228250321682" calcext:value-type="float">
            <text:p>228250321682</text:p>
          </table:table-cell>
          <table:table-cell table:formula="of:=[levels_parameters.$I$2]*([.$A979]-1) + [levels_parameters.$H$2]+FLOOR([.$A979]/[levels_parameters.$J$2])" office:value-type="float" office:value="1175" calcext:value-type="float">
            <text:p>1175</text:p>
          </table:table-cell>
          <table:table-cell table:formula="of:=[levels_parameters.$E$2]*([.$A979]-1) + [levels_parameters.$D$2]" office:value-type="float" office:value="19690" calcext:value-type="float">
            <text:p>19690</text:p>
          </table:table-cell>
          <table:table-cell table:formula="of:=[levels_parameters.$G$2]*([.$A97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A980]^[levels_parameters.$B$2] + [levels_parameters.$C$2]*([.$A980]-1)+[levels_parameters.$A$2]" office:value-type="float" office:value="938318638" calcext:value-type="float">
            <text:p>938318638</text:p>
          </table:table-cell>
          <table:table-cell table:formula="of:=[.$C979]+[.$B979]" office:value-type="float" office:value="229185767928" calcext:value-type="float">
            <text:p>229185767928</text:p>
          </table:table-cell>
          <table:table-cell table:formula="of:=[levels_parameters.$I$2]*([.$A980]-1) + [levels_parameters.$H$2]+FLOOR([.$A980]/[levels_parameters.$J$2])" office:value-type="float" office:value="1176" calcext:value-type="float">
            <text:p>1176</text:p>
          </table:table-cell>
          <table:table-cell table:formula="of:=[levels_parameters.$E$2]*([.$A980]-1) + [levels_parameters.$D$2]" office:value-type="float" office:value="19710" calcext:value-type="float">
            <text:p>19710</text:p>
          </table:table-cell>
          <table:table-cell table:formula="of:=[levels_parameters.$G$2]*([.$A98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A981]^[levels_parameters.$B$2] + [levels_parameters.$C$2]*([.$A981]-1)+[levels_parameters.$A$2]" office:value-type="float" office:value="941196904" calcext:value-type="float">
            <text:p>941196904</text:p>
          </table:table-cell>
          <table:table-cell table:formula="of:=[.$C980]+[.$B980]" office:value-type="float" office:value="230124086566" calcext:value-type="float">
            <text:p>230124086566</text:p>
          </table:table-cell>
          <table:table-cell table:formula="of:=[levels_parameters.$I$2]*([.$A981]-1) + [levels_parameters.$H$2]+FLOOR([.$A981]/[levels_parameters.$J$2])" office:value-type="float" office:value="1178" calcext:value-type="float">
            <text:p>1178</text:p>
          </table:table-cell>
          <table:table-cell table:formula="of:=[levels_parameters.$E$2]*([.$A981]-1) + [levels_parameters.$D$2]" office:value-type="float" office:value="19730" calcext:value-type="float">
            <text:p>19730</text:p>
          </table:table-cell>
          <table:table-cell table:formula="of:=[levels_parameters.$G$2]*([.$A98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A982]^[levels_parameters.$B$2] + [levels_parameters.$C$2]*([.$A982]-1)+[levels_parameters.$A$2]" office:value-type="float" office:value="944081050" calcext:value-type="float">
            <text:p>944081050</text:p>
          </table:table-cell>
          <table:table-cell table:formula="of:=[.$C981]+[.$B981]" office:value-type="float" office:value="231065283470" calcext:value-type="float">
            <text:p>231065283470</text:p>
          </table:table-cell>
          <table:table-cell table:formula="of:=[levels_parameters.$I$2]*([.$A982]-1) + [levels_parameters.$H$2]+FLOOR([.$A982]/[levels_parameters.$J$2])" office:value-type="float" office:value="1179" calcext:value-type="float">
            <text:p>1179</text:p>
          </table:table-cell>
          <table:table-cell table:formula="of:=[levels_parameters.$E$2]*([.$A982]-1) + [levels_parameters.$D$2]" office:value-type="float" office:value="19750" calcext:value-type="float">
            <text:p>19750</text:p>
          </table:table-cell>
          <table:table-cell table:formula="of:=[levels_parameters.$G$2]*([.$A98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A983]^[levels_parameters.$B$2] + [levels_parameters.$C$2]*([.$A983]-1)+[levels_parameters.$A$2]" office:value-type="float" office:value="946971082" calcext:value-type="float">
            <text:p>946971082</text:p>
          </table:table-cell>
          <table:table-cell table:formula="of:=[.$C982]+[.$B982]" office:value-type="float" office:value="232009364520" calcext:value-type="float">
            <text:p>232009364520</text:p>
          </table:table-cell>
          <table:table-cell table:formula="of:=[levels_parameters.$I$2]*([.$A983]-1) + [levels_parameters.$H$2]+FLOOR([.$A983]/[levels_parameters.$J$2])" office:value-type="float" office:value="1180" calcext:value-type="float">
            <text:p>1180</text:p>
          </table:table-cell>
          <table:table-cell table:formula="of:=[levels_parameters.$E$2]*([.$A983]-1) + [levels_parameters.$D$2]" office:value-type="float" office:value="19770" calcext:value-type="float">
            <text:p>19770</text:p>
          </table:table-cell>
          <table:table-cell table:formula="of:=[levels_parameters.$G$2]*([.$A98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A984]^[levels_parameters.$B$2] + [levels_parameters.$C$2]*([.$A984]-1)+[levels_parameters.$A$2]" office:value-type="float" office:value="949867006" calcext:value-type="float">
            <text:p>949867006</text:p>
          </table:table-cell>
          <table:table-cell table:formula="of:=[.$C983]+[.$B983]" office:value-type="float" office:value="232956335602" calcext:value-type="float">
            <text:p>232956335602</text:p>
          </table:table-cell>
          <table:table-cell table:formula="of:=[levels_parameters.$I$2]*([.$A984]-1) + [levels_parameters.$H$2]+FLOOR([.$A984]/[levels_parameters.$J$2])" office:value-type="float" office:value="1181" calcext:value-type="float">
            <text:p>1181</text:p>
          </table:table-cell>
          <table:table-cell table:formula="of:=[levels_parameters.$E$2]*([.$A984]-1) + [levels_parameters.$D$2]" office:value-type="float" office:value="19790" calcext:value-type="float">
            <text:p>19790</text:p>
          </table:table-cell>
          <table:table-cell table:formula="of:=[levels_parameters.$G$2]*([.$A98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A985]^[levels_parameters.$B$2] + [levels_parameters.$C$2]*([.$A985]-1)+[levels_parameters.$A$2]" office:value-type="float" office:value="952768828" calcext:value-type="float">
            <text:p>952768828</text:p>
          </table:table-cell>
          <table:table-cell table:formula="of:=[.$C984]+[.$B984]" office:value-type="float" office:value="233906202608" calcext:value-type="float">
            <text:p>233906202608</text:p>
          </table:table-cell>
          <table:table-cell table:formula="of:=[levels_parameters.$I$2]*([.$A985]-1) + [levels_parameters.$H$2]+FLOOR([.$A985]/[levels_parameters.$J$2])" office:value-type="float" office:value="1182" calcext:value-type="float">
            <text:p>1182</text:p>
          </table:table-cell>
          <table:table-cell table:formula="of:=[levels_parameters.$E$2]*([.$A985]-1) + [levels_parameters.$D$2]" office:value-type="float" office:value="19810" calcext:value-type="float">
            <text:p>19810</text:p>
          </table:table-cell>
          <table:table-cell table:formula="of:=[levels_parameters.$G$2]*([.$A98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A986]^[levels_parameters.$B$2] + [levels_parameters.$C$2]*([.$A986]-1)+[levels_parameters.$A$2]" office:value-type="float" office:value="955676554" calcext:value-type="float">
            <text:p>955676554</text:p>
          </table:table-cell>
          <table:table-cell table:formula="of:=[.$C985]+[.$B985]" office:value-type="float" office:value="234858971436" calcext:value-type="float">
            <text:p>234858971436</text:p>
          </table:table-cell>
          <table:table-cell table:formula="of:=[levels_parameters.$I$2]*([.$A986]-1) + [levels_parameters.$H$2]+FLOOR([.$A986]/[levels_parameters.$J$2])" office:value-type="float" office:value="1184" calcext:value-type="float">
            <text:p>1184</text:p>
          </table:table-cell>
          <table:table-cell table:formula="of:=[levels_parameters.$E$2]*([.$A986]-1) + [levels_parameters.$D$2]" office:value-type="float" office:value="19830" calcext:value-type="float">
            <text:p>19830</text:p>
          </table:table-cell>
          <table:table-cell table:formula="of:=[levels_parameters.$G$2]*([.$A98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A987]^[levels_parameters.$B$2] + [levels_parameters.$C$2]*([.$A987]-1)+[levels_parameters.$A$2]" office:value-type="float" office:value="958590190" calcext:value-type="float">
            <text:p>958590190</text:p>
          </table:table-cell>
          <table:table-cell table:formula="of:=[.$C986]+[.$B986]" office:value-type="float" office:value="235814647990" calcext:value-type="float">
            <text:p>235814647990</text:p>
          </table:table-cell>
          <table:table-cell table:formula="of:=[levels_parameters.$I$2]*([.$A987]-1) + [levels_parameters.$H$2]+FLOOR([.$A987]/[levels_parameters.$J$2])" office:value-type="float" office:value="1185" calcext:value-type="float">
            <text:p>1185</text:p>
          </table:table-cell>
          <table:table-cell table:formula="of:=[levels_parameters.$E$2]*([.$A987]-1) + [levels_parameters.$D$2]" office:value-type="float" office:value="19850" calcext:value-type="float">
            <text:p>19850</text:p>
          </table:table-cell>
          <table:table-cell table:formula="of:=[levels_parameters.$G$2]*([.$A98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A988]^[levels_parameters.$B$2] + [levels_parameters.$C$2]*([.$A988]-1)+[levels_parameters.$A$2]" office:value-type="float" office:value="961509742" calcext:value-type="float">
            <text:p>961509742</text:p>
          </table:table-cell>
          <table:table-cell table:formula="of:=[.$C987]+[.$B987]" office:value-type="float" office:value="236773238180" calcext:value-type="float">
            <text:p>236773238180</text:p>
          </table:table-cell>
          <table:table-cell table:formula="of:=[levels_parameters.$I$2]*([.$A988]-1) + [levels_parameters.$H$2]+FLOOR([.$A988]/[levels_parameters.$J$2])" office:value-type="float" office:value="1186" calcext:value-type="float">
            <text:p>1186</text:p>
          </table:table-cell>
          <table:table-cell table:formula="of:=[levels_parameters.$E$2]*([.$A988]-1) + [levels_parameters.$D$2]" office:value-type="float" office:value="19870" calcext:value-type="float">
            <text:p>19870</text:p>
          </table:table-cell>
          <table:table-cell table:formula="of:=[levels_parameters.$G$2]*([.$A98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A989]^[levels_parameters.$B$2] + [levels_parameters.$C$2]*([.$A989]-1)+[levels_parameters.$A$2]" office:value-type="float" office:value="964435216" calcext:value-type="float">
            <text:p>964435216</text:p>
          </table:table-cell>
          <table:table-cell table:formula="of:=[.$C988]+[.$B988]" office:value-type="float" office:value="237734747922" calcext:value-type="float">
            <text:p>237734747922</text:p>
          </table:table-cell>
          <table:table-cell table:formula="of:=[levels_parameters.$I$2]*([.$A989]-1) + [levels_parameters.$H$2]+FLOOR([.$A989]/[levels_parameters.$J$2])" office:value-type="float" office:value="1187" calcext:value-type="float">
            <text:p>1187</text:p>
          </table:table-cell>
          <table:table-cell table:formula="of:=[levels_parameters.$E$2]*([.$A989]-1) + [levels_parameters.$D$2]" office:value-type="float" office:value="19890" calcext:value-type="float">
            <text:p>19890</text:p>
          </table:table-cell>
          <table:table-cell table:formula="of:=[levels_parameters.$G$2]*([.$A98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A990]^[levels_parameters.$B$2] + [levels_parameters.$C$2]*([.$A990]-1)+[levels_parameters.$A$2]" office:value-type="float" office:value="967366618" calcext:value-type="float">
            <text:p>967366618</text:p>
          </table:table-cell>
          <table:table-cell table:formula="of:=[.$C989]+[.$B989]" office:value-type="float" office:value="238699183138" calcext:value-type="float">
            <text:p>238699183138</text:p>
          </table:table-cell>
          <table:table-cell table:formula="of:=[levels_parameters.$I$2]*([.$A990]-1) + [levels_parameters.$H$2]+FLOOR([.$A990]/[levels_parameters.$J$2])" office:value-type="float" office:value="1188" calcext:value-type="float">
            <text:p>1188</text:p>
          </table:table-cell>
          <table:table-cell table:formula="of:=[levels_parameters.$E$2]*([.$A990]-1) + [levels_parameters.$D$2]" office:value-type="float" office:value="19910" calcext:value-type="float">
            <text:p>19910</text:p>
          </table:table-cell>
          <table:table-cell table:formula="of:=[levels_parameters.$G$2]*([.$A99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A991]^[levels_parameters.$B$2] + [levels_parameters.$C$2]*([.$A991]-1)+[levels_parameters.$A$2]" office:value-type="float" office:value="970303954" calcext:value-type="float">
            <text:p>970303954</text:p>
          </table:table-cell>
          <table:table-cell table:formula="of:=[.$C990]+[.$B990]" office:value-type="float" office:value="239666549756" calcext:value-type="float">
            <text:p>239666549756</text:p>
          </table:table-cell>
          <table:table-cell table:formula="of:=[levels_parameters.$I$2]*([.$A991]-1) + [levels_parameters.$H$2]+FLOOR([.$A991]/[levels_parameters.$J$2])" office:value-type="float" office:value="1190" calcext:value-type="float">
            <text:p>1190</text:p>
          </table:table-cell>
          <table:table-cell table:formula="of:=[levels_parameters.$E$2]*([.$A991]-1) + [levels_parameters.$D$2]" office:value-type="float" office:value="19930" calcext:value-type="float">
            <text:p>19930</text:p>
          </table:table-cell>
          <table:table-cell table:formula="of:=[levels_parameters.$G$2]*([.$A99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A992]^[levels_parameters.$B$2] + [levels_parameters.$C$2]*([.$A992]-1)+[levels_parameters.$A$2]" office:value-type="float" office:value="973247230" calcext:value-type="float">
            <text:p>973247230</text:p>
          </table:table-cell>
          <table:table-cell table:formula="of:=[.$C991]+[.$B991]" office:value-type="float" office:value="240636853710" calcext:value-type="float">
            <text:p>240636853710</text:p>
          </table:table-cell>
          <table:table-cell table:formula="of:=[levels_parameters.$I$2]*([.$A992]-1) + [levels_parameters.$H$2]+FLOOR([.$A992]/[levels_parameters.$J$2])" office:value-type="float" office:value="1191" calcext:value-type="float">
            <text:p>1191</text:p>
          </table:table-cell>
          <table:table-cell table:formula="of:=[levels_parameters.$E$2]*([.$A992]-1) + [levels_parameters.$D$2]" office:value-type="float" office:value="19950" calcext:value-type="float">
            <text:p>19950</text:p>
          </table:table-cell>
          <table:table-cell table:formula="of:=[levels_parameters.$G$2]*([.$A992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A993]^[levels_parameters.$B$2] + [levels_parameters.$C$2]*([.$A993]-1)+[levels_parameters.$A$2]" office:value-type="float" office:value="976196452" calcext:value-type="float">
            <text:p>976196452</text:p>
          </table:table-cell>
          <table:table-cell table:formula="of:=[.$C992]+[.$B992]" office:value-type="float" office:value="241610100940" calcext:value-type="float">
            <text:p>241610100940</text:p>
          </table:table-cell>
          <table:table-cell table:formula="of:=[levels_parameters.$I$2]*([.$A993]-1) + [levels_parameters.$H$2]+FLOOR([.$A993]/[levels_parameters.$J$2])" office:value-type="float" office:value="1192" calcext:value-type="float">
            <text:p>1192</text:p>
          </table:table-cell>
          <table:table-cell table:formula="of:=[levels_parameters.$E$2]*([.$A993]-1) + [levels_parameters.$D$2]" office:value-type="float" office:value="19970" calcext:value-type="float">
            <text:p>19970</text:p>
          </table:table-cell>
          <table:table-cell table:formula="of:=[levels_parameters.$G$2]*([.$A993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A994]^[levels_parameters.$B$2] + [levels_parameters.$C$2]*([.$A994]-1)+[levels_parameters.$A$2]" office:value-type="float" office:value="979151626" calcext:value-type="float">
            <text:p>979151626</text:p>
          </table:table-cell>
          <table:table-cell table:formula="of:=[.$C993]+[.$B993]" office:value-type="float" office:value="242586297392" calcext:value-type="float">
            <text:p>242586297392</text:p>
          </table:table-cell>
          <table:table-cell table:formula="of:=[levels_parameters.$I$2]*([.$A994]-1) + [levels_parameters.$H$2]+FLOOR([.$A994]/[levels_parameters.$J$2])" office:value-type="float" office:value="1193" calcext:value-type="float">
            <text:p>1193</text:p>
          </table:table-cell>
          <table:table-cell table:formula="of:=[levels_parameters.$E$2]*([.$A994]-1) + [levels_parameters.$D$2]" office:value-type="float" office:value="19990" calcext:value-type="float">
            <text:p>19990</text:p>
          </table:table-cell>
          <table:table-cell table:formula="of:=[levels_parameters.$G$2]*([.$A994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A995]^[levels_parameters.$B$2] + [levels_parameters.$C$2]*([.$A995]-1)+[levels_parameters.$A$2]" office:value-type="float" office:value="982112758" calcext:value-type="float">
            <text:p>982112758</text:p>
          </table:table-cell>
          <table:table-cell table:formula="of:=[.$C994]+[.$B994]" office:value-type="float" office:value="243565449018" calcext:value-type="float">
            <text:p>243565449018</text:p>
          </table:table-cell>
          <table:table-cell table:formula="of:=[levels_parameters.$I$2]*([.$A995]-1) + [levels_parameters.$H$2]+FLOOR([.$A995]/[levels_parameters.$J$2])" office:value-type="float" office:value="1194" calcext:value-type="float">
            <text:p>1194</text:p>
          </table:table-cell>
          <table:table-cell table:formula="of:=[levels_parameters.$E$2]*([.$A995]-1) + [levels_parameters.$D$2]" office:value-type="float" office:value="20010" calcext:value-type="float">
            <text:p>20010</text:p>
          </table:table-cell>
          <table:table-cell table:formula="of:=[levels_parameters.$G$2]*([.$A995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A996]^[levels_parameters.$B$2] + [levels_parameters.$C$2]*([.$A996]-1)+[levels_parameters.$A$2]" office:value-type="float" office:value="985079854" calcext:value-type="float">
            <text:p>985079854</text:p>
          </table:table-cell>
          <table:table-cell table:formula="of:=[.$C995]+[.$B995]" office:value-type="float" office:value="244547561776" calcext:value-type="float">
            <text:p>244547561776</text:p>
          </table:table-cell>
          <table:table-cell table:formula="of:=[levels_parameters.$I$2]*([.$A996]-1) + [levels_parameters.$H$2]+FLOOR([.$A996]/[levels_parameters.$J$2])" office:value-type="float" office:value="1196" calcext:value-type="float">
            <text:p>1196</text:p>
          </table:table-cell>
          <table:table-cell table:formula="of:=[levels_parameters.$E$2]*([.$A996]-1) + [levels_parameters.$D$2]" office:value-type="float" office:value="20030" calcext:value-type="float">
            <text:p>20030</text:p>
          </table:table-cell>
          <table:table-cell table:formula="of:=[levels_parameters.$G$2]*([.$A996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A997]^[levels_parameters.$B$2] + [levels_parameters.$C$2]*([.$A997]-1)+[levels_parameters.$A$2]" office:value-type="float" office:value="988052920" calcext:value-type="float">
            <text:p>988052920</text:p>
          </table:table-cell>
          <table:table-cell table:formula="of:=[.$C996]+[.$B996]" office:value-type="float" office:value="245532641630" calcext:value-type="float">
            <text:p>245532641630</text:p>
          </table:table-cell>
          <table:table-cell table:formula="of:=[levels_parameters.$I$2]*([.$A997]-1) + [levels_parameters.$H$2]+FLOOR([.$A997]/[levels_parameters.$J$2])" office:value-type="float" office:value="1197" calcext:value-type="float">
            <text:p>1197</text:p>
          </table:table-cell>
          <table:table-cell table:formula="of:=[levels_parameters.$E$2]*([.$A997]-1) + [levels_parameters.$D$2]" office:value-type="float" office:value="20050" calcext:value-type="float">
            <text:p>20050</text:p>
          </table:table-cell>
          <table:table-cell table:formula="of:=[levels_parameters.$G$2]*([.$A997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A998]^[levels_parameters.$B$2] + [levels_parameters.$C$2]*([.$A998]-1)+[levels_parameters.$A$2]" office:value-type="float" office:value="991031962" calcext:value-type="float">
            <text:p>991031962</text:p>
          </table:table-cell>
          <table:table-cell table:formula="of:=[.$C997]+[.$B997]" office:value-type="float" office:value="246520694550" calcext:value-type="float">
            <text:p>246520694550</text:p>
          </table:table-cell>
          <table:table-cell table:formula="of:=[levels_parameters.$I$2]*([.$A998]-1) + [levels_parameters.$H$2]+FLOOR([.$A998]/[levels_parameters.$J$2])" office:value-type="float" office:value="1198" calcext:value-type="float">
            <text:p>1198</text:p>
          </table:table-cell>
          <table:table-cell table:formula="of:=[levels_parameters.$E$2]*([.$A998]-1) + [levels_parameters.$D$2]" office:value-type="float" office:value="20070" calcext:value-type="float">
            <text:p>20070</text:p>
          </table:table-cell>
          <table:table-cell table:formula="of:=[levels_parameters.$G$2]*([.$A998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A999]^[levels_parameters.$B$2] + [levels_parameters.$C$2]*([.$A999]-1)+[levels_parameters.$A$2]" office:value-type="float" office:value="994016986" calcext:value-type="float">
            <text:p>994016986</text:p>
          </table:table-cell>
          <table:table-cell table:formula="of:=[.$C998]+[.$B998]" office:value-type="float" office:value="247511726512" calcext:value-type="float">
            <text:p>247511726512</text:p>
          </table:table-cell>
          <table:table-cell table:formula="of:=[levels_parameters.$I$2]*([.$A999]-1) + [levels_parameters.$H$2]+FLOOR([.$A999]/[levels_parameters.$J$2])" office:value-type="float" office:value="1199" calcext:value-type="float">
            <text:p>1199</text:p>
          </table:table-cell>
          <table:table-cell table:formula="of:=[levels_parameters.$E$2]*([.$A999]-1) + [levels_parameters.$D$2]" office:value-type="float" office:value="20090" calcext:value-type="float">
            <text:p>20090</text:p>
          </table:table-cell>
          <table:table-cell table:formula="of:=[levels_parameters.$G$2]*([.$A999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A1000]^[levels_parameters.$B$2] + [levels_parameters.$C$2]*([.$A1000]-1)+[levels_parameters.$A$2]" office:value-type="float" office:value="997007998" calcext:value-type="float">
            <text:p>997007998</text:p>
          </table:table-cell>
          <table:table-cell table:formula="of:=[.$C999]+[.$B999]" office:value-type="float" office:value="248505743498" calcext:value-type="float">
            <text:p>248505743498</text:p>
          </table:table-cell>
          <table:table-cell table:formula="of:=[levels_parameters.$I$2]*([.$A1000]-1) + [levels_parameters.$H$2]+FLOOR([.$A1000]/[levels_parameters.$J$2])" office:value-type="float" office:value="1200" calcext:value-type="float">
            <text:p>1200</text:p>
          </table:table-cell>
          <table:table-cell table:formula="of:=[levels_parameters.$E$2]*([.$A1000]-1) + [levels_parameters.$D$2]" office:value-type="float" office:value="20110" calcext:value-type="float">
            <text:p>20110</text:p>
          </table:table-cell>
          <table:table-cell table:formula="of:=[levels_parameters.$G$2]*([.$A1000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A1001]^[levels_parameters.$B$2] + [levels_parameters.$C$2]*([.$A1001]-1)+[levels_parameters.$A$2]" office:value-type="float" office:value="1000005004" calcext:value-type="float">
            <text:p>1000005004</text:p>
          </table:table-cell>
          <table:table-cell table:formula="of:=[.$C1000]+[.$B1000]" office:value-type="float" office:value="249502751496" calcext:value-type="float">
            <text:p>249502751496</text:p>
          </table:table-cell>
          <table:table-cell table:formula="of:=[levels_parameters.$I$2]*([.$A1001]-1) + [levels_parameters.$H$2]+FLOOR([.$A1001]/[levels_parameters.$J$2])" office:value-type="float" office:value="1202" calcext:value-type="float">
            <text:p>1202</text:p>
          </table:table-cell>
          <table:table-cell table:formula="of:=[levels_parameters.$E$2]*([.$A1001]-1) + [levels_parameters.$D$2]" office:value-type="float" office:value="20130" calcext:value-type="float">
            <text:p>20130</text:p>
          </table:table-cell>
          <table:table-cell table:formula="of:=[levels_parameters.$G$2]*([.$A1001]-1) + [levels_parameters.$F$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upgrades" table:style-name="ta1">
        <office:forms form:automatic-focus="false" form:apply-design-mode="false"/>
        <table:table-column table:style-name="co8" table:number-columns-repeated="10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upgrade multiplier</text:p>
          </table:table-cell>
          <table:table-cell table:style-name="ce16" office:value-type="string" calcext:value-type="string">
            <text:p>original cost multplier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total upgrade cost</text:p>
          </table:table-cell>
          <table:table-cell table:style-name="ce16" office:value-type="string" calcext:value-type="string">
            <text:p>total cost + original</text:p>
          </table:table-cell>
          <table:table-cell table:style-name="ce16" office:value-type="string" calcext:value-type="string">
            <text:p>total upgrade cost / item co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5]" office:value-type="float" office:value="1.25" calcext:value-type="float">
            <text:p>1.25</text:p>
          </table:table-cell>
          <table:table-cell table:formula="of:=[.$J$4]*[.A2]" office:value-type="float" office:value="0.25" calcext:value-type="float">
            <text:p>0.25</text:p>
          </table:table-cell>
          <table:table-cell table:formula="of:=CEILING([.C2]*[.$J$2])+[.$J$3]" office:value-type="float" office:value="12" calcext:value-type="float">
            <text:p>12</text:p>
          </table:table-cell>
          <table:table-cell table:formula="of:=SUM([.D$2:.D2])" office:value-type="float" office:value="12" calcext:value-type="float">
            <text:p>12</text:p>
          </table:table-cell>
          <table:table-cell table:formula="of:=[.E2]+[.$J$2]" office:value-type="float" office:value="37" calcext:value-type="float">
            <text:p>37</text:p>
          </table:table-cell>
          <table:table-cell table:formula="of:=[.E2]/[.$J$2]" office:value-type="float" office:value="0.48" calcext:value-type="float">
            <text:p>0.48</text:p>
          </table:table-cell>
          <table:table-cell/>
          <table:table-cell table:style-name="ce16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5]" office:value-type="float" office:value="1.5" calcext:value-type="float">
            <text:p>1.5</text:p>
          </table:table-cell>
          <table:table-cell table:formula="of:=[.$J$4]*[.A3]" office:value-type="float" office:value="0.5" calcext:value-type="float">
            <text:p>0.5</text:p>
          </table:table-cell>
          <table:table-cell table:formula="of:=CEILING([.C3]*[.$J$2])+[.$J$3]" office:value-type="float" office:value="18" calcext:value-type="float">
            <text:p>18</text:p>
          </table:table-cell>
          <table:table-cell table:formula="of:=SUM([.D$2:.D3])" office:value-type="float" office:value="30" calcext:value-type="float">
            <text:p>30</text:p>
          </table:table-cell>
          <table:table-cell table:formula="of:=[.E3]+[.$J$2]" office:value-type="float" office:value="55" calcext:value-type="float">
            <text:p>55</text:p>
          </table:table-cell>
          <table:table-cell table:formula="of:=[.E3]/[.$J$2]" office:value-type="float" office:value="1.2" calcext:value-type="float">
            <text:p>1.2</text:p>
          </table:table-cell>
          <table:table-cell/>
          <table:table-cell table:style-name="ce16" office:value-type="string" calcext:value-type="string">
            <text:p>base upgrade 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5]" office:value-type="float" office:value="1.75" calcext:value-type="float">
            <text:p>1.75</text:p>
          </table:table-cell>
          <table:table-cell table:formula="of:=[.$J$4]*[.A4]" office:value-type="float" office:value="0.75" calcext:value-type="float">
            <text:p>0.75</text:p>
          </table:table-cell>
          <table:table-cell table:formula="of:=CEILING([.C4]*[.$J$2])+[.$J$3]" office:value-type="float" office:value="24" calcext:value-type="float">
            <text:p>24</text:p>
          </table:table-cell>
          <table:table-cell table:formula="of:=SUM([.D$2:.D4])" office:value-type="float" office:value="54" calcext:value-type="float">
            <text:p>54</text:p>
          </table:table-cell>
          <table:table-cell table:formula="of:=[.E4]+[.$J$2]" office:value-type="float" office:value="79" calcext:value-type="float">
            <text:p>79</text:p>
          </table:table-cell>
          <table:table-cell table:formula="of:=[.E4]/[.$J$2]" office:value-type="float" office:value="2.16" calcext:value-type="float">
            <text:p>2.16</text:p>
          </table:table-cell>
          <table:table-cell/>
          <table:table-cell table:style-name="ce16" office:value-type="string" calcext:value-type="string">
            <text:p>cost multipli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table:formula="of:=1 + [.A5]*[.$J$5]" office:value-type="float" office:value="2" calcext:value-type="float">
            <text:p>2</text:p>
          </table:table-cell>
          <table:table-cell table:style-name="ce17" table:formula="of:=[.$J$4]*[.A5]" office:value-type="float" office:value="1" calcext:value-type="float">
            <text:p>1</text:p>
          </table:table-cell>
          <table:table-cell table:style-name="ce17" table:formula="of:=CEILING([.C5]*[.$J$2])+[.$J$3]" office:value-type="float" office:value="30" calcext:value-type="float">
            <text:p>30</text:p>
          </table:table-cell>
          <table:table-cell table:style-name="ce17" table:formula="of:=SUM([.D$2:.D5])" office:value-type="float" office:value="84" calcext:value-type="float">
            <text:p>84</text:p>
          </table:table-cell>
          <table:table-cell table:style-name="ce17" table:formula="of:=[.E5]+[.$J$2]" office:value-type="float" office:value="109" calcext:value-type="float">
            <text:p>109</text:p>
          </table:table-cell>
          <table:table-cell table:style-name="ce17" table:formula="of:=[.E5]/[.$J$2]" office:value-type="float" office:value="3.36" calcext:value-type="float">
            <text:p>3.36</text:p>
          </table:table-cell>
          <table:table-cell/>
          <table:table-cell table:style-name="ce16" office:value-type="string" calcext:value-type="string">
            <text:p>upgrade amoun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table:formula="of:=1 + [.A6]*[.$J$5]" office:value-type="float" office:value="2.25" calcext:value-type="float">
            <text:p>2.25</text:p>
          </table:table-cell>
          <table:table-cell table:style-name="ce18" table:formula="of:=[.$J$4]*[.A6]" office:value-type="float" office:value="1.25" calcext:value-type="float">
            <text:p>1.25</text:p>
          </table:table-cell>
          <table:table-cell table:formula="of:=CEILING([.C6]*[.$J$2])+[.$J$3]" office:value-type="float" office:value="37" calcext:value-type="float">
            <text:p>37</text:p>
          </table:table-cell>
          <table:table-cell table:style-name="ce18" table:formula="of:=SUM([.D$2:.D6])" office:value-type="float" office:value="121" calcext:value-type="float">
            <text:p>121</text:p>
          </table:table-cell>
          <table:table-cell table:formula="of:=[.E6]+[.$J$2]" office:value-type="float" office:value="146" calcext:value-type="float">
            <text:p>146</text:p>
          </table:table-cell>
          <table:table-cell table:style-name="ce18" table:formula="of:=[.E6]/[.$J$2]" office:value-type="float" office:value="4.84" calcext:value-type="float">
            <text:p>4.84</text:p>
          </table:table-cell>
          <table:table-cell table:number-columns-repeated="3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table:formula="of:=1 + [.A7]*[.$J$5]" office:value-type="float" office:value="2.5" calcext:value-type="float">
            <text:p>2.5</text:p>
          </table:table-cell>
          <table:table-cell table:style-name="ce18" table:formula="of:=[.$J$4]*[.A7]" office:value-type="float" office:value="1.5" calcext:value-type="float">
            <text:p>1.5</text:p>
          </table:table-cell>
          <table:table-cell table:formula="of:=CEILING([.C7]*[.$J$2])+[.$J$3]" office:value-type="float" office:value="43" calcext:value-type="float">
            <text:p>43</text:p>
          </table:table-cell>
          <table:table-cell table:style-name="ce18" table:formula="of:=SUM([.D$2:.D7])" office:value-type="float" office:value="164" calcext:value-type="float">
            <text:p>164</text:p>
          </table:table-cell>
          <table:table-cell table:formula="of:=[.E7]+[.$J$2]" office:value-type="float" office:value="189" calcext:value-type="float">
            <text:p>189</text:p>
          </table:table-cell>
          <table:table-cell table:style-name="ce18" table:formula="of:=[.E7]/[.$J$2]" office:value-type="float" office:value="6.56" calcext:value-type="float">
            <text:p>6.56</text:p>
          </table:table-cell>
          <table:table-cell table:number-columns-repeated="3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table:formula="of:=1 + [.A8]*[.$J$5]" office:value-type="float" office:value="2.75" calcext:value-type="float">
            <text:p>2.75</text:p>
          </table:table-cell>
          <table:table-cell table:style-name="ce18" table:formula="of:=[.$J$4]*[.A8]" office:value-type="float" office:value="1.75" calcext:value-type="float">
            <text:p>1.75</text:p>
          </table:table-cell>
          <table:table-cell table:formula="of:=CEILING([.C8]*[.$J$2])+[.$J$3]" office:value-type="float" office:value="49" calcext:value-type="float">
            <text:p>49</text:p>
          </table:table-cell>
          <table:table-cell table:style-name="ce18" table:formula="of:=SUM([.D$2:.D8])" office:value-type="float" office:value="213" calcext:value-type="float">
            <text:p>213</text:p>
          </table:table-cell>
          <table:table-cell table:formula="of:=[.E8]+[.$J$2]" office:value-type="float" office:value="238" calcext:value-type="float">
            <text:p>238</text:p>
          </table:table-cell>
          <table:table-cell table:style-name="ce18" table:formula="of:=[.E8]/[.$J$2]" office:value-type="float" office:value="8.52" calcext:value-type="float">
            <text:p>8.52</text:p>
          </table:table-cell>
          <table:table-cell table:number-columns-repeated="3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table:formula="of:=1 + [.A9]*[.$J$5]" office:value-type="float" office:value="3" calcext:value-type="float">
            <text:p>3</text:p>
          </table:table-cell>
          <table:table-cell table:style-name="ce17" table:formula="of:=[.$J$4]*[.A9]" office:value-type="float" office:value="2" calcext:value-type="float">
            <text:p>2</text:p>
          </table:table-cell>
          <table:table-cell table:style-name="ce17" table:formula="of:=CEILING([.C9]*[.$J$2])+[.$J$3]" office:value-type="float" office:value="55" calcext:value-type="float">
            <text:p>55</text:p>
          </table:table-cell>
          <table:table-cell table:style-name="ce17" table:formula="of:=SUM([.D$2:.D9])" office:value-type="float" office:value="268" calcext:value-type="float">
            <text:p>268</text:p>
          </table:table-cell>
          <table:table-cell table:style-name="ce17" table:formula="of:=[.E9]+[.$J$2]" office:value-type="float" office:value="293" calcext:value-type="float">
            <text:p>293</text:p>
          </table:table-cell>
          <table:table-cell table:style-name="ce17" table:formula="of:=[.E9]/[.$J$2]" office:value-type="float" office:value="10.72" calcext:value-type="float">
            <text:p>10.72</text:p>
          </table:table-cell>
          <table:table-cell table:number-columns-repeated="3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 table:formula="of:=1 + [.A10]*[.$J$5]" office:value-type="float" office:value="3.25" calcext:value-type="float">
            <text:p>3.25</text:p>
          </table:table-cell>
          <table:table-cell table:style-name="ce18" table:formula="of:=[.$J$4]*[.A10]" office:value-type="float" office:value="2.25" calcext:value-type="float">
            <text:p>2.25</text:p>
          </table:table-cell>
          <table:table-cell table:formula="of:=CEILING([.C10]*[.$J$2])+[.$J$3]" office:value-type="float" office:value="62" calcext:value-type="float">
            <text:p>62</text:p>
          </table:table-cell>
          <table:table-cell table:style-name="ce18" table:formula="of:=SUM([.D$2:.D10])" office:value-type="float" office:value="330" calcext:value-type="float">
            <text:p>330</text:p>
          </table:table-cell>
          <table:table-cell table:formula="of:=[.E10]+[.$J$2]" office:value-type="float" office:value="355" calcext:value-type="float">
            <text:p>355</text:p>
          </table:table-cell>
          <table:table-cell table:style-name="ce18" table:formula="of:=[.E10]/[.$J$2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table:formula="of:=1 + [.A11]*[.$J$5]" office:value-type="float" office:value="3.5" calcext:value-type="float">
            <text:p>3.5</text:p>
          </table:table-cell>
          <table:table-cell table:style-name="ce18" table:formula="of:=[.$J$4]*[.A11]" office:value-type="float" office:value="2.5" calcext:value-type="float">
            <text:p>2.5</text:p>
          </table:table-cell>
          <table:table-cell table:formula="of:=CEILING([.C11]*[.$J$2])+[.$J$3]" office:value-type="float" office:value="68" calcext:value-type="float">
            <text:p>68</text:p>
          </table:table-cell>
          <table:table-cell table:style-name="ce18" table:formula="of:=SUM([.D$2:.D11])" office:value-type="float" office:value="398" calcext:value-type="float">
            <text:p>398</text:p>
          </table:table-cell>
          <table:table-cell table:formula="of:=[.E11]+[.$J$2]" office:value-type="float" office:value="423" calcext:value-type="float">
            <text:p>423</text:p>
          </table:table-cell>
          <table:table-cell table:style-name="ce18" table:formula="of:=[.E11]/[.$J$2]" office:value-type="float" office:value="15.92" calcext:value-type="float">
            <text:p>15.92</text:p>
          </table:table-cell>
          <table:table-cell table:number-columns-repeated="3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8" table:formula="of:=1 + [.A12]*[.$J$5]" office:value-type="float" office:value="3.75" calcext:value-type="float">
            <text:p>3.75</text:p>
          </table:table-cell>
          <table:table-cell table:style-name="ce18" table:formula="of:=[.$J$4]*[.A12]" office:value-type="float" office:value="2.75" calcext:value-type="float">
            <text:p>2.75</text:p>
          </table:table-cell>
          <table:table-cell table:formula="of:=CEILING([.C12]*[.$J$2])+[.$J$3]" office:value-type="float" office:value="74" calcext:value-type="float">
            <text:p>74</text:p>
          </table:table-cell>
          <table:table-cell table:style-name="ce18" table:formula="of:=SUM([.D$2:.D12])" office:value-type="float" office:value="472" calcext:value-type="float">
            <text:p>472</text:p>
          </table:table-cell>
          <table:table-cell table:formula="of:=[.E12]+[.$J$2]" office:value-type="float" office:value="497" calcext:value-type="float">
            <text:p>497</text:p>
          </table:table-cell>
          <table:table-cell table:style-name="ce18" table:formula="of:=[.E12]/[.$J$2]" office:value-type="float" office:value="18.88" calcext:value-type="float">
            <text:p>18.88</text:p>
          </table:table-cell>
          <table:table-cell table:number-columns-repeated="3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7" table:formula="of:=1 + [.A13]*[.$J$5]" office:value-type="float" office:value="4" calcext:value-type="float">
            <text:p>4</text:p>
          </table:table-cell>
          <table:table-cell table:style-name="ce17" table:formula="of:=[.$J$4]*[.A13]" office:value-type="float" office:value="3" calcext:value-type="float">
            <text:p>3</text:p>
          </table:table-cell>
          <table:table-cell table:style-name="ce17" table:formula="of:=CEILING([.C13]*[.$J$2])+[.$J$3]" office:value-type="float" office:value="80" calcext:value-type="float">
            <text:p>80</text:p>
          </table:table-cell>
          <table:table-cell table:style-name="ce17" table:formula="of:=SUM([.D$2:.D13])" office:value-type="float" office:value="552" calcext:value-type="float">
            <text:p>552</text:p>
          </table:table-cell>
          <table:table-cell table:style-name="ce17" table:formula="of:=[.E13]+[.$J$2]" office:value-type="float" office:value="577" calcext:value-type="float">
            <text:p>577</text:p>
          </table:table-cell>
          <table:table-cell table:style-name="ce17" table:formula="of:=[.E13]/[.$J$2]" office:value-type="float" office:value="22.08" calcext:value-type="float">
            <text:p>22.08</text:p>
          </table:table-cell>
          <table:table-cell table:number-columns-repeated="3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8" table:formula="of:=1 + [.A14]*[.$J$5]" office:value-type="float" office:value="4.25" calcext:value-type="float">
            <text:p>4.25</text:p>
          </table:table-cell>
          <table:table-cell table:style-name="ce18" table:formula="of:=[.$J$4]*[.A14]" office:value-type="float" office:value="3.25" calcext:value-type="float">
            <text:p>3.25</text:p>
          </table:table-cell>
          <table:table-cell table:formula="of:=CEILING([.C14]*[.$J$2])+[.$J$3]" office:value-type="float" office:value="87" calcext:value-type="float">
            <text:p>87</text:p>
          </table:table-cell>
          <table:table-cell table:style-name="ce18" table:formula="of:=SUM([.D$2:.D14])" office:value-type="float" office:value="639" calcext:value-type="float">
            <text:p>639</text:p>
          </table:table-cell>
          <table:table-cell table:formula="of:=[.E14]+[.$J$2]" office:value-type="float" office:value="664" calcext:value-type="float">
            <text:p>664</text:p>
          </table:table-cell>
          <table:table-cell table:style-name="ce18" table:formula="of:=[.E14]/[.$J$2]" office:value-type="float" office:value="25.56" calcext:value-type="float">
            <text:p>25.56</text:p>
          </table:table-cell>
          <table:table-cell table:number-columns-repeated="3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8" table:formula="of:=1 + [.A15]*[.$J$5]" office:value-type="float" office:value="4.5" calcext:value-type="float">
            <text:p>4.5</text:p>
          </table:table-cell>
          <table:table-cell table:style-name="ce18" table:formula="of:=[.$J$4]*[.A15]" office:value-type="float" office:value="3.5" calcext:value-type="float">
            <text:p>3.5</text:p>
          </table:table-cell>
          <table:table-cell table:formula="of:=CEILING([.C15]*[.$J$2])+[.$J$3]" office:value-type="float" office:value="93" calcext:value-type="float">
            <text:p>93</text:p>
          </table:table-cell>
          <table:table-cell table:style-name="ce18" table:formula="of:=SUM([.D$2:.D15])" office:value-type="float" office:value="732" calcext:value-type="float">
            <text:p>732</text:p>
          </table:table-cell>
          <table:table-cell table:formula="of:=[.E15]+[.$J$2]" office:value-type="float" office:value="757" calcext:value-type="float">
            <text:p>757</text:p>
          </table:table-cell>
          <table:table-cell table:style-name="ce18" table:formula="of:=[.E15]/[.$J$2]" office:value-type="float" office:value="29.28" calcext:value-type="float">
            <text:p>29.28</text:p>
          </table:table-cell>
          <table:table-cell table:number-columns-repeated="3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table:formula="of:=1 + [.A16]*[.$J$5]" office:value-type="float" office:value="4.75" calcext:value-type="float">
            <text:p>4.75</text:p>
          </table:table-cell>
          <table:table-cell table:style-name="ce18" table:formula="of:=[.$J$4]*[.A16]" office:value-type="float" office:value="3.75" calcext:value-type="float">
            <text:p>3.75</text:p>
          </table:table-cell>
          <table:table-cell table:formula="of:=CEILING([.C16]*[.$J$2])+[.$J$3]" office:value-type="float" office:value="99" calcext:value-type="float">
            <text:p>99</text:p>
          </table:table-cell>
          <table:table-cell table:style-name="ce18" table:formula="of:=SUM([.D$2:.D16])" office:value-type="float" office:value="831" calcext:value-type="float">
            <text:p>831</text:p>
          </table:table-cell>
          <table:table-cell table:formula="of:=[.E16]+[.$J$2]" office:value-type="float" office:value="856" calcext:value-type="float">
            <text:p>856</text:p>
          </table:table-cell>
          <table:table-cell table:style-name="ce18" table:formula="of:=[.E16]/[.$J$2]" office:value-type="float" office:value="33.24" calcext:value-type="float">
            <text:p>33.24</text:p>
          </table:table-cell>
          <table:table-cell table:number-columns-repeated="3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7" table:formula="of:=1 + [.A17]*[.$J$5]" office:value-type="float" office:value="5" calcext:value-type="float">
            <text:p>5</text:p>
          </table:table-cell>
          <table:table-cell table:style-name="ce17" table:formula="of:=[.$J$4]*[.A17]" office:value-type="float" office:value="4" calcext:value-type="float">
            <text:p>4</text:p>
          </table:table-cell>
          <table:table-cell table:style-name="ce17" table:formula="of:=CEILING([.C17]*[.$J$2])+[.$J$3]" office:value-type="float" office:value="105" calcext:value-type="float">
            <text:p>105</text:p>
          </table:table-cell>
          <table:table-cell table:style-name="ce17" table:formula="of:=SUM([.D$2:.D17])" office:value-type="float" office:value="936" calcext:value-type="float">
            <text:p>936</text:p>
          </table:table-cell>
          <table:table-cell table:style-name="ce17" table:formula="of:=[.E17]+[.$J$2]" office:value-type="float" office:value="961" calcext:value-type="float">
            <text:p>961</text:p>
          </table:table-cell>
          <table:table-cell table:style-name="ce17" table:formula="of:=[.E17]/[.$J$2]"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8" table:formula="of:=1 + [.A18]*[.$J$5]" office:value-type="float" office:value="5.25" calcext:value-type="float">
            <text:p>5.25</text:p>
          </table:table-cell>
          <table:table-cell table:style-name="ce18" table:formula="of:=[.$J$4]*[.A18]" office:value-type="float" office:value="4.25" calcext:value-type="float">
            <text:p>4.25</text:p>
          </table:table-cell>
          <table:table-cell table:formula="of:=CEILING([.C18]*[.$J$2])+[.$J$3]" office:value-type="float" office:value="112" calcext:value-type="float">
            <text:p>112</text:p>
          </table:table-cell>
          <table:table-cell table:style-name="ce18" table:formula="of:=SUM([.D$2:.D18])" office:value-type="float" office:value="1048" calcext:value-type="float">
            <text:p>1048</text:p>
          </table:table-cell>
          <table:table-cell table:formula="of:=[.E18]+[.$J$2]" office:value-type="float" office:value="1073" calcext:value-type="float">
            <text:p>1073</text:p>
          </table:table-cell>
          <table:table-cell table:style-name="ce18" table:formula="of:=[.E18]/[.$J$2]" office:value-type="float" office:value="41.92" calcext:value-type="float">
            <text:p>41.92</text:p>
          </table:table-cell>
          <table:table-cell table:number-columns-repeated="3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8" table:formula="of:=1 + [.A19]*[.$J$5]" office:value-type="float" office:value="5.5" calcext:value-type="float">
            <text:p>5.5</text:p>
          </table:table-cell>
          <table:table-cell table:style-name="ce18" table:formula="of:=[.$J$4]*[.A19]" office:value-type="float" office:value="4.5" calcext:value-type="float">
            <text:p>4.5</text:p>
          </table:table-cell>
          <table:table-cell table:formula="of:=CEILING([.C19]*[.$J$2])+[.$J$3]" office:value-type="float" office:value="118" calcext:value-type="float">
            <text:p>118</text:p>
          </table:table-cell>
          <table:table-cell table:style-name="ce18" table:formula="of:=SUM([.D$2:.D19])" office:value-type="float" office:value="1166" calcext:value-type="float">
            <text:p>1166</text:p>
          </table:table-cell>
          <table:table-cell table:formula="of:=[.E19]+[.$J$2]" office:value-type="float" office:value="1191" calcext:value-type="float">
            <text:p>1191</text:p>
          </table:table-cell>
          <table:table-cell table:style-name="ce18" table:formula="of:=[.E19]/[.$J$2]" office:value-type="float" office:value="46.64" calcext:value-type="float">
            <text:p>46.64</text:p>
          </table:table-cell>
          <table:table-cell table:number-columns-repeated="3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table:formula="of:=1 + [.A20]*[.$J$5]" office:value-type="float" office:value="5.75" calcext:value-type="float">
            <text:p>5.75</text:p>
          </table:table-cell>
          <table:table-cell table:style-name="ce18" table:formula="of:=[.$J$4]*[.A20]" office:value-type="float" office:value="4.75" calcext:value-type="float">
            <text:p>4.75</text:p>
          </table:table-cell>
          <table:table-cell table:formula="of:=CEILING([.C20]*[.$J$2])+[.$J$3]" office:value-type="float" office:value="124" calcext:value-type="float">
            <text:p>124</text:p>
          </table:table-cell>
          <table:table-cell table:style-name="ce18" table:formula="of:=SUM([.D$2:.D20])" office:value-type="float" office:value="1290" calcext:value-type="float">
            <text:p>1290</text:p>
          </table:table-cell>
          <table:table-cell table:formula="of:=[.E20]+[.$J$2]" office:value-type="float" office:value="1315" calcext:value-type="float">
            <text:p>1315</text:p>
          </table:table-cell>
          <table:table-cell table:style-name="ce18" table:formula="of:=[.E20]/[.$J$2]" office:value-type="float" office:value="51.6" calcext:value-type="float">
            <text:p>51.6</text:p>
          </table:table-cell>
          <table:table-cell table:number-columns-repeated="3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7" table:formula="of:=1 + [.A21]*[.$J$5]" office:value-type="float" office:value="6" calcext:value-type="float">
            <text:p>6</text:p>
          </table:table-cell>
          <table:table-cell table:style-name="ce17" table:formula="of:=[.$J$4]*[.A21]" office:value-type="float" office:value="5" calcext:value-type="float">
            <text:p>5</text:p>
          </table:table-cell>
          <table:table-cell table:style-name="ce17" table:formula="of:=CEILING([.C21]*[.$J$2])+[.$J$3]" office:value-type="float" office:value="130" calcext:value-type="float">
            <text:p>130</text:p>
          </table:table-cell>
          <table:table-cell table:style-name="ce17" table:formula="of:=SUM([.D$2:.D21])" office:value-type="float" office:value="1420" calcext:value-type="float">
            <text:p>1420</text:p>
          </table:table-cell>
          <table:table-cell table:style-name="ce17" table:formula="of:=[.E21]+[.$J$2]" office:value-type="float" office:value="1445" calcext:value-type="float">
            <text:p>1445</text:p>
          </table:table-cell>
          <table:table-cell table:style-name="ce17" table:formula="of:=[.E21]/[.$J$2]" office:value-type="float" office:value="56.8" calcext:value-type="float">
            <text:p>56.8</text:p>
          </table:table-cell>
          <table:table-cell table:number-columns-repeated="3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8" table:formula="of:=1 + [.A22]*[.$J$5]" office:value-type="float" office:value="6.25" calcext:value-type="float">
            <text:p>6.25</text:p>
          </table:table-cell>
          <table:table-cell table:style-name="ce18" table:formula="of:=[.$J$4]*[.A22]" office:value-type="float" office:value="5.25" calcext:value-type="float">
            <text:p>5.25</text:p>
          </table:table-cell>
          <table:table-cell table:formula="of:=CEILING([.C22]*[.$J$2])+[.$J$3]" office:value-type="float" office:value="137" calcext:value-type="float">
            <text:p>137</text:p>
          </table:table-cell>
          <table:table-cell table:style-name="ce18" table:formula="of:=SUM([.D$2:.D22])" office:value-type="float" office:value="1557" calcext:value-type="float">
            <text:p>1557</text:p>
          </table:table-cell>
          <table:table-cell table:formula="of:=[.E22]+[.$J$2]" office:value-type="float" office:value="1582" calcext:value-type="float">
            <text:p>1582</text:p>
          </table:table-cell>
          <table:table-cell table:style-name="ce18" table:formula="of:=[.E22]/[.$J$2]" office:value-type="float" office:value="62.28" calcext:value-type="float">
            <text:p>62.2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5]" office:value-type="float" office:value="6.5" calcext:value-type="float">
            <text:p>6.5</text:p>
          </table:table-cell>
          <table:table-cell table:formula="of:=[.$J$4]*[.A23]" office:value-type="float" office:value="5.5" calcext:value-type="float">
            <text:p>5.5</text:p>
          </table:table-cell>
          <table:table-cell table:formula="of:=CEILING([.C23]*[.$J$2])+[.$J$3]" office:value-type="float" office:value="143" calcext:value-type="float">
            <text:p>143</text:p>
          </table:table-cell>
          <table:table-cell table:formula="of:=SUM([.D$2:.D23])" office:value-type="float" office:value="1700" calcext:value-type="float">
            <text:p>1700</text:p>
          </table:table-cell>
          <table:table-cell table:formula="of:=[.E23]+[.$J$2]" office:value-type="float" office:value="1725" calcext:value-type="float">
            <text:p>1725</text:p>
          </table:table-cell>
          <table:table-cell table:formula="of:=[.E23]/[.$J$2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5]" office:value-type="float" office:value="6.75" calcext:value-type="float">
            <text:p>6.75</text:p>
          </table:table-cell>
          <table:table-cell table:formula="of:=[.$J$4]*[.A24]" office:value-type="float" office:value="5.75" calcext:value-type="float">
            <text:p>5.75</text:p>
          </table:table-cell>
          <table:table-cell table:formula="of:=CEILING([.C24]*[.$J$2])+[.$J$3]" office:value-type="float" office:value="149" calcext:value-type="float">
            <text:p>149</text:p>
          </table:table-cell>
          <table:table-cell table:formula="of:=SUM([.D$2:.D24])" office:value-type="float" office:value="1849" calcext:value-type="float">
            <text:p>1849</text:p>
          </table:table-cell>
          <table:table-cell table:formula="of:=[.E24]+[.$J$2]" office:value-type="float" office:value="1874" calcext:value-type="float">
            <text:p>1874</text:p>
          </table:table-cell>
          <table:table-cell table:formula="of:=[.E24]/[.$J$2]" office:value-type="float" office:value="73.96" calcext:value-type="float">
            <text:p>73.9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5]" office:value-type="float" office:value="7" calcext:value-type="float">
            <text:p>7</text:p>
          </table:table-cell>
          <table:table-cell table:formula="of:=[.$J$4]*[.A25]" office:value-type="float" office:value="6" calcext:value-type="float">
            <text:p>6</text:p>
          </table:table-cell>
          <table:table-cell table:formula="of:=CEILING([.C25]*[.$J$2])+[.$J$3]" office:value-type="float" office:value="155" calcext:value-type="float">
            <text:p>155</text:p>
          </table:table-cell>
          <table:table-cell table:formula="of:=SUM([.D$2:.D25])" office:value-type="float" office:value="2004" calcext:value-type="float">
            <text:p>2004</text:p>
          </table:table-cell>
          <table:table-cell table:formula="of:=[.E25]+[.$J$2]" office:value-type="float" office:value="2029" calcext:value-type="float">
            <text:p>2029</text:p>
          </table:table-cell>
          <table:table-cell table:formula="of:=[.E25]/[.$J$2]" office:value-type="float" office:value="80.16" calcext:value-type="float">
            <text:p>80.1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 + [.A26]*[.$J$5]" office:value-type="float" office:value="7.25" calcext:value-type="float">
            <text:p>7.25</text:p>
          </table:table-cell>
          <table:table-cell table:formula="of:=[.$J$4]*[.A26]" office:value-type="float" office:value="6.25" calcext:value-type="float">
            <text:p>6.25</text:p>
          </table:table-cell>
          <table:table-cell table:formula="of:=CEILING([.C26]*[.$J$2])+[.$J$3]" office:value-type="float" office:value="162" calcext:value-type="float">
            <text:p>162</text:p>
          </table:table-cell>
          <table:table-cell table:formula="of:=SUM([.D$2:.D26])" office:value-type="float" office:value="2166" calcext:value-type="float">
            <text:p>2166</text:p>
          </table:table-cell>
          <table:table-cell table:formula="of:=[.E26]+[.$J$2]" office:value-type="float" office:value="2191" calcext:value-type="float">
            <text:p>2191</text:p>
          </table:table-cell>
          <table:table-cell table:formula="of:=[.E26]/[.$J$2]" office:value-type="float" office:value="86.64" calcext:value-type="float">
            <text:p>86.6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5]" office:value-type="float" office:value="7.5" calcext:value-type="float">
            <text:p>7.5</text:p>
          </table:table-cell>
          <table:table-cell table:formula="of:=[.$J$4]*[.A27]" office:value-type="float" office:value="6.5" calcext:value-type="float">
            <text:p>6.5</text:p>
          </table:table-cell>
          <table:table-cell table:formula="of:=CEILING([.C27]*[.$J$2])+[.$J$3]" office:value-type="float" office:value="168" calcext:value-type="float">
            <text:p>168</text:p>
          </table:table-cell>
          <table:table-cell table:formula="of:=SUM([.D$2:.D27])" office:value-type="float" office:value="2334" calcext:value-type="float">
            <text:p>2334</text:p>
          </table:table-cell>
          <table:table-cell table:formula="of:=[.E27]+[.$J$2]" office:value-type="float" office:value="2359" calcext:value-type="float">
            <text:p>2359</text:p>
          </table:table-cell>
          <table:table-cell table:formula="of:=[.E27]/[.$J$2]" office:value-type="float" office:value="93.36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5]" office:value-type="float" office:value="7.75" calcext:value-type="float">
            <text:p>7.75</text:p>
          </table:table-cell>
          <table:table-cell table:formula="of:=[.$J$4]*[.A28]" office:value-type="float" office:value="6.75" calcext:value-type="float">
            <text:p>6.75</text:p>
          </table:table-cell>
          <table:table-cell table:formula="of:=CEILING([.C28]*[.$J$2])+[.$J$3]" office:value-type="float" office:value="174" calcext:value-type="float">
            <text:p>174</text:p>
          </table:table-cell>
          <table:table-cell table:formula="of:=SUM([.D$2:.D28])" office:value-type="float" office:value="2508" calcext:value-type="float">
            <text:p>2508</text:p>
          </table:table-cell>
          <table:table-cell table:formula="of:=[.E28]+[.$J$2]" office:value-type="float" office:value="2533" calcext:value-type="float">
            <text:p>2533</text:p>
          </table:table-cell>
          <table:table-cell table:formula="of:=[.E28]/[.$J$2]"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5]" office:value-type="float" office:value="8" calcext:value-type="float">
            <text:p>8</text:p>
          </table:table-cell>
          <table:table-cell table:formula="of:=[.$J$4]*[.A29]" office:value-type="float" office:value="7" calcext:value-type="float">
            <text:p>7</text:p>
          </table:table-cell>
          <table:table-cell table:formula="of:=CEILING([.C29]*[.$J$2])+[.$J$3]" office:value-type="float" office:value="180" calcext:value-type="float">
            <text:p>180</text:p>
          </table:table-cell>
          <table:table-cell table:formula="of:=SUM([.D$2:.D29])" office:value-type="float" office:value="2688" calcext:value-type="float">
            <text:p>2688</text:p>
          </table:table-cell>
          <table:table-cell table:formula="of:=[.E29]+[.$J$2]" office:value-type="float" office:value="2713" calcext:value-type="float">
            <text:p>2713</text:p>
          </table:table-cell>
          <table:table-cell table:formula="of:=[.E29]/[.$J$2]" office:value-type="float" office:value="107.52" calcext:value-type="float">
            <text:p>107.5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5]" office:value-type="float" office:value="8.25" calcext:value-type="float">
            <text:p>8.25</text:p>
          </table:table-cell>
          <table:table-cell table:formula="of:=[.$J$4]*[.A30]" office:value-type="float" office:value="7.25" calcext:value-type="float">
            <text:p>7.25</text:p>
          </table:table-cell>
          <table:table-cell table:formula="of:=CEILING([.C30]*[.$J$2])+[.$J$3]" office:value-type="float" office:value="187" calcext:value-type="float">
            <text:p>187</text:p>
          </table:table-cell>
          <table:table-cell table:formula="of:=SUM([.D$2:.D30])" office:value-type="float" office:value="2875" calcext:value-type="float">
            <text:p>2875</text:p>
          </table:table-cell>
          <table:table-cell table:formula="of:=[.E30]+[.$J$2]" office:value-type="float" office:value="2900" calcext:value-type="float">
            <text:p>2900</text:p>
          </table:table-cell>
          <table:table-cell table:formula="of:=[.E30]/[.$J$2]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 + [.A31]*[.$J$5]" office:value-type="float" office:value="8.5" calcext:value-type="float">
            <text:p>8.5</text:p>
          </table:table-cell>
          <table:table-cell table:formula="of:=[.$J$4]*[.A31]" office:value-type="float" office:value="7.5" calcext:value-type="float">
            <text:p>7.5</text:p>
          </table:table-cell>
          <table:table-cell table:formula="of:=CEILING([.C31]*[.$J$2])+[.$J$3]" office:value-type="float" office:value="193" calcext:value-type="float">
            <text:p>193</text:p>
          </table:table-cell>
          <table:table-cell table:formula="of:=SUM([.D$2:.D31])" office:value-type="float" office:value="3068" calcext:value-type="float">
            <text:p>3068</text:p>
          </table:table-cell>
          <table:table-cell table:formula="of:=[.E31]+[.$J$2]" office:value-type="float" office:value="3093" calcext:value-type="float">
            <text:p>3093</text:p>
          </table:table-cell>
          <table:table-cell table:formula="of:=[.E31]/[.$J$2]" office:value-type="float" office:value="122.72" calcext:value-type="float">
            <text:p>122.7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5]" office:value-type="float" office:value="8.75" calcext:value-type="float">
            <text:p>8.75</text:p>
          </table:table-cell>
          <table:table-cell table:formula="of:=[.$J$4]*[.A32]" office:value-type="float" office:value="7.75" calcext:value-type="float">
            <text:p>7.75</text:p>
          </table:table-cell>
          <table:table-cell table:formula="of:=CEILING([.C32]*[.$J$2])+[.$J$3]" office:value-type="float" office:value="199" calcext:value-type="float">
            <text:p>199</text:p>
          </table:table-cell>
          <table:table-cell table:formula="of:=SUM([.D$2:.D32])" office:value-type="float" office:value="3267" calcext:value-type="float">
            <text:p>3267</text:p>
          </table:table-cell>
          <table:table-cell table:formula="of:=[.E32]+[.$J$2]" office:value-type="float" office:value="3292" calcext:value-type="float">
            <text:p>3292</text:p>
          </table:table-cell>
          <table:table-cell table:formula="of:=[.E32]/[.$J$2]" office:value-type="float" office:value="130.68" calcext:value-type="float">
            <text:p>130.6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5]" office:value-type="float" office:value="9" calcext:value-type="float">
            <text:p>9</text:p>
          </table:table-cell>
          <table:table-cell table:formula="of:=[.$J$4]*[.A33]" office:value-type="float" office:value="8" calcext:value-type="float">
            <text:p>8</text:p>
          </table:table-cell>
          <table:table-cell table:formula="of:=CEILING([.C33]*[.$J$2])+[.$J$3]" office:value-type="float" office:value="205" calcext:value-type="float">
            <text:p>205</text:p>
          </table:table-cell>
          <table:table-cell table:formula="of:=SUM([.D$2:.D33])" office:value-type="float" office:value="3472" calcext:value-type="float">
            <text:p>3472</text:p>
          </table:table-cell>
          <table:table-cell table:formula="of:=[.E33]+[.$J$2]" office:value-type="float" office:value="3497" calcext:value-type="float">
            <text:p>3497</text:p>
          </table:table-cell>
          <table:table-cell table:formula="of:=[.E33]/[.$J$2]" office:value-type="float" office:value="138.88" calcext:value-type="float">
            <text:p>138.8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5]" office:value-type="float" office:value="9.25" calcext:value-type="float">
            <text:p>9.25</text:p>
          </table:table-cell>
          <table:table-cell table:formula="of:=[.$J$4]*[.A34]" office:value-type="float" office:value="8.25" calcext:value-type="float">
            <text:p>8.25</text:p>
          </table:table-cell>
          <table:table-cell table:formula="of:=CEILING([.C34]*[.$J$2])+[.$J$3]" office:value-type="float" office:value="212" calcext:value-type="float">
            <text:p>212</text:p>
          </table:table-cell>
          <table:table-cell table:formula="of:=SUM([.D$2:.D34])" office:value-type="float" office:value="3684" calcext:value-type="float">
            <text:p>3684</text:p>
          </table:table-cell>
          <table:table-cell table:formula="of:=[.E34]+[.$J$2]" office:value-type="float" office:value="3709" calcext:value-type="float">
            <text:p>3709</text:p>
          </table:table-cell>
          <table:table-cell table:formula="of:=[.E34]/[.$J$2]" office:value-type="float" office:value="147.36" calcext:value-type="float">
            <text:p>147.3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5]" office:value-type="float" office:value="9.5" calcext:value-type="float">
            <text:p>9.5</text:p>
          </table:table-cell>
          <table:table-cell table:formula="of:=[.$J$4]*[.A35]" office:value-type="float" office:value="8.5" calcext:value-type="float">
            <text:p>8.5</text:p>
          </table:table-cell>
          <table:table-cell table:formula="of:=CEILING([.C35]*[.$J$2])+[.$J$3]" office:value-type="float" office:value="218" calcext:value-type="float">
            <text:p>218</text:p>
          </table:table-cell>
          <table:table-cell table:formula="of:=SUM([.D$2:.D35])" office:value-type="float" office:value="3902" calcext:value-type="float">
            <text:p>3902</text:p>
          </table:table-cell>
          <table:table-cell table:formula="of:=[.E35]+[.$J$2]" office:value-type="float" office:value="3927" calcext:value-type="float">
            <text:p>3927</text:p>
          </table:table-cell>
          <table:table-cell table:formula="of:=[.E35]/[.$J$2]" office:value-type="float" office:value="156.08" calcext:value-type="float">
            <text:p>156.0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 + [.A36]*[.$J$5]" office:value-type="float" office:value="9.75" calcext:value-type="float">
            <text:p>9.75</text:p>
          </table:table-cell>
          <table:table-cell table:formula="of:=[.$J$4]*[.A36]" office:value-type="float" office:value="8.75" calcext:value-type="float">
            <text:p>8.75</text:p>
          </table:table-cell>
          <table:table-cell table:formula="of:=CEILING([.C36]*[.$J$2])+[.$J$3]" office:value-type="float" office:value="224" calcext:value-type="float">
            <text:p>224</text:p>
          </table:table-cell>
          <table:table-cell table:formula="of:=SUM([.D$2:.D36])" office:value-type="float" office:value="4126" calcext:value-type="float">
            <text:p>4126</text:p>
          </table:table-cell>
          <table:table-cell table:formula="of:=[.E36]+[.$J$2]" office:value-type="float" office:value="4151" calcext:value-type="float">
            <text:p>4151</text:p>
          </table:table-cell>
          <table:table-cell table:formula="of:=[.E36]/[.$J$2]" office:value-type="float" office:value="165.04" calcext:value-type="float">
            <text:p>165.0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5]" office:value-type="float" office:value="10" calcext:value-type="float">
            <text:p>10</text:p>
          </table:table-cell>
          <table:table-cell table:formula="of:=[.$J$4]*[.A37]" office:value-type="float" office:value="9" calcext:value-type="float">
            <text:p>9</text:p>
          </table:table-cell>
          <table:table-cell table:formula="of:=CEILING([.C37]*[.$J$2])+[.$J$3]" office:value-type="float" office:value="230" calcext:value-type="float">
            <text:p>230</text:p>
          </table:table-cell>
          <table:table-cell table:formula="of:=SUM([.D$2:.D37])" office:value-type="float" office:value="4356" calcext:value-type="float">
            <text:p>4356</text:p>
          </table:table-cell>
          <table:table-cell table:formula="of:=[.E37]+[.$J$2]" office:value-type="float" office:value="4381" calcext:value-type="float">
            <text:p>4381</text:p>
          </table:table-cell>
          <table:table-cell table:formula="of:=[.E37]/[.$J$2]" office:value-type="float" office:value="174.24" calcext:value-type="float">
            <text:p>174.2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5]" office:value-type="float" office:value="10.25" calcext:value-type="float">
            <text:p>10.25</text:p>
          </table:table-cell>
          <table:table-cell table:formula="of:=[.$J$4]*[.A38]" office:value-type="float" office:value="9.25" calcext:value-type="float">
            <text:p>9.25</text:p>
          </table:table-cell>
          <table:table-cell table:formula="of:=CEILING([.C38]*[.$J$2])+[.$J$3]" office:value-type="float" office:value="237" calcext:value-type="float">
            <text:p>237</text:p>
          </table:table-cell>
          <table:table-cell table:formula="of:=SUM([.D$2:.D38])" office:value-type="float" office:value="4593" calcext:value-type="float">
            <text:p>4593</text:p>
          </table:table-cell>
          <table:table-cell table:formula="of:=[.E38]+[.$J$2]" office:value-type="float" office:value="4618" calcext:value-type="float">
            <text:p>4618</text:p>
          </table:table-cell>
          <table:table-cell table:formula="of:=[.E38]/[.$J$2]" office:value-type="float" office:value="183.72" calcext:value-type="float">
            <text:p>183.7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5]" office:value-type="float" office:value="10.5" calcext:value-type="float">
            <text:p>10.5</text:p>
          </table:table-cell>
          <table:table-cell table:formula="of:=[.$J$4]*[.A39]" office:value-type="float" office:value="9.5" calcext:value-type="float">
            <text:p>9.5</text:p>
          </table:table-cell>
          <table:table-cell table:formula="of:=CEILING([.C39]*[.$J$2])+[.$J$3]" office:value-type="float" office:value="243" calcext:value-type="float">
            <text:p>243</text:p>
          </table:table-cell>
          <table:table-cell table:formula="of:=SUM([.D$2:.D39])" office:value-type="float" office:value="4836" calcext:value-type="float">
            <text:p>4836</text:p>
          </table:table-cell>
          <table:table-cell table:formula="of:=[.E39]+[.$J$2]" office:value-type="float" office:value="4861" calcext:value-type="float">
            <text:p>4861</text:p>
          </table:table-cell>
          <table:table-cell table:formula="of:=[.E39]/[.$J$2]" office:value-type="float" office:value="193.44" calcext:value-type="float">
            <text:p>193.4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5]" office:value-type="float" office:value="10.75" calcext:value-type="float">
            <text:p>10.75</text:p>
          </table:table-cell>
          <table:table-cell table:formula="of:=[.$J$4]*[.A40]" office:value-type="float" office:value="9.75" calcext:value-type="float">
            <text:p>9.75</text:p>
          </table:table-cell>
          <table:table-cell table:formula="of:=CEILING([.C40]*[.$J$2])+[.$J$3]" office:value-type="float" office:value="249" calcext:value-type="float">
            <text:p>249</text:p>
          </table:table-cell>
          <table:table-cell table:formula="of:=SUM([.D$2:.D40])" office:value-type="float" office:value="5085" calcext:value-type="float">
            <text:p>5085</text:p>
          </table:table-cell>
          <table:table-cell table:formula="of:=[.E40]+[.$J$2]" office:value-type="float" office:value="5110" calcext:value-type="float">
            <text:p>5110</text:p>
          </table:table-cell>
          <table:table-cell table:formula="of:=[.E40]/[.$J$2]" office:value-type="float" office:value="203.4" calcext:value-type="float">
            <text:p>203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 + [.A41]*[.$J$5]" office:value-type="float" office:value="11" calcext:value-type="float">
            <text:p>11</text:p>
          </table:table-cell>
          <table:table-cell table:formula="of:=[.$J$4]*[.A41]" office:value-type="float" office:value="10" calcext:value-type="float">
            <text:p>10</text:p>
          </table:table-cell>
          <table:table-cell table:formula="of:=CEILING([.C41]*[.$J$2])+[.$J$3]" office:value-type="float" office:value="255" calcext:value-type="float">
            <text:p>255</text:p>
          </table:table-cell>
          <table:table-cell table:formula="of:=SUM([.D$2:.D41])" office:value-type="float" office:value="5340" calcext:value-type="float">
            <text:p>5340</text:p>
          </table:table-cell>
          <table:table-cell table:formula="of:=[.E41]+[.$J$2]" office:value-type="float" office:value="5365" calcext:value-type="float">
            <text:p>5365</text:p>
          </table:table-cell>
          <table:table-cell table:formula="of:=[.E41]/[.$J$2]" office:value-type="float" office:value="213.6" calcext:value-type="float">
            <text:p>213.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5]" office:value-type="float" office:value="11.25" calcext:value-type="float">
            <text:p>11.25</text:p>
          </table:table-cell>
          <table:table-cell table:formula="of:=[.$J$4]*[.A42]" office:value-type="float" office:value="10.25" calcext:value-type="float">
            <text:p>10.25</text:p>
          </table:table-cell>
          <table:table-cell table:formula="of:=CEILING([.C42]*[.$J$2])+[.$J$3]" office:value-type="float" office:value="262" calcext:value-type="float">
            <text:p>262</text:p>
          </table:table-cell>
          <table:table-cell table:formula="of:=SUM([.D$2:.D42])" office:value-type="float" office:value="5602" calcext:value-type="float">
            <text:p>5602</text:p>
          </table:table-cell>
          <table:table-cell table:formula="of:=[.E42]+[.$J$2]" office:value-type="float" office:value="5627" calcext:value-type="float">
            <text:p>5627</text:p>
          </table:table-cell>
          <table:table-cell table:formula="of:=[.E42]/[.$J$2]" office:value-type="float" office:value="224.08" calcext:value-type="float">
            <text:p>224.0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5]" office:value-type="float" office:value="11.5" calcext:value-type="float">
            <text:p>11.5</text:p>
          </table:table-cell>
          <table:table-cell table:formula="of:=[.$J$4]*[.A43]" office:value-type="float" office:value="10.5" calcext:value-type="float">
            <text:p>10.5</text:p>
          </table:table-cell>
          <table:table-cell table:formula="of:=CEILING([.C43]*[.$J$2])+[.$J$3]" office:value-type="float" office:value="268" calcext:value-type="float">
            <text:p>268</text:p>
          </table:table-cell>
          <table:table-cell table:formula="of:=SUM([.D$2:.D43])" office:value-type="float" office:value="5870" calcext:value-type="float">
            <text:p>5870</text:p>
          </table:table-cell>
          <table:table-cell table:formula="of:=[.E43]+[.$J$2]" office:value-type="float" office:value="5895" calcext:value-type="float">
            <text:p>5895</text:p>
          </table:table-cell>
          <table:table-cell table:formula="of:=[.E43]/[.$J$2]" office:value-type="float" office:value="234.8" calcext:value-type="float">
            <text:p>234.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5]" office:value-type="float" office:value="11.75" calcext:value-type="float">
            <text:p>11.75</text:p>
          </table:table-cell>
          <table:table-cell table:formula="of:=[.$J$4]*[.A44]" office:value-type="float" office:value="10.75" calcext:value-type="float">
            <text:p>10.75</text:p>
          </table:table-cell>
          <table:table-cell table:formula="of:=CEILING([.C44]*[.$J$2])+[.$J$3]" office:value-type="float" office:value="274" calcext:value-type="float">
            <text:p>274</text:p>
          </table:table-cell>
          <table:table-cell table:formula="of:=SUM([.D$2:.D44])" office:value-type="float" office:value="6144" calcext:value-type="float">
            <text:p>6144</text:p>
          </table:table-cell>
          <table:table-cell table:formula="of:=[.E44]+[.$J$2]" office:value-type="float" office:value="6169" calcext:value-type="float">
            <text:p>6169</text:p>
          </table:table-cell>
          <table:table-cell table:formula="of:=[.E44]/[.$J$2]" office:value-type="float" office:value="245.76" calcext:value-type="float">
            <text:p>245.7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5]" office:value-type="float" office:value="12" calcext:value-type="float">
            <text:p>12</text:p>
          </table:table-cell>
          <table:table-cell table:formula="of:=[.$J$4]*[.A45]" office:value-type="float" office:value="11" calcext:value-type="float">
            <text:p>11</text:p>
          </table:table-cell>
          <table:table-cell table:formula="of:=CEILING([.C45]*[.$J$2])+[.$J$3]" office:value-type="float" office:value="280" calcext:value-type="float">
            <text:p>280</text:p>
          </table:table-cell>
          <table:table-cell table:formula="of:=SUM([.D$2:.D45])" office:value-type="float" office:value="6424" calcext:value-type="float">
            <text:p>6424</text:p>
          </table:table-cell>
          <table:table-cell table:formula="of:=[.E45]+[.$J$2]" office:value-type="float" office:value="6449" calcext:value-type="float">
            <text:p>6449</text:p>
          </table:table-cell>
          <table:table-cell table:formula="of:=[.E45]/[.$J$2]" office:value-type="float" office:value="256.96" calcext:value-type="float">
            <text:p>256.9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 + [.A46]*[.$J$5]" office:value-type="float" office:value="12.25" calcext:value-type="float">
            <text:p>12.25</text:p>
          </table:table-cell>
          <table:table-cell table:formula="of:=[.$J$4]*[.A46]" office:value-type="float" office:value="11.25" calcext:value-type="float">
            <text:p>11.25</text:p>
          </table:table-cell>
          <table:table-cell table:formula="of:=CEILING([.C46]*[.$J$2])+[.$J$3]" office:value-type="float" office:value="287" calcext:value-type="float">
            <text:p>287</text:p>
          </table:table-cell>
          <table:table-cell table:formula="of:=SUM([.D$2:.D46])" office:value-type="float" office:value="6711" calcext:value-type="float">
            <text:p>6711</text:p>
          </table:table-cell>
          <table:table-cell table:formula="of:=[.E46]+[.$J$2]" office:value-type="float" office:value="6736" calcext:value-type="float">
            <text:p>6736</text:p>
          </table:table-cell>
          <table:table-cell table:formula="of:=[.E46]/[.$J$2]" office:value-type="float" office:value="268.44" calcext:value-type="float">
            <text:p>268.4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5]" office:value-type="float" office:value="12.5" calcext:value-type="float">
            <text:p>12.5</text:p>
          </table:table-cell>
          <table:table-cell table:formula="of:=[.$J$4]*[.A47]" office:value-type="float" office:value="11.5" calcext:value-type="float">
            <text:p>11.5</text:p>
          </table:table-cell>
          <table:table-cell table:formula="of:=CEILING([.C47]*[.$J$2])+[.$J$3]" office:value-type="float" office:value="293" calcext:value-type="float">
            <text:p>293</text:p>
          </table:table-cell>
          <table:table-cell table:formula="of:=SUM([.D$2:.D47])" office:value-type="float" office:value="7004" calcext:value-type="float">
            <text:p>7004</text:p>
          </table:table-cell>
          <table:table-cell table:formula="of:=[.E47]+[.$J$2]" office:value-type="float" office:value="7029" calcext:value-type="float">
            <text:p>7029</text:p>
          </table:table-cell>
          <table:table-cell table:formula="of:=[.E47]/[.$J$2]" office:value-type="float" office:value="280.16" calcext:value-type="float">
            <text:p>280.1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5]" office:value-type="float" office:value="12.75" calcext:value-type="float">
            <text:p>12.75</text:p>
          </table:table-cell>
          <table:table-cell table:formula="of:=[.$J$4]*[.A48]" office:value-type="float" office:value="11.75" calcext:value-type="float">
            <text:p>11.75</text:p>
          </table:table-cell>
          <table:table-cell table:formula="of:=CEILING([.C48]*[.$J$2])+[.$J$3]" office:value-type="float" office:value="299" calcext:value-type="float">
            <text:p>299</text:p>
          </table:table-cell>
          <table:table-cell table:formula="of:=SUM([.D$2:.D48])" office:value-type="float" office:value="7303" calcext:value-type="float">
            <text:p>7303</text:p>
          </table:table-cell>
          <table:table-cell table:formula="of:=[.E48]+[.$J$2]" office:value-type="float" office:value="7328" calcext:value-type="float">
            <text:p>7328</text:p>
          </table:table-cell>
          <table:table-cell table:formula="of:=[.E48]/[.$J$2]" office:value-type="float" office:value="292.12" calcext:value-type="float">
            <text:p>292.1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5]" office:value-type="float" office:value="13" calcext:value-type="float">
            <text:p>13</text:p>
          </table:table-cell>
          <table:table-cell table:formula="of:=[.$J$4]*[.A49]" office:value-type="float" office:value="12" calcext:value-type="float">
            <text:p>12</text:p>
          </table:table-cell>
          <table:table-cell table:formula="of:=CEILING([.C49]*[.$J$2])+[.$J$3]" office:value-type="float" office:value="305" calcext:value-type="float">
            <text:p>305</text:p>
          </table:table-cell>
          <table:table-cell table:formula="of:=SUM([.D$2:.D49])" office:value-type="float" office:value="7608" calcext:value-type="float">
            <text:p>7608</text:p>
          </table:table-cell>
          <table:table-cell table:formula="of:=[.E49]+[.$J$2]" office:value-type="float" office:value="7633" calcext:value-type="float">
            <text:p>7633</text:p>
          </table:table-cell>
          <table:table-cell table:formula="of:=[.E49]/[.$J$2]" office:value-type="float" office:value="304.32" calcext:value-type="float">
            <text:p>304.3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5]" office:value-type="float" office:value="13.25" calcext:value-type="float">
            <text:p>13.25</text:p>
          </table:table-cell>
          <table:table-cell table:formula="of:=[.$J$4]*[.A50]" office:value-type="float" office:value="12.25" calcext:value-type="float">
            <text:p>12.25</text:p>
          </table:table-cell>
          <table:table-cell table:formula="of:=CEILING([.C50]*[.$J$2])+[.$J$3]" office:value-type="float" office:value="312" calcext:value-type="float">
            <text:p>312</text:p>
          </table:table-cell>
          <table:table-cell table:formula="of:=SUM([.D$2:.D50])" office:value-type="float" office:value="7920" calcext:value-type="float">
            <text:p>7920</text:p>
          </table:table-cell>
          <table:table-cell table:formula="of:=[.E50]+[.$J$2]" office:value-type="float" office:value="7945" calcext:value-type="float">
            <text:p>7945</text:p>
          </table:table-cell>
          <table:table-cell table:formula="of:=[.E50]/[.$J$2]" office:value-type="float" office:value="316.8" calcext:value-type="float">
            <text:p>316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 + [.A51]*[.$J$5]" office:value-type="float" office:value="13.5" calcext:value-type="float">
            <text:p>13.5</text:p>
          </table:table-cell>
          <table:table-cell table:formula="of:=[.$J$4]*[.A51]" office:value-type="float" office:value="12.5" calcext:value-type="float">
            <text:p>12.5</text:p>
          </table:table-cell>
          <table:table-cell table:formula="of:=CEILING([.C51]*[.$J$2])+[.$J$3]" office:value-type="float" office:value="318" calcext:value-type="float">
            <text:p>318</text:p>
          </table:table-cell>
          <table:table-cell table:formula="of:=SUM([.D$2:.D51])" office:value-type="float" office:value="8238" calcext:value-type="float">
            <text:p>8238</text:p>
          </table:table-cell>
          <table:table-cell table:formula="of:=[.E51]+[.$J$2]" office:value-type="float" office:value="8263" calcext:value-type="float">
            <text:p>8263</text:p>
          </table:table-cell>
          <table:table-cell table:formula="of:=[.E51]/[.$J$2]" office:value-type="float" office:value="329.52" calcext:value-type="float">
            <text:p>329.5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5]" office:value-type="float" office:value="13.75" calcext:value-type="float">
            <text:p>13.75</text:p>
          </table:table-cell>
          <table:table-cell table:formula="of:=[.$J$4]*[.A52]" office:value-type="float" office:value="12.75" calcext:value-type="float">
            <text:p>12.75</text:p>
          </table:table-cell>
          <table:table-cell table:formula="of:=CEILING([.C52]*[.$J$2])+[.$J$3]" office:value-type="float" office:value="324" calcext:value-type="float">
            <text:p>324</text:p>
          </table:table-cell>
          <table:table-cell table:formula="of:=SUM([.D$2:.D52])" office:value-type="float" office:value="8562" calcext:value-type="float">
            <text:p>8562</text:p>
          </table:table-cell>
          <table:table-cell table:formula="of:=[.E52]+[.$J$2]" office:value-type="float" office:value="8587" calcext:value-type="float">
            <text:p>8587</text:p>
          </table:table-cell>
          <table:table-cell table:formula="of:=[.E52]/[.$J$2]" office:value-type="float" office:value="342.48" calcext:value-type="float">
            <text:p>342.4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5]" office:value-type="float" office:value="14" calcext:value-type="float">
            <text:p>14</text:p>
          </table:table-cell>
          <table:table-cell table:formula="of:=[.$J$4]*[.A53]" office:value-type="float" office:value="13" calcext:value-type="float">
            <text:p>13</text:p>
          </table:table-cell>
          <table:table-cell table:formula="of:=CEILING([.C53]*[.$J$2])+[.$J$3]" office:value-type="float" office:value="330" calcext:value-type="float">
            <text:p>330</text:p>
          </table:table-cell>
          <table:table-cell table:formula="of:=SUM([.D$2:.D53])" office:value-type="float" office:value="8892" calcext:value-type="float">
            <text:p>8892</text:p>
          </table:table-cell>
          <table:table-cell table:formula="of:=[.E53]+[.$J$2]" office:value-type="float" office:value="8917" calcext:value-type="float">
            <text:p>8917</text:p>
          </table:table-cell>
          <table:table-cell table:formula="of:=[.E53]/[.$J$2]" office:value-type="float" office:value="355.68" calcext:value-type="float">
            <text:p>355.6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5]" office:value-type="float" office:value="14.25" calcext:value-type="float">
            <text:p>14.25</text:p>
          </table:table-cell>
          <table:table-cell table:formula="of:=[.$J$4]*[.A54]" office:value-type="float" office:value="13.25" calcext:value-type="float">
            <text:p>13.25</text:p>
          </table:table-cell>
          <table:table-cell table:formula="of:=CEILING([.C54]*[.$J$2])+[.$J$3]" office:value-type="float" office:value="337" calcext:value-type="float">
            <text:p>337</text:p>
          </table:table-cell>
          <table:table-cell table:formula="of:=SUM([.D$2:.D54])" office:value-type="float" office:value="9229" calcext:value-type="float">
            <text:p>9229</text:p>
          </table:table-cell>
          <table:table-cell table:formula="of:=[.E54]+[.$J$2]" office:value-type="float" office:value="9254" calcext:value-type="float">
            <text:p>9254</text:p>
          </table:table-cell>
          <table:table-cell table:formula="of:=[.E54]/[.$J$2]" office:value-type="float" office:value="369.16" calcext:value-type="float">
            <text:p>369.1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5]" office:value-type="float" office:value="14.5" calcext:value-type="float">
            <text:p>14.5</text:p>
          </table:table-cell>
          <table:table-cell table:formula="of:=[.$J$4]*[.A55]" office:value-type="float" office:value="13.5" calcext:value-type="float">
            <text:p>13.5</text:p>
          </table:table-cell>
          <table:table-cell table:formula="of:=CEILING([.C55]*[.$J$2])+[.$J$3]" office:value-type="float" office:value="343" calcext:value-type="float">
            <text:p>343</text:p>
          </table:table-cell>
          <table:table-cell table:formula="of:=SUM([.D$2:.D55])" office:value-type="float" office:value="9572" calcext:value-type="float">
            <text:p>9572</text:p>
          </table:table-cell>
          <table:table-cell table:formula="of:=[.E55]+[.$J$2]" office:value-type="float" office:value="9597" calcext:value-type="float">
            <text:p>9597</text:p>
          </table:table-cell>
          <table:table-cell table:formula="of:=[.E55]/[.$J$2]" office:value-type="float" office:value="382.88" calcext:value-type="float">
            <text:p>382.8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5]" office:value-type="float" office:value="14.75" calcext:value-type="float">
            <text:p>14.75</text:p>
          </table:table-cell>
          <table:table-cell table:formula="of:=[.$J$4]*[.A56]" office:value-type="float" office:value="13.75" calcext:value-type="float">
            <text:p>13.75</text:p>
          </table:table-cell>
          <table:table-cell table:formula="of:=CEILING([.C56]*[.$J$2])+[.$J$3]" office:value-type="float" office:value="349" calcext:value-type="float">
            <text:p>349</text:p>
          </table:table-cell>
          <table:table-cell table:formula="of:=SUM([.D$2:.D56])" office:value-type="float" office:value="9921" calcext:value-type="float">
            <text:p>9921</text:p>
          </table:table-cell>
          <table:table-cell table:formula="of:=[.E56]+[.$J$2]" office:value-type="float" office:value="9946" calcext:value-type="float">
            <text:p>9946</text:p>
          </table:table-cell>
          <table:table-cell table:formula="of:=[.E56]/[.$J$2]" office:value-type="float" office:value="396.84" calcext:value-type="float">
            <text:p>396.8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5]" office:value-type="float" office:value="15" calcext:value-type="float">
            <text:p>15</text:p>
          </table:table-cell>
          <table:table-cell table:formula="of:=[.$J$4]*[.A57]" office:value-type="float" office:value="14" calcext:value-type="float">
            <text:p>14</text:p>
          </table:table-cell>
          <table:table-cell table:formula="of:=CEILING([.C57]*[.$J$2])+[.$J$3]" office:value-type="float" office:value="355" calcext:value-type="float">
            <text:p>355</text:p>
          </table:table-cell>
          <table:table-cell table:formula="of:=SUM([.D$2:.D57])" office:value-type="float" office:value="10276" calcext:value-type="float">
            <text:p>10276</text:p>
          </table:table-cell>
          <table:table-cell table:formula="of:=[.E57]+[.$J$2]" office:value-type="float" office:value="10301" calcext:value-type="float">
            <text:p>10301</text:p>
          </table:table-cell>
          <table:table-cell table:formula="of:=[.E57]/[.$J$2]" office:value-type="float" office:value="411.04" calcext:value-type="float">
            <text:p>411.0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5]" office:value-type="float" office:value="15.25" calcext:value-type="float">
            <text:p>15.25</text:p>
          </table:table-cell>
          <table:table-cell table:formula="of:=[.$J$4]*[.A58]" office:value-type="float" office:value="14.25" calcext:value-type="float">
            <text:p>14.25</text:p>
          </table:table-cell>
          <table:table-cell table:formula="of:=CEILING([.C58]*[.$J$2])+[.$J$3]" office:value-type="float" office:value="362" calcext:value-type="float">
            <text:p>362</text:p>
          </table:table-cell>
          <table:table-cell table:formula="of:=SUM([.D$2:.D58])" office:value-type="float" office:value="10638" calcext:value-type="float">
            <text:p>10638</text:p>
          </table:table-cell>
          <table:table-cell table:formula="of:=[.E58]+[.$J$2]" office:value-type="float" office:value="10663" calcext:value-type="float">
            <text:p>10663</text:p>
          </table:table-cell>
          <table:table-cell table:formula="of:=[.E58]/[.$J$2]" office:value-type="float" office:value="425.52" calcext:value-type="float">
            <text:p>42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5]" office:value-type="float" office:value="15.5" calcext:value-type="float">
            <text:p>15.5</text:p>
          </table:table-cell>
          <table:table-cell table:formula="of:=[.$J$4]*[.A59]" office:value-type="float" office:value="14.5" calcext:value-type="float">
            <text:p>14.5</text:p>
          </table:table-cell>
          <table:table-cell table:formula="of:=CEILING([.C59]*[.$J$2])+[.$J$3]" office:value-type="float" office:value="368" calcext:value-type="float">
            <text:p>368</text:p>
          </table:table-cell>
          <table:table-cell table:formula="of:=SUM([.D$2:.D59])" office:value-type="float" office:value="11006" calcext:value-type="float">
            <text:p>11006</text:p>
          </table:table-cell>
          <table:table-cell table:formula="of:=[.E59]+[.$J$2]" office:value-type="float" office:value="11031" calcext:value-type="float">
            <text:p>11031</text:p>
          </table:table-cell>
          <table:table-cell table:formula="of:=[.E59]/[.$J$2]" office:value-type="float" office:value="440.24" calcext:value-type="float">
            <text:p>440.2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5]" office:value-type="float" office:value="15.75" calcext:value-type="float">
            <text:p>15.75</text:p>
          </table:table-cell>
          <table:table-cell table:formula="of:=[.$J$4]*[.A60]" office:value-type="float" office:value="14.75" calcext:value-type="float">
            <text:p>14.75</text:p>
          </table:table-cell>
          <table:table-cell table:formula="of:=CEILING([.C60]*[.$J$2])+[.$J$3]" office:value-type="float" office:value="374" calcext:value-type="float">
            <text:p>374</text:p>
          </table:table-cell>
          <table:table-cell table:formula="of:=SUM([.D$2:.D60])" office:value-type="float" office:value="11380" calcext:value-type="float">
            <text:p>11380</text:p>
          </table:table-cell>
          <table:table-cell table:formula="of:=[.E60]+[.$J$2]" office:value-type="float" office:value="11405" calcext:value-type="float">
            <text:p>11405</text:p>
          </table:table-cell>
          <table:table-cell table:formula="of:=[.E60]/[.$J$2]" office:value-type="float" office:value="455.2" calcext:value-type="float">
            <text:p>455.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5]" office:value-type="float" office:value="16" calcext:value-type="float">
            <text:p>16</text:p>
          </table:table-cell>
          <table:table-cell table:formula="of:=[.$J$4]*[.A61]" office:value-type="float" office:value="15" calcext:value-type="float">
            <text:p>15</text:p>
          </table:table-cell>
          <table:table-cell table:formula="of:=CEILING([.C61]*[.$J$2])+[.$J$3]" office:value-type="float" office:value="380" calcext:value-type="float">
            <text:p>380</text:p>
          </table:table-cell>
          <table:table-cell table:formula="of:=SUM([.D$2:.D61])" office:value-type="float" office:value="11760" calcext:value-type="float">
            <text:p>11760</text:p>
          </table:table-cell>
          <table:table-cell table:formula="of:=[.E61]+[.$J$2]" office:value-type="float" office:value="11785" calcext:value-type="float">
            <text:p>11785</text:p>
          </table:table-cell>
          <table:table-cell table:formula="of:=[.E61]/[.$J$2]" office:value-type="float" office:value="470.4" calcext:value-type="float">
            <text:p>470.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5]" office:value-type="float" office:value="16.25" calcext:value-type="float">
            <text:p>16.25</text:p>
          </table:table-cell>
          <table:table-cell table:formula="of:=[.$J$4]*[.A62]" office:value-type="float" office:value="15.25" calcext:value-type="float">
            <text:p>15.25</text:p>
          </table:table-cell>
          <table:table-cell table:formula="of:=CEILING([.C62]*[.$J$2])+[.$J$3]" office:value-type="float" office:value="387" calcext:value-type="float">
            <text:p>387</text:p>
          </table:table-cell>
          <table:table-cell table:formula="of:=SUM([.D$2:.D62])" office:value-type="float" office:value="12147" calcext:value-type="float">
            <text:p>12147</text:p>
          </table:table-cell>
          <table:table-cell table:formula="of:=[.E62]+[.$J$2]" office:value-type="float" office:value="12172" calcext:value-type="float">
            <text:p>12172</text:p>
          </table:table-cell>
          <table:table-cell table:formula="of:=[.E62]/[.$J$2]" office:value-type="float" office:value="485.88" calcext:value-type="float">
            <text:p>485.8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5]" office:value-type="float" office:value="16.5" calcext:value-type="float">
            <text:p>16.5</text:p>
          </table:table-cell>
          <table:table-cell table:formula="of:=[.$J$4]*[.A63]" office:value-type="float" office:value="15.5" calcext:value-type="float">
            <text:p>15.5</text:p>
          </table:table-cell>
          <table:table-cell table:formula="of:=CEILING([.C63]*[.$J$2])+[.$J$3]" office:value-type="float" office:value="393" calcext:value-type="float">
            <text:p>393</text:p>
          </table:table-cell>
          <table:table-cell table:formula="of:=SUM([.D$2:.D63])" office:value-type="float" office:value="12540" calcext:value-type="float">
            <text:p>12540</text:p>
          </table:table-cell>
          <table:table-cell table:formula="of:=[.E63]+[.$J$2]" office:value-type="float" office:value="12565" calcext:value-type="float">
            <text:p>12565</text:p>
          </table:table-cell>
          <table:table-cell table:formula="of:=[.E63]/[.$J$2]" office:value-type="float" office:value="501.6" calcext:value-type="float">
            <text:p>501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5]" office:value-type="float" office:value="16.75" calcext:value-type="float">
            <text:p>16.75</text:p>
          </table:table-cell>
          <table:table-cell table:formula="of:=[.$J$4]*[.A64]" office:value-type="float" office:value="15.75" calcext:value-type="float">
            <text:p>15.75</text:p>
          </table:table-cell>
          <table:table-cell table:formula="of:=CEILING([.C64]*[.$J$2])+[.$J$3]" office:value-type="float" office:value="399" calcext:value-type="float">
            <text:p>399</text:p>
          </table:table-cell>
          <table:table-cell table:formula="of:=SUM([.D$2:.D64])" office:value-type="float" office:value="12939" calcext:value-type="float">
            <text:p>12939</text:p>
          </table:table-cell>
          <table:table-cell table:formula="of:=[.E64]+[.$J$2]" office:value-type="float" office:value="12964" calcext:value-type="float">
            <text:p>12964</text:p>
          </table:table-cell>
          <table:table-cell table:formula="of:=[.E64]/[.$J$2]" office:value-type="float" office:value="517.56" calcext:value-type="float">
            <text:p>517.5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5]" office:value-type="float" office:value="17" calcext:value-type="float">
            <text:p>17</text:p>
          </table:table-cell>
          <table:table-cell table:formula="of:=[.$J$4]*[.A65]" office:value-type="float" office:value="16" calcext:value-type="float">
            <text:p>16</text:p>
          </table:table-cell>
          <table:table-cell table:formula="of:=CEILING([.C65]*[.$J$2])+[.$J$3]" office:value-type="float" office:value="405" calcext:value-type="float">
            <text:p>405</text:p>
          </table:table-cell>
          <table:table-cell table:formula="of:=SUM([.D$2:.D65])" office:value-type="float" office:value="13344" calcext:value-type="float">
            <text:p>13344</text:p>
          </table:table-cell>
          <table:table-cell table:formula="of:=[.E65]+[.$J$2]" office:value-type="float" office:value="13369" calcext:value-type="float">
            <text:p>13369</text:p>
          </table:table-cell>
          <table:table-cell table:formula="of:=[.E65]/[.$J$2]" office:value-type="float" office:value="533.76" calcext:value-type="float">
            <text:p>533.7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5]" office:value-type="float" office:value="17.25" calcext:value-type="float">
            <text:p>17.25</text:p>
          </table:table-cell>
          <table:table-cell table:formula="of:=[.$J$4]*[.A66]" office:value-type="float" office:value="16.25" calcext:value-type="float">
            <text:p>16.25</text:p>
          </table:table-cell>
          <table:table-cell table:formula="of:=CEILING([.C66]*[.$J$2])+[.$J$3]" office:value-type="float" office:value="412" calcext:value-type="float">
            <text:p>412</text:p>
          </table:table-cell>
          <table:table-cell table:formula="of:=SUM([.D$2:.D66])" office:value-type="float" office:value="13756" calcext:value-type="float">
            <text:p>13756</text:p>
          </table:table-cell>
          <table:table-cell table:formula="of:=[.E66]+[.$J$2]" office:value-type="float" office:value="13781" calcext:value-type="float">
            <text:p>13781</text:p>
          </table:table-cell>
          <table:table-cell table:formula="of:=[.E66]/[.$J$2]" office:value-type="float" office:value="550.24" calcext:value-type="float">
            <text:p>550.2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5]" office:value-type="float" office:value="17.5" calcext:value-type="float">
            <text:p>17.5</text:p>
          </table:table-cell>
          <table:table-cell table:formula="of:=[.$J$4]*[.A67]" office:value-type="float" office:value="16.5" calcext:value-type="float">
            <text:p>16.5</text:p>
          </table:table-cell>
          <table:table-cell table:formula="of:=CEILING([.C67]*[.$J$2])+[.$J$3]" office:value-type="float" office:value="418" calcext:value-type="float">
            <text:p>418</text:p>
          </table:table-cell>
          <table:table-cell table:formula="of:=SUM([.D$2:.D67])" office:value-type="float" office:value="14174" calcext:value-type="float">
            <text:p>14174</text:p>
          </table:table-cell>
          <table:table-cell table:formula="of:=[.E67]+[.$J$2]" office:value-type="float" office:value="14199" calcext:value-type="float">
            <text:p>14199</text:p>
          </table:table-cell>
          <table:table-cell table:formula="of:=[.E67]/[.$J$2]" office:value-type="float" office:value="566.96" calcext:value-type="float">
            <text:p>566.9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5]" office:value-type="float" office:value="17.75" calcext:value-type="float">
            <text:p>17.75</text:p>
          </table:table-cell>
          <table:table-cell table:formula="of:=[.$J$4]*[.A68]" office:value-type="float" office:value="16.75" calcext:value-type="float">
            <text:p>16.75</text:p>
          </table:table-cell>
          <table:table-cell table:formula="of:=CEILING([.C68]*[.$J$2])+[.$J$3]" office:value-type="float" office:value="424" calcext:value-type="float">
            <text:p>424</text:p>
          </table:table-cell>
          <table:table-cell table:formula="of:=SUM([.D$2:.D68])" office:value-type="float" office:value="14598" calcext:value-type="float">
            <text:p>14598</text:p>
          </table:table-cell>
          <table:table-cell table:formula="of:=[.E68]+[.$J$2]" office:value-type="float" office:value="14623" calcext:value-type="float">
            <text:p>14623</text:p>
          </table:table-cell>
          <table:table-cell table:formula="of:=[.E68]/[.$J$2]" office:value-type="float" office:value="583.92" calcext:value-type="float">
            <text:p>583.9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5]" office:value-type="float" office:value="18" calcext:value-type="float">
            <text:p>18</text:p>
          </table:table-cell>
          <table:table-cell table:formula="of:=[.$J$4]*[.A69]" office:value-type="float" office:value="17" calcext:value-type="float">
            <text:p>17</text:p>
          </table:table-cell>
          <table:table-cell table:formula="of:=CEILING([.C69]*[.$J$2])+[.$J$3]" office:value-type="float" office:value="430" calcext:value-type="float">
            <text:p>430</text:p>
          </table:table-cell>
          <table:table-cell table:formula="of:=SUM([.D$2:.D69])" office:value-type="float" office:value="15028" calcext:value-type="float">
            <text:p>15028</text:p>
          </table:table-cell>
          <table:table-cell table:formula="of:=[.E69]+[.$J$2]" office:value-type="float" office:value="15053" calcext:value-type="float">
            <text:p>15053</text:p>
          </table:table-cell>
          <table:table-cell table:formula="of:=[.E69]/[.$J$2]" office:value-type="float" office:value="601.12" calcext:value-type="float">
            <text:p>601.1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5]" office:value-type="float" office:value="18.25" calcext:value-type="float">
            <text:p>18.25</text:p>
          </table:table-cell>
          <table:table-cell table:formula="of:=[.$J$4]*[.A70]" office:value-type="float" office:value="17.25" calcext:value-type="float">
            <text:p>17.25</text:p>
          </table:table-cell>
          <table:table-cell table:formula="of:=CEILING([.C70]*[.$J$2])+[.$J$3]" office:value-type="float" office:value="437" calcext:value-type="float">
            <text:p>437</text:p>
          </table:table-cell>
          <table:table-cell table:formula="of:=SUM([.D$2:.D70])" office:value-type="float" office:value="15465" calcext:value-type="float">
            <text:p>15465</text:p>
          </table:table-cell>
          <table:table-cell table:formula="of:=[.E70]+[.$J$2]" office:value-type="float" office:value="15490" calcext:value-type="float">
            <text:p>15490</text:p>
          </table:table-cell>
          <table:table-cell table:formula="of:=[.E70]/[.$J$2]" office:value-type="float" office:value="618.6" calcext:value-type="float">
            <text:p>618.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5]" office:value-type="float" office:value="18.5" calcext:value-type="float">
            <text:p>18.5</text:p>
          </table:table-cell>
          <table:table-cell table:formula="of:=[.$J$4]*[.A71]" office:value-type="float" office:value="17.5" calcext:value-type="float">
            <text:p>17.5</text:p>
          </table:table-cell>
          <table:table-cell table:formula="of:=CEILING([.C71]*[.$J$2])+[.$J$3]" office:value-type="float" office:value="443" calcext:value-type="float">
            <text:p>443</text:p>
          </table:table-cell>
          <table:table-cell table:formula="of:=SUM([.D$2:.D71])" office:value-type="float" office:value="15908" calcext:value-type="float">
            <text:p>15908</text:p>
          </table:table-cell>
          <table:table-cell table:formula="of:=[.E71]+[.$J$2]" office:value-type="float" office:value="15933" calcext:value-type="float">
            <text:p>15933</text:p>
          </table:table-cell>
          <table:table-cell table:formula="of:=[.E71]/[.$J$2]" office:value-type="float" office:value="636.32" calcext:value-type="float">
            <text:p>636.3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5]" office:value-type="float" office:value="18.75" calcext:value-type="float">
            <text:p>18.75</text:p>
          </table:table-cell>
          <table:table-cell table:formula="of:=[.$J$4]*[.A72]" office:value-type="float" office:value="17.75" calcext:value-type="float">
            <text:p>17.75</text:p>
          </table:table-cell>
          <table:table-cell table:formula="of:=CEILING([.C72]*[.$J$2])+[.$J$3]" office:value-type="float" office:value="449" calcext:value-type="float">
            <text:p>449</text:p>
          </table:table-cell>
          <table:table-cell table:formula="of:=SUM([.D$2:.D72])" office:value-type="float" office:value="16357" calcext:value-type="float">
            <text:p>16357</text:p>
          </table:table-cell>
          <table:table-cell table:formula="of:=[.E72]+[.$J$2]" office:value-type="float" office:value="16382" calcext:value-type="float">
            <text:p>16382</text:p>
          </table:table-cell>
          <table:table-cell table:formula="of:=[.E72]/[.$J$2]" office:value-type="float" office:value="654.28" calcext:value-type="float">
            <text:p>654.2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5]" office:value-type="float" office:value="19" calcext:value-type="float">
            <text:p>19</text:p>
          </table:table-cell>
          <table:table-cell table:formula="of:=[.$J$4]*[.A73]" office:value-type="float" office:value="18" calcext:value-type="float">
            <text:p>18</text:p>
          </table:table-cell>
          <table:table-cell table:formula="of:=CEILING([.C73]*[.$J$2])+[.$J$3]" office:value-type="float" office:value="455" calcext:value-type="float">
            <text:p>455</text:p>
          </table:table-cell>
          <table:table-cell table:formula="of:=SUM([.D$2:.D73])" office:value-type="float" office:value="16812" calcext:value-type="float">
            <text:p>16812</text:p>
          </table:table-cell>
          <table:table-cell table:formula="of:=[.E73]+[.$J$2]" office:value-type="float" office:value="16837" calcext:value-type="float">
            <text:p>16837</text:p>
          </table:table-cell>
          <table:table-cell table:formula="of:=[.E73]/[.$J$2]" office:value-type="float" office:value="672.48" calcext:value-type="float">
            <text:p>672.4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5]" office:value-type="float" office:value="19.25" calcext:value-type="float">
            <text:p>19.25</text:p>
          </table:table-cell>
          <table:table-cell table:formula="of:=[.$J$4]*[.A74]" office:value-type="float" office:value="18.25" calcext:value-type="float">
            <text:p>18.25</text:p>
          </table:table-cell>
          <table:table-cell table:formula="of:=CEILING([.C74]*[.$J$2])+[.$J$3]" office:value-type="float" office:value="462" calcext:value-type="float">
            <text:p>462</text:p>
          </table:table-cell>
          <table:table-cell table:formula="of:=SUM([.D$2:.D74])" office:value-type="float" office:value="17274" calcext:value-type="float">
            <text:p>17274</text:p>
          </table:table-cell>
          <table:table-cell table:formula="of:=[.E74]+[.$J$2]" office:value-type="float" office:value="17299" calcext:value-type="float">
            <text:p>17299</text:p>
          </table:table-cell>
          <table:table-cell table:formula="of:=[.E74]/[.$J$2]" office:value-type="float" office:value="690.96" calcext:value-type="float">
            <text:p>690.9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5]" office:value-type="float" office:value="19.5" calcext:value-type="float">
            <text:p>19.5</text:p>
          </table:table-cell>
          <table:table-cell table:formula="of:=[.$J$4]*[.A75]" office:value-type="float" office:value="18.5" calcext:value-type="float">
            <text:p>18.5</text:p>
          </table:table-cell>
          <table:table-cell table:formula="of:=CEILING([.C75]*[.$J$2])+[.$J$3]" office:value-type="float" office:value="468" calcext:value-type="float">
            <text:p>468</text:p>
          </table:table-cell>
          <table:table-cell table:formula="of:=SUM([.D$2:.D75])" office:value-type="float" office:value="17742" calcext:value-type="float">
            <text:p>17742</text:p>
          </table:table-cell>
          <table:table-cell table:formula="of:=[.E75]+[.$J$2]" office:value-type="float" office:value="17767" calcext:value-type="float">
            <text:p>17767</text:p>
          </table:table-cell>
          <table:table-cell table:formula="of:=[.E75]/[.$J$2]" office:value-type="float" office:value="709.68" calcext:value-type="float">
            <text:p>709.6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5]" office:value-type="float" office:value="19.75" calcext:value-type="float">
            <text:p>19.75</text:p>
          </table:table-cell>
          <table:table-cell table:formula="of:=[.$J$4]*[.A76]" office:value-type="float" office:value="18.75" calcext:value-type="float">
            <text:p>18.75</text:p>
          </table:table-cell>
          <table:table-cell table:formula="of:=CEILING([.C76]*[.$J$2])+[.$J$3]" office:value-type="float" office:value="474" calcext:value-type="float">
            <text:p>474</text:p>
          </table:table-cell>
          <table:table-cell table:formula="of:=SUM([.D$2:.D76])" office:value-type="float" office:value="18216" calcext:value-type="float">
            <text:p>18216</text:p>
          </table:table-cell>
          <table:table-cell table:formula="of:=[.E76]+[.$J$2]" office:value-type="float" office:value="18241" calcext:value-type="float">
            <text:p>18241</text:p>
          </table:table-cell>
          <table:table-cell table:formula="of:=[.E76]/[.$J$2]" office:value-type="float" office:value="728.64" calcext:value-type="float">
            <text:p>728.6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5]" office:value-type="float" office:value="20" calcext:value-type="float">
            <text:p>20</text:p>
          </table:table-cell>
          <table:table-cell table:formula="of:=[.$J$4]*[.A77]" office:value-type="float" office:value="19" calcext:value-type="float">
            <text:p>19</text:p>
          </table:table-cell>
          <table:table-cell table:formula="of:=CEILING([.C77]*[.$J$2])+[.$J$3]" office:value-type="float" office:value="480" calcext:value-type="float">
            <text:p>480</text:p>
          </table:table-cell>
          <table:table-cell table:formula="of:=SUM([.D$2:.D77])" office:value-type="float" office:value="18696" calcext:value-type="float">
            <text:p>18696</text:p>
          </table:table-cell>
          <table:table-cell table:formula="of:=[.E77]+[.$J$2]" office:value-type="float" office:value="18721" calcext:value-type="float">
            <text:p>18721</text:p>
          </table:table-cell>
          <table:table-cell table:formula="of:=[.E77]/[.$J$2]" office:value-type="float" office:value="747.84" calcext:value-type="float">
            <text:p>747.8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5]" office:value-type="float" office:value="20.25" calcext:value-type="float">
            <text:p>20.25</text:p>
          </table:table-cell>
          <table:table-cell table:formula="of:=[.$J$4]*[.A78]" office:value-type="float" office:value="19.25" calcext:value-type="float">
            <text:p>19.25</text:p>
          </table:table-cell>
          <table:table-cell table:formula="of:=CEILING([.C78]*[.$J$2])+[.$J$3]" office:value-type="float" office:value="487" calcext:value-type="float">
            <text:p>487</text:p>
          </table:table-cell>
          <table:table-cell table:formula="of:=SUM([.D$2:.D78])" office:value-type="float" office:value="19183" calcext:value-type="float">
            <text:p>19183</text:p>
          </table:table-cell>
          <table:table-cell table:formula="of:=[.E78]+[.$J$2]" office:value-type="float" office:value="19208" calcext:value-type="float">
            <text:p>19208</text:p>
          </table:table-cell>
          <table:table-cell table:formula="of:=[.E78]/[.$J$2]" office:value-type="float" office:value="767.32" calcext:value-type="float">
            <text:p>767.3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5]" office:value-type="float" office:value="20.5" calcext:value-type="float">
            <text:p>20.5</text:p>
          </table:table-cell>
          <table:table-cell table:formula="of:=[.$J$4]*[.A79]" office:value-type="float" office:value="19.5" calcext:value-type="float">
            <text:p>19.5</text:p>
          </table:table-cell>
          <table:table-cell table:formula="of:=CEILING([.C79]*[.$J$2])+[.$J$3]" office:value-type="float" office:value="493" calcext:value-type="float">
            <text:p>493</text:p>
          </table:table-cell>
          <table:table-cell table:formula="of:=SUM([.D$2:.D79])" office:value-type="float" office:value="19676" calcext:value-type="float">
            <text:p>19676</text:p>
          </table:table-cell>
          <table:table-cell table:formula="of:=[.E79]+[.$J$2]" office:value-type="float" office:value="19701" calcext:value-type="float">
            <text:p>19701</text:p>
          </table:table-cell>
          <table:table-cell table:formula="of:=[.E79]/[.$J$2]" office:value-type="float" office:value="787.04" calcext:value-type="float">
            <text:p>787.0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5]" office:value-type="float" office:value="20.75" calcext:value-type="float">
            <text:p>20.75</text:p>
          </table:table-cell>
          <table:table-cell table:formula="of:=[.$J$4]*[.A80]" office:value-type="float" office:value="19.75" calcext:value-type="float">
            <text:p>19.75</text:p>
          </table:table-cell>
          <table:table-cell table:formula="of:=CEILING([.C80]*[.$J$2])+[.$J$3]" office:value-type="float" office:value="499" calcext:value-type="float">
            <text:p>499</text:p>
          </table:table-cell>
          <table:table-cell table:formula="of:=SUM([.D$2:.D80])" office:value-type="float" office:value="20175" calcext:value-type="float">
            <text:p>20175</text:p>
          </table:table-cell>
          <table:table-cell table:formula="of:=[.E80]+[.$J$2]" office:value-type="float" office:value="20200" calcext:value-type="float">
            <text:p>20200</text:p>
          </table:table-cell>
          <table:table-cell table:formula="of:=[.E80]/[.$J$2]"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5]" office:value-type="float" office:value="21" calcext:value-type="float">
            <text:p>21</text:p>
          </table:table-cell>
          <table:table-cell table:formula="of:=[.$J$4]*[.A81]" office:value-type="float" office:value="20" calcext:value-type="float">
            <text:p>20</text:p>
          </table:table-cell>
          <table:table-cell table:formula="of:=CEILING([.C81]*[.$J$2])+[.$J$3]" office:value-type="float" office:value="505" calcext:value-type="float">
            <text:p>505</text:p>
          </table:table-cell>
          <table:table-cell table:formula="of:=SUM([.D$2:.D81])" office:value-type="float" office:value="20680" calcext:value-type="float">
            <text:p>20680</text:p>
          </table:table-cell>
          <table:table-cell table:formula="of:=[.E81]+[.$J$2]" office:value-type="float" office:value="20705" calcext:value-type="float">
            <text:p>20705</text:p>
          </table:table-cell>
          <table:table-cell table:formula="of:=[.E81]/[.$J$2]" office:value-type="float" office:value="827.2" calcext:value-type="float">
            <text:p>827.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5]" office:value-type="float" office:value="21.25" calcext:value-type="float">
            <text:p>21.25</text:p>
          </table:table-cell>
          <table:table-cell table:formula="of:=[.$J$4]*[.A82]" office:value-type="float" office:value="20.25" calcext:value-type="float">
            <text:p>20.25</text:p>
          </table:table-cell>
          <table:table-cell table:formula="of:=CEILING([.C82]*[.$J$2])+[.$J$3]" office:value-type="float" office:value="512" calcext:value-type="float">
            <text:p>512</text:p>
          </table:table-cell>
          <table:table-cell table:formula="of:=SUM([.D$2:.D82])" office:value-type="float" office:value="21192" calcext:value-type="float">
            <text:p>21192</text:p>
          </table:table-cell>
          <table:table-cell table:formula="of:=[.E82]+[.$J$2]" office:value-type="float" office:value="21217" calcext:value-type="float">
            <text:p>21217</text:p>
          </table:table-cell>
          <table:table-cell table:formula="of:=[.E82]/[.$J$2]" office:value-type="float" office:value="847.68" calcext:value-type="float">
            <text:p>847.6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5]" office:value-type="float" office:value="21.5" calcext:value-type="float">
            <text:p>21.5</text:p>
          </table:table-cell>
          <table:table-cell table:formula="of:=[.$J$4]*[.A83]" office:value-type="float" office:value="20.5" calcext:value-type="float">
            <text:p>20.5</text:p>
          </table:table-cell>
          <table:table-cell table:formula="of:=CEILING([.C83]*[.$J$2])+[.$J$3]" office:value-type="float" office:value="518" calcext:value-type="float">
            <text:p>518</text:p>
          </table:table-cell>
          <table:table-cell table:formula="of:=SUM([.D$2:.D83])" office:value-type="float" office:value="21710" calcext:value-type="float">
            <text:p>21710</text:p>
          </table:table-cell>
          <table:table-cell table:formula="of:=[.E83]+[.$J$2]" office:value-type="float" office:value="21735" calcext:value-type="float">
            <text:p>21735</text:p>
          </table:table-cell>
          <table:table-cell table:formula="of:=[.E83]/[.$J$2]" office:value-type="float" office:value="868.4" calcext:value-type="float">
            <text:p>868.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5]" office:value-type="float" office:value="21.75" calcext:value-type="float">
            <text:p>21.75</text:p>
          </table:table-cell>
          <table:table-cell table:formula="of:=[.$J$4]*[.A84]" office:value-type="float" office:value="20.75" calcext:value-type="float">
            <text:p>20.75</text:p>
          </table:table-cell>
          <table:table-cell table:formula="of:=CEILING([.C84]*[.$J$2])+[.$J$3]" office:value-type="float" office:value="524" calcext:value-type="float">
            <text:p>524</text:p>
          </table:table-cell>
          <table:table-cell table:formula="of:=SUM([.D$2:.D84])" office:value-type="float" office:value="22234" calcext:value-type="float">
            <text:p>22234</text:p>
          </table:table-cell>
          <table:table-cell table:formula="of:=[.E84]+[.$J$2]" office:value-type="float" office:value="22259" calcext:value-type="float">
            <text:p>22259</text:p>
          </table:table-cell>
          <table:table-cell table:formula="of:=[.E84]/[.$J$2]" office:value-type="float" office:value="889.36" calcext:value-type="float">
            <text:p>889.3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5]" office:value-type="float" office:value="22" calcext:value-type="float">
            <text:p>22</text:p>
          </table:table-cell>
          <table:table-cell table:formula="of:=[.$J$4]*[.A85]" office:value-type="float" office:value="21" calcext:value-type="float">
            <text:p>21</text:p>
          </table:table-cell>
          <table:table-cell table:formula="of:=CEILING([.C85]*[.$J$2])+[.$J$3]" office:value-type="float" office:value="530" calcext:value-type="float">
            <text:p>530</text:p>
          </table:table-cell>
          <table:table-cell table:formula="of:=SUM([.D$2:.D85])" office:value-type="float" office:value="22764" calcext:value-type="float">
            <text:p>22764</text:p>
          </table:table-cell>
          <table:table-cell table:formula="of:=[.E85]+[.$J$2]" office:value-type="float" office:value="22789" calcext:value-type="float">
            <text:p>22789</text:p>
          </table:table-cell>
          <table:table-cell table:formula="of:=[.E85]/[.$J$2]" office:value-type="float" office:value="910.56" calcext:value-type="float">
            <text:p>910.5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5]" office:value-type="float" office:value="22.25" calcext:value-type="float">
            <text:p>22.25</text:p>
          </table:table-cell>
          <table:table-cell table:formula="of:=[.$J$4]*[.A86]" office:value-type="float" office:value="21.25" calcext:value-type="float">
            <text:p>21.25</text:p>
          </table:table-cell>
          <table:table-cell table:formula="of:=CEILING([.C86]*[.$J$2])+[.$J$3]" office:value-type="float" office:value="537" calcext:value-type="float">
            <text:p>537</text:p>
          </table:table-cell>
          <table:table-cell table:formula="of:=SUM([.D$2:.D86])" office:value-type="float" office:value="23301" calcext:value-type="float">
            <text:p>23301</text:p>
          </table:table-cell>
          <table:table-cell table:formula="of:=[.E86]+[.$J$2]" office:value-type="float" office:value="23326" calcext:value-type="float">
            <text:p>23326</text:p>
          </table:table-cell>
          <table:table-cell table:formula="of:=[.E86]/[.$J$2]" office:value-type="float" office:value="932.04" calcext:value-type="float">
            <text:p>932.0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5]" office:value-type="float" office:value="22.5" calcext:value-type="float">
            <text:p>22.5</text:p>
          </table:table-cell>
          <table:table-cell table:formula="of:=[.$J$4]*[.A87]" office:value-type="float" office:value="21.5" calcext:value-type="float">
            <text:p>21.5</text:p>
          </table:table-cell>
          <table:table-cell table:formula="of:=CEILING([.C87]*[.$J$2])+[.$J$3]" office:value-type="float" office:value="543" calcext:value-type="float">
            <text:p>543</text:p>
          </table:table-cell>
          <table:table-cell table:formula="of:=SUM([.D$2:.D87])" office:value-type="float" office:value="23844" calcext:value-type="float">
            <text:p>23844</text:p>
          </table:table-cell>
          <table:table-cell table:formula="of:=[.E87]+[.$J$2]" office:value-type="float" office:value="23869" calcext:value-type="float">
            <text:p>23869</text:p>
          </table:table-cell>
          <table:table-cell table:formula="of:=[.E87]/[.$J$2]" office:value-type="float" office:value="953.76" calcext:value-type="float">
            <text:p>953.7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5]" office:value-type="float" office:value="22.75" calcext:value-type="float">
            <text:p>22.75</text:p>
          </table:table-cell>
          <table:table-cell table:formula="of:=[.$J$4]*[.A88]" office:value-type="float" office:value="21.75" calcext:value-type="float">
            <text:p>21.75</text:p>
          </table:table-cell>
          <table:table-cell table:formula="of:=CEILING([.C88]*[.$J$2])+[.$J$3]" office:value-type="float" office:value="549" calcext:value-type="float">
            <text:p>549</text:p>
          </table:table-cell>
          <table:table-cell table:formula="of:=SUM([.D$2:.D88])" office:value-type="float" office:value="24393" calcext:value-type="float">
            <text:p>24393</text:p>
          </table:table-cell>
          <table:table-cell table:formula="of:=[.E88]+[.$J$2]" office:value-type="float" office:value="24418" calcext:value-type="float">
            <text:p>24418</text:p>
          </table:table-cell>
          <table:table-cell table:formula="of:=[.E88]/[.$J$2]" office:value-type="float" office:value="975.72" calcext:value-type="float">
            <text:p>975.7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5]" office:value-type="float" office:value="23" calcext:value-type="float">
            <text:p>23</text:p>
          </table:table-cell>
          <table:table-cell table:formula="of:=[.$J$4]*[.A89]" office:value-type="float" office:value="22" calcext:value-type="float">
            <text:p>22</text:p>
          </table:table-cell>
          <table:table-cell table:formula="of:=CEILING([.C89]*[.$J$2])+[.$J$3]" office:value-type="float" office:value="555" calcext:value-type="float">
            <text:p>555</text:p>
          </table:table-cell>
          <table:table-cell table:formula="of:=SUM([.D$2:.D89])" office:value-type="float" office:value="24948" calcext:value-type="float">
            <text:p>24948</text:p>
          </table:table-cell>
          <table:table-cell table:formula="of:=[.E89]+[.$J$2]" office:value-type="float" office:value="24973" calcext:value-type="float">
            <text:p>24973</text:p>
          </table:table-cell>
          <table:table-cell table:formula="of:=[.E89]/[.$J$2]" office:value-type="float" office:value="997.92" calcext:value-type="float">
            <text:p>997.9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5]" office:value-type="float" office:value="23.25" calcext:value-type="float">
            <text:p>23.25</text:p>
          </table:table-cell>
          <table:table-cell table:formula="of:=[.$J$4]*[.A90]" office:value-type="float" office:value="22.25" calcext:value-type="float">
            <text:p>22.25</text:p>
          </table:table-cell>
          <table:table-cell table:formula="of:=CEILING([.C90]*[.$J$2])+[.$J$3]" office:value-type="float" office:value="562" calcext:value-type="float">
            <text:p>562</text:p>
          </table:table-cell>
          <table:table-cell table:formula="of:=SUM([.D$2:.D90])" office:value-type="float" office:value="25510" calcext:value-type="float">
            <text:p>25510</text:p>
          </table:table-cell>
          <table:table-cell table:formula="of:=[.E90]+[.$J$2]" office:value-type="float" office:value="25535" calcext:value-type="float">
            <text:p>25535</text:p>
          </table:table-cell>
          <table:table-cell table:formula="of:=[.E90]/[.$J$2]" office:value-type="float" office:value="1020.4" calcext:value-type="float">
            <text:p>1020.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5]" office:value-type="float" office:value="23.5" calcext:value-type="float">
            <text:p>23.5</text:p>
          </table:table-cell>
          <table:table-cell table:formula="of:=[.$J$4]*[.A91]" office:value-type="float" office:value="22.5" calcext:value-type="float">
            <text:p>22.5</text:p>
          </table:table-cell>
          <table:table-cell table:formula="of:=CEILING([.C91]*[.$J$2])+[.$J$3]" office:value-type="float" office:value="568" calcext:value-type="float">
            <text:p>568</text:p>
          </table:table-cell>
          <table:table-cell table:formula="of:=SUM([.D$2:.D91])" office:value-type="float" office:value="26078" calcext:value-type="float">
            <text:p>26078</text:p>
          </table:table-cell>
          <table:table-cell table:formula="of:=[.E91]+[.$J$2]" office:value-type="float" office:value="26103" calcext:value-type="float">
            <text:p>26103</text:p>
          </table:table-cell>
          <table:table-cell table:formula="of:=[.E91]/[.$J$2]" office:value-type="float" office:value="1043.12" calcext:value-type="float">
            <text:p>1043.1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5]" office:value-type="float" office:value="23.75" calcext:value-type="float">
            <text:p>23.75</text:p>
          </table:table-cell>
          <table:table-cell table:formula="of:=[.$J$4]*[.A92]" office:value-type="float" office:value="22.75" calcext:value-type="float">
            <text:p>22.75</text:p>
          </table:table-cell>
          <table:table-cell table:formula="of:=CEILING([.C92]*[.$J$2])+[.$J$3]" office:value-type="float" office:value="574" calcext:value-type="float">
            <text:p>574</text:p>
          </table:table-cell>
          <table:table-cell table:formula="of:=SUM([.D$2:.D92])" office:value-type="float" office:value="26652" calcext:value-type="float">
            <text:p>26652</text:p>
          </table:table-cell>
          <table:table-cell table:formula="of:=[.E92]+[.$J$2]" office:value-type="float" office:value="26677" calcext:value-type="float">
            <text:p>26677</text:p>
          </table:table-cell>
          <table:table-cell table:formula="of:=[.E92]/[.$J$2]" office:value-type="float" office:value="1066.08" calcext:value-type="float">
            <text:p>1066.0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5]" office:value-type="float" office:value="24" calcext:value-type="float">
            <text:p>24</text:p>
          </table:table-cell>
          <table:table-cell table:formula="of:=[.$J$4]*[.A93]" office:value-type="float" office:value="23" calcext:value-type="float">
            <text:p>23</text:p>
          </table:table-cell>
          <table:table-cell table:formula="of:=CEILING([.C93]*[.$J$2])+[.$J$3]" office:value-type="float" office:value="580" calcext:value-type="float">
            <text:p>580</text:p>
          </table:table-cell>
          <table:table-cell table:formula="of:=SUM([.D$2:.D93])" office:value-type="float" office:value="27232" calcext:value-type="float">
            <text:p>27232</text:p>
          </table:table-cell>
          <table:table-cell table:formula="of:=[.E93]+[.$J$2]" office:value-type="float" office:value="27257" calcext:value-type="float">
            <text:p>27257</text:p>
          </table:table-cell>
          <table:table-cell table:formula="of:=[.E93]/[.$J$2]" office:value-type="float" office:value="1089.28" calcext:value-type="float">
            <text:p>1089.2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5]" office:value-type="float" office:value="24.25" calcext:value-type="float">
            <text:p>24.25</text:p>
          </table:table-cell>
          <table:table-cell table:formula="of:=[.$J$4]*[.A94]" office:value-type="float" office:value="23.25" calcext:value-type="float">
            <text:p>23.25</text:p>
          </table:table-cell>
          <table:table-cell table:formula="of:=CEILING([.C94]*[.$J$2])+[.$J$3]" office:value-type="float" office:value="587" calcext:value-type="float">
            <text:p>587</text:p>
          </table:table-cell>
          <table:table-cell table:formula="of:=SUM([.D$2:.D94])" office:value-type="float" office:value="27819" calcext:value-type="float">
            <text:p>27819</text:p>
          </table:table-cell>
          <table:table-cell table:formula="of:=[.E94]+[.$J$2]" office:value-type="float" office:value="27844" calcext:value-type="float">
            <text:p>27844</text:p>
          </table:table-cell>
          <table:table-cell table:formula="of:=[.E94]/[.$J$2]" office:value-type="float" office:value="1112.76" calcext:value-type="float">
            <text:p>1112.7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5]" office:value-type="float" office:value="24.5" calcext:value-type="float">
            <text:p>24.5</text:p>
          </table:table-cell>
          <table:table-cell table:formula="of:=[.$J$4]*[.A95]" office:value-type="float" office:value="23.5" calcext:value-type="float">
            <text:p>23.5</text:p>
          </table:table-cell>
          <table:table-cell table:formula="of:=CEILING([.C95]*[.$J$2])+[.$J$3]" office:value-type="float" office:value="593" calcext:value-type="float">
            <text:p>593</text:p>
          </table:table-cell>
          <table:table-cell table:formula="of:=SUM([.D$2:.D95])" office:value-type="float" office:value="28412" calcext:value-type="float">
            <text:p>28412</text:p>
          </table:table-cell>
          <table:table-cell table:formula="of:=[.E95]+[.$J$2]" office:value-type="float" office:value="28437" calcext:value-type="float">
            <text:p>28437</text:p>
          </table:table-cell>
          <table:table-cell table:formula="of:=[.E95]/[.$J$2]" office:value-type="float" office:value="1136.48" calcext:value-type="float">
            <text:p>1136.4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5]" office:value-type="float" office:value="24.75" calcext:value-type="float">
            <text:p>24.75</text:p>
          </table:table-cell>
          <table:table-cell table:formula="of:=[.$J$4]*[.A96]" office:value-type="float" office:value="23.75" calcext:value-type="float">
            <text:p>23.75</text:p>
          </table:table-cell>
          <table:table-cell table:formula="of:=CEILING([.C96]*[.$J$2])+[.$J$3]" office:value-type="float" office:value="599" calcext:value-type="float">
            <text:p>599</text:p>
          </table:table-cell>
          <table:table-cell table:formula="of:=SUM([.D$2:.D96])" office:value-type="float" office:value="29011" calcext:value-type="float">
            <text:p>29011</text:p>
          </table:table-cell>
          <table:table-cell table:formula="of:=[.E96]+[.$J$2]" office:value-type="float" office:value="29036" calcext:value-type="float">
            <text:p>29036</text:p>
          </table:table-cell>
          <table:table-cell table:formula="of:=[.E96]/[.$J$2]" office:value-type="float" office:value="1160.44" calcext:value-type="float">
            <text:p>1160.4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5]" office:value-type="float" office:value="25" calcext:value-type="float">
            <text:p>25</text:p>
          </table:table-cell>
          <table:table-cell table:formula="of:=[.$J$4]*[.A97]" office:value-type="float" office:value="24" calcext:value-type="float">
            <text:p>24</text:p>
          </table:table-cell>
          <table:table-cell table:formula="of:=CEILING([.C97]*[.$J$2])+[.$J$3]" office:value-type="float" office:value="605" calcext:value-type="float">
            <text:p>605</text:p>
          </table:table-cell>
          <table:table-cell table:formula="of:=SUM([.D$2:.D97])" office:value-type="float" office:value="29616" calcext:value-type="float">
            <text:p>29616</text:p>
          </table:table-cell>
          <table:table-cell table:formula="of:=[.E97]+[.$J$2]" office:value-type="float" office:value="29641" calcext:value-type="float">
            <text:p>29641</text:p>
          </table:table-cell>
          <table:table-cell table:formula="of:=[.E97]/[.$J$2]" office:value-type="float" office:value="1184.64" calcext:value-type="float">
            <text:p>1184.6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5]" office:value-type="float" office:value="25.25" calcext:value-type="float">
            <text:p>25.25</text:p>
          </table:table-cell>
          <table:table-cell table:formula="of:=[.$J$4]*[.A98]" office:value-type="float" office:value="24.25" calcext:value-type="float">
            <text:p>24.25</text:p>
          </table:table-cell>
          <table:table-cell table:formula="of:=CEILING([.C98]*[.$J$2])+[.$J$3]" office:value-type="float" office:value="612" calcext:value-type="float">
            <text:p>612</text:p>
          </table:table-cell>
          <table:table-cell table:formula="of:=SUM([.D$2:.D98])" office:value-type="float" office:value="30228" calcext:value-type="float">
            <text:p>30228</text:p>
          </table:table-cell>
          <table:table-cell table:formula="of:=[.E98]+[.$J$2]" office:value-type="float" office:value="30253" calcext:value-type="float">
            <text:p>30253</text:p>
          </table:table-cell>
          <table:table-cell table:formula="of:=[.E98]/[.$J$2]" office:value-type="float" office:value="1209.12" calcext:value-type="float">
            <text:p>1209.1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5]" office:value-type="float" office:value="25.5" calcext:value-type="float">
            <text:p>25.5</text:p>
          </table:table-cell>
          <table:table-cell table:formula="of:=[.$J$4]*[.A99]" office:value-type="float" office:value="24.5" calcext:value-type="float">
            <text:p>24.5</text:p>
          </table:table-cell>
          <table:table-cell table:formula="of:=CEILING([.C99]*[.$J$2])+[.$J$3]" office:value-type="float" office:value="618" calcext:value-type="float">
            <text:p>618</text:p>
          </table:table-cell>
          <table:table-cell table:formula="of:=SUM([.D$2:.D99])" office:value-type="float" office:value="30846" calcext:value-type="float">
            <text:p>30846</text:p>
          </table:table-cell>
          <table:table-cell table:formula="of:=[.E99]+[.$J$2]" office:value-type="float" office:value="30871" calcext:value-type="float">
            <text:p>30871</text:p>
          </table:table-cell>
          <table:table-cell table:formula="of:=[.E99]/[.$J$2]" office:value-type="float" office:value="1233.84" calcext:value-type="float">
            <text:p>1233.8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5]" office:value-type="float" office:value="25.75" calcext:value-type="float">
            <text:p>25.75</text:p>
          </table:table-cell>
          <table:table-cell table:formula="of:=[.$J$4]*[.A100]" office:value-type="float" office:value="24.75" calcext:value-type="float">
            <text:p>24.75</text:p>
          </table:table-cell>
          <table:table-cell table:formula="of:=CEILING([.C100]*[.$J$2])+[.$J$3]" office:value-type="float" office:value="624" calcext:value-type="float">
            <text:p>624</text:p>
          </table:table-cell>
          <table:table-cell table:formula="of:=SUM([.D$2:.D100])" office:value-type="float" office:value="31470" calcext:value-type="float">
            <text:p>31470</text:p>
          </table:table-cell>
          <table:table-cell table:formula="of:=[.E100]+[.$J$2]" office:value-type="float" office:value="31495" calcext:value-type="float">
            <text:p>31495</text:p>
          </table:table-cell>
          <table:table-cell table:formula="of:=[.E100]/[.$J$2]" office:value-type="float" office:value="1258.8" calcext:value-type="float">
            <text:p>1258.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5]" office:value-type="float" office:value="26" calcext:value-type="float">
            <text:p>26</text:p>
          </table:table-cell>
          <table:table-cell table:formula="of:=[.$J$4]*[.A101]" office:value-type="float" office:value="25" calcext:value-type="float">
            <text:p>25</text:p>
          </table:table-cell>
          <table:table-cell table:formula="of:=CEILING([.C101]*[.$J$2])+[.$J$3]" office:value-type="float" office:value="630" calcext:value-type="float">
            <text:p>630</text:p>
          </table:table-cell>
          <table:table-cell table:formula="of:=SUM([.D$2:.D101])" office:value-type="float" office:value="32100" calcext:value-type="float">
            <text:p>32100</text:p>
          </table:table-cell>
          <table:table-cell table:formula="of:=[.E101]+[.$J$2]" office:value-type="float" office:value="32125" calcext:value-type="float">
            <text:p>32125</text:p>
          </table:table-cell>
          <table:table-cell table:formula="of:=[.E101]/[.$J$2]" office:value-type="float" office:value="1284" calcext:value-type="float">
            <text:p>1284</text:p>
          </table:table-cell>
          <table:table-cell table:number-columns-repeated="3"/>
        </table:table-row>
      </table:table>
      <table:table table:name="armor" table:style-name="ta1">
        <office:forms form:automatic-focus="false" form:apply-design-mode="false"/>
        <table:table-column table:style-name="co8" table:default-cell-style-name="Default"/>
        <table:table-column table:style-name="co12" table:default-cell-style-name="ce20"/>
        <table:table-column table:style-name="co8" table:default-cell-style-name="Default"/>
        <table:table-row table:style-name="ro1">
          <table:table-cell table:style-name="ce16" office:value-type="string" calcext:value-type="string">
            <text:p>Armor</text:p>
          </table:table-cell>
          <table:table-cell table:style-name="ce19" office:value-type="string" calcext:value-type="string">
            <text:p>Physical Resi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C$1] + ABS([.A2]))*10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C$1] + ABS([.A3]))*100" office:value-type="float" office:value="3.2258064516129" calcext:value-type="float">
            <text:p>3.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C$1] + ABS([.A4]))*1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C$1] + ABS([.A5]))*100" office:value-type="float" office:value="9.09090909090909" calcext:value-type="float">
            <text:p>9.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C$1] + ABS([.A6]))*100" office:value-type="float" office:value="11.7647058823529" calcext:value-type="float">
            <text:p>11.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C$1] + ABS([.A7]))*100" office:value-type="float" office:value="14.2857142857143" calcext:value-type="float">
            <text:p>14.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C$1] + ABS([.A8]))*100" office:value-type="float" office:value="16.6666666666667" calcext:value-type="float">
            <text:p>16.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C$1] + ABS([.A9]))*100" office:value-type="float" office:value="18.9189189189189" calcext:value-type="float">
            <text:p>18.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C$1] + ABS([.A10]))*100" office:value-type="float" office:value="21.0526315789474" calcext:value-type="float">
            <text:p>21.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C$1] + ABS([.A11]))*100" office:value-type="float" office:value="23.0769230769231" calcext:value-type="float">
            <text:p>23.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C$1] + ABS([.A12]))*100"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C$1] + ABS([.A13]))*100" office:value-type="float" office:value="26.8292682926829" calcext:value-type="float">
            <text:p>26.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C$1] + ABS([.A14]))*100" office:value-type="float" office:value="28.5714285714286" calcext:value-type="float">
            <text:p>28.5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C$1] + ABS([.A15]))*100" office:value-type="float" office:value="30.2325581395349" calcext:value-type="float">
            <text:p>30.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C$1] + ABS([.A16]))*100" office:value-type="float" office:value="31.8181818181818" calcext:value-type="float">
            <text:p>31.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C$1] + ABS([.A17]))*100" office:value-type="float" office:value="33.3333333333333" calcext:value-type="float">
            <text:p>33.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C$1] + ABS([.A18]))*100" office:value-type="float" office:value="34.7826086956522" calcext:value-type="float">
            <text:p>34.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C$1] + ABS([.A19]))*100" office:value-type="float" office:value="36.1702127659575" calcext:value-type="float">
            <text:p>36.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C$1] + ABS([.A20]))*100" office:value-type="float" office:value="37.5" calcext:value-type="float">
            <text:p>37.5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C$1] + ABS([.A21]))*100" office:value-type="float" office:value="38.7755102040816" calcext:value-type="float">
            <text:p>38.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C$1] + ABS([.A22]))*100"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C$1] + ABS([.A23]))*100" office:value-type="float" office:value="41.1764705882353" calcext:value-type="float">
            <text:p>41.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C$1] + ABS([.A24]))*100" office:value-type="float" office:value="42.3076923076923" calcext:value-type="float">
            <text:p>42.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C$1] + ABS([.A25]))*100" office:value-type="float" office:value="43.3962264150943" calcext:value-type="float">
            <text:p>43.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C$1] + ABS([.A26]))*100" office:value-type="float" office:value="44.4444444444444" calcext:value-type="float">
            <text:p>44.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C$1] + ABS([.A27]))*100" office:value-type="float" office:value="45.4545454545455" calcext:value-type="float">
            <text:p>45.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C$1] + ABS([.A28]))*100" office:value-type="float" office:value="46.4285714285714" calcext:value-type="float">
            <text:p>46.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C$1] + ABS([.A29]))*100" office:value-type="float" office:value="47.3684210526316" calcext:value-type="float">
            <text:p>47.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C$1] + ABS([.A30]))*100" office:value-type="float" office:value="48.2758620689655" calcext:value-type="float">
            <text:p>48.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C$1] + ABS([.A31]))*100" office:value-type="float" office:value="49.1525423728814" calcext:value-type="float">
            <text:p>49.1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C$1] + ABS([.A32]))*100"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C$1] + ABS([.A33]))*100" office:value-type="float" office:value="50.8196721311475" calcext:value-type="float">
            <text:p>50.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C$1] + ABS([.A34]))*100" office:value-type="float" office:value="51.6129032258065" calcext:value-type="float">
            <text:p>51.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C$1] + ABS([.A35]))*100" office:value-type="float" office:value="52.3809523809524" calcext:value-type="float">
            <text:p>52.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C$1] + ABS([.A36]))*100" office:value-type="float" office:value="53.125" calcext:value-type="float">
            <text:p>53.1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C$1] + ABS([.A37]))*100" office:value-type="float" office:value="53.8461538461539" calcext:value-type="float">
            <text:p>53.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C$1] + ABS([.A38]))*100" office:value-type="float" office:value="54.5454545454545" calcext:value-type="float">
            <text:p>54.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C$1] + ABS([.A39]))*100" office:value-type="float" office:value="55.2238805970149" calcext:value-type="float">
            <text:p>55.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C$1] + ABS([.A40]))*100" office:value-type="float" office:value="55.8823529411765" calcext:value-type="float">
            <text:p>55.8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C$1] + ABS([.A41]))*100" office:value-type="float" office:value="56.5217391304348" calcext:value-type="float">
            <text:p>56.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C$1] + ABS([.A42]))*100" office:value-type="float" office:value="57.1428571428571" calcext:value-type="float">
            <text:p>57.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C$1] + ABS([.A43]))*100" office:value-type="float" office:value="57.7464788732394" calcext:value-type="float">
            <text:p>57.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C$1] + ABS([.A44]))*100" office:value-type="float" office:value="58.3333333333333" calcext:value-type="float">
            <text:p>58.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C$1] + ABS([.A45]))*100" office:value-type="float" office:value="58.9041095890411" calcext:value-type="float">
            <text:p>58.9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C$1] + ABS([.A46]))*100" office:value-type="float" office:value="59.4594594594595" calcext:value-type="float">
            <text:p>59.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C$1] + ABS([.A47]))*100"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C$1] + ABS([.A48]))*100" office:value-type="float" office:value="60.5263157894737" calcext:value-type="float">
            <text:p>60.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C$1] + ABS([.A49]))*100" office:value-type="float" office:value="61.038961038961" calcext:value-type="float">
            <text:p>61.0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C$1] + ABS([.A50]))*100" office:value-type="float" office:value="61.5384615384615" calcext:value-type="float">
            <text:p>61.5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C$1] + ABS([.A51]))*100" office:value-type="float" office:value="62.0253164556962" calcext:value-type="float">
            <text:p>62.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C$1] + ABS([.A52]))*100" office:value-type="float" office:value="62.5" calcext:value-type="float">
            <text:p>62.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C$1] + ABS([.A53]))*100" office:value-type="float" office:value="62.962962962963" calcext:value-type="float">
            <text:p>62.9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C$1] + ABS([.A54]))*100" office:value-type="float" office:value="63.4146341463415" calcext:value-type="float">
            <text:p>63.4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C$1] + ABS([.A55]))*100" office:value-type="float" office:value="63.855421686747" calcext:value-type="float">
            <text:p>63.8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C$1] + ABS([.A56]))*100" office:value-type="float" office:value="64.2857142857143" calcext:value-type="float">
            <text:p>64.2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C$1] + ABS([.A57]))*100" office:value-type="float" office:value="64.7058823529412" calcext:value-type="float">
            <text:p>64.7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C$1] + ABS([.A58]))*100" office:value-type="float" office:value="65.1162790697674" calcext:value-type="float">
            <text:p>65.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C$1] + ABS([.A59]))*100" office:value-type="float" office:value="65.5172413793104" calcext:value-type="float">
            <text:p>65.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C$1] + ABS([.A60]))*100" office:value-type="float" office:value="65.9090909090909" calcext:value-type="float">
            <text:p>65.9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C$1] + ABS([.A61]))*100" office:value-type="float" office:value="66.2921348314607" calcext:value-type="float">
            <text:p>66.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C$1] + ABS([.A62]))*100" office:value-type="float" office:value="66.6666666666667" calcext:value-type="float">
            <text:p>66.6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C$1] + ABS([.A63]))*100" office:value-type="float" office:value="67.032967032967" calcext:value-type="float">
            <text:p>67.0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C$1] + ABS([.A64]))*100" office:value-type="float" office:value="67.3913043478261" calcext:value-type="float">
            <text:p>67.3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C$1] + ABS([.A65]))*100" office:value-type="float" office:value="67.741935483871" calcext:value-type="float">
            <text:p>67.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C$1] + ABS([.A66]))*100" office:value-type="float" office:value="68.0851063829787" calcext:value-type="float">
            <text:p>68.0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C$1] + ABS([.A67]))*100" office:value-type="float" office:value="68.421052631579" calcext:value-type="float">
            <text:p>68.4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C$1] + ABS([.A68]))*100" office:value-type="float" office:value="68.75" calcext:value-type="float">
            <text:p>68.7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C$1] + ABS([.A69]))*100" office:value-type="float" office:value="69.0721649484536" calcext:value-type="float">
            <text:p>69.0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C$1] + ABS([.A70]))*100" office:value-type="float" office:value="69.3877551020408" calcext:value-type="float">
            <text:p>69.3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C$1] + ABS([.A71]))*100" office:value-type="float" office:value="69.6969696969697" calcext:value-type="float">
            <text:p>69.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C$1] + ABS([.A72]))*100" office:value-type="float" office:value="70" calcext:value-type="float">
            <text:p>70.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C$1] + ABS([.A73]))*100" office:value-type="float" office:value="70.2970297029703" calcext:value-type="float">
            <text:p>70.3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C$1] + ABS([.A74]))*100" office:value-type="float" office:value="70.5882352941177" calcext:value-type="float">
            <text:p>70.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C$1] + ABS([.A75]))*100" office:value-type="float" office:value="70.873786407767" calcext:value-type="float">
            <text:p>70.8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C$1] + ABS([.A76]))*100" office:value-type="float" office:value="71.1538461538462" calcext:value-type="float">
            <text:p>71.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C$1] + ABS([.A77]))*100" office:value-type="float" office:value="71.4285714285714" calcext:value-type="float">
            <text:p>71.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C$1] + ABS([.A78]))*100" office:value-type="float" office:value="71.6981132075472" calcext:value-type="float">
            <text:p>71.7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C$1] + ABS([.A79]))*100" office:value-type="float" office:value="71.9626168224299" calcext:value-type="float">
            <text:p>71.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C$1] + ABS([.A80]))*100" office:value-type="float" office:value="72.2222222222222" calcext:value-type="float">
            <text:p>72.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C$1] + ABS([.A81]))*100" office:value-type="float" office:value="72.4770642201835" calcext:value-type="float">
            <text:p>72.4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C$1] + ABS([.A82]))*100" office:value-type="float" office:value="72.7272727272727" calcext:value-type="float">
            <text:p>72.7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C$1] + ABS([.A83]))*100" office:value-type="float" office:value="72.972972972973" calcext:value-type="float">
            <text:p>72.9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C$1] + ABS([.A84]))*100" office:value-type="float" office:value="73.2142857142857" calcext:value-type="float">
            <text:p>73.2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C$1] + ABS([.A85]))*100" office:value-type="float" office:value="73.4513274336283" calcext:value-type="float">
            <text:p>73.4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C$1] + ABS([.A86]))*100" office:value-type="float" office:value="73.6842105263158" calcext:value-type="float">
            <text:p>73.6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C$1] + ABS([.A87]))*100" office:value-type="float" office:value="73.9130434782609" calcext:value-type="float">
            <text:p>73.9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C$1] + ABS([.A88]))*100" office:value-type="float" office:value="74.1379310344828" calcext:value-type="float">
            <text:p>74.1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C$1] + ABS([.A89]))*100" office:value-type="float" office:value="74.3589743589744" calcext:value-type="float">
            <text:p>74.3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C$1] + ABS([.A90]))*100" office:value-type="float" office:value="74.5762711864407" calcext:value-type="float">
            <text:p>74.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C$1] + ABS([.A91]))*100" office:value-type="float" office:value="74.7899159663866" calcext:value-type="float">
            <text:p>74.7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C$1] + ABS([.A92]))*100"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C$1] + ABS([.A93]))*100" office:value-type="float" office:value="75.2066115702479" calcext:value-type="float">
            <text:p>75.2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C$1] + ABS([.A94]))*100" office:value-type="float" office:value="75.4098360655738" calcext:value-type="float">
            <text:p>75.4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C$1] + ABS([.A95]))*100" office:value-type="float" office:value="75.609756097561" calcext:value-type="float">
            <text:p>75.6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C$1] + ABS([.A96]))*100" office:value-type="float" office:value="75.8064516129032" calcext:value-type="float">
            <text:p>75.8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C$1] + ABS([.A97]))*100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C$1] + ABS([.A98]))*100" office:value-type="float" office:value="76.1904761904762" calcext:value-type="float">
            <text:p>76.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C$1] + ABS([.A99]))*100" office:value-type="float" office:value="76.3779527559055" calcext:value-type="float">
            <text:p>76.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C$1] + ABS([.A100]))*100" office:value-type="float" office:value="76.5625" calcext:value-type="float">
            <text:p>76.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C$1] + ABS([.A101]))*100" office:value-type="float" office:value="76.7441860465116" calcext:value-type="float">
            <text:p>76.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C$1] + ABS([.A102]))*100" office:value-type="float" office:value="76.9230769230769" calcext:value-type="float">
            <text:p>76.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C$1] + ABS([.A103]))*100" office:value-type="float" office:value="77.0992366412214" calcext:value-type="float">
            <text:p>77.1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C$1] + ABS([.A104]))*100" office:value-type="float" office:value="77.2727272727273" calcext:value-type="float">
            <text:p>77.2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C$1] + ABS([.A105]))*100" office:value-type="float" office:value="77.4436090225564" calcext:value-type="float">
            <text:p>77.4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C$1] + ABS([.A106]))*100" office:value-type="float" office:value="77.6119402985075" calcext:value-type="float">
            <text:p>77.6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C$1] + ABS([.A107]))*100" office:value-type="float" office:value="77.7777777777778" calcext:value-type="float">
            <text:p>77.7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C$1] + ABS([.A108]))*100" office:value-type="float" office:value="77.9411764705882" calcext:value-type="float">
            <text:p>77.9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C$1] + ABS([.A109]))*100" office:value-type="float" office:value="78.1021897810219" calcext:value-type="float">
            <text:p>78.1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C$1] + ABS([.A110]))*100" office:value-type="float" office:value="78.2608695652174" calcext:value-type="float">
            <text:p>78.2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C$1] + ABS([.A111]))*100" office:value-type="float" office:value="78.4172661870504" calcext:value-type="float">
            <text:p>78.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C$1] + ABS([.A112]))*100" office:value-type="float" office:value="78.5714285714286" calcext:value-type="float">
            <text:p>78.5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C$1] + ABS([.A113]))*100" office:value-type="float" office:value="78.7234042553192" calcext:value-type="float">
            <text:p>78.7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C$1] + ABS([.A114]))*100" office:value-type="float" office:value="78.8732394366197" calcext:value-type="float">
            <text:p>78.8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C$1] + ABS([.A115]))*100" office:value-type="float" office:value="79.020979020979" calcext:value-type="float">
            <text:p>79.0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C$1] + ABS([.A116]))*100" office:value-type="float" office:value="79.1666666666667" calcext:value-type="float">
            <text:p>79.1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C$1] + ABS([.A117]))*100" office:value-type="float" office:value="79.3103448275862" calcext:value-type="float">
            <text:p>79.3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C$1] + ABS([.A118]))*100" office:value-type="float" office:value="79.4520547945205" calcext:value-type="float">
            <text:p>79.4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C$1] + ABS([.A119]))*100" office:value-type="float" office:value="79.5918367346939" calcext:value-type="float">
            <text:p>79.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C$1] + ABS([.A120]))*100" office:value-type="float" office:value="79.7297297297297" calcext:value-type="float">
            <text:p>79.7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C$1] + ABS([.A121]))*100" office:value-type="float" office:value="79.8657718120805" calcext:value-type="float">
            <text:p>79.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C$1] + ABS([.A122]))*100"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C$1] + ABS([.A123]))*100" office:value-type="float" office:value="80.1324503311258" calcext:value-type="float">
            <text:p>80.1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C$1] + ABS([.A124]))*100" office:value-type="float" office:value="80.2631578947369" calcext:value-type="float">
            <text:p>80.2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C$1] + ABS([.A125]))*100" office:value-type="float" office:value="80.3921568627451" calcext:value-type="float">
            <text:p>80.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C$1] + ABS([.A126]))*100" office:value-type="float" office:value="80.5194805194805" calcext:value-type="float">
            <text:p>80.5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C$1] + ABS([.A127]))*100" office:value-type="float" office:value="80.6451612903226" calcext:value-type="float">
            <text:p>80.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C$1] + ABS([.A128]))*100" office:value-type="float" office:value="80.7692307692308" calcext:value-type="float">
            <text:p>80.7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C$1] + ABS([.A129]))*100" office:value-type="float" office:value="80.8917197452229" calcext:value-type="float">
            <text:p>80.8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C$1] + ABS([.A130]))*100" office:value-type="float" office:value="81.0126582278481" calcext:value-type="float">
            <text:p>81.0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C$1] + ABS([.A131]))*100" office:value-type="float" office:value="81.1320754716981" calcext:value-type="float">
            <text:p>81.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C$1] + ABS([.A132]))*100" office:value-type="float" office:value="81.25" calcext:value-type="float">
            <text:p>81.2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C$1] + ABS([.A133]))*100" office:value-type="float" office:value="81.3664596273292" calcext:value-type="float">
            <text:p>81.3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C$1] + ABS([.A134]))*100" office:value-type="float" office:value="81.4814814814815" calcext:value-type="float">
            <text:p>81.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C$1] + ABS([.A135]))*100" office:value-type="float" office:value="81.5950920245399" calcext:value-type="float">
            <text:p>81.6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C$1] + ABS([.A136]))*100" office:value-type="float" office:value="81.7073170731707" calcext:value-type="float">
            <text:p>81.7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C$1] + ABS([.A137]))*100" office:value-type="float" office:value="81.8181818181818" calcext:value-type="float">
            <text:p>81.8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C$1] + ABS([.A138]))*100" office:value-type="float" office:value="81.9277108433735" calcext:value-type="float">
            <text:p>81.9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C$1] + ABS([.A139]))*100" office:value-type="float" office:value="82.0359281437126" calcext:value-type="float">
            <text:p>82.0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C$1] + ABS([.A140]))*100" office:value-type="float" office:value="82.1428571428571" calcext:value-type="float">
            <text:p>82.1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C$1] + ABS([.A141]))*100" office:value-type="float" office:value="82.2485207100592" calcext:value-type="float">
            <text:p>82.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C$1] + ABS([.A142]))*100" office:value-type="float" office:value="82.3529411764706" calcext:value-type="float">
            <text:p>82.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C$1] + ABS([.A143]))*100" office:value-type="float" office:value="82.4561403508772" calcext:value-type="float">
            <text:p>82.4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C$1] + ABS([.A144]))*100" office:value-type="float" office:value="82.5581395348837" calcext:value-type="float">
            <text:p>82.5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C$1] + ABS([.A145]))*100" office:value-type="float" office:value="82.6589595375723" calcext:value-type="float">
            <text:p>82.6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C$1] + ABS([.A146]))*100" office:value-type="float" office:value="82.7586206896552" calcext:value-type="float">
            <text:p>82.7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C$1] + ABS([.A147]))*100" office:value-type="float" office:value="82.8571428571429" calcext:value-type="float">
            <text:p>82.8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C$1] + ABS([.A148]))*100" office:value-type="float" office:value="82.9545454545455" calcext:value-type="float">
            <text:p>82.9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C$1] + ABS([.A149]))*100" office:value-type="float" office:value="83.0508474576271" calcext:value-type="float">
            <text:p>83.0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C$1] + ABS([.A150]))*100" office:value-type="float" office:value="83.1460674157303" calcext:value-type="float">
            <text:p>83.1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C$1] + ABS([.A151]))*100" office:value-type="float" office:value="83.2402234636871" calcext:value-type="float">
            <text:p>83.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C$1] + ABS([.A152]))*100" office:value-type="float" office:value="83.3333333333333" calcext:value-type="float">
            <text:p>83.3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C$1] + ABS([.A153]))*100" office:value-type="float" office:value="83.4254143646409" calcext:value-type="float">
            <text:p>83.4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C$1] + ABS([.A154]))*100" office:value-type="float" office:value="83.5164835164835" calcext:value-type="float">
            <text:p>83.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C$1] + ABS([.A155]))*100" office:value-type="float" office:value="83.6065573770492" calcext:value-type="float">
            <text:p>83.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C$1] + ABS([.A156]))*100" office:value-type="float" office:value="83.695652173913" calcext:value-type="float">
            <text:p>83.7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C$1] + ABS([.A157]))*100" office:value-type="float" office:value="83.7837837837838" calcext:value-type="float">
            <text:p>83.7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C$1] + ABS([.A158]))*100" office:value-type="float" office:value="83.8709677419355" calcext:value-type="float">
            <text:p>83.8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C$1] + ABS([.A159]))*100" office:value-type="float" office:value="83.9572192513369" calcext:value-type="float">
            <text:p>83.9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C$1] + ABS([.A160]))*100" office:value-type="float" office:value="84.0425531914894" calcext:value-type="float">
            <text:p>84.0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C$1] + ABS([.A161]))*100" office:value-type="float" office:value="84.1269841269841" calcext:value-type="float">
            <text:p>84.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C$1] + ABS([.A162]))*100" office:value-type="float" office:value="84.2105263157895" calcext:value-type="float">
            <text:p>84.2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C$1] + ABS([.A163]))*100" office:value-type="float" office:value="84.2931937172775" calcext:value-type="float">
            <text:p>84.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C$1] + ABS([.A164]))*100" office:value-type="float" office:value="84.375" calcext:value-type="float">
            <text:p>84.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C$1] + ABS([.A165]))*100" office:value-type="float" office:value="84.4559585492228" calcext:value-type="float">
            <text:p>84.4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C$1] + ABS([.A166]))*100" office:value-type="float" office:value="84.5360824742268" calcext:value-type="float">
            <text:p>84.5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C$1] + ABS([.A167]))*100" office:value-type="float" office:value="84.6153846153846" calcext:value-type="float">
            <text:p>84.6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C$1] + ABS([.A168]))*100" office:value-type="float" office:value="84.6938775510204" calcext:value-type="float">
            <text:p>84.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C$1] + ABS([.A169]))*100" office:value-type="float" office:value="84.7715736040609" calcext:value-type="float">
            <text:p>84.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C$1] + ABS([.A170]))*100" office:value-type="float" office:value="84.8484848484848" calcext:value-type="float">
            <text:p>84.8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C$1] + ABS([.A171]))*100" office:value-type="float" office:value="84.9246231155779" calcext:value-type="float">
            <text:p>84.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C$1] + ABS([.A172]))*100"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C$1] + ABS([.A173]))*100" office:value-type="float" office:value="85.0746268656716" calcext:value-type="float">
            <text:p>85.0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C$1] + ABS([.A174]))*100" office:value-type="float" office:value="85.1485148514852" calcext:value-type="float">
            <text:p>85.1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C$1] + ABS([.A175]))*100" office:value-type="float" office:value="85.2216748768473" calcext:value-type="float">
            <text:p>85.2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C$1] + ABS([.A176]))*100" office:value-type="float" office:value="85.2941176470588" calcext:value-type="float">
            <text:p>85.2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C$1] + ABS([.A177]))*100" office:value-type="float" office:value="85.3658536585366" calcext:value-type="float">
            <text:p>85.3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C$1] + ABS([.A178]))*100" office:value-type="float" office:value="85.4368932038835" calcext:value-type="float">
            <text:p>85.4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C$1] + ABS([.A179]))*100" office:value-type="float" office:value="85.5072463768116" calcext:value-type="float">
            <text:p>85.5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C$1] + ABS([.A180]))*100" office:value-type="float" office:value="85.5769230769231" calcext:value-type="float">
            <text:p>85.5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C$1] + ABS([.A181]))*100" office:value-type="float" office:value="85.6459330143541" calcext:value-type="float">
            <text:p>85.6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C$1] + ABS([.A182]))*100" office:value-type="float" office:value="85.7142857142857" calcext:value-type="float">
            <text:p>85.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C$1] + ABS([.A183]))*100" office:value-type="float" office:value="85.781990521327" calcext:value-type="float">
            <text:p>85.7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C$1] + ABS([.A184]))*100" office:value-type="float" office:value="85.8490566037736" calcext:value-type="float">
            <text:p>85.8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C$1] + ABS([.A185]))*100" office:value-type="float" office:value="85.9154929577465" calcext:value-type="float">
            <text:p>85.9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C$1] + ABS([.A186]))*100" office:value-type="float" office:value="85.981308411215" calcext:value-type="float">
            <text:p>85.9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C$1] + ABS([.A187]))*100" office:value-type="float" office:value="86.046511627907" calcext:value-type="float">
            <text:p>86.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C$1] + ABS([.A188]))*100" office:value-type="float" office:value="86.1111111111111" calcext:value-type="float">
            <text:p>86.1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C$1] + ABS([.A189]))*100" office:value-type="float" office:value="86.1751152073733" calcext:value-type="float">
            <text:p>86.1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C$1] + ABS([.A190]))*100" office:value-type="float" office:value="86.2385321100918" calcext:value-type="float">
            <text:p>86.2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C$1] + ABS([.A191]))*100" office:value-type="float" office:value="86.3013698630137" calcext:value-type="float">
            <text:p>86.3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C$1] + ABS([.A192]))*100" office:value-type="float" office:value="86.3636363636364" calcext:value-type="float">
            <text:p>86.3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C$1] + ABS([.A193]))*100" office:value-type="float" office:value="86.4253393665159" calcext:value-type="float">
            <text:p>86.4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C$1] + ABS([.A194]))*100" office:value-type="float" office:value="86.4864864864865" calcext:value-type="float">
            <text:p>86.4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C$1] + ABS([.A195]))*100" office:value-type="float" office:value="86.5470852017937" calcext:value-type="float">
            <text:p>86.5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C$1] + ABS([.A196]))*100" office:value-type="float" office:value="86.6071428571429" calcext:value-type="float">
            <text:p>86.6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C$1] + ABS([.A197]))*100" office:value-type="float" office:value="86.6666666666667" calcext:value-type="float">
            <text:p>86.6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C$1] + ABS([.A198]))*100" office:value-type="float" office:value="86.7256637168142" calcext:value-type="float">
            <text:p>86.7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C$1] + ABS([.A199]))*100" office:value-type="float" office:value="86.784140969163" calcext:value-type="float">
            <text:p>86.7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C$1] + ABS([.A200]))*100" office:value-type="float" office:value="86.8421052631579" calcext:value-type="float">
            <text:p>86.8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C$1] + ABS([.A201]))*100" office:value-type="float" office:value="86.8995633187773" calcext:value-type="float">
            <text:p>86.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C$1] + ABS([.A202]))*100" office:value-type="float" office:value="86.9565217391304" calcext:value-type="float">
            <text:p>86.9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C$1] + ABS([.A203]))*100" office:value-type="float" office:value="87.012987012987" calcext:value-type="float">
            <text:p>87.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C$1] + ABS([.A204]))*100" office:value-type="float" office:value="87.0689655172414" calcext:value-type="float">
            <text:p>87.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C$1] + ABS([.A205]))*100" office:value-type="float" office:value="87.1244635193133" calcext:value-type="float">
            <text:p>87.1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C$1] + ABS([.A206]))*100" office:value-type="float" office:value="87.1794871794872" calcext:value-type="float">
            <text:p>87.1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C$1] + ABS([.A207]))*100" office:value-type="float" office:value="87.2340425531915" calcext:value-type="float">
            <text:p>87.2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C$1] + ABS([.A208]))*100" office:value-type="float" office:value="87.2881355932203" calcext:value-type="float">
            <text:p>87.2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C$1] + ABS([.A209]))*100" office:value-type="float" office:value="87.3417721518987" calcext:value-type="float">
            <text:p>87.3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C$1] + ABS([.A210]))*100" office:value-type="float" office:value="87.3949579831933" calcext:value-type="float">
            <text:p>87.3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C$1] + ABS([.A211]))*100" office:value-type="float" office:value="87.4476987447699" calcext:value-type="float">
            <text:p>87.4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C$1] + ABS([.A212]))*100" office:value-type="float" office:value="87.5" calcext:value-type="float">
            <text:p>87.5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C$1] + ABS([.A213]))*100" office:value-type="float" office:value="87.551867219917" calcext:value-type="float">
            <text:p>87.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C$1] + ABS([.A214]))*100" office:value-type="float" office:value="87.603305785124" calcext:value-type="float">
            <text:p>87.6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C$1] + ABS([.A215]))*100" office:value-type="float" office:value="87.6543209876543" calcext:value-type="float">
            <text:p>87.6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C$1] + ABS([.A216]))*100" office:value-type="float" office:value="87.7049180327869" calcext:value-type="float">
            <text:p>87.7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C$1] + ABS([.A217]))*100" office:value-type="float" office:value="87.7551020408163" calcext:value-type="float">
            <text:p>87.7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C$1] + ABS([.A218]))*100" office:value-type="float" office:value="87.8048780487805" calcext:value-type="float">
            <text:p>87.8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C$1] + ABS([.A219]))*100" office:value-type="float" office:value="87.8542510121457" calcext:value-type="float">
            <text:p>87.8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C$1] + ABS([.A220]))*100" office:value-type="float" office:value="87.9032258064516" calcext:value-type="float">
            <text:p>87.9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C$1] + ABS([.A221]))*100" office:value-type="float" office:value="87.9518072289157" calcext:value-type="float">
            <text:p>87.9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C$1] + ABS([.A222]))*100" office:value-type="float" office:value="88" calcext:value-type="float">
            <text:p>88.0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C$1] + ABS([.A223]))*100" office:value-type="float" office:value="88.0478087649403" calcext:value-type="float">
            <text:p>88.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C$1] + ABS([.A224]))*100" office:value-type="float" office:value="88.0952380952381" calcext:value-type="float">
            <text:p>88.1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C$1] + ABS([.A225]))*100" office:value-type="float" office:value="88.1422924901186" calcext:value-type="float">
            <text:p>88.1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C$1] + ABS([.A226]))*100" office:value-type="float" office:value="88.1889763779528" calcext:value-type="float">
            <text:p>88.1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C$1] + ABS([.A227]))*100" office:value-type="float" office:value="88.2352941176471" calcext:value-type="float">
            <text:p>88.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C$1] + ABS([.A228]))*100" office:value-type="float" office:value="88.28125" calcext:value-type="float">
            <text:p>88.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C$1] + ABS([.A229]))*100" office:value-type="float" office:value="88.3268482490272" calcext:value-type="float">
            <text:p>88.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C$1] + ABS([.A230]))*100" office:value-type="float" office:value="88.3720930232558" calcext:value-type="float">
            <text:p>88.3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C$1] + ABS([.A231]))*100" office:value-type="float" office:value="88.4169884169884" calcext:value-type="float">
            <text:p>88.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C$1] + ABS([.A232]))*100" office:value-type="float" office:value="88.4615384615385" calcext:value-type="float">
            <text:p>88.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C$1] + ABS([.A233]))*100" office:value-type="float" office:value="88.5057471264368" calcext:value-type="float">
            <text:p>88.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C$1] + ABS([.A234]))*100" office:value-type="float" office:value="88.5496183206107" calcext:value-type="float">
            <text:p>88.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C$1] + ABS([.A235]))*100" office:value-type="float" office:value="88.5931558935361" calcext:value-type="float">
            <text:p>88.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C$1] + ABS([.A236]))*100" office:value-type="float" office:value="88.6363636363636" calcext:value-type="float">
            <text:p>88.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C$1] + ABS([.A237]))*100" office:value-type="float" office:value="88.6792452830189" calcext:value-type="float">
            <text:p>88.6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C$1] + ABS([.A238]))*100" office:value-type="float" office:value="88.7218045112782" calcext:value-type="float">
            <text:p>88.7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C$1] + ABS([.A239]))*100" office:value-type="float" office:value="88.7640449438202" calcext:value-type="float">
            <text:p>88.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C$1] + ABS([.A240]))*100" office:value-type="float" office:value="88.8059701492537" calcext:value-type="float">
            <text:p>88.8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C$1] + ABS([.A241]))*100" office:value-type="float" office:value="88.8475836431227" calcext:value-type="float">
            <text:p>88.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C$1] + ABS([.A242]))*100" office:value-type="float" office:value="88.8888888888889" calcext:value-type="float">
            <text:p>88.8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C$1] + ABS([.A243]))*100" office:value-type="float" office:value="88.929889298893" calcext:value-type="float">
            <text:p>88.9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C$1] + ABS([.A244]))*100" office:value-type="float" office:value="88.9705882352941" calcext:value-type="float">
            <text:p>88.9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C$1] + ABS([.A245]))*100" office:value-type="float" office:value="89.010989010989" calcext:value-type="float">
            <text:p>89.0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C$1] + ABS([.A246]))*100" office:value-type="float" office:value="89.051094890511" calcext:value-type="float">
            <text:p>89.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C$1] + ABS([.A247]))*100" office:value-type="float" office:value="89.0909090909091" calcext:value-type="float">
            <text:p>89.0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C$1] + ABS([.A248]))*100" office:value-type="float" office:value="89.1304347826087" calcext:value-type="float">
            <text:p>89.1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C$1] + ABS([.A249]))*100" office:value-type="float" office:value="89.1696750902527" calcext:value-type="float">
            <text:p>89.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C$1] + ABS([.A250]))*100" office:value-type="float" office:value="89.2086330935252" calcext:value-type="float">
            <text:p>89.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C$1] + ABS([.A251]))*100" office:value-type="float" office:value="89.247311827957" calcext:value-type="float">
            <text:p>89.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C$1] + ABS([.A252]))*100" office:value-type="float" office:value="89.2857142857143" calcext:value-type="float">
            <text:p>89.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C$1] + ABS([.A253]))*100" office:value-type="float" office:value="89.3238434163701" calcext:value-type="float">
            <text:p>89.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C$1] + ABS([.A254]))*100" office:value-type="float" office:value="89.3617021276596" calcext:value-type="float">
            <text:p>89.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C$1] + ABS([.A255]))*100" office:value-type="float" office:value="89.3992932862191" calcext:value-type="float">
            <text:p>89.4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C$1] + ABS([.A256]))*100" office:value-type="float" office:value="89.4366197183099" calcext:value-type="float">
            <text:p>89.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C$1] + ABS([.A257]))*100" office:value-type="float" office:value="89.4736842105263" calcext:value-type="float">
            <text:p>89.4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C$1] + ABS([.A258]))*100" office:value-type="float" office:value="89.5104895104895" calcext:value-type="float">
            <text:p>89.5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C$1] + ABS([.A259]))*100" office:value-type="float" office:value="89.5470383275261" calcext:value-type="float">
            <text:p>89.5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C$1] + ABS([.A260]))*100" office:value-type="float" office:value="89.5833333333333" calcext:value-type="float">
            <text:p>89.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C$1] + ABS([.A261]))*100" office:value-type="float" office:value="89.6193771626298" calcext:value-type="float">
            <text:p>89.6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C$1] + ABS([.A262]))*100" office:value-type="float" office:value="89.6551724137931" calcext:value-type="float">
            <text:p>89.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C$1] + ABS([.A263]))*100" office:value-type="float" office:value="89.6907216494845" calcext:value-type="float">
            <text:p>89.6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C$1] + ABS([.A264]))*100" office:value-type="float" office:value="89.7260273972603" calcext:value-type="float">
            <text:p>89.7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C$1] + ABS([.A265]))*100" office:value-type="float" office:value="89.7610921501707" calcext:value-type="float">
            <text:p>89.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C$1] + ABS([.A266]))*100" office:value-type="float" office:value="89.795918367347" calcext:value-type="float">
            <text:p>89.8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C$1] + ABS([.A267]))*100" office:value-type="float" office:value="89.8305084745763" calcext:value-type="float">
            <text:p>89.8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C$1] + ABS([.A268]))*100" office:value-type="float" office:value="89.8648648648649" calcext:value-type="float">
            <text:p>89.8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C$1] + ABS([.A269]))*100" office:value-type="float" office:value="89.8989898989899" calcext:value-type="float">
            <text:p>89.9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C$1] + ABS([.A270]))*100" office:value-type="float" office:value="89.9328859060403" calcext:value-type="float">
            <text:p>89.9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C$1] + ABS([.A271]))*100" office:value-type="float" office:value="89.9665551839465" calcext:value-type="float">
            <text:p>89.9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C$1] + ABS([.A272]))*100"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C$1] + ABS([.A273]))*100" office:value-type="float" office:value="90.0332225913621" calcext:value-type="float">
            <text:p>90.0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C$1] + ABS([.A274]))*100" office:value-type="float" office:value="90.0662251655629" calcext:value-type="float">
            <text:p>90.0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C$1] + ABS([.A275]))*100" office:value-type="float" office:value="90.0990099009901" calcext:value-type="float">
            <text:p>90.1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C$1] + ABS([.A276]))*100" office:value-type="float" office:value="90.1315789473684" calcext:value-type="float">
            <text:p>90.1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C$1] + ABS([.A277]))*100" office:value-type="float" office:value="90.1639344262295" calcext:value-type="float">
            <text:p>90.1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C$1] + ABS([.A278]))*100" office:value-type="float" office:value="90.1960784313726" calcext:value-type="float">
            <text:p>90.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C$1] + ABS([.A279]))*100" office:value-type="float" office:value="90.228013029316" calcext:value-type="float">
            <text:p>90.2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C$1] + ABS([.A280]))*100" office:value-type="float" office:value="90.2597402597403" calcext:value-type="float">
            <text:p>90.2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C$1] + ABS([.A281]))*100" office:value-type="float" office:value="90.2912621359223" calcext:value-type="float">
            <text:p>90.2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C$1] + ABS([.A282]))*100" office:value-type="float" office:value="90.3225806451613" calcext:value-type="float">
            <text:p>90.3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C$1] + ABS([.A283]))*100" office:value-type="float" office:value="90.3536977491961" calcext:value-type="float">
            <text:p>90.3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C$1] + ABS([.A284]))*100" office:value-type="float" office:value="90.3846153846154" calcext:value-type="float">
            <text:p>90.3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C$1] + ABS([.A285]))*100" office:value-type="float" office:value="90.4153354632588" calcext:value-type="float">
            <text:p>90.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C$1] + ABS([.A286]))*100" office:value-type="float" office:value="90.4458598726115" calcext:value-type="float">
            <text:p>90.4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C$1] + ABS([.A287]))*100" office:value-type="float" office:value="90.4761904761905" calcext:value-type="float">
            <text:p>90.4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C$1] + ABS([.A288]))*100" office:value-type="float" office:value="90.5063291139241" calcext:value-type="float">
            <text:p>90.5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C$1] + ABS([.A289]))*100" office:value-type="float" office:value="90.5362776025237" calcext:value-type="float">
            <text:p>90.5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C$1] + ABS([.A290]))*100" office:value-type="float" office:value="90.5660377358491" calcext:value-type="float">
            <text:p>90.5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C$1] + ABS([.A291]))*100" office:value-type="float" office:value="90.5956112852665" calcext:value-type="float">
            <text:p>90.6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C$1] + ABS([.A292]))*100" office:value-type="float" office:value="90.625" calcext:value-type="float">
            <text:p>90.6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C$1] + ABS([.A293]))*100" office:value-type="float" office:value="90.6542056074767" calcext:value-type="float">
            <text:p>90.6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C$1] + ABS([.A294]))*100" office:value-type="float" office:value="90.6832298136646" calcext:value-type="float">
            <text:p>90.6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C$1] + ABS([.A295]))*100" office:value-type="float" office:value="90.7120743034056" calcext:value-type="float">
            <text:p>90.7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C$1] + ABS([.A296]))*100" office:value-type="float" office:value="90.7407407407407" calcext:value-type="float">
            <text:p>90.7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C$1] + ABS([.A297]))*100" office:value-type="float" office:value="90.7692307692308" calcext:value-type="float">
            <text:p>90.7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C$1] + ABS([.A298]))*100" office:value-type="float" office:value="90.7975460122699" calcext:value-type="float">
            <text:p>90.8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C$1] + ABS([.A299]))*100" office:value-type="float" office:value="90.8256880733945" calcext:value-type="float">
            <text:p>90.8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C$1] + ABS([.A300]))*100" office:value-type="float" office:value="90.8536585365854" calcext:value-type="float">
            <text:p>90.8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C$1] + ABS([.A301]))*100" office:value-type="float" office:value="90.8814589665654" calcext:value-type="float">
            <text:p>90.8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C$1] + ABS([.A302]))*100" office:value-type="float" office:value="90.9090909090909" calcext:value-type="float">
            <text:p>90.9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C$1] + ABS([.A303]))*100" office:value-type="float" office:value="90.9365558912387" calcext:value-type="float">
            <text:p>90.9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C$1] + ABS([.A304]))*100" office:value-type="float" office:value="90.9638554216867" calcext:value-type="float">
            <text:p>90.9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C$1] + ABS([.A305]))*100" office:value-type="float" office:value="90.990990990991" calcext:value-type="float">
            <text:p>90.9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C$1] + ABS([.A306]))*100" office:value-type="float" office:value="91.0179640718563" calcext:value-type="float">
            <text:p>91.0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C$1] + ABS([.A307]))*100" office:value-type="float" office:value="91.044776119403" calcext:value-type="float">
            <text:p>91.0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C$1] + ABS([.A308]))*100" office:value-type="float" office:value="91.0714285714286" calcext:value-type="float">
            <text:p>91.0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C$1] + ABS([.A309]))*100" office:value-type="float" office:value="91.0979228486647" calcext:value-type="float">
            <text:p>91.1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C$1] + ABS([.A310]))*100" office:value-type="float" office:value="91.1242603550296" calcext:value-type="float">
            <text:p>91.1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C$1] + ABS([.A311]))*100" office:value-type="float" office:value="91.1504424778761" calcext:value-type="float">
            <text:p>91.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C$1] + ABS([.A312]))*100" office:value-type="float" office:value="91.1764705882353" calcext:value-type="float">
            <text:p>91.1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C$1] + ABS([.A313]))*100" office:value-type="float" office:value="91.2023460410557" calcext:value-type="float">
            <text:p>91.2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C$1] + ABS([.A314]))*100" office:value-type="float" office:value="91.2280701754386" calcext:value-type="float">
            <text:p>91.2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C$1] + ABS([.A315]))*100" office:value-type="float" office:value="91.2536443148688" calcext:value-type="float">
            <text:p>91.2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C$1] + ABS([.A316]))*100" office:value-type="float" office:value="91.2790697674419" calcext:value-type="float">
            <text:p>91.2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C$1] + ABS([.A317]))*100" office:value-type="float" office:value="91.304347826087" calcext:value-type="float">
            <text:p>91.3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C$1] + ABS([.A318]))*100" office:value-type="float" office:value="91.3294797687861" calcext:value-type="float">
            <text:p>91.3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C$1] + ABS([.A319]))*100" office:value-type="float" office:value="91.3544668587896" calcext:value-type="float">
            <text:p>91.3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C$1] + ABS([.A320]))*100" office:value-type="float" office:value="91.3793103448276" calcext:value-type="float">
            <text:p>91.3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C$1] + ABS([.A321]))*100" office:value-type="float" office:value="91.404011461318" calcext:value-type="float">
            <text:p>91.4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C$1] + ABS([.A322]))*100" office:value-type="float" office:value="91.4285714285714" calcext:value-type="float">
            <text:p>91.4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C$1] + ABS([.A323]))*100" office:value-type="float" office:value="91.4529914529915" calcext:value-type="float">
            <text:p>91.4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C$1] + ABS([.A324]))*100" office:value-type="float" office:value="91.4772727272727" calcext:value-type="float">
            <text:p>91.4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C$1] + ABS([.A325]))*100" office:value-type="float" office:value="91.5014164305949" calcext:value-type="float">
            <text:p>91.5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C$1] + ABS([.A326]))*100" office:value-type="float" office:value="91.5254237288136" calcext:value-type="float">
            <text:p>91.5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C$1] + ABS([.A327]))*100" office:value-type="float" office:value="91.5492957746479" calcext:value-type="float">
            <text:p>91.5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C$1] + ABS([.A328]))*100" office:value-type="float" office:value="91.5730337078652" calcext:value-type="float">
            <text:p>91.5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C$1] + ABS([.A329]))*100" office:value-type="float" office:value="91.5966386554622" calcext:value-type="float">
            <text:p>91.6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C$1] + ABS([.A330]))*100" office:value-type="float" office:value="91.6201117318436" calcext:value-type="float">
            <text:p>91.6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C$1] + ABS([.A331]))*100" office:value-type="float" office:value="91.6434540389972" calcext:value-type="float">
            <text:p>91.6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C$1] + ABS([.A332]))*100" office:value-type="float" office:value="91.6666666666667" calcext:value-type="float">
            <text:p>91.6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C$1] + ABS([.A333]))*100" office:value-type="float" office:value="91.6897506925208" calcext:value-type="float">
            <text:p>91.6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C$1] + ABS([.A334]))*100" office:value-type="float" office:value="91.7127071823204" calcext:value-type="float">
            <text:p>91.7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C$1] + ABS([.A335]))*100" office:value-type="float" office:value="91.7355371900826" calcext:value-type="float">
            <text:p>91.7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C$1] + ABS([.A336]))*100" office:value-type="float" office:value="91.7582417582418" calcext:value-type="float">
            <text:p>91.7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C$1] + ABS([.A337]))*100" office:value-type="float" office:value="91.7808219178082" calcext:value-type="float">
            <text:p>91.7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C$1] + ABS([.A338]))*100" office:value-type="float" office:value="91.8032786885246" calcext:value-type="float">
            <text:p>91.8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C$1] + ABS([.A339]))*100" office:value-type="float" office:value="91.8256130790191" calcext:value-type="float">
            <text:p>91.8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C$1] + ABS([.A340]))*100" office:value-type="float" office:value="91.8478260869565" calcext:value-type="float">
            <text:p>91.8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C$1] + ABS([.A341]))*100" office:value-type="float" office:value="91.869918699187" calcext:value-type="float">
            <text:p>91.8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C$1] + ABS([.A342]))*100" office:value-type="float" office:value="91.8918918918919" calcext:value-type="float">
            <text:p>91.8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C$1] + ABS([.A343]))*100" office:value-type="float" office:value="91.9137466307278" calcext:value-type="float">
            <text:p>91.9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C$1] + ABS([.A344]))*100" office:value-type="float" office:value="91.9354838709677" calcext:value-type="float">
            <text:p>91.9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C$1] + ABS([.A345]))*100" office:value-type="float" office:value="91.9571045576408" calcext:value-type="float">
            <text:p>91.9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C$1] + ABS([.A346]))*100" office:value-type="float" office:value="91.9786096256685" calcext:value-type="float">
            <text:p>91.9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C$1] + ABS([.A347]))*100" office:value-type="float" office:value="92" calcext:value-type="float">
            <text:p>92.0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C$1] + ABS([.A348]))*100" office:value-type="float" office:value="92.0212765957447" calcext:value-type="float">
            <text:p>92.0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C$1] + ABS([.A349]))*100" office:value-type="float" office:value="92.0424403183024" calcext:value-type="float">
            <text:p>92.0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C$1] + ABS([.A350]))*100" office:value-type="float" office:value="92.0634920634921" calcext:value-type="float">
            <text:p>92.0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C$1] + ABS([.A351]))*100" office:value-type="float" office:value="92.0844327176781" calcext:value-type="float">
            <text:p>92.0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C$1] + ABS([.A352]))*100" office:value-type="float" office:value="92.1052631578947" calcext:value-type="float">
            <text:p>92.1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C$1] + ABS([.A353]))*100" office:value-type="float" office:value="92.1259842519685" calcext:value-type="float">
            <text:p>92.1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C$1] + ABS([.A354]))*100" office:value-type="float" office:value="92.1465968586388" calcext:value-type="float">
            <text:p>92.1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C$1] + ABS([.A355]))*100" office:value-type="float" office:value="92.1671018276762" calcext:value-type="float">
            <text:p>92.1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C$1] + ABS([.A356]))*100" office:value-type="float" office:value="92.1875" calcext:value-type="float">
            <text:p>92.1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C$1] + ABS([.A357]))*100" office:value-type="float" office:value="92.2077922077922" calcext:value-type="float">
            <text:p>92.2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C$1] + ABS([.A358]))*100" office:value-type="float" office:value="92.2279792746114" calcext:value-type="float">
            <text:p>92.2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C$1] + ABS([.A359]))*100" office:value-type="float" office:value="92.2480620155039" calcext:value-type="float">
            <text:p>92.2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C$1] + ABS([.A360]))*100" office:value-type="float" office:value="92.2680412371134" calcext:value-type="float">
            <text:p>92.2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C$1] + ABS([.A361]))*100" office:value-type="float" office:value="92.2879177377892" calcext:value-type="float">
            <text:p>92.2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C$1] + ABS([.A362]))*100" office:value-type="float" office:value="92.3076923076923" calcext:value-type="float">
            <text:p>92.3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C$1] + ABS([.A363]))*100" office:value-type="float" office:value="92.3273657289003" calcext:value-type="float">
            <text:p>92.3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C$1] + ABS([.A364]))*100" office:value-type="float" office:value="92.3469387755102" calcext:value-type="float">
            <text:p>92.3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C$1] + ABS([.A365]))*100" office:value-type="float" office:value="92.3664122137405" calcext:value-type="float">
            <text:p>92.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C$1] + ABS([.A366]))*100" office:value-type="float" office:value="92.3857868020304" calcext:value-type="float">
            <text:p>92.3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C$1] + ABS([.A367]))*100" office:value-type="float" office:value="92.4050632911392" calcext:value-type="float">
            <text:p>92.4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C$1] + ABS([.A368]))*100" office:value-type="float" office:value="92.4242424242424" calcext:value-type="float">
            <text:p>92.4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C$1] + ABS([.A369]))*100" office:value-type="float" office:value="92.4433249370277" calcext:value-type="float">
            <text:p>92.4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C$1] + ABS([.A370]))*100" office:value-type="float" office:value="92.462311557789" calcext:value-type="float">
            <text:p>92.4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C$1] + ABS([.A371]))*100" office:value-type="float" office:value="92.4812030075188" calcext:value-type="float">
            <text:p>92.4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C$1] + ABS([.A372]))*100" office:value-type="float" office:value="92.5" calcext:value-type="float">
            <text:p>92.5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C$1] + ABS([.A373]))*100" office:value-type="float" office:value="92.5187032418953" calcext:value-type="float">
            <text:p>92.5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C$1] + ABS([.A374]))*100" office:value-type="float" office:value="92.5373134328358" calcext:value-type="float">
            <text:p>92.5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C$1] + ABS([.A375]))*100" office:value-type="float" office:value="92.5558312655087" calcext:value-type="float">
            <text:p>92.5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C$1] + ABS([.A376]))*100" office:value-type="float" office:value="92.5742574257426" calcext:value-type="float">
            <text:p>92.5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C$1] + ABS([.A377]))*100" office:value-type="float" office:value="92.5925925925926" calcext:value-type="float">
            <text:p>92.5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C$1] + ABS([.A378]))*100" office:value-type="float" office:value="92.6108374384237" calcext:value-type="float">
            <text:p>92.6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C$1] + ABS([.A379]))*100" office:value-type="float" office:value="92.6289926289926" calcext:value-type="float">
            <text:p>92.6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C$1] + ABS([.A380]))*100" office:value-type="float" office:value="92.6470588235294" calcext:value-type="float">
            <text:p>92.6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C$1] + ABS([.A381]))*100" office:value-type="float" office:value="92.6650366748166" calcext:value-type="float">
            <text:p>92.6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C$1] + ABS([.A382]))*100" office:value-type="float" office:value="92.6829268292683" calcext:value-type="float">
            <text:p>92.6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C$1] + ABS([.A383]))*100" office:value-type="float" office:value="92.7007299270073" calcext:value-type="float">
            <text:p>92.7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C$1] + ABS([.A384]))*100" office:value-type="float" office:value="92.7184466019417" calcext:value-type="float">
            <text:p>92.7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C$1] + ABS([.A385]))*100" office:value-type="float" office:value="92.7360774818402" calcext:value-type="float">
            <text:p>92.7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C$1] + ABS([.A386]))*100" office:value-type="float" office:value="92.7536231884058" calcext:value-type="float">
            <text:p>92.7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C$1] + ABS([.A387]))*100" office:value-type="float" office:value="92.7710843373494" calcext:value-type="float">
            <text:p>92.7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C$1] + ABS([.A388]))*100" office:value-type="float" office:value="92.7884615384616" calcext:value-type="float">
            <text:p>92.7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C$1] + ABS([.A389]))*100" office:value-type="float" office:value="92.8057553956834" calcext:value-type="float">
            <text:p>92.8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C$1] + ABS([.A390]))*100" office:value-type="float" office:value="92.822966507177" calcext:value-type="float">
            <text:p>92.8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C$1] + ABS([.A391]))*100" office:value-type="float" office:value="92.8400954653938" calcext:value-type="float">
            <text:p>92.8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C$1] + ABS([.A392]))*100" office:value-type="float" office:value="92.8571428571429" calcext:value-type="float">
            <text:p>92.8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C$1] + ABS([.A393]))*100" office:value-type="float" office:value="92.874109263658" calcext:value-type="float">
            <text:p>92.8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C$1] + ABS([.A394]))*100" office:value-type="float" office:value="92.8909952606635" calcext:value-type="float">
            <text:p>92.8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C$1] + ABS([.A395]))*100" office:value-type="float" office:value="92.9078014184397" calcext:value-type="float">
            <text:p>92.9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C$1] + ABS([.A396]))*100" office:value-type="float" office:value="92.9245283018868" calcext:value-type="float">
            <text:p>92.9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C$1] + ABS([.A397]))*100" office:value-type="float" office:value="92.9411764705882" calcext:value-type="float">
            <text:p>92.9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C$1] + ABS([.A398]))*100" office:value-type="float" office:value="92.9577464788732" calcext:value-type="float">
            <text:p>92.9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C$1] + ABS([.A399]))*100" office:value-type="float" office:value="92.9742388758782" calcext:value-type="float">
            <text:p>92.9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C$1] + ABS([.A400]))*100" office:value-type="float" office:value="92.9906542056075" calcext:value-type="float">
            <text:p>92.9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C$1] + ABS([.A401]))*100" office:value-type="float" office:value="93.006993006993" calcext:value-type="float">
            <text:p>93.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C$1] + ABS([.A402]))*100" office:value-type="float" office:value="93.0232558139535" calcext:value-type="float">
            <text:p>93.0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C$1] + ABS([.A403]))*100" office:value-type="float" office:value="93.0394431554524" calcext:value-type="float">
            <text:p>93.0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C$1] + ABS([.A404]))*100" office:value-type="float" office:value="93.0555555555556" calcext:value-type="float">
            <text:p>93.0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C$1] + ABS([.A405]))*100" office:value-type="float" office:value="93.0715935334873" calcext:value-type="float">
            <text:p>93.0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C$1] + ABS([.A406]))*100" office:value-type="float" office:value="93.0875576036866" calcext:value-type="float">
            <text:p>93.0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C$1] + ABS([.A407]))*100" office:value-type="float" office:value="93.1034482758621" calcext:value-type="float">
            <text:p>93.1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C$1] + ABS([.A408]))*100" office:value-type="float" office:value="93.1192660550459" calcext:value-type="float">
            <text:p>93.1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C$1] + ABS([.A409]))*100" office:value-type="float" office:value="93.1350114416476" calcext:value-type="float">
            <text:p>93.1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C$1] + ABS([.A410]))*100" office:value-type="float" office:value="93.1506849315069" calcext:value-type="float">
            <text:p>93.1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C$1] + ABS([.A411]))*100" office:value-type="float" office:value="93.1662870159453" calcext:value-type="float">
            <text:p>93.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C$1] + ABS([.A412]))*100" office:value-type="float" office:value="93.1818181818182" calcext:value-type="float">
            <text:p>93.1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C$1] + ABS([.A413]))*100" office:value-type="float" office:value="93.1972789115646" calcext:value-type="float">
            <text:p>93.2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C$1] + ABS([.A414]))*100" office:value-type="float" office:value="93.2126696832579" calcext:value-type="float">
            <text:p>93.2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C$1] + ABS([.A415]))*100" office:value-type="float" office:value="93.2279909706546" calcext:value-type="float">
            <text:p>93.2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C$1] + ABS([.A416]))*100" office:value-type="float" office:value="93.2432432432432" calcext:value-type="float">
            <text:p>93.2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C$1] + ABS([.A417]))*100" office:value-type="float" office:value="93.2584269662921" calcext:value-type="float">
            <text:p>93.2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C$1] + ABS([.A418]))*100" office:value-type="float" office:value="93.2735426008969" calcext:value-type="float">
            <text:p>93.2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C$1] + ABS([.A419]))*100" office:value-type="float" office:value="93.2885906040269" calcext:value-type="float">
            <text:p>93.2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C$1] + ABS([.A420]))*100" office:value-type="float" office:value="93.3035714285714" calcext:value-type="float">
            <text:p>93.3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C$1] + ABS([.A421]))*100" office:value-type="float" office:value="93.3184855233853" calcext:value-type="float">
            <text:p>93.3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C$1] + ABS([.A422]))*100" office:value-type="float" office:value="93.3333333333333" calcext:value-type="float">
            <text:p>93.3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C$1] + ABS([.A423]))*100" office:value-type="float" office:value="93.3481152993348" calcext:value-type="float">
            <text:p>93.3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C$1] + ABS([.A424]))*100" office:value-type="float" office:value="93.3628318584071" calcext:value-type="float">
            <text:p>93.3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C$1] + ABS([.A425]))*100" office:value-type="float" office:value="93.3774834437086" calcext:value-type="float">
            <text:p>93.3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C$1] + ABS([.A426]))*100" office:value-type="float" office:value="93.3920704845815" calcext:value-type="float">
            <text:p>93.3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C$1] + ABS([.A427]))*100" office:value-type="float" office:value="93.4065934065934" calcext:value-type="float">
            <text:p>93.4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C$1] + ABS([.A428]))*100" office:value-type="float" office:value="93.4210526315789" calcext:value-type="float">
            <text:p>93.4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C$1] + ABS([.A429]))*100" office:value-type="float" office:value="93.4354485776805" calcext:value-type="float">
            <text:p>93.4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C$1] + ABS([.A430]))*100" office:value-type="float" office:value="93.4497816593887" calcext:value-type="float">
            <text:p>93.4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C$1] + ABS([.A431]))*100" office:value-type="float" office:value="93.4640522875817" calcext:value-type="float">
            <text:p>93.4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C$1] + ABS([.A432]))*100" office:value-type="float" office:value="93.4782608695652" calcext:value-type="float">
            <text:p>93.4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C$1] + ABS([.A433]))*100" office:value-type="float" office:value="93.4924078091106" calcext:value-type="float">
            <text:p>93.4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C$1] + ABS([.A434]))*100" office:value-type="float" office:value="93.5064935064935" calcext:value-type="float">
            <text:p>93.5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C$1] + ABS([.A435]))*100" office:value-type="float" office:value="93.5205183585313" calcext:value-type="float">
            <text:p>93.5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C$1] + ABS([.A436]))*100" office:value-type="float" office:value="93.5344827586207" calcext:value-type="float">
            <text:p>93.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C$1] + ABS([.A437]))*100" office:value-type="float" office:value="93.5483870967742" calcext:value-type="float">
            <text:p>93.5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C$1] + ABS([.A438]))*100" office:value-type="float" office:value="93.5622317596567" calcext:value-type="float">
            <text:p>93.5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C$1] + ABS([.A439]))*100" office:value-type="float" office:value="93.576017130621" calcext:value-type="float">
            <text:p>93.5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C$1] + ABS([.A440]))*100" office:value-type="float" office:value="93.5897435897436" calcext:value-type="float">
            <text:p>93.5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C$1] + ABS([.A441]))*100" office:value-type="float" office:value="93.6034115138593" calcext:value-type="float">
            <text:p>93.6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C$1] + ABS([.A442]))*100" office:value-type="float" office:value="93.6170212765957" calcext:value-type="float">
            <text:p>93.6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C$1] + ABS([.A443]))*100" office:value-type="float" office:value="93.6305732484076" calcext:value-type="float">
            <text:p>93.6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C$1] + ABS([.A444]))*100" office:value-type="float" office:value="93.6440677966102" calcext:value-type="float">
            <text:p>93.6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C$1] + ABS([.A445]))*100" office:value-type="float" office:value="93.6575052854123" calcext:value-type="float">
            <text:p>93.6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C$1] + ABS([.A446]))*100" office:value-type="float" office:value="93.6708860759494" calcext:value-type="float">
            <text:p>93.6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C$1] + ABS([.A447]))*100" office:value-type="float" office:value="93.6842105263158" calcext:value-type="float">
            <text:p>93.6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C$1] + ABS([.A448]))*100" office:value-type="float" office:value="93.6974789915966" calcext:value-type="float">
            <text:p>93.7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C$1] + ABS([.A449]))*100" office:value-type="float" office:value="93.7106918238994" calcext:value-type="float">
            <text:p>93.7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C$1] + ABS([.A450]))*100" office:value-type="float" office:value="93.7238493723849" calcext:value-type="float">
            <text:p>93.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C$1] + ABS([.A451]))*100" office:value-type="float" office:value="93.7369519832985" calcext:value-type="float">
            <text:p>93.7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C$1] + ABS([.A452]))*100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C$1] + ABS([.A453]))*100" office:value-type="float" office:value="93.7629937629938" calcext:value-type="float">
            <text:p>93.7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C$1] + ABS([.A454]))*100" office:value-type="float" office:value="93.7759336099585" calcext:value-type="float">
            <text:p>93.7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C$1] + ABS([.A455]))*100" office:value-type="float" office:value="93.7888198757764" calcext:value-type="float">
            <text:p>93.79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C$1] + ABS([.A456]))*100" office:value-type="float" office:value="93.801652892562" calcext:value-type="float">
            <text:p>93.8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C$1] + ABS([.A457]))*100" office:value-type="float" office:value="93.8144329896907" calcext:value-type="float">
            <text:p>93.8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C$1] + ABS([.A458]))*100" office:value-type="float" office:value="93.8271604938272" calcext:value-type="float">
            <text:p>93.8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C$1] + ABS([.A459]))*100" office:value-type="float" office:value="93.8398357289528" calcext:value-type="float">
            <text:p>93.8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C$1] + ABS([.A460]))*100" office:value-type="float" office:value="93.8524590163934" calcext:value-type="float">
            <text:p>93.8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C$1] + ABS([.A461]))*100" office:value-type="float" office:value="93.8650306748466" calcext:value-type="float">
            <text:p>93.8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C$1] + ABS([.A462]))*100" office:value-type="float" office:value="93.8775510204082" calcext:value-type="float">
            <text:p>93.8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C$1] + ABS([.A463]))*100" office:value-type="float" office:value="93.8900203665988" calcext:value-type="float">
            <text:p>93.8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C$1] + ABS([.A464]))*100" office:value-type="float" office:value="93.9024390243902" calcext:value-type="float">
            <text:p>93.9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C$1] + ABS([.A465]))*100" office:value-type="float" office:value="93.9148073022312" calcext:value-type="float">
            <text:p>93.9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C$1] + ABS([.A466]))*100" office:value-type="float" office:value="93.9271255060729" calcext:value-type="float">
            <text:p>93.9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C$1] + ABS([.A467]))*100" office:value-type="float" office:value="93.9393939393939" calcext:value-type="float">
            <text:p>93.9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C$1] + ABS([.A468]))*100" office:value-type="float" office:value="93.9516129032258" calcext:value-type="float">
            <text:p>93.9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C$1] + ABS([.A469]))*100" office:value-type="float" office:value="93.9637826961771" calcext:value-type="float">
            <text:p>93.9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C$1] + ABS([.A470]))*100" office:value-type="float" office:value="93.9759036144578" calcext:value-type="float">
            <text:p>93.9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C$1] + ABS([.A471]))*100" office:value-type="float" office:value="93.9879759519038" calcext:value-type="float">
            <text:p>93.9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C$1] + ABS([.A472]))*100"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C$1] + ABS([.A473]))*100" office:value-type="float" office:value="94.0119760479042" calcext:value-type="float">
            <text:p>94.0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C$1] + ABS([.A474]))*100" office:value-type="float" office:value="94.0239043824701" calcext:value-type="float">
            <text:p>94.0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C$1] + ABS([.A475]))*100" office:value-type="float" office:value="94.0357852882704" calcext:value-type="float">
            <text:p>94.0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C$1] + ABS([.A476]))*100" office:value-type="float" office:value="94.0476190476191" calcext:value-type="float">
            <text:p>94.0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C$1] + ABS([.A477]))*100" office:value-type="float" office:value="94.0594059405941" calcext:value-type="float">
            <text:p>94.0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C$1] + ABS([.A478]))*100" office:value-type="float" office:value="94.0711462450593" calcext:value-type="float">
            <text:p>94.0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C$1] + ABS([.A479]))*100" office:value-type="float" office:value="94.0828402366864" calcext:value-type="float">
            <text:p>94.0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C$1] + ABS([.A480]))*100" office:value-type="float" office:value="94.0944881889764" calcext:value-type="float">
            <text:p>94.0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C$1] + ABS([.A481]))*100" office:value-type="float" office:value="94.106090373281" calcext:value-type="float">
            <text:p>94.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C$1] + ABS([.A482]))*100" office:value-type="float" office:value="94.1176470588235" calcext:value-type="float">
            <text:p>94.1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C$1] + ABS([.A483]))*100" office:value-type="float" office:value="94.1291585127201" calcext:value-type="float">
            <text:p>94.1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C$1] + ABS([.A484]))*100" office:value-type="float" office:value="94.140625" calcext:value-type="float">
            <text:p>94.1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C$1] + ABS([.A485]))*100" office:value-type="float" office:value="94.1520467836257" calcext:value-type="float">
            <text:p>94.1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C$1] + ABS([.A486]))*100" office:value-type="float" office:value="94.1634241245136" calcext:value-type="float">
            <text:p>94.1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C$1] + ABS([.A487]))*100" office:value-type="float" office:value="94.1747572815534" calcext:value-type="float">
            <text:p>94.1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C$1] + ABS([.A488]))*100" office:value-type="float" office:value="94.1860465116279" calcext:value-type="float">
            <text:p>94.1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C$1] + ABS([.A489]))*100" office:value-type="float" office:value="94.1972920696325" calcext:value-type="float">
            <text:p>94.2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C$1] + ABS([.A490]))*100" office:value-type="float" office:value="94.2084942084942" calcext:value-type="float">
            <text:p>94.2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C$1] + ABS([.A491]))*100" office:value-type="float" office:value="94.2196531791908" calcext:value-type="float">
            <text:p>94.2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C$1] + ABS([.A492]))*100" office:value-type="float" office:value="94.2307692307692" calcext:value-type="float">
            <text:p>94.2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C$1] + ABS([.A493]))*100" office:value-type="float" office:value="94.2418426103647" calcext:value-type="float">
            <text:p>94.2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C$1] + ABS([.A494]))*100" office:value-type="float" office:value="94.2528735632184" calcext:value-type="float">
            <text:p>94.2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C$1] + ABS([.A495]))*100" office:value-type="float" office:value="94.263862332696" calcext:value-type="float">
            <text:p>94.2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C$1] + ABS([.A496]))*100" office:value-type="float" office:value="94.2748091603053" calcext:value-type="float">
            <text:p>94.2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C$1] + ABS([.A497]))*100" office:value-type="float" office:value="94.2857142857143" calcext:value-type="float">
            <text:p>94.2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C$1] + ABS([.A498]))*100" office:value-type="float" office:value="94.2965779467681" calcext:value-type="float">
            <text:p>94.3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C$1] + ABS([.A499]))*100" office:value-type="float" office:value="94.3074003795067" calcext:value-type="float">
            <text:p>94.3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C$1] + ABS([.A500]))*100" office:value-type="float" office:value="94.3181818181818" calcext:value-type="float">
            <text:p>94.3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C$1] + ABS([.A501]))*100" office:value-type="float" office:value="94.3289224952741" calcext:value-type="float">
            <text:p>94.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C$1] + ABS([.A502]))*100" office:value-type="float" office:value="94.3396226415094" calcext:value-type="float">
            <text:p>94.3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C$1] + ABS([.A503]))*100" office:value-type="float" office:value="94.3502824858757" calcext:value-type="float">
            <text:p>94.3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C$1] + ABS([.A504]))*100" office:value-type="float" office:value="94.3609022556391" calcext:value-type="float">
            <text:p>94.3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C$1] + ABS([.A505]))*100" office:value-type="float" office:value="94.3714821763602" calcext:value-type="float">
            <text:p>94.3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C$1] + ABS([.A506]))*100" office:value-type="float" office:value="94.3820224719101" calcext:value-type="float">
            <text:p>94.3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C$1] + ABS([.A507]))*100" office:value-type="float" office:value="94.392523364486" calcext:value-type="float">
            <text:p>94.3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C$1] + ABS([.A508]))*100" office:value-type="float" office:value="94.4029850746269" calcext:value-type="float">
            <text:p>94.4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C$1] + ABS([.A509]))*100" office:value-type="float" office:value="94.413407821229" calcext:value-type="float">
            <text:p>94.4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C$1] + ABS([.A510]))*100" office:value-type="float" office:value="94.4237918215613" calcext:value-type="float">
            <text:p>94.4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C$1] + ABS([.A511]))*100" office:value-type="float" office:value="94.4341372912801" calcext:value-type="float">
            <text:p>94.4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C$1] + ABS([.A512]))*100" office:value-type="float" office:value="94.4444444444444" calcext:value-type="float">
            <text:p>94.4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C$1] + ABS([.A513]))*100" office:value-type="float" office:value="94.4547134935305" calcext:value-type="float">
            <text:p>94.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C$1] + ABS([.A514]))*100" office:value-type="float" office:value="94.4649446494465" calcext:value-type="float">
            <text:p>94.4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C$1] + ABS([.A515]))*100" office:value-type="float" office:value="94.475138121547" calcext:value-type="float">
            <text:p>94.4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C$1] + ABS([.A516]))*100" office:value-type="float" office:value="94.4852941176471" calcext:value-type="float">
            <text:p>94.4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C$1] + ABS([.A517]))*100" office:value-type="float" office:value="94.4954128440367" calcext:value-type="float">
            <text:p>94.5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C$1] + ABS([.A518]))*100" office:value-type="float" office:value="94.5054945054945" calcext:value-type="float">
            <text:p>94.5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C$1] + ABS([.A519]))*100" office:value-type="float" office:value="94.5155393053016" calcext:value-type="float">
            <text:p>94.5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C$1] + ABS([.A520]))*100" office:value-type="float" office:value="94.5255474452555" calcext:value-type="float">
            <text:p>94.5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C$1] + ABS([.A521]))*100" office:value-type="float" office:value="94.5355191256831" calcext:value-type="float">
            <text:p>94.5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C$1] + ABS([.A522]))*100" office:value-type="float" office:value="94.5454545454546" calcext:value-type="float">
            <text:p>94.5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C$1] + ABS([.A523]))*100" office:value-type="float" office:value="94.5553539019964" calcext:value-type="float">
            <text:p>94.5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C$1] + ABS([.A524]))*100" office:value-type="float" office:value="94.5652173913043" calcext:value-type="float">
            <text:p>94.5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C$1] + ABS([.A525]))*100" office:value-type="float" office:value="94.5750452079566" calcext:value-type="float">
            <text:p>94.5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C$1] + ABS([.A526]))*100" office:value-type="float" office:value="94.5848375451264" calcext:value-type="float">
            <text:p>94.5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C$1] + ABS([.A527]))*100" office:value-type="float" office:value="94.5945945945946" calcext:value-type="float">
            <text:p>94.5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C$1] + ABS([.A528]))*100" office:value-type="float" office:value="94.6043165467626" calcext:value-type="float">
            <text:p>94.6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C$1] + ABS([.A529]))*100" office:value-type="float" office:value="94.6140035906643" calcext:value-type="float">
            <text:p>94.6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C$1] + ABS([.A530]))*100" office:value-type="float" office:value="94.6236559139785" calcext:value-type="float">
            <text:p>94.6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C$1] + ABS([.A531]))*100" office:value-type="float" office:value="94.6332737030411" calcext:value-type="float">
            <text:p>94.6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C$1] + ABS([.A532]))*100" office:value-type="float" office:value="94.6428571428571" calcext:value-type="float">
            <text:p>94.6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C$1] + ABS([.A533]))*100" office:value-type="float" office:value="94.6524064171123" calcext:value-type="float">
            <text:p>94.6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C$1] + ABS([.A534]))*100" office:value-type="float" office:value="94.6619217081851" calcext:value-type="float">
            <text:p>94.6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C$1] + ABS([.A535]))*100" office:value-type="float" office:value="94.6714031971581" calcext:value-type="float">
            <text:p>94.6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C$1] + ABS([.A536]))*100" office:value-type="float" office:value="94.6808510638298" calcext:value-type="float">
            <text:p>94.6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C$1] + ABS([.A537]))*100" office:value-type="float" office:value="94.6902654867257" calcext:value-type="float">
            <text:p>94.6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C$1] + ABS([.A538]))*100" office:value-type="float" office:value="94.6996466431095" calcext:value-type="float">
            <text:p>94.7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C$1] + ABS([.A539]))*100" office:value-type="float" office:value="94.7089947089947" calcext:value-type="float">
            <text:p>94.7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C$1] + ABS([.A540]))*100" office:value-type="float" office:value="94.7183098591549" calcext:value-type="float">
            <text:p>94.7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C$1] + ABS([.A541]))*100" office:value-type="float" office:value="94.7275922671353" calcext:value-type="float">
            <text:p>94.7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C$1] + ABS([.A542]))*100" office:value-type="float" office:value="94.7368421052632" calcext:value-type="float">
            <text:p>94.7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C$1] + ABS([.A543]))*100" office:value-type="float" office:value="94.7460595446585" calcext:value-type="float">
            <text:p>94.7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C$1] + ABS([.A544]))*100" office:value-type="float" office:value="94.7552447552448" calcext:value-type="float">
            <text:p>94.7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C$1] + ABS([.A545]))*100" office:value-type="float" office:value="94.7643979057592" calcext:value-type="float">
            <text:p>94.7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C$1] + ABS([.A546]))*100" office:value-type="float" office:value="94.7735191637631" calcext:value-type="float">
            <text:p>94.7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C$1] + ABS([.A547]))*100" office:value-type="float" office:value="94.7826086956522" calcext:value-type="float">
            <text:p>94.7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C$1] + ABS([.A548]))*100" office:value-type="float" office:value="94.7916666666667" calcext:value-type="float">
            <text:p>94.7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C$1] + ABS([.A549]))*100" office:value-type="float" office:value="94.8006932409012" calcext:value-type="float">
            <text:p>94.8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C$1] + ABS([.A550]))*100" office:value-type="float" office:value="94.8096885813149" calcext:value-type="float">
            <text:p>94.8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C$1] + ABS([.A551]))*100" office:value-type="float" office:value="94.818652849741" calcext:value-type="float">
            <text:p>94.8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C$1] + ABS([.A552]))*100" office:value-type="float" office:value="94.8275862068966" calcext:value-type="float">
            <text:p>94.8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C$1] + ABS([.A553]))*100" office:value-type="float" office:value="94.8364888123924" calcext:value-type="float">
            <text:p>94.8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C$1] + ABS([.A554]))*100" office:value-type="float" office:value="94.8453608247423" calcext:value-type="float">
            <text:p>94.8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C$1] + ABS([.A555]))*100" office:value-type="float" office:value="94.8542024013722" calcext:value-type="float">
            <text:p>94.8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C$1] + ABS([.A556]))*100" office:value-type="float" office:value="94.8630136986301" calcext:value-type="float">
            <text:p>94.8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C$1] + ABS([.A557]))*100" office:value-type="float" office:value="94.8717948717949" calcext:value-type="float">
            <text:p>94.8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C$1] + ABS([.A558]))*100" office:value-type="float" office:value="94.8805460750853" calcext:value-type="float">
            <text:p>94.8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C$1] + ABS([.A559]))*100" office:value-type="float" office:value="94.8892674616695" calcext:value-type="float">
            <text:p>94.8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C$1] + ABS([.A560]))*100" office:value-type="float" office:value="94.8979591836735" calcext:value-type="float">
            <text:p>94.9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C$1] + ABS([.A561]))*100" office:value-type="float" office:value="94.9066213921902" calcext:value-type="float">
            <text:p>94.9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C$1] + ABS([.A562]))*100" office:value-type="float" office:value="94.9152542372881" calcext:value-type="float">
            <text:p>94.9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C$1] + ABS([.A563]))*100" office:value-type="float" office:value="94.9238578680203" calcext:value-type="float">
            <text:p>94.9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C$1] + ABS([.A564]))*100" office:value-type="float" office:value="94.9324324324324" calcext:value-type="float">
            <text:p>94.9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C$1] + ABS([.A565]))*100" office:value-type="float" office:value="94.9409780775717" calcext:value-type="float">
            <text:p>94.9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C$1] + ABS([.A566]))*100" office:value-type="float" office:value="94.949494949495" calcext:value-type="float">
            <text:p>94.9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C$1] + ABS([.A567]))*100" office:value-type="float" office:value="94.9579831932773" calcext:value-type="float">
            <text:p>94.9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C$1] + ABS([.A568]))*100" office:value-type="float" office:value="94.9664429530201" calcext:value-type="float">
            <text:p>94.9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C$1] + ABS([.A569]))*100" office:value-type="float" office:value="94.9748743718593" calcext:value-type="float">
            <text:p>94.9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C$1] + ABS([.A570]))*100" office:value-type="float" office:value="94.9832775919733" calcext:value-type="float">
            <text:p>94.9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C$1] + ABS([.A571]))*100" office:value-type="float" office:value="94.991652754591" calcext:value-type="float">
            <text:p>94.9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C$1] + ABS([.A572]))*100"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C$1] + ABS([.A573]))*100" office:value-type="float" office:value="95.0083194675541" calcext:value-type="float">
            <text:p>95.0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C$1] + ABS([.A574]))*100" office:value-type="float" office:value="95.0166112956811" calcext:value-type="float">
            <text:p>95.0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C$1] + ABS([.A575]))*100" office:value-type="float" office:value="95.0248756218906" calcext:value-type="float">
            <text:p>95.0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C$1] + ABS([.A576]))*100" office:value-type="float" office:value="95.0331125827815" calcext:value-type="float">
            <text:p>95.0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C$1] + ABS([.A577]))*100" office:value-type="float" office:value="95.0413223140496" calcext:value-type="float">
            <text:p>95.0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C$1] + ABS([.A578]))*100" office:value-type="float" office:value="95.049504950495" calcext:value-type="float">
            <text:p>95.0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C$1] + ABS([.A579]))*100" office:value-type="float" office:value="95.0576606260296" calcext:value-type="float">
            <text:p>95.0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C$1] + ABS([.A580]))*100" office:value-type="float" office:value="95.0657894736842" calcext:value-type="float">
            <text:p>95.0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C$1] + ABS([.A581]))*100" office:value-type="float" office:value="95.0738916256158" calcext:value-type="float">
            <text:p>95.0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C$1] + ABS([.A582]))*100" office:value-type="float" office:value="95.0819672131147" calcext:value-type="float">
            <text:p>95.0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C$1] + ABS([.A583]))*100" office:value-type="float" office:value="95.0900163666121" calcext:value-type="float">
            <text:p>95.0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C$1] + ABS([.A584]))*100" office:value-type="float" office:value="95.0980392156863" calcext:value-type="float">
            <text:p>95.1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C$1] + ABS([.A585]))*100" office:value-type="float" office:value="95.1060358890702" calcext:value-type="float">
            <text:p>95.1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C$1] + ABS([.A586]))*100" office:value-type="float" office:value="95.114006514658" calcext:value-type="float">
            <text:p>95.1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C$1] + ABS([.A587]))*100" office:value-type="float" office:value="95.1219512195122" calcext:value-type="float">
            <text:p>95.1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C$1] + ABS([.A588]))*100" office:value-type="float" office:value="95.1298701298701" calcext:value-type="float">
            <text:p>95.1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C$1] + ABS([.A589]))*100" office:value-type="float" office:value="95.1377633711507" calcext:value-type="float">
            <text:p>95.1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C$1] + ABS([.A590]))*100" office:value-type="float" office:value="95.1456310679612" calcext:value-type="float">
            <text:p>95.1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C$1] + ABS([.A591]))*100" office:value-type="float" office:value="95.1534733441034" calcext:value-type="float">
            <text:p>95.1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C$1] + ABS([.A592]))*100" office:value-type="float" office:value="95.1612903225807" calcext:value-type="float">
            <text:p>95.1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C$1] + ABS([.A593]))*100" office:value-type="float" office:value="95.1690821256039" calcext:value-type="float">
            <text:p>95.1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C$1] + ABS([.A594]))*100" office:value-type="float" office:value="95.1768488745981" calcext:value-type="float">
            <text:p>95.1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C$1] + ABS([.A595]))*100" office:value-type="float" office:value="95.1845906902087" calcext:value-type="float">
            <text:p>95.1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C$1] + ABS([.A596]))*100" office:value-type="float" office:value="95.1923076923077" calcext:value-type="float">
            <text:p>95.1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C$1] + ABS([.A597]))*100" office:value-type="float" office:value="95.2" calcext:value-type="float">
            <text:p>95.2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C$1] + ABS([.A598]))*100" office:value-type="float" office:value="95.2076677316294" calcext:value-type="float">
            <text:p>95.2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C$1] + ABS([.A599]))*100" office:value-type="float" office:value="95.2153110047847" calcext:value-type="float">
            <text:p>95.2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C$1] + ABS([.A600]))*100" office:value-type="float" office:value="95.2229299363057" calcext:value-type="float">
            <text:p>95.2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C$1] + ABS([.A601]))*100" office:value-type="float" office:value="95.2305246422894" calcext:value-type="float">
            <text:p>95.2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C$1] + ABS([.A602]))*100" office:value-type="float" office:value="95.2380952380952" calcext:value-type="float">
            <text:p>95.2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C$1] + ABS([.A603]))*100" office:value-type="float" office:value="95.2456418383518" calcext:value-type="float">
            <text:p>95.2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C$1] + ABS([.A604]))*100" office:value-type="float" office:value="95.253164556962" calcext:value-type="float">
            <text:p>95.2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C$1] + ABS([.A605]))*100" office:value-type="float" office:value="95.260663507109" calcext:value-type="float">
            <text:p>95.2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C$1] + ABS([.A606]))*100" office:value-type="float" office:value="95.2681388012618" calcext:value-type="float">
            <text:p>95.2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C$1] + ABS([.A607]))*100" office:value-type="float" office:value="95.2755905511811" calcext:value-type="float">
            <text:p>95.28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C$1] + ABS([.A608]))*100" office:value-type="float" office:value="95.2830188679245" calcext:value-type="float">
            <text:p>95.2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C$1] + ABS([.A609]))*100" office:value-type="float" office:value="95.2904238618524" calcext:value-type="float">
            <text:p>95.2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C$1] + ABS([.A610]))*100" office:value-type="float" office:value="95.2978056426332" calcext:value-type="float">
            <text:p>95.3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C$1] + ABS([.A611]))*100" office:value-type="float" office:value="95.3051643192488" calcext:value-type="float">
            <text:p>95.3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C$1] + ABS([.A612]))*100" office:value-type="float" office:value="95.3125" calcext:value-type="float">
            <text:p>95.3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C$1] + ABS([.A613]))*100" office:value-type="float" office:value="95.3198127925117" calcext:value-type="float">
            <text:p>95.3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C$1] + ABS([.A614]))*100" office:value-type="float" office:value="95.3271028037383" calcext:value-type="float">
            <text:p>95.3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C$1] + ABS([.A615]))*100" office:value-type="float" office:value="95.3343701399689" calcext:value-type="float">
            <text:p>95.3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C$1] + ABS([.A616]))*100" office:value-type="float" office:value="95.3416149068323" calcext:value-type="float">
            <text:p>95.34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C$1] + ABS([.A617]))*100" office:value-type="float" office:value="95.3488372093023" calcext:value-type="float">
            <text:p>95.3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C$1] + ABS([.A618]))*100" office:value-type="float" office:value="95.3560371517028" calcext:value-type="float">
            <text:p>95.3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C$1] + ABS([.A619]))*100" office:value-type="float" office:value="95.3632148377125" calcext:value-type="float">
            <text:p>95.3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C$1] + ABS([.A620]))*100" office:value-type="float" office:value="95.3703703703704" calcext:value-type="float">
            <text:p>95.3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C$1] + ABS([.A621]))*100" office:value-type="float" office:value="95.3775038520801" calcext:value-type="float">
            <text:p>95.3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C$1] + ABS([.A622]))*100" office:value-type="float" office:value="95.3846153846154" calcext:value-type="float">
            <text:p>95.3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C$1] + ABS([.A623]))*100" office:value-type="float" office:value="95.3917050691244" calcext:value-type="float">
            <text:p>95.3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C$1] + ABS([.A624]))*100" office:value-type="float" office:value="95.398773006135" calcext:value-type="float">
            <text:p>95.4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C$1] + ABS([.A625]))*100" office:value-type="float" office:value="95.405819295559" calcext:value-type="float">
            <text:p>95.4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C$1] + ABS([.A626]))*100" office:value-type="float" office:value="95.4128440366972" calcext:value-type="float">
            <text:p>95.4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C$1] + ABS([.A627]))*100" office:value-type="float" office:value="95.4198473282443" calcext:value-type="float">
            <text:p>95.4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C$1] + ABS([.A628]))*100" office:value-type="float" office:value="95.4268292682927" calcext:value-type="float">
            <text:p>95.4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C$1] + ABS([.A629]))*100" office:value-type="float" office:value="95.4337899543379" calcext:value-type="float">
            <text:p>95.4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C$1] + ABS([.A630]))*100" office:value-type="float" office:value="95.4407294832827" calcext:value-type="float">
            <text:p>95.4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C$1] + ABS([.A631]))*100" office:value-type="float" office:value="95.4476479514416" calcext:value-type="float">
            <text:p>95.4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C$1] + ABS([.A632]))*100" office:value-type="float" office:value="95.4545454545455" calcext:value-type="float">
            <text:p>95.4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C$1] + ABS([.A633]))*100" office:value-type="float" office:value="95.4614220877459" calcext:value-type="float">
            <text:p>95.4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C$1] + ABS([.A634]))*100" office:value-type="float" office:value="95.4682779456193" calcext:value-type="float">
            <text:p>95.4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C$1] + ABS([.A635]))*100" office:value-type="float" office:value="95.4751131221719" calcext:value-type="float">
            <text:p>95.4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C$1] + ABS([.A636]))*100" office:value-type="float" office:value="95.4819277108434" calcext:value-type="float">
            <text:p>95.4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C$1] + ABS([.A637]))*100" office:value-type="float" office:value="95.4887218045113" calcext:value-type="float">
            <text:p>95.4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C$1] + ABS([.A638]))*100" office:value-type="float" office:value="95.4954954954955" calcext:value-type="float">
            <text:p>95.5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C$1] + ABS([.A639]))*100" office:value-type="float" office:value="95.5022488755622" calcext:value-type="float">
            <text:p>95.5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C$1] + ABS([.A640]))*100" office:value-type="float" office:value="95.5089820359281" calcext:value-type="float">
            <text:p>95.5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C$1] + ABS([.A641]))*100" office:value-type="float" office:value="95.5156950672646" calcext:value-type="float">
            <text:p>95.5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C$1] + ABS([.A642]))*100" office:value-type="float" office:value="95.5223880597015" calcext:value-type="float">
            <text:p>95.5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C$1] + ABS([.A643]))*100" office:value-type="float" office:value="95.5290611028316" calcext:value-type="float">
            <text:p>95.5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C$1] + ABS([.A644]))*100" office:value-type="float" office:value="95.5357142857143" calcext:value-type="float">
            <text:p>95.54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C$1] + ABS([.A645]))*100" office:value-type="float" office:value="95.5423476968796" calcext:value-type="float">
            <text:p>95.54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C$1] + ABS([.A646]))*100" office:value-type="float" office:value="95.5489614243323" calcext:value-type="float">
            <text:p>95.5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C$1] + ABS([.A647]))*100" office:value-type="float" office:value="95.5555555555556" calcext:value-type="float">
            <text:p>95.5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C$1] + ABS([.A648]))*100" office:value-type="float" office:value="95.5621301775148" calcext:value-type="float">
            <text:p>95.5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C$1] + ABS([.A649]))*100" office:value-type="float" office:value="95.5686853766617" calcext:value-type="float">
            <text:p>95.5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C$1] + ABS([.A650]))*100" office:value-type="float" office:value="95.5752212389381" calcext:value-type="float">
            <text:p>95.5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C$1] + ABS([.A651]))*100" office:value-type="float" office:value="95.5817378497791" calcext:value-type="float">
            <text:p>95.5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C$1] + ABS([.A652]))*100" office:value-type="float" office:value="95.5882352941176" calcext:value-type="float">
            <text:p>95.5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C$1] + ABS([.A653]))*100" office:value-type="float" office:value="95.5947136563877" calcext:value-type="float">
            <text:p>95.5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C$1] + ABS([.A654]))*100" office:value-type="float" office:value="95.6011730205279" calcext:value-type="float">
            <text:p>95.6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C$1] + ABS([.A655]))*100" office:value-type="float" office:value="95.6076134699854" calcext:value-type="float">
            <text:p>95.6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C$1] + ABS([.A656]))*100" office:value-type="float" office:value="95.6140350877193" calcext:value-type="float">
            <text:p>95.6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C$1] + ABS([.A657]))*100" office:value-type="float" office:value="95.6204379562044" calcext:value-type="float">
            <text:p>95.6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C$1] + ABS([.A658]))*100" office:value-type="float" office:value="95.6268221574344" calcext:value-type="float">
            <text:p>95.6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C$1] + ABS([.A659]))*100" office:value-type="float" office:value="95.6331877729258" calcext:value-type="float">
            <text:p>95.6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C$1] + ABS([.A660]))*100" office:value-type="float" office:value="95.6395348837209" calcext:value-type="float">
            <text:p>95.6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C$1] + ABS([.A661]))*100" office:value-type="float" office:value="95.6458635703919" calcext:value-type="float">
            <text:p>95.65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C$1] + ABS([.A662]))*100" office:value-type="float" office:value="95.6521739130435" calcext:value-type="float">
            <text:p>95.6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C$1] + ABS([.A663]))*100" office:value-type="float" office:value="95.6584659913169" calcext:value-type="float">
            <text:p>95.6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C$1] + ABS([.A664]))*100" office:value-type="float" office:value="95.6647398843931" calcext:value-type="float">
            <text:p>95.6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C$1] + ABS([.A665]))*100" office:value-type="float" office:value="95.6709956709957" calcext:value-type="float">
            <text:p>95.6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C$1] + ABS([.A666]))*100" office:value-type="float" office:value="95.6772334293948" calcext:value-type="float">
            <text:p>95.6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C$1] + ABS([.A667]))*100" office:value-type="float" office:value="95.6834532374101" calcext:value-type="float">
            <text:p>95.6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C$1] + ABS([.A668]))*100" office:value-type="float" office:value="95.6896551724138" calcext:value-type="float">
            <text:p>95.69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C$1] + ABS([.A669]))*100" office:value-type="float" office:value="95.6958393113343" calcext:value-type="float">
            <text:p>95.7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C$1] + ABS([.A670]))*100" office:value-type="float" office:value="95.702005730659" calcext:value-type="float">
            <text:p>95.7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C$1] + ABS([.A671]))*100" office:value-type="float" office:value="95.7081545064378" calcext:value-type="float">
            <text:p>95.7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C$1] + ABS([.A672]))*100" office:value-type="float" office:value="95.7142857142857" calcext:value-type="float">
            <text:p>95.7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C$1] + ABS([.A673]))*100" office:value-type="float" office:value="95.7203994293866" calcext:value-type="float">
            <text:p>95.7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C$1] + ABS([.A674]))*100" office:value-type="float" office:value="95.7264957264957" calcext:value-type="float">
            <text:p>95.7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C$1] + ABS([.A675]))*100" office:value-type="float" office:value="95.7325746799431" calcext:value-type="float">
            <text:p>95.7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C$1] + ABS([.A676]))*100" office:value-type="float" office:value="95.7386363636364" calcext:value-type="float">
            <text:p>95.7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C$1] + ABS([.A677]))*100" office:value-type="float" office:value="95.7446808510638" calcext:value-type="float">
            <text:p>95.7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C$1] + ABS([.A678]))*100" office:value-type="float" office:value="95.7507082152975" calcext:value-type="float">
            <text:p>95.7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C$1] + ABS([.A679]))*100" office:value-type="float" office:value="95.7567185289958" calcext:value-type="float">
            <text:p>95.7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C$1] + ABS([.A680]))*100" office:value-type="float" office:value="95.7627118644068" calcext:value-type="float">
            <text:p>95.7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C$1] + ABS([.A681]))*100" office:value-type="float" office:value="95.7686882933709" calcext:value-type="float">
            <text:p>95.7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C$1] + ABS([.A682]))*100" office:value-type="float" office:value="95.7746478873239" calcext:value-type="float">
            <text:p>95.7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C$1] + ABS([.A683]))*100" office:value-type="float" office:value="95.7805907172996" calcext:value-type="float">
            <text:p>95.78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C$1] + ABS([.A684]))*100" office:value-type="float" office:value="95.7865168539326" calcext:value-type="float">
            <text:p>95.7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C$1] + ABS([.A685]))*100" office:value-type="float" office:value="95.7924263674614" calcext:value-type="float">
            <text:p>95.7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C$1] + ABS([.A686]))*100" office:value-type="float" office:value="95.7983193277311" calcext:value-type="float">
            <text:p>95.8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C$1] + ABS([.A687]))*100" office:value-type="float" office:value="95.8041958041958" calcext:value-type="float">
            <text:p>95.8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C$1] + ABS([.A688]))*100" office:value-type="float" office:value="95.8100558659218" calcext:value-type="float">
            <text:p>95.8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C$1] + ABS([.A689]))*100" office:value-type="float" office:value="95.81589958159" calcext:value-type="float">
            <text:p>95.8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C$1] + ABS([.A690]))*100" office:value-type="float" office:value="95.8217270194986" calcext:value-type="float">
            <text:p>95.8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C$1] + ABS([.A691]))*100" office:value-type="float" office:value="95.8275382475661" calcext:value-type="float">
            <text:p>95.8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C$1] + ABS([.A692]))*100" office:value-type="float" office:value="95.8333333333333" calcext:value-type="float">
            <text:p>95.83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C$1] + ABS([.A693]))*100" office:value-type="float" office:value="95.8391123439667" calcext:value-type="float">
            <text:p>95.8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C$1] + ABS([.A694]))*100" office:value-type="float" office:value="95.8448753462604" calcext:value-type="float">
            <text:p>95.8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C$1] + ABS([.A695]))*100" office:value-type="float" office:value="95.850622406639" calcext:value-type="float">
            <text:p>95.85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C$1] + ABS([.A696]))*100" office:value-type="float" office:value="95.8563535911602" calcext:value-type="float">
            <text:p>95.8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C$1] + ABS([.A697]))*100" office:value-type="float" office:value="95.8620689655172" calcext:value-type="float">
            <text:p>95.8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C$1] + ABS([.A698]))*100" office:value-type="float" office:value="95.8677685950413" calcext:value-type="float">
            <text:p>95.87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C$1] + ABS([.A699]))*100" office:value-type="float" office:value="95.8734525447043" calcext:value-type="float">
            <text:p>95.87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C$1] + ABS([.A700]))*100" office:value-type="float" office:value="95.8791208791209" calcext:value-type="float">
            <text:p>95.8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C$1] + ABS([.A701]))*100" office:value-type="float" office:value="95.8847736625514" calcext:value-type="float">
            <text:p>95.8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C$1] + ABS([.A702]))*100" office:value-type="float" office:value="95.8904109589041" calcext:value-type="float">
            <text:p>95.8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C$1] + ABS([.A703]))*100" office:value-type="float" office:value="95.8960328317373" calcext:value-type="float">
            <text:p>95.9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C$1] + ABS([.A704]))*100" office:value-type="float" office:value="95.9016393442623" calcext:value-type="float">
            <text:p>95.9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C$1] + ABS([.A705]))*100" office:value-type="float" office:value="95.9072305593451" calcext:value-type="float">
            <text:p>95.9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C$1] + ABS([.A706]))*100" office:value-type="float" office:value="95.9128065395095" calcext:value-type="float">
            <text:p>95.9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C$1] + ABS([.A707]))*100" office:value-type="float" office:value="95.9183673469388" calcext:value-type="float">
            <text:p>95.9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C$1] + ABS([.A708]))*100" office:value-type="float" office:value="95.9239130434783" calcext:value-type="float">
            <text:p>95.9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C$1] + ABS([.A709]))*100" office:value-type="float" office:value="95.9294436906377" calcext:value-type="float">
            <text:p>95.93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C$1] + ABS([.A710]))*100" office:value-type="float" office:value="95.9349593495935" calcext:value-type="float">
            <text:p>95.9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C$1] + ABS([.A711]))*100" office:value-type="float" office:value="95.9404600811908" calcext:value-type="float">
            <text:p>95.9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C$1] + ABS([.A712]))*100" office:value-type="float" office:value="95.9459459459459" calcext:value-type="float">
            <text:p>95.9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C$1] + ABS([.A713]))*100" office:value-type="float" office:value="95.9514170040486" calcext:value-type="float">
            <text:p>95.95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C$1] + ABS([.A714]))*100" office:value-type="float" office:value="95.9568733153639" calcext:value-type="float">
            <text:p>95.9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C$1] + ABS([.A715]))*100" office:value-type="float" office:value="95.9623149394347" calcext:value-type="float">
            <text:p>95.96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C$1] + ABS([.A716]))*100" office:value-type="float" office:value="95.9677419354839" calcext:value-type="float">
            <text:p>95.9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C$1] + ABS([.A717]))*100" office:value-type="float" office:value="95.9731543624161" calcext:value-type="float">
            <text:p>95.9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C$1] + ABS([.A718]))*100" office:value-type="float" office:value="95.9785522788204" calcext:value-type="float">
            <text:p>95.9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C$1] + ABS([.A719]))*100" office:value-type="float" office:value="95.9839357429719" calcext:value-type="float">
            <text:p>95.9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C$1] + ABS([.A720]))*100" office:value-type="float" office:value="95.9893048128342" calcext:value-type="float">
            <text:p>95.9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C$1] + ABS([.A721]))*100" office:value-type="float" office:value="95.9946595460614" calcext:value-type="float">
            <text:p>95.9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C$1] + ABS([.A722]))*100"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C$1] + ABS([.A723]))*100" office:value-type="float" office:value="96.0053262316911" calcext:value-type="float">
            <text:p>96.0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C$1] + ABS([.A724]))*100" office:value-type="float" office:value="96.0106382978723" calcext:value-type="float">
            <text:p>96.0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C$1] + ABS([.A725]))*100" office:value-type="float" office:value="96.0159362549801" calcext:value-type="float">
            <text:p>96.0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C$1] + ABS([.A726]))*100" office:value-type="float" office:value="96.0212201591512" calcext:value-type="float">
            <text:p>96.02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C$1] + ABS([.A727]))*100" office:value-type="float" office:value="96.0264900662252" calcext:value-type="float">
            <text:p>96.0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C$1] + ABS([.A728]))*100" office:value-type="float" office:value="96.031746031746" calcext:value-type="float">
            <text:p>96.0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C$1] + ABS([.A729]))*100" office:value-type="float" office:value="96.0369881109643" calcext:value-type="float">
            <text:p>96.0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C$1] + ABS([.A730]))*100" office:value-type="float" office:value="96.0422163588391" calcext:value-type="float">
            <text:p>96.04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C$1] + ABS([.A731]))*100" office:value-type="float" office:value="96.0474308300395" calcext:value-type="float">
            <text:p>96.05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C$1] + ABS([.A732]))*100" office:value-type="float" office:value="96.0526315789474" calcext:value-type="float">
            <text:p>96.0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C$1] + ABS([.A733]))*100" office:value-type="float" office:value="96.0578186596583" calcext:value-type="float">
            <text:p>96.0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C$1] + ABS([.A734]))*100" office:value-type="float" office:value="96.0629921259843" calcext:value-type="float">
            <text:p>96.06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C$1] + ABS([.A735]))*100" office:value-type="float" office:value="96.0681520314548" calcext:value-type="float">
            <text:p>96.0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C$1] + ABS([.A736]))*100" office:value-type="float" office:value="96.0732984293194" calcext:value-type="float">
            <text:p>96.0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C$1] + ABS([.A737]))*100" office:value-type="float" office:value="96.078431372549" calcext:value-type="float">
            <text:p>96.0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C$1] + ABS([.A738]))*100" office:value-type="float" office:value="96.0835509138381" calcext:value-type="float">
            <text:p>96.0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C$1] + ABS([.A739]))*100" office:value-type="float" office:value="96.0886571056063" calcext:value-type="float">
            <text:p>96.0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C$1] + ABS([.A740]))*100" office:value-type="float" office:value="96.09375" calcext:value-type="float">
            <text:p>96.09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C$1] + ABS([.A741]))*100" office:value-type="float" office:value="96.0988296488947" calcext:value-type="float">
            <text:p>96.1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C$1] + ABS([.A742]))*100" office:value-type="float" office:value="96.1038961038961" calcext:value-type="float">
            <text:p>96.1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C$1] + ABS([.A743]))*100" office:value-type="float" office:value="96.1089494163424" calcext:value-type="float">
            <text:p>96.1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C$1] + ABS([.A744]))*100" office:value-type="float" office:value="96.1139896373057" calcext:value-type="float">
            <text:p>96.1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C$1] + ABS([.A745]))*100" office:value-type="float" office:value="96.1190168175938" calcext:value-type="float">
            <text:p>96.12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C$1] + ABS([.A746]))*100" office:value-type="float" office:value="96.1240310077519" calcext:value-type="float">
            <text:p>96.1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C$1] + ABS([.A747]))*100" office:value-type="float" office:value="96.1290322580645" calcext:value-type="float">
            <text:p>96.1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C$1] + ABS([.A748]))*100" office:value-type="float" office:value="96.1340206185567" calcext:value-type="float">
            <text:p>96.1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C$1] + ABS([.A749]))*100" office:value-type="float" office:value="96.1389961389961" calcext:value-type="float">
            <text:p>96.1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C$1] + ABS([.A750]))*100" office:value-type="float" office:value="96.1439588688946" calcext:value-type="float">
            <text:p>96.1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C$1] + ABS([.A751]))*100" office:value-type="float" office:value="96.1489088575096" calcext:value-type="float">
            <text:p>96.1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C$1] + ABS([.A752]))*100" office:value-type="float" office:value="96.1538461538462" calcext:value-type="float">
            <text:p>96.1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C$1] + ABS([.A753]))*100" office:value-type="float" office:value="96.1587708066582" calcext:value-type="float">
            <text:p>96.1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C$1] + ABS([.A754]))*100" office:value-type="float" office:value="96.1636828644501" calcext:value-type="float">
            <text:p>96.1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C$1] + ABS([.A755]))*100" office:value-type="float" office:value="96.1685823754789" calcext:value-type="float">
            <text:p>96.17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C$1] + ABS([.A756]))*100" office:value-type="float" office:value="96.1734693877551" calcext:value-type="float">
            <text:p>96.1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C$1] + ABS([.A757]))*100" office:value-type="float" office:value="96.1783439490446" calcext:value-type="float">
            <text:p>96.1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C$1] + ABS([.A758]))*100" office:value-type="float" office:value="96.1832061068702" calcext:value-type="float">
            <text:p>96.1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C$1] + ABS([.A759]))*100" office:value-type="float" office:value="96.1880559085133" calcext:value-type="float">
            <text:p>96.19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C$1] + ABS([.A760]))*100" office:value-type="float" office:value="96.1928934010152" calcext:value-type="float">
            <text:p>96.1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C$1] + ABS([.A761]))*100" office:value-type="float" office:value="96.1977186311787" calcext:value-type="float">
            <text:p>96.2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C$1] + ABS([.A762]))*100" office:value-type="float" office:value="96.2025316455696" calcext:value-type="float">
            <text:p>96.2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C$1] + ABS([.A763]))*100" office:value-type="float" office:value="96.2073324905183" calcext:value-type="float">
            <text:p>96.2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C$1] + ABS([.A764]))*100" office:value-type="float" office:value="96.2121212121212" calcext:value-type="float">
            <text:p>96.2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C$1] + ABS([.A765]))*100" office:value-type="float" office:value="96.2168978562421" calcext:value-type="float">
            <text:p>96.2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C$1] + ABS([.A766]))*100" office:value-type="float" office:value="96.2216624685139" calcext:value-type="float">
            <text:p>96.2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C$1] + ABS([.A767]))*100" office:value-type="float" office:value="96.2264150943396" calcext:value-type="float">
            <text:p>96.2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C$1] + ABS([.A768]))*100" office:value-type="float" office:value="96.2311557788945" calcext:value-type="float">
            <text:p>96.2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C$1] + ABS([.A769]))*100" office:value-type="float" office:value="96.2358845671267" calcext:value-type="float">
            <text:p>96.2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C$1] + ABS([.A770]))*100" office:value-type="float" office:value="96.2406015037594" calcext:value-type="float">
            <text:p>96.24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C$1] + ABS([.A771]))*100" office:value-type="float" office:value="96.2453066332916" calcext:value-type="float">
            <text:p>96.2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C$1] + ABS([.A772]))*100" office:value-type="float" office:value="96.25" calcext:value-type="float">
            <text:p>96.2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C$1] + ABS([.A773]))*100" office:value-type="float" office:value="96.2546816479401" calcext:value-type="float">
            <text:p>96.25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C$1] + ABS([.A774]))*100" office:value-type="float" office:value="96.2593516209476" calcext:value-type="float">
            <text:p>96.26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C$1] + ABS([.A775]))*100" office:value-type="float" office:value="96.2640099626401" calcext:value-type="float">
            <text:p>96.2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C$1] + ABS([.A776]))*100" office:value-type="float" office:value="96.2686567164179" calcext:value-type="float">
            <text:p>96.2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C$1] + ABS([.A777]))*100" office:value-type="float" office:value="96.2732919254658" calcext:value-type="float">
            <text:p>96.27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C$1] + ABS([.A778]))*100" office:value-type="float" office:value="96.2779156327543" calcext:value-type="float">
            <text:p>96.2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C$1] + ABS([.A779]))*100" office:value-type="float" office:value="96.2825278810409" calcext:value-type="float">
            <text:p>96.2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C$1] + ABS([.A780]))*100" office:value-type="float" office:value="96.2871287128713" calcext:value-type="float">
            <text:p>96.2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C$1] + ABS([.A781]))*100" office:value-type="float" office:value="96.291718170581" calcext:value-type="float">
            <text:p>96.2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C$1] + ABS([.A782]))*100" office:value-type="float" office:value="96.2962962962963" calcext:value-type="float">
            <text:p>96.3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C$1] + ABS([.A783]))*100" office:value-type="float" office:value="96.3008631319359" calcext:value-type="float">
            <text:p>96.3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C$1] + ABS([.A784]))*100" office:value-type="float" office:value="96.3054187192118" calcext:value-type="float">
            <text:p>96.3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C$1] + ABS([.A785]))*100" office:value-type="float" office:value="96.309963099631" calcext:value-type="float">
            <text:p>96.3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C$1] + ABS([.A786]))*100" office:value-type="float" office:value="96.3144963144963" calcext:value-type="float">
            <text:p>96.3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C$1] + ABS([.A787]))*100" office:value-type="float" office:value="96.319018404908" calcext:value-type="float">
            <text:p>96.3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C$1] + ABS([.A788]))*100" office:value-type="float" office:value="96.3235294117647" calcext:value-type="float">
            <text:p>96.3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C$1] + ABS([.A789]))*100" office:value-type="float" office:value="96.328029375765" calcext:value-type="float">
            <text:p>96.3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C$1] + ABS([.A790]))*100" office:value-type="float" office:value="96.3325183374083" calcext:value-type="float">
            <text:p>96.33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C$1] + ABS([.A791]))*100" office:value-type="float" office:value="96.3369963369963" calcext:value-type="float">
            <text:p>96.3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C$1] + ABS([.A792]))*100" office:value-type="float" office:value="96.3414634146342" calcext:value-type="float">
            <text:p>96.3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C$1] + ABS([.A793]))*100" office:value-type="float" office:value="96.3459196102314" calcext:value-type="float">
            <text:p>96.3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C$1] + ABS([.A794]))*100" office:value-type="float" office:value="96.3503649635037" calcext:value-type="float">
            <text:p>96.3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C$1] + ABS([.A795]))*100" office:value-type="float" office:value="96.3547995139733" calcext:value-type="float">
            <text:p>96.3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C$1] + ABS([.A796]))*100" office:value-type="float" office:value="96.3592233009709" calcext:value-type="float">
            <text:p>96.3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C$1] + ABS([.A797]))*100" office:value-type="float" office:value="96.3636363636364" calcext:value-type="float">
            <text:p>96.3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C$1] + ABS([.A798]))*100" office:value-type="float" office:value="96.3680387409201" calcext:value-type="float">
            <text:p>96.3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C$1] + ABS([.A799]))*100" office:value-type="float" office:value="96.372430471584" calcext:value-type="float">
            <text:p>96.3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C$1] + ABS([.A800]))*100" office:value-type="float" office:value="96.3768115942029" calcext:value-type="float">
            <text:p>96.3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C$1] + ABS([.A801]))*100" office:value-type="float" office:value="96.3811821471653" calcext:value-type="float">
            <text:p>96.3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C$1] + ABS([.A802]))*100" office:value-type="float" office:value="96.3855421686747" calcext:value-type="float">
            <text:p>96.3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C$1] + ABS([.A803]))*100" office:value-type="float" office:value="96.3898916967509" calcext:value-type="float">
            <text:p>96.3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C$1] + ABS([.A804]))*100" office:value-type="float" office:value="96.3942307692308" calcext:value-type="float">
            <text:p>96.39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C$1] + ABS([.A805]))*100" office:value-type="float" office:value="96.3985594237695" calcext:value-type="float">
            <text:p>96.4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C$1] + ABS([.A806]))*100" office:value-type="float" office:value="96.4028776978417" calcext:value-type="float">
            <text:p>96.4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C$1] + ABS([.A807]))*100" office:value-type="float" office:value="96.4071856287425" calcext:value-type="float">
            <text:p>96.4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C$1] + ABS([.A808]))*100" office:value-type="float" office:value="96.4114832535885" calcext:value-type="float">
            <text:p>96.4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C$1] + ABS([.A809]))*100" office:value-type="float" office:value="96.415770609319" calcext:value-type="float">
            <text:p>96.4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C$1] + ABS([.A810]))*100" office:value-type="float" office:value="96.4200477326969" calcext:value-type="float">
            <text:p>96.4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C$1] + ABS([.A811]))*100" office:value-type="float" office:value="96.4243146603099" calcext:value-type="float">
            <text:p>96.4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C$1] + ABS([.A812]))*100" office:value-type="float" office:value="96.4285714285714" calcext:value-type="float">
            <text:p>96.4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C$1] + ABS([.A813]))*100" office:value-type="float" office:value="96.4328180737218" calcext:value-type="float">
            <text:p>96.43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C$1] + ABS([.A814]))*100" office:value-type="float" office:value="96.437054631829" calcext:value-type="float">
            <text:p>96.4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C$1] + ABS([.A815]))*100" office:value-type="float" office:value="96.44128113879" calcext:value-type="float">
            <text:p>96.4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C$1] + ABS([.A816]))*100" office:value-type="float" office:value="96.4454976303318" calcext:value-type="float">
            <text:p>96.4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C$1] + ABS([.A817]))*100" office:value-type="float" office:value="96.4497041420118" calcext:value-type="float">
            <text:p>96.4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C$1] + ABS([.A818]))*100" office:value-type="float" office:value="96.4539007092199" calcext:value-type="float">
            <text:p>96.4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C$1] + ABS([.A819]))*100" office:value-type="float" office:value="96.4580873671783" calcext:value-type="float">
            <text:p>96.4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C$1] + ABS([.A820]))*100" office:value-type="float" office:value="96.4622641509434" calcext:value-type="float">
            <text:p>96.4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C$1] + ABS([.A821]))*100" office:value-type="float" office:value="96.4664310954064" calcext:value-type="float">
            <text:p>96.4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C$1] + ABS([.A822]))*100" office:value-type="float" office:value="96.4705882352941" calcext:value-type="float">
            <text:p>96.4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C$1] + ABS([.A823]))*100" office:value-type="float" office:value="96.4747356051704" calcext:value-type="float">
            <text:p>96.4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C$1] + ABS([.A824]))*100" office:value-type="float" office:value="96.4788732394366" calcext:value-type="float">
            <text:p>96.4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C$1] + ABS([.A825]))*100" office:value-type="float" office:value="96.4830011723329" calcext:value-type="float">
            <text:p>96.48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C$1] + ABS([.A826]))*100" office:value-type="float" office:value="96.4871194379391" calcext:value-type="float">
            <text:p>96.4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C$1] + ABS([.A827]))*100" office:value-type="float" office:value="96.4912280701754" calcext:value-type="float">
            <text:p>96.4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C$1] + ABS([.A828]))*100" office:value-type="float" office:value="96.4953271028037" calcext:value-type="float">
            <text:p>96.5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C$1] + ABS([.A829]))*100" office:value-type="float" office:value="96.4994165694283" calcext:value-type="float">
            <text:p>96.5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C$1] + ABS([.A830]))*100" office:value-type="float" office:value="96.5034965034965" calcext:value-type="float">
            <text:p>96.5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C$1] + ABS([.A831]))*100" office:value-type="float" office:value="96.5075669383003" calcext:value-type="float">
            <text:p>96.5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C$1] + ABS([.A832]))*100" office:value-type="float" office:value="96.5116279069768" calcext:value-type="float">
            <text:p>96.5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C$1] + ABS([.A833]))*100" office:value-type="float" office:value="96.5156794425087" calcext:value-type="float">
            <text:p>96.5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C$1] + ABS([.A834]))*100" office:value-type="float" office:value="96.5197215777262" calcext:value-type="float">
            <text:p>96.5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C$1] + ABS([.A835]))*100" office:value-type="float" office:value="96.5237543453071" calcext:value-type="float">
            <text:p>96.52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C$1] + ABS([.A836]))*100" office:value-type="float" office:value="96.5277777777778" calcext:value-type="float">
            <text:p>96.5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C$1] + ABS([.A837]))*100" office:value-type="float" office:value="96.5317919075144" calcext:value-type="float">
            <text:p>96.5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C$1] + ABS([.A838]))*100" office:value-type="float" office:value="96.5357967667437" calcext:value-type="float">
            <text:p>96.5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C$1] + ABS([.A839]))*100" office:value-type="float" office:value="96.5397923875433" calcext:value-type="float">
            <text:p>96.5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C$1] + ABS([.A840]))*100" office:value-type="float" office:value="96.5437788018433" calcext:value-type="float">
            <text:p>96.5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C$1] + ABS([.A841]))*100" office:value-type="float" office:value="96.5477560414269" calcext:value-type="float">
            <text:p>96.5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C$1] + ABS([.A842]))*100" office:value-type="float" office:value="96.551724137931" calcext:value-type="float">
            <text:p>96.5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C$1] + ABS([.A843]))*100" office:value-type="float" office:value="96.5556831228473" calcext:value-type="float">
            <text:p>96.5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C$1] + ABS([.A844]))*100" office:value-type="float" office:value="96.5596330275229" calcext:value-type="float">
            <text:p>96.5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C$1] + ABS([.A845]))*100" office:value-type="float" office:value="96.5635738831615" calcext:value-type="float">
            <text:p>96.5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C$1] + ABS([.A846]))*100" office:value-type="float" office:value="96.5675057208238" calcext:value-type="float">
            <text:p>96.5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C$1] + ABS([.A847]))*100" office:value-type="float" office:value="96.5714285714286" calcext:value-type="float">
            <text:p>96.5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C$1] + ABS([.A848]))*100" office:value-type="float" office:value="96.5753424657534" calcext:value-type="float">
            <text:p>96.5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C$1] + ABS([.A849]))*100" office:value-type="float" office:value="96.5792474344356" calcext:value-type="float">
            <text:p>96.5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C$1] + ABS([.A850]))*100" office:value-type="float" office:value="96.5831435079727" calcext:value-type="float">
            <text:p>96.58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C$1] + ABS([.A851]))*100" office:value-type="float" office:value="96.5870307167236" calcext:value-type="float">
            <text:p>96.5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C$1] + ABS([.A852]))*100" office:value-type="float" office:value="96.5909090909091" calcext:value-type="float">
            <text:p>96.5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C$1] + ABS([.A853]))*100" office:value-type="float" office:value="96.5947786606129" calcext:value-type="float">
            <text:p>96.5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C$1] + ABS([.A854]))*100" office:value-type="float" office:value="96.5986394557823" calcext:value-type="float">
            <text:p>96.6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C$1] + ABS([.A855]))*100" office:value-type="float" office:value="96.6024915062288" calcext:value-type="float">
            <text:p>96.6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C$1] + ABS([.A856]))*100" office:value-type="float" office:value="96.606334841629" calcext:value-type="float">
            <text:p>96.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C$1] + ABS([.A857]))*100" office:value-type="float" office:value="96.6101694915254" calcext:value-type="float">
            <text:p>96.6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C$1] + ABS([.A858]))*100" office:value-type="float" office:value="96.6139954853273" calcext:value-type="float">
            <text:p>96.6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C$1] + ABS([.A859]))*100" office:value-type="float" office:value="96.6178128523112" calcext:value-type="float">
            <text:p>96.6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C$1] + ABS([.A860]))*100" office:value-type="float" office:value="96.6216216216216" calcext:value-type="float">
            <text:p>96.6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C$1] + ABS([.A861]))*100" office:value-type="float" office:value="96.6254218222722" calcext:value-type="float">
            <text:p>96.6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C$1] + ABS([.A862]))*100" office:value-type="float" office:value="96.6292134831461" calcext:value-type="float">
            <text:p>96.6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C$1] + ABS([.A863]))*100" office:value-type="float" office:value="96.6329966329966" calcext:value-type="float">
            <text:p>96.6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C$1] + ABS([.A864]))*100" office:value-type="float" office:value="96.6367713004484" calcext:value-type="float">
            <text:p>96.6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C$1] + ABS([.A865]))*100" office:value-type="float" office:value="96.6405375139978" calcext:value-type="float">
            <text:p>96.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C$1] + ABS([.A866]))*100" office:value-type="float" office:value="96.6442953020134" calcext:value-type="float">
            <text:p>96.64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C$1] + ABS([.A867]))*100" office:value-type="float" office:value="96.6480446927374" calcext:value-type="float">
            <text:p>96.65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C$1] + ABS([.A868]))*100" office:value-type="float" office:value="96.6517857142857" calcext:value-type="float">
            <text:p>96.6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C$1] + ABS([.A869]))*100" office:value-type="float" office:value="96.6555183946488" calcext:value-type="float">
            <text:p>96.6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C$1] + ABS([.A870]))*100" office:value-type="float" office:value="96.6592427616927" calcext:value-type="float">
            <text:p>96.6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C$1] + ABS([.A871]))*100" office:value-type="float" office:value="96.6629588431591" calcext:value-type="float">
            <text:p>96.6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C$1] + ABS([.A872]))*100" office:value-type="float" office:value="96.6666666666667" calcext:value-type="float">
            <text:p>96.6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C$1] + ABS([.A873]))*100" office:value-type="float" office:value="96.6703662597114" calcext:value-type="float">
            <text:p>96.6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C$1] + ABS([.A874]))*100" office:value-type="float" office:value="96.6740576496674" calcext:value-type="float">
            <text:p>96.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C$1] + ABS([.A875]))*100" office:value-type="float" office:value="96.6777408637874" calcext:value-type="float">
            <text:p>96.68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C$1] + ABS([.A876]))*100" office:value-type="float" office:value="96.6814159292035" calcext:value-type="float">
            <text:p>96.68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C$1] + ABS([.A877]))*100" office:value-type="float" office:value="96.6850828729282" calcext:value-type="float">
            <text:p>96.6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C$1] + ABS([.A878]))*100" office:value-type="float" office:value="96.6887417218543" calcext:value-type="float">
            <text:p>96.6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C$1] + ABS([.A879]))*100" office:value-type="float" office:value="96.6923925027563" calcext:value-type="float">
            <text:p>96.6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C$1] + ABS([.A880]))*100" office:value-type="float" office:value="96.6960352422908" calcext:value-type="float">
            <text:p>96.7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C$1] + ABS([.A881]))*100" office:value-type="float" office:value="96.6996699669967" calcext:value-type="float">
            <text:p>96.7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C$1] + ABS([.A882]))*100" office:value-type="float" office:value="96.7032967032967" calcext:value-type="float">
            <text:p>96.7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C$1] + ABS([.A883]))*100" office:value-type="float" office:value="96.7069154774973" calcext:value-type="float">
            <text:p>96.7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C$1] + ABS([.A884]))*100" office:value-type="float" office:value="96.7105263157895" calcext:value-type="float">
            <text:p>96.7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C$1] + ABS([.A885]))*100" office:value-type="float" office:value="96.7141292442497" calcext:value-type="float">
            <text:p>96.7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C$1] + ABS([.A886]))*100" office:value-type="float" office:value="96.7177242888403" calcext:value-type="float">
            <text:p>96.7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C$1] + ABS([.A887]))*100" office:value-type="float" office:value="96.7213114754098" calcext:value-type="float">
            <text:p>96.7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C$1] + ABS([.A888]))*100" office:value-type="float" office:value="96.7248908296943" calcext:value-type="float">
            <text:p>96.7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C$1] + ABS([.A889]))*100" office:value-type="float" office:value="96.7284623773173" calcext:value-type="float">
            <text:p>96.7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C$1] + ABS([.A890]))*100" office:value-type="float" office:value="96.7320261437908" calcext:value-type="float">
            <text:p>96.73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C$1] + ABS([.A891]))*100" office:value-type="float" office:value="96.7355821545158" calcext:value-type="float">
            <text:p>96.7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C$1] + ABS([.A892]))*100" office:value-type="float" office:value="96.7391304347826" calcext:value-type="float">
            <text:p>96.7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C$1] + ABS([.A893]))*100" office:value-type="float" office:value="96.742671009772" calcext:value-type="float">
            <text:p>96.7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C$1] + ABS([.A894]))*100" office:value-type="float" office:value="96.7462039045553" calcext:value-type="float">
            <text:p>96.7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C$1] + ABS([.A895]))*100" office:value-type="float" office:value="96.7497291440953" calcext:value-type="float">
            <text:p>96.7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C$1] + ABS([.A896]))*100" office:value-type="float" office:value="96.7532467532468" calcext:value-type="float">
            <text:p>96.7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C$1] + ABS([.A897]))*100" office:value-type="float" office:value="96.7567567567568" calcext:value-type="float">
            <text:p>96.7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C$1] + ABS([.A898]))*100" office:value-type="float" office:value="96.7602591792657" calcext:value-type="float">
            <text:p>96.7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C$1] + ABS([.A899]))*100" office:value-type="float" office:value="96.7637540453075" calcext:value-type="float">
            <text:p>96.7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C$1] + ABS([.A900]))*100" office:value-type="float" office:value="96.7672413793104" calcext:value-type="float">
            <text:p>96.77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C$1] + ABS([.A901]))*100" office:value-type="float" office:value="96.7707212055974" calcext:value-type="float">
            <text:p>96.7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C$1] + ABS([.A902]))*100" office:value-type="float" office:value="96.7741935483871" calcext:value-type="float">
            <text:p>96.7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C$1] + ABS([.A903]))*100" office:value-type="float" office:value="96.7776584317938" calcext:value-type="float">
            <text:p>96.7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C$1] + ABS([.A904]))*100" office:value-type="float" office:value="96.7811158798283" calcext:value-type="float">
            <text:p>96.7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C$1] + ABS([.A905]))*100" office:value-type="float" office:value="96.7845659163987" calcext:value-type="float">
            <text:p>96.78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C$1] + ABS([.A906]))*100" office:value-type="float" office:value="96.7880085653105" calcext:value-type="float">
            <text:p>96.79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C$1] + ABS([.A907]))*100" office:value-type="float" office:value="96.7914438502674" calcext:value-type="float">
            <text:p>96.7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C$1] + ABS([.A908]))*100" office:value-type="float" office:value="96.7948717948718" calcext:value-type="float">
            <text:p>96.7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C$1] + ABS([.A909]))*100" office:value-type="float" office:value="96.7982924226254" calcext:value-type="float">
            <text:p>96.8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C$1] + ABS([.A910]))*100" office:value-type="float" office:value="96.8017057569296" calcext:value-type="float">
            <text:p>96.8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C$1] + ABS([.A911]))*100" office:value-type="float" office:value="96.8051118210863" calcext:value-type="float">
            <text:p>96.8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C$1] + ABS([.A912]))*100" office:value-type="float" office:value="96.8085106382979" calcext:value-type="float">
            <text:p>96.8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C$1] + ABS([.A913]))*100" office:value-type="float" office:value="96.8119022316684" calcext:value-type="float">
            <text:p>96.8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C$1] + ABS([.A914]))*100" office:value-type="float" office:value="96.8152866242038" calcext:value-type="float">
            <text:p>96.8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C$1] + ABS([.A915]))*100" office:value-type="float" office:value="96.8186638388123" calcext:value-type="float">
            <text:p>96.82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C$1] + ABS([.A916]))*100" office:value-type="float" office:value="96.8220338983051" calcext:value-type="float">
            <text:p>96.8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C$1] + ABS([.A917]))*100" office:value-type="float" office:value="96.8253968253968" calcext:value-type="float">
            <text:p>96.8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C$1] + ABS([.A918]))*100" office:value-type="float" office:value="96.8287526427061" calcext:value-type="float">
            <text:p>96.83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C$1] + ABS([.A919]))*100" office:value-type="float" office:value="96.8321013727561" calcext:value-type="float">
            <text:p>96.8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C$1] + ABS([.A920]))*100" office:value-type="float" office:value="96.8354430379747" calcext:value-type="float">
            <text:p>96.84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C$1] + ABS([.A921]))*100" office:value-type="float" office:value="96.8387776606955" calcext:value-type="float">
            <text:p>96.84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C$1] + ABS([.A922]))*100" office:value-type="float" office:value="96.8421052631579" calcext:value-type="float">
            <text:p>96.84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C$1] + ABS([.A923]))*100" office:value-type="float" office:value="96.8454258675079" calcext:value-type="float">
            <text:p>96.8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C$1] + ABS([.A924]))*100" office:value-type="float" office:value="96.8487394957983" calcext:value-type="float">
            <text:p>96.8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C$1] + ABS([.A925]))*100" office:value-type="float" office:value="96.8520461699895" calcext:value-type="float">
            <text:p>96.8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C$1] + ABS([.A926]))*100" office:value-type="float" office:value="96.8553459119497" calcext:value-type="float">
            <text:p>96.8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C$1] + ABS([.A927]))*100" office:value-type="float" office:value="96.8586387434555" calcext:value-type="float">
            <text:p>96.8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C$1] + ABS([.A928]))*100" office:value-type="float" office:value="96.8619246861925" calcext:value-type="float">
            <text:p>96.8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C$1] + ABS([.A929]))*100" office:value-type="float" office:value="96.8652037617555" calcext:value-type="float">
            <text:p>96.87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C$1] + ABS([.A930]))*100" office:value-type="float" office:value="96.8684759916493" calcext:value-type="float">
            <text:p>96.8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C$1] + ABS([.A931]))*100" office:value-type="float" office:value="96.8717413972889" calcext:value-type="float">
            <text:p>96.8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C$1] + ABS([.A932]))*100" office:value-type="float" office:value="96.875" calcext:value-type="float">
            <text:p>96.8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C$1] + ABS([.A933]))*100" office:value-type="float" office:value="96.8782518210198" calcext:value-type="float">
            <text:p>96.8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C$1] + ABS([.A934]))*100" office:value-type="float" office:value="96.8814968814969" calcext:value-type="float">
            <text:p>96.8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C$1] + ABS([.A935]))*100" office:value-type="float" office:value="96.8847352024922" calcext:value-type="float">
            <text:p>96.8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C$1] + ABS([.A936]))*100" office:value-type="float" office:value="96.8879668049793" calcext:value-type="float">
            <text:p>96.89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C$1] + ABS([.A937]))*100" office:value-type="float" office:value="96.8911917098446" calcext:value-type="float">
            <text:p>96.8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C$1] + ABS([.A938]))*100" office:value-type="float" office:value="96.8944099378882" calcext:value-type="float">
            <text:p>96.8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C$1] + ABS([.A939]))*100" office:value-type="float" office:value="96.8976215098242" calcext:value-type="float">
            <text:p>96.9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C$1] + ABS([.A940]))*100" office:value-type="float" office:value="96.900826446281" calcext:value-type="float">
            <text:p>96.9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C$1] + ABS([.A941]))*100" office:value-type="float" office:value="96.9040247678019" calcext:value-type="float">
            <text:p>96.9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C$1] + ABS([.A942]))*100" office:value-type="float" office:value="96.9072164948454" calcext:value-type="float">
            <text:p>96.9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C$1] + ABS([.A943]))*100" office:value-type="float" office:value="96.9104016477858" calcext:value-type="float">
            <text:p>96.9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C$1] + ABS([.A944]))*100" office:value-type="float" office:value="96.9135802469136" calcext:value-type="float">
            <text:p>96.9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C$1] + ABS([.A945]))*100" office:value-type="float" office:value="96.9167523124358" calcext:value-type="float">
            <text:p>96.9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C$1] + ABS([.A946]))*100" office:value-type="float" office:value="96.9199178644764" calcext:value-type="float">
            <text:p>96.92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C$1] + ABS([.A947]))*100" office:value-type="float" office:value="96.9230769230769" calcext:value-type="float">
            <text:p>96.92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C$1] + ABS([.A948]))*100" office:value-type="float" office:value="96.9262295081967" calcext:value-type="float">
            <text:p>96.93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C$1] + ABS([.A949]))*100" office:value-type="float" office:value="96.9293756397134" calcext:value-type="float">
            <text:p>96.93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C$1] + ABS([.A950]))*100" office:value-type="float" office:value="96.9325153374233" calcext:value-type="float">
            <text:p>96.9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C$1] + ABS([.A951]))*100" office:value-type="float" office:value="96.9356486210419" calcext:value-type="float">
            <text:p>96.9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C$1] + ABS([.A952]))*100" office:value-type="float" office:value="96.9387755102041" calcext:value-type="float">
            <text:p>96.9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C$1] + ABS([.A953]))*100" office:value-type="float" office:value="96.9418960244648" calcext:value-type="float">
            <text:p>96.94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C$1] + ABS([.A954]))*100" office:value-type="float" office:value="96.9450101832994" calcext:value-type="float">
            <text:p>96.9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C$1] + ABS([.A955]))*100" office:value-type="float" office:value="96.9481180061038" calcext:value-type="float">
            <text:p>96.9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C$1] + ABS([.A956]))*100" office:value-type="float" office:value="96.9512195121951" calcext:value-type="float">
            <text:p>96.9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C$1] + ABS([.A957]))*100" office:value-type="float" office:value="96.9543147208122" calcext:value-type="float">
            <text:p>96.9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C$1] + ABS([.A958]))*100" office:value-type="float" office:value="96.9574036511156" calcext:value-type="float">
            <text:p>96.9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C$1] + ABS([.A959]))*100" office:value-type="float" office:value="96.9604863221885" calcext:value-type="float">
            <text:p>96.9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C$1] + ABS([.A960]))*100" office:value-type="float" office:value="96.9635627530364" calcext:value-type="float">
            <text:p>96.9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C$1] + ABS([.A961]))*100" office:value-type="float" office:value="96.9666329625885" calcext:value-type="float">
            <text:p>96.9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C$1] + ABS([.A962]))*100" office:value-type="float" office:value="96.969696969697" calcext:value-type="float">
            <text:p>96.97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C$1] + ABS([.A963]))*100" office:value-type="float" office:value="96.9727547931383" calcext:value-type="float">
            <text:p>96.97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C$1] + ABS([.A964]))*100" office:value-type="float" office:value="96.9758064516129" calcext:value-type="float">
            <text:p>96.9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C$1] + ABS([.A965]))*100" office:value-type="float" office:value="96.9788519637462" calcext:value-type="float">
            <text:p>96.98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C$1] + ABS([.A966]))*100" office:value-type="float" office:value="96.9818913480885" calcext:value-type="float">
            <text:p>96.9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C$1] + ABS([.A967]))*100" office:value-type="float" office:value="96.9849246231156" calcext:value-type="float">
            <text:p>96.98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C$1] + ABS([.A968]))*100" office:value-type="float" office:value="96.9879518072289" calcext:value-type="float">
            <text:p>96.9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C$1] + ABS([.A969]))*100" office:value-type="float" office:value="96.9909729187563" calcext:value-type="float">
            <text:p>96.9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C$1] + ABS([.A970]))*100" office:value-type="float" office:value="96.9939879759519" calcext:value-type="float">
            <text:p>96.9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C$1] + ABS([.A971]))*100" office:value-type="float" office:value="96.996996996997" calcext:value-type="float">
            <text:p>97.0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C$1] + ABS([.A972]))*100"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C$1] + ABS([.A973]))*100" office:value-type="float" office:value="97.002997002997" calcext:value-type="float">
            <text:p>97.0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C$1] + ABS([.A974]))*100" office:value-type="float" office:value="97.0059880239521" calcext:value-type="float">
            <text:p>97.0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C$1] + ABS([.A975]))*100" office:value-type="float" office:value="97.0089730807577" calcext:value-type="float">
            <text:p>97.0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C$1] + ABS([.A976]))*100" office:value-type="float" office:value="97.0119521912351" calcext:value-type="float">
            <text:p>97.0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C$1] + ABS([.A977]))*100" office:value-type="float" office:value="97.0149253731343" calcext:value-type="float">
            <text:p>97.0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C$1] + ABS([.A978]))*100" office:value-type="float" office:value="97.0178926441352" calcext:value-type="float">
            <text:p>97.02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C$1] + ABS([.A979]))*100" office:value-type="float" office:value="97.0208540218471" calcext:value-type="float">
            <text:p>97.0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C$1] + ABS([.A980]))*100" office:value-type="float" office:value="97.0238095238095" calcext:value-type="float">
            <text:p>97.0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C$1] + ABS([.A981]))*100" office:value-type="float" office:value="97.0267591674926" calcext:value-type="float">
            <text:p>97.0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C$1] + ABS([.A982]))*100" office:value-type="float" office:value="97.029702970297" calcext:value-type="float">
            <text:p>97.03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C$1] + ABS([.A983]))*100" office:value-type="float" office:value="97.0326409495549" calcext:value-type="float">
            <text:p>97.0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C$1] + ABS([.A984]))*100" office:value-type="float" office:value="97.0355731225297" calcext:value-type="float">
            <text:p>97.04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C$1] + ABS([.A985]))*100" office:value-type="float" office:value="97.0384995064166" calcext:value-type="float">
            <text:p>97.0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C$1] + ABS([.A986]))*100" office:value-type="float" office:value="97.0414201183432" calcext:value-type="float">
            <text:p>97.0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C$1] + ABS([.A987]))*100" office:value-type="float" office:value="97.0443349753695" calcext:value-type="float">
            <text:p>97.0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C$1] + ABS([.A988]))*100" office:value-type="float" office:value="97.0472440944882" calcext:value-type="float">
            <text:p>97.05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C$1] + ABS([.A989]))*100" office:value-type="float" office:value="97.0501474926254" calcext:value-type="float">
            <text:p>97.0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C$1] + ABS([.A990]))*100" office:value-type="float" office:value="97.0530451866405" calcext:value-type="float">
            <text:p>97.0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C$1] + ABS([.A991]))*100" office:value-type="float" office:value="97.0559371933268" calcext:value-type="float">
            <text:p>97.06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C$1] + ABS([.A992]))*100" office:value-type="float" office:value="97.0588235294118" calcext:value-type="float">
            <text:p>97.0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C$1] + ABS([.A993]))*100" office:value-type="float" office:value="97.0617042115573" calcext:value-type="float">
            <text:p>97.06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C$1] + ABS([.A994]))*100" office:value-type="float" office:value="97.0645792563601" calcext:value-type="float">
            <text:p>97.06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C$1] + ABS([.A995]))*100" office:value-type="float" office:value="97.0674486803519" calcext:value-type="float">
            <text:p>97.0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C$1] + ABS([.A996]))*100" office:value-type="float" office:value="97.0703125" calcext:value-type="float">
            <text:p>97.0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C$1] + ABS([.A997]))*100" office:value-type="float" office:value="97.0731707317073" calcext:value-type="float">
            <text:p>97.07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C$1] + ABS([.A998]))*100" office:value-type="float" office:value="97.0760233918129" calcext:value-type="float">
            <text:p>97.0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C$1] + ABS([.A999]))*100" office:value-type="float" office:value="97.078870496592" calcext:value-type="float">
            <text:p>97.08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C$1] + ABS([.A1000]))*100" office:value-type="float" office:value="97.0817120622568" calcext:value-type="float">
            <text:p>97.0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C$1] + ABS([.A1001]))*100" office:value-type="float" office:value="97.0845481049563" calcext:value-type="float">
            <text:p>97.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C$1] + ABS([.A1002]))*100" office:value-type="float" office:value="97.0873786407767" calcext:value-type="float">
            <text:p>97.09</text:p>
          </table:table-cell>
          <table:table-cell/>
        </table:table-row>
        <table:table-row table:style-name="ro1" table:number-rows-repeated="1047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ergy_field" table:style-name="ta1">
        <table:table-column table:style-name="co8" table:default-cell-style-name="Default"/>
        <table:table-column table:style-name="co8" table:default-cell-style-name="ce20"/>
        <table:table-column table:style-name="co8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5" calcext:value-type="float">
            <text:p>95.00</text:p>
          </table:table-cell>
          <table:table-cell table:number-columns-repeated="4"/>
        </table:table-row>
      </table:table>
      <table:table table:name="enfeeble" table:style-name="ta1">
        <table:table-column table:style-name="co8" table:default-cell-style-name="Default"/>
        <table:table-column table:style-name="co8" table:default-cell-style-name="ce20"/>
        <table:table-column table:style-name="co8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7" calcext:value-type="float">
            <text:p>27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4" calcext:value-type="float">
            <text:p>34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36" calcext:value-type="float">
            <text:p>36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6" calcext:value-type="float">
            <text:p>4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60" calcext:value-type="float">
            <text:p>60.00</text:p>
          </table:table-cell>
          <table:table-cell table:number-columns-repeated="4"/>
        </table:table-row>
      </table:table>
      <table:table table:name="scaling" table:style-name="ta1">
        <table:table-column table:style-name="co8" table:default-cell-style-name="Default"/>
        <table:table-column table:style-name="co8" table:default-cell-style-name="ce20"/>
        <table:table-column table:style-name="co8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6" calcext:value-type="float">
            <text:p>36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8" calcext:value-type="float">
            <text:p>38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41" calcext:value-type="float">
            <text:p>41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6" calcext:value-type="float">
            <text:p>46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61" calcext:value-type="float">
            <text:p>61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68" calcext:value-type="float">
            <text:p>68.00</text:p>
          </table:table-cell>
          <table:table-cell table:number-columns-repeated="4"/>
        </table:table-row>
      </table:table>
      <table:table table:name="heal" table:style-name="ta1">
        <office:forms form:automatic-focus="false" form:apply-design-mode="false"/>
        <table:table-column table:style-name="co8" table:number-columns-repeated="5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100" calcext:value-type="float">
            <text:p>10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200" calcext:value-type="float">
            <text:p>2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300" calcext:value-type="float">
            <text:p>30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400" calcext:value-type="float">
            <text:p>4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500" calcext:value-type="float">
            <text:p>50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600" calcext:value-type="float">
            <text:p>6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700" calcext:value-type="float">
            <text:p>70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800" calcext:value-type="float">
            <text:p>8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900" calcext:value-type="float">
            <text:p>90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1000" calcext:value-type="float">
            <text:p>10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1100" calcext:value-type="float">
            <text:p>110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1200" calcext:value-type="float">
            <text:p>12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1300" calcext:value-type="float">
            <text:p>130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1400" calcext:value-type="float">
            <text:p>14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1500" calcext:value-type="float">
            <text:p>150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1600" calcext:value-type="float">
            <text:p>16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1700" calcext:value-type="float">
            <text:p>170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1800" calcext:value-type="float">
            <text:p>18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1900" calcext:value-type="float">
            <text:p>190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2000" calcext:value-type="float">
            <text:p>2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6.66666666666667" calcext:value-type="float">
            <text:p>6.67</text:p>
          </table:table-cell>
          <table:table-cell table:number-columns-repeated="3"/>
        </table:table-row>
      </table:table>
      <table:table table:name="rejuv" table:style-name="ta1">
        <table:table-column table:style-name="co8" table:number-columns-repeated="5" table:default-cell-style-name="Default"/>
        <table:table-column table:style-name="co14" table:default-cell-style-name="Default"/>
        <table:table-column table:style-name="co8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5" calcext:value-type="float">
            <text:p>5</text:p>
          </table:table-cell>
          <table:table-cell table:formula="of:=[.B2]/[.C2]" office:value-type="float" office:value="10" calcext:value-type="float">
            <text:p>10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10" calcext:value-type="float">
            <text:p>10</text:p>
          </table:table-cell>
          <table:table-cell table:formula="of:=[.B3]/[.C3]" office:value-type="float" office:value="10" calcext:value-type="float">
            <text:p>10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15" calcext:value-type="float">
            <text:p>15</text:p>
          </table:table-cell>
          <table:table-cell table:formula="of:=[.B4]/[.C4]" office:value-type="float" office:value="10" calcext:value-type="float">
            <text:p>10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20" calcext:value-type="float">
            <text:p>20</text:p>
          </table:table-cell>
          <table:table-cell table:formula="of:=[.B5]/[.C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25" calcext:value-type="float">
            <text:p>25</text:p>
          </table:table-cell>
          <table:table-cell table:formula="of:=[.B6]/[.C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30" calcext:value-type="float">
            <text:p>30</text:p>
          </table:table-cell>
          <table:table-cell table:formula="of:=[.B7]/[.C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35" calcext:value-type="float">
            <text:p>35</text:p>
          </table:table-cell>
          <table:table-cell table:formula="of:=[.B8]/[.C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40" calcext:value-type="float">
            <text:p>40</text:p>
          </table:table-cell>
          <table:table-cell table:formula="of:=[.B9]/[.C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45" calcext:value-type="float">
            <text:p>45</text:p>
          </table:table-cell>
          <table:table-cell table:formula="of:=[.B10]/[.C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50" calcext:value-type="float">
            <text:p>50</text:p>
          </table:table-cell>
          <table:table-cell table:formula="of:=[.B11]/[.C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55" calcext:value-type="float">
            <text:p>55</text:p>
          </table:table-cell>
          <table:table-cell table:formula="of:=[.B12]/[.C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60" calcext:value-type="float">
            <text:p>60</text:p>
          </table:table-cell>
          <table:table-cell table:formula="of:=[.B13]/[.C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65" calcext:value-type="float">
            <text:p>65</text:p>
          </table:table-cell>
          <table:table-cell table:formula="of:=[.B14]/[.C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70" calcext:value-type="float">
            <text:p>70</text:p>
          </table:table-cell>
          <table:table-cell table:formula="of:=[.B15]/[.C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75" calcext:value-type="float">
            <text:p>75</text:p>
          </table:table-cell>
          <table:table-cell table:formula="of:=[.B16]/[.C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80" calcext:value-type="float">
            <text:p>80</text:p>
          </table:table-cell>
          <table:table-cell table:formula="of:=[.B17]/[.C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85" calcext:value-type="float">
            <text:p>85</text:p>
          </table:table-cell>
          <table:table-cell table:formula="of:=[.B18]/[.C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90" calcext:value-type="float">
            <text:p>90</text:p>
          </table:table-cell>
          <table:table-cell table:formula="of:=[.B19]/[.C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95" calcext:value-type="float">
            <text:p>95</text:p>
          </table:table-cell>
          <table:table-cell table:formula="of:=[.B20]/[.C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100" calcext:value-type="float">
            <text:p>100</text:p>
          </table:table-cell>
          <table:table-cell table:formula="of:=[.B21]/[.C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105" calcext:value-type="float">
            <text:p>105</text:p>
          </table:table-cell>
          <table:table-cell table:formula="of:=[.B22]/[.C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110" calcext:value-type="float">
            <text:p>110</text:p>
          </table:table-cell>
          <table:table-cell table:formula="of:=[.B23]/[.C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115" calcext:value-type="float">
            <text:p>115</text:p>
          </table:table-cell>
          <table:table-cell table:formula="of:=[.B24]/[.C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120" calcext:value-type="float">
            <text:p>120</text:p>
          </table:table-cell>
          <table:table-cell table:formula="of:=[.B25]/[.C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125" calcext:value-type="float">
            <text:p>125</text:p>
          </table:table-cell>
          <table:table-cell table:formula="of:=[.B26]/[.C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130" calcext:value-type="float">
            <text:p>130</text:p>
          </table:table-cell>
          <table:table-cell table:formula="of:=[.B27]/[.C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135" calcext:value-type="float">
            <text:p>135</text:p>
          </table:table-cell>
          <table:table-cell table:formula="of:=[.B28]/[.C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140" calcext:value-type="float">
            <text:p>140</text:p>
          </table:table-cell>
          <table:table-cell table:formula="of:=[.B29]/[.C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145" calcext:value-type="float">
            <text:p>145</text:p>
          </table:table-cell>
          <table:table-cell table:formula="of:=[.B30]/[.C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150" calcext:value-type="float">
            <text:p>150</text:p>
          </table:table-cell>
          <table:table-cell table:formula="of:=[.B31]/[.C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155" calcext:value-type="float">
            <text:p>155</text:p>
          </table:table-cell>
          <table:table-cell table:formula="of:=[.B32]/[.C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160" calcext:value-type="float">
            <text:p>160</text:p>
          </table:table-cell>
          <table:table-cell table:formula="of:=[.B33]/[.C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165" calcext:value-type="float">
            <text:p>165</text:p>
          </table:table-cell>
          <table:table-cell table:formula="of:=[.B34]/[.C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170" calcext:value-type="float">
            <text:p>170</text:p>
          </table:table-cell>
          <table:table-cell table:formula="of:=[.B35]/[.C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175" calcext:value-type="float">
            <text:p>175</text:p>
          </table:table-cell>
          <table:table-cell table:formula="of:=[.B36]/[.C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180" calcext:value-type="float">
            <text:p>180</text:p>
          </table:table-cell>
          <table:table-cell table:formula="of:=[.B37]/[.C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185" calcext:value-type="float">
            <text:p>185</text:p>
          </table:table-cell>
          <table:table-cell table:formula="of:=[.B38]/[.C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190" calcext:value-type="float">
            <text:p>190</text:p>
          </table:table-cell>
          <table:table-cell table:formula="of:=[.B39]/[.C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195" calcext:value-type="float">
            <text:p>195</text:p>
          </table:table-cell>
          <table:table-cell table:formula="of:=[.B40]/[.C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200" calcext:value-type="float">
            <text:p>200</text:p>
          </table:table-cell>
          <table:table-cell table:formula="of:=[.B41]/[.C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205" calcext:value-type="float">
            <text:p>205</text:p>
          </table:table-cell>
          <table:table-cell table:formula="of:=[.B42]/[.C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210" calcext:value-type="float">
            <text:p>210</text:p>
          </table:table-cell>
          <table:table-cell table:formula="of:=[.B43]/[.C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215" calcext:value-type="float">
            <text:p>215</text:p>
          </table:table-cell>
          <table:table-cell table:formula="of:=[.B44]/[.C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220" calcext:value-type="float">
            <text:p>220</text:p>
          </table:table-cell>
          <table:table-cell table:formula="of:=[.B45]/[.C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225" calcext:value-type="float">
            <text:p>225</text:p>
          </table:table-cell>
          <table:table-cell table:formula="of:=[.B46]/[.C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230" calcext:value-type="float">
            <text:p>230</text:p>
          </table:table-cell>
          <table:table-cell table:formula="of:=[.B47]/[.C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235" calcext:value-type="float">
            <text:p>235</text:p>
          </table:table-cell>
          <table:table-cell table:formula="of:=[.B48]/[.C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240" calcext:value-type="float">
            <text:p>240</text:p>
          </table:table-cell>
          <table:table-cell table:formula="of:=[.B49]/[.C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245" calcext:value-type="float">
            <text:p>245</text:p>
          </table:table-cell>
          <table:table-cell table:formula="of:=[.B50]/[.C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250" calcext:value-type="float">
            <text:p>250</text:p>
          </table:table-cell>
          <table:table-cell table:formula="of:=[.B51]/[.C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G$1]+[.A52]*[.$G$2]" office:value-type="float" office:value="2550" calcext:value-type="float">
            <text:p>2550</text:p>
          </table:table-cell>
          <table:table-cell table:formula="of:=[.$G$4]*[.A52]+[.$G$3]-[.$G$4]" office:value-type="float" office:value="255" calcext:value-type="float">
            <text:p>255</text:p>
          </table:table-cell>
          <table:table-cell table:formula="of:=[.B52]/[.C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G$1]+[.A53]*[.$G$2]" office:value-type="float" office:value="2600" calcext:value-type="float">
            <text:p>2600</text:p>
          </table:table-cell>
          <table:table-cell table:formula="of:=[.$G$4]*[.A53]+[.$G$3]-[.$G$4]" office:value-type="float" office:value="260" calcext:value-type="float">
            <text:p>260</text:p>
          </table:table-cell>
          <table:table-cell table:formula="of:=[.B53]/[.C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G$1]+[.A54]*[.$G$2]" office:value-type="float" office:value="2650" calcext:value-type="float">
            <text:p>2650</text:p>
          </table:table-cell>
          <table:table-cell table:formula="of:=[.$G$4]*[.A54]+[.$G$3]-[.$G$4]" office:value-type="float" office:value="265" calcext:value-type="float">
            <text:p>265</text:p>
          </table:table-cell>
          <table:table-cell table:formula="of:=[.B54]/[.C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G$1]+[.A55]*[.$G$2]" office:value-type="float" office:value="2700" calcext:value-type="float">
            <text:p>2700</text:p>
          </table:table-cell>
          <table:table-cell table:formula="of:=[.$G$4]*[.A55]+[.$G$3]-[.$G$4]" office:value-type="float" office:value="270" calcext:value-type="float">
            <text:p>270</text:p>
          </table:table-cell>
          <table:table-cell table:formula="of:=[.B55]/[.C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G$1]+[.A56]*[.$G$2]" office:value-type="float" office:value="2750" calcext:value-type="float">
            <text:p>2750</text:p>
          </table:table-cell>
          <table:table-cell table:formula="of:=[.$G$4]*[.A56]+[.$G$3]-[.$G$4]" office:value-type="float" office:value="275" calcext:value-type="float">
            <text:p>275</text:p>
          </table:table-cell>
          <table:table-cell table:formula="of:=[.B56]/[.C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G$1]+[.A57]*[.$G$2]" office:value-type="float" office:value="2800" calcext:value-type="float">
            <text:p>2800</text:p>
          </table:table-cell>
          <table:table-cell table:formula="of:=[.$G$4]*[.A57]+[.$G$3]-[.$G$4]" office:value-type="float" office:value="280" calcext:value-type="float">
            <text:p>280</text:p>
          </table:table-cell>
          <table:table-cell table:formula="of:=[.B57]/[.C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G$1]+[.A58]*[.$G$2]" office:value-type="float" office:value="2850" calcext:value-type="float">
            <text:p>2850</text:p>
          </table:table-cell>
          <table:table-cell table:formula="of:=[.$G$4]*[.A58]+[.$G$3]-[.$G$4]" office:value-type="float" office:value="285" calcext:value-type="float">
            <text:p>285</text:p>
          </table:table-cell>
          <table:table-cell table:formula="of:=[.B58]/[.C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G$1]+[.A59]*[.$G$2]" office:value-type="float" office:value="2900" calcext:value-type="float">
            <text:p>2900</text:p>
          </table:table-cell>
          <table:table-cell table:formula="of:=[.$G$4]*[.A59]+[.$G$3]-[.$G$4]" office:value-type="float" office:value="290" calcext:value-type="float">
            <text:p>290</text:p>
          </table:table-cell>
          <table:table-cell table:formula="of:=[.B59]/[.C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G$1]+[.A60]*[.$G$2]" office:value-type="float" office:value="2950" calcext:value-type="float">
            <text:p>2950</text:p>
          </table:table-cell>
          <table:table-cell table:formula="of:=[.$G$4]*[.A60]+[.$G$3]-[.$G$4]" office:value-type="float" office:value="295" calcext:value-type="float">
            <text:p>295</text:p>
          </table:table-cell>
          <table:table-cell table:formula="of:=[.B60]/[.C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G$1]+[.A61]*[.$G$2]" office:value-type="float" office:value="3000" calcext:value-type="float">
            <text:p>3000</text:p>
          </table:table-cell>
          <table:table-cell table:formula="of:=[.$G$4]*[.A61]+[.$G$3]-[.$G$4]" office:value-type="float" office:value="300" calcext:value-type="float">
            <text:p>300</text:p>
          </table:table-cell>
          <table:table-cell table:formula="of:=[.B61]/[.C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G$1]+[.A62]*[.$G$2]" office:value-type="float" office:value="3050" calcext:value-type="float">
            <text:p>3050</text:p>
          </table:table-cell>
          <table:table-cell table:formula="of:=[.$G$4]*[.A62]+[.$G$3]-[.$G$4]" office:value-type="float" office:value="305" calcext:value-type="float">
            <text:p>305</text:p>
          </table:table-cell>
          <table:table-cell table:formula="of:=[.B62]/[.C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G$1]+[.A63]*[.$G$2]" office:value-type="float" office:value="3100" calcext:value-type="float">
            <text:p>3100</text:p>
          </table:table-cell>
          <table:table-cell table:formula="of:=[.$G$4]*[.A63]+[.$G$3]-[.$G$4]" office:value-type="float" office:value="310" calcext:value-type="float">
            <text:p>310</text:p>
          </table:table-cell>
          <table:table-cell table:formula="of:=[.B63]/[.C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G$1]+[.A64]*[.$G$2]" office:value-type="float" office:value="3150" calcext:value-type="float">
            <text:p>3150</text:p>
          </table:table-cell>
          <table:table-cell table:formula="of:=[.$G$4]*[.A64]+[.$G$3]-[.$G$4]" office:value-type="float" office:value="315" calcext:value-type="float">
            <text:p>315</text:p>
          </table:table-cell>
          <table:table-cell table:formula="of:=[.B64]/[.C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G$1]+[.A65]*[.$G$2]" office:value-type="float" office:value="3200" calcext:value-type="float">
            <text:p>3200</text:p>
          </table:table-cell>
          <table:table-cell table:formula="of:=[.$G$4]*[.A65]+[.$G$3]-[.$G$4]" office:value-type="float" office:value="320" calcext:value-type="float">
            <text:p>320</text:p>
          </table:table-cell>
          <table:table-cell table:formula="of:=[.B65]/[.C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G$1]+[.A66]*[.$G$2]" office:value-type="float" office:value="3250" calcext:value-type="float">
            <text:p>3250</text:p>
          </table:table-cell>
          <table:table-cell table:formula="of:=[.$G$4]*[.A66]+[.$G$3]-[.$G$4]" office:value-type="float" office:value="325" calcext:value-type="float">
            <text:p>325</text:p>
          </table:table-cell>
          <table:table-cell table:formula="of:=[.B66]/[.C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G$1]+[.A67]*[.$G$2]" office:value-type="float" office:value="3300" calcext:value-type="float">
            <text:p>3300</text:p>
          </table:table-cell>
          <table:table-cell table:formula="of:=[.$G$4]*[.A67]+[.$G$3]-[.$G$4]" office:value-type="float" office:value="330" calcext:value-type="float">
            <text:p>330</text:p>
          </table:table-cell>
          <table:table-cell table:formula="of:=[.B67]/[.C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G$1]+[.A68]*[.$G$2]" office:value-type="float" office:value="3350" calcext:value-type="float">
            <text:p>3350</text:p>
          </table:table-cell>
          <table:table-cell table:formula="of:=[.$G$4]*[.A68]+[.$G$3]-[.$G$4]" office:value-type="float" office:value="335" calcext:value-type="float">
            <text:p>335</text:p>
          </table:table-cell>
          <table:table-cell table:formula="of:=[.B68]/[.C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G$1]+[.A69]*[.$G$2]" office:value-type="float" office:value="3400" calcext:value-type="float">
            <text:p>3400</text:p>
          </table:table-cell>
          <table:table-cell table:formula="of:=[.$G$4]*[.A69]+[.$G$3]-[.$G$4]" office:value-type="float" office:value="340" calcext:value-type="float">
            <text:p>340</text:p>
          </table:table-cell>
          <table:table-cell table:formula="of:=[.B69]/[.C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G$1]+[.A70]*[.$G$2]" office:value-type="float" office:value="3450" calcext:value-type="float">
            <text:p>3450</text:p>
          </table:table-cell>
          <table:table-cell table:formula="of:=[.$G$4]*[.A70]+[.$G$3]-[.$G$4]" office:value-type="float" office:value="345" calcext:value-type="float">
            <text:p>345</text:p>
          </table:table-cell>
          <table:table-cell table:formula="of:=[.B70]/[.C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G$1]+[.A71]*[.$G$2]" office:value-type="float" office:value="3500" calcext:value-type="float">
            <text:p>3500</text:p>
          </table:table-cell>
          <table:table-cell table:formula="of:=[.$G$4]*[.A71]+[.$G$3]-[.$G$4]" office:value-type="float" office:value="350" calcext:value-type="float">
            <text:p>350</text:p>
          </table:table-cell>
          <table:table-cell table:formula="of:=[.B71]/[.C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G$1]+[.A72]*[.$G$2]" office:value-type="float" office:value="3550" calcext:value-type="float">
            <text:p>3550</text:p>
          </table:table-cell>
          <table:table-cell table:formula="of:=[.$G$4]*[.A72]+[.$G$3]-[.$G$4]" office:value-type="float" office:value="355" calcext:value-type="float">
            <text:p>355</text:p>
          </table:table-cell>
          <table:table-cell table:formula="of:=[.B72]/[.C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G$1]+[.A73]*[.$G$2]" office:value-type="float" office:value="3600" calcext:value-type="float">
            <text:p>3600</text:p>
          </table:table-cell>
          <table:table-cell table:formula="of:=[.$G$4]*[.A73]+[.$G$3]-[.$G$4]" office:value-type="float" office:value="360" calcext:value-type="float">
            <text:p>360</text:p>
          </table:table-cell>
          <table:table-cell table:formula="of:=[.B73]/[.C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G$1]+[.A74]*[.$G$2]" office:value-type="float" office:value="3650" calcext:value-type="float">
            <text:p>3650</text:p>
          </table:table-cell>
          <table:table-cell table:formula="of:=[.$G$4]*[.A74]+[.$G$3]-[.$G$4]" office:value-type="float" office:value="365" calcext:value-type="float">
            <text:p>365</text:p>
          </table:table-cell>
          <table:table-cell table:formula="of:=[.B74]/[.C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G$1]+[.A75]*[.$G$2]" office:value-type="float" office:value="3700" calcext:value-type="float">
            <text:p>3700</text:p>
          </table:table-cell>
          <table:table-cell table:formula="of:=[.$G$4]*[.A75]+[.$G$3]-[.$G$4]" office:value-type="float" office:value="370" calcext:value-type="float">
            <text:p>370</text:p>
          </table:table-cell>
          <table:table-cell table:formula="of:=[.B75]/[.C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G$1]+[.A76]*[.$G$2]" office:value-type="float" office:value="3750" calcext:value-type="float">
            <text:p>3750</text:p>
          </table:table-cell>
          <table:table-cell table:formula="of:=[.$G$4]*[.A76]+[.$G$3]-[.$G$4]" office:value-type="float" office:value="375" calcext:value-type="float">
            <text:p>375</text:p>
          </table:table-cell>
          <table:table-cell table:formula="of:=[.B76]/[.C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G$1]+[.A77]*[.$G$2]" office:value-type="float" office:value="3800" calcext:value-type="float">
            <text:p>3800</text:p>
          </table:table-cell>
          <table:table-cell table:formula="of:=[.$G$4]*[.A77]+[.$G$3]-[.$G$4]" office:value-type="float" office:value="380" calcext:value-type="float">
            <text:p>380</text:p>
          </table:table-cell>
          <table:table-cell table:formula="of:=[.B77]/[.C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G$1]+[.A78]*[.$G$2]" office:value-type="float" office:value="3850" calcext:value-type="float">
            <text:p>3850</text:p>
          </table:table-cell>
          <table:table-cell table:formula="of:=[.$G$4]*[.A78]+[.$G$3]-[.$G$4]" office:value-type="float" office:value="385" calcext:value-type="float">
            <text:p>385</text:p>
          </table:table-cell>
          <table:table-cell table:formula="of:=[.B78]/[.C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G$1]+[.A79]*[.$G$2]" office:value-type="float" office:value="3900" calcext:value-type="float">
            <text:p>3900</text:p>
          </table:table-cell>
          <table:table-cell table:formula="of:=[.$G$4]*[.A79]+[.$G$3]-[.$G$4]" office:value-type="float" office:value="390" calcext:value-type="float">
            <text:p>390</text:p>
          </table:table-cell>
          <table:table-cell table:formula="of:=[.B79]/[.C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G$1]+[.A80]*[.$G$2]" office:value-type="float" office:value="3950" calcext:value-type="float">
            <text:p>3950</text:p>
          </table:table-cell>
          <table:table-cell table:formula="of:=[.$G$4]*[.A80]+[.$G$3]-[.$G$4]" office:value-type="float" office:value="395" calcext:value-type="float">
            <text:p>395</text:p>
          </table:table-cell>
          <table:table-cell table:formula="of:=[.B80]/[.C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G$1]+[.A81]*[.$G$2]" office:value-type="float" office:value="4000" calcext:value-type="float">
            <text:p>4000</text:p>
          </table:table-cell>
          <table:table-cell table:formula="of:=[.$G$4]*[.A81]+[.$G$3]-[.$G$4]" office:value-type="float" office:value="400" calcext:value-type="float">
            <text:p>400</text:p>
          </table:table-cell>
          <table:table-cell table:formula="of:=[.B81]/[.C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G$1]+[.A82]*[.$G$2]" office:value-type="float" office:value="4050" calcext:value-type="float">
            <text:p>4050</text:p>
          </table:table-cell>
          <table:table-cell table:formula="of:=[.$G$4]*[.A82]+[.$G$3]-[.$G$4]" office:value-type="float" office:value="405" calcext:value-type="float">
            <text:p>405</text:p>
          </table:table-cell>
          <table:table-cell table:formula="of:=[.B82]/[.C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G$1]+[.A83]*[.$G$2]" office:value-type="float" office:value="4100" calcext:value-type="float">
            <text:p>4100</text:p>
          </table:table-cell>
          <table:table-cell table:formula="of:=[.$G$4]*[.A83]+[.$G$3]-[.$G$4]" office:value-type="float" office:value="410" calcext:value-type="float">
            <text:p>410</text:p>
          </table:table-cell>
          <table:table-cell table:formula="of:=[.B83]/[.C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G$1]+[.A84]*[.$G$2]" office:value-type="float" office:value="4150" calcext:value-type="float">
            <text:p>4150</text:p>
          </table:table-cell>
          <table:table-cell table:formula="of:=[.$G$4]*[.A84]+[.$G$3]-[.$G$4]" office:value-type="float" office:value="415" calcext:value-type="float">
            <text:p>415</text:p>
          </table:table-cell>
          <table:table-cell table:formula="of:=[.B84]/[.C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G$1]+[.A85]*[.$G$2]" office:value-type="float" office:value="4200" calcext:value-type="float">
            <text:p>4200</text:p>
          </table:table-cell>
          <table:table-cell table:formula="of:=[.$G$4]*[.A85]+[.$G$3]-[.$G$4]" office:value-type="float" office:value="420" calcext:value-type="float">
            <text:p>420</text:p>
          </table:table-cell>
          <table:table-cell table:formula="of:=[.B85]/[.C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G$1]+[.A86]*[.$G$2]" office:value-type="float" office:value="4250" calcext:value-type="float">
            <text:p>4250</text:p>
          </table:table-cell>
          <table:table-cell table:formula="of:=[.$G$4]*[.A86]+[.$G$3]-[.$G$4]" office:value-type="float" office:value="425" calcext:value-type="float">
            <text:p>425</text:p>
          </table:table-cell>
          <table:table-cell table:formula="of:=[.B86]/[.C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G$1]+[.A87]*[.$G$2]" office:value-type="float" office:value="4300" calcext:value-type="float">
            <text:p>4300</text:p>
          </table:table-cell>
          <table:table-cell table:formula="of:=[.$G$4]*[.A87]+[.$G$3]-[.$G$4]" office:value-type="float" office:value="430" calcext:value-type="float">
            <text:p>430</text:p>
          </table:table-cell>
          <table:table-cell table:formula="of:=[.B87]/[.C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G$1]+[.A88]*[.$G$2]" office:value-type="float" office:value="4350" calcext:value-type="float">
            <text:p>4350</text:p>
          </table:table-cell>
          <table:table-cell table:formula="of:=[.$G$4]*[.A88]+[.$G$3]-[.$G$4]" office:value-type="float" office:value="435" calcext:value-type="float">
            <text:p>435</text:p>
          </table:table-cell>
          <table:table-cell table:formula="of:=[.B88]/[.C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G$1]+[.A89]*[.$G$2]" office:value-type="float" office:value="4400" calcext:value-type="float">
            <text:p>4400</text:p>
          </table:table-cell>
          <table:table-cell table:formula="of:=[.$G$4]*[.A89]+[.$G$3]-[.$G$4]" office:value-type="float" office:value="440" calcext:value-type="float">
            <text:p>440</text:p>
          </table:table-cell>
          <table:table-cell table:formula="of:=[.B89]/[.C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G$1]+[.A90]*[.$G$2]" office:value-type="float" office:value="4450" calcext:value-type="float">
            <text:p>4450</text:p>
          </table:table-cell>
          <table:table-cell table:formula="of:=[.$G$4]*[.A90]+[.$G$3]-[.$G$4]" office:value-type="float" office:value="445" calcext:value-type="float">
            <text:p>445</text:p>
          </table:table-cell>
          <table:table-cell table:formula="of:=[.B90]/[.C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G$1]+[.A91]*[.$G$2]" office:value-type="float" office:value="4500" calcext:value-type="float">
            <text:p>4500</text:p>
          </table:table-cell>
          <table:table-cell table:formula="of:=[.$G$4]*[.A91]+[.$G$3]-[.$G$4]" office:value-type="float" office:value="450" calcext:value-type="float">
            <text:p>450</text:p>
          </table:table-cell>
          <table:table-cell table:formula="of:=[.B91]/[.C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G$1]+[.A92]*[.$G$2]" office:value-type="float" office:value="4550" calcext:value-type="float">
            <text:p>4550</text:p>
          </table:table-cell>
          <table:table-cell table:formula="of:=[.$G$4]*[.A92]+[.$G$3]-[.$G$4]" office:value-type="float" office:value="455" calcext:value-type="float">
            <text:p>455</text:p>
          </table:table-cell>
          <table:table-cell table:formula="of:=[.B92]/[.C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G$1]+[.A93]*[.$G$2]" office:value-type="float" office:value="4600" calcext:value-type="float">
            <text:p>4600</text:p>
          </table:table-cell>
          <table:table-cell table:formula="of:=[.$G$4]*[.A93]+[.$G$3]-[.$G$4]" office:value-type="float" office:value="460" calcext:value-type="float">
            <text:p>460</text:p>
          </table:table-cell>
          <table:table-cell table:formula="of:=[.B93]/[.C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G$1]+[.A94]*[.$G$2]" office:value-type="float" office:value="4650" calcext:value-type="float">
            <text:p>4650</text:p>
          </table:table-cell>
          <table:table-cell table:formula="of:=[.$G$4]*[.A94]+[.$G$3]-[.$G$4]" office:value-type="float" office:value="465" calcext:value-type="float">
            <text:p>465</text:p>
          </table:table-cell>
          <table:table-cell table:formula="of:=[.B94]/[.C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G$1]+[.A95]*[.$G$2]" office:value-type="float" office:value="4700" calcext:value-type="float">
            <text:p>4700</text:p>
          </table:table-cell>
          <table:table-cell table:formula="of:=[.$G$4]*[.A95]+[.$G$3]-[.$G$4]" office:value-type="float" office:value="470" calcext:value-type="float">
            <text:p>470</text:p>
          </table:table-cell>
          <table:table-cell table:formula="of:=[.B95]/[.C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G$1]+[.A96]*[.$G$2]" office:value-type="float" office:value="4750" calcext:value-type="float">
            <text:p>4750</text:p>
          </table:table-cell>
          <table:table-cell table:formula="of:=[.$G$4]*[.A96]+[.$G$3]-[.$G$4]" office:value-type="float" office:value="475" calcext:value-type="float">
            <text:p>475</text:p>
          </table:table-cell>
          <table:table-cell table:formula="of:=[.B96]/[.C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G$1]+[.A97]*[.$G$2]" office:value-type="float" office:value="4800" calcext:value-type="float">
            <text:p>4800</text:p>
          </table:table-cell>
          <table:table-cell table:formula="of:=[.$G$4]*[.A97]+[.$G$3]-[.$G$4]" office:value-type="float" office:value="480" calcext:value-type="float">
            <text:p>480</text:p>
          </table:table-cell>
          <table:table-cell table:formula="of:=[.B97]/[.C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G$1]+[.A98]*[.$G$2]" office:value-type="float" office:value="4850" calcext:value-type="float">
            <text:p>4850</text:p>
          </table:table-cell>
          <table:table-cell table:formula="of:=[.$G$4]*[.A98]+[.$G$3]-[.$G$4]" office:value-type="float" office:value="485" calcext:value-type="float">
            <text:p>485</text:p>
          </table:table-cell>
          <table:table-cell table:formula="of:=[.B98]/[.C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G$1]+[.A99]*[.$G$2]" office:value-type="float" office:value="4900" calcext:value-type="float">
            <text:p>4900</text:p>
          </table:table-cell>
          <table:table-cell table:formula="of:=[.$G$4]*[.A99]+[.$G$3]-[.$G$4]" office:value-type="float" office:value="490" calcext:value-type="float">
            <text:p>490</text:p>
          </table:table-cell>
          <table:table-cell table:formula="of:=[.B99]/[.C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G$1]+[.A100]*[.$G$2]" office:value-type="float" office:value="4950" calcext:value-type="float">
            <text:p>4950</text:p>
          </table:table-cell>
          <table:table-cell table:formula="of:=[.$G$4]*[.A100]+[.$G$3]-[.$G$4]" office:value-type="float" office:value="495" calcext:value-type="float">
            <text:p>495</text:p>
          </table:table-cell>
          <table:table-cell table:formula="of:=[.B100]/[.C1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G$1]+[.A101]*[.$G$2]" office:value-type="float" office:value="5000" calcext:value-type="float">
            <text:p>5000</text:p>
          </table:table-cell>
          <table:table-cell table:formula="of:=[.$G$4]*[.A101]+[.$G$3]-[.$G$4]" office:value-type="float" office:value="500" calcext:value-type="float">
            <text:p>500</text:p>
          </table:table-cell>
          <table:table-cell table:formula="of:=[.B101]/[.C101]" office:value-type="float" office:value="10" calcext:value-type="float">
            <text:p>10</text:p>
          </table:table-cell>
          <table:table-cell table:number-columns-repeated="3"/>
        </table:table-row>
      </table:table>
      <table:table table:name="droprate" table:style-name="ta1">
        <table:table-column table:style-name="co8" table:number-columns-repeated="3" table:default-cell-style-name="Default"/>
        <table:table-column table:style-name="co15" table:default-cell-style-name="Default"/>
        <table:table-row table:style-name="ro1">
          <table:table-cell table:style-name="ce16" office:value-type="string" calcext:value-type="string">
            <text:p>drop rate</text:p>
          </table:table-cell>
          <table:table-cell table:style-name="ce16" office:value-type="string" calcext:value-type="string">
            <text:p>item chance</text:p>
          </table:table-cell>
          <table:table-cell table:style-name="ce16" office:value-type="string" calcext:value-type="string">
            <text:p>change</text:p>
          </table:table-cell>
          <table:table-cell table:style-name="ce16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299999999999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900000000003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office:forms form:automatic-focus="false" form:apply-design-mode="false"/>
        <table:table-column table:style-name="co8" table:number-columns-repeated="6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orig</text:p>
          </table:table-cell>
          <table:table-cell table:style-name="ce16" office:value-type="string" calcext:value-type="string">
            <text:p>scaled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([.$A2]*[.$A2])*[.$F$3])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perlev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40" calcext:value-type="float">
            <text:p>40</text:p>
          </table:table-cell>
          <table:table-cell table:formula="of:=FLOOR([.$F$1]+([.$A3]-1)*[.$F$2]+([.$A3]*[.$A3])*[.$F$3])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scal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50" calcext:value-type="float">
            <text:p>50</text:p>
          </table:table-cell>
          <table:table-cell table:formula="of:=FLOOR([.$F$1]+([.$A4]-1)*[.$F$2]+([.$A4]*[.$A4])*[.$F$3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60" calcext:value-type="float">
            <text:p>60</text:p>
          </table:table-cell>
          <table:table-cell table:formula="of:=FLOOR([.$F$1]+([.$A5]-1)*[.$F$2]+([.$A5]*[.$A5])*[.$F$3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70" calcext:value-type="float">
            <text:p>70</text:p>
          </table:table-cell>
          <table:table-cell table:formula="of:=FLOOR([.$F$1]+([.$A6]-1)*[.$F$2]+([.$A6]*[.$A6])*[.$F$3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80" calcext:value-type="float">
            <text:p>80</text:p>
          </table:table-cell>
          <table:table-cell table:formula="of:=FLOOR([.$F$1]+([.$A7]-1)*[.$F$2]+([.$A7]*[.$A7])*[.$F$3]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90" calcext:value-type="float">
            <text:p>90</text:p>
          </table:table-cell>
          <table:table-cell table:formula="of:=FLOOR([.$F$1]+([.$A8]-1)*[.$F$2]+([.$A8]*[.$A8])*[.$F$3]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00" calcext:value-type="float">
            <text:p>100</text:p>
          </table:table-cell>
          <table:table-cell table:formula="of:=FLOOR([.$F$1]+([.$A9]-1)*[.$F$2]+([.$A9]*[.$A9])*[.$F$3]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10" calcext:value-type="float">
            <text:p>110</text:p>
          </table:table-cell>
          <table:table-cell table:formula="of:=FLOOR([.$F$1]+([.$A10]-1)*[.$F$2]+([.$A10]*[.$A10])*[.$F$3]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120" calcext:value-type="float">
            <text:p>120</text:p>
          </table:table-cell>
          <table:table-cell table:formula="of:=FLOOR([.$F$1]+([.$A11]-1)*[.$F$2]+([.$A11]*[.$A11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130" calcext:value-type="float">
            <text:p>130</text:p>
          </table:table-cell>
          <table:table-cell table:formula="of:=FLOOR([.$F$1]+([.$A12]-1)*[.$F$2]+([.$A12]*[.$A12])*[.$F$3]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140" calcext:value-type="float">
            <text:p>140</text:p>
          </table:table-cell>
          <table:table-cell table:formula="of:=FLOOR([.$F$1]+([.$A13]-1)*[.$F$2]+([.$A13]*[.$A13])*[.$F$3]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150" calcext:value-type="float">
            <text:p>150</text:p>
          </table:table-cell>
          <table:table-cell table:formula="of:=FLOOR([.$F$1]+([.$A14]-1)*[.$F$2]+([.$A14]*[.$A14])*[.$F$3]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160" calcext:value-type="float">
            <text:p>160</text:p>
          </table:table-cell>
          <table:table-cell table:formula="of:=FLOOR([.$F$1]+([.$A15]-1)*[.$F$2]+([.$A15]*[.$A15])*[.$F$3]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170" calcext:value-type="float">
            <text:p>170</text:p>
          </table:table-cell>
          <table:table-cell table:formula="of:=FLOOR([.$F$1]+([.$A16]-1)*[.$F$2]+([.$A16]*[.$A16])*[.$F$3]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180" calcext:value-type="float">
            <text:p>180</text:p>
          </table:table-cell>
          <table:table-cell table:formula="of:=FLOOR([.$F$1]+([.$A17]-1)*[.$F$2]+([.$A17]*[.$A17])*[.$F$3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190" calcext:value-type="float">
            <text:p>190</text:p>
          </table:table-cell>
          <table:table-cell table:formula="of:=FLOOR([.$F$1]+([.$A18]-1)*[.$F$2]+([.$A18]*[.$A18])*[.$F$3]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200" calcext:value-type="float">
            <text:p>200</text:p>
          </table:table-cell>
          <table:table-cell table:formula="of:=FLOOR([.$F$1]+([.$A19]-1)*[.$F$2]+([.$A19]*[.$A19])*[.$F$3]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210" calcext:value-type="float">
            <text:p>210</text:p>
          </table:table-cell>
          <table:table-cell table:formula="of:=FLOOR([.$F$1]+([.$A20]-1)*[.$F$2]+([.$A20]*[.$A20])*[.$F$3])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220" calcext:value-type="float">
            <text:p>220</text:p>
          </table:table-cell>
          <table:table-cell table:formula="of:=FLOOR([.$F$1]+([.$A21]-1)*[.$F$2]+([.$A21]*[.$A21])*[.$F$3]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230" calcext:value-type="float">
            <text:p>230</text:p>
          </table:table-cell>
          <table:table-cell table:formula="of:=FLOOR([.$F$1]+([.$A22]-1)*[.$F$2]+([.$A22]*[.$A22])*[.$F$3]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240" calcext:value-type="float">
            <text:p>240</text:p>
          </table:table-cell>
          <table:table-cell table:formula="of:=FLOOR([.$F$1]+([.$A23]-1)*[.$F$2]+([.$A23]*[.$A23])*[.$F$3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250" calcext:value-type="float">
            <text:p>250</text:p>
          </table:table-cell>
          <table:table-cell table:formula="of:=FLOOR([.$F$1]+([.$A24]-1)*[.$F$2]+([.$A24]*[.$A24])*[.$F$3])"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260" calcext:value-type="float">
            <text:p>260</text:p>
          </table:table-cell>
          <table:table-cell table:formula="of:=FLOOR([.$F$1]+([.$A25]-1)*[.$F$2]+([.$A25]*[.$A25])*[.$F$3])"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270" calcext:value-type="float">
            <text:p>270</text:p>
          </table:table-cell>
          <table:table-cell table:formula="of:=FLOOR([.$F$1]+([.$A26]-1)*[.$F$2]+([.$A26]*[.$A26])*[.$F$3])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280" calcext:value-type="float">
            <text:p>280</text:p>
          </table:table-cell>
          <table:table-cell table:formula="of:=FLOOR([.$F$1]+([.$A27]-1)*[.$F$2]+([.$A27]*[.$A27])*[.$F$3])"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290" calcext:value-type="float">
            <text:p>290</text:p>
          </table:table-cell>
          <table:table-cell table:formula="of:=FLOOR([.$F$1]+([.$A28]-1)*[.$F$2]+([.$A28]*[.$A28])*[.$F$3])"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300" calcext:value-type="float">
            <text:p>300</text:p>
          </table:table-cell>
          <table:table-cell table:formula="of:=FLOOR([.$F$1]+([.$A29]-1)*[.$F$2]+([.$A29]*[.$A29])*[.$F$3])"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310" calcext:value-type="float">
            <text:p>310</text:p>
          </table:table-cell>
          <table:table-cell table:formula="of:=FLOOR([.$F$1]+([.$A30]-1)*[.$F$2]+([.$A30]*[.$A30])*[.$F$3])"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320" calcext:value-type="float">
            <text:p>320</text:p>
          </table:table-cell>
          <table:table-cell table:formula="of:=FLOOR([.$F$1]+([.$A31]-1)*[.$F$2]+([.$A31]*[.$A31])*[.$F$3])"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330" calcext:value-type="float">
            <text:p>330</text:p>
          </table:table-cell>
          <table:table-cell table:formula="of:=FLOOR([.$F$1]+([.$A32]-1)*[.$F$2]+([.$A32]*[.$A32])*[.$F$3])"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340" calcext:value-type="float">
            <text:p>340</text:p>
          </table:table-cell>
          <table:table-cell table:formula="of:=FLOOR([.$F$1]+([.$A33]-1)*[.$F$2]+([.$A33]*[.$A33])*[.$F$3])"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350" calcext:value-type="float">
            <text:p>350</text:p>
          </table:table-cell>
          <table:table-cell table:formula="of:=FLOOR([.$F$1]+([.$A34]-1)*[.$F$2]+([.$A34]*[.$A34])*[.$F$3])"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360" calcext:value-type="float">
            <text:p>360</text:p>
          </table:table-cell>
          <table:table-cell table:formula="of:=FLOOR([.$F$1]+([.$A35]-1)*[.$F$2]+([.$A35]*[.$A35])*[.$F$3])"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370" calcext:value-type="float">
            <text:p>370</text:p>
          </table:table-cell>
          <table:table-cell table:formula="of:=FLOOR([.$F$1]+([.$A36]-1)*[.$F$2]+([.$A36]*[.$A36])*[.$F$3])"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380" calcext:value-type="float">
            <text:p>380</text:p>
          </table:table-cell>
          <table:table-cell table:formula="of:=FLOOR([.$F$1]+([.$A37]-1)*[.$F$2]+([.$A37]*[.$A37])*[.$F$3])"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390" calcext:value-type="float">
            <text:p>390</text:p>
          </table:table-cell>
          <table:table-cell table:formula="of:=FLOOR([.$F$1]+([.$A38]-1)*[.$F$2]+([.$A38]*[.$A38])*[.$F$3]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400" calcext:value-type="float">
            <text:p>400</text:p>
          </table:table-cell>
          <table:table-cell table:formula="of:=FLOOR([.$F$1]+([.$A39]-1)*[.$F$2]+([.$A39]*[.$A39])*[.$F$3])"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410" calcext:value-type="float">
            <text:p>410</text:p>
          </table:table-cell>
          <table:table-cell table:formula="of:=FLOOR([.$F$1]+([.$A40]-1)*[.$F$2]+([.$A40]*[.$A40])*[.$F$3])"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420" calcext:value-type="float">
            <text:p>420</text:p>
          </table:table-cell>
          <table:table-cell table:formula="of:=FLOOR([.$F$1]+([.$A41]-1)*[.$F$2]+([.$A41]*[.$A41])*[.$F$3])"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430" calcext:value-type="float">
            <text:p>430</text:p>
          </table:table-cell>
          <table:table-cell table:formula="of:=FLOOR([.$F$1]+([.$A42]-1)*[.$F$2]+([.$A42]*[.$A42])*[.$F$3])"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440" calcext:value-type="float">
            <text:p>440</text:p>
          </table:table-cell>
          <table:table-cell table:formula="of:=FLOOR([.$F$1]+([.$A43]-1)*[.$F$2]+([.$A43]*[.$A43])*[.$F$3])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450" calcext:value-type="float">
            <text:p>450</text:p>
          </table:table-cell>
          <table:table-cell table:formula="of:=FLOOR([.$F$1]+([.$A44]-1)*[.$F$2]+([.$A44]*[.$A44])*[.$F$3])"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460" calcext:value-type="float">
            <text:p>460</text:p>
          </table:table-cell>
          <table:table-cell table:formula="of:=FLOOR([.$F$1]+([.$A45]-1)*[.$F$2]+([.$A45]*[.$A45])*[.$F$3])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470" calcext:value-type="float">
            <text:p>470</text:p>
          </table:table-cell>
          <table:table-cell table:formula="of:=FLOOR([.$F$1]+([.$A46]-1)*[.$F$2]+([.$A46]*[.$A46])*[.$F$3])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480" calcext:value-type="float">
            <text:p>480</text:p>
          </table:table-cell>
          <table:table-cell table:formula="of:=FLOOR([.$F$1]+([.$A47]-1)*[.$F$2]+([.$A47]*[.$A47])*[.$F$3])"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490" calcext:value-type="float">
            <text:p>490</text:p>
          </table:table-cell>
          <table:table-cell table:formula="of:=FLOOR([.$F$1]+([.$A48]-1)*[.$F$2]+([.$A48]*[.$A48])*[.$F$3])"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500" calcext:value-type="float">
            <text:p>500</text:p>
          </table:table-cell>
          <table:table-cell table:formula="of:=FLOOR([.$F$1]+([.$A49]-1)*[.$F$2]+([.$A49]*[.$A49])*[.$F$3])"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510" calcext:value-type="float">
            <text:p>510</text:p>
          </table:table-cell>
          <table:table-cell table:formula="of:=FLOOR([.$F$1]+([.$A50]-1)*[.$F$2]+([.$A50]*[.$A50])*[.$F$3])"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520" calcext:value-type="float">
            <text:p>520</text:p>
          </table:table-cell>
          <table:table-cell table:formula="of:=FLOOR([.$F$1]+([.$A51]-1)*[.$F$2]+([.$A51]*[.$A51])*[.$F$3])" office:value-type="float" office:value="895" calcext:value-type="float">
            <text:p>895</text:p>
          </table:table-cell>
          <table:table-cell table:number-columns-repeated="3"/>
        </table:table-row>
      </table:table>
      <table:table table:name="flay" table:style-name="ta1">
        <table:table-column table:style-name="co8" table:default-cell-style-name="Default"/>
        <table:table-column table:style-name="co8" table:default-cell-style-name="ce20"/>
        <table:table-column table:style-name="co8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0" calcext:value-type="float">
            <text:p>20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0" calcext:value-type="float">
            <text:p>90.00</text:p>
          </table:table-cell>
          <table:table-cell table:number-columns-repeated="4"/>
        </table:table-row>
      </table:table>
      <table:table table:name="rites" table:style-name="ta1">
        <table:table-column table:style-name="co8" table:default-cell-style-name="Default"/>
        <table:table-column table:style-name="co16" table:default-cell-style-name="ce21"/>
        <table:table-column table:style-name="co17" table:default-cell-style-name="ce21"/>
        <table:table-column table:style-name="co8" table:number-columns-repeated="7" table:default-cell-style-name="Default"/>
        <table:table-row table:style-name="ro1">
          <table:table-cell table:style-name="ce16" office:value-type="string" calcext:value-type="string">
            <text:p>times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running total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wealth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$F$1] + [.A2]^[.$F$2]*[.$F$1])" office:value-type="float" office:value="100000" calcext:value-type="float">
            <text:p>100,000</text:p>
          </table:table-cell>
          <table:table-cell table:formula="of:=[.B2]" office:value-type="float" office:value="100000" calcext:value-type="float">
            <text:p>100,000</text:p>
          </table:table-cell>
          <table:table-cell/>
          <table:table-cell table:style-name="ce16" office:value-type="string" calcext:value-type="string">
            <text:p>exponent</text:p>
          </table:table-cell>
          <table:table-cell office:value-type="float" office:value="1.25" calcext:value-type="float">
            <text:p>1.25</text:p>
          </table:table-cell>
          <table:table-cell table:number-columns-repeated="3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F$1] + [.A3]^[.$F$2]*[.$F$1])" office:value-type="float" office:value="200000" calcext:value-type="float">
            <text:p>200,000</text:p>
          </table:table-cell>
          <table:table-cell table:formula="of:=[.B3]+[.C2]" office:value-type="float" office:value="300000" calcext:value-type="float">
            <text:p>300,000</text:p>
          </table:table-cell>
          <table:table-cell table:number-columns-repeated="5"/>
          <table:table-cell office:value-type="string" calcext:value-type="string">
            <text:p>wisdom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F$1] + [.A4]^[.$F$2]*[.$F$1])" office:value-type="float" office:value="337841" calcext:value-type="float">
            <text:p>337,841</text:p>
          </table:table-cell>
          <table:table-cell table:formula="of:=[.B4]+[.C3]" office:value-type="float" office:value="637841" calcext:value-type="float">
            <text:p>637,841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F$1] + [.A5]^[.$F$2]*[.$F$1])" office:value-type="float" office:value="494822" calcext:value-type="float">
            <text:p>494,822</text:p>
          </table:table-cell>
          <table:table-cell table:formula="of:=[.B5]+[.C4]" office:value-type="float" office:value="1132663" calcext:value-type="float">
            <text:p>1,132,663</text:p>
          </table:table-cell>
          <table:table-cell table:number-columns-repeated="5"/>
          <table:table-cell office:value-type="string" calcext:value-type="string">
            <text:p>knowledge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F$1] + [.A6]^[.$F$2]*[.$F$1])" office:value-type="float" office:value="665685" calcext:value-type="float">
            <text:p>665,685</text:p>
          </table:table-cell>
          <table:table-cell table:formula="of:=[.B6]+[.C5]" office:value-type="float" office:value="1798348" calcext:value-type="float">
            <text:p>1,798,348</text:p>
          </table:table-cell>
          <table:table-cell table:number-columns-repeated="6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F$1] + [.A7]^[.$F$2]*[.$F$1])" office:value-type="float" office:value="847674" calcext:value-type="float">
            <text:p>847,674</text:p>
          </table:table-cell>
          <table:table-cell table:formula="of:=[.B7]+[.C6]" office:value-type="float" office:value="2646022" calcext:value-type="float">
            <text:p>2,646,022</text:p>
          </table:table-cell>
          <table:table-cell table:number-columns-repeated="5"/>
          <table:table-cell office:value-type="string" calcext:value-type="string">
            <text:p>power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F$1] + [.A8]^[.$F$2]*[.$F$1])" office:value-type="float" office:value="1039050" calcext:value-type="float">
            <text:p>1,039,050</text:p>
          </table:table-cell>
          <table:table-cell table:formula="of:=[.B8]+[.C7]" office:value-type="float" office:value="3685072" calcext:value-type="float">
            <text:p>3,685,072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F$1] + [.A9]^[.$F$2]*[.$F$1])" office:value-type="float" office:value="1238603" calcext:value-type="float">
            <text:p>1,238,603</text:p>
          </table:table-cell>
          <table:table-cell table:formula="of:=[.B9]+[.C8]" office:value-type="float" office:value="4923675" calcext:value-type="float">
            <text:p>4,923,675</text:p>
          </table:table-cell>
          <table:table-cell table:number-columns-repeated="5"/>
          <table:table-cell office:value-type="string" calcext:value-type="string">
            <text:p>girth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F$1] + [.A10]^[.$F$2]*[.$F$1])" office:value-type="float" office:value="1445434" calcext:value-type="float">
            <text:p>1,445,434</text:p>
          </table:table-cell>
          <table:table-cell table:formula="of:=[.B10]+[.C9]" office:value-type="float" office:value="6369109" calcext:value-type="float">
            <text:p>6,369,109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F$1] + [.A11]^[.$F$2]*[.$F$1])" office:value-type="float" office:value="1658845" calcext:value-type="float">
            <text:p>1,658,845</text:p>
          </table:table-cell>
          <table:table-cell table:formula="of:=[.B11]+[.C10]" office:value-type="float" office:value="8027954" calcext:value-type="float">
            <text:p>8,027,954</text:p>
          </table:table-cell>
          <table:table-cell table:number-columns-repeated="5"/>
          <table:table-cell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F$1] + [.A12]^[.$F$2]*[.$F$1])" office:value-type="float" office:value="1878279" calcext:value-type="float">
            <text:p>1,878,279</text:p>
          </table:table-cell>
          <table:table-cell table:formula="of:=[.B12]+[.C11]" office:value-type="float" office:value="9906233" calcext:value-type="float">
            <text:p>9,906,233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F$1] + [.A13]^[.$F$2]*[.$F$1])" office:value-type="float" office:value="2103276" calcext:value-type="float">
            <text:p>2,103,276</text:p>
          </table:table-cell>
          <table:table-cell table:formula="of:=[.B13]+[.C12]" office:value-type="float" office:value="12009509" calcext:value-type="float">
            <text:p>12,009,509</text:p>
          </table:table-cell>
          <table:table-cell table:number-columns-repeated="5"/>
          <table:table-cell office:value-type="string" calcext:value-type="string">
            <text:p>insight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F$1] + [.A14]^[.$F$2]*[.$F$1])" office:value-type="float" office:value="2333451" calcext:value-type="float">
            <text:p>2,333,451</text:p>
          </table:table-cell>
          <table:table-cell table:formula="of:=[.B14]+[.C13]" office:value-type="float" office:value="14342960" calcext:value-type="float">
            <text:p>14,342,960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F$1] + [.A15]^[.$F$2]*[.$F$1])" office:value-type="float" office:value="2568477" calcext:value-type="float">
            <text:p>2,568,477</text:p>
          </table:table-cell>
          <table:table-cell table:formula="of:=[.B15]+[.C14]" office:value-type="float" office:value="16911437" calcext:value-type="float">
            <text:p>16,911,43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F$1] + [.A16]^[.$F$2]*[.$F$1])" office:value-type="float" office:value="2808070" calcext:value-type="float">
            <text:p>2,808,070</text:p>
          </table:table-cell>
          <table:table-cell table:formula="of:=[.B16]+[.C15]" office:value-type="float" office:value="19719507" calcext:value-type="float">
            <text:p>19,719,50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F$1] + [.A17]^[.$F$2]*[.$F$1])" office:value-type="float" office:value="3051984" calcext:value-type="float">
            <text:p>3,051,984</text:p>
          </table:table-cell>
          <table:table-cell table:formula="of:=[.B17]+[.C16]" office:value-type="float" office:value="22771491" calcext:value-type="float">
            <text:p>22,771,49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F$1] + [.A18]^[.$F$2]*[.$F$1])" office:value-type="float" office:value="3300000" calcext:value-type="float">
            <text:p>3,300,000</text:p>
          </table:table-cell>
          <table:table-cell table:formula="of:=[.B18]+[.C17]" office:value-type="float" office:value="26071491" calcext:value-type="float">
            <text:p>26,071,49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F$1] + [.A19]^[.$F$2]*[.$F$1])" office:value-type="float" office:value="3551923" calcext:value-type="float">
            <text:p>3,551,923</text:p>
          </table:table-cell>
          <table:table-cell table:formula="of:=[.B19]+[.C18]" office:value-type="float" office:value="29623414" calcext:value-type="float">
            <text:p>29,623,414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F$1] + [.A20]^[.$F$2]*[.$F$1])" office:value-type="float" office:value="3807580" calcext:value-type="float">
            <text:p>3,807,580</text:p>
          </table:table-cell>
          <table:table-cell table:formula="of:=[.B20]+[.C19]" office:value-type="float" office:value="33430994" calcext:value-type="float">
            <text:p>33,430,99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F$1] + [.A21]^[.$F$2]*[.$F$1])" office:value-type="float" office:value="4066815" calcext:value-type="float">
            <text:p>4,066,815</text:p>
          </table:table-cell>
          <table:table-cell table:formula="of:=[.B21]+[.C20]" office:value-type="float" office:value="37497809" calcext:value-type="float">
            <text:p>37,497,80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F$1] + [.A22]^[.$F$2]*[.$F$1])" office:value-type="float" office:value="4329485" calcext:value-type="float">
            <text:p>4,329,485</text:p>
          </table:table-cell>
          <table:table-cell table:formula="of:=[.B22]+[.C21]" office:value-type="float" office:value="41827294" calcext:value-type="float">
            <text:p>41,827,294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F$1] + [.A23]^[.$F$2]*[.$F$1])" office:value-type="float" office:value="4595459" calcext:value-type="float">
            <text:p>4,595,459</text:p>
          </table:table-cell>
          <table:table-cell table:formula="of:=[.B23]+[.C22]" office:value-type="float" office:value="46422753" calcext:value-type="float">
            <text:p>46,422,75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F$1] + [.A24]^[.$F$2]*[.$F$1])" office:value-type="float" office:value="4864620" calcext:value-type="float">
            <text:p>4,864,620</text:p>
          </table:table-cell>
          <table:table-cell table:formula="of:=[.B24]+[.C23]" office:value-type="float" office:value="51287373" calcext:value-type="float">
            <text:p>51,287,37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F$1] + [.A25]^[.$F$2]*[.$F$1])" office:value-type="float" office:value="5136859" calcext:value-type="float">
            <text:p>5,136,859</text:p>
          </table:table-cell>
          <table:table-cell table:formula="of:=[.B25]+[.C24]" office:value-type="float" office:value="56424232" calcext:value-type="float">
            <text:p>56,424,23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F$1] + [.A26]^[.$F$2]*[.$F$1])" office:value-type="float" office:value="5412073" calcext:value-type="float">
            <text:p>5,412,073</text:p>
          </table:table-cell>
          <table:table-cell table:formula="of:=[.B26]+[.C25]" office:value-type="float" office:value="61836305" calcext:value-type="float">
            <text:p>61,836,30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F$1] + [.A27]^[.$F$2]*[.$F$1])" office:value-type="float" office:value="5690169" calcext:value-type="float">
            <text:p>5,690,169</text:p>
          </table:table-cell>
          <table:table-cell table:formula="of:=[.B27]+[.C26]" office:value-type="float" office:value="67526474" calcext:value-type="float">
            <text:p>67,526,474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F$1] + [.A28]^[.$F$2]*[.$F$1])" office:value-type="float" office:value="5971062" calcext:value-type="float">
            <text:p>5,971,062</text:p>
          </table:table-cell>
          <table:table-cell table:formula="of:=[.B28]+[.C27]" office:value-type="float" office:value="73497536" calcext:value-type="float">
            <text:p>73,497,53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F$1] + [.A29]^[.$F$2]*[.$F$1])" office:value-type="float" office:value="6254669" calcext:value-type="float">
            <text:p>6,254,669</text:p>
          </table:table-cell>
          <table:table-cell table:formula="of:=[.B29]+[.C28]" office:value-type="float" office:value="79752205" calcext:value-type="float">
            <text:p>79,752,205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F$1] + [.A30]^[.$F$2]*[.$F$1])" office:value-type="float" office:value="6540914" calcext:value-type="float">
            <text:p>6,540,914</text:p>
          </table:table-cell>
          <table:table-cell table:formula="of:=[.B30]+[.C29]" office:value-type="float" office:value="86293119" calcext:value-type="float">
            <text:p>86,293,11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F$1] + [.A31]^[.$F$2]*[.$F$1])" office:value-type="float" office:value="6829727" calcext:value-type="float">
            <text:p>6,829,727</text:p>
          </table:table-cell>
          <table:table-cell table:formula="of:=[.B31]+[.C30]" office:value-type="float" office:value="93122846" calcext:value-type="float">
            <text:p>93,122,84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F$1] + [.A32]^[.$F$2]*[.$F$1])" office:value-type="float" office:value="7121041" calcext:value-type="float">
            <text:p>7,121,041</text:p>
          </table:table-cell>
          <table:table-cell table:formula="of:=[.B32]+[.C31]" office:value-type="float" office:value="100243887" calcext:value-type="float">
            <text:p>100,243,887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F$1] + [.A33]^[.$F$2]*[.$F$1])" office:value-type="float" office:value="7414794" calcext:value-type="float">
            <text:p>7,414,794</text:p>
          </table:table-cell>
          <table:table-cell table:formula="of:=[.B33]+[.C32]" office:value-type="float" office:value="107658681" calcext:value-type="float">
            <text:p>107,658,68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F$1] + [.A34]^[.$F$2]*[.$F$1])" office:value-type="float" office:value="7710925" calcext:value-type="float">
            <text:p>7,710,925</text:p>
          </table:table-cell>
          <table:table-cell table:formula="of:=[.B34]+[.C33]" office:value-type="float" office:value="115369606" calcext:value-type="float">
            <text:p>115,369,606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F$1] + [.A35]^[.$F$2]*[.$F$1])" office:value-type="float" office:value="8009379" calcext:value-type="float">
            <text:p>8,009,379</text:p>
          </table:table-cell>
          <table:table-cell table:formula="of:=[.B35]+[.C34]" office:value-type="float" office:value="123378985" calcext:value-type="float">
            <text:p>123,378,985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F$1] + [.A36]^[.$F$2]*[.$F$1])" office:value-type="float" office:value="8310103" calcext:value-type="float">
            <text:p>8,310,103</text:p>
          </table:table-cell>
          <table:table-cell table:formula="of:=[.B36]+[.C35]" office:value-type="float" office:value="131689088" calcext:value-type="float">
            <text:p>131,689,088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F$1] + [.A37]^[.$F$2]*[.$F$1])" office:value-type="float" office:value="8613047" calcext:value-type="float">
            <text:p>8,613,047</text:p>
          </table:table-cell>
          <table:table-cell table:formula="of:=[.B37]+[.C36]" office:value-type="float" office:value="140302135" calcext:value-type="float">
            <text:p>140,302,1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F$1] + [.A38]^[.$F$2]*[.$F$1])" office:value-type="float" office:value="8918163" calcext:value-type="float">
            <text:p>8,918,163</text:p>
          </table:table-cell>
          <table:table-cell table:formula="of:=[.B38]+[.C37]" office:value-type="float" office:value="149220298" calcext:value-type="float">
            <text:p>149,220,298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F$1] + [.A39]^[.$F$2]*[.$F$1])" office:value-type="float" office:value="9225405" calcext:value-type="float">
            <text:p>9,225,405</text:p>
          </table:table-cell>
          <table:table-cell table:formula="of:=[.B39]+[.C38]" office:value-type="float" office:value="158445703" calcext:value-type="float">
            <text:p>158,445,70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F$1] + [.A40]^[.$F$2]*[.$F$1])" office:value-type="float" office:value="9534730" calcext:value-type="float">
            <text:p>9,534,730</text:p>
          </table:table-cell>
          <table:table-cell table:formula="of:=[.B40]+[.C39]" office:value-type="float" office:value="167980433" calcext:value-type="float">
            <text:p>167,980,43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F$1] + [.A41]^[.$F$2]*[.$F$1])" office:value-type="float" office:value="9846097" calcext:value-type="float">
            <text:p>9,846,097</text:p>
          </table:table-cell>
          <table:table-cell table:formula="of:=[.B41]+[.C40]" office:value-type="float" office:value="177826530" calcext:value-type="float">
            <text:p>177,826,53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F$1] + [.A42]^[.$F$2]*[.$F$1])" office:value-type="float" office:value="10159467" calcext:value-type="float">
            <text:p>10,159,467</text:p>
          </table:table-cell>
          <table:table-cell table:formula="of:=[.B42]+[.C41]" office:value-type="float" office:value="187985997" calcext:value-type="float">
            <text:p>187,985,997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F$1] + [.A43]^[.$F$2]*[.$F$1])" office:value-type="float" office:value="10474802" calcext:value-type="float">
            <text:p>10,474,802</text:p>
          </table:table-cell>
          <table:table-cell table:formula="of:=[.B43]+[.C42]" office:value-type="float" office:value="198460799" calcext:value-type="float">
            <text:p>198,460,79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F$1] + [.A44]^[.$F$2]*[.$F$1])" office:value-type="float" office:value="10792065" calcext:value-type="float">
            <text:p>10,792,065</text:p>
          </table:table-cell>
          <table:table-cell table:formula="of:=[.B44]+[.C43]" office:value-type="float" office:value="209252864" calcext:value-type="float">
            <text:p>209,252,864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F$1] + [.A45]^[.$F$2]*[.$F$1])" office:value-type="float" office:value="11111223" calcext:value-type="float">
            <text:p>11,111,223</text:p>
          </table:table-cell>
          <table:table-cell table:formula="of:=[.B45]+[.C44]" office:value-type="float" office:value="220364087" calcext:value-type="float">
            <text:p>220,364,087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F$1] + [.A46]^[.$F$2]*[.$F$1])" office:value-type="float" office:value="11432242" calcext:value-type="float">
            <text:p>11,432,242</text:p>
          </table:table-cell>
          <table:table-cell table:formula="of:=[.B46]+[.C45]" office:value-type="float" office:value="231796329" calcext:value-type="float">
            <text:p>231,796,329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F$1] + [.A47]^[.$F$2]*[.$F$1])" office:value-type="float" office:value="11755090" calcext:value-type="float">
            <text:p>11,755,090</text:p>
          </table:table-cell>
          <table:table-cell table:formula="of:=[.B47]+[.C46]" office:value-type="float" office:value="243551419" calcext:value-type="float">
            <text:p>243,551,419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F$1] + [.A48]^[.$F$2]*[.$F$1])" office:value-type="float" office:value="12079737" calcext:value-type="float">
            <text:p>12,079,737</text:p>
          </table:table-cell>
          <table:table-cell table:formula="of:=[.B48]+[.C47]" office:value-type="float" office:value="255631156" calcext:value-type="float">
            <text:p>255,631,15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F$1] + [.A49]^[.$F$2]*[.$F$1])" office:value-type="float" office:value="12406153" calcext:value-type="float">
            <text:p>12,406,153</text:p>
          </table:table-cell>
          <table:table-cell table:formula="of:=[.B49]+[.C48]" office:value-type="float" office:value="268037309" calcext:value-type="float">
            <text:p>268,037,30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F$1] + [.A50]^[.$F$2]*[.$F$1])" office:value-type="float" office:value="12734310" calcext:value-type="float">
            <text:p>12,734,310</text:p>
          </table:table-cell>
          <table:table-cell table:formula="of:=[.B50]+[.C49]" office:value-type="float" office:value="280771619" calcext:value-type="float">
            <text:p>280,771,61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F$1] + [.A51]^[.$F$2]*[.$F$1])" office:value-type="float" office:value="13064181" calcext:value-type="float">
            <text:p>13,064,181</text:p>
          </table:table-cell>
          <table:table-cell table:formula="of:=[.B51]+[.C50]" office:value-type="float" office:value="293835800" calcext:value-type="float">
            <text:p>293,835,80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F$1] + [.A52]^[.$F$2]*[.$F$1])" office:value-type="float" office:value="13395739" calcext:value-type="float">
            <text:p>13,395,739</text:p>
          </table:table-cell>
          <table:table-cell table:formula="of:=[.B52]+[.C51]" office:value-type="float" office:value="307231539" calcext:value-type="float">
            <text:p>307,231,539</text:p>
          </table:table-cell>
          <table:table-cell table:number-columns-repeated="7"/>
        </table:table-row>
      </table:table>
      <table:table table:name="rebirths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20" table:default-cell-style-name="Default"/>
        <table:table-row table:style-name="ro1">
          <table:table-cell table:style-name="ce16" office:value-type="string" calcext:value-type="string">
            <text:p>character level</text:p>
          </table:table-cell>
          <table:table-cell table:style-name="ce16" office:value-type="string" calcext:value-type="string">
            <text:p>rebirth tier</text:p>
          </table:table-cell>
          <table:table-cell table:style-name="ce16" office:value-type="string" calcext:value-type="string">
            <text:p>eternal strength %</text:p>
          </table:table-cell>
          <table:table-cell table:style-name="ce16" office:value-type="string" calcext:value-type="string">
            <text:p>eternal alacrity %</text:p>
          </table:table-cell>
          <table:table-cell/>
          <table:table-cell table:style-name="ce16"/>
          <table:table-cell table:style-name="ce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6"/>
          <table:table-cell table:style-name="ce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7" calcext:value-type="float">
            <text:p>167</text:p>
          </table:table-cell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09:24:43.847908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7-30T10:13:13.586294488</dc:date>
    <meta:editing-cycles>227</meta:editing-cycles>
    <meta:editing-duration>PT6H2M2S</meta:editing-duration>
    <meta:document-statistic meta:table-count="14" meta:cell-count="13035" meta:object-count="0"/>
    <meta:user-defined meta:name="Info 1"/>
    <meta:user-defined meta:name="Info 2"/>
    <meta:user-defined meta:name="Info 3"/>
    <meta:user-defined meta:name="Info 4"/>
  </office:meta>
</office:document-meta>
</file>